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3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Formular_20_1">
      <style:table-properties table:display="true" style:writing-mode="lr-tb"/>
    </style:style>
    <style:style style:name="ta2" style:family="table" style:master-page-name="PageStyle_5f_Formular_20_2">
      <style:table-properties table:display="true" style:writing-mode="lr-tb"/>
    </style:style>
    <style:style style:name="ta3" style:family="table" style:master-page-name="PageStyle_5f_Formular_20_3">
      <style:table-properties table:display="true" style:writing-mode="lr-tb"/>
    </style:style>
    <style:style style:name="ta4" style:family="table" style:master-page-name="PageStyle_5f_Paramet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-" style:apply-style-name="Untitled1" style:base-cell-address="'Formular 1'.C6"/>
      <style:map style:condition="cell-content()=&quot;[    ]&quot;" style:apply-style-name="ConditionalStyle_5f_17" style:base-cell-address="'Formular 1'.C6"/>
      <style:map style:condition="cell-content()=&quot;   &quot;" style:apply-style-name="ConditionalStyle_5f_18" style:base-cell-address="'Formular 1'.C6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7"/>
      <style:map style:condition="cell-content()=&quot;[    ]&quot;" style:apply-style-name="ConditionalStyle_5f_17" style:base-cell-address="'Formular 1'.C7"/>
      <style:map style:condition="cell-content()=&quot;   &quot;" style:apply-style-name="ConditionalStyle_5f_18" style:base-cell-address="'Formular 1'.C7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28"/>
      <style:map style:condition="cell-content()=&quot;[    ]&quot;" style:apply-style-name="ConditionalStyle_5f_17" style:base-cell-address="'Formular 1'.C28"/>
      <style:map style:condition="cell-content()=&quot;   &quot;" style:apply-style-name="ConditionalStyle_5f_18" style:base-cell-address="'Formular 1'.C28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29"/>
      <style:map style:condition="cell-content()=&quot;[    ]&quot;" style:apply-style-name="ConditionalStyle_5f_17" style:base-cell-address="'Formular 1'.C29"/>
      <style:map style:condition="cell-content()=&quot;   &quot;" style:apply-style-name="ConditionalStyle_5f_18" style:base-cell-address="'Formular 1'.C29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30"/>
      <style:map style:condition="cell-content()=&quot;[    ]&quot;" style:apply-style-name="ConditionalStyle_5f_17" style:base-cell-address="'Formular 1'.C30"/>
      <style:map style:condition="cell-content()=&quot;   &quot;" style:apply-style-name="ConditionalStyle_5f_18" style:base-cell-address="'Formular 1'.C3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31"/>
      <style:map style:condition="cell-content()=&quot;[    ]&quot;" style:apply-style-name="ConditionalStyle_5f_17" style:base-cell-address="'Formular 1'.C31"/>
      <style:map style:condition="cell-content()=&quot;   &quot;" style:apply-style-name="ConditionalStyle_5f_18" style:base-cell-address="'Formular 1'.C31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6"/>
      <style:map style:condition="cell-content()=&quot;[    ]&quot;" style:apply-style-name="ConditionalStyle_5f_14" style:base-cell-address="'Formular 1'.D6"/>
      <style:map style:condition="cell-content()=&quot;   &quot;" style:apply-style-name="ConditionalStyle_5f_13" style:base-cell-address="'Formular 1'.D6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6"/>
      <style:map style:condition="cell-content()=&quot;[    ]&quot;" style:apply-style-name="ConditionalStyle_5f_14" style:base-cell-address="'Formular 1'.D6"/>
      <style:map style:condition="cell-content()=&quot;   &quot;" style:apply-style-name="ConditionalStyle_5f_13" style:base-cell-address="'Formular 1'.D6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28"/>
      <style:map style:condition="cell-content()=&quot;[    ]&quot;" style:apply-style-name="ConditionalStyle_5f_14" style:base-cell-address="'Formular 1'.D28"/>
      <style:map style:condition="cell-content()=&quot;   &quot;" style:apply-style-name="ConditionalStyle_5f_13" style:base-cell-address="'Formular 1'.D28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29"/>
      <style:map style:condition="cell-content()=&quot;[    ]&quot;" style:apply-style-name="ConditionalStyle_5f_14" style:base-cell-address="'Formular 1'.D29"/>
      <style:map style:condition="cell-content()=&quot;   &quot;" style:apply-style-name="ConditionalStyle_5f_13" style:base-cell-address="'Formular 1'.D29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30"/>
      <style:map style:condition="cell-content()=&quot;[    ]&quot;" style:apply-style-name="ConditionalStyle_5f_14" style:base-cell-address="'Formular 1'.D30"/>
      <style:map style:condition="cell-content()=&quot;   &quot;" style:apply-style-name="ConditionalStyle_5f_13" style:base-cell-address="'Formular 1'.D3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31"/>
      <style:map style:condition="cell-content()=&quot;[    ]&quot;" style:apply-style-name="ConditionalStyle_5f_14" style:base-cell-address="'Formular 1'.D31"/>
      <style:map style:condition="cell-content()=&quot;   &quot;" style:apply-style-name="ConditionalStyle_5f_13" style:base-cell-address="'Formular 1'.D31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I10"/>
      <style:map style:condition="cell-content()=&quot;[    ]&quot;" style:apply-style-name="ConditionalStyle_5f_14" style:base-cell-address="'Formular 1'.I10"/>
      <style:map style:condition="cell-content()=&quot;   &quot;" style:apply-style-name="ConditionalStyle_5f_13" style:base-cell-address="'Formular 1'.I10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J10"/>
      <style:map style:condition="cell-content()=&quot;[    ]&quot;" style:apply-style-name="ConditionalStyle_5f_14" style:base-cell-address="'Formular 1'.J10"/>
      <style:map style:condition="cell-content()=&quot;   &quot;" style:apply-style-name="ConditionalStyle_5f_13" style:base-cell-address="'Formular 1'.J10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J11"/>
      <style:map style:condition="cell-content()=&quot;[    ]&quot;" style:apply-style-name="ConditionalStyle_5f_14" style:base-cell-address="'Formular 1'.J11"/>
      <style:map style:condition="cell-content()=&quot;   &quot;" style:apply-style-name="ConditionalStyle_5f_13" style:base-cell-address="'Formular 1'.J11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K11"/>
      <style:map style:condition="cell-content()=&quot;[    ]&quot;" style:apply-style-name="ConditionalStyle_5f_14" style:base-cell-address="'Formular 1'.K11"/>
      <style:map style:condition="cell-content()=&quot;   &quot;" style:apply-style-name="ConditionalStyle_5f_13" style:base-cell-address="'Formular 1'.K11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K12"/>
      <style:map style:condition="cell-content()=&quot;[    ]&quot;" style:apply-style-name="ConditionalStyle_5f_14" style:base-cell-address="'Formular 1'.K12"/>
      <style:map style:condition="cell-content()=&quot;   &quot;" style:apply-style-name="ConditionalStyle_5f_13" style:base-cell-address="'Formular 1'.K12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L12"/>
      <style:map style:condition="cell-content()=&quot;[    ]&quot;" style:apply-style-name="ConditionalStyle_5f_14" style:base-cell-address="'Formular 1'.L12"/>
      <style:map style:condition="cell-content()=&quot;   &quot;" style:apply-style-name="ConditionalStyle_5f_13" style:base-cell-address="'Formular 1'.L12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L13"/>
      <style:map style:condition="cell-content()=&quot;[    ]&quot;" style:apply-style-name="ConditionalStyle_5f_14" style:base-cell-address="'Formular 1'.L13"/>
      <style:map style:condition="cell-content()=&quot;   &quot;" style:apply-style-name="ConditionalStyle_5f_13" style:base-cell-address="'Formular 1'.L13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M12"/>
      <style:map style:condition="cell-content()=&quot;[    ]&quot;" style:apply-style-name="ConditionalStyle_5f_14" style:base-cell-address="'Formular 1'.M12"/>
      <style:map style:condition="cell-content()=&quot;   &quot;" style:apply-style-name="ConditionalStyle_5f_13" style:base-cell-address="'Formular 1'.M12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M13"/>
      <style:map style:condition="cell-content()=&quot;[    ]&quot;" style:apply-style-name="ConditionalStyle_5f_14" style:base-cell-address="'Formular 1'.M13"/>
      <style:map style:condition="cell-content()=&quot;   &quot;" style:apply-style-name="ConditionalStyle_5f_13" style:base-cell-address="'Formular 1'.M13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M14"/>
      <style:map style:condition="cell-content()=&quot;[    ]&quot;" style:apply-style-name="ConditionalStyle_5f_14" style:base-cell-address="'Formular 1'.M14"/>
      <style:map style:condition="cell-content()=&quot;   &quot;" style:apply-style-name="ConditionalStyle_5f_13" style:base-cell-address="'Formular 1'.M14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N12"/>
      <style:map style:condition="cell-content()=&quot;[    ]&quot;" style:apply-style-name="ConditionalStyle_5f_14" style:base-cell-address="'Formular 1'.N12"/>
      <style:map style:condition="cell-content()=&quot;   &quot;" style:apply-style-name="ConditionalStyle_5f_13" style:base-cell-address="'Formular 1'.N12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N13"/>
      <style:map style:condition="cell-content()=&quot;[    ]&quot;" style:apply-style-name="ConditionalStyle_5f_14" style:base-cell-address="'Formular 1'.N13"/>
      <style:map style:condition="cell-content()=&quot;   &quot;" style:apply-style-name="ConditionalStyle_5f_13" style:base-cell-address="'Formular 1'.N13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N14"/>
      <style:map style:condition="cell-content()=&quot;[    ]&quot;" style:apply-style-name="ConditionalStyle_5f_14" style:base-cell-address="'Formular 1'.N14"/>
      <style:map style:condition="cell-content()=&quot;   &quot;" style:apply-style-name="ConditionalStyle_5f_13" style:base-cell-address="'Formular 1'.N14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N15"/>
      <style:map style:condition="cell-content()=&quot;[    ]&quot;" style:apply-style-name="ConditionalStyle_5f_14" style:base-cell-address="'Formular 1'.N15"/>
      <style:map style:condition="cell-content()=&quot;   &quot;" style:apply-style-name="ConditionalStyle_5f_13" style:base-cell-address="'Formular 1'.N15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O13"/>
      <style:map style:condition="cell-content()=&quot;[    ]&quot;" style:apply-style-name="ConditionalStyle_5f_14" style:base-cell-address="'Formular 1'.O13"/>
      <style:map style:condition="cell-content()=&quot;   &quot;" style:apply-style-name="ConditionalStyle_5f_13" style:base-cell-address="'Formular 1'.O13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O14"/>
      <style:map style:condition="cell-content()=&quot;[    ]&quot;" style:apply-style-name="ConditionalStyle_5f_14" style:base-cell-address="'Formular 1'.O14"/>
      <style:map style:condition="cell-content()=&quot;   &quot;" style:apply-style-name="ConditionalStyle_5f_13" style:base-cell-address="'Formular 1'.O14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O15"/>
      <style:map style:condition="cell-content()=&quot;[    ]&quot;" style:apply-style-name="ConditionalStyle_5f_14" style:base-cell-address="'Formular 1'.O15"/>
      <style:map style:condition="cell-content()=&quot;   &quot;" style:apply-style-name="ConditionalStyle_5f_13" style:base-cell-address="'Formular 1'.O15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O16"/>
      <style:map style:condition="cell-content()=&quot;[    ]&quot;" style:apply-style-name="ConditionalStyle_5f_14" style:base-cell-address="'Formular 1'.O16"/>
      <style:map style:condition="cell-content()=&quot;   &quot;" style:apply-style-name="ConditionalStyle_5f_13" style:base-cell-address="'Formular 1'.O16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P14"/>
      <style:map style:condition="cell-content()=&quot;[    ]&quot;" style:apply-style-name="ConditionalStyle_5f_14" style:base-cell-address="'Formular 1'.P14"/>
      <style:map style:condition="cell-content()=&quot;   &quot;" style:apply-style-name="ConditionalStyle_5f_13" style:base-cell-address="'Formular 1'.P14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P15"/>
      <style:map style:condition="cell-content()=&quot;[    ]&quot;" style:apply-style-name="ConditionalStyle_5f_14" style:base-cell-address="'Formular 1'.P15"/>
      <style:map style:condition="cell-content()=&quot;   &quot;" style:apply-style-name="ConditionalStyle_5f_13" style:base-cell-address="'Formular 1'.P15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P16"/>
      <style:map style:condition="cell-content()=&quot;[    ]&quot;" style:apply-style-name="ConditionalStyle_5f_14" style:base-cell-address="'Formular 1'.P16"/>
      <style:map style:condition="cell-content()=&quot;   &quot;" style:apply-style-name="ConditionalStyle_5f_13" style:base-cell-address="'Formular 1'.P16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P17"/>
      <style:map style:condition="cell-content()=&quot;[    ]&quot;" style:apply-style-name="ConditionalStyle_5f_14" style:base-cell-address="'Formular 1'.P17"/>
      <style:map style:condition="cell-content()=&quot;   &quot;" style:apply-style-name="ConditionalStyle_5f_13" style:base-cell-address="'Formular 1'.P17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Q14"/>
      <style:map style:condition="cell-content()=&quot;[    ]&quot;" style:apply-style-name="ConditionalStyle_5f_14" style:base-cell-address="'Formular 1'.Q14"/>
      <style:map style:condition="cell-content()=&quot;   &quot;" style:apply-style-name="ConditionalStyle_5f_13" style:base-cell-address="'Formular 1'.Q14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Q15"/>
      <style:map style:condition="cell-content()=&quot;[    ]&quot;" style:apply-style-name="ConditionalStyle_5f_14" style:base-cell-address="'Formular 1'.Q15"/>
      <style:map style:condition="cell-content()=&quot;   &quot;" style:apply-style-name="ConditionalStyle_5f_13" style:base-cell-address="'Formular 1'.Q15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Q16"/>
      <style:map style:condition="cell-content()=&quot;[    ]&quot;" style:apply-style-name="ConditionalStyle_5f_14" style:base-cell-address="'Formular 1'.Q16"/>
      <style:map style:condition="cell-content()=&quot;   &quot;" style:apply-style-name="ConditionalStyle_5f_13" style:base-cell-address="'Formular 1'.Q16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Q17"/>
      <style:map style:condition="cell-content()=&quot;[    ]&quot;" style:apply-style-name="ConditionalStyle_5f_14" style:base-cell-address="'Formular 1'.Q17"/>
      <style:map style:condition="cell-content()=&quot;   &quot;" style:apply-style-name="ConditionalStyle_5f_13" style:base-cell-address="'Formular 1'.Q17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Q18"/>
      <style:map style:condition="cell-content()=&quot;[    ]&quot;" style:apply-style-name="ConditionalStyle_5f_14" style:base-cell-address="'Formular 1'.Q18"/>
      <style:map style:condition="cell-content()=&quot;   &quot;" style:apply-style-name="ConditionalStyle_5f_13" style:base-cell-address="'Formular 1'.Q18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R14"/>
      <style:map style:condition="cell-content()=&quot;[    ]&quot;" style:apply-style-name="ConditionalStyle_5f_14" style:base-cell-address="'Formular 1'.R14"/>
      <style:map style:condition="cell-content()=&quot;   &quot;" style:apply-style-name="ConditionalStyle_5f_13" style:base-cell-address="'Formular 1'.R14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R15"/>
      <style:map style:condition="cell-content()=&quot;[    ]&quot;" style:apply-style-name="ConditionalStyle_5f_14" style:base-cell-address="'Formular 1'.R15"/>
      <style:map style:condition="cell-content()=&quot;   &quot;" style:apply-style-name="ConditionalStyle_5f_13" style:base-cell-address="'Formular 1'.R15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R16"/>
      <style:map style:condition="cell-content()=&quot;[    ]&quot;" style:apply-style-name="ConditionalStyle_5f_14" style:base-cell-address="'Formular 1'.R16"/>
      <style:map style:condition="cell-content()=&quot;   &quot;" style:apply-style-name="ConditionalStyle_5f_13" style:base-cell-address="'Formular 1'.R16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R17"/>
      <style:map style:condition="cell-content()=&quot;[    ]&quot;" style:apply-style-name="ConditionalStyle_5f_14" style:base-cell-address="'Formular 1'.R17"/>
      <style:map style:condition="cell-content()=&quot;   &quot;" style:apply-style-name="ConditionalStyle_5f_13" style:base-cell-address="'Formular 1'.R17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R18"/>
      <style:map style:condition="cell-content()=&quot;[    ]&quot;" style:apply-style-name="ConditionalStyle_5f_14" style:base-cell-address="'Formular 1'.R18"/>
      <style:map style:condition="cell-content()=&quot;   &quot;" style:apply-style-name="ConditionalStyle_5f_13" style:base-cell-address="'Formular 1'.R18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R19"/>
      <style:map style:condition="cell-content()=&quot;[    ]&quot;" style:apply-style-name="ConditionalStyle_5f_14" style:base-cell-address="'Formular 1'.R19"/>
      <style:map style:condition="cell-content()=&quot;   &quot;" style:apply-style-name="ConditionalStyle_5f_13" style:base-cell-address="'Formular 1'.R19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S15"/>
      <style:map style:condition="cell-content()=&quot;[    ]&quot;" style:apply-style-name="ConditionalStyle_5f_14" style:base-cell-address="'Formular 1'.S15"/>
      <style:map style:condition="cell-content()=&quot;   &quot;" style:apply-style-name="ConditionalStyle_5f_13" style:base-cell-address="'Formular 1'.S15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S16"/>
      <style:map style:condition="cell-content()=&quot;[    ]&quot;" style:apply-style-name="ConditionalStyle_5f_14" style:base-cell-address="'Formular 1'.S16"/>
      <style:map style:condition="cell-content()=&quot;   &quot;" style:apply-style-name="ConditionalStyle_5f_13" style:base-cell-address="'Formular 1'.S16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S17"/>
      <style:map style:condition="cell-content()=&quot;[    ]&quot;" style:apply-style-name="ConditionalStyle_5f_14" style:base-cell-address="'Formular 1'.S17"/>
      <style:map style:condition="cell-content()=&quot;   &quot;" style:apply-style-name="ConditionalStyle_5f_13" style:base-cell-address="'Formular 1'.S17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S18"/>
      <style:map style:condition="cell-content()=&quot;[    ]&quot;" style:apply-style-name="ConditionalStyle_5f_14" style:base-cell-address="'Formular 1'.S18"/>
      <style:map style:condition="cell-content()=&quot;   &quot;" style:apply-style-name="ConditionalStyle_5f_13" style:base-cell-address="'Formular 1'.S18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S19"/>
      <style:map style:condition="cell-content()=&quot;[    ]&quot;" style:apply-style-name="ConditionalStyle_5f_14" style:base-cell-address="'Formular 1'.S19"/>
      <style:map style:condition="cell-content()=&quot;   &quot;" style:apply-style-name="ConditionalStyle_5f_13" style:base-cell-address="'Formular 1'.S19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S20"/>
      <style:map style:condition="cell-content()=&quot;[    ]&quot;" style:apply-style-name="ConditionalStyle_5f_14" style:base-cell-address="'Formular 1'.S20"/>
      <style:map style:condition="cell-content()=&quot;   &quot;" style:apply-style-name="ConditionalStyle_5f_13" style:base-cell-address="'Formular 1'.S20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15"/>
      <style:map style:condition="cell-content()=&quot;[    ]&quot;" style:apply-style-name="ConditionalStyle_5f_14" style:base-cell-address="'Formular 1'.T15"/>
      <style:map style:condition="cell-content()=&quot;   &quot;" style:apply-style-name="ConditionalStyle_5f_13" style:base-cell-address="'Formular 1'.T15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16"/>
      <style:map style:condition="cell-content()=&quot;[    ]&quot;" style:apply-style-name="ConditionalStyle_5f_14" style:base-cell-address="'Formular 1'.T16"/>
      <style:map style:condition="cell-content()=&quot;   &quot;" style:apply-style-name="ConditionalStyle_5f_13" style:base-cell-address="'Formular 1'.T16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17"/>
      <style:map style:condition="cell-content()=&quot;[    ]&quot;" style:apply-style-name="ConditionalStyle_5f_14" style:base-cell-address="'Formular 1'.T17"/>
      <style:map style:condition="cell-content()=&quot;   &quot;" style:apply-style-name="ConditionalStyle_5f_13" style:base-cell-address="'Formular 1'.T17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18"/>
      <style:map style:condition="cell-content()=&quot;[    ]&quot;" style:apply-style-name="ConditionalStyle_5f_14" style:base-cell-address="'Formular 1'.T18"/>
      <style:map style:condition="cell-content()=&quot;   &quot;" style:apply-style-name="ConditionalStyle_5f_13" style:base-cell-address="'Formular 1'.T18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19"/>
      <style:map style:condition="cell-content()=&quot;[    ]&quot;" style:apply-style-name="ConditionalStyle_5f_14" style:base-cell-address="'Formular 1'.T19"/>
      <style:map style:condition="cell-content()=&quot;   &quot;" style:apply-style-name="ConditionalStyle_5f_13" style:base-cell-address="'Formular 1'.T19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20"/>
      <style:map style:condition="cell-content()=&quot;[    ]&quot;" style:apply-style-name="ConditionalStyle_5f_14" style:base-cell-address="'Formular 1'.T20"/>
      <style:map style:condition="cell-content()=&quot;   &quot;" style:apply-style-name="ConditionalStyle_5f_13" style:base-cell-address="'Formular 1'.T20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T21"/>
      <style:map style:condition="cell-content()=&quot;[    ]&quot;" style:apply-style-name="ConditionalStyle_5f_14" style:base-cell-address="'Formular 1'.T21"/>
      <style:map style:condition="cell-content()=&quot;   &quot;" style:apply-style-name="ConditionalStyle_5f_13" style:base-cell-address="'Formular 1'.T21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U17"/>
      <style:map style:condition="cell-content()=&quot;[    ]&quot;" style:apply-style-name="ConditionalStyle_5f_14" style:base-cell-address="'Formular 1'.U17"/>
      <style:map style:condition="cell-content()=&quot;   &quot;" style:apply-style-name="ConditionalStyle_5f_13" style:base-cell-address="'Formular 1'.U17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U18"/>
      <style:map style:condition="cell-content()=&quot;[    ]&quot;" style:apply-style-name="ConditionalStyle_5f_14" style:base-cell-address="'Formular 1'.U18"/>
      <style:map style:condition="cell-content()=&quot;   &quot;" style:apply-style-name="ConditionalStyle_5f_13" style:base-cell-address="'Formular 1'.U18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U19"/>
      <style:map style:condition="cell-content()=&quot;[    ]&quot;" style:apply-style-name="ConditionalStyle_5f_14" style:base-cell-address="'Formular 1'.U19"/>
      <style:map style:condition="cell-content()=&quot;   &quot;" style:apply-style-name="ConditionalStyle_5f_13" style:base-cell-address="'Formular 1'.U19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U20"/>
      <style:map style:condition="cell-content()=&quot;[    ]&quot;" style:apply-style-name="ConditionalStyle_5f_14" style:base-cell-address="'Formular 1'.U20"/>
      <style:map style:condition="cell-content()=&quot;   &quot;" style:apply-style-name="ConditionalStyle_5f_13" style:base-cell-address="'Formular 1'.U20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U21"/>
      <style:map style:condition="cell-content()=&quot;[    ]&quot;" style:apply-style-name="ConditionalStyle_5f_14" style:base-cell-address="'Formular 1'.U21"/>
      <style:map style:condition="cell-content()=&quot;   &quot;" style:apply-style-name="ConditionalStyle_5f_13" style:base-cell-address="'Formular 1'.U21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U22"/>
      <style:map style:condition="cell-content()=&quot;[    ]&quot;" style:apply-style-name="ConditionalStyle_5f_14" style:base-cell-address="'Formular 1'.U22"/>
      <style:map style:condition="cell-content()=&quot;   &quot;" style:apply-style-name="ConditionalStyle_5f_13" style:base-cell-address="'Formular 1'.U22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17"/>
      <style:map style:condition="cell-content()=&quot;[    ]&quot;" style:apply-style-name="ConditionalStyle_5f_14" style:base-cell-address="'Formular 1'.V17"/>
      <style:map style:condition="cell-content()=&quot;   &quot;" style:apply-style-name="ConditionalStyle_5f_13" style:base-cell-address="'Formular 1'.V17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18"/>
      <style:map style:condition="cell-content()=&quot;[    ]&quot;" style:apply-style-name="ConditionalStyle_5f_14" style:base-cell-address="'Formular 1'.V18"/>
      <style:map style:condition="cell-content()=&quot;   &quot;" style:apply-style-name="ConditionalStyle_5f_13" style:base-cell-address="'Formular 1'.V18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19"/>
      <style:map style:condition="cell-content()=&quot;[    ]&quot;" style:apply-style-name="ConditionalStyle_5f_14" style:base-cell-address="'Formular 1'.V19"/>
      <style:map style:condition="cell-content()=&quot;   &quot;" style:apply-style-name="ConditionalStyle_5f_13" style:base-cell-address="'Formular 1'.V19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20"/>
      <style:map style:condition="cell-content()=&quot;[    ]&quot;" style:apply-style-name="ConditionalStyle_5f_14" style:base-cell-address="'Formular 1'.V20"/>
      <style:map style:condition="cell-content()=&quot;   &quot;" style:apply-style-name="ConditionalStyle_5f_13" style:base-cell-address="'Formular 1'.V20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21"/>
      <style:map style:condition="cell-content()=&quot;[    ]&quot;" style:apply-style-name="ConditionalStyle_5f_14" style:base-cell-address="'Formular 1'.V21"/>
      <style:map style:condition="cell-content()=&quot;   &quot;" style:apply-style-name="ConditionalStyle_5f_13" style:base-cell-address="'Formular 1'.V21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22"/>
      <style:map style:condition="cell-content()=&quot;[    ]&quot;" style:apply-style-name="ConditionalStyle_5f_14" style:base-cell-address="'Formular 1'.V22"/>
      <style:map style:condition="cell-content()=&quot;   &quot;" style:apply-style-name="ConditionalStyle_5f_13" style:base-cell-address="'Formular 1'.V22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V23"/>
      <style:map style:condition="cell-content()=&quot;[    ]&quot;" style:apply-style-name="ConditionalStyle_5f_14" style:base-cell-address="'Formular 1'.V23"/>
      <style:map style:condition="cell-content()=&quot;   &quot;" style:apply-style-name="ConditionalStyle_5f_13" style:base-cell-address="'Formular 1'.V23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6"/>
      <style:map style:condition="cell-content()=&quot;[    ]&quot;" style:apply-style-name="ConditionalStyle_5f_14" style:base-cell-address="'Formular 1'.W6"/>
      <style:map style:condition="cell-content()=&quot;   &quot;" style:apply-style-name="ConditionalStyle_5f_13" style:base-cell-address="'Formular 1'.W6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7"/>
      <style:map style:condition="cell-content()=&quot;[    ]&quot;" style:apply-style-name="ConditionalStyle_5f_14" style:base-cell-address="'Formular 1'.W7"/>
      <style:map style:condition="cell-content()=&quot;   &quot;" style:apply-style-name="ConditionalStyle_5f_13" style:base-cell-address="'Formular 1'.W7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8"/>
      <style:map style:condition="cell-content()=&quot;[    ]&quot;" style:apply-style-name="ConditionalStyle_5f_14" style:base-cell-address="'Formular 1'.W8"/>
      <style:map style:condition="cell-content()=&quot;   &quot;" style:apply-style-name="ConditionalStyle_5f_13" style:base-cell-address="'Formular 1'.W8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9"/>
      <style:map style:condition="cell-content()=&quot;[    ]&quot;" style:apply-style-name="ConditionalStyle_5f_14" style:base-cell-address="'Formular 1'.W9"/>
      <style:map style:condition="cell-content()=&quot;   &quot;" style:apply-style-name="ConditionalStyle_5f_13" style:base-cell-address="'Formular 1'.W9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0"/>
      <style:map style:condition="cell-content()=&quot;[    ]&quot;" style:apply-style-name="ConditionalStyle_5f_14" style:base-cell-address="'Formular 1'.W10"/>
      <style:map style:condition="cell-content()=&quot;   &quot;" style:apply-style-name="ConditionalStyle_5f_13" style:base-cell-address="'Formular 1'.W10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1"/>
      <style:map style:condition="cell-content()=&quot;[    ]&quot;" style:apply-style-name="ConditionalStyle_5f_14" style:base-cell-address="'Formular 1'.W11"/>
      <style:map style:condition="cell-content()=&quot;   &quot;" style:apply-style-name="ConditionalStyle_5f_13" style:base-cell-address="'Formular 1'.W11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2"/>
      <style:map style:condition="cell-content()=&quot;[    ]&quot;" style:apply-style-name="ConditionalStyle_5f_14" style:base-cell-address="'Formular 1'.W12"/>
      <style:map style:condition="cell-content()=&quot;   &quot;" style:apply-style-name="ConditionalStyle_5f_13" style:base-cell-address="'Formular 1'.W12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3"/>
      <style:map style:condition="cell-content()=&quot;[    ]&quot;" style:apply-style-name="ConditionalStyle_5f_14" style:base-cell-address="'Formular 1'.W13"/>
      <style:map style:condition="cell-content()=&quot;   &quot;" style:apply-style-name="ConditionalStyle_5f_13" style:base-cell-address="'Formular 1'.W13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4"/>
      <style:map style:condition="cell-content()=&quot;[    ]&quot;" style:apply-style-name="ConditionalStyle_5f_14" style:base-cell-address="'Formular 1'.W14"/>
      <style:map style:condition="cell-content()=&quot;   &quot;" style:apply-style-name="ConditionalStyle_5f_13" style:base-cell-address="'Formular 1'.W14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5"/>
      <style:map style:condition="cell-content()=&quot;[    ]&quot;" style:apply-style-name="ConditionalStyle_5f_14" style:base-cell-address="'Formular 1'.W15"/>
      <style:map style:condition="cell-content()=&quot;   &quot;" style:apply-style-name="ConditionalStyle_5f_13" style:base-cell-address="'Formular 1'.W15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6"/>
      <style:map style:condition="cell-content()=&quot;[    ]&quot;" style:apply-style-name="ConditionalStyle_5f_14" style:base-cell-address="'Formular 1'.W16"/>
      <style:map style:condition="cell-content()=&quot;   &quot;" style:apply-style-name="ConditionalStyle_5f_13" style:base-cell-address="'Formular 1'.W16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7"/>
      <style:map style:condition="cell-content()=&quot;[    ]&quot;" style:apply-style-name="ConditionalStyle_5f_14" style:base-cell-address="'Formular 1'.W17"/>
      <style:map style:condition="cell-content()=&quot;   &quot;" style:apply-style-name="ConditionalStyle_5f_13" style:base-cell-address="'Formular 1'.W17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8"/>
      <style:map style:condition="cell-content()=&quot;[    ]&quot;" style:apply-style-name="ConditionalStyle_5f_14" style:base-cell-address="'Formular 1'.W18"/>
      <style:map style:condition="cell-content()=&quot;   &quot;" style:apply-style-name="ConditionalStyle_5f_13" style:base-cell-address="'Formular 1'.W18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19"/>
      <style:map style:condition="cell-content()=&quot;[    ]&quot;" style:apply-style-name="ConditionalStyle_5f_14" style:base-cell-address="'Formular 1'.W19"/>
      <style:map style:condition="cell-content()=&quot;   &quot;" style:apply-style-name="ConditionalStyle_5f_13" style:base-cell-address="'Formular 1'.W19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0"/>
      <style:map style:condition="cell-content()=&quot;[    ]&quot;" style:apply-style-name="ConditionalStyle_5f_14" style:base-cell-address="'Formular 1'.W20"/>
      <style:map style:condition="cell-content()=&quot;   &quot;" style:apply-style-name="ConditionalStyle_5f_13" style:base-cell-address="'Formular 1'.W20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1"/>
      <style:map style:condition="cell-content()=&quot;[    ]&quot;" style:apply-style-name="ConditionalStyle_5f_14" style:base-cell-address="'Formular 1'.W21"/>
      <style:map style:condition="cell-content()=&quot;   &quot;" style:apply-style-name="ConditionalStyle_5f_13" style:base-cell-address="'Formular 1'.W21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2"/>
      <style:map style:condition="cell-content()=&quot;[    ]&quot;" style:apply-style-name="ConditionalStyle_5f_14" style:base-cell-address="'Formular 1'.W22"/>
      <style:map style:condition="cell-content()=&quot;   &quot;" style:apply-style-name="ConditionalStyle_5f_13" style:base-cell-address="'Formular 1'.W22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3"/>
      <style:map style:condition="cell-content()=&quot;[    ]&quot;" style:apply-style-name="ConditionalStyle_5f_14" style:base-cell-address="'Formular 1'.W23"/>
      <style:map style:condition="cell-content()=&quot;   &quot;" style:apply-style-name="ConditionalStyle_5f_13" style:base-cell-address="'Formular 1'.W23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4"/>
      <style:map style:condition="cell-content()=&quot;[    ]&quot;" style:apply-style-name="ConditionalStyle_5f_14" style:base-cell-address="'Formular 1'.W24"/>
      <style:map style:condition="cell-content()=&quot;   &quot;" style:apply-style-name="ConditionalStyle_5f_13" style:base-cell-address="'Formular 1'.W24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5"/>
      <style:map style:condition="cell-content()=&quot;[    ]&quot;" style:apply-style-name="ConditionalStyle_5f_14" style:base-cell-address="'Formular 1'.W25"/>
      <style:map style:condition="cell-content()=&quot;   &quot;" style:apply-style-name="ConditionalStyle_5f_13" style:base-cell-address="'Formular 1'.W25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6"/>
      <style:map style:condition="cell-content()=&quot;[    ]&quot;" style:apply-style-name="ConditionalStyle_5f_14" style:base-cell-address="'Formular 1'.W26"/>
      <style:map style:condition="cell-content()=&quot;   &quot;" style:apply-style-name="ConditionalStyle_5f_13" style:base-cell-address="'Formular 1'.W26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7"/>
      <style:map style:condition="cell-content()=&quot;[    ]&quot;" style:apply-style-name="ConditionalStyle_5f_14" style:base-cell-address="'Formular 1'.W27"/>
      <style:map style:condition="cell-content()=&quot;   &quot;" style:apply-style-name="ConditionalStyle_5f_13" style:base-cell-address="'Formular 1'.W27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8"/>
      <style:map style:condition="cell-content()=&quot;[    ]&quot;" style:apply-style-name="ConditionalStyle_5f_14" style:base-cell-address="'Formular 1'.W28"/>
      <style:map style:condition="cell-content()=&quot;   &quot;" style:apply-style-name="ConditionalStyle_5f_13" style:base-cell-address="'Formular 1'.W28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29"/>
      <style:map style:condition="cell-content()=&quot;[    ]&quot;" style:apply-style-name="ConditionalStyle_5f_14" style:base-cell-address="'Formular 1'.W29"/>
      <style:map style:condition="cell-content()=&quot;   &quot;" style:apply-style-name="ConditionalStyle_5f_13" style:base-cell-address="'Formular 1'.W29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30"/>
      <style:map style:condition="cell-content()=&quot;[    ]&quot;" style:apply-style-name="ConditionalStyle_5f_14" style:base-cell-address="'Formular 1'.W30"/>
      <style:map style:condition="cell-content()=&quot;   &quot;" style:apply-style-name="ConditionalStyle_5f_13" style:base-cell-address="'Formular 1'.W30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W31"/>
      <style:map style:condition="cell-content()=&quot;[    ]&quot;" style:apply-style-name="ConditionalStyle_5f_14" style:base-cell-address="'Formular 1'.W31"/>
      <style:map style:condition="cell-content()=&quot;   &quot;" style:apply-style-name="ConditionalStyle_5f_13" style:base-cell-address="'Formular 1'.W31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6"/>
      <style:map style:condition="cell-content()=&quot;[    ]&quot;" style:apply-style-name="ConditionalStyle_5f_14" style:base-cell-address="'Formular 1'.X6"/>
      <style:map style:condition="cell-content()=&quot;   &quot;" style:apply-style-name="ConditionalStyle_5f_13" style:base-cell-address="'Formular 1'.X6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7"/>
      <style:map style:condition="cell-content()=&quot;[    ]&quot;" style:apply-style-name="ConditionalStyle_5f_14" style:base-cell-address="'Formular 1'.X7"/>
      <style:map style:condition="cell-content()=&quot;   &quot;" style:apply-style-name="ConditionalStyle_5f_13" style:base-cell-address="'Formular 1'.X7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8"/>
      <style:map style:condition="cell-content()=&quot;[    ]&quot;" style:apply-style-name="ConditionalStyle_5f_14" style:base-cell-address="'Formular 1'.X8"/>
      <style:map style:condition="cell-content()=&quot;   &quot;" style:apply-style-name="ConditionalStyle_5f_13" style:base-cell-address="'Formular 1'.X8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9"/>
      <style:map style:condition="cell-content()=&quot;[    ]&quot;" style:apply-style-name="ConditionalStyle_5f_14" style:base-cell-address="'Formular 1'.X9"/>
      <style:map style:condition="cell-content()=&quot;   &quot;" style:apply-style-name="ConditionalStyle_5f_13" style:base-cell-address="'Formular 1'.X9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0"/>
      <style:map style:condition="cell-content()=&quot;[    ]&quot;" style:apply-style-name="ConditionalStyle_5f_14" style:base-cell-address="'Formular 1'.X10"/>
      <style:map style:condition="cell-content()=&quot;   &quot;" style:apply-style-name="ConditionalStyle_5f_13" style:base-cell-address="'Formular 1'.X10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1"/>
      <style:map style:condition="cell-content()=&quot;[    ]&quot;" style:apply-style-name="ConditionalStyle_5f_14" style:base-cell-address="'Formular 1'.X11"/>
      <style:map style:condition="cell-content()=&quot;   &quot;" style:apply-style-name="ConditionalStyle_5f_13" style:base-cell-address="'Formular 1'.X11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2"/>
      <style:map style:condition="cell-content()=&quot;[    ]&quot;" style:apply-style-name="ConditionalStyle_5f_14" style:base-cell-address="'Formular 1'.X12"/>
      <style:map style:condition="cell-content()=&quot;   &quot;" style:apply-style-name="ConditionalStyle_5f_13" style:base-cell-address="'Formular 1'.X12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3"/>
      <style:map style:condition="cell-content()=&quot;[    ]&quot;" style:apply-style-name="ConditionalStyle_5f_14" style:base-cell-address="'Formular 1'.X13"/>
      <style:map style:condition="cell-content()=&quot;   &quot;" style:apply-style-name="ConditionalStyle_5f_13" style:base-cell-address="'Formular 1'.X13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4"/>
      <style:map style:condition="cell-content()=&quot;[    ]&quot;" style:apply-style-name="ConditionalStyle_5f_14" style:base-cell-address="'Formular 1'.X14"/>
      <style:map style:condition="cell-content()=&quot;   &quot;" style:apply-style-name="ConditionalStyle_5f_13" style:base-cell-address="'Formular 1'.X14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5"/>
      <style:map style:condition="cell-content()=&quot;[    ]&quot;" style:apply-style-name="ConditionalStyle_5f_14" style:base-cell-address="'Formular 1'.X15"/>
      <style:map style:condition="cell-content()=&quot;   &quot;" style:apply-style-name="ConditionalStyle_5f_13" style:base-cell-address="'Formular 1'.X15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6"/>
      <style:map style:condition="cell-content()=&quot;[    ]&quot;" style:apply-style-name="ConditionalStyle_5f_14" style:base-cell-address="'Formular 1'.X16"/>
      <style:map style:condition="cell-content()=&quot;   &quot;" style:apply-style-name="ConditionalStyle_5f_13" style:base-cell-address="'Formular 1'.X16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7"/>
      <style:map style:condition="cell-content()=&quot;[    ]&quot;" style:apply-style-name="ConditionalStyle_5f_14" style:base-cell-address="'Formular 1'.X17"/>
      <style:map style:condition="cell-content()=&quot;   &quot;" style:apply-style-name="ConditionalStyle_5f_13" style:base-cell-address="'Formular 1'.X17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8"/>
      <style:map style:condition="cell-content()=&quot;[    ]&quot;" style:apply-style-name="ConditionalStyle_5f_14" style:base-cell-address="'Formular 1'.X18"/>
      <style:map style:condition="cell-content()=&quot;   &quot;" style:apply-style-name="ConditionalStyle_5f_13" style:base-cell-address="'Formular 1'.X18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19"/>
      <style:map style:condition="cell-content()=&quot;[    ]&quot;" style:apply-style-name="ConditionalStyle_5f_14" style:base-cell-address="'Formular 1'.X19"/>
      <style:map style:condition="cell-content()=&quot;   &quot;" style:apply-style-name="ConditionalStyle_5f_13" style:base-cell-address="'Formular 1'.X19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0"/>
      <style:map style:condition="cell-content()=&quot;[    ]&quot;" style:apply-style-name="ConditionalStyle_5f_14" style:base-cell-address="'Formular 1'.X20"/>
      <style:map style:condition="cell-content()=&quot;   &quot;" style:apply-style-name="ConditionalStyle_5f_13" style:base-cell-address="'Formular 1'.X20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1"/>
      <style:map style:condition="cell-content()=&quot;[    ]&quot;" style:apply-style-name="ConditionalStyle_5f_14" style:base-cell-address="'Formular 1'.X21"/>
      <style:map style:condition="cell-content()=&quot;   &quot;" style:apply-style-name="ConditionalStyle_5f_13" style:base-cell-address="'Formular 1'.X21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2"/>
      <style:map style:condition="cell-content()=&quot;[    ]&quot;" style:apply-style-name="ConditionalStyle_5f_14" style:base-cell-address="'Formular 1'.X22"/>
      <style:map style:condition="cell-content()=&quot;   &quot;" style:apply-style-name="ConditionalStyle_5f_13" style:base-cell-address="'Formular 1'.X22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3"/>
      <style:map style:condition="cell-content()=&quot;[    ]&quot;" style:apply-style-name="ConditionalStyle_5f_14" style:base-cell-address="'Formular 1'.X23"/>
      <style:map style:condition="cell-content()=&quot;   &quot;" style:apply-style-name="ConditionalStyle_5f_13" style:base-cell-address="'Formular 1'.X23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4"/>
      <style:map style:condition="cell-content()=&quot;[    ]&quot;" style:apply-style-name="ConditionalStyle_5f_14" style:base-cell-address="'Formular 1'.X24"/>
      <style:map style:condition="cell-content()=&quot;   &quot;" style:apply-style-name="ConditionalStyle_5f_13" style:base-cell-address="'Formular 1'.X24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5"/>
      <style:map style:condition="cell-content()=&quot;[    ]&quot;" style:apply-style-name="ConditionalStyle_5f_14" style:base-cell-address="'Formular 1'.X25"/>
      <style:map style:condition="cell-content()=&quot;   &quot;" style:apply-style-name="ConditionalStyle_5f_13" style:base-cell-address="'Formular 1'.X25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6"/>
      <style:map style:condition="cell-content()=&quot;[    ]&quot;" style:apply-style-name="ConditionalStyle_5f_14" style:base-cell-address="'Formular 1'.X26"/>
      <style:map style:condition="cell-content()=&quot;   &quot;" style:apply-style-name="ConditionalStyle_5f_13" style:base-cell-address="'Formular 1'.X26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7"/>
      <style:map style:condition="cell-content()=&quot;[    ]&quot;" style:apply-style-name="ConditionalStyle_5f_14" style:base-cell-address="'Formular 1'.X27"/>
      <style:map style:condition="cell-content()=&quot;   &quot;" style:apply-style-name="ConditionalStyle_5f_13" style:base-cell-address="'Formular 1'.X27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8"/>
      <style:map style:condition="cell-content()=&quot;[    ]&quot;" style:apply-style-name="ConditionalStyle_5f_14" style:base-cell-address="'Formular 1'.X28"/>
      <style:map style:condition="cell-content()=&quot;   &quot;" style:apply-style-name="ConditionalStyle_5f_13" style:base-cell-address="'Formular 1'.X28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29"/>
      <style:map style:condition="cell-content()=&quot;[    ]&quot;" style:apply-style-name="ConditionalStyle_5f_14" style:base-cell-address="'Formular 1'.X29"/>
      <style:map style:condition="cell-content()=&quot;   &quot;" style:apply-style-name="ConditionalStyle_5f_13" style:base-cell-address="'Formular 1'.X29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30"/>
      <style:map style:condition="cell-content()=&quot;[    ]&quot;" style:apply-style-name="ConditionalStyle_5f_14" style:base-cell-address="'Formular 1'.X30"/>
      <style:map style:condition="cell-content()=&quot;   &quot;" style:apply-style-name="ConditionalStyle_5f_13" style:base-cell-address="'Formular 1'.X30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X31"/>
      <style:map style:condition="cell-content()=&quot;[    ]&quot;" style:apply-style-name="ConditionalStyle_5f_14" style:base-cell-address="'Formular 1'.X31"/>
      <style:map style:condition="cell-content()=&quot;   &quot;" style:apply-style-name="ConditionalStyle_5f_13" style:base-cell-address="'Formular 1'.X31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6"/>
      <style:map style:condition="cell-content()=&quot;[    ]&quot;" style:apply-style-name="ConditionalStyle_5f_14" style:base-cell-address="'Formular 1'.Y6"/>
      <style:map style:condition="cell-content()=&quot;   &quot;" style:apply-style-name="ConditionalStyle_5f_13" style:base-cell-address="'Formular 1'.Y6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7"/>
      <style:map style:condition="cell-content()=&quot;[    ]&quot;" style:apply-style-name="ConditionalStyle_5f_14" style:base-cell-address="'Formular 1'.Y7"/>
      <style:map style:condition="cell-content()=&quot;   &quot;" style:apply-style-name="ConditionalStyle_5f_13" style:base-cell-address="'Formular 1'.Y7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8"/>
      <style:map style:condition="cell-content()=&quot;[    ]&quot;" style:apply-style-name="ConditionalStyle_5f_14" style:base-cell-address="'Formular 1'.Y8"/>
      <style:map style:condition="cell-content()=&quot;   &quot;" style:apply-style-name="ConditionalStyle_5f_13" style:base-cell-address="'Formular 1'.Y8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9"/>
      <style:map style:condition="cell-content()=&quot;[    ]&quot;" style:apply-style-name="ConditionalStyle_5f_14" style:base-cell-address="'Formular 1'.Y9"/>
      <style:map style:condition="cell-content()=&quot;   &quot;" style:apply-style-name="ConditionalStyle_5f_13" style:base-cell-address="'Formular 1'.Y9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0"/>
      <style:map style:condition="cell-content()=&quot;[    ]&quot;" style:apply-style-name="ConditionalStyle_5f_14" style:base-cell-address="'Formular 1'.Y10"/>
      <style:map style:condition="cell-content()=&quot;   &quot;" style:apply-style-name="ConditionalStyle_5f_13" style:base-cell-address="'Formular 1'.Y10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1"/>
      <style:map style:condition="cell-content()=&quot;[    ]&quot;" style:apply-style-name="ConditionalStyle_5f_14" style:base-cell-address="'Formular 1'.Y11"/>
      <style:map style:condition="cell-content()=&quot;   &quot;" style:apply-style-name="ConditionalStyle_5f_13" style:base-cell-address="'Formular 1'.Y11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2"/>
      <style:map style:condition="cell-content()=&quot;[    ]&quot;" style:apply-style-name="ConditionalStyle_5f_14" style:base-cell-address="'Formular 1'.Y12"/>
      <style:map style:condition="cell-content()=&quot;   &quot;" style:apply-style-name="ConditionalStyle_5f_13" style:base-cell-address="'Formular 1'.Y12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3"/>
      <style:map style:condition="cell-content()=&quot;[    ]&quot;" style:apply-style-name="ConditionalStyle_5f_14" style:base-cell-address="'Formular 1'.Y13"/>
      <style:map style:condition="cell-content()=&quot;   &quot;" style:apply-style-name="ConditionalStyle_5f_13" style:base-cell-address="'Formular 1'.Y13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4"/>
      <style:map style:condition="cell-content()=&quot;[    ]&quot;" style:apply-style-name="ConditionalStyle_5f_14" style:base-cell-address="'Formular 1'.Y14"/>
      <style:map style:condition="cell-content()=&quot;   &quot;" style:apply-style-name="ConditionalStyle_5f_13" style:base-cell-address="'Formular 1'.Y14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5"/>
      <style:map style:condition="cell-content()=&quot;[    ]&quot;" style:apply-style-name="ConditionalStyle_5f_14" style:base-cell-address="'Formular 1'.Y15"/>
      <style:map style:condition="cell-content()=&quot;   &quot;" style:apply-style-name="ConditionalStyle_5f_13" style:base-cell-address="'Formular 1'.Y15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6"/>
      <style:map style:condition="cell-content()=&quot;[    ]&quot;" style:apply-style-name="ConditionalStyle_5f_14" style:base-cell-address="'Formular 1'.Y16"/>
      <style:map style:condition="cell-content()=&quot;   &quot;" style:apply-style-name="ConditionalStyle_5f_13" style:base-cell-address="'Formular 1'.Y16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7"/>
      <style:map style:condition="cell-content()=&quot;[    ]&quot;" style:apply-style-name="ConditionalStyle_5f_14" style:base-cell-address="'Formular 1'.Y17"/>
      <style:map style:condition="cell-content()=&quot;   &quot;" style:apply-style-name="ConditionalStyle_5f_13" style:base-cell-address="'Formular 1'.Y17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8"/>
      <style:map style:condition="cell-content()=&quot;[    ]&quot;" style:apply-style-name="ConditionalStyle_5f_14" style:base-cell-address="'Formular 1'.Y18"/>
      <style:map style:condition="cell-content()=&quot;   &quot;" style:apply-style-name="ConditionalStyle_5f_13" style:base-cell-address="'Formular 1'.Y18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19"/>
      <style:map style:condition="cell-content()=&quot;[    ]&quot;" style:apply-style-name="ConditionalStyle_5f_14" style:base-cell-address="'Formular 1'.Y19"/>
      <style:map style:condition="cell-content()=&quot;   &quot;" style:apply-style-name="ConditionalStyle_5f_13" style:base-cell-address="'Formular 1'.Y19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0"/>
      <style:map style:condition="cell-content()=&quot;[    ]&quot;" style:apply-style-name="ConditionalStyle_5f_14" style:base-cell-address="'Formular 1'.Y20"/>
      <style:map style:condition="cell-content()=&quot;   &quot;" style:apply-style-name="ConditionalStyle_5f_13" style:base-cell-address="'Formular 1'.Y20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1"/>
      <style:map style:condition="cell-content()=&quot;[    ]&quot;" style:apply-style-name="ConditionalStyle_5f_14" style:base-cell-address="'Formular 1'.Y21"/>
      <style:map style:condition="cell-content()=&quot;   &quot;" style:apply-style-name="ConditionalStyle_5f_13" style:base-cell-address="'Formular 1'.Y21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2"/>
      <style:map style:condition="cell-content()=&quot;[    ]&quot;" style:apply-style-name="ConditionalStyle_5f_14" style:base-cell-address="'Formular 1'.Y22"/>
      <style:map style:condition="cell-content()=&quot;   &quot;" style:apply-style-name="ConditionalStyle_5f_13" style:base-cell-address="'Formular 1'.Y22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3"/>
      <style:map style:condition="cell-content()=&quot;[    ]&quot;" style:apply-style-name="ConditionalStyle_5f_14" style:base-cell-address="'Formular 1'.Y23"/>
      <style:map style:condition="cell-content()=&quot;   &quot;" style:apply-style-name="ConditionalStyle_5f_13" style:base-cell-address="'Formular 1'.Y23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4"/>
      <style:map style:condition="cell-content()=&quot;[    ]&quot;" style:apply-style-name="ConditionalStyle_5f_14" style:base-cell-address="'Formular 1'.Y24"/>
      <style:map style:condition="cell-content()=&quot;   &quot;" style:apply-style-name="ConditionalStyle_5f_13" style:base-cell-address="'Formular 1'.Y24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5"/>
      <style:map style:condition="cell-content()=&quot;[    ]&quot;" style:apply-style-name="ConditionalStyle_5f_14" style:base-cell-address="'Formular 1'.Y25"/>
      <style:map style:condition="cell-content()=&quot;   &quot;" style:apply-style-name="ConditionalStyle_5f_13" style:base-cell-address="'Formular 1'.Y25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6"/>
      <style:map style:condition="cell-content()=&quot;[    ]&quot;" style:apply-style-name="ConditionalStyle_5f_14" style:base-cell-address="'Formular 1'.Y26"/>
      <style:map style:condition="cell-content()=&quot;   &quot;" style:apply-style-name="ConditionalStyle_5f_13" style:base-cell-address="'Formular 1'.Y26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7"/>
      <style:map style:condition="cell-content()=&quot;[    ]&quot;" style:apply-style-name="ConditionalStyle_5f_14" style:base-cell-address="'Formular 1'.Y27"/>
      <style:map style:condition="cell-content()=&quot;   &quot;" style:apply-style-name="ConditionalStyle_5f_13" style:base-cell-address="'Formular 1'.Y27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8"/>
      <style:map style:condition="cell-content()=&quot;[    ]&quot;" style:apply-style-name="ConditionalStyle_5f_14" style:base-cell-address="'Formular 1'.Y28"/>
      <style:map style:condition="cell-content()=&quot;   &quot;" style:apply-style-name="ConditionalStyle_5f_13" style:base-cell-address="'Formular 1'.Y28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29"/>
      <style:map style:condition="cell-content()=&quot;[    ]&quot;" style:apply-style-name="ConditionalStyle_5f_14" style:base-cell-address="'Formular 1'.Y29"/>
      <style:map style:condition="cell-content()=&quot;   &quot;" style:apply-style-name="ConditionalStyle_5f_13" style:base-cell-address="'Formular 1'.Y29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30"/>
      <style:map style:condition="cell-content()=&quot;[    ]&quot;" style:apply-style-name="ConditionalStyle_5f_14" style:base-cell-address="'Formular 1'.Y30"/>
      <style:map style:condition="cell-content()=&quot;   &quot;" style:apply-style-name="ConditionalStyle_5f_13" style:base-cell-address="'Formular 1'.Y30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Y31"/>
      <style:map style:condition="cell-content()=&quot;[    ]&quot;" style:apply-style-name="ConditionalStyle_5f_14" style:base-cell-address="'Formular 1'.Y31"/>
      <style:map style:condition="cell-content()=&quot;   &quot;" style:apply-style-name="ConditionalStyle_5f_13" style:base-cell-address="'Formular 1'.Y31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6"/>
      <style:map style:condition="cell-content()=&quot;[    ]&quot;" style:apply-style-name="ConditionalStyle_5f_14" style:base-cell-address="'Formular 1'.Z6"/>
      <style:map style:condition="cell-content()=&quot;   &quot;" style:apply-style-name="ConditionalStyle_5f_13" style:base-cell-address="'Formular 1'.Z6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7"/>
      <style:map style:condition="cell-content()=&quot;[    ]&quot;" style:apply-style-name="ConditionalStyle_5f_14" style:base-cell-address="'Formular 1'.Z7"/>
      <style:map style:condition="cell-content()=&quot;   &quot;" style:apply-style-name="ConditionalStyle_5f_13" style:base-cell-address="'Formular 1'.Z7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8"/>
      <style:map style:condition="cell-content()=&quot;[    ]&quot;" style:apply-style-name="ConditionalStyle_5f_14" style:base-cell-address="'Formular 1'.Z8"/>
      <style:map style:condition="cell-content()=&quot;   &quot;" style:apply-style-name="ConditionalStyle_5f_13" style:base-cell-address="'Formular 1'.Z8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9"/>
      <style:map style:condition="cell-content()=&quot;[    ]&quot;" style:apply-style-name="ConditionalStyle_5f_14" style:base-cell-address="'Formular 1'.Z9"/>
      <style:map style:condition="cell-content()=&quot;   &quot;" style:apply-style-name="ConditionalStyle_5f_13" style:base-cell-address="'Formular 1'.Z9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0"/>
      <style:map style:condition="cell-content()=&quot;[    ]&quot;" style:apply-style-name="ConditionalStyle_5f_14" style:base-cell-address="'Formular 1'.Z10"/>
      <style:map style:condition="cell-content()=&quot;   &quot;" style:apply-style-name="ConditionalStyle_5f_13" style:base-cell-address="'Formular 1'.Z10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1"/>
      <style:map style:condition="cell-content()=&quot;[    ]&quot;" style:apply-style-name="ConditionalStyle_5f_14" style:base-cell-address="'Formular 1'.Z11"/>
      <style:map style:condition="cell-content()=&quot;   &quot;" style:apply-style-name="ConditionalStyle_5f_13" style:base-cell-address="'Formular 1'.Z11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2"/>
      <style:map style:condition="cell-content()=&quot;[    ]&quot;" style:apply-style-name="ConditionalStyle_5f_14" style:base-cell-address="'Formular 1'.Z12"/>
      <style:map style:condition="cell-content()=&quot;   &quot;" style:apply-style-name="ConditionalStyle_5f_13" style:base-cell-address="'Formular 1'.Z12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3"/>
      <style:map style:condition="cell-content()=&quot;[    ]&quot;" style:apply-style-name="ConditionalStyle_5f_14" style:base-cell-address="'Formular 1'.Z13"/>
      <style:map style:condition="cell-content()=&quot;   &quot;" style:apply-style-name="ConditionalStyle_5f_13" style:base-cell-address="'Formular 1'.Z13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4"/>
      <style:map style:condition="cell-content()=&quot;[    ]&quot;" style:apply-style-name="ConditionalStyle_5f_14" style:base-cell-address="'Formular 1'.Z14"/>
      <style:map style:condition="cell-content()=&quot;   &quot;" style:apply-style-name="ConditionalStyle_5f_13" style:base-cell-address="'Formular 1'.Z14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5"/>
      <style:map style:condition="cell-content()=&quot;[    ]&quot;" style:apply-style-name="ConditionalStyle_5f_14" style:base-cell-address="'Formular 1'.Z15"/>
      <style:map style:condition="cell-content()=&quot;   &quot;" style:apply-style-name="ConditionalStyle_5f_13" style:base-cell-address="'Formular 1'.Z15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6"/>
      <style:map style:condition="cell-content()=&quot;[    ]&quot;" style:apply-style-name="ConditionalStyle_5f_14" style:base-cell-address="'Formular 1'.Z16"/>
      <style:map style:condition="cell-content()=&quot;   &quot;" style:apply-style-name="ConditionalStyle_5f_13" style:base-cell-address="'Formular 1'.Z16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7"/>
      <style:map style:condition="cell-content()=&quot;[    ]&quot;" style:apply-style-name="ConditionalStyle_5f_14" style:base-cell-address="'Formular 1'.Z17"/>
      <style:map style:condition="cell-content()=&quot;   &quot;" style:apply-style-name="ConditionalStyle_5f_13" style:base-cell-address="'Formular 1'.Z17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8"/>
      <style:map style:condition="cell-content()=&quot;[    ]&quot;" style:apply-style-name="ConditionalStyle_5f_14" style:base-cell-address="'Formular 1'.Z18"/>
      <style:map style:condition="cell-content()=&quot;   &quot;" style:apply-style-name="ConditionalStyle_5f_13" style:base-cell-address="'Formular 1'.Z18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19"/>
      <style:map style:condition="cell-content()=&quot;[    ]&quot;" style:apply-style-name="ConditionalStyle_5f_14" style:base-cell-address="'Formular 1'.Z19"/>
      <style:map style:condition="cell-content()=&quot;   &quot;" style:apply-style-name="ConditionalStyle_5f_13" style:base-cell-address="'Formular 1'.Z19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0"/>
      <style:map style:condition="cell-content()=&quot;[    ]&quot;" style:apply-style-name="ConditionalStyle_5f_14" style:base-cell-address="'Formular 1'.Z20"/>
      <style:map style:condition="cell-content()=&quot;   &quot;" style:apply-style-name="ConditionalStyle_5f_13" style:base-cell-address="'Formular 1'.Z20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1"/>
      <style:map style:condition="cell-content()=&quot;[    ]&quot;" style:apply-style-name="ConditionalStyle_5f_14" style:base-cell-address="'Formular 1'.Z21"/>
      <style:map style:condition="cell-content()=&quot;   &quot;" style:apply-style-name="ConditionalStyle_5f_13" style:base-cell-address="'Formular 1'.Z21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2"/>
      <style:map style:condition="cell-content()=&quot;[    ]&quot;" style:apply-style-name="ConditionalStyle_5f_14" style:base-cell-address="'Formular 1'.Z22"/>
      <style:map style:condition="cell-content()=&quot;   &quot;" style:apply-style-name="ConditionalStyle_5f_13" style:base-cell-address="'Formular 1'.Z22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3"/>
      <style:map style:condition="cell-content()=&quot;[    ]&quot;" style:apply-style-name="ConditionalStyle_5f_14" style:base-cell-address="'Formular 1'.Z23"/>
      <style:map style:condition="cell-content()=&quot;   &quot;" style:apply-style-name="ConditionalStyle_5f_13" style:base-cell-address="'Formular 1'.Z23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4"/>
      <style:map style:condition="cell-content()=&quot;[    ]&quot;" style:apply-style-name="ConditionalStyle_5f_14" style:base-cell-address="'Formular 1'.Z24"/>
      <style:map style:condition="cell-content()=&quot;   &quot;" style:apply-style-name="ConditionalStyle_5f_13" style:base-cell-address="'Formular 1'.Z24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5"/>
      <style:map style:condition="cell-content()=&quot;[    ]&quot;" style:apply-style-name="ConditionalStyle_5f_14" style:base-cell-address="'Formular 1'.Z25"/>
      <style:map style:condition="cell-content()=&quot;   &quot;" style:apply-style-name="ConditionalStyle_5f_13" style:base-cell-address="'Formular 1'.Z25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6"/>
      <style:map style:condition="cell-content()=&quot;[    ]&quot;" style:apply-style-name="ConditionalStyle_5f_14" style:base-cell-address="'Formular 1'.Z26"/>
      <style:map style:condition="cell-content()=&quot;   &quot;" style:apply-style-name="ConditionalStyle_5f_13" style:base-cell-address="'Formular 1'.Z26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7"/>
      <style:map style:condition="cell-content()=&quot;[    ]&quot;" style:apply-style-name="ConditionalStyle_5f_14" style:base-cell-address="'Formular 1'.Z27"/>
      <style:map style:condition="cell-content()=&quot;   &quot;" style:apply-style-name="ConditionalStyle_5f_13" style:base-cell-address="'Formular 1'.Z27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8"/>
      <style:map style:condition="cell-content()=&quot;[    ]&quot;" style:apply-style-name="ConditionalStyle_5f_14" style:base-cell-address="'Formular 1'.Z28"/>
      <style:map style:condition="cell-content()=&quot;   &quot;" style:apply-style-name="ConditionalStyle_5f_13" style:base-cell-address="'Formular 1'.Z28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29"/>
      <style:map style:condition="cell-content()=&quot;[    ]&quot;" style:apply-style-name="ConditionalStyle_5f_14" style:base-cell-address="'Formular 1'.Z29"/>
      <style:map style:condition="cell-content()=&quot;   &quot;" style:apply-style-name="ConditionalStyle_5f_13" style:base-cell-address="'Formular 1'.Z29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30"/>
      <style:map style:condition="cell-content()=&quot;[    ]&quot;" style:apply-style-name="ConditionalStyle_5f_14" style:base-cell-address="'Formular 1'.Z30"/>
      <style:map style:condition="cell-content()=&quot;   &quot;" style:apply-style-name="ConditionalStyle_5f_13" style:base-cell-address="'Formular 1'.Z30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Z31"/>
      <style:map style:condition="cell-content()=&quot;[    ]&quot;" style:apply-style-name="ConditionalStyle_5f_14" style:base-cell-address="'Formular 1'.Z31"/>
      <style:map style:condition="cell-content()=&quot;   &quot;" style:apply-style-name="ConditionalStyle_5f_13" style:base-cell-address="'Formular 1'.Z31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6"/>
      <style:map style:condition="cell-content()=&quot;[    ]&quot;" style:apply-style-name="ConditionalStyle_5f_14" style:base-cell-address="'Formular 1'.AA6"/>
      <style:map style:condition="cell-content()=&quot;   &quot;" style:apply-style-name="ConditionalStyle_5f_13" style:base-cell-address="'Formular 1'.AA6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7"/>
      <style:map style:condition="cell-content()=&quot;[    ]&quot;" style:apply-style-name="ConditionalStyle_5f_14" style:base-cell-address="'Formular 1'.AA7"/>
      <style:map style:condition="cell-content()=&quot;   &quot;" style:apply-style-name="ConditionalStyle_5f_13" style:base-cell-address="'Formular 1'.AA7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8"/>
      <style:map style:condition="cell-content()=&quot;[    ]&quot;" style:apply-style-name="ConditionalStyle_5f_14" style:base-cell-address="'Formular 1'.AA8"/>
      <style:map style:condition="cell-content()=&quot;   &quot;" style:apply-style-name="ConditionalStyle_5f_13" style:base-cell-address="'Formular 1'.AA8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9"/>
      <style:map style:condition="cell-content()=&quot;[    ]&quot;" style:apply-style-name="ConditionalStyle_5f_14" style:base-cell-address="'Formular 1'.AA9"/>
      <style:map style:condition="cell-content()=&quot;   &quot;" style:apply-style-name="ConditionalStyle_5f_13" style:base-cell-address="'Formular 1'.AA9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0"/>
      <style:map style:condition="cell-content()=&quot;[    ]&quot;" style:apply-style-name="ConditionalStyle_5f_14" style:base-cell-address="'Formular 1'.AA10"/>
      <style:map style:condition="cell-content()=&quot;   &quot;" style:apply-style-name="ConditionalStyle_5f_13" style:base-cell-address="'Formular 1'.AA10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1"/>
      <style:map style:condition="cell-content()=&quot;[    ]&quot;" style:apply-style-name="ConditionalStyle_5f_14" style:base-cell-address="'Formular 1'.AA11"/>
      <style:map style:condition="cell-content()=&quot;   &quot;" style:apply-style-name="ConditionalStyle_5f_13" style:base-cell-address="'Formular 1'.AA11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2"/>
      <style:map style:condition="cell-content()=&quot;[    ]&quot;" style:apply-style-name="ConditionalStyle_5f_14" style:base-cell-address="'Formular 1'.AA12"/>
      <style:map style:condition="cell-content()=&quot;   &quot;" style:apply-style-name="ConditionalStyle_5f_13" style:base-cell-address="'Formular 1'.AA12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3"/>
      <style:map style:condition="cell-content()=&quot;[    ]&quot;" style:apply-style-name="ConditionalStyle_5f_14" style:base-cell-address="'Formular 1'.AA13"/>
      <style:map style:condition="cell-content()=&quot;   &quot;" style:apply-style-name="ConditionalStyle_5f_13" style:base-cell-address="'Formular 1'.AA13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4"/>
      <style:map style:condition="cell-content()=&quot;[    ]&quot;" style:apply-style-name="ConditionalStyle_5f_14" style:base-cell-address="'Formular 1'.AA14"/>
      <style:map style:condition="cell-content()=&quot;   &quot;" style:apply-style-name="ConditionalStyle_5f_13" style:base-cell-address="'Formular 1'.AA14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5"/>
      <style:map style:condition="cell-content()=&quot;[    ]&quot;" style:apply-style-name="ConditionalStyle_5f_14" style:base-cell-address="'Formular 1'.AA15"/>
      <style:map style:condition="cell-content()=&quot;   &quot;" style:apply-style-name="ConditionalStyle_5f_13" style:base-cell-address="'Formular 1'.AA15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6"/>
      <style:map style:condition="cell-content()=&quot;[    ]&quot;" style:apply-style-name="ConditionalStyle_5f_14" style:base-cell-address="'Formular 1'.AA16"/>
      <style:map style:condition="cell-content()=&quot;   &quot;" style:apply-style-name="ConditionalStyle_5f_13" style:base-cell-address="'Formular 1'.AA16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7"/>
      <style:map style:condition="cell-content()=&quot;[    ]&quot;" style:apply-style-name="ConditionalStyle_5f_14" style:base-cell-address="'Formular 1'.AA17"/>
      <style:map style:condition="cell-content()=&quot;   &quot;" style:apply-style-name="ConditionalStyle_5f_13" style:base-cell-address="'Formular 1'.AA17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8"/>
      <style:map style:condition="cell-content()=&quot;[    ]&quot;" style:apply-style-name="ConditionalStyle_5f_14" style:base-cell-address="'Formular 1'.AA18"/>
      <style:map style:condition="cell-content()=&quot;   &quot;" style:apply-style-name="ConditionalStyle_5f_13" style:base-cell-address="'Formular 1'.AA18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19"/>
      <style:map style:condition="cell-content()=&quot;[    ]&quot;" style:apply-style-name="ConditionalStyle_5f_14" style:base-cell-address="'Formular 1'.AA19"/>
      <style:map style:condition="cell-content()=&quot;   &quot;" style:apply-style-name="ConditionalStyle_5f_13" style:base-cell-address="'Formular 1'.AA19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0"/>
      <style:map style:condition="cell-content()=&quot;[    ]&quot;" style:apply-style-name="ConditionalStyle_5f_14" style:base-cell-address="'Formular 1'.AA20"/>
      <style:map style:condition="cell-content()=&quot;   &quot;" style:apply-style-name="ConditionalStyle_5f_13" style:base-cell-address="'Formular 1'.AA20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1"/>
      <style:map style:condition="cell-content()=&quot;[    ]&quot;" style:apply-style-name="ConditionalStyle_5f_14" style:base-cell-address="'Formular 1'.AA21"/>
      <style:map style:condition="cell-content()=&quot;   &quot;" style:apply-style-name="ConditionalStyle_5f_13" style:base-cell-address="'Formular 1'.AA21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2"/>
      <style:map style:condition="cell-content()=&quot;[    ]&quot;" style:apply-style-name="ConditionalStyle_5f_14" style:base-cell-address="'Formular 1'.AA22"/>
      <style:map style:condition="cell-content()=&quot;   &quot;" style:apply-style-name="ConditionalStyle_5f_13" style:base-cell-address="'Formular 1'.AA22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3"/>
      <style:map style:condition="cell-content()=&quot;[    ]&quot;" style:apply-style-name="ConditionalStyle_5f_14" style:base-cell-address="'Formular 1'.AA23"/>
      <style:map style:condition="cell-content()=&quot;   &quot;" style:apply-style-name="ConditionalStyle_5f_13" style:base-cell-address="'Formular 1'.AA23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4"/>
      <style:map style:condition="cell-content()=&quot;[    ]&quot;" style:apply-style-name="ConditionalStyle_5f_14" style:base-cell-address="'Formular 1'.AA24"/>
      <style:map style:condition="cell-content()=&quot;   &quot;" style:apply-style-name="ConditionalStyle_5f_13" style:base-cell-address="'Formular 1'.AA24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5"/>
      <style:map style:condition="cell-content()=&quot;[    ]&quot;" style:apply-style-name="ConditionalStyle_5f_14" style:base-cell-address="'Formular 1'.AA25"/>
      <style:map style:condition="cell-content()=&quot;   &quot;" style:apply-style-name="ConditionalStyle_5f_13" style:base-cell-address="'Formular 1'.AA25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6"/>
      <style:map style:condition="cell-content()=&quot;[    ]&quot;" style:apply-style-name="ConditionalStyle_5f_14" style:base-cell-address="'Formular 1'.AA26"/>
      <style:map style:condition="cell-content()=&quot;   &quot;" style:apply-style-name="ConditionalStyle_5f_13" style:base-cell-address="'Formular 1'.AA26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7"/>
      <style:map style:condition="cell-content()=&quot;[    ]&quot;" style:apply-style-name="ConditionalStyle_5f_14" style:base-cell-address="'Formular 1'.AA27"/>
      <style:map style:condition="cell-content()=&quot;   &quot;" style:apply-style-name="ConditionalStyle_5f_13" style:base-cell-address="'Formular 1'.AA27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8"/>
      <style:map style:condition="cell-content()=&quot;[    ]&quot;" style:apply-style-name="ConditionalStyle_5f_14" style:base-cell-address="'Formular 1'.AA28"/>
      <style:map style:condition="cell-content()=&quot;   &quot;" style:apply-style-name="ConditionalStyle_5f_13" style:base-cell-address="'Formular 1'.AA28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29"/>
      <style:map style:condition="cell-content()=&quot;[    ]&quot;" style:apply-style-name="ConditionalStyle_5f_14" style:base-cell-address="'Formular 1'.AA29"/>
      <style:map style:condition="cell-content()=&quot;   &quot;" style:apply-style-name="ConditionalStyle_5f_13" style:base-cell-address="'Formular 1'.AA29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30"/>
      <style:map style:condition="cell-content()=&quot;[    ]&quot;" style:apply-style-name="ConditionalStyle_5f_14" style:base-cell-address="'Formular 1'.AA30"/>
      <style:map style:condition="cell-content()=&quot;   &quot;" style:apply-style-name="ConditionalStyle_5f_13" style:base-cell-address="'Formular 1'.AA30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A31"/>
      <style:map style:condition="cell-content()=&quot;[    ]&quot;" style:apply-style-name="ConditionalStyle_5f_14" style:base-cell-address="'Formular 1'.AA31"/>
      <style:map style:condition="cell-content()=&quot;   &quot;" style:apply-style-name="ConditionalStyle_5f_13" style:base-cell-address="'Formular 1'.AA31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6"/>
      <style:map style:condition="cell-content()=&quot;[    ]&quot;" style:apply-style-name="ConditionalStyle_5f_14" style:base-cell-address="'Formular 1'.AB6"/>
      <style:map style:condition="cell-content()=&quot;   &quot;" style:apply-style-name="ConditionalStyle_5f_13" style:base-cell-address="'Formular 1'.AB6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7"/>
      <style:map style:condition="cell-content()=&quot;[    ]&quot;" style:apply-style-name="ConditionalStyle_5f_14" style:base-cell-address="'Formular 1'.AB7"/>
      <style:map style:condition="cell-content()=&quot;   &quot;" style:apply-style-name="ConditionalStyle_5f_13" style:base-cell-address="'Formular 1'.AB7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8"/>
      <style:map style:condition="cell-content()=&quot;[    ]&quot;" style:apply-style-name="ConditionalStyle_5f_14" style:base-cell-address="'Formular 1'.AB8"/>
      <style:map style:condition="cell-content()=&quot;   &quot;" style:apply-style-name="ConditionalStyle_5f_13" style:base-cell-address="'Formular 1'.AB8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9"/>
      <style:map style:condition="cell-content()=&quot;[    ]&quot;" style:apply-style-name="ConditionalStyle_5f_14" style:base-cell-address="'Formular 1'.AB9"/>
      <style:map style:condition="cell-content()=&quot;   &quot;" style:apply-style-name="ConditionalStyle_5f_13" style:base-cell-address="'Formular 1'.AB9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0"/>
      <style:map style:condition="cell-content()=&quot;[    ]&quot;" style:apply-style-name="ConditionalStyle_5f_14" style:base-cell-address="'Formular 1'.AB10"/>
      <style:map style:condition="cell-content()=&quot;   &quot;" style:apply-style-name="ConditionalStyle_5f_13" style:base-cell-address="'Formular 1'.AB10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1"/>
      <style:map style:condition="cell-content()=&quot;[    ]&quot;" style:apply-style-name="ConditionalStyle_5f_14" style:base-cell-address="'Formular 1'.AB11"/>
      <style:map style:condition="cell-content()=&quot;   &quot;" style:apply-style-name="ConditionalStyle_5f_13" style:base-cell-address="'Formular 1'.AB11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2"/>
      <style:map style:condition="cell-content()=&quot;[    ]&quot;" style:apply-style-name="ConditionalStyle_5f_14" style:base-cell-address="'Formular 1'.AB12"/>
      <style:map style:condition="cell-content()=&quot;   &quot;" style:apply-style-name="ConditionalStyle_5f_13" style:base-cell-address="'Formular 1'.AB12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3"/>
      <style:map style:condition="cell-content()=&quot;[    ]&quot;" style:apply-style-name="ConditionalStyle_5f_14" style:base-cell-address="'Formular 1'.AB13"/>
      <style:map style:condition="cell-content()=&quot;   &quot;" style:apply-style-name="ConditionalStyle_5f_13" style:base-cell-address="'Formular 1'.AB13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4"/>
      <style:map style:condition="cell-content()=&quot;[    ]&quot;" style:apply-style-name="ConditionalStyle_5f_14" style:base-cell-address="'Formular 1'.AB14"/>
      <style:map style:condition="cell-content()=&quot;   &quot;" style:apply-style-name="ConditionalStyle_5f_13" style:base-cell-address="'Formular 1'.AB14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5"/>
      <style:map style:condition="cell-content()=&quot;[    ]&quot;" style:apply-style-name="ConditionalStyle_5f_14" style:base-cell-address="'Formular 1'.AB15"/>
      <style:map style:condition="cell-content()=&quot;   &quot;" style:apply-style-name="ConditionalStyle_5f_13" style:base-cell-address="'Formular 1'.AB15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6"/>
      <style:map style:condition="cell-content()=&quot;[    ]&quot;" style:apply-style-name="ConditionalStyle_5f_14" style:base-cell-address="'Formular 1'.AB16"/>
      <style:map style:condition="cell-content()=&quot;   &quot;" style:apply-style-name="ConditionalStyle_5f_13" style:base-cell-address="'Formular 1'.AB16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7"/>
      <style:map style:condition="cell-content()=&quot;[    ]&quot;" style:apply-style-name="ConditionalStyle_5f_14" style:base-cell-address="'Formular 1'.AB17"/>
      <style:map style:condition="cell-content()=&quot;   &quot;" style:apply-style-name="ConditionalStyle_5f_13" style:base-cell-address="'Formular 1'.AB17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8"/>
      <style:map style:condition="cell-content()=&quot;[    ]&quot;" style:apply-style-name="ConditionalStyle_5f_14" style:base-cell-address="'Formular 1'.AB18"/>
      <style:map style:condition="cell-content()=&quot;   &quot;" style:apply-style-name="ConditionalStyle_5f_13" style:base-cell-address="'Formular 1'.AB18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19"/>
      <style:map style:condition="cell-content()=&quot;[    ]&quot;" style:apply-style-name="ConditionalStyle_5f_14" style:base-cell-address="'Formular 1'.AB19"/>
      <style:map style:condition="cell-content()=&quot;   &quot;" style:apply-style-name="ConditionalStyle_5f_13" style:base-cell-address="'Formular 1'.AB19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0"/>
      <style:map style:condition="cell-content()=&quot;[    ]&quot;" style:apply-style-name="ConditionalStyle_5f_14" style:base-cell-address="'Formular 1'.AB20"/>
      <style:map style:condition="cell-content()=&quot;   &quot;" style:apply-style-name="ConditionalStyle_5f_13" style:base-cell-address="'Formular 1'.AB20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1"/>
      <style:map style:condition="cell-content()=&quot;[    ]&quot;" style:apply-style-name="ConditionalStyle_5f_14" style:base-cell-address="'Formular 1'.AB21"/>
      <style:map style:condition="cell-content()=&quot;   &quot;" style:apply-style-name="ConditionalStyle_5f_13" style:base-cell-address="'Formular 1'.AB21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2"/>
      <style:map style:condition="cell-content()=&quot;[    ]&quot;" style:apply-style-name="ConditionalStyle_5f_14" style:base-cell-address="'Formular 1'.AB22"/>
      <style:map style:condition="cell-content()=&quot;   &quot;" style:apply-style-name="ConditionalStyle_5f_13" style:base-cell-address="'Formular 1'.AB22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3"/>
      <style:map style:condition="cell-content()=&quot;[    ]&quot;" style:apply-style-name="ConditionalStyle_5f_14" style:base-cell-address="'Formular 1'.AB23"/>
      <style:map style:condition="cell-content()=&quot;   &quot;" style:apply-style-name="ConditionalStyle_5f_13" style:base-cell-address="'Formular 1'.AB23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4"/>
      <style:map style:condition="cell-content()=&quot;[    ]&quot;" style:apply-style-name="ConditionalStyle_5f_14" style:base-cell-address="'Formular 1'.AB24"/>
      <style:map style:condition="cell-content()=&quot;   &quot;" style:apply-style-name="ConditionalStyle_5f_13" style:base-cell-address="'Formular 1'.AB24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5"/>
      <style:map style:condition="cell-content()=&quot;[    ]&quot;" style:apply-style-name="ConditionalStyle_5f_14" style:base-cell-address="'Formular 1'.AB25"/>
      <style:map style:condition="cell-content()=&quot;   &quot;" style:apply-style-name="ConditionalStyle_5f_13" style:base-cell-address="'Formular 1'.AB25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6"/>
      <style:map style:condition="cell-content()=&quot;[    ]&quot;" style:apply-style-name="ConditionalStyle_5f_14" style:base-cell-address="'Formular 1'.AB26"/>
      <style:map style:condition="cell-content()=&quot;   &quot;" style:apply-style-name="ConditionalStyle_5f_13" style:base-cell-address="'Formular 1'.AB26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7"/>
      <style:map style:condition="cell-content()=&quot;[    ]&quot;" style:apply-style-name="ConditionalStyle_5f_14" style:base-cell-address="'Formular 1'.AB27"/>
      <style:map style:condition="cell-content()=&quot;   &quot;" style:apply-style-name="ConditionalStyle_5f_13" style:base-cell-address="'Formular 1'.AB27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8"/>
      <style:map style:condition="cell-content()=&quot;[    ]&quot;" style:apply-style-name="ConditionalStyle_5f_14" style:base-cell-address="'Formular 1'.AB28"/>
      <style:map style:condition="cell-content()=&quot;   &quot;" style:apply-style-name="ConditionalStyle_5f_13" style:base-cell-address="'Formular 1'.AB28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29"/>
      <style:map style:condition="cell-content()=&quot;[    ]&quot;" style:apply-style-name="ConditionalStyle_5f_14" style:base-cell-address="'Formular 1'.AB29"/>
      <style:map style:condition="cell-content()=&quot;   &quot;" style:apply-style-name="ConditionalStyle_5f_13" style:base-cell-address="'Formular 1'.AB29"/>
    </style:style>
    <style:style style:name="ce2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30"/>
      <style:map style:condition="cell-content()=&quot;[    ]&quot;" style:apply-style-name="ConditionalStyle_5f_14" style:base-cell-address="'Formular 1'.AB30"/>
      <style:map style:condition="cell-content()=&quot;   &quot;" style:apply-style-name="ConditionalStyle_5f_13" style:base-cell-address="'Formular 1'.AB30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B31"/>
      <style:map style:condition="cell-content()=&quot;[    ]&quot;" style:apply-style-name="ConditionalStyle_5f_14" style:base-cell-address="'Formular 1'.AB31"/>
      <style:map style:condition="cell-content()=&quot;   &quot;" style:apply-style-name="ConditionalStyle_5f_13" style:base-cell-address="'Formular 1'.AB31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6"/>
      <style:map style:condition="cell-content()=&quot;[    ]&quot;" style:apply-style-name="ConditionalStyle_5f_14" style:base-cell-address="'Formular 1'.AC6"/>
      <style:map style:condition="cell-content()=&quot;   &quot;" style:apply-style-name="ConditionalStyle_5f_13" style:base-cell-address="'Formular 1'.AC6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7"/>
      <style:map style:condition="cell-content()=&quot;[    ]&quot;" style:apply-style-name="ConditionalStyle_5f_14" style:base-cell-address="'Formular 1'.AC7"/>
      <style:map style:condition="cell-content()=&quot;   &quot;" style:apply-style-name="ConditionalStyle_5f_13" style:base-cell-address="'Formular 1'.AC7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8"/>
      <style:map style:condition="cell-content()=&quot;[    ]&quot;" style:apply-style-name="ConditionalStyle_5f_14" style:base-cell-address="'Formular 1'.AC8"/>
      <style:map style:condition="cell-content()=&quot;   &quot;" style:apply-style-name="ConditionalStyle_5f_13" style:base-cell-address="'Formular 1'.AC8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9"/>
      <style:map style:condition="cell-content()=&quot;[    ]&quot;" style:apply-style-name="ConditionalStyle_5f_14" style:base-cell-address="'Formular 1'.AC9"/>
      <style:map style:condition="cell-content()=&quot;   &quot;" style:apply-style-name="ConditionalStyle_5f_13" style:base-cell-address="'Formular 1'.AC9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0"/>
      <style:map style:condition="cell-content()=&quot;[    ]&quot;" style:apply-style-name="ConditionalStyle_5f_14" style:base-cell-address="'Formular 1'.AC10"/>
      <style:map style:condition="cell-content()=&quot;   &quot;" style:apply-style-name="ConditionalStyle_5f_13" style:base-cell-address="'Formular 1'.AC10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1"/>
      <style:map style:condition="cell-content()=&quot;[    ]&quot;" style:apply-style-name="ConditionalStyle_5f_14" style:base-cell-address="'Formular 1'.AC11"/>
      <style:map style:condition="cell-content()=&quot;   &quot;" style:apply-style-name="ConditionalStyle_5f_13" style:base-cell-address="'Formular 1'.AC11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2"/>
      <style:map style:condition="cell-content()=&quot;[    ]&quot;" style:apply-style-name="ConditionalStyle_5f_14" style:base-cell-address="'Formular 1'.AC12"/>
      <style:map style:condition="cell-content()=&quot;   &quot;" style:apply-style-name="ConditionalStyle_5f_13" style:base-cell-address="'Formular 1'.AC12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3"/>
      <style:map style:condition="cell-content()=&quot;[    ]&quot;" style:apply-style-name="ConditionalStyle_5f_14" style:base-cell-address="'Formular 1'.AC13"/>
      <style:map style:condition="cell-content()=&quot;   &quot;" style:apply-style-name="ConditionalStyle_5f_13" style:base-cell-address="'Formular 1'.AC13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4"/>
      <style:map style:condition="cell-content()=&quot;[    ]&quot;" style:apply-style-name="ConditionalStyle_5f_14" style:base-cell-address="'Formular 1'.AC14"/>
      <style:map style:condition="cell-content()=&quot;   &quot;" style:apply-style-name="ConditionalStyle_5f_13" style:base-cell-address="'Formular 1'.AC14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5"/>
      <style:map style:condition="cell-content()=&quot;[    ]&quot;" style:apply-style-name="ConditionalStyle_5f_14" style:base-cell-address="'Formular 1'.AC15"/>
      <style:map style:condition="cell-content()=&quot;   &quot;" style:apply-style-name="ConditionalStyle_5f_13" style:base-cell-address="'Formular 1'.AC15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6"/>
      <style:map style:condition="cell-content()=&quot;[    ]&quot;" style:apply-style-name="ConditionalStyle_5f_14" style:base-cell-address="'Formular 1'.AC16"/>
      <style:map style:condition="cell-content()=&quot;   &quot;" style:apply-style-name="ConditionalStyle_5f_13" style:base-cell-address="'Formular 1'.AC16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7"/>
      <style:map style:condition="cell-content()=&quot;[    ]&quot;" style:apply-style-name="ConditionalStyle_5f_14" style:base-cell-address="'Formular 1'.AC17"/>
      <style:map style:condition="cell-content()=&quot;   &quot;" style:apply-style-name="ConditionalStyle_5f_13" style:base-cell-address="'Formular 1'.AC17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8"/>
      <style:map style:condition="cell-content()=&quot;[    ]&quot;" style:apply-style-name="ConditionalStyle_5f_14" style:base-cell-address="'Formular 1'.AC18"/>
      <style:map style:condition="cell-content()=&quot;   &quot;" style:apply-style-name="ConditionalStyle_5f_13" style:base-cell-address="'Formular 1'.AC18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19"/>
      <style:map style:condition="cell-content()=&quot;[    ]&quot;" style:apply-style-name="ConditionalStyle_5f_14" style:base-cell-address="'Formular 1'.AC19"/>
      <style:map style:condition="cell-content()=&quot;   &quot;" style:apply-style-name="ConditionalStyle_5f_13" style:base-cell-address="'Formular 1'.AC19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0"/>
      <style:map style:condition="cell-content()=&quot;[    ]&quot;" style:apply-style-name="ConditionalStyle_5f_14" style:base-cell-address="'Formular 1'.AC20"/>
      <style:map style:condition="cell-content()=&quot;   &quot;" style:apply-style-name="ConditionalStyle_5f_13" style:base-cell-address="'Formular 1'.AC2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1"/>
      <style:map style:condition="cell-content()=&quot;[    ]&quot;" style:apply-style-name="ConditionalStyle_5f_14" style:base-cell-address="'Formular 1'.AC21"/>
      <style:map style:condition="cell-content()=&quot;   &quot;" style:apply-style-name="ConditionalStyle_5f_13" style:base-cell-address="'Formular 1'.AC21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2"/>
      <style:map style:condition="cell-content()=&quot;[    ]&quot;" style:apply-style-name="ConditionalStyle_5f_14" style:base-cell-address="'Formular 1'.AC22"/>
      <style:map style:condition="cell-content()=&quot;   &quot;" style:apply-style-name="ConditionalStyle_5f_13" style:base-cell-address="'Formular 1'.AC22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3"/>
      <style:map style:condition="cell-content()=&quot;[    ]&quot;" style:apply-style-name="ConditionalStyle_5f_14" style:base-cell-address="'Formular 1'.AC23"/>
      <style:map style:condition="cell-content()=&quot;   &quot;" style:apply-style-name="ConditionalStyle_5f_13" style:base-cell-address="'Formular 1'.AC23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4"/>
      <style:map style:condition="cell-content()=&quot;[    ]&quot;" style:apply-style-name="ConditionalStyle_5f_14" style:base-cell-address="'Formular 1'.AC24"/>
      <style:map style:condition="cell-content()=&quot;   &quot;" style:apply-style-name="ConditionalStyle_5f_13" style:base-cell-address="'Formular 1'.AC24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5"/>
      <style:map style:condition="cell-content()=&quot;[    ]&quot;" style:apply-style-name="ConditionalStyle_5f_14" style:base-cell-address="'Formular 1'.AC25"/>
      <style:map style:condition="cell-content()=&quot;   &quot;" style:apply-style-name="ConditionalStyle_5f_13" style:base-cell-address="'Formular 1'.AC25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6"/>
      <style:map style:condition="cell-content()=&quot;[    ]&quot;" style:apply-style-name="ConditionalStyle_5f_14" style:base-cell-address="'Formular 1'.AC26"/>
      <style:map style:condition="cell-content()=&quot;   &quot;" style:apply-style-name="ConditionalStyle_5f_13" style:base-cell-address="'Formular 1'.AC26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7"/>
      <style:map style:condition="cell-content()=&quot;[    ]&quot;" style:apply-style-name="ConditionalStyle_5f_14" style:base-cell-address="'Formular 1'.AC27"/>
      <style:map style:condition="cell-content()=&quot;   &quot;" style:apply-style-name="ConditionalStyle_5f_13" style:base-cell-address="'Formular 1'.AC27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8"/>
      <style:map style:condition="cell-content()=&quot;[    ]&quot;" style:apply-style-name="ConditionalStyle_5f_14" style:base-cell-address="'Formular 1'.AC28"/>
      <style:map style:condition="cell-content()=&quot;   &quot;" style:apply-style-name="ConditionalStyle_5f_13" style:base-cell-address="'Formular 1'.AC28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29"/>
      <style:map style:condition="cell-content()=&quot;[    ]&quot;" style:apply-style-name="ConditionalStyle_5f_14" style:base-cell-address="'Formular 1'.AC29"/>
      <style:map style:condition="cell-content()=&quot;   &quot;" style:apply-style-name="ConditionalStyle_5f_13" style:base-cell-address="'Formular 1'.AC29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30"/>
      <style:map style:condition="cell-content()=&quot;[    ]&quot;" style:apply-style-name="ConditionalStyle_5f_14" style:base-cell-address="'Formular 1'.AC30"/>
      <style:map style:condition="cell-content()=&quot;   &quot;" style:apply-style-name="ConditionalStyle_5f_13" style:base-cell-address="'Formular 1'.AC30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C31"/>
      <style:map style:condition="cell-content()=&quot;[    ]&quot;" style:apply-style-name="ConditionalStyle_5f_14" style:base-cell-address="'Formular 1'.AC31"/>
      <style:map style:condition="cell-content()=&quot;   &quot;" style:apply-style-name="ConditionalStyle_5f_13" style:base-cell-address="'Formular 1'.AC31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6"/>
      <style:map style:condition="cell-content()=&quot;[    ]&quot;" style:apply-style-name="ConditionalStyle_5f_14" style:base-cell-address="'Formular 1'.AD6"/>
      <style:map style:condition="cell-content()=&quot;   &quot;" style:apply-style-name="ConditionalStyle_5f_13" style:base-cell-address="'Formular 1'.AD6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7"/>
      <style:map style:condition="cell-content()=&quot;[    ]&quot;" style:apply-style-name="ConditionalStyle_5f_14" style:base-cell-address="'Formular 1'.AD7"/>
      <style:map style:condition="cell-content()=&quot;   &quot;" style:apply-style-name="ConditionalStyle_5f_13" style:base-cell-address="'Formular 1'.AD7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8"/>
      <style:map style:condition="cell-content()=&quot;[    ]&quot;" style:apply-style-name="ConditionalStyle_5f_14" style:base-cell-address="'Formular 1'.AD8"/>
      <style:map style:condition="cell-content()=&quot;   &quot;" style:apply-style-name="ConditionalStyle_5f_13" style:base-cell-address="'Formular 1'.AD8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9"/>
      <style:map style:condition="cell-content()=&quot;[    ]&quot;" style:apply-style-name="ConditionalStyle_5f_14" style:base-cell-address="'Formular 1'.AD9"/>
      <style:map style:condition="cell-content()=&quot;   &quot;" style:apply-style-name="ConditionalStyle_5f_13" style:base-cell-address="'Formular 1'.AD9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0"/>
      <style:map style:condition="cell-content()=&quot;[    ]&quot;" style:apply-style-name="ConditionalStyle_5f_14" style:base-cell-address="'Formular 1'.AD10"/>
      <style:map style:condition="cell-content()=&quot;   &quot;" style:apply-style-name="ConditionalStyle_5f_13" style:base-cell-address="'Formular 1'.AD10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1"/>
      <style:map style:condition="cell-content()=&quot;[    ]&quot;" style:apply-style-name="ConditionalStyle_5f_14" style:base-cell-address="'Formular 1'.AD11"/>
      <style:map style:condition="cell-content()=&quot;   &quot;" style:apply-style-name="ConditionalStyle_5f_13" style:base-cell-address="'Formular 1'.AD11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2"/>
      <style:map style:condition="cell-content()=&quot;[    ]&quot;" style:apply-style-name="ConditionalStyle_5f_14" style:base-cell-address="'Formular 1'.AD12"/>
      <style:map style:condition="cell-content()=&quot;   &quot;" style:apply-style-name="ConditionalStyle_5f_13" style:base-cell-address="'Formular 1'.AD12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3"/>
      <style:map style:condition="cell-content()=&quot;[    ]&quot;" style:apply-style-name="ConditionalStyle_5f_14" style:base-cell-address="'Formular 1'.AD13"/>
      <style:map style:condition="cell-content()=&quot;   &quot;" style:apply-style-name="ConditionalStyle_5f_13" style:base-cell-address="'Formular 1'.AD13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4"/>
      <style:map style:condition="cell-content()=&quot;[    ]&quot;" style:apply-style-name="ConditionalStyle_5f_14" style:base-cell-address="'Formular 1'.AD14"/>
      <style:map style:condition="cell-content()=&quot;   &quot;" style:apply-style-name="ConditionalStyle_5f_13" style:base-cell-address="'Formular 1'.AD14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5"/>
      <style:map style:condition="cell-content()=&quot;[    ]&quot;" style:apply-style-name="ConditionalStyle_5f_14" style:base-cell-address="'Formular 1'.AD15"/>
      <style:map style:condition="cell-content()=&quot;   &quot;" style:apply-style-name="ConditionalStyle_5f_13" style:base-cell-address="'Formular 1'.AD15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6"/>
      <style:map style:condition="cell-content()=&quot;[    ]&quot;" style:apply-style-name="ConditionalStyle_5f_14" style:base-cell-address="'Formular 1'.AD16"/>
      <style:map style:condition="cell-content()=&quot;   &quot;" style:apply-style-name="ConditionalStyle_5f_13" style:base-cell-address="'Formular 1'.AD16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7"/>
      <style:map style:condition="cell-content()=&quot;[    ]&quot;" style:apply-style-name="ConditionalStyle_5f_14" style:base-cell-address="'Formular 1'.AD17"/>
      <style:map style:condition="cell-content()=&quot;   &quot;" style:apply-style-name="ConditionalStyle_5f_13" style:base-cell-address="'Formular 1'.AD17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8"/>
      <style:map style:condition="cell-content()=&quot;[    ]&quot;" style:apply-style-name="ConditionalStyle_5f_14" style:base-cell-address="'Formular 1'.AD18"/>
      <style:map style:condition="cell-content()=&quot;   &quot;" style:apply-style-name="ConditionalStyle_5f_13" style:base-cell-address="'Formular 1'.AD18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19"/>
      <style:map style:condition="cell-content()=&quot;[    ]&quot;" style:apply-style-name="ConditionalStyle_5f_14" style:base-cell-address="'Formular 1'.AD19"/>
      <style:map style:condition="cell-content()=&quot;   &quot;" style:apply-style-name="ConditionalStyle_5f_13" style:base-cell-address="'Formular 1'.AD19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0"/>
      <style:map style:condition="cell-content()=&quot;[    ]&quot;" style:apply-style-name="ConditionalStyle_5f_14" style:base-cell-address="'Formular 1'.AD20"/>
      <style:map style:condition="cell-content()=&quot;   &quot;" style:apply-style-name="ConditionalStyle_5f_13" style:base-cell-address="'Formular 1'.AD20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1"/>
      <style:map style:condition="cell-content()=&quot;[    ]&quot;" style:apply-style-name="ConditionalStyle_5f_14" style:base-cell-address="'Formular 1'.AD21"/>
      <style:map style:condition="cell-content()=&quot;   &quot;" style:apply-style-name="ConditionalStyle_5f_13" style:base-cell-address="'Formular 1'.AD21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2"/>
      <style:map style:condition="cell-content()=&quot;[    ]&quot;" style:apply-style-name="ConditionalStyle_5f_14" style:base-cell-address="'Formular 1'.AD22"/>
      <style:map style:condition="cell-content()=&quot;   &quot;" style:apply-style-name="ConditionalStyle_5f_13" style:base-cell-address="'Formular 1'.AD22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3"/>
      <style:map style:condition="cell-content()=&quot;[    ]&quot;" style:apply-style-name="ConditionalStyle_5f_14" style:base-cell-address="'Formular 1'.AD23"/>
      <style:map style:condition="cell-content()=&quot;   &quot;" style:apply-style-name="ConditionalStyle_5f_13" style:base-cell-address="'Formular 1'.AD23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4"/>
      <style:map style:condition="cell-content()=&quot;[    ]&quot;" style:apply-style-name="ConditionalStyle_5f_14" style:base-cell-address="'Formular 1'.AD24"/>
      <style:map style:condition="cell-content()=&quot;   &quot;" style:apply-style-name="ConditionalStyle_5f_13" style:base-cell-address="'Formular 1'.AD24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5"/>
      <style:map style:condition="cell-content()=&quot;[    ]&quot;" style:apply-style-name="ConditionalStyle_5f_14" style:base-cell-address="'Formular 1'.AD25"/>
      <style:map style:condition="cell-content()=&quot;   &quot;" style:apply-style-name="ConditionalStyle_5f_13" style:base-cell-address="'Formular 1'.AD25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6"/>
      <style:map style:condition="cell-content()=&quot;[    ]&quot;" style:apply-style-name="ConditionalStyle_5f_14" style:base-cell-address="'Formular 1'.AD26"/>
      <style:map style:condition="cell-content()=&quot;   &quot;" style:apply-style-name="ConditionalStyle_5f_13" style:base-cell-address="'Formular 1'.AD26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7"/>
      <style:map style:condition="cell-content()=&quot;[    ]&quot;" style:apply-style-name="ConditionalStyle_5f_14" style:base-cell-address="'Formular 1'.AD27"/>
      <style:map style:condition="cell-content()=&quot;   &quot;" style:apply-style-name="ConditionalStyle_5f_13" style:base-cell-address="'Formular 1'.AD27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8"/>
      <style:map style:condition="cell-content()=&quot;[    ]&quot;" style:apply-style-name="ConditionalStyle_5f_14" style:base-cell-address="'Formular 1'.AD28"/>
      <style:map style:condition="cell-content()=&quot;   &quot;" style:apply-style-name="ConditionalStyle_5f_13" style:base-cell-address="'Formular 1'.AD28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29"/>
      <style:map style:condition="cell-content()=&quot;[    ]&quot;" style:apply-style-name="ConditionalStyle_5f_14" style:base-cell-address="'Formular 1'.AD29"/>
      <style:map style:condition="cell-content()=&quot;   &quot;" style:apply-style-name="ConditionalStyle_5f_13" style:base-cell-address="'Formular 1'.AD29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30"/>
      <style:map style:condition="cell-content()=&quot;[    ]&quot;" style:apply-style-name="ConditionalStyle_5f_14" style:base-cell-address="'Formular 1'.AD30"/>
      <style:map style:condition="cell-content()=&quot;   &quot;" style:apply-style-name="ConditionalStyle_5f_13" style:base-cell-address="'Formular 1'.AD30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D31"/>
      <style:map style:condition="cell-content()=&quot;[    ]&quot;" style:apply-style-name="ConditionalStyle_5f_14" style:base-cell-address="'Formular 1'.AD31"/>
      <style:map style:condition="cell-content()=&quot;   &quot;" style:apply-style-name="ConditionalStyle_5f_13" style:base-cell-address="'Formular 1'.AD31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6"/>
      <style:map style:condition="cell-content()=&quot;[    ]&quot;" style:apply-style-name="ConditionalStyle_5f_14" style:base-cell-address="'Formular 1'.AE6"/>
      <style:map style:condition="cell-content()=&quot;   &quot;" style:apply-style-name="ConditionalStyle_5f_13" style:base-cell-address="'Formular 1'.AE6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7"/>
      <style:map style:condition="cell-content()=&quot;[    ]&quot;" style:apply-style-name="ConditionalStyle_5f_14" style:base-cell-address="'Formular 1'.AE7"/>
      <style:map style:condition="cell-content()=&quot;   &quot;" style:apply-style-name="ConditionalStyle_5f_13" style:base-cell-address="'Formular 1'.AE7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8"/>
      <style:map style:condition="cell-content()=&quot;[    ]&quot;" style:apply-style-name="ConditionalStyle_5f_14" style:base-cell-address="'Formular 1'.AE8"/>
      <style:map style:condition="cell-content()=&quot;   &quot;" style:apply-style-name="ConditionalStyle_5f_13" style:base-cell-address="'Formular 1'.AE8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9"/>
      <style:map style:condition="cell-content()=&quot;[    ]&quot;" style:apply-style-name="ConditionalStyle_5f_14" style:base-cell-address="'Formular 1'.AE9"/>
      <style:map style:condition="cell-content()=&quot;   &quot;" style:apply-style-name="ConditionalStyle_5f_13" style:base-cell-address="'Formular 1'.AE9"/>
    </style:style>
    <style:style style:name="ce2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0"/>
      <style:map style:condition="cell-content()=&quot;[    ]&quot;" style:apply-style-name="ConditionalStyle_5f_14" style:base-cell-address="'Formular 1'.AE10"/>
      <style:map style:condition="cell-content()=&quot;   &quot;" style:apply-style-name="ConditionalStyle_5f_13" style:base-cell-address="'Formular 1'.AE10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1"/>
      <style:map style:condition="cell-content()=&quot;[    ]&quot;" style:apply-style-name="ConditionalStyle_5f_14" style:base-cell-address="'Formular 1'.AE11"/>
      <style:map style:condition="cell-content()=&quot;   &quot;" style:apply-style-name="ConditionalStyle_5f_13" style:base-cell-address="'Formular 1'.AE11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2"/>
      <style:map style:condition="cell-content()=&quot;[    ]&quot;" style:apply-style-name="ConditionalStyle_5f_14" style:base-cell-address="'Formular 1'.AE12"/>
      <style:map style:condition="cell-content()=&quot;   &quot;" style:apply-style-name="ConditionalStyle_5f_13" style:base-cell-address="'Formular 1'.AE12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3"/>
      <style:map style:condition="cell-content()=&quot;[    ]&quot;" style:apply-style-name="ConditionalStyle_5f_14" style:base-cell-address="'Formular 1'.AE13"/>
      <style:map style:condition="cell-content()=&quot;   &quot;" style:apply-style-name="ConditionalStyle_5f_13" style:base-cell-address="'Formular 1'.AE13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4"/>
      <style:map style:condition="cell-content()=&quot;[    ]&quot;" style:apply-style-name="ConditionalStyle_5f_14" style:base-cell-address="'Formular 1'.AE14"/>
      <style:map style:condition="cell-content()=&quot;   &quot;" style:apply-style-name="ConditionalStyle_5f_13" style:base-cell-address="'Formular 1'.AE14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5"/>
      <style:map style:condition="cell-content()=&quot;[    ]&quot;" style:apply-style-name="ConditionalStyle_5f_14" style:base-cell-address="'Formular 1'.AE15"/>
      <style:map style:condition="cell-content()=&quot;   &quot;" style:apply-style-name="ConditionalStyle_5f_13" style:base-cell-address="'Formular 1'.AE15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6"/>
      <style:map style:condition="cell-content()=&quot;[    ]&quot;" style:apply-style-name="ConditionalStyle_5f_14" style:base-cell-address="'Formular 1'.AE16"/>
      <style:map style:condition="cell-content()=&quot;   &quot;" style:apply-style-name="ConditionalStyle_5f_13" style:base-cell-address="'Formular 1'.AE16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7"/>
      <style:map style:condition="cell-content()=&quot;[    ]&quot;" style:apply-style-name="ConditionalStyle_5f_14" style:base-cell-address="'Formular 1'.AE17"/>
      <style:map style:condition="cell-content()=&quot;   &quot;" style:apply-style-name="ConditionalStyle_5f_13" style:base-cell-address="'Formular 1'.AE17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8"/>
      <style:map style:condition="cell-content()=&quot;[    ]&quot;" style:apply-style-name="ConditionalStyle_5f_14" style:base-cell-address="'Formular 1'.AE18"/>
      <style:map style:condition="cell-content()=&quot;   &quot;" style:apply-style-name="ConditionalStyle_5f_13" style:base-cell-address="'Formular 1'.AE18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19"/>
      <style:map style:condition="cell-content()=&quot;[    ]&quot;" style:apply-style-name="ConditionalStyle_5f_14" style:base-cell-address="'Formular 1'.AE19"/>
      <style:map style:condition="cell-content()=&quot;   &quot;" style:apply-style-name="ConditionalStyle_5f_13" style:base-cell-address="'Formular 1'.AE19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0"/>
      <style:map style:condition="cell-content()=&quot;[    ]&quot;" style:apply-style-name="ConditionalStyle_5f_14" style:base-cell-address="'Formular 1'.AE20"/>
      <style:map style:condition="cell-content()=&quot;   &quot;" style:apply-style-name="ConditionalStyle_5f_13" style:base-cell-address="'Formular 1'.AE20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1"/>
      <style:map style:condition="cell-content()=&quot;[    ]&quot;" style:apply-style-name="ConditionalStyle_5f_14" style:base-cell-address="'Formular 1'.AE21"/>
      <style:map style:condition="cell-content()=&quot;   &quot;" style:apply-style-name="ConditionalStyle_5f_13" style:base-cell-address="'Formular 1'.AE21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2"/>
      <style:map style:condition="cell-content()=&quot;[    ]&quot;" style:apply-style-name="ConditionalStyle_5f_14" style:base-cell-address="'Formular 1'.AE22"/>
      <style:map style:condition="cell-content()=&quot;   &quot;" style:apply-style-name="ConditionalStyle_5f_13" style:base-cell-address="'Formular 1'.AE22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3"/>
      <style:map style:condition="cell-content()=&quot;[    ]&quot;" style:apply-style-name="ConditionalStyle_5f_14" style:base-cell-address="'Formular 1'.AE23"/>
      <style:map style:condition="cell-content()=&quot;   &quot;" style:apply-style-name="ConditionalStyle_5f_13" style:base-cell-address="'Formular 1'.AE23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4"/>
      <style:map style:condition="cell-content()=&quot;[    ]&quot;" style:apply-style-name="ConditionalStyle_5f_14" style:base-cell-address="'Formular 1'.AE24"/>
      <style:map style:condition="cell-content()=&quot;   &quot;" style:apply-style-name="ConditionalStyle_5f_13" style:base-cell-address="'Formular 1'.AE24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5"/>
      <style:map style:condition="cell-content()=&quot;[    ]&quot;" style:apply-style-name="ConditionalStyle_5f_14" style:base-cell-address="'Formular 1'.AE25"/>
      <style:map style:condition="cell-content()=&quot;   &quot;" style:apply-style-name="ConditionalStyle_5f_13" style:base-cell-address="'Formular 1'.AE25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6"/>
      <style:map style:condition="cell-content()=&quot;[    ]&quot;" style:apply-style-name="ConditionalStyle_5f_14" style:base-cell-address="'Formular 1'.AE26"/>
      <style:map style:condition="cell-content()=&quot;   &quot;" style:apply-style-name="ConditionalStyle_5f_13" style:base-cell-address="'Formular 1'.AE26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7"/>
      <style:map style:condition="cell-content()=&quot;[    ]&quot;" style:apply-style-name="ConditionalStyle_5f_14" style:base-cell-address="'Formular 1'.AE27"/>
      <style:map style:condition="cell-content()=&quot;   &quot;" style:apply-style-name="ConditionalStyle_5f_13" style:base-cell-address="'Formular 1'.AE27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8"/>
      <style:map style:condition="cell-content()=&quot;[    ]&quot;" style:apply-style-name="ConditionalStyle_5f_14" style:base-cell-address="'Formular 1'.AE28"/>
      <style:map style:condition="cell-content()=&quot;   &quot;" style:apply-style-name="ConditionalStyle_5f_13" style:base-cell-address="'Formular 1'.AE28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29"/>
      <style:map style:condition="cell-content()=&quot;[    ]&quot;" style:apply-style-name="ConditionalStyle_5f_14" style:base-cell-address="'Formular 1'.AE29"/>
      <style:map style:condition="cell-content()=&quot;   &quot;" style:apply-style-name="ConditionalStyle_5f_13" style:base-cell-address="'Formular 1'.AE29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30"/>
      <style:map style:condition="cell-content()=&quot;[    ]&quot;" style:apply-style-name="ConditionalStyle_5f_14" style:base-cell-address="'Formular 1'.AE30"/>
      <style:map style:condition="cell-content()=&quot;   &quot;" style:apply-style-name="ConditionalStyle_5f_13" style:base-cell-address="'Formular 1'.AE30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E31"/>
      <style:map style:condition="cell-content()=&quot;[    ]&quot;" style:apply-style-name="ConditionalStyle_5f_14" style:base-cell-address="'Formular 1'.AE31"/>
      <style:map style:condition="cell-content()=&quot;   &quot;" style:apply-style-name="ConditionalStyle_5f_13" style:base-cell-address="'Formular 1'.AE31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6"/>
      <style:map style:condition="cell-content()=&quot;[    ]&quot;" style:apply-style-name="ConditionalStyle_5f_14" style:base-cell-address="'Formular 1'.AF6"/>
      <style:map style:condition="cell-content()=&quot;   &quot;" style:apply-style-name="ConditionalStyle_5f_13" style:base-cell-address="'Formular 1'.AF6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7"/>
      <style:map style:condition="cell-content()=&quot;[    ]&quot;" style:apply-style-name="ConditionalStyle_5f_14" style:base-cell-address="'Formular 1'.AF7"/>
      <style:map style:condition="cell-content()=&quot;   &quot;" style:apply-style-name="ConditionalStyle_5f_13" style:base-cell-address="'Formular 1'.AF7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8"/>
      <style:map style:condition="cell-content()=&quot;[    ]&quot;" style:apply-style-name="ConditionalStyle_5f_14" style:base-cell-address="'Formular 1'.AF8"/>
      <style:map style:condition="cell-content()=&quot;   &quot;" style:apply-style-name="ConditionalStyle_5f_13" style:base-cell-address="'Formular 1'.AF8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9"/>
      <style:map style:condition="cell-content()=&quot;[    ]&quot;" style:apply-style-name="ConditionalStyle_5f_14" style:base-cell-address="'Formular 1'.AF9"/>
      <style:map style:condition="cell-content()=&quot;   &quot;" style:apply-style-name="ConditionalStyle_5f_13" style:base-cell-address="'Formular 1'.AF9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0"/>
      <style:map style:condition="cell-content()=&quot;[    ]&quot;" style:apply-style-name="ConditionalStyle_5f_14" style:base-cell-address="'Formular 1'.AF10"/>
      <style:map style:condition="cell-content()=&quot;   &quot;" style:apply-style-name="ConditionalStyle_5f_13" style:base-cell-address="'Formular 1'.AF10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1"/>
      <style:map style:condition="cell-content()=&quot;[    ]&quot;" style:apply-style-name="ConditionalStyle_5f_14" style:base-cell-address="'Formular 1'.AF11"/>
      <style:map style:condition="cell-content()=&quot;   &quot;" style:apply-style-name="ConditionalStyle_5f_13" style:base-cell-address="'Formular 1'.AF11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2"/>
      <style:map style:condition="cell-content()=&quot;[    ]&quot;" style:apply-style-name="ConditionalStyle_5f_14" style:base-cell-address="'Formular 1'.AF12"/>
      <style:map style:condition="cell-content()=&quot;   &quot;" style:apply-style-name="ConditionalStyle_5f_13" style:base-cell-address="'Formular 1'.AF12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3"/>
      <style:map style:condition="cell-content()=&quot;[    ]&quot;" style:apply-style-name="ConditionalStyle_5f_14" style:base-cell-address="'Formular 1'.AF13"/>
      <style:map style:condition="cell-content()=&quot;   &quot;" style:apply-style-name="ConditionalStyle_5f_13" style:base-cell-address="'Formular 1'.AF13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4"/>
      <style:map style:condition="cell-content()=&quot;[    ]&quot;" style:apply-style-name="ConditionalStyle_5f_14" style:base-cell-address="'Formular 1'.AF14"/>
      <style:map style:condition="cell-content()=&quot;   &quot;" style:apply-style-name="ConditionalStyle_5f_13" style:base-cell-address="'Formular 1'.AF14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5"/>
      <style:map style:condition="cell-content()=&quot;[    ]&quot;" style:apply-style-name="ConditionalStyle_5f_14" style:base-cell-address="'Formular 1'.AF15"/>
      <style:map style:condition="cell-content()=&quot;   &quot;" style:apply-style-name="ConditionalStyle_5f_13" style:base-cell-address="'Formular 1'.AF15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6"/>
      <style:map style:condition="cell-content()=&quot;[    ]&quot;" style:apply-style-name="ConditionalStyle_5f_14" style:base-cell-address="'Formular 1'.AF16"/>
      <style:map style:condition="cell-content()=&quot;   &quot;" style:apply-style-name="ConditionalStyle_5f_13" style:base-cell-address="'Formular 1'.AF16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7"/>
      <style:map style:condition="cell-content()=&quot;[    ]&quot;" style:apply-style-name="ConditionalStyle_5f_14" style:base-cell-address="'Formular 1'.AF17"/>
      <style:map style:condition="cell-content()=&quot;   &quot;" style:apply-style-name="ConditionalStyle_5f_13" style:base-cell-address="'Formular 1'.AF17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8"/>
      <style:map style:condition="cell-content()=&quot;[    ]&quot;" style:apply-style-name="ConditionalStyle_5f_14" style:base-cell-address="'Formular 1'.AF18"/>
      <style:map style:condition="cell-content()=&quot;   &quot;" style:apply-style-name="ConditionalStyle_5f_13" style:base-cell-address="'Formular 1'.AF18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19"/>
      <style:map style:condition="cell-content()=&quot;[    ]&quot;" style:apply-style-name="ConditionalStyle_5f_14" style:base-cell-address="'Formular 1'.AF19"/>
      <style:map style:condition="cell-content()=&quot;   &quot;" style:apply-style-name="ConditionalStyle_5f_13" style:base-cell-address="'Formular 1'.AF19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0"/>
      <style:map style:condition="cell-content()=&quot;[    ]&quot;" style:apply-style-name="ConditionalStyle_5f_14" style:base-cell-address="'Formular 1'.AF20"/>
      <style:map style:condition="cell-content()=&quot;   &quot;" style:apply-style-name="ConditionalStyle_5f_13" style:base-cell-address="'Formular 1'.AF20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1"/>
      <style:map style:condition="cell-content()=&quot;[    ]&quot;" style:apply-style-name="ConditionalStyle_5f_14" style:base-cell-address="'Formular 1'.AF21"/>
      <style:map style:condition="cell-content()=&quot;   &quot;" style:apply-style-name="ConditionalStyle_5f_13" style:base-cell-address="'Formular 1'.AF21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2"/>
      <style:map style:condition="cell-content()=&quot;[    ]&quot;" style:apply-style-name="ConditionalStyle_5f_14" style:base-cell-address="'Formular 1'.AF22"/>
      <style:map style:condition="cell-content()=&quot;   &quot;" style:apply-style-name="ConditionalStyle_5f_13" style:base-cell-address="'Formular 1'.AF22"/>
    </style:style>
    <style:style style:name="ce3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3"/>
      <style:map style:condition="cell-content()=&quot;[    ]&quot;" style:apply-style-name="ConditionalStyle_5f_14" style:base-cell-address="'Formular 1'.AF23"/>
      <style:map style:condition="cell-content()=&quot;   &quot;" style:apply-style-name="ConditionalStyle_5f_13" style:base-cell-address="'Formular 1'.AF23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4"/>
      <style:map style:condition="cell-content()=&quot;[    ]&quot;" style:apply-style-name="ConditionalStyle_5f_14" style:base-cell-address="'Formular 1'.AF24"/>
      <style:map style:condition="cell-content()=&quot;   &quot;" style:apply-style-name="ConditionalStyle_5f_13" style:base-cell-address="'Formular 1'.AF24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5"/>
      <style:map style:condition="cell-content()=&quot;[    ]&quot;" style:apply-style-name="ConditionalStyle_5f_14" style:base-cell-address="'Formular 1'.AF25"/>
      <style:map style:condition="cell-content()=&quot;   &quot;" style:apply-style-name="ConditionalStyle_5f_13" style:base-cell-address="'Formular 1'.AF25"/>
    </style:style>
    <style:style style:name="ce3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6"/>
      <style:map style:condition="cell-content()=&quot;[    ]&quot;" style:apply-style-name="ConditionalStyle_5f_14" style:base-cell-address="'Formular 1'.AF26"/>
      <style:map style:condition="cell-content()=&quot;   &quot;" style:apply-style-name="ConditionalStyle_5f_13" style:base-cell-address="'Formular 1'.AF26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7"/>
      <style:map style:condition="cell-content()=&quot;[    ]&quot;" style:apply-style-name="ConditionalStyle_5f_14" style:base-cell-address="'Formular 1'.AF27"/>
      <style:map style:condition="cell-content()=&quot;   &quot;" style:apply-style-name="ConditionalStyle_5f_13" style:base-cell-address="'Formular 1'.AF27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8"/>
      <style:map style:condition="cell-content()=&quot;[    ]&quot;" style:apply-style-name="ConditionalStyle_5f_14" style:base-cell-address="'Formular 1'.AF28"/>
      <style:map style:condition="cell-content()=&quot;   &quot;" style:apply-style-name="ConditionalStyle_5f_13" style:base-cell-address="'Formular 1'.AF28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29"/>
      <style:map style:condition="cell-content()=&quot;[    ]&quot;" style:apply-style-name="ConditionalStyle_5f_14" style:base-cell-address="'Formular 1'.AF29"/>
      <style:map style:condition="cell-content()=&quot;   &quot;" style:apply-style-name="ConditionalStyle_5f_13" style:base-cell-address="'Formular 1'.AF29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30"/>
      <style:map style:condition="cell-content()=&quot;[    ]&quot;" style:apply-style-name="ConditionalStyle_5f_14" style:base-cell-address="'Formular 1'.AF30"/>
      <style:map style:condition="cell-content()=&quot;   &quot;" style:apply-style-name="ConditionalStyle_5f_13" style:base-cell-address="'Formular 1'.AF30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F31"/>
      <style:map style:condition="cell-content()=&quot;[    ]&quot;" style:apply-style-name="ConditionalStyle_5f_14" style:base-cell-address="'Formular 1'.AF31"/>
      <style:map style:condition="cell-content()=&quot;   &quot;" style:apply-style-name="ConditionalStyle_5f_13" style:base-cell-address="'Formular 1'.AF31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6"/>
      <style:map style:condition="cell-content()=&quot;[    ]&quot;" style:apply-style-name="ConditionalStyle_5f_14" style:base-cell-address="'Formular 1'.AG6"/>
      <style:map style:condition="cell-content()=&quot;   &quot;" style:apply-style-name="ConditionalStyle_5f_13" style:base-cell-address="'Formular 1'.AG6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7"/>
      <style:map style:condition="cell-content()=&quot;[    ]&quot;" style:apply-style-name="ConditionalStyle_5f_14" style:base-cell-address="'Formular 1'.AG7"/>
      <style:map style:condition="cell-content()=&quot;   &quot;" style:apply-style-name="ConditionalStyle_5f_13" style:base-cell-address="'Formular 1'.AG7"/>
    </style:style>
    <style:style style:name="ce3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8"/>
      <style:map style:condition="cell-content()=&quot;[    ]&quot;" style:apply-style-name="ConditionalStyle_5f_14" style:base-cell-address="'Formular 1'.AG8"/>
      <style:map style:condition="cell-content()=&quot;   &quot;" style:apply-style-name="ConditionalStyle_5f_13" style:base-cell-address="'Formular 1'.AG8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9"/>
      <style:map style:condition="cell-content()=&quot;[    ]&quot;" style:apply-style-name="ConditionalStyle_5f_14" style:base-cell-address="'Formular 1'.AG9"/>
      <style:map style:condition="cell-content()=&quot;   &quot;" style:apply-style-name="ConditionalStyle_5f_13" style:base-cell-address="'Formular 1'.AG9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0"/>
      <style:map style:condition="cell-content()=&quot;[    ]&quot;" style:apply-style-name="ConditionalStyle_5f_14" style:base-cell-address="'Formular 1'.AG10"/>
      <style:map style:condition="cell-content()=&quot;   &quot;" style:apply-style-name="ConditionalStyle_5f_13" style:base-cell-address="'Formular 1'.AG10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1"/>
      <style:map style:condition="cell-content()=&quot;[    ]&quot;" style:apply-style-name="ConditionalStyle_5f_14" style:base-cell-address="'Formular 1'.AG11"/>
      <style:map style:condition="cell-content()=&quot;   &quot;" style:apply-style-name="ConditionalStyle_5f_13" style:base-cell-address="'Formular 1'.AG11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2"/>
      <style:map style:condition="cell-content()=&quot;[    ]&quot;" style:apply-style-name="ConditionalStyle_5f_14" style:base-cell-address="'Formular 1'.AG12"/>
      <style:map style:condition="cell-content()=&quot;   &quot;" style:apply-style-name="ConditionalStyle_5f_13" style:base-cell-address="'Formular 1'.AG12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3"/>
      <style:map style:condition="cell-content()=&quot;[    ]&quot;" style:apply-style-name="ConditionalStyle_5f_14" style:base-cell-address="'Formular 1'.AG13"/>
      <style:map style:condition="cell-content()=&quot;   &quot;" style:apply-style-name="ConditionalStyle_5f_13" style:base-cell-address="'Formular 1'.AG13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4"/>
      <style:map style:condition="cell-content()=&quot;[    ]&quot;" style:apply-style-name="ConditionalStyle_5f_14" style:base-cell-address="'Formular 1'.AG14"/>
      <style:map style:condition="cell-content()=&quot;   &quot;" style:apply-style-name="ConditionalStyle_5f_13" style:base-cell-address="'Formular 1'.AG14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5"/>
      <style:map style:condition="cell-content()=&quot;[    ]&quot;" style:apply-style-name="ConditionalStyle_5f_14" style:base-cell-address="'Formular 1'.AG15"/>
      <style:map style:condition="cell-content()=&quot;   &quot;" style:apply-style-name="ConditionalStyle_5f_13" style:base-cell-address="'Formular 1'.AG15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6"/>
      <style:map style:condition="cell-content()=&quot;[    ]&quot;" style:apply-style-name="ConditionalStyle_5f_14" style:base-cell-address="'Formular 1'.AG16"/>
      <style:map style:condition="cell-content()=&quot;   &quot;" style:apply-style-name="ConditionalStyle_5f_13" style:base-cell-address="'Formular 1'.AG16"/>
    </style:style>
    <style:style style:name="ce3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7"/>
      <style:map style:condition="cell-content()=&quot;[    ]&quot;" style:apply-style-name="ConditionalStyle_5f_14" style:base-cell-address="'Formular 1'.AG17"/>
      <style:map style:condition="cell-content()=&quot;   &quot;" style:apply-style-name="ConditionalStyle_5f_13" style:base-cell-address="'Formular 1'.AG17"/>
    </style:style>
    <style:style style:name="ce3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8"/>
      <style:map style:condition="cell-content()=&quot;[    ]&quot;" style:apply-style-name="ConditionalStyle_5f_14" style:base-cell-address="'Formular 1'.AG18"/>
      <style:map style:condition="cell-content()=&quot;   &quot;" style:apply-style-name="ConditionalStyle_5f_13" style:base-cell-address="'Formular 1'.AG18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19"/>
      <style:map style:condition="cell-content()=&quot;[    ]&quot;" style:apply-style-name="ConditionalStyle_5f_14" style:base-cell-address="'Formular 1'.AG19"/>
      <style:map style:condition="cell-content()=&quot;   &quot;" style:apply-style-name="ConditionalStyle_5f_13" style:base-cell-address="'Formular 1'.AG19"/>
    </style:style>
    <style:style style:name="ce3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0"/>
      <style:map style:condition="cell-content()=&quot;[    ]&quot;" style:apply-style-name="ConditionalStyle_5f_14" style:base-cell-address="'Formular 1'.AG20"/>
      <style:map style:condition="cell-content()=&quot;   &quot;" style:apply-style-name="ConditionalStyle_5f_13" style:base-cell-address="'Formular 1'.AG20"/>
    </style:style>
    <style:style style:name="ce3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1"/>
      <style:map style:condition="cell-content()=&quot;[    ]&quot;" style:apply-style-name="ConditionalStyle_5f_14" style:base-cell-address="'Formular 1'.AG21"/>
      <style:map style:condition="cell-content()=&quot;   &quot;" style:apply-style-name="ConditionalStyle_5f_13" style:base-cell-address="'Formular 1'.AG21"/>
    </style:style>
    <style:style style:name="ce3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2"/>
      <style:map style:condition="cell-content()=&quot;[    ]&quot;" style:apply-style-name="ConditionalStyle_5f_14" style:base-cell-address="'Formular 1'.AG22"/>
      <style:map style:condition="cell-content()=&quot;   &quot;" style:apply-style-name="ConditionalStyle_5f_13" style:base-cell-address="'Formular 1'.AG22"/>
    </style:style>
    <style:style style:name="ce3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3"/>
      <style:map style:condition="cell-content()=&quot;[    ]&quot;" style:apply-style-name="ConditionalStyle_5f_14" style:base-cell-address="'Formular 1'.AG23"/>
      <style:map style:condition="cell-content()=&quot;   &quot;" style:apply-style-name="ConditionalStyle_5f_13" style:base-cell-address="'Formular 1'.AG23"/>
    </style:style>
    <style:style style:name="ce3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4"/>
      <style:map style:condition="cell-content()=&quot;[    ]&quot;" style:apply-style-name="ConditionalStyle_5f_14" style:base-cell-address="'Formular 1'.AG24"/>
      <style:map style:condition="cell-content()=&quot;   &quot;" style:apply-style-name="ConditionalStyle_5f_13" style:base-cell-address="'Formular 1'.AG24"/>
    </style:style>
    <style:style style:name="ce3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5"/>
      <style:map style:condition="cell-content()=&quot;[    ]&quot;" style:apply-style-name="ConditionalStyle_5f_14" style:base-cell-address="'Formular 1'.AG25"/>
      <style:map style:condition="cell-content()=&quot;   &quot;" style:apply-style-name="ConditionalStyle_5f_13" style:base-cell-address="'Formular 1'.AG25"/>
    </style:style>
    <style:style style:name="ce3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6"/>
      <style:map style:condition="cell-content()=&quot;[    ]&quot;" style:apply-style-name="ConditionalStyle_5f_14" style:base-cell-address="'Formular 1'.AG26"/>
      <style:map style:condition="cell-content()=&quot;   &quot;" style:apply-style-name="ConditionalStyle_5f_13" style:base-cell-address="'Formular 1'.AG26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7"/>
      <style:map style:condition="cell-content()=&quot;[    ]&quot;" style:apply-style-name="ConditionalStyle_5f_14" style:base-cell-address="'Formular 1'.AG27"/>
      <style:map style:condition="cell-content()=&quot;   &quot;" style:apply-style-name="ConditionalStyle_5f_13" style:base-cell-address="'Formular 1'.AG27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8"/>
      <style:map style:condition="cell-content()=&quot;[    ]&quot;" style:apply-style-name="ConditionalStyle_5f_14" style:base-cell-address="'Formular 1'.AG28"/>
      <style:map style:condition="cell-content()=&quot;   &quot;" style:apply-style-name="ConditionalStyle_5f_13" style:base-cell-address="'Formular 1'.AG28"/>
    </style:style>
    <style:style style:name="ce3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29"/>
      <style:map style:condition="cell-content()=&quot;[    ]&quot;" style:apply-style-name="ConditionalStyle_5f_14" style:base-cell-address="'Formular 1'.AG29"/>
      <style:map style:condition="cell-content()=&quot;   &quot;" style:apply-style-name="ConditionalStyle_5f_13" style:base-cell-address="'Formular 1'.AG29"/>
    </style:style>
    <style:style style:name="ce3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30"/>
      <style:map style:condition="cell-content()=&quot;[    ]&quot;" style:apply-style-name="ConditionalStyle_5f_14" style:base-cell-address="'Formular 1'.AG30"/>
      <style:map style:condition="cell-content()=&quot;   &quot;" style:apply-style-name="ConditionalStyle_5f_13" style:base-cell-address="'Formular 1'.AG30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G31"/>
      <style:map style:condition="cell-content()=&quot;[    ]&quot;" style:apply-style-name="ConditionalStyle_5f_14" style:base-cell-address="'Formular 1'.AG31"/>
      <style:map style:condition="cell-content()=&quot;   &quot;" style:apply-style-name="ConditionalStyle_5f_13" style:base-cell-address="'Formular 1'.AG31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6"/>
      <style:map style:condition="cell-content()=&quot;[    ]&quot;" style:apply-style-name="ConditionalStyle_5f_14" style:base-cell-address="'Formular 1'.AH6"/>
      <style:map style:condition="cell-content()=&quot;   &quot;" style:apply-style-name="ConditionalStyle_5f_13" style:base-cell-address="'Formular 1'.AH6"/>
    </style:style>
    <style:style style:name="ce3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7"/>
      <style:map style:condition="cell-content()=&quot;[    ]&quot;" style:apply-style-name="ConditionalStyle_5f_14" style:base-cell-address="'Formular 1'.AH7"/>
      <style:map style:condition="cell-content()=&quot;   &quot;" style:apply-style-name="ConditionalStyle_5f_13" style:base-cell-address="'Formular 1'.AH7"/>
    </style:style>
    <style:style style:name="ce3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8"/>
      <style:map style:condition="cell-content()=&quot;[    ]&quot;" style:apply-style-name="ConditionalStyle_5f_14" style:base-cell-address="'Formular 1'.AH8"/>
      <style:map style:condition="cell-content()=&quot;   &quot;" style:apply-style-name="ConditionalStyle_5f_13" style:base-cell-address="'Formular 1'.AH8"/>
    </style:style>
    <style:style style:name="ce3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9"/>
      <style:map style:condition="cell-content()=&quot;[    ]&quot;" style:apply-style-name="ConditionalStyle_5f_14" style:base-cell-address="'Formular 1'.AH9"/>
      <style:map style:condition="cell-content()=&quot;   &quot;" style:apply-style-name="ConditionalStyle_5f_13" style:base-cell-address="'Formular 1'.AH9"/>
    </style:style>
    <style:style style:name="ce3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0"/>
      <style:map style:condition="cell-content()=&quot;[    ]&quot;" style:apply-style-name="ConditionalStyle_5f_14" style:base-cell-address="'Formular 1'.AH10"/>
      <style:map style:condition="cell-content()=&quot;   &quot;" style:apply-style-name="ConditionalStyle_5f_13" style:base-cell-address="'Formular 1'.AH10"/>
    </style:style>
    <style:style style:name="ce3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1"/>
      <style:map style:condition="cell-content()=&quot;[    ]&quot;" style:apply-style-name="ConditionalStyle_5f_14" style:base-cell-address="'Formular 1'.AH11"/>
      <style:map style:condition="cell-content()=&quot;   &quot;" style:apply-style-name="ConditionalStyle_5f_13" style:base-cell-address="'Formular 1'.AH11"/>
    </style:style>
    <style:style style:name="ce3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2"/>
      <style:map style:condition="cell-content()=&quot;[    ]&quot;" style:apply-style-name="ConditionalStyle_5f_14" style:base-cell-address="'Formular 1'.AH12"/>
      <style:map style:condition="cell-content()=&quot;   &quot;" style:apply-style-name="ConditionalStyle_5f_13" style:base-cell-address="'Formular 1'.AH12"/>
    </style:style>
    <style:style style:name="ce3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3"/>
      <style:map style:condition="cell-content()=&quot;[    ]&quot;" style:apply-style-name="ConditionalStyle_5f_14" style:base-cell-address="'Formular 1'.AH13"/>
      <style:map style:condition="cell-content()=&quot;   &quot;" style:apply-style-name="ConditionalStyle_5f_13" style:base-cell-address="'Formular 1'.AH13"/>
    </style:style>
    <style:style style:name="ce3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4"/>
      <style:map style:condition="cell-content()=&quot;[    ]&quot;" style:apply-style-name="ConditionalStyle_5f_14" style:base-cell-address="'Formular 1'.AH14"/>
      <style:map style:condition="cell-content()=&quot;   &quot;" style:apply-style-name="ConditionalStyle_5f_13" style:base-cell-address="'Formular 1'.AH14"/>
    </style:style>
    <style:style style:name="ce3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5"/>
      <style:map style:condition="cell-content()=&quot;[    ]&quot;" style:apply-style-name="ConditionalStyle_5f_14" style:base-cell-address="'Formular 1'.AH15"/>
      <style:map style:condition="cell-content()=&quot;   &quot;" style:apply-style-name="ConditionalStyle_5f_13" style:base-cell-address="'Formular 1'.AH15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6"/>
      <style:map style:condition="cell-content()=&quot;[    ]&quot;" style:apply-style-name="ConditionalStyle_5f_14" style:base-cell-address="'Formular 1'.AH16"/>
      <style:map style:condition="cell-content()=&quot;   &quot;" style:apply-style-name="ConditionalStyle_5f_13" style:base-cell-address="'Formular 1'.AH16"/>
    </style:style>
    <style:style style:name="ce3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7"/>
      <style:map style:condition="cell-content()=&quot;[    ]&quot;" style:apply-style-name="ConditionalStyle_5f_14" style:base-cell-address="'Formular 1'.AH17"/>
      <style:map style:condition="cell-content()=&quot;   &quot;" style:apply-style-name="ConditionalStyle_5f_13" style:base-cell-address="'Formular 1'.AH17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8"/>
      <style:map style:condition="cell-content()=&quot;[    ]&quot;" style:apply-style-name="ConditionalStyle_5f_14" style:base-cell-address="'Formular 1'.AH18"/>
      <style:map style:condition="cell-content()=&quot;   &quot;" style:apply-style-name="ConditionalStyle_5f_13" style:base-cell-address="'Formular 1'.AH18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19"/>
      <style:map style:condition="cell-content()=&quot;[    ]&quot;" style:apply-style-name="ConditionalStyle_5f_14" style:base-cell-address="'Formular 1'.AH19"/>
      <style:map style:condition="cell-content()=&quot;   &quot;" style:apply-style-name="ConditionalStyle_5f_13" style:base-cell-address="'Formular 1'.AH19"/>
    </style:style>
    <style:style style:name="ce3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0"/>
      <style:map style:condition="cell-content()=&quot;[    ]&quot;" style:apply-style-name="ConditionalStyle_5f_14" style:base-cell-address="'Formular 1'.AH20"/>
      <style:map style:condition="cell-content()=&quot;   &quot;" style:apply-style-name="ConditionalStyle_5f_13" style:base-cell-address="'Formular 1'.AH20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1"/>
      <style:map style:condition="cell-content()=&quot;[    ]&quot;" style:apply-style-name="ConditionalStyle_5f_14" style:base-cell-address="'Formular 1'.AH21"/>
      <style:map style:condition="cell-content()=&quot;   &quot;" style:apply-style-name="ConditionalStyle_5f_13" style:base-cell-address="'Formular 1'.AH21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2"/>
      <style:map style:condition="cell-content()=&quot;[    ]&quot;" style:apply-style-name="ConditionalStyle_5f_14" style:base-cell-address="'Formular 1'.AH22"/>
      <style:map style:condition="cell-content()=&quot;   &quot;" style:apply-style-name="ConditionalStyle_5f_13" style:base-cell-address="'Formular 1'.AH22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3"/>
      <style:map style:condition="cell-content()=&quot;[    ]&quot;" style:apply-style-name="ConditionalStyle_5f_14" style:base-cell-address="'Formular 1'.AH23"/>
      <style:map style:condition="cell-content()=&quot;   &quot;" style:apply-style-name="ConditionalStyle_5f_13" style:base-cell-address="'Formular 1'.AH23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4"/>
      <style:map style:condition="cell-content()=&quot;[    ]&quot;" style:apply-style-name="ConditionalStyle_5f_14" style:base-cell-address="'Formular 1'.AH24"/>
      <style:map style:condition="cell-content()=&quot;   &quot;" style:apply-style-name="ConditionalStyle_5f_13" style:base-cell-address="'Formular 1'.AH24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5"/>
      <style:map style:condition="cell-content()=&quot;[    ]&quot;" style:apply-style-name="ConditionalStyle_5f_14" style:base-cell-address="'Formular 1'.AH25"/>
      <style:map style:condition="cell-content()=&quot;   &quot;" style:apply-style-name="ConditionalStyle_5f_13" style:base-cell-address="'Formular 1'.AH25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6"/>
      <style:map style:condition="cell-content()=&quot;[    ]&quot;" style:apply-style-name="ConditionalStyle_5f_14" style:base-cell-address="'Formular 1'.AH26"/>
      <style:map style:condition="cell-content()=&quot;   &quot;" style:apply-style-name="ConditionalStyle_5f_13" style:base-cell-address="'Formular 1'.AH26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7"/>
      <style:map style:condition="cell-content()=&quot;[    ]&quot;" style:apply-style-name="ConditionalStyle_5f_14" style:base-cell-address="'Formular 1'.AH27"/>
      <style:map style:condition="cell-content()=&quot;   &quot;" style:apply-style-name="ConditionalStyle_5f_13" style:base-cell-address="'Formular 1'.AH27"/>
    </style:style>
    <style:style style:name="ce3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8"/>
      <style:map style:condition="cell-content()=&quot;[    ]&quot;" style:apply-style-name="ConditionalStyle_5f_14" style:base-cell-address="'Formular 1'.AH28"/>
      <style:map style:condition="cell-content()=&quot;   &quot;" style:apply-style-name="ConditionalStyle_5f_13" style:base-cell-address="'Formular 1'.AH28"/>
    </style:style>
    <style:style style:name="ce3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29"/>
      <style:map style:condition="cell-content()=&quot;[    ]&quot;" style:apply-style-name="ConditionalStyle_5f_14" style:base-cell-address="'Formular 1'.AH29"/>
      <style:map style:condition="cell-content()=&quot;   &quot;" style:apply-style-name="ConditionalStyle_5f_13" style:base-cell-address="'Formular 1'.AH29"/>
    </style:style>
    <style:style style:name="ce3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30"/>
      <style:map style:condition="cell-content()=&quot;[    ]&quot;" style:apply-style-name="ConditionalStyle_5f_14" style:base-cell-address="'Formular 1'.AH30"/>
      <style:map style:condition="cell-content()=&quot;   &quot;" style:apply-style-name="ConditionalStyle_5f_13" style:base-cell-address="'Formular 1'.AH30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H31"/>
      <style:map style:condition="cell-content()=&quot;[    ]&quot;" style:apply-style-name="ConditionalStyle_5f_14" style:base-cell-address="'Formular 1'.AH31"/>
      <style:map style:condition="cell-content()=&quot;   &quot;" style:apply-style-name="ConditionalStyle_5f_13" style:base-cell-address="'Formular 1'.AH31"/>
    </style:style>
    <style:style style:name="ce3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6"/>
      <style:map style:condition="cell-content()=&quot;[    ]&quot;" style:apply-style-name="ConditionalStyle_5f_14" style:base-cell-address="'Formular 1'.AI6"/>
      <style:map style:condition="cell-content()=&quot;   &quot;" style:apply-style-name="ConditionalStyle_5f_13" style:base-cell-address="'Formular 1'.AI6"/>
    </style:style>
    <style:style style:name="ce3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7"/>
      <style:map style:condition="cell-content()=&quot;[    ]&quot;" style:apply-style-name="ConditionalStyle_5f_14" style:base-cell-address="'Formular 1'.AI7"/>
      <style:map style:condition="cell-content()=&quot;   &quot;" style:apply-style-name="ConditionalStyle_5f_13" style:base-cell-address="'Formular 1'.AI7"/>
    </style:style>
    <style:style style:name="ce3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8"/>
      <style:map style:condition="cell-content()=&quot;[    ]&quot;" style:apply-style-name="ConditionalStyle_5f_14" style:base-cell-address="'Formular 1'.AI8"/>
      <style:map style:condition="cell-content()=&quot;   &quot;" style:apply-style-name="ConditionalStyle_5f_13" style:base-cell-address="'Formular 1'.AI8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9"/>
      <style:map style:condition="cell-content()=&quot;[    ]&quot;" style:apply-style-name="ConditionalStyle_5f_14" style:base-cell-address="'Formular 1'.AI9"/>
      <style:map style:condition="cell-content()=&quot;   &quot;" style:apply-style-name="ConditionalStyle_5f_13" style:base-cell-address="'Formular 1'.AI9"/>
    </style:style>
    <style:style style:name="ce3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0"/>
      <style:map style:condition="cell-content()=&quot;[    ]&quot;" style:apply-style-name="ConditionalStyle_5f_14" style:base-cell-address="'Formular 1'.AI10"/>
      <style:map style:condition="cell-content()=&quot;   &quot;" style:apply-style-name="ConditionalStyle_5f_13" style:base-cell-address="'Formular 1'.AI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1"/>
      <style:map style:condition="cell-content()=&quot;[    ]&quot;" style:apply-style-name="ConditionalStyle_5f_14" style:base-cell-address="'Formular 1'.AI11"/>
      <style:map style:condition="cell-content()=&quot;   &quot;" style:apply-style-name="ConditionalStyle_5f_13" style:base-cell-address="'Formular 1'.AI11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2"/>
      <style:map style:condition="cell-content()=&quot;[    ]&quot;" style:apply-style-name="ConditionalStyle_5f_14" style:base-cell-address="'Formular 1'.AI12"/>
      <style:map style:condition="cell-content()=&quot;   &quot;" style:apply-style-name="ConditionalStyle_5f_13" style:base-cell-address="'Formular 1'.AI12"/>
    </style:style>
    <style:style style:name="ce3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3"/>
      <style:map style:condition="cell-content()=&quot;[    ]&quot;" style:apply-style-name="ConditionalStyle_5f_14" style:base-cell-address="'Formular 1'.AI13"/>
      <style:map style:condition="cell-content()=&quot;   &quot;" style:apply-style-name="ConditionalStyle_5f_13" style:base-cell-address="'Formular 1'.AI13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4"/>
      <style:map style:condition="cell-content()=&quot;[    ]&quot;" style:apply-style-name="ConditionalStyle_5f_14" style:base-cell-address="'Formular 1'.AI14"/>
      <style:map style:condition="cell-content()=&quot;   &quot;" style:apply-style-name="ConditionalStyle_5f_13" style:base-cell-address="'Formular 1'.AI14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5"/>
      <style:map style:condition="cell-content()=&quot;[    ]&quot;" style:apply-style-name="ConditionalStyle_5f_14" style:base-cell-address="'Formular 1'.AI15"/>
      <style:map style:condition="cell-content()=&quot;   &quot;" style:apply-style-name="ConditionalStyle_5f_13" style:base-cell-address="'Formular 1'.AI15"/>
    </style:style>
    <style:style style:name="ce3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6"/>
      <style:map style:condition="cell-content()=&quot;[    ]&quot;" style:apply-style-name="ConditionalStyle_5f_14" style:base-cell-address="'Formular 1'.AI16"/>
      <style:map style:condition="cell-content()=&quot;   &quot;" style:apply-style-name="ConditionalStyle_5f_13" style:base-cell-address="'Formular 1'.AI16"/>
    </style:style>
    <style:style style:name="ce4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7"/>
      <style:map style:condition="cell-content()=&quot;[    ]&quot;" style:apply-style-name="ConditionalStyle_5f_14" style:base-cell-address="'Formular 1'.AI17"/>
      <style:map style:condition="cell-content()=&quot;   &quot;" style:apply-style-name="ConditionalStyle_5f_13" style:base-cell-address="'Formular 1'.AI17"/>
    </style:style>
    <style:style style:name="ce4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8"/>
      <style:map style:condition="cell-content()=&quot;[    ]&quot;" style:apply-style-name="ConditionalStyle_5f_14" style:base-cell-address="'Formular 1'.AI18"/>
      <style:map style:condition="cell-content()=&quot;   &quot;" style:apply-style-name="ConditionalStyle_5f_13" style:base-cell-address="'Formular 1'.AI18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19"/>
      <style:map style:condition="cell-content()=&quot;[    ]&quot;" style:apply-style-name="ConditionalStyle_5f_14" style:base-cell-address="'Formular 1'.AI19"/>
      <style:map style:condition="cell-content()=&quot;   &quot;" style:apply-style-name="ConditionalStyle_5f_13" style:base-cell-address="'Formular 1'.AI19"/>
    </style:style>
    <style:style style:name="ce4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0"/>
      <style:map style:condition="cell-content()=&quot;[    ]&quot;" style:apply-style-name="ConditionalStyle_5f_14" style:base-cell-address="'Formular 1'.AI20"/>
      <style:map style:condition="cell-content()=&quot;   &quot;" style:apply-style-name="ConditionalStyle_5f_13" style:base-cell-address="'Formular 1'.AI20"/>
    </style:style>
    <style:style style:name="ce4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1"/>
      <style:map style:condition="cell-content()=&quot;[    ]&quot;" style:apply-style-name="ConditionalStyle_5f_14" style:base-cell-address="'Formular 1'.AI21"/>
      <style:map style:condition="cell-content()=&quot;   &quot;" style:apply-style-name="ConditionalStyle_5f_13" style:base-cell-address="'Formular 1'.AI21"/>
    </style:style>
    <style:style style:name="ce4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2"/>
      <style:map style:condition="cell-content()=&quot;[    ]&quot;" style:apply-style-name="ConditionalStyle_5f_14" style:base-cell-address="'Formular 1'.AI22"/>
      <style:map style:condition="cell-content()=&quot;   &quot;" style:apply-style-name="ConditionalStyle_5f_13" style:base-cell-address="'Formular 1'.AI22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3"/>
      <style:map style:condition="cell-content()=&quot;[    ]&quot;" style:apply-style-name="ConditionalStyle_5f_14" style:base-cell-address="'Formular 1'.AI23"/>
      <style:map style:condition="cell-content()=&quot;   &quot;" style:apply-style-name="ConditionalStyle_5f_13" style:base-cell-address="'Formular 1'.AI23"/>
    </style:style>
    <style:style style:name="ce4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4"/>
      <style:map style:condition="cell-content()=&quot;[    ]&quot;" style:apply-style-name="ConditionalStyle_5f_14" style:base-cell-address="'Formular 1'.AI24"/>
      <style:map style:condition="cell-content()=&quot;   &quot;" style:apply-style-name="ConditionalStyle_5f_13" style:base-cell-address="'Formular 1'.AI24"/>
    </style:style>
    <style:style style:name="ce4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5"/>
      <style:map style:condition="cell-content()=&quot;[    ]&quot;" style:apply-style-name="ConditionalStyle_5f_14" style:base-cell-address="'Formular 1'.AI25"/>
      <style:map style:condition="cell-content()=&quot;   &quot;" style:apply-style-name="ConditionalStyle_5f_13" style:base-cell-address="'Formular 1'.AI25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6"/>
      <style:map style:condition="cell-content()=&quot;[    ]&quot;" style:apply-style-name="ConditionalStyle_5f_14" style:base-cell-address="'Formular 1'.AI26"/>
      <style:map style:condition="cell-content()=&quot;   &quot;" style:apply-style-name="ConditionalStyle_5f_13" style:base-cell-address="'Formular 1'.AI26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7"/>
      <style:map style:condition="cell-content()=&quot;[    ]&quot;" style:apply-style-name="ConditionalStyle_5f_14" style:base-cell-address="'Formular 1'.AI27"/>
      <style:map style:condition="cell-content()=&quot;   &quot;" style:apply-style-name="ConditionalStyle_5f_13" style:base-cell-address="'Formular 1'.AI27"/>
    </style:style>
    <style:style style:name="ce4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8"/>
      <style:map style:condition="cell-content()=&quot;[    ]&quot;" style:apply-style-name="ConditionalStyle_5f_14" style:base-cell-address="'Formular 1'.AI28"/>
      <style:map style:condition="cell-content()=&quot;   &quot;" style:apply-style-name="ConditionalStyle_5f_13" style:base-cell-address="'Formular 1'.AI28"/>
    </style:style>
    <style:style style:name="ce4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29"/>
      <style:map style:condition="cell-content()=&quot;[    ]&quot;" style:apply-style-name="ConditionalStyle_5f_14" style:base-cell-address="'Formular 1'.AI29"/>
      <style:map style:condition="cell-content()=&quot;   &quot;" style:apply-style-name="ConditionalStyle_5f_13" style:base-cell-address="'Formular 1'.AI29"/>
    </style:style>
    <style:style style:name="ce4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30"/>
      <style:map style:condition="cell-content()=&quot;[    ]&quot;" style:apply-style-name="ConditionalStyle_5f_14" style:base-cell-address="'Formular 1'.AI30"/>
      <style:map style:condition="cell-content()=&quot;   &quot;" style:apply-style-name="ConditionalStyle_5f_13" style:base-cell-address="'Formular 1'.AI30"/>
    </style:style>
    <style:style style:name="ce4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I31"/>
      <style:map style:condition="cell-content()=&quot;[    ]&quot;" style:apply-style-name="ConditionalStyle_5f_14" style:base-cell-address="'Formular 1'.AI31"/>
      <style:map style:condition="cell-content()=&quot;   &quot;" style:apply-style-name="ConditionalStyle_5f_13" style:base-cell-address="'Formular 1'.AI31"/>
    </style:style>
    <style:style style:name="ce4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6"/>
      <style:map style:condition="cell-content()=&quot;[    ]&quot;" style:apply-style-name="ConditionalStyle_5f_14" style:base-cell-address="'Formular 1'.AJ6"/>
      <style:map style:condition="cell-content()=&quot;   &quot;" style:apply-style-name="ConditionalStyle_5f_13" style:base-cell-address="'Formular 1'.AJ6"/>
    </style:style>
    <style:style style:name="ce4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7"/>
      <style:map style:condition="cell-content()=&quot;[    ]&quot;" style:apply-style-name="ConditionalStyle_5f_14" style:base-cell-address="'Formular 1'.AJ7"/>
      <style:map style:condition="cell-content()=&quot;   &quot;" style:apply-style-name="ConditionalStyle_5f_13" style:base-cell-address="'Formular 1'.AJ7"/>
    </style:style>
    <style:style style:name="ce4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8"/>
      <style:map style:condition="cell-content()=&quot;[    ]&quot;" style:apply-style-name="ConditionalStyle_5f_14" style:base-cell-address="'Formular 1'.AJ8"/>
      <style:map style:condition="cell-content()=&quot;   &quot;" style:apply-style-name="ConditionalStyle_5f_13" style:base-cell-address="'Formular 1'.AJ8"/>
    </style:style>
    <style:style style:name="ce4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9"/>
      <style:map style:condition="cell-content()=&quot;[    ]&quot;" style:apply-style-name="ConditionalStyle_5f_14" style:base-cell-address="'Formular 1'.AJ9"/>
      <style:map style:condition="cell-content()=&quot;   &quot;" style:apply-style-name="ConditionalStyle_5f_13" style:base-cell-address="'Formular 1'.AJ9"/>
    </style:style>
    <style:style style:name="ce4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0"/>
      <style:map style:condition="cell-content()=&quot;[    ]&quot;" style:apply-style-name="ConditionalStyle_5f_14" style:base-cell-address="'Formular 1'.AJ10"/>
      <style:map style:condition="cell-content()=&quot;   &quot;" style:apply-style-name="ConditionalStyle_5f_13" style:base-cell-address="'Formular 1'.AJ10"/>
    </style:style>
    <style:style style:name="ce4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1"/>
      <style:map style:condition="cell-content()=&quot;[    ]&quot;" style:apply-style-name="ConditionalStyle_5f_14" style:base-cell-address="'Formular 1'.AJ11"/>
      <style:map style:condition="cell-content()=&quot;   &quot;" style:apply-style-name="ConditionalStyle_5f_13" style:base-cell-address="'Formular 1'.AJ11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2"/>
      <style:map style:condition="cell-content()=&quot;[    ]&quot;" style:apply-style-name="ConditionalStyle_5f_14" style:base-cell-address="'Formular 1'.AJ12"/>
      <style:map style:condition="cell-content()=&quot;   &quot;" style:apply-style-name="ConditionalStyle_5f_13" style:base-cell-address="'Formular 1'.AJ12"/>
    </style:style>
    <style:style style:name="ce4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3"/>
      <style:map style:condition="cell-content()=&quot;[    ]&quot;" style:apply-style-name="ConditionalStyle_5f_14" style:base-cell-address="'Formular 1'.AJ13"/>
      <style:map style:condition="cell-content()=&quot;   &quot;" style:apply-style-name="ConditionalStyle_5f_13" style:base-cell-address="'Formular 1'.AJ13"/>
    </style:style>
    <style:style style:name="ce4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4"/>
      <style:map style:condition="cell-content()=&quot;[    ]&quot;" style:apply-style-name="ConditionalStyle_5f_14" style:base-cell-address="'Formular 1'.AJ14"/>
      <style:map style:condition="cell-content()=&quot;   &quot;" style:apply-style-name="ConditionalStyle_5f_13" style:base-cell-address="'Formular 1'.AJ14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5"/>
      <style:map style:condition="cell-content()=&quot;[    ]&quot;" style:apply-style-name="ConditionalStyle_5f_14" style:base-cell-address="'Formular 1'.AJ15"/>
      <style:map style:condition="cell-content()=&quot;   &quot;" style:apply-style-name="ConditionalStyle_5f_13" style:base-cell-address="'Formular 1'.AJ15"/>
    </style:style>
    <style:style style:name="ce4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6"/>
      <style:map style:condition="cell-content()=&quot;[    ]&quot;" style:apply-style-name="ConditionalStyle_5f_14" style:base-cell-address="'Formular 1'.AJ16"/>
      <style:map style:condition="cell-content()=&quot;   &quot;" style:apply-style-name="ConditionalStyle_5f_13" style:base-cell-address="'Formular 1'.AJ16"/>
    </style:style>
    <style:style style:name="ce4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7"/>
      <style:map style:condition="cell-content()=&quot;[    ]&quot;" style:apply-style-name="ConditionalStyle_5f_14" style:base-cell-address="'Formular 1'.AJ17"/>
      <style:map style:condition="cell-content()=&quot;   &quot;" style:apply-style-name="ConditionalStyle_5f_13" style:base-cell-address="'Formular 1'.AJ17"/>
    </style:style>
    <style:style style:name="ce4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8"/>
      <style:map style:condition="cell-content()=&quot;[    ]&quot;" style:apply-style-name="ConditionalStyle_5f_14" style:base-cell-address="'Formular 1'.AJ18"/>
      <style:map style:condition="cell-content()=&quot;   &quot;" style:apply-style-name="ConditionalStyle_5f_13" style:base-cell-address="'Formular 1'.AJ18"/>
    </style:style>
    <style:style style:name="ce4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19"/>
      <style:map style:condition="cell-content()=&quot;[    ]&quot;" style:apply-style-name="ConditionalStyle_5f_14" style:base-cell-address="'Formular 1'.AJ19"/>
      <style:map style:condition="cell-content()=&quot;   &quot;" style:apply-style-name="ConditionalStyle_5f_13" style:base-cell-address="'Formular 1'.AJ19"/>
    </style:style>
    <style:style style:name="ce4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0"/>
      <style:map style:condition="cell-content()=&quot;[    ]&quot;" style:apply-style-name="ConditionalStyle_5f_14" style:base-cell-address="'Formular 1'.AJ20"/>
      <style:map style:condition="cell-content()=&quot;   &quot;" style:apply-style-name="ConditionalStyle_5f_13" style:base-cell-address="'Formular 1'.AJ20"/>
    </style:style>
    <style:style style:name="ce4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1"/>
      <style:map style:condition="cell-content()=&quot;[    ]&quot;" style:apply-style-name="ConditionalStyle_5f_14" style:base-cell-address="'Formular 1'.AJ21"/>
      <style:map style:condition="cell-content()=&quot;   &quot;" style:apply-style-name="ConditionalStyle_5f_13" style:base-cell-address="'Formular 1'.AJ21"/>
    </style:style>
    <style:style style:name="ce4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2"/>
      <style:map style:condition="cell-content()=&quot;[    ]&quot;" style:apply-style-name="ConditionalStyle_5f_14" style:base-cell-address="'Formular 1'.AJ22"/>
      <style:map style:condition="cell-content()=&quot;   &quot;" style:apply-style-name="ConditionalStyle_5f_13" style:base-cell-address="'Formular 1'.AJ22"/>
    </style:style>
    <style:style style:name="ce4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3"/>
      <style:map style:condition="cell-content()=&quot;[    ]&quot;" style:apply-style-name="ConditionalStyle_5f_14" style:base-cell-address="'Formular 1'.AJ23"/>
      <style:map style:condition="cell-content()=&quot;   &quot;" style:apply-style-name="ConditionalStyle_5f_13" style:base-cell-address="'Formular 1'.AJ23"/>
    </style:style>
    <style:style style:name="ce4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4"/>
      <style:map style:condition="cell-content()=&quot;[    ]&quot;" style:apply-style-name="ConditionalStyle_5f_14" style:base-cell-address="'Formular 1'.AJ24"/>
      <style:map style:condition="cell-content()=&quot;   &quot;" style:apply-style-name="ConditionalStyle_5f_13" style:base-cell-address="'Formular 1'.AJ24"/>
    </style:style>
    <style:style style:name="ce4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5"/>
      <style:map style:condition="cell-content()=&quot;[    ]&quot;" style:apply-style-name="ConditionalStyle_5f_14" style:base-cell-address="'Formular 1'.AJ25"/>
      <style:map style:condition="cell-content()=&quot;   &quot;" style:apply-style-name="ConditionalStyle_5f_13" style:base-cell-address="'Formular 1'.AJ25"/>
    </style:style>
    <style:style style:name="ce4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6"/>
      <style:map style:condition="cell-content()=&quot;[    ]&quot;" style:apply-style-name="ConditionalStyle_5f_14" style:base-cell-address="'Formular 1'.AJ26"/>
      <style:map style:condition="cell-content()=&quot;   &quot;" style:apply-style-name="ConditionalStyle_5f_13" style:base-cell-address="'Formular 1'.AJ26"/>
    </style:style>
    <style:style style:name="ce4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7"/>
      <style:map style:condition="cell-content()=&quot;[    ]&quot;" style:apply-style-name="ConditionalStyle_5f_14" style:base-cell-address="'Formular 1'.AJ27"/>
      <style:map style:condition="cell-content()=&quot;   &quot;" style:apply-style-name="ConditionalStyle_5f_13" style:base-cell-address="'Formular 1'.AJ27"/>
    </style:style>
    <style:style style:name="ce4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8"/>
      <style:map style:condition="cell-content()=&quot;[    ]&quot;" style:apply-style-name="ConditionalStyle_5f_14" style:base-cell-address="'Formular 1'.AJ28"/>
      <style:map style:condition="cell-content()=&quot;   &quot;" style:apply-style-name="ConditionalStyle_5f_13" style:base-cell-address="'Formular 1'.AJ28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29"/>
      <style:map style:condition="cell-content()=&quot;[    ]&quot;" style:apply-style-name="ConditionalStyle_5f_14" style:base-cell-address="'Formular 1'.AJ29"/>
      <style:map style:condition="cell-content()=&quot;   &quot;" style:apply-style-name="ConditionalStyle_5f_13" style:base-cell-address="'Formular 1'.AJ29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30"/>
      <style:map style:condition="cell-content()=&quot;[    ]&quot;" style:apply-style-name="ConditionalStyle_5f_14" style:base-cell-address="'Formular 1'.AJ30"/>
      <style:map style:condition="cell-content()=&quot;   &quot;" style:apply-style-name="ConditionalStyle_5f_13" style:base-cell-address="'Formular 1'.AJ30"/>
    </style:style>
    <style:style style:name="ce4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J31"/>
      <style:map style:condition="cell-content()=&quot;[    ]&quot;" style:apply-style-name="ConditionalStyle_5f_14" style:base-cell-address="'Formular 1'.AJ31"/>
      <style:map style:condition="cell-content()=&quot;   &quot;" style:apply-style-name="ConditionalStyle_5f_13" style:base-cell-address="'Formular 1'.AJ31"/>
    </style:style>
    <style:style style:name="ce4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6"/>
      <style:map style:condition="cell-content()=&quot;[    ]&quot;" style:apply-style-name="ConditionalStyle_5f_14" style:base-cell-address="'Formular 1'.AK6"/>
      <style:map style:condition="cell-content()=&quot;   &quot;" style:apply-style-name="ConditionalStyle_5f_13" style:base-cell-address="'Formular 1'.AK6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7"/>
      <style:map style:condition="cell-content()=&quot;[    ]&quot;" style:apply-style-name="ConditionalStyle_5f_14" style:base-cell-address="'Formular 1'.AK7"/>
      <style:map style:condition="cell-content()=&quot;   &quot;" style:apply-style-name="ConditionalStyle_5f_13" style:base-cell-address="'Formular 1'.AK7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8"/>
      <style:map style:condition="cell-content()=&quot;[    ]&quot;" style:apply-style-name="ConditionalStyle_5f_14" style:base-cell-address="'Formular 1'.AK8"/>
      <style:map style:condition="cell-content()=&quot;   &quot;" style:apply-style-name="ConditionalStyle_5f_13" style:base-cell-address="'Formular 1'.AK8"/>
    </style:style>
    <style:style style:name="ce4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9"/>
      <style:map style:condition="cell-content()=&quot;[    ]&quot;" style:apply-style-name="ConditionalStyle_5f_14" style:base-cell-address="'Formular 1'.AK9"/>
      <style:map style:condition="cell-content()=&quot;   &quot;" style:apply-style-name="ConditionalStyle_5f_13" style:base-cell-address="'Formular 1'.AK9"/>
    </style:style>
    <style:style style:name="ce4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0"/>
      <style:map style:condition="cell-content()=&quot;[    ]&quot;" style:apply-style-name="ConditionalStyle_5f_14" style:base-cell-address="'Formular 1'.AK10"/>
      <style:map style:condition="cell-content()=&quot;   &quot;" style:apply-style-name="ConditionalStyle_5f_13" style:base-cell-address="'Formular 1'.AK10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1"/>
      <style:map style:condition="cell-content()=&quot;[    ]&quot;" style:apply-style-name="ConditionalStyle_5f_14" style:base-cell-address="'Formular 1'.AK11"/>
      <style:map style:condition="cell-content()=&quot;   &quot;" style:apply-style-name="ConditionalStyle_5f_13" style:base-cell-address="'Formular 1'.AK11"/>
    </style:style>
    <style:style style:name="ce4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2"/>
      <style:map style:condition="cell-content()=&quot;[    ]&quot;" style:apply-style-name="ConditionalStyle_5f_14" style:base-cell-address="'Formular 1'.AK12"/>
      <style:map style:condition="cell-content()=&quot;   &quot;" style:apply-style-name="ConditionalStyle_5f_13" style:base-cell-address="'Formular 1'.AK12"/>
    </style:style>
    <style:style style:name="ce4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3"/>
      <style:map style:condition="cell-content()=&quot;[    ]&quot;" style:apply-style-name="ConditionalStyle_5f_14" style:base-cell-address="'Formular 1'.AK13"/>
      <style:map style:condition="cell-content()=&quot;   &quot;" style:apply-style-name="ConditionalStyle_5f_13" style:base-cell-address="'Formular 1'.AK13"/>
    </style:style>
    <style:style style:name="ce4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4"/>
      <style:map style:condition="cell-content()=&quot;[    ]&quot;" style:apply-style-name="ConditionalStyle_5f_14" style:base-cell-address="'Formular 1'.AK14"/>
      <style:map style:condition="cell-content()=&quot;   &quot;" style:apply-style-name="ConditionalStyle_5f_13" style:base-cell-address="'Formular 1'.AK14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5"/>
      <style:map style:condition="cell-content()=&quot;[    ]&quot;" style:apply-style-name="ConditionalStyle_5f_14" style:base-cell-address="'Formular 1'.AK15"/>
      <style:map style:condition="cell-content()=&quot;   &quot;" style:apply-style-name="ConditionalStyle_5f_13" style:base-cell-address="'Formular 1'.AK15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6"/>
      <style:map style:condition="cell-content()=&quot;[    ]&quot;" style:apply-style-name="ConditionalStyle_5f_14" style:base-cell-address="'Formular 1'.AK16"/>
      <style:map style:condition="cell-content()=&quot;   &quot;" style:apply-style-name="ConditionalStyle_5f_13" style:base-cell-address="'Formular 1'.AK16"/>
    </style:style>
    <style:style style:name="ce4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7"/>
      <style:map style:condition="cell-content()=&quot;[    ]&quot;" style:apply-style-name="ConditionalStyle_5f_14" style:base-cell-address="'Formular 1'.AK17"/>
      <style:map style:condition="cell-content()=&quot;   &quot;" style:apply-style-name="ConditionalStyle_5f_13" style:base-cell-address="'Formular 1'.AK17"/>
    </style:style>
    <style:style style:name="ce4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8"/>
      <style:map style:condition="cell-content()=&quot;[    ]&quot;" style:apply-style-name="ConditionalStyle_5f_14" style:base-cell-address="'Formular 1'.AK18"/>
      <style:map style:condition="cell-content()=&quot;   &quot;" style:apply-style-name="ConditionalStyle_5f_13" style:base-cell-address="'Formular 1'.AK18"/>
    </style:style>
    <style:style style:name="ce4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19"/>
      <style:map style:condition="cell-content()=&quot;[    ]&quot;" style:apply-style-name="ConditionalStyle_5f_14" style:base-cell-address="'Formular 1'.AK19"/>
      <style:map style:condition="cell-content()=&quot;   &quot;" style:apply-style-name="ConditionalStyle_5f_13" style:base-cell-address="'Formular 1'.AK19"/>
    </style:style>
    <style:style style:name="ce4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0"/>
      <style:map style:condition="cell-content()=&quot;[    ]&quot;" style:apply-style-name="ConditionalStyle_5f_14" style:base-cell-address="'Formular 1'.AK20"/>
      <style:map style:condition="cell-content()=&quot;   &quot;" style:apply-style-name="ConditionalStyle_5f_13" style:base-cell-address="'Formular 1'.AK20"/>
    </style:style>
    <style:style style:name="ce4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1"/>
      <style:map style:condition="cell-content()=&quot;[    ]&quot;" style:apply-style-name="ConditionalStyle_5f_14" style:base-cell-address="'Formular 1'.AK21"/>
      <style:map style:condition="cell-content()=&quot;   &quot;" style:apply-style-name="ConditionalStyle_5f_13" style:base-cell-address="'Formular 1'.AK21"/>
    </style:style>
    <style:style style:name="ce4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2"/>
      <style:map style:condition="cell-content()=&quot;[    ]&quot;" style:apply-style-name="ConditionalStyle_5f_14" style:base-cell-address="'Formular 1'.AK22"/>
      <style:map style:condition="cell-content()=&quot;   &quot;" style:apply-style-name="ConditionalStyle_5f_13" style:base-cell-address="'Formular 1'.AK22"/>
    </style:style>
    <style:style style:name="ce4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3"/>
      <style:map style:condition="cell-content()=&quot;[    ]&quot;" style:apply-style-name="ConditionalStyle_5f_14" style:base-cell-address="'Formular 1'.AK23"/>
      <style:map style:condition="cell-content()=&quot;   &quot;" style:apply-style-name="ConditionalStyle_5f_13" style:base-cell-address="'Formular 1'.AK23"/>
    </style:style>
    <style:style style:name="ce4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4"/>
      <style:map style:condition="cell-content()=&quot;[    ]&quot;" style:apply-style-name="ConditionalStyle_5f_14" style:base-cell-address="'Formular 1'.AK24"/>
      <style:map style:condition="cell-content()=&quot;   &quot;" style:apply-style-name="ConditionalStyle_5f_13" style:base-cell-address="'Formular 1'.AK24"/>
    </style:style>
    <style:style style:name="ce4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5"/>
      <style:map style:condition="cell-content()=&quot;[    ]&quot;" style:apply-style-name="ConditionalStyle_5f_14" style:base-cell-address="'Formular 1'.AK25"/>
      <style:map style:condition="cell-content()=&quot;   &quot;" style:apply-style-name="ConditionalStyle_5f_13" style:base-cell-address="'Formular 1'.AK25"/>
    </style:style>
    <style:style style:name="ce4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6"/>
      <style:map style:condition="cell-content()=&quot;[    ]&quot;" style:apply-style-name="ConditionalStyle_5f_14" style:base-cell-address="'Formular 1'.AK26"/>
      <style:map style:condition="cell-content()=&quot;   &quot;" style:apply-style-name="ConditionalStyle_5f_13" style:base-cell-address="'Formular 1'.AK26"/>
    </style:style>
    <style:style style:name="ce4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7"/>
      <style:map style:condition="cell-content()=&quot;[    ]&quot;" style:apply-style-name="ConditionalStyle_5f_14" style:base-cell-address="'Formular 1'.AK27"/>
      <style:map style:condition="cell-content()=&quot;   &quot;" style:apply-style-name="ConditionalStyle_5f_13" style:base-cell-address="'Formular 1'.AK27"/>
    </style:style>
    <style:style style:name="ce4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8"/>
      <style:map style:condition="cell-content()=&quot;[    ]&quot;" style:apply-style-name="ConditionalStyle_5f_14" style:base-cell-address="'Formular 1'.AK28"/>
      <style:map style:condition="cell-content()=&quot;   &quot;" style:apply-style-name="ConditionalStyle_5f_13" style:base-cell-address="'Formular 1'.AK28"/>
    </style:style>
    <style:style style:name="ce4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29"/>
      <style:map style:condition="cell-content()=&quot;[    ]&quot;" style:apply-style-name="ConditionalStyle_5f_14" style:base-cell-address="'Formular 1'.AK29"/>
      <style:map style:condition="cell-content()=&quot;   &quot;" style:apply-style-name="ConditionalStyle_5f_13" style:base-cell-address="'Formular 1'.AK29"/>
    </style:style>
    <style:style style:name="ce4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30"/>
      <style:map style:condition="cell-content()=&quot;[    ]&quot;" style:apply-style-name="ConditionalStyle_5f_14" style:base-cell-address="'Formular 1'.AK30"/>
      <style:map style:condition="cell-content()=&quot;   &quot;" style:apply-style-name="ConditionalStyle_5f_13" style:base-cell-address="'Formular 1'.AK30"/>
    </style:style>
    <style:style style:name="ce4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K31"/>
      <style:map style:condition="cell-content()=&quot;[    ]&quot;" style:apply-style-name="ConditionalStyle_5f_14" style:base-cell-address="'Formular 1'.AK31"/>
      <style:map style:condition="cell-content()=&quot;   &quot;" style:apply-style-name="ConditionalStyle_5f_13" style:base-cell-address="'Formular 1'.AK31"/>
    </style:style>
    <style:style style:name="ce4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6"/>
      <style:map style:condition="cell-content()=&quot;[    ]&quot;" style:apply-style-name="ConditionalStyle_5f_14" style:base-cell-address="'Formular 1'.AL6"/>
      <style:map style:condition="cell-content()=&quot;   &quot;" style:apply-style-name="ConditionalStyle_5f_13" style:base-cell-address="'Formular 1'.AL6"/>
    </style:style>
    <style:style style:name="ce4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7"/>
      <style:map style:condition="cell-content()=&quot;[    ]&quot;" style:apply-style-name="ConditionalStyle_5f_14" style:base-cell-address="'Formular 1'.AL7"/>
      <style:map style:condition="cell-content()=&quot;   &quot;" style:apply-style-name="ConditionalStyle_5f_13" style:base-cell-address="'Formular 1'.AL7"/>
    </style:style>
    <style:style style:name="ce4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8"/>
      <style:map style:condition="cell-content()=&quot;[    ]&quot;" style:apply-style-name="ConditionalStyle_5f_14" style:base-cell-address="'Formular 1'.AL8"/>
      <style:map style:condition="cell-content()=&quot;   &quot;" style:apply-style-name="ConditionalStyle_5f_13" style:base-cell-address="'Formular 1'.AL8"/>
    </style:style>
    <style:style style:name="ce4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9"/>
      <style:map style:condition="cell-content()=&quot;[    ]&quot;" style:apply-style-name="ConditionalStyle_5f_14" style:base-cell-address="'Formular 1'.AL9"/>
      <style:map style:condition="cell-content()=&quot;   &quot;" style:apply-style-name="ConditionalStyle_5f_13" style:base-cell-address="'Formular 1'.AL9"/>
    </style:style>
    <style:style style:name="ce4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0"/>
      <style:map style:condition="cell-content()=&quot;[    ]&quot;" style:apply-style-name="ConditionalStyle_5f_14" style:base-cell-address="'Formular 1'.AL10"/>
      <style:map style:condition="cell-content()=&quot;   &quot;" style:apply-style-name="ConditionalStyle_5f_13" style:base-cell-address="'Formular 1'.AL10"/>
    </style:style>
    <style:style style:name="ce4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1"/>
      <style:map style:condition="cell-content()=&quot;[    ]&quot;" style:apply-style-name="ConditionalStyle_5f_14" style:base-cell-address="'Formular 1'.AL11"/>
      <style:map style:condition="cell-content()=&quot;   &quot;" style:apply-style-name="ConditionalStyle_5f_13" style:base-cell-address="'Formular 1'.AL11"/>
    </style:style>
    <style:style style:name="ce4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2"/>
      <style:map style:condition="cell-content()=&quot;[    ]&quot;" style:apply-style-name="ConditionalStyle_5f_14" style:base-cell-address="'Formular 1'.AL12"/>
      <style:map style:condition="cell-content()=&quot;   &quot;" style:apply-style-name="ConditionalStyle_5f_13" style:base-cell-address="'Formular 1'.AL12"/>
    </style:style>
    <style:style style:name="ce4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3"/>
      <style:map style:condition="cell-content()=&quot;[    ]&quot;" style:apply-style-name="ConditionalStyle_5f_14" style:base-cell-address="'Formular 1'.AL13"/>
      <style:map style:condition="cell-content()=&quot;   &quot;" style:apply-style-name="ConditionalStyle_5f_13" style:base-cell-address="'Formular 1'.AL13"/>
    </style:style>
    <style:style style:name="ce4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4"/>
      <style:map style:condition="cell-content()=&quot;[    ]&quot;" style:apply-style-name="ConditionalStyle_5f_14" style:base-cell-address="'Formular 1'.AL14"/>
      <style:map style:condition="cell-content()=&quot;   &quot;" style:apply-style-name="ConditionalStyle_5f_13" style:base-cell-address="'Formular 1'.AL14"/>
    </style:style>
    <style:style style:name="ce4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5"/>
      <style:map style:condition="cell-content()=&quot;[    ]&quot;" style:apply-style-name="ConditionalStyle_5f_14" style:base-cell-address="'Formular 1'.AL15"/>
      <style:map style:condition="cell-content()=&quot;   &quot;" style:apply-style-name="ConditionalStyle_5f_13" style:base-cell-address="'Formular 1'.AL15"/>
    </style:style>
    <style:style style:name="ce4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6"/>
      <style:map style:condition="cell-content()=&quot;[    ]&quot;" style:apply-style-name="ConditionalStyle_5f_14" style:base-cell-address="'Formular 1'.AL16"/>
      <style:map style:condition="cell-content()=&quot;   &quot;" style:apply-style-name="ConditionalStyle_5f_13" style:base-cell-address="'Formular 1'.AL16"/>
    </style:style>
    <style:style style:name="ce4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7"/>
      <style:map style:condition="cell-content()=&quot;[    ]&quot;" style:apply-style-name="ConditionalStyle_5f_14" style:base-cell-address="'Formular 1'.AL17"/>
      <style:map style:condition="cell-content()=&quot;   &quot;" style:apply-style-name="ConditionalStyle_5f_13" style:base-cell-address="'Formular 1'.AL17"/>
    </style:style>
    <style:style style:name="ce4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8"/>
      <style:map style:condition="cell-content()=&quot;[    ]&quot;" style:apply-style-name="ConditionalStyle_5f_14" style:base-cell-address="'Formular 1'.AL18"/>
      <style:map style:condition="cell-content()=&quot;   &quot;" style:apply-style-name="ConditionalStyle_5f_13" style:base-cell-address="'Formular 1'.AL18"/>
    </style:style>
    <style:style style:name="ce4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19"/>
      <style:map style:condition="cell-content()=&quot;[    ]&quot;" style:apply-style-name="ConditionalStyle_5f_14" style:base-cell-address="'Formular 1'.AL19"/>
      <style:map style:condition="cell-content()=&quot;   &quot;" style:apply-style-name="ConditionalStyle_5f_13" style:base-cell-address="'Formular 1'.AL19"/>
    </style:style>
    <style:style style:name="ce4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0"/>
      <style:map style:condition="cell-content()=&quot;[    ]&quot;" style:apply-style-name="ConditionalStyle_5f_14" style:base-cell-address="'Formular 1'.AL20"/>
      <style:map style:condition="cell-content()=&quot;   &quot;" style:apply-style-name="ConditionalStyle_5f_13" style:base-cell-address="'Formular 1'.AL20"/>
    </style:style>
    <style:style style:name="ce4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1"/>
      <style:map style:condition="cell-content()=&quot;[    ]&quot;" style:apply-style-name="ConditionalStyle_5f_14" style:base-cell-address="'Formular 1'.AL21"/>
      <style:map style:condition="cell-content()=&quot;   &quot;" style:apply-style-name="ConditionalStyle_5f_13" style:base-cell-address="'Formular 1'.AL21"/>
    </style:style>
    <style:style style:name="ce4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2"/>
      <style:map style:condition="cell-content()=&quot;[    ]&quot;" style:apply-style-name="ConditionalStyle_5f_14" style:base-cell-address="'Formular 1'.AL22"/>
      <style:map style:condition="cell-content()=&quot;   &quot;" style:apply-style-name="ConditionalStyle_5f_13" style:base-cell-address="'Formular 1'.AL22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3"/>
      <style:map style:condition="cell-content()=&quot;[    ]&quot;" style:apply-style-name="ConditionalStyle_5f_14" style:base-cell-address="'Formular 1'.AL23"/>
      <style:map style:condition="cell-content()=&quot;   &quot;" style:apply-style-name="ConditionalStyle_5f_13" style:base-cell-address="'Formular 1'.AL23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4"/>
      <style:map style:condition="cell-content()=&quot;[    ]&quot;" style:apply-style-name="ConditionalStyle_5f_14" style:base-cell-address="'Formular 1'.AL24"/>
      <style:map style:condition="cell-content()=&quot;   &quot;" style:apply-style-name="ConditionalStyle_5f_13" style:base-cell-address="'Formular 1'.AL24"/>
    </style:style>
    <style:style style:name="ce4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5"/>
      <style:map style:condition="cell-content()=&quot;[    ]&quot;" style:apply-style-name="ConditionalStyle_5f_14" style:base-cell-address="'Formular 1'.AL25"/>
      <style:map style:condition="cell-content()=&quot;   &quot;" style:apply-style-name="ConditionalStyle_5f_13" style:base-cell-address="'Formular 1'.AL25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6"/>
      <style:map style:condition="cell-content()=&quot;[    ]&quot;" style:apply-style-name="ConditionalStyle_5f_14" style:base-cell-address="'Formular 1'.AL26"/>
      <style:map style:condition="cell-content()=&quot;   &quot;" style:apply-style-name="ConditionalStyle_5f_13" style:base-cell-address="'Formular 1'.AL26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7"/>
      <style:map style:condition="cell-content()=&quot;[    ]&quot;" style:apply-style-name="ConditionalStyle_5f_14" style:base-cell-address="'Formular 1'.AL27"/>
      <style:map style:condition="cell-content()=&quot;   &quot;" style:apply-style-name="ConditionalStyle_5f_13" style:base-cell-address="'Formular 1'.AL27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8"/>
      <style:map style:condition="cell-content()=&quot;[    ]&quot;" style:apply-style-name="ConditionalStyle_5f_14" style:base-cell-address="'Formular 1'.AL28"/>
      <style:map style:condition="cell-content()=&quot;   &quot;" style:apply-style-name="ConditionalStyle_5f_13" style:base-cell-address="'Formular 1'.AL28"/>
    </style:style>
    <style:style style:name="ce4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29"/>
      <style:map style:condition="cell-content()=&quot;[    ]&quot;" style:apply-style-name="ConditionalStyle_5f_14" style:base-cell-address="'Formular 1'.AL29"/>
      <style:map style:condition="cell-content()=&quot;   &quot;" style:apply-style-name="ConditionalStyle_5f_13" style:base-cell-address="'Formular 1'.AL29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30"/>
      <style:map style:condition="cell-content()=&quot;[    ]&quot;" style:apply-style-name="ConditionalStyle_5f_14" style:base-cell-address="'Formular 1'.AL30"/>
      <style:map style:condition="cell-content()=&quot;   &quot;" style:apply-style-name="ConditionalStyle_5f_13" style:base-cell-address="'Formular 1'.AL30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L31"/>
      <style:map style:condition="cell-content()=&quot;[    ]&quot;" style:apply-style-name="ConditionalStyle_5f_14" style:base-cell-address="'Formular 1'.AL31"/>
      <style:map style:condition="cell-content()=&quot;   &quot;" style:apply-style-name="ConditionalStyle_5f_13" style:base-cell-address="'Formular 1'.AL31"/>
    </style:style>
    <style:style style:name="ce4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6"/>
      <style:map style:condition="cell-content()=&quot;[    ]&quot;" style:apply-style-name="ConditionalStyle_5f_14" style:base-cell-address="'Formular 1'.AM6"/>
      <style:map style:condition="cell-content()=&quot;   &quot;" style:apply-style-name="ConditionalStyle_5f_13" style:base-cell-address="'Formular 1'.AM6"/>
    </style:style>
    <style:style style:name="ce4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7"/>
      <style:map style:condition="cell-content()=&quot;[    ]&quot;" style:apply-style-name="ConditionalStyle_5f_14" style:base-cell-address="'Formular 1'.AM7"/>
      <style:map style:condition="cell-content()=&quot;   &quot;" style:apply-style-name="ConditionalStyle_5f_13" style:base-cell-address="'Formular 1'.AM7"/>
    </style:style>
    <style:style style:name="ce4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8"/>
      <style:map style:condition="cell-content()=&quot;[    ]&quot;" style:apply-style-name="ConditionalStyle_5f_14" style:base-cell-address="'Formular 1'.AM8"/>
      <style:map style:condition="cell-content()=&quot;   &quot;" style:apply-style-name="ConditionalStyle_5f_13" style:base-cell-address="'Formular 1'.AM8"/>
    </style:style>
    <style:style style:name="ce4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9"/>
      <style:map style:condition="cell-content()=&quot;[    ]&quot;" style:apply-style-name="ConditionalStyle_5f_14" style:base-cell-address="'Formular 1'.AM9"/>
      <style:map style:condition="cell-content()=&quot;   &quot;" style:apply-style-name="ConditionalStyle_5f_13" style:base-cell-address="'Formular 1'.AM9"/>
    </style:style>
    <style:style style:name="ce4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0"/>
      <style:map style:condition="cell-content()=&quot;[    ]&quot;" style:apply-style-name="ConditionalStyle_5f_14" style:base-cell-address="'Formular 1'.AM10"/>
      <style:map style:condition="cell-content()=&quot;   &quot;" style:apply-style-name="ConditionalStyle_5f_13" style:base-cell-address="'Formular 1'.AM10"/>
    </style:style>
    <style:style style:name="ce4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1"/>
      <style:map style:condition="cell-content()=&quot;[    ]&quot;" style:apply-style-name="ConditionalStyle_5f_14" style:base-cell-address="'Formular 1'.AM11"/>
      <style:map style:condition="cell-content()=&quot;   &quot;" style:apply-style-name="ConditionalStyle_5f_13" style:base-cell-address="'Formular 1'.AM11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2"/>
      <style:map style:condition="cell-content()=&quot;[    ]&quot;" style:apply-style-name="ConditionalStyle_5f_14" style:base-cell-address="'Formular 1'.AM12"/>
      <style:map style:condition="cell-content()=&quot;   &quot;" style:apply-style-name="ConditionalStyle_5f_13" style:base-cell-address="'Formular 1'.AM12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3"/>
      <style:map style:condition="cell-content()=&quot;[    ]&quot;" style:apply-style-name="ConditionalStyle_5f_14" style:base-cell-address="'Formular 1'.AM13"/>
      <style:map style:condition="cell-content()=&quot;   &quot;" style:apply-style-name="ConditionalStyle_5f_13" style:base-cell-address="'Formular 1'.AM13"/>
    </style:style>
    <style:style style:name="ce5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4"/>
      <style:map style:condition="cell-content()=&quot;[    ]&quot;" style:apply-style-name="ConditionalStyle_5f_14" style:base-cell-address="'Formular 1'.AM14"/>
      <style:map style:condition="cell-content()=&quot;   &quot;" style:apply-style-name="ConditionalStyle_5f_13" style:base-cell-address="'Formular 1'.AM14"/>
    </style:style>
    <style:style style:name="ce5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5"/>
      <style:map style:condition="cell-content()=&quot;[    ]&quot;" style:apply-style-name="ConditionalStyle_5f_14" style:base-cell-address="'Formular 1'.AM15"/>
      <style:map style:condition="cell-content()=&quot;   &quot;" style:apply-style-name="ConditionalStyle_5f_13" style:base-cell-address="'Formular 1'.AM15"/>
    </style:style>
    <style:style style:name="ce5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6"/>
      <style:map style:condition="cell-content()=&quot;[    ]&quot;" style:apply-style-name="ConditionalStyle_5f_14" style:base-cell-address="'Formular 1'.AM16"/>
      <style:map style:condition="cell-content()=&quot;   &quot;" style:apply-style-name="ConditionalStyle_5f_13" style:base-cell-address="'Formular 1'.AM16"/>
    </style:style>
    <style:style style:name="ce5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7"/>
      <style:map style:condition="cell-content()=&quot;[    ]&quot;" style:apply-style-name="ConditionalStyle_5f_14" style:base-cell-address="'Formular 1'.AM17"/>
      <style:map style:condition="cell-content()=&quot;   &quot;" style:apply-style-name="ConditionalStyle_5f_13" style:base-cell-address="'Formular 1'.AM17"/>
    </style:style>
    <style:style style:name="ce5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8"/>
      <style:map style:condition="cell-content()=&quot;[    ]&quot;" style:apply-style-name="ConditionalStyle_5f_14" style:base-cell-address="'Formular 1'.AM18"/>
      <style:map style:condition="cell-content()=&quot;   &quot;" style:apply-style-name="ConditionalStyle_5f_13" style:base-cell-address="'Formular 1'.AM18"/>
    </style:style>
    <style:style style:name="ce5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19"/>
      <style:map style:condition="cell-content()=&quot;[    ]&quot;" style:apply-style-name="ConditionalStyle_5f_14" style:base-cell-address="'Formular 1'.AM19"/>
      <style:map style:condition="cell-content()=&quot;   &quot;" style:apply-style-name="ConditionalStyle_5f_13" style:base-cell-address="'Formular 1'.AM19"/>
    </style:style>
    <style:style style:name="ce5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0"/>
      <style:map style:condition="cell-content()=&quot;[    ]&quot;" style:apply-style-name="ConditionalStyle_5f_14" style:base-cell-address="'Formular 1'.AM20"/>
      <style:map style:condition="cell-content()=&quot;   &quot;" style:apply-style-name="ConditionalStyle_5f_13" style:base-cell-address="'Formular 1'.AM20"/>
    </style:style>
    <style:style style:name="ce5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1"/>
      <style:map style:condition="cell-content()=&quot;[    ]&quot;" style:apply-style-name="ConditionalStyle_5f_14" style:base-cell-address="'Formular 1'.AM21"/>
      <style:map style:condition="cell-content()=&quot;   &quot;" style:apply-style-name="ConditionalStyle_5f_13" style:base-cell-address="'Formular 1'.AM21"/>
    </style:style>
    <style:style style:name="ce5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2"/>
      <style:map style:condition="cell-content()=&quot;[    ]&quot;" style:apply-style-name="ConditionalStyle_5f_14" style:base-cell-address="'Formular 1'.AM22"/>
      <style:map style:condition="cell-content()=&quot;   &quot;" style:apply-style-name="ConditionalStyle_5f_13" style:base-cell-address="'Formular 1'.AM22"/>
    </style:style>
    <style:style style:name="ce5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3"/>
      <style:map style:condition="cell-content()=&quot;[    ]&quot;" style:apply-style-name="ConditionalStyle_5f_14" style:base-cell-address="'Formular 1'.AM23"/>
      <style:map style:condition="cell-content()=&quot;   &quot;" style:apply-style-name="ConditionalStyle_5f_13" style:base-cell-address="'Formular 1'.AM23"/>
    </style:style>
    <style:style style:name="ce5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4"/>
      <style:map style:condition="cell-content()=&quot;[    ]&quot;" style:apply-style-name="ConditionalStyle_5f_14" style:base-cell-address="'Formular 1'.AM24"/>
      <style:map style:condition="cell-content()=&quot;   &quot;" style:apply-style-name="ConditionalStyle_5f_13" style:base-cell-address="'Formular 1'.AM24"/>
    </style:style>
    <style:style style:name="ce5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5"/>
      <style:map style:condition="cell-content()=&quot;[    ]&quot;" style:apply-style-name="ConditionalStyle_5f_14" style:base-cell-address="'Formular 1'.AM25"/>
      <style:map style:condition="cell-content()=&quot;   &quot;" style:apply-style-name="ConditionalStyle_5f_13" style:base-cell-address="'Formular 1'.AM25"/>
    </style:style>
    <style:style style:name="ce5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6"/>
      <style:map style:condition="cell-content()=&quot;[    ]&quot;" style:apply-style-name="ConditionalStyle_5f_14" style:base-cell-address="'Formular 1'.AM26"/>
      <style:map style:condition="cell-content()=&quot;   &quot;" style:apply-style-name="ConditionalStyle_5f_13" style:base-cell-address="'Formular 1'.AM26"/>
    </style:style>
    <style:style style:name="ce5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7"/>
      <style:map style:condition="cell-content()=&quot;[    ]&quot;" style:apply-style-name="ConditionalStyle_5f_14" style:base-cell-address="'Formular 1'.AM27"/>
      <style:map style:condition="cell-content()=&quot;   &quot;" style:apply-style-name="ConditionalStyle_5f_13" style:base-cell-address="'Formular 1'.AM27"/>
    </style:style>
    <style:style style:name="ce5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8"/>
      <style:map style:condition="cell-content()=&quot;[    ]&quot;" style:apply-style-name="ConditionalStyle_5f_14" style:base-cell-address="'Formular 1'.AM28"/>
      <style:map style:condition="cell-content()=&quot;   &quot;" style:apply-style-name="ConditionalStyle_5f_13" style:base-cell-address="'Formular 1'.AM28"/>
    </style:style>
    <style:style style:name="ce5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29"/>
      <style:map style:condition="cell-content()=&quot;[    ]&quot;" style:apply-style-name="ConditionalStyle_5f_14" style:base-cell-address="'Formular 1'.AM29"/>
      <style:map style:condition="cell-content()=&quot;   &quot;" style:apply-style-name="ConditionalStyle_5f_13" style:base-cell-address="'Formular 1'.AM29"/>
    </style:style>
    <style:style style:name="ce5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30"/>
      <style:map style:condition="cell-content()=&quot;[    ]&quot;" style:apply-style-name="ConditionalStyle_5f_14" style:base-cell-address="'Formular 1'.AM30"/>
      <style:map style:condition="cell-content()=&quot;   &quot;" style:apply-style-name="ConditionalStyle_5f_13" style:base-cell-address="'Formular 1'.AM30"/>
    </style:style>
    <style:style style:name="ce5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M31"/>
      <style:map style:condition="cell-content()=&quot;[    ]&quot;" style:apply-style-name="ConditionalStyle_5f_14" style:base-cell-address="'Formular 1'.AM31"/>
      <style:map style:condition="cell-content()=&quot;   &quot;" style:apply-style-name="ConditionalStyle_5f_13" style:base-cell-address="'Formular 1'.AM31"/>
    </style:style>
    <style:style style:name="ce5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6"/>
      <style:map style:condition="cell-content()=&quot;[    ]&quot;" style:apply-style-name="ConditionalStyle_5f_14" style:base-cell-address="'Formular 1'.AN6"/>
      <style:map style:condition="cell-content()=&quot;   &quot;" style:apply-style-name="ConditionalStyle_5f_13" style:base-cell-address="'Formular 1'.AN6"/>
    </style:style>
    <style:style style:name="ce5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7"/>
      <style:map style:condition="cell-content()=&quot;[    ]&quot;" style:apply-style-name="ConditionalStyle_5f_14" style:base-cell-address="'Formular 1'.AN7"/>
      <style:map style:condition="cell-content()=&quot;   &quot;" style:apply-style-name="ConditionalStyle_5f_13" style:base-cell-address="'Formular 1'.AN7"/>
    </style:style>
    <style:style style:name="ce5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8"/>
      <style:map style:condition="cell-content()=&quot;[    ]&quot;" style:apply-style-name="ConditionalStyle_5f_14" style:base-cell-address="'Formular 1'.AN8"/>
      <style:map style:condition="cell-content()=&quot;   &quot;" style:apply-style-name="ConditionalStyle_5f_13" style:base-cell-address="'Formular 1'.AN8"/>
    </style:style>
    <style:style style:name="ce5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9"/>
      <style:map style:condition="cell-content()=&quot;[    ]&quot;" style:apply-style-name="ConditionalStyle_5f_14" style:base-cell-address="'Formular 1'.AN9"/>
      <style:map style:condition="cell-content()=&quot;   &quot;" style:apply-style-name="ConditionalStyle_5f_13" style:base-cell-address="'Formular 1'.AN9"/>
    </style:style>
    <style:style style:name="ce5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0"/>
      <style:map style:condition="cell-content()=&quot;[    ]&quot;" style:apply-style-name="ConditionalStyle_5f_14" style:base-cell-address="'Formular 1'.AN10"/>
      <style:map style:condition="cell-content()=&quot;   &quot;" style:apply-style-name="ConditionalStyle_5f_13" style:base-cell-address="'Formular 1'.AN10"/>
    </style:style>
    <style:style style:name="ce5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1"/>
      <style:map style:condition="cell-content()=&quot;[    ]&quot;" style:apply-style-name="ConditionalStyle_5f_14" style:base-cell-address="'Formular 1'.AN11"/>
      <style:map style:condition="cell-content()=&quot;   &quot;" style:apply-style-name="ConditionalStyle_5f_13" style:base-cell-address="'Formular 1'.AN11"/>
    </style:style>
    <style:style style:name="ce5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2"/>
      <style:map style:condition="cell-content()=&quot;[    ]&quot;" style:apply-style-name="ConditionalStyle_5f_14" style:base-cell-address="'Formular 1'.AN12"/>
      <style:map style:condition="cell-content()=&quot;   &quot;" style:apply-style-name="ConditionalStyle_5f_13" style:base-cell-address="'Formular 1'.AN12"/>
    </style:style>
    <style:style style:name="ce5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3"/>
      <style:map style:condition="cell-content()=&quot;[    ]&quot;" style:apply-style-name="ConditionalStyle_5f_14" style:base-cell-address="'Formular 1'.AN13"/>
      <style:map style:condition="cell-content()=&quot;   &quot;" style:apply-style-name="ConditionalStyle_5f_13" style:base-cell-address="'Formular 1'.AN13"/>
    </style:style>
    <style:style style:name="ce5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4"/>
      <style:map style:condition="cell-content()=&quot;[    ]&quot;" style:apply-style-name="ConditionalStyle_5f_14" style:base-cell-address="'Formular 1'.AN14"/>
      <style:map style:condition="cell-content()=&quot;   &quot;" style:apply-style-name="ConditionalStyle_5f_13" style:base-cell-address="'Formular 1'.AN14"/>
    </style:style>
    <style:style style:name="ce5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5"/>
      <style:map style:condition="cell-content()=&quot;[    ]&quot;" style:apply-style-name="ConditionalStyle_5f_14" style:base-cell-address="'Formular 1'.AN15"/>
      <style:map style:condition="cell-content()=&quot;   &quot;" style:apply-style-name="ConditionalStyle_5f_13" style:base-cell-address="'Formular 1'.AN15"/>
    </style:style>
    <style:style style:name="ce5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6"/>
      <style:map style:condition="cell-content()=&quot;[    ]&quot;" style:apply-style-name="ConditionalStyle_5f_14" style:base-cell-address="'Formular 1'.AN16"/>
      <style:map style:condition="cell-content()=&quot;   &quot;" style:apply-style-name="ConditionalStyle_5f_13" style:base-cell-address="'Formular 1'.AN16"/>
    </style:style>
    <style:style style:name="ce5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7"/>
      <style:map style:condition="cell-content()=&quot;[    ]&quot;" style:apply-style-name="ConditionalStyle_5f_14" style:base-cell-address="'Formular 1'.AN17"/>
      <style:map style:condition="cell-content()=&quot;   &quot;" style:apply-style-name="ConditionalStyle_5f_13" style:base-cell-address="'Formular 1'.AN17"/>
    </style:style>
    <style:style style:name="ce5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8"/>
      <style:map style:condition="cell-content()=&quot;[    ]&quot;" style:apply-style-name="ConditionalStyle_5f_14" style:base-cell-address="'Formular 1'.AN18"/>
      <style:map style:condition="cell-content()=&quot;   &quot;" style:apply-style-name="ConditionalStyle_5f_13" style:base-cell-address="'Formular 1'.AN18"/>
    </style:style>
    <style:style style:name="ce5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19"/>
      <style:map style:condition="cell-content()=&quot;[    ]&quot;" style:apply-style-name="ConditionalStyle_5f_14" style:base-cell-address="'Formular 1'.AN19"/>
      <style:map style:condition="cell-content()=&quot;   &quot;" style:apply-style-name="ConditionalStyle_5f_13" style:base-cell-address="'Formular 1'.AN19"/>
    </style:style>
    <style:style style:name="ce5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0"/>
      <style:map style:condition="cell-content()=&quot;[    ]&quot;" style:apply-style-name="ConditionalStyle_5f_14" style:base-cell-address="'Formular 1'.AN20"/>
      <style:map style:condition="cell-content()=&quot;   &quot;" style:apply-style-name="ConditionalStyle_5f_13" style:base-cell-address="'Formular 1'.AN20"/>
    </style:style>
    <style:style style:name="ce5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1"/>
      <style:map style:condition="cell-content()=&quot;[    ]&quot;" style:apply-style-name="ConditionalStyle_5f_14" style:base-cell-address="'Formular 1'.AN21"/>
      <style:map style:condition="cell-content()=&quot;   &quot;" style:apply-style-name="ConditionalStyle_5f_13" style:base-cell-address="'Formular 1'.AN21"/>
    </style:style>
    <style:style style:name="ce5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2"/>
      <style:map style:condition="cell-content()=&quot;[    ]&quot;" style:apply-style-name="ConditionalStyle_5f_14" style:base-cell-address="'Formular 1'.AN22"/>
      <style:map style:condition="cell-content()=&quot;   &quot;" style:apply-style-name="ConditionalStyle_5f_13" style:base-cell-address="'Formular 1'.AN22"/>
    </style:style>
    <style:style style:name="ce5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3"/>
      <style:map style:condition="cell-content()=&quot;[    ]&quot;" style:apply-style-name="ConditionalStyle_5f_14" style:base-cell-address="'Formular 1'.AN23"/>
      <style:map style:condition="cell-content()=&quot;   &quot;" style:apply-style-name="ConditionalStyle_5f_13" style:base-cell-address="'Formular 1'.AN23"/>
    </style:style>
    <style:style style:name="ce5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4"/>
      <style:map style:condition="cell-content()=&quot;[    ]&quot;" style:apply-style-name="ConditionalStyle_5f_14" style:base-cell-address="'Formular 1'.AN24"/>
      <style:map style:condition="cell-content()=&quot;   &quot;" style:apply-style-name="ConditionalStyle_5f_13" style:base-cell-address="'Formular 1'.AN24"/>
    </style:style>
    <style:style style:name="ce5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5"/>
      <style:map style:condition="cell-content()=&quot;[    ]&quot;" style:apply-style-name="ConditionalStyle_5f_14" style:base-cell-address="'Formular 1'.AN25"/>
      <style:map style:condition="cell-content()=&quot;   &quot;" style:apply-style-name="ConditionalStyle_5f_13" style:base-cell-address="'Formular 1'.AN25"/>
    </style:style>
    <style:style style:name="ce5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6"/>
      <style:map style:condition="cell-content()=&quot;[    ]&quot;" style:apply-style-name="ConditionalStyle_5f_14" style:base-cell-address="'Formular 1'.AN26"/>
      <style:map style:condition="cell-content()=&quot;   &quot;" style:apply-style-name="ConditionalStyle_5f_13" style:base-cell-address="'Formular 1'.AN26"/>
    </style:style>
    <style:style style:name="ce5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7"/>
      <style:map style:condition="cell-content()=&quot;[    ]&quot;" style:apply-style-name="ConditionalStyle_5f_14" style:base-cell-address="'Formular 1'.AN27"/>
      <style:map style:condition="cell-content()=&quot;   &quot;" style:apply-style-name="ConditionalStyle_5f_13" style:base-cell-address="'Formular 1'.AN27"/>
    </style:style>
    <style:style style:name="ce5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8"/>
      <style:map style:condition="cell-content()=&quot;[    ]&quot;" style:apply-style-name="ConditionalStyle_5f_14" style:base-cell-address="'Formular 1'.AN28"/>
      <style:map style:condition="cell-content()=&quot;   &quot;" style:apply-style-name="ConditionalStyle_5f_13" style:base-cell-address="'Formular 1'.AN28"/>
    </style:style>
    <style:style style:name="ce5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29"/>
      <style:map style:condition="cell-content()=&quot;[    ]&quot;" style:apply-style-name="ConditionalStyle_5f_14" style:base-cell-address="'Formular 1'.AN29"/>
      <style:map style:condition="cell-content()=&quot;   &quot;" style:apply-style-name="ConditionalStyle_5f_13" style:base-cell-address="'Formular 1'.AN29"/>
    </style:style>
    <style:style style:name="ce5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30"/>
      <style:map style:condition="cell-content()=&quot;[    ]&quot;" style:apply-style-name="ConditionalStyle_5f_14" style:base-cell-address="'Formular 1'.AN30"/>
      <style:map style:condition="cell-content()=&quot;   &quot;" style:apply-style-name="ConditionalStyle_5f_13" style:base-cell-address="'Formular 1'.AN30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N31"/>
      <style:map style:condition="cell-content()=&quot;[    ]&quot;" style:apply-style-name="ConditionalStyle_5f_14" style:base-cell-address="'Formular 1'.AN31"/>
      <style:map style:condition="cell-content()=&quot;   &quot;" style:apply-style-name="ConditionalStyle_5f_13" style:base-cell-address="'Formular 1'.AN31"/>
    </style:style>
    <style:style style:name="ce5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6"/>
      <style:map style:condition="cell-content()=&quot;[    ]&quot;" style:apply-style-name="ConditionalStyle_5f_14" style:base-cell-address="'Formular 1'.AO6"/>
      <style:map style:condition="cell-content()=&quot;   &quot;" style:apply-style-name="ConditionalStyle_5f_13" style:base-cell-address="'Formular 1'.AO6"/>
    </style:style>
    <style:style style:name="ce5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7"/>
      <style:map style:condition="cell-content()=&quot;[    ]&quot;" style:apply-style-name="ConditionalStyle_5f_14" style:base-cell-address="'Formular 1'.AO7"/>
      <style:map style:condition="cell-content()=&quot;   &quot;" style:apply-style-name="ConditionalStyle_5f_13" style:base-cell-address="'Formular 1'.AO7"/>
    </style:style>
    <style:style style:name="ce5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8"/>
      <style:map style:condition="cell-content()=&quot;[    ]&quot;" style:apply-style-name="ConditionalStyle_5f_14" style:base-cell-address="'Formular 1'.AO8"/>
      <style:map style:condition="cell-content()=&quot;   &quot;" style:apply-style-name="ConditionalStyle_5f_13" style:base-cell-address="'Formular 1'.AO8"/>
    </style:style>
    <style:style style:name="ce5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9"/>
      <style:map style:condition="cell-content()=&quot;[    ]&quot;" style:apply-style-name="ConditionalStyle_5f_14" style:base-cell-address="'Formular 1'.AO9"/>
      <style:map style:condition="cell-content()=&quot;   &quot;" style:apply-style-name="ConditionalStyle_5f_13" style:base-cell-address="'Formular 1'.AO9"/>
    </style:style>
    <style:style style:name="ce5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0"/>
      <style:map style:condition="cell-content()=&quot;[    ]&quot;" style:apply-style-name="ConditionalStyle_5f_14" style:base-cell-address="'Formular 1'.AO10"/>
      <style:map style:condition="cell-content()=&quot;   &quot;" style:apply-style-name="ConditionalStyle_5f_13" style:base-cell-address="'Formular 1'.AO10"/>
    </style:style>
    <style:style style:name="ce5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1"/>
      <style:map style:condition="cell-content()=&quot;[    ]&quot;" style:apply-style-name="ConditionalStyle_5f_14" style:base-cell-address="'Formular 1'.AO11"/>
      <style:map style:condition="cell-content()=&quot;   &quot;" style:apply-style-name="ConditionalStyle_5f_13" style:base-cell-address="'Formular 1'.AO11"/>
    </style:style>
    <style:style style:name="ce5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2"/>
      <style:map style:condition="cell-content()=&quot;[    ]&quot;" style:apply-style-name="ConditionalStyle_5f_14" style:base-cell-address="'Formular 1'.AO12"/>
      <style:map style:condition="cell-content()=&quot;   &quot;" style:apply-style-name="ConditionalStyle_5f_13" style:base-cell-address="'Formular 1'.AO12"/>
    </style:style>
    <style:style style:name="ce5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3"/>
      <style:map style:condition="cell-content()=&quot;[    ]&quot;" style:apply-style-name="ConditionalStyle_5f_14" style:base-cell-address="'Formular 1'.AO13"/>
      <style:map style:condition="cell-content()=&quot;   &quot;" style:apply-style-name="ConditionalStyle_5f_13" style:base-cell-address="'Formular 1'.AO13"/>
    </style:style>
    <style:style style:name="ce5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4"/>
      <style:map style:condition="cell-content()=&quot;[    ]&quot;" style:apply-style-name="ConditionalStyle_5f_14" style:base-cell-address="'Formular 1'.AO14"/>
      <style:map style:condition="cell-content()=&quot;   &quot;" style:apply-style-name="ConditionalStyle_5f_13" style:base-cell-address="'Formular 1'.AO14"/>
    </style:style>
    <style:style style:name="ce5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5"/>
      <style:map style:condition="cell-content()=&quot;[    ]&quot;" style:apply-style-name="ConditionalStyle_5f_14" style:base-cell-address="'Formular 1'.AO15"/>
      <style:map style:condition="cell-content()=&quot;   &quot;" style:apply-style-name="ConditionalStyle_5f_13" style:base-cell-address="'Formular 1'.AO15"/>
    </style:style>
    <style:style style:name="ce5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6"/>
      <style:map style:condition="cell-content()=&quot;[    ]&quot;" style:apply-style-name="ConditionalStyle_5f_14" style:base-cell-address="'Formular 1'.AO16"/>
      <style:map style:condition="cell-content()=&quot;   &quot;" style:apply-style-name="ConditionalStyle_5f_13" style:base-cell-address="'Formular 1'.AO16"/>
    </style:style>
    <style:style style:name="ce5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7"/>
      <style:map style:condition="cell-content()=&quot;[    ]&quot;" style:apply-style-name="ConditionalStyle_5f_14" style:base-cell-address="'Formular 1'.AO17"/>
      <style:map style:condition="cell-content()=&quot;   &quot;" style:apply-style-name="ConditionalStyle_5f_13" style:base-cell-address="'Formular 1'.AO17"/>
    </style:style>
    <style:style style:name="ce5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8"/>
      <style:map style:condition="cell-content()=&quot;[    ]&quot;" style:apply-style-name="ConditionalStyle_5f_14" style:base-cell-address="'Formular 1'.AO18"/>
      <style:map style:condition="cell-content()=&quot;   &quot;" style:apply-style-name="ConditionalStyle_5f_13" style:base-cell-address="'Formular 1'.AO18"/>
    </style:style>
    <style:style style:name="ce5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19"/>
      <style:map style:condition="cell-content()=&quot;[    ]&quot;" style:apply-style-name="ConditionalStyle_5f_14" style:base-cell-address="'Formular 1'.AO19"/>
      <style:map style:condition="cell-content()=&quot;   &quot;" style:apply-style-name="ConditionalStyle_5f_13" style:base-cell-address="'Formular 1'.AO19"/>
    </style:style>
    <style:style style:name="ce5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0"/>
      <style:map style:condition="cell-content()=&quot;[    ]&quot;" style:apply-style-name="ConditionalStyle_5f_14" style:base-cell-address="'Formular 1'.AO20"/>
      <style:map style:condition="cell-content()=&quot;   &quot;" style:apply-style-name="ConditionalStyle_5f_13" style:base-cell-address="'Formular 1'.AO20"/>
    </style:style>
    <style:style style:name="ce5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1"/>
      <style:map style:condition="cell-content()=&quot;[    ]&quot;" style:apply-style-name="ConditionalStyle_5f_14" style:base-cell-address="'Formular 1'.AO21"/>
      <style:map style:condition="cell-content()=&quot;   &quot;" style:apply-style-name="ConditionalStyle_5f_13" style:base-cell-address="'Formular 1'.AO21"/>
    </style:style>
    <style:style style:name="ce5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2"/>
      <style:map style:condition="cell-content()=&quot;[    ]&quot;" style:apply-style-name="ConditionalStyle_5f_14" style:base-cell-address="'Formular 1'.AO22"/>
      <style:map style:condition="cell-content()=&quot;   &quot;" style:apply-style-name="ConditionalStyle_5f_13" style:base-cell-address="'Formular 1'.AO22"/>
    </style:style>
    <style:style style:name="ce5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3"/>
      <style:map style:condition="cell-content()=&quot;[    ]&quot;" style:apply-style-name="ConditionalStyle_5f_14" style:base-cell-address="'Formular 1'.AO23"/>
      <style:map style:condition="cell-content()=&quot;   &quot;" style:apply-style-name="ConditionalStyle_5f_13" style:base-cell-address="'Formular 1'.AO23"/>
    </style:style>
    <style:style style:name="ce5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4"/>
      <style:map style:condition="cell-content()=&quot;[    ]&quot;" style:apply-style-name="ConditionalStyle_5f_14" style:base-cell-address="'Formular 1'.AO24"/>
      <style:map style:condition="cell-content()=&quot;   &quot;" style:apply-style-name="ConditionalStyle_5f_13" style:base-cell-address="'Formular 1'.AO24"/>
    </style:style>
    <style:style style:name="ce5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5"/>
      <style:map style:condition="cell-content()=&quot;[    ]&quot;" style:apply-style-name="ConditionalStyle_5f_14" style:base-cell-address="'Formular 1'.AO25"/>
      <style:map style:condition="cell-content()=&quot;   &quot;" style:apply-style-name="ConditionalStyle_5f_13" style:base-cell-address="'Formular 1'.AO25"/>
    </style:style>
    <style:style style:name="ce5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6"/>
      <style:map style:condition="cell-content()=&quot;[    ]&quot;" style:apply-style-name="ConditionalStyle_5f_14" style:base-cell-address="'Formular 1'.AO26"/>
      <style:map style:condition="cell-content()=&quot;   &quot;" style:apply-style-name="ConditionalStyle_5f_13" style:base-cell-address="'Formular 1'.AO26"/>
    </style:style>
    <style:style style:name="ce5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7"/>
      <style:map style:condition="cell-content()=&quot;[    ]&quot;" style:apply-style-name="ConditionalStyle_5f_14" style:base-cell-address="'Formular 1'.AO27"/>
      <style:map style:condition="cell-content()=&quot;   &quot;" style:apply-style-name="ConditionalStyle_5f_13" style:base-cell-address="'Formular 1'.AO27"/>
    </style:style>
    <style:style style:name="ce5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8"/>
      <style:map style:condition="cell-content()=&quot;[    ]&quot;" style:apply-style-name="ConditionalStyle_5f_14" style:base-cell-address="'Formular 1'.AO28"/>
      <style:map style:condition="cell-content()=&quot;   &quot;" style:apply-style-name="ConditionalStyle_5f_13" style:base-cell-address="'Formular 1'.AO28"/>
    </style:style>
    <style:style style:name="ce5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29"/>
      <style:map style:condition="cell-content()=&quot;[    ]&quot;" style:apply-style-name="ConditionalStyle_5f_14" style:base-cell-address="'Formular 1'.AO29"/>
      <style:map style:condition="cell-content()=&quot;   &quot;" style:apply-style-name="ConditionalStyle_5f_13" style:base-cell-address="'Formular 1'.AO29"/>
    </style:style>
    <style:style style:name="ce5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30"/>
      <style:map style:condition="cell-content()=&quot;[    ]&quot;" style:apply-style-name="ConditionalStyle_5f_14" style:base-cell-address="'Formular 1'.AO30"/>
      <style:map style:condition="cell-content()=&quot;   &quot;" style:apply-style-name="ConditionalStyle_5f_13" style:base-cell-address="'Formular 1'.AO30"/>
    </style:style>
    <style:style style:name="ce5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O31"/>
      <style:map style:condition="cell-content()=&quot;[    ]&quot;" style:apply-style-name="ConditionalStyle_5f_14" style:base-cell-address="'Formular 1'.AO31"/>
      <style:map style:condition="cell-content()=&quot;   &quot;" style:apply-style-name="ConditionalStyle_5f_13" style:base-cell-address="'Formular 1'.AO31"/>
    </style:style>
    <style:style style:name="ce5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6"/>
      <style:map style:condition="cell-content()=&quot;[    ]&quot;" style:apply-style-name="ConditionalStyle_5f_14" style:base-cell-address="'Formular 1'.AP6"/>
      <style:map style:condition="cell-content()=&quot;   &quot;" style:apply-style-name="ConditionalStyle_5f_13" style:base-cell-address="'Formular 1'.AP6"/>
    </style:style>
    <style:style style:name="ce5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7"/>
      <style:map style:condition="cell-content()=&quot;[    ]&quot;" style:apply-style-name="ConditionalStyle_5f_14" style:base-cell-address="'Formular 1'.AP7"/>
      <style:map style:condition="cell-content()=&quot;   &quot;" style:apply-style-name="ConditionalStyle_5f_13" style:base-cell-address="'Formular 1'.AP7"/>
    </style:style>
    <style:style style:name="ce5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8"/>
      <style:map style:condition="cell-content()=&quot;[    ]&quot;" style:apply-style-name="ConditionalStyle_5f_14" style:base-cell-address="'Formular 1'.AP8"/>
      <style:map style:condition="cell-content()=&quot;   &quot;" style:apply-style-name="ConditionalStyle_5f_13" style:base-cell-address="'Formular 1'.AP8"/>
    </style:style>
    <style:style style:name="ce5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9"/>
      <style:map style:condition="cell-content()=&quot;[    ]&quot;" style:apply-style-name="ConditionalStyle_5f_14" style:base-cell-address="'Formular 1'.AP9"/>
      <style:map style:condition="cell-content()=&quot;   &quot;" style:apply-style-name="ConditionalStyle_5f_13" style:base-cell-address="'Formular 1'.AP9"/>
    </style:style>
    <style:style style:name="ce5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0"/>
      <style:map style:condition="cell-content()=&quot;[    ]&quot;" style:apply-style-name="ConditionalStyle_5f_14" style:base-cell-address="'Formular 1'.AP10"/>
      <style:map style:condition="cell-content()=&quot;   &quot;" style:apply-style-name="ConditionalStyle_5f_13" style:base-cell-address="'Formular 1'.AP10"/>
    </style:style>
    <style:style style:name="ce5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1"/>
      <style:map style:condition="cell-content()=&quot;[    ]&quot;" style:apply-style-name="ConditionalStyle_5f_14" style:base-cell-address="'Formular 1'.AP11"/>
      <style:map style:condition="cell-content()=&quot;   &quot;" style:apply-style-name="ConditionalStyle_5f_13" style:base-cell-address="'Formular 1'.AP11"/>
    </style:style>
    <style:style style:name="ce5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2"/>
      <style:map style:condition="cell-content()=&quot;[    ]&quot;" style:apply-style-name="ConditionalStyle_5f_14" style:base-cell-address="'Formular 1'.AP12"/>
      <style:map style:condition="cell-content()=&quot;   &quot;" style:apply-style-name="ConditionalStyle_5f_13" style:base-cell-address="'Formular 1'.AP12"/>
    </style:style>
    <style:style style:name="ce5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3"/>
      <style:map style:condition="cell-content()=&quot;[    ]&quot;" style:apply-style-name="ConditionalStyle_5f_14" style:base-cell-address="'Formular 1'.AP13"/>
      <style:map style:condition="cell-content()=&quot;   &quot;" style:apply-style-name="ConditionalStyle_5f_13" style:base-cell-address="'Formular 1'.AP13"/>
    </style:style>
    <style:style style:name="ce5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4"/>
      <style:map style:condition="cell-content()=&quot;[    ]&quot;" style:apply-style-name="ConditionalStyle_5f_14" style:base-cell-address="'Formular 1'.AP14"/>
      <style:map style:condition="cell-content()=&quot;   &quot;" style:apply-style-name="ConditionalStyle_5f_13" style:base-cell-address="'Formular 1'.AP14"/>
    </style:style>
    <style:style style:name="ce5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5"/>
      <style:map style:condition="cell-content()=&quot;[    ]&quot;" style:apply-style-name="ConditionalStyle_5f_14" style:base-cell-address="'Formular 1'.AP15"/>
      <style:map style:condition="cell-content()=&quot;   &quot;" style:apply-style-name="ConditionalStyle_5f_13" style:base-cell-address="'Formular 1'.AP15"/>
    </style:style>
    <style:style style:name="ce5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6"/>
      <style:map style:condition="cell-content()=&quot;[    ]&quot;" style:apply-style-name="ConditionalStyle_5f_14" style:base-cell-address="'Formular 1'.AP16"/>
      <style:map style:condition="cell-content()=&quot;   &quot;" style:apply-style-name="ConditionalStyle_5f_13" style:base-cell-address="'Formular 1'.AP16"/>
    </style:style>
    <style:style style:name="ce5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7"/>
      <style:map style:condition="cell-content()=&quot;[    ]&quot;" style:apply-style-name="ConditionalStyle_5f_14" style:base-cell-address="'Formular 1'.AP17"/>
      <style:map style:condition="cell-content()=&quot;   &quot;" style:apply-style-name="ConditionalStyle_5f_13" style:base-cell-address="'Formular 1'.AP17"/>
    </style:style>
    <style:style style:name="ce5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8"/>
      <style:map style:condition="cell-content()=&quot;[    ]&quot;" style:apply-style-name="ConditionalStyle_5f_14" style:base-cell-address="'Formular 1'.AP18"/>
      <style:map style:condition="cell-content()=&quot;   &quot;" style:apply-style-name="ConditionalStyle_5f_13" style:base-cell-address="'Formular 1'.AP18"/>
    </style:style>
    <style:style style:name="ce5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19"/>
      <style:map style:condition="cell-content()=&quot;[    ]&quot;" style:apply-style-name="ConditionalStyle_5f_14" style:base-cell-address="'Formular 1'.AP19"/>
      <style:map style:condition="cell-content()=&quot;   &quot;" style:apply-style-name="ConditionalStyle_5f_13" style:base-cell-address="'Formular 1'.AP19"/>
    </style:style>
    <style:style style:name="ce5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0"/>
      <style:map style:condition="cell-content()=&quot;[    ]&quot;" style:apply-style-name="ConditionalStyle_5f_14" style:base-cell-address="'Formular 1'.AP20"/>
      <style:map style:condition="cell-content()=&quot;   &quot;" style:apply-style-name="ConditionalStyle_5f_13" style:base-cell-address="'Formular 1'.AP20"/>
    </style:style>
    <style:style style:name="ce5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1"/>
      <style:map style:condition="cell-content()=&quot;[    ]&quot;" style:apply-style-name="ConditionalStyle_5f_14" style:base-cell-address="'Formular 1'.AP21"/>
      <style:map style:condition="cell-content()=&quot;   &quot;" style:apply-style-name="ConditionalStyle_5f_13" style:base-cell-address="'Formular 1'.AP21"/>
    </style:style>
    <style:style style:name="ce5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2"/>
      <style:map style:condition="cell-content()=&quot;[    ]&quot;" style:apply-style-name="ConditionalStyle_5f_14" style:base-cell-address="'Formular 1'.AP22"/>
      <style:map style:condition="cell-content()=&quot;   &quot;" style:apply-style-name="ConditionalStyle_5f_13" style:base-cell-address="'Formular 1'.AP22"/>
    </style:style>
    <style:style style:name="ce5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3"/>
      <style:map style:condition="cell-content()=&quot;[    ]&quot;" style:apply-style-name="ConditionalStyle_5f_14" style:base-cell-address="'Formular 1'.AP23"/>
      <style:map style:condition="cell-content()=&quot;   &quot;" style:apply-style-name="ConditionalStyle_5f_13" style:base-cell-address="'Formular 1'.AP23"/>
    </style:style>
    <style:style style:name="ce5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4"/>
      <style:map style:condition="cell-content()=&quot;[    ]&quot;" style:apply-style-name="ConditionalStyle_5f_14" style:base-cell-address="'Formular 1'.AP24"/>
      <style:map style:condition="cell-content()=&quot;   &quot;" style:apply-style-name="ConditionalStyle_5f_13" style:base-cell-address="'Formular 1'.AP24"/>
    </style:style>
    <style:style style:name="ce5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5"/>
      <style:map style:condition="cell-content()=&quot;[    ]&quot;" style:apply-style-name="ConditionalStyle_5f_14" style:base-cell-address="'Formular 1'.AP25"/>
      <style:map style:condition="cell-content()=&quot;   &quot;" style:apply-style-name="ConditionalStyle_5f_13" style:base-cell-address="'Formular 1'.AP25"/>
    </style:style>
    <style:style style:name="ce5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6"/>
      <style:map style:condition="cell-content()=&quot;[    ]&quot;" style:apply-style-name="ConditionalStyle_5f_14" style:base-cell-address="'Formular 1'.AP26"/>
      <style:map style:condition="cell-content()=&quot;   &quot;" style:apply-style-name="ConditionalStyle_5f_13" style:base-cell-address="'Formular 1'.AP26"/>
    </style:style>
    <style:style style:name="ce5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7"/>
      <style:map style:condition="cell-content()=&quot;[    ]&quot;" style:apply-style-name="ConditionalStyle_5f_14" style:base-cell-address="'Formular 1'.AP27"/>
      <style:map style:condition="cell-content()=&quot;   &quot;" style:apply-style-name="ConditionalStyle_5f_13" style:base-cell-address="'Formular 1'.AP27"/>
    </style:style>
    <style:style style:name="ce5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8"/>
      <style:map style:condition="cell-content()=&quot;[    ]&quot;" style:apply-style-name="ConditionalStyle_5f_14" style:base-cell-address="'Formular 1'.AP28"/>
      <style:map style:condition="cell-content()=&quot;   &quot;" style:apply-style-name="ConditionalStyle_5f_13" style:base-cell-address="'Formular 1'.AP28"/>
    </style:style>
    <style:style style:name="ce5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29"/>
      <style:map style:condition="cell-content()=&quot;[    ]&quot;" style:apply-style-name="ConditionalStyle_5f_14" style:base-cell-address="'Formular 1'.AP29"/>
      <style:map style:condition="cell-content()=&quot;   &quot;" style:apply-style-name="ConditionalStyle_5f_13" style:base-cell-address="'Formular 1'.AP29"/>
    </style:style>
    <style:style style:name="ce5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30"/>
      <style:map style:condition="cell-content()=&quot;[    ]&quot;" style:apply-style-name="ConditionalStyle_5f_14" style:base-cell-address="'Formular 1'.AP30"/>
      <style:map style:condition="cell-content()=&quot;   &quot;" style:apply-style-name="ConditionalStyle_5f_13" style:base-cell-address="'Formular 1'.AP30"/>
    </style:style>
    <style:style style:name="ce5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P31"/>
      <style:map style:condition="cell-content()=&quot;[    ]&quot;" style:apply-style-name="ConditionalStyle_5f_14" style:base-cell-address="'Formular 1'.AP31"/>
      <style:map style:condition="cell-content()=&quot;   &quot;" style:apply-style-name="ConditionalStyle_5f_13" style:base-cell-address="'Formular 1'.AP31"/>
    </style:style>
    <style:style style:name="ce5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6"/>
      <style:map style:condition="cell-content()=&quot;[    ]&quot;" style:apply-style-name="ConditionalStyle_5f_14" style:base-cell-address="'Formular 1'.AQ6"/>
      <style:map style:condition="cell-content()=&quot;   &quot;" style:apply-style-name="ConditionalStyle_5f_13" style:base-cell-address="'Formular 1'.AQ6"/>
    </style:style>
    <style:style style:name="ce5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7"/>
      <style:map style:condition="cell-content()=&quot;[    ]&quot;" style:apply-style-name="ConditionalStyle_5f_14" style:base-cell-address="'Formular 1'.AQ7"/>
      <style:map style:condition="cell-content()=&quot;   &quot;" style:apply-style-name="ConditionalStyle_5f_13" style:base-cell-address="'Formular 1'.AQ7"/>
    </style:style>
    <style:style style:name="ce5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8"/>
      <style:map style:condition="cell-content()=&quot;[    ]&quot;" style:apply-style-name="ConditionalStyle_5f_14" style:base-cell-address="'Formular 1'.AQ8"/>
      <style:map style:condition="cell-content()=&quot;   &quot;" style:apply-style-name="ConditionalStyle_5f_13" style:base-cell-address="'Formular 1'.AQ8"/>
    </style:style>
    <style:style style:name="ce6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9"/>
      <style:map style:condition="cell-content()=&quot;[    ]&quot;" style:apply-style-name="ConditionalStyle_5f_14" style:base-cell-address="'Formular 1'.AQ9"/>
      <style:map style:condition="cell-content()=&quot;   &quot;" style:apply-style-name="ConditionalStyle_5f_13" style:base-cell-address="'Formular 1'.AQ9"/>
    </style:style>
    <style:style style:name="ce6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0"/>
      <style:map style:condition="cell-content()=&quot;[    ]&quot;" style:apply-style-name="ConditionalStyle_5f_14" style:base-cell-address="'Formular 1'.AQ10"/>
      <style:map style:condition="cell-content()=&quot;   &quot;" style:apply-style-name="ConditionalStyle_5f_13" style:base-cell-address="'Formular 1'.AQ10"/>
    </style:style>
    <style:style style:name="ce6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1"/>
      <style:map style:condition="cell-content()=&quot;[    ]&quot;" style:apply-style-name="ConditionalStyle_5f_14" style:base-cell-address="'Formular 1'.AQ11"/>
      <style:map style:condition="cell-content()=&quot;   &quot;" style:apply-style-name="ConditionalStyle_5f_13" style:base-cell-address="'Formular 1'.AQ11"/>
    </style:style>
    <style:style style:name="ce6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2"/>
      <style:map style:condition="cell-content()=&quot;[    ]&quot;" style:apply-style-name="ConditionalStyle_5f_14" style:base-cell-address="'Formular 1'.AQ12"/>
      <style:map style:condition="cell-content()=&quot;   &quot;" style:apply-style-name="ConditionalStyle_5f_13" style:base-cell-address="'Formular 1'.AQ12"/>
    </style:style>
    <style:style style:name="ce6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3"/>
      <style:map style:condition="cell-content()=&quot;[    ]&quot;" style:apply-style-name="ConditionalStyle_5f_14" style:base-cell-address="'Formular 1'.AQ13"/>
      <style:map style:condition="cell-content()=&quot;   &quot;" style:apply-style-name="ConditionalStyle_5f_13" style:base-cell-address="'Formular 1'.AQ13"/>
    </style:style>
    <style:style style:name="ce6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4"/>
      <style:map style:condition="cell-content()=&quot;[    ]&quot;" style:apply-style-name="ConditionalStyle_5f_14" style:base-cell-address="'Formular 1'.AQ14"/>
      <style:map style:condition="cell-content()=&quot;   &quot;" style:apply-style-name="ConditionalStyle_5f_13" style:base-cell-address="'Formular 1'.AQ14"/>
    </style:style>
    <style:style style:name="ce6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5"/>
      <style:map style:condition="cell-content()=&quot;[    ]&quot;" style:apply-style-name="ConditionalStyle_5f_14" style:base-cell-address="'Formular 1'.AQ15"/>
      <style:map style:condition="cell-content()=&quot;   &quot;" style:apply-style-name="ConditionalStyle_5f_13" style:base-cell-address="'Formular 1'.AQ15"/>
    </style:style>
    <style:style style:name="ce6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6"/>
      <style:map style:condition="cell-content()=&quot;[    ]&quot;" style:apply-style-name="ConditionalStyle_5f_14" style:base-cell-address="'Formular 1'.AQ16"/>
      <style:map style:condition="cell-content()=&quot;   &quot;" style:apply-style-name="ConditionalStyle_5f_13" style:base-cell-address="'Formular 1'.AQ16"/>
    </style:style>
    <style:style style:name="ce6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7"/>
      <style:map style:condition="cell-content()=&quot;[    ]&quot;" style:apply-style-name="ConditionalStyle_5f_14" style:base-cell-address="'Formular 1'.AQ17"/>
      <style:map style:condition="cell-content()=&quot;   &quot;" style:apply-style-name="ConditionalStyle_5f_13" style:base-cell-address="'Formular 1'.AQ17"/>
    </style:style>
    <style:style style:name="ce6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8"/>
      <style:map style:condition="cell-content()=&quot;[    ]&quot;" style:apply-style-name="ConditionalStyle_5f_14" style:base-cell-address="'Formular 1'.AQ18"/>
      <style:map style:condition="cell-content()=&quot;   &quot;" style:apply-style-name="ConditionalStyle_5f_13" style:base-cell-address="'Formular 1'.AQ18"/>
    </style:style>
    <style:style style:name="ce6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19"/>
      <style:map style:condition="cell-content()=&quot;[    ]&quot;" style:apply-style-name="ConditionalStyle_5f_14" style:base-cell-address="'Formular 1'.AQ19"/>
      <style:map style:condition="cell-content()=&quot;   &quot;" style:apply-style-name="ConditionalStyle_5f_13" style:base-cell-address="'Formular 1'.AQ19"/>
    </style:style>
    <style:style style:name="ce6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0"/>
      <style:map style:condition="cell-content()=&quot;[    ]&quot;" style:apply-style-name="ConditionalStyle_5f_14" style:base-cell-address="'Formular 1'.AQ20"/>
      <style:map style:condition="cell-content()=&quot;   &quot;" style:apply-style-name="ConditionalStyle_5f_13" style:base-cell-address="'Formular 1'.AQ20"/>
    </style:style>
    <style:style style:name="ce6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1"/>
      <style:map style:condition="cell-content()=&quot;[    ]&quot;" style:apply-style-name="ConditionalStyle_5f_14" style:base-cell-address="'Formular 1'.AQ21"/>
      <style:map style:condition="cell-content()=&quot;   &quot;" style:apply-style-name="ConditionalStyle_5f_13" style:base-cell-address="'Formular 1'.AQ21"/>
    </style:style>
    <style:style style:name="ce6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2"/>
      <style:map style:condition="cell-content()=&quot;[    ]&quot;" style:apply-style-name="ConditionalStyle_5f_14" style:base-cell-address="'Formular 1'.AQ22"/>
      <style:map style:condition="cell-content()=&quot;   &quot;" style:apply-style-name="ConditionalStyle_5f_13" style:base-cell-address="'Formular 1'.AQ22"/>
    </style:style>
    <style:style style:name="ce6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3"/>
      <style:map style:condition="cell-content()=&quot;[    ]&quot;" style:apply-style-name="ConditionalStyle_5f_14" style:base-cell-address="'Formular 1'.AQ23"/>
      <style:map style:condition="cell-content()=&quot;   &quot;" style:apply-style-name="ConditionalStyle_5f_13" style:base-cell-address="'Formular 1'.AQ23"/>
    </style:style>
    <style:style style:name="ce6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4"/>
      <style:map style:condition="cell-content()=&quot;[    ]&quot;" style:apply-style-name="ConditionalStyle_5f_14" style:base-cell-address="'Formular 1'.AQ24"/>
      <style:map style:condition="cell-content()=&quot;   &quot;" style:apply-style-name="ConditionalStyle_5f_13" style:base-cell-address="'Formular 1'.AQ24"/>
    </style:style>
    <style:style style:name="ce6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5"/>
      <style:map style:condition="cell-content()=&quot;[    ]&quot;" style:apply-style-name="ConditionalStyle_5f_14" style:base-cell-address="'Formular 1'.AQ25"/>
      <style:map style:condition="cell-content()=&quot;   &quot;" style:apply-style-name="ConditionalStyle_5f_13" style:base-cell-address="'Formular 1'.AQ25"/>
    </style:style>
    <style:style style:name="ce6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6"/>
      <style:map style:condition="cell-content()=&quot;[    ]&quot;" style:apply-style-name="ConditionalStyle_5f_14" style:base-cell-address="'Formular 1'.AQ26"/>
      <style:map style:condition="cell-content()=&quot;   &quot;" style:apply-style-name="ConditionalStyle_5f_13" style:base-cell-address="'Formular 1'.AQ26"/>
    </style:style>
    <style:style style:name="ce6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7"/>
      <style:map style:condition="cell-content()=&quot;[    ]&quot;" style:apply-style-name="ConditionalStyle_5f_14" style:base-cell-address="'Formular 1'.AQ27"/>
      <style:map style:condition="cell-content()=&quot;   &quot;" style:apply-style-name="ConditionalStyle_5f_13" style:base-cell-address="'Formular 1'.AQ27"/>
    </style:style>
    <style:style style:name="ce6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8"/>
      <style:map style:condition="cell-content()=&quot;[    ]&quot;" style:apply-style-name="ConditionalStyle_5f_14" style:base-cell-address="'Formular 1'.AQ28"/>
      <style:map style:condition="cell-content()=&quot;   &quot;" style:apply-style-name="ConditionalStyle_5f_13" style:base-cell-address="'Formular 1'.AQ28"/>
    </style:style>
    <style:style style:name="ce6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29"/>
      <style:map style:condition="cell-content()=&quot;[    ]&quot;" style:apply-style-name="ConditionalStyle_5f_14" style:base-cell-address="'Formular 1'.AQ29"/>
      <style:map style:condition="cell-content()=&quot;   &quot;" style:apply-style-name="ConditionalStyle_5f_13" style:base-cell-address="'Formular 1'.AQ29"/>
    </style:style>
    <style:style style:name="ce6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30"/>
      <style:map style:condition="cell-content()=&quot;[    ]&quot;" style:apply-style-name="ConditionalStyle_5f_14" style:base-cell-address="'Formular 1'.AQ30"/>
      <style:map style:condition="cell-content()=&quot;   &quot;" style:apply-style-name="ConditionalStyle_5f_13" style:base-cell-address="'Formular 1'.AQ30"/>
    </style:style>
    <style:style style:name="ce6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Q31"/>
      <style:map style:condition="cell-content()=&quot;[    ]&quot;" style:apply-style-name="ConditionalStyle_5f_14" style:base-cell-address="'Formular 1'.AQ31"/>
      <style:map style:condition="cell-content()=&quot;   &quot;" style:apply-style-name="ConditionalStyle_5f_13" style:base-cell-address="'Formular 1'.AQ31"/>
    </style:style>
    <style:style style:name="ce6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6"/>
      <style:map style:condition="cell-content()=&quot;[    ]&quot;" style:apply-style-name="ConditionalStyle_5f_14" style:base-cell-address="'Formular 1'.AR6"/>
      <style:map style:condition="cell-content()=&quot;   &quot;" style:apply-style-name="ConditionalStyle_5f_13" style:base-cell-address="'Formular 1'.AR6"/>
    </style:style>
    <style:style style:name="ce6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7"/>
      <style:map style:condition="cell-content()=&quot;[    ]&quot;" style:apply-style-name="ConditionalStyle_5f_14" style:base-cell-address="'Formular 1'.AR7"/>
      <style:map style:condition="cell-content()=&quot;   &quot;" style:apply-style-name="ConditionalStyle_5f_13" style:base-cell-address="'Formular 1'.AR7"/>
    </style:style>
    <style:style style:name="ce6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8"/>
      <style:map style:condition="cell-content()=&quot;[    ]&quot;" style:apply-style-name="ConditionalStyle_5f_14" style:base-cell-address="'Formular 1'.AR8"/>
      <style:map style:condition="cell-content()=&quot;   &quot;" style:apply-style-name="ConditionalStyle_5f_13" style:base-cell-address="'Formular 1'.AR8"/>
    </style:style>
    <style:style style:name="ce6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9"/>
      <style:map style:condition="cell-content()=&quot;[    ]&quot;" style:apply-style-name="ConditionalStyle_5f_14" style:base-cell-address="'Formular 1'.AR9"/>
      <style:map style:condition="cell-content()=&quot;   &quot;" style:apply-style-name="ConditionalStyle_5f_13" style:base-cell-address="'Formular 1'.AR9"/>
    </style:style>
    <style:style style:name="ce6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0"/>
      <style:map style:condition="cell-content()=&quot;[    ]&quot;" style:apply-style-name="ConditionalStyle_5f_14" style:base-cell-address="'Formular 1'.AR10"/>
      <style:map style:condition="cell-content()=&quot;   &quot;" style:apply-style-name="ConditionalStyle_5f_13" style:base-cell-address="'Formular 1'.AR10"/>
    </style:style>
    <style:style style:name="ce6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1"/>
      <style:map style:condition="cell-content()=&quot;[    ]&quot;" style:apply-style-name="ConditionalStyle_5f_14" style:base-cell-address="'Formular 1'.AR11"/>
      <style:map style:condition="cell-content()=&quot;   &quot;" style:apply-style-name="ConditionalStyle_5f_13" style:base-cell-address="'Formular 1'.AR11"/>
    </style:style>
    <style:style style:name="ce6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2"/>
      <style:map style:condition="cell-content()=&quot;[    ]&quot;" style:apply-style-name="ConditionalStyle_5f_14" style:base-cell-address="'Formular 1'.AR12"/>
      <style:map style:condition="cell-content()=&quot;   &quot;" style:apply-style-name="ConditionalStyle_5f_13" style:base-cell-address="'Formular 1'.AR12"/>
    </style:style>
    <style:style style:name="ce6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3"/>
      <style:map style:condition="cell-content()=&quot;[    ]&quot;" style:apply-style-name="ConditionalStyle_5f_14" style:base-cell-address="'Formular 1'.AR13"/>
      <style:map style:condition="cell-content()=&quot;   &quot;" style:apply-style-name="ConditionalStyle_5f_13" style:base-cell-address="'Formular 1'.AR13"/>
    </style:style>
    <style:style style:name="ce6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4"/>
      <style:map style:condition="cell-content()=&quot;[    ]&quot;" style:apply-style-name="ConditionalStyle_5f_14" style:base-cell-address="'Formular 1'.AR14"/>
      <style:map style:condition="cell-content()=&quot;   &quot;" style:apply-style-name="ConditionalStyle_5f_13" style:base-cell-address="'Formular 1'.AR14"/>
    </style:style>
    <style:style style:name="ce6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5"/>
      <style:map style:condition="cell-content()=&quot;[    ]&quot;" style:apply-style-name="ConditionalStyle_5f_14" style:base-cell-address="'Formular 1'.AR15"/>
      <style:map style:condition="cell-content()=&quot;   &quot;" style:apply-style-name="ConditionalStyle_5f_13" style:base-cell-address="'Formular 1'.AR15"/>
    </style:style>
    <style:style style:name="ce6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6"/>
      <style:map style:condition="cell-content()=&quot;[    ]&quot;" style:apply-style-name="ConditionalStyle_5f_14" style:base-cell-address="'Formular 1'.AR16"/>
      <style:map style:condition="cell-content()=&quot;   &quot;" style:apply-style-name="ConditionalStyle_5f_13" style:base-cell-address="'Formular 1'.AR16"/>
    </style:style>
    <style:style style:name="ce6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7"/>
      <style:map style:condition="cell-content()=&quot;[    ]&quot;" style:apply-style-name="ConditionalStyle_5f_14" style:base-cell-address="'Formular 1'.AR17"/>
      <style:map style:condition="cell-content()=&quot;   &quot;" style:apply-style-name="ConditionalStyle_5f_13" style:base-cell-address="'Formular 1'.AR17"/>
    </style:style>
    <style:style style:name="ce6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8"/>
      <style:map style:condition="cell-content()=&quot;[    ]&quot;" style:apply-style-name="ConditionalStyle_5f_14" style:base-cell-address="'Formular 1'.AR18"/>
      <style:map style:condition="cell-content()=&quot;   &quot;" style:apply-style-name="ConditionalStyle_5f_13" style:base-cell-address="'Formular 1'.AR18"/>
    </style:style>
    <style:style style:name="ce6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19"/>
      <style:map style:condition="cell-content()=&quot;[    ]&quot;" style:apply-style-name="ConditionalStyle_5f_14" style:base-cell-address="'Formular 1'.AR19"/>
      <style:map style:condition="cell-content()=&quot;   &quot;" style:apply-style-name="ConditionalStyle_5f_13" style:base-cell-address="'Formular 1'.AR19"/>
    </style:style>
    <style:style style:name="ce6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0"/>
      <style:map style:condition="cell-content()=&quot;[    ]&quot;" style:apply-style-name="ConditionalStyle_5f_14" style:base-cell-address="'Formular 1'.AR20"/>
      <style:map style:condition="cell-content()=&quot;   &quot;" style:apply-style-name="ConditionalStyle_5f_13" style:base-cell-address="'Formular 1'.AR20"/>
    </style:style>
    <style:style style:name="ce6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1"/>
      <style:map style:condition="cell-content()=&quot;[    ]&quot;" style:apply-style-name="ConditionalStyle_5f_14" style:base-cell-address="'Formular 1'.AR21"/>
      <style:map style:condition="cell-content()=&quot;   &quot;" style:apply-style-name="ConditionalStyle_5f_13" style:base-cell-address="'Formular 1'.AR21"/>
    </style:style>
    <style:style style:name="ce6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2"/>
      <style:map style:condition="cell-content()=&quot;[    ]&quot;" style:apply-style-name="ConditionalStyle_5f_14" style:base-cell-address="'Formular 1'.AR22"/>
      <style:map style:condition="cell-content()=&quot;   &quot;" style:apply-style-name="ConditionalStyle_5f_13" style:base-cell-address="'Formular 1'.AR22"/>
    </style:style>
    <style:style style:name="ce6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3"/>
      <style:map style:condition="cell-content()=&quot;[    ]&quot;" style:apply-style-name="ConditionalStyle_5f_14" style:base-cell-address="'Formular 1'.AR23"/>
      <style:map style:condition="cell-content()=&quot;   &quot;" style:apply-style-name="ConditionalStyle_5f_13" style:base-cell-address="'Formular 1'.AR23"/>
    </style:style>
    <style:style style:name="ce6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4"/>
      <style:map style:condition="cell-content()=&quot;[    ]&quot;" style:apply-style-name="ConditionalStyle_5f_14" style:base-cell-address="'Formular 1'.AR24"/>
      <style:map style:condition="cell-content()=&quot;   &quot;" style:apply-style-name="ConditionalStyle_5f_13" style:base-cell-address="'Formular 1'.AR24"/>
    </style:style>
    <style:style style:name="ce6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5"/>
      <style:map style:condition="cell-content()=&quot;[    ]&quot;" style:apply-style-name="ConditionalStyle_5f_14" style:base-cell-address="'Formular 1'.AR25"/>
      <style:map style:condition="cell-content()=&quot;   &quot;" style:apply-style-name="ConditionalStyle_5f_13" style:base-cell-address="'Formular 1'.AR25"/>
    </style:style>
    <style:style style:name="ce6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6"/>
      <style:map style:condition="cell-content()=&quot;[    ]&quot;" style:apply-style-name="ConditionalStyle_5f_14" style:base-cell-address="'Formular 1'.AR26"/>
      <style:map style:condition="cell-content()=&quot;   &quot;" style:apply-style-name="ConditionalStyle_5f_13" style:base-cell-address="'Formular 1'.AR26"/>
    </style:style>
    <style:style style:name="ce6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7"/>
      <style:map style:condition="cell-content()=&quot;[    ]&quot;" style:apply-style-name="ConditionalStyle_5f_14" style:base-cell-address="'Formular 1'.AR27"/>
      <style:map style:condition="cell-content()=&quot;   &quot;" style:apply-style-name="ConditionalStyle_5f_13" style:base-cell-address="'Formular 1'.AR27"/>
    </style:style>
    <style:style style:name="ce6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8"/>
      <style:map style:condition="cell-content()=&quot;[    ]&quot;" style:apply-style-name="ConditionalStyle_5f_14" style:base-cell-address="'Formular 1'.AR28"/>
      <style:map style:condition="cell-content()=&quot;   &quot;" style:apply-style-name="ConditionalStyle_5f_13" style:base-cell-address="'Formular 1'.AR28"/>
    </style:style>
    <style:style style:name="ce6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29"/>
      <style:map style:condition="cell-content()=&quot;[    ]&quot;" style:apply-style-name="ConditionalStyle_5f_14" style:base-cell-address="'Formular 1'.AR29"/>
      <style:map style:condition="cell-content()=&quot;   &quot;" style:apply-style-name="ConditionalStyle_5f_13" style:base-cell-address="'Formular 1'.AR29"/>
    </style:style>
    <style:style style:name="ce6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30"/>
      <style:map style:condition="cell-content()=&quot;[    ]&quot;" style:apply-style-name="ConditionalStyle_5f_14" style:base-cell-address="'Formular 1'.AR30"/>
      <style:map style:condition="cell-content()=&quot;   &quot;" style:apply-style-name="ConditionalStyle_5f_13" style:base-cell-address="'Formular 1'.AR30"/>
    </style:style>
    <style:style style:name="ce6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R31"/>
      <style:map style:condition="cell-content()=&quot;[    ]&quot;" style:apply-style-name="ConditionalStyle_5f_14" style:base-cell-address="'Formular 1'.AR31"/>
      <style:map style:condition="cell-content()=&quot;   &quot;" style:apply-style-name="ConditionalStyle_5f_13" style:base-cell-address="'Formular 1'.AR31"/>
    </style:style>
    <style:style style:name="ce6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6"/>
      <style:map style:condition="cell-content()=&quot;[    ]&quot;" style:apply-style-name="ConditionalStyle_5f_14" style:base-cell-address="'Formular 1'.AS6"/>
      <style:map style:condition="cell-content()=&quot;   &quot;" style:apply-style-name="ConditionalStyle_5f_13" style:base-cell-address="'Formular 1'.AS6"/>
    </style:style>
    <style:style style:name="ce6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7"/>
      <style:map style:condition="cell-content()=&quot;[    ]&quot;" style:apply-style-name="ConditionalStyle_5f_14" style:base-cell-address="'Formular 1'.AS7"/>
      <style:map style:condition="cell-content()=&quot;   &quot;" style:apply-style-name="ConditionalStyle_5f_13" style:base-cell-address="'Formular 1'.AS7"/>
    </style:style>
    <style:style style:name="ce6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8"/>
      <style:map style:condition="cell-content()=&quot;[    ]&quot;" style:apply-style-name="ConditionalStyle_5f_14" style:base-cell-address="'Formular 1'.AS8"/>
      <style:map style:condition="cell-content()=&quot;   &quot;" style:apply-style-name="ConditionalStyle_5f_13" style:base-cell-address="'Formular 1'.AS8"/>
    </style:style>
    <style:style style:name="ce6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9"/>
      <style:map style:condition="cell-content()=&quot;[    ]&quot;" style:apply-style-name="ConditionalStyle_5f_14" style:base-cell-address="'Formular 1'.AS9"/>
      <style:map style:condition="cell-content()=&quot;   &quot;" style:apply-style-name="ConditionalStyle_5f_13" style:base-cell-address="'Formular 1'.AS9"/>
    </style:style>
    <style:style style:name="ce6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0"/>
      <style:map style:condition="cell-content()=&quot;[    ]&quot;" style:apply-style-name="ConditionalStyle_5f_14" style:base-cell-address="'Formular 1'.AS10"/>
      <style:map style:condition="cell-content()=&quot;   &quot;" style:apply-style-name="ConditionalStyle_5f_13" style:base-cell-address="'Formular 1'.AS10"/>
    </style:style>
    <style:style style:name="ce6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1"/>
      <style:map style:condition="cell-content()=&quot;[    ]&quot;" style:apply-style-name="ConditionalStyle_5f_14" style:base-cell-address="'Formular 1'.AS11"/>
      <style:map style:condition="cell-content()=&quot;   &quot;" style:apply-style-name="ConditionalStyle_5f_13" style:base-cell-address="'Formular 1'.AS11"/>
    </style:style>
    <style:style style:name="ce6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2"/>
      <style:map style:condition="cell-content()=&quot;[    ]&quot;" style:apply-style-name="ConditionalStyle_5f_14" style:base-cell-address="'Formular 1'.AS12"/>
      <style:map style:condition="cell-content()=&quot;   &quot;" style:apply-style-name="ConditionalStyle_5f_13" style:base-cell-address="'Formular 1'.AS12"/>
    </style:style>
    <style:style style:name="ce6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3"/>
      <style:map style:condition="cell-content()=&quot;[    ]&quot;" style:apply-style-name="ConditionalStyle_5f_14" style:base-cell-address="'Formular 1'.AS13"/>
      <style:map style:condition="cell-content()=&quot;   &quot;" style:apply-style-name="ConditionalStyle_5f_13" style:base-cell-address="'Formular 1'.AS13"/>
    </style:style>
    <style:style style:name="ce6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4"/>
      <style:map style:condition="cell-content()=&quot;[    ]&quot;" style:apply-style-name="ConditionalStyle_5f_14" style:base-cell-address="'Formular 1'.AS14"/>
      <style:map style:condition="cell-content()=&quot;   &quot;" style:apply-style-name="ConditionalStyle_5f_13" style:base-cell-address="'Formular 1'.AS14"/>
    </style:style>
    <style:style style:name="ce6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5"/>
      <style:map style:condition="cell-content()=&quot;[    ]&quot;" style:apply-style-name="ConditionalStyle_5f_14" style:base-cell-address="'Formular 1'.AS15"/>
      <style:map style:condition="cell-content()=&quot;   &quot;" style:apply-style-name="ConditionalStyle_5f_13" style:base-cell-address="'Formular 1'.AS15"/>
    </style:style>
    <style:style style:name="ce6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6"/>
      <style:map style:condition="cell-content()=&quot;[    ]&quot;" style:apply-style-name="ConditionalStyle_5f_14" style:base-cell-address="'Formular 1'.AS16"/>
      <style:map style:condition="cell-content()=&quot;   &quot;" style:apply-style-name="ConditionalStyle_5f_13" style:base-cell-address="'Formular 1'.AS16"/>
    </style:style>
    <style:style style:name="ce6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7"/>
      <style:map style:condition="cell-content()=&quot;[    ]&quot;" style:apply-style-name="ConditionalStyle_5f_14" style:base-cell-address="'Formular 1'.AS17"/>
      <style:map style:condition="cell-content()=&quot;   &quot;" style:apply-style-name="ConditionalStyle_5f_13" style:base-cell-address="'Formular 1'.AS17"/>
    </style:style>
    <style:style style:name="ce6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8"/>
      <style:map style:condition="cell-content()=&quot;[    ]&quot;" style:apply-style-name="ConditionalStyle_5f_14" style:base-cell-address="'Formular 1'.AS18"/>
      <style:map style:condition="cell-content()=&quot;   &quot;" style:apply-style-name="ConditionalStyle_5f_13" style:base-cell-address="'Formular 1'.AS18"/>
    </style:style>
    <style:style style:name="ce6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19"/>
      <style:map style:condition="cell-content()=&quot;[    ]&quot;" style:apply-style-name="ConditionalStyle_5f_14" style:base-cell-address="'Formular 1'.AS19"/>
      <style:map style:condition="cell-content()=&quot;   &quot;" style:apply-style-name="ConditionalStyle_5f_13" style:base-cell-address="'Formular 1'.AS19"/>
    </style:style>
    <style:style style:name="ce6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0"/>
      <style:map style:condition="cell-content()=&quot;[    ]&quot;" style:apply-style-name="ConditionalStyle_5f_14" style:base-cell-address="'Formular 1'.AS20"/>
      <style:map style:condition="cell-content()=&quot;   &quot;" style:apply-style-name="ConditionalStyle_5f_13" style:base-cell-address="'Formular 1'.AS20"/>
    </style:style>
    <style:style style:name="ce6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1"/>
      <style:map style:condition="cell-content()=&quot;[    ]&quot;" style:apply-style-name="ConditionalStyle_5f_14" style:base-cell-address="'Formular 1'.AS21"/>
      <style:map style:condition="cell-content()=&quot;   &quot;" style:apply-style-name="ConditionalStyle_5f_13" style:base-cell-address="'Formular 1'.AS21"/>
    </style:style>
    <style:style style:name="ce6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2"/>
      <style:map style:condition="cell-content()=&quot;[    ]&quot;" style:apply-style-name="ConditionalStyle_5f_14" style:base-cell-address="'Formular 1'.AS22"/>
      <style:map style:condition="cell-content()=&quot;   &quot;" style:apply-style-name="ConditionalStyle_5f_13" style:base-cell-address="'Formular 1'.AS22"/>
    </style:style>
    <style:style style:name="ce6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3"/>
      <style:map style:condition="cell-content()=&quot;[    ]&quot;" style:apply-style-name="ConditionalStyle_5f_14" style:base-cell-address="'Formular 1'.AS23"/>
      <style:map style:condition="cell-content()=&quot;   &quot;" style:apply-style-name="ConditionalStyle_5f_13" style:base-cell-address="'Formular 1'.AS23"/>
    </style:style>
    <style:style style:name="ce6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4"/>
      <style:map style:condition="cell-content()=&quot;[    ]&quot;" style:apply-style-name="ConditionalStyle_5f_14" style:base-cell-address="'Formular 1'.AS24"/>
      <style:map style:condition="cell-content()=&quot;   &quot;" style:apply-style-name="ConditionalStyle_5f_13" style:base-cell-address="'Formular 1'.AS24"/>
    </style:style>
    <style:style style:name="ce6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5"/>
      <style:map style:condition="cell-content()=&quot;[    ]&quot;" style:apply-style-name="ConditionalStyle_5f_14" style:base-cell-address="'Formular 1'.AS25"/>
      <style:map style:condition="cell-content()=&quot;   &quot;" style:apply-style-name="ConditionalStyle_5f_13" style:base-cell-address="'Formular 1'.AS25"/>
    </style:style>
    <style:style style:name="ce6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6"/>
      <style:map style:condition="cell-content()=&quot;[    ]&quot;" style:apply-style-name="ConditionalStyle_5f_14" style:base-cell-address="'Formular 1'.AS26"/>
      <style:map style:condition="cell-content()=&quot;   &quot;" style:apply-style-name="ConditionalStyle_5f_13" style:base-cell-address="'Formular 1'.AS26"/>
    </style:style>
    <style:style style:name="ce6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7"/>
      <style:map style:condition="cell-content()=&quot;[    ]&quot;" style:apply-style-name="ConditionalStyle_5f_14" style:base-cell-address="'Formular 1'.AS27"/>
      <style:map style:condition="cell-content()=&quot;   &quot;" style:apply-style-name="ConditionalStyle_5f_13" style:base-cell-address="'Formular 1'.AS27"/>
    </style:style>
    <style:style style:name="ce6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8"/>
      <style:map style:condition="cell-content()=&quot;[    ]&quot;" style:apply-style-name="ConditionalStyle_5f_14" style:base-cell-address="'Formular 1'.AS28"/>
      <style:map style:condition="cell-content()=&quot;   &quot;" style:apply-style-name="ConditionalStyle_5f_13" style:base-cell-address="'Formular 1'.AS28"/>
    </style:style>
    <style:style style:name="ce6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29"/>
      <style:map style:condition="cell-content()=&quot;[    ]&quot;" style:apply-style-name="ConditionalStyle_5f_14" style:base-cell-address="'Formular 1'.AS29"/>
      <style:map style:condition="cell-content()=&quot;   &quot;" style:apply-style-name="ConditionalStyle_5f_13" style:base-cell-address="'Formular 1'.AS29"/>
    </style:style>
    <style:style style:name="ce6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30"/>
      <style:map style:condition="cell-content()=&quot;[    ]&quot;" style:apply-style-name="ConditionalStyle_5f_14" style:base-cell-address="'Formular 1'.AS30"/>
      <style:map style:condition="cell-content()=&quot;   &quot;" style:apply-style-name="ConditionalStyle_5f_13" style:base-cell-address="'Formular 1'.AS30"/>
    </style:style>
    <style:style style:name="ce6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S31"/>
      <style:map style:condition="cell-content()=&quot;[    ]&quot;" style:apply-style-name="ConditionalStyle_5f_14" style:base-cell-address="'Formular 1'.AS31"/>
      <style:map style:condition="cell-content()=&quot;   &quot;" style:apply-style-name="ConditionalStyle_5f_13" style:base-cell-address="'Formular 1'.AS31"/>
    </style:style>
    <style:style style:name="ce6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6"/>
      <style:map style:condition="cell-content()=&quot;[    ]&quot;" style:apply-style-name="ConditionalStyle_5f_14" style:base-cell-address="'Formular 1'.AT6"/>
      <style:map style:condition="cell-content()=&quot;   &quot;" style:apply-style-name="ConditionalStyle_5f_13" style:base-cell-address="'Formular 1'.AT6"/>
    </style:style>
    <style:style style:name="ce6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7"/>
      <style:map style:condition="cell-content()=&quot;[    ]&quot;" style:apply-style-name="ConditionalStyle_5f_14" style:base-cell-address="'Formular 1'.AT7"/>
      <style:map style:condition="cell-content()=&quot;   &quot;" style:apply-style-name="ConditionalStyle_5f_13" style:base-cell-address="'Formular 1'.AT7"/>
    </style:style>
    <style:style style:name="ce6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8"/>
      <style:map style:condition="cell-content()=&quot;[    ]&quot;" style:apply-style-name="ConditionalStyle_5f_14" style:base-cell-address="'Formular 1'.AT8"/>
      <style:map style:condition="cell-content()=&quot;   &quot;" style:apply-style-name="ConditionalStyle_5f_13" style:base-cell-address="'Formular 1'.AT8"/>
    </style:style>
    <style:style style:name="ce6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9"/>
      <style:map style:condition="cell-content()=&quot;[    ]&quot;" style:apply-style-name="ConditionalStyle_5f_14" style:base-cell-address="'Formular 1'.AT9"/>
      <style:map style:condition="cell-content()=&quot;   &quot;" style:apply-style-name="ConditionalStyle_5f_13" style:base-cell-address="'Formular 1'.AT9"/>
    </style:style>
    <style:style style:name="ce6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0"/>
      <style:map style:condition="cell-content()=&quot;[    ]&quot;" style:apply-style-name="ConditionalStyle_5f_14" style:base-cell-address="'Formular 1'.AT10"/>
      <style:map style:condition="cell-content()=&quot;   &quot;" style:apply-style-name="ConditionalStyle_5f_13" style:base-cell-address="'Formular 1'.AT10"/>
    </style:style>
    <style:style style:name="ce6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1"/>
      <style:map style:condition="cell-content()=&quot;[    ]&quot;" style:apply-style-name="ConditionalStyle_5f_14" style:base-cell-address="'Formular 1'.AT11"/>
      <style:map style:condition="cell-content()=&quot;   &quot;" style:apply-style-name="ConditionalStyle_5f_13" style:base-cell-address="'Formular 1'.AT11"/>
    </style:style>
    <style:style style:name="ce6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2"/>
      <style:map style:condition="cell-content()=&quot;[    ]&quot;" style:apply-style-name="ConditionalStyle_5f_14" style:base-cell-address="'Formular 1'.AT12"/>
      <style:map style:condition="cell-content()=&quot;   &quot;" style:apply-style-name="ConditionalStyle_5f_13" style:base-cell-address="'Formular 1'.AT12"/>
    </style:style>
    <style:style style:name="ce6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3"/>
      <style:map style:condition="cell-content()=&quot;[    ]&quot;" style:apply-style-name="ConditionalStyle_5f_14" style:base-cell-address="'Formular 1'.AT13"/>
      <style:map style:condition="cell-content()=&quot;   &quot;" style:apply-style-name="ConditionalStyle_5f_13" style:base-cell-address="'Formular 1'.AT13"/>
    </style:style>
    <style:style style:name="ce6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4"/>
      <style:map style:condition="cell-content()=&quot;[    ]&quot;" style:apply-style-name="ConditionalStyle_5f_14" style:base-cell-address="'Formular 1'.AT14"/>
      <style:map style:condition="cell-content()=&quot;   &quot;" style:apply-style-name="ConditionalStyle_5f_13" style:base-cell-address="'Formular 1'.AT14"/>
    </style:style>
    <style:style style:name="ce6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5"/>
      <style:map style:condition="cell-content()=&quot;[    ]&quot;" style:apply-style-name="ConditionalStyle_5f_14" style:base-cell-address="'Formular 1'.AT15"/>
      <style:map style:condition="cell-content()=&quot;   &quot;" style:apply-style-name="ConditionalStyle_5f_13" style:base-cell-address="'Formular 1'.AT15"/>
    </style:style>
    <style:style style:name="ce6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6"/>
      <style:map style:condition="cell-content()=&quot;[    ]&quot;" style:apply-style-name="ConditionalStyle_5f_14" style:base-cell-address="'Formular 1'.AT16"/>
      <style:map style:condition="cell-content()=&quot;   &quot;" style:apply-style-name="ConditionalStyle_5f_13" style:base-cell-address="'Formular 1'.AT16"/>
    </style:style>
    <style:style style:name="ce6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7"/>
      <style:map style:condition="cell-content()=&quot;[    ]&quot;" style:apply-style-name="ConditionalStyle_5f_14" style:base-cell-address="'Formular 1'.AT17"/>
      <style:map style:condition="cell-content()=&quot;   &quot;" style:apply-style-name="ConditionalStyle_5f_13" style:base-cell-address="'Formular 1'.AT17"/>
    </style:style>
    <style:style style:name="ce6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8"/>
      <style:map style:condition="cell-content()=&quot;[    ]&quot;" style:apply-style-name="ConditionalStyle_5f_14" style:base-cell-address="'Formular 1'.AT18"/>
      <style:map style:condition="cell-content()=&quot;   &quot;" style:apply-style-name="ConditionalStyle_5f_13" style:base-cell-address="'Formular 1'.AT18"/>
    </style:style>
    <style:style style:name="ce6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19"/>
      <style:map style:condition="cell-content()=&quot;[    ]&quot;" style:apply-style-name="ConditionalStyle_5f_14" style:base-cell-address="'Formular 1'.AT19"/>
      <style:map style:condition="cell-content()=&quot;   &quot;" style:apply-style-name="ConditionalStyle_5f_13" style:base-cell-address="'Formular 1'.AT19"/>
    </style:style>
    <style:style style:name="ce6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0"/>
      <style:map style:condition="cell-content()=&quot;[    ]&quot;" style:apply-style-name="ConditionalStyle_5f_14" style:base-cell-address="'Formular 1'.AT20"/>
      <style:map style:condition="cell-content()=&quot;   &quot;" style:apply-style-name="ConditionalStyle_5f_13" style:base-cell-address="'Formular 1'.AT20"/>
    </style:style>
    <style:style style:name="ce6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1"/>
      <style:map style:condition="cell-content()=&quot;[    ]&quot;" style:apply-style-name="ConditionalStyle_5f_14" style:base-cell-address="'Formular 1'.AT21"/>
      <style:map style:condition="cell-content()=&quot;   &quot;" style:apply-style-name="ConditionalStyle_5f_13" style:base-cell-address="'Formular 1'.AT21"/>
    </style:style>
    <style:style style:name="ce6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2"/>
      <style:map style:condition="cell-content()=&quot;[    ]&quot;" style:apply-style-name="ConditionalStyle_5f_14" style:base-cell-address="'Formular 1'.AT22"/>
      <style:map style:condition="cell-content()=&quot;   &quot;" style:apply-style-name="ConditionalStyle_5f_13" style:base-cell-address="'Formular 1'.AT22"/>
    </style:style>
    <style:style style:name="ce6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3"/>
      <style:map style:condition="cell-content()=&quot;[    ]&quot;" style:apply-style-name="ConditionalStyle_5f_14" style:base-cell-address="'Formular 1'.AT23"/>
      <style:map style:condition="cell-content()=&quot;   &quot;" style:apply-style-name="ConditionalStyle_5f_13" style:base-cell-address="'Formular 1'.AT23"/>
    </style:style>
    <style:style style:name="ce6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4"/>
      <style:map style:condition="cell-content()=&quot;[    ]&quot;" style:apply-style-name="ConditionalStyle_5f_14" style:base-cell-address="'Formular 1'.AT24"/>
      <style:map style:condition="cell-content()=&quot;   &quot;" style:apply-style-name="ConditionalStyle_5f_13" style:base-cell-address="'Formular 1'.AT24"/>
    </style:style>
    <style:style style:name="ce6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5"/>
      <style:map style:condition="cell-content()=&quot;[    ]&quot;" style:apply-style-name="ConditionalStyle_5f_14" style:base-cell-address="'Formular 1'.AT25"/>
      <style:map style:condition="cell-content()=&quot;   &quot;" style:apply-style-name="ConditionalStyle_5f_13" style:base-cell-address="'Formular 1'.AT25"/>
    </style:style>
    <style:style style:name="ce6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6"/>
      <style:map style:condition="cell-content()=&quot;[    ]&quot;" style:apply-style-name="ConditionalStyle_5f_14" style:base-cell-address="'Formular 1'.AT26"/>
      <style:map style:condition="cell-content()=&quot;   &quot;" style:apply-style-name="ConditionalStyle_5f_13" style:base-cell-address="'Formular 1'.AT26"/>
    </style:style>
    <style:style style:name="ce6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7"/>
      <style:map style:condition="cell-content()=&quot;[    ]&quot;" style:apply-style-name="ConditionalStyle_5f_14" style:base-cell-address="'Formular 1'.AT27"/>
      <style:map style:condition="cell-content()=&quot;   &quot;" style:apply-style-name="ConditionalStyle_5f_13" style:base-cell-address="'Formular 1'.AT27"/>
    </style:style>
    <style:style style:name="ce6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8"/>
      <style:map style:condition="cell-content()=&quot;[    ]&quot;" style:apply-style-name="ConditionalStyle_5f_14" style:base-cell-address="'Formular 1'.AT28"/>
      <style:map style:condition="cell-content()=&quot;   &quot;" style:apply-style-name="ConditionalStyle_5f_13" style:base-cell-address="'Formular 1'.AT28"/>
    </style:style>
    <style:style style:name="ce6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29"/>
      <style:map style:condition="cell-content()=&quot;[    ]&quot;" style:apply-style-name="ConditionalStyle_5f_14" style:base-cell-address="'Formular 1'.AT29"/>
      <style:map style:condition="cell-content()=&quot;   &quot;" style:apply-style-name="ConditionalStyle_5f_13" style:base-cell-address="'Formular 1'.AT29"/>
    </style:style>
    <style:style style:name="ce6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30"/>
      <style:map style:condition="cell-content()=&quot;[    ]&quot;" style:apply-style-name="ConditionalStyle_5f_14" style:base-cell-address="'Formular 1'.AT30"/>
      <style:map style:condition="cell-content()=&quot;   &quot;" style:apply-style-name="ConditionalStyle_5f_13" style:base-cell-address="'Formular 1'.AT30"/>
    </style:style>
    <style:style style:name="ce7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T31"/>
      <style:map style:condition="cell-content()=&quot;[    ]&quot;" style:apply-style-name="ConditionalStyle_5f_14" style:base-cell-address="'Formular 1'.AT31"/>
      <style:map style:condition="cell-content()=&quot;   &quot;" style:apply-style-name="ConditionalStyle_5f_13" style:base-cell-address="'Formular 1'.AT31"/>
    </style:style>
    <style:style style:name="ce7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6"/>
      <style:map style:condition="cell-content()=&quot;[    ]&quot;" style:apply-style-name="ConditionalStyle_5f_14" style:base-cell-address="'Formular 1'.AU6"/>
      <style:map style:condition="cell-content()=&quot;   &quot;" style:apply-style-name="ConditionalStyle_5f_13" style:base-cell-address="'Formular 1'.AU6"/>
    </style:style>
    <style:style style:name="ce7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7"/>
      <style:map style:condition="cell-content()=&quot;[    ]&quot;" style:apply-style-name="ConditionalStyle_5f_14" style:base-cell-address="'Formular 1'.AU7"/>
      <style:map style:condition="cell-content()=&quot;   &quot;" style:apply-style-name="ConditionalStyle_5f_13" style:base-cell-address="'Formular 1'.AU7"/>
    </style:style>
    <style:style style:name="ce7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8"/>
      <style:map style:condition="cell-content()=&quot;[    ]&quot;" style:apply-style-name="ConditionalStyle_5f_14" style:base-cell-address="'Formular 1'.AU8"/>
      <style:map style:condition="cell-content()=&quot;   &quot;" style:apply-style-name="ConditionalStyle_5f_13" style:base-cell-address="'Formular 1'.AU8"/>
    </style:style>
    <style:style style:name="ce7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9"/>
      <style:map style:condition="cell-content()=&quot;[    ]&quot;" style:apply-style-name="ConditionalStyle_5f_14" style:base-cell-address="'Formular 1'.AU9"/>
      <style:map style:condition="cell-content()=&quot;   &quot;" style:apply-style-name="ConditionalStyle_5f_13" style:base-cell-address="'Formular 1'.AU9"/>
    </style:style>
    <style:style style:name="ce7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0"/>
      <style:map style:condition="cell-content()=&quot;[    ]&quot;" style:apply-style-name="ConditionalStyle_5f_14" style:base-cell-address="'Formular 1'.AU10"/>
      <style:map style:condition="cell-content()=&quot;   &quot;" style:apply-style-name="ConditionalStyle_5f_13" style:base-cell-address="'Formular 1'.AU10"/>
    </style:style>
    <style:style style:name="ce7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1"/>
      <style:map style:condition="cell-content()=&quot;[    ]&quot;" style:apply-style-name="ConditionalStyle_5f_14" style:base-cell-address="'Formular 1'.AU11"/>
      <style:map style:condition="cell-content()=&quot;   &quot;" style:apply-style-name="ConditionalStyle_5f_13" style:base-cell-address="'Formular 1'.AU11"/>
    </style:style>
    <style:style style:name="ce7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2"/>
      <style:map style:condition="cell-content()=&quot;[    ]&quot;" style:apply-style-name="ConditionalStyle_5f_14" style:base-cell-address="'Formular 1'.AU12"/>
      <style:map style:condition="cell-content()=&quot;   &quot;" style:apply-style-name="ConditionalStyle_5f_13" style:base-cell-address="'Formular 1'.AU12"/>
    </style:style>
    <style:style style:name="ce7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3"/>
      <style:map style:condition="cell-content()=&quot;[    ]&quot;" style:apply-style-name="ConditionalStyle_5f_14" style:base-cell-address="'Formular 1'.AU13"/>
      <style:map style:condition="cell-content()=&quot;   &quot;" style:apply-style-name="ConditionalStyle_5f_13" style:base-cell-address="'Formular 1'.AU13"/>
    </style:style>
    <style:style style:name="ce7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4"/>
      <style:map style:condition="cell-content()=&quot;[    ]&quot;" style:apply-style-name="ConditionalStyle_5f_14" style:base-cell-address="'Formular 1'.AU14"/>
      <style:map style:condition="cell-content()=&quot;   &quot;" style:apply-style-name="ConditionalStyle_5f_13" style:base-cell-address="'Formular 1'.AU14"/>
    </style:style>
    <style:style style:name="ce7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5"/>
      <style:map style:condition="cell-content()=&quot;[    ]&quot;" style:apply-style-name="ConditionalStyle_5f_14" style:base-cell-address="'Formular 1'.AU15"/>
      <style:map style:condition="cell-content()=&quot;   &quot;" style:apply-style-name="ConditionalStyle_5f_13" style:base-cell-address="'Formular 1'.AU15"/>
    </style:style>
    <style:style style:name="ce7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6"/>
      <style:map style:condition="cell-content()=&quot;[    ]&quot;" style:apply-style-name="ConditionalStyle_5f_14" style:base-cell-address="'Formular 1'.AU16"/>
      <style:map style:condition="cell-content()=&quot;   &quot;" style:apply-style-name="ConditionalStyle_5f_13" style:base-cell-address="'Formular 1'.AU16"/>
    </style:style>
    <style:style style:name="ce7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7"/>
      <style:map style:condition="cell-content()=&quot;[    ]&quot;" style:apply-style-name="ConditionalStyle_5f_14" style:base-cell-address="'Formular 1'.AU17"/>
      <style:map style:condition="cell-content()=&quot;   &quot;" style:apply-style-name="ConditionalStyle_5f_13" style:base-cell-address="'Formular 1'.AU17"/>
    </style:style>
    <style:style style:name="ce7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8"/>
      <style:map style:condition="cell-content()=&quot;[    ]&quot;" style:apply-style-name="ConditionalStyle_5f_14" style:base-cell-address="'Formular 1'.AU18"/>
      <style:map style:condition="cell-content()=&quot;   &quot;" style:apply-style-name="ConditionalStyle_5f_13" style:base-cell-address="'Formular 1'.AU18"/>
    </style:style>
    <style:style style:name="ce7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19"/>
      <style:map style:condition="cell-content()=&quot;[    ]&quot;" style:apply-style-name="ConditionalStyle_5f_14" style:base-cell-address="'Formular 1'.AU19"/>
      <style:map style:condition="cell-content()=&quot;   &quot;" style:apply-style-name="ConditionalStyle_5f_13" style:base-cell-address="'Formular 1'.AU19"/>
    </style:style>
    <style:style style:name="ce7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0"/>
      <style:map style:condition="cell-content()=&quot;[    ]&quot;" style:apply-style-name="ConditionalStyle_5f_14" style:base-cell-address="'Formular 1'.AU20"/>
      <style:map style:condition="cell-content()=&quot;   &quot;" style:apply-style-name="ConditionalStyle_5f_13" style:base-cell-address="'Formular 1'.AU20"/>
    </style:style>
    <style:style style:name="ce7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1"/>
      <style:map style:condition="cell-content()=&quot;[    ]&quot;" style:apply-style-name="ConditionalStyle_5f_14" style:base-cell-address="'Formular 1'.AU21"/>
      <style:map style:condition="cell-content()=&quot;   &quot;" style:apply-style-name="ConditionalStyle_5f_13" style:base-cell-address="'Formular 1'.AU21"/>
    </style:style>
    <style:style style:name="ce7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2"/>
      <style:map style:condition="cell-content()=&quot;[    ]&quot;" style:apply-style-name="ConditionalStyle_5f_14" style:base-cell-address="'Formular 1'.AU22"/>
      <style:map style:condition="cell-content()=&quot;   &quot;" style:apply-style-name="ConditionalStyle_5f_13" style:base-cell-address="'Formular 1'.AU22"/>
    </style:style>
    <style:style style:name="ce7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3"/>
      <style:map style:condition="cell-content()=&quot;[    ]&quot;" style:apply-style-name="ConditionalStyle_5f_14" style:base-cell-address="'Formular 1'.AU23"/>
      <style:map style:condition="cell-content()=&quot;   &quot;" style:apply-style-name="ConditionalStyle_5f_13" style:base-cell-address="'Formular 1'.AU23"/>
    </style:style>
    <style:style style:name="ce7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4"/>
      <style:map style:condition="cell-content()=&quot;[    ]&quot;" style:apply-style-name="ConditionalStyle_5f_14" style:base-cell-address="'Formular 1'.AU24"/>
      <style:map style:condition="cell-content()=&quot;   &quot;" style:apply-style-name="ConditionalStyle_5f_13" style:base-cell-address="'Formular 1'.AU24"/>
    </style:style>
    <style:style style:name="ce7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5"/>
      <style:map style:condition="cell-content()=&quot;[    ]&quot;" style:apply-style-name="ConditionalStyle_5f_14" style:base-cell-address="'Formular 1'.AU25"/>
      <style:map style:condition="cell-content()=&quot;   &quot;" style:apply-style-name="ConditionalStyle_5f_13" style:base-cell-address="'Formular 1'.AU25"/>
    </style:style>
    <style:style style:name="ce7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6"/>
      <style:map style:condition="cell-content()=&quot;[    ]&quot;" style:apply-style-name="ConditionalStyle_5f_14" style:base-cell-address="'Formular 1'.AU26"/>
      <style:map style:condition="cell-content()=&quot;   &quot;" style:apply-style-name="ConditionalStyle_5f_13" style:base-cell-address="'Formular 1'.AU26"/>
    </style:style>
    <style:style style:name="ce7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7"/>
      <style:map style:condition="cell-content()=&quot;[    ]&quot;" style:apply-style-name="ConditionalStyle_5f_14" style:base-cell-address="'Formular 1'.AU27"/>
      <style:map style:condition="cell-content()=&quot;   &quot;" style:apply-style-name="ConditionalStyle_5f_13" style:base-cell-address="'Formular 1'.AU27"/>
    </style:style>
    <style:style style:name="ce7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8"/>
      <style:map style:condition="cell-content()=&quot;[    ]&quot;" style:apply-style-name="ConditionalStyle_5f_14" style:base-cell-address="'Formular 1'.AU28"/>
      <style:map style:condition="cell-content()=&quot;   &quot;" style:apply-style-name="ConditionalStyle_5f_13" style:base-cell-address="'Formular 1'.AU28"/>
    </style:style>
    <style:style style:name="ce7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29"/>
      <style:map style:condition="cell-content()=&quot;[    ]&quot;" style:apply-style-name="ConditionalStyle_5f_14" style:base-cell-address="'Formular 1'.AU29"/>
      <style:map style:condition="cell-content()=&quot;   &quot;" style:apply-style-name="ConditionalStyle_5f_13" style:base-cell-address="'Formular 1'.AU29"/>
    </style:style>
    <style:style style:name="ce7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30"/>
      <style:map style:condition="cell-content()=&quot;[    ]&quot;" style:apply-style-name="ConditionalStyle_5f_14" style:base-cell-address="'Formular 1'.AU30"/>
      <style:map style:condition="cell-content()=&quot;   &quot;" style:apply-style-name="ConditionalStyle_5f_13" style:base-cell-address="'Formular 1'.AU30"/>
    </style:style>
    <style:style style:name="ce7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U31"/>
      <style:map style:condition="cell-content()=&quot;[    ]&quot;" style:apply-style-name="ConditionalStyle_5f_14" style:base-cell-address="'Formular 1'.AU31"/>
      <style:map style:condition="cell-content()=&quot;   &quot;" style:apply-style-name="ConditionalStyle_5f_13" style:base-cell-address="'Formular 1'.AU31"/>
    </style:style>
    <style:style style:name="ce7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6"/>
      <style:map style:condition="cell-content()=&quot;[    ]&quot;" style:apply-style-name="ConditionalStyle_5f_14" style:base-cell-address="'Formular 1'.AV6"/>
      <style:map style:condition="cell-content()=&quot;   &quot;" style:apply-style-name="ConditionalStyle_5f_13" style:base-cell-address="'Formular 1'.AV6"/>
    </style:style>
    <style:style style:name="ce7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7"/>
      <style:map style:condition="cell-content()=&quot;[    ]&quot;" style:apply-style-name="ConditionalStyle_5f_14" style:base-cell-address="'Formular 1'.AV7"/>
      <style:map style:condition="cell-content()=&quot;   &quot;" style:apply-style-name="ConditionalStyle_5f_13" style:base-cell-address="'Formular 1'.AV7"/>
    </style:style>
    <style:style style:name="ce7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8"/>
      <style:map style:condition="cell-content()=&quot;[    ]&quot;" style:apply-style-name="ConditionalStyle_5f_14" style:base-cell-address="'Formular 1'.AV8"/>
      <style:map style:condition="cell-content()=&quot;   &quot;" style:apply-style-name="ConditionalStyle_5f_13" style:base-cell-address="'Formular 1'.AV8"/>
    </style:style>
    <style:style style:name="ce7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9"/>
      <style:map style:condition="cell-content()=&quot;[    ]&quot;" style:apply-style-name="ConditionalStyle_5f_14" style:base-cell-address="'Formular 1'.AV9"/>
      <style:map style:condition="cell-content()=&quot;   &quot;" style:apply-style-name="ConditionalStyle_5f_13" style:base-cell-address="'Formular 1'.AV9"/>
    </style:style>
    <style:style style:name="ce7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0"/>
      <style:map style:condition="cell-content()=&quot;[    ]&quot;" style:apply-style-name="ConditionalStyle_5f_14" style:base-cell-address="'Formular 1'.AV10"/>
      <style:map style:condition="cell-content()=&quot;   &quot;" style:apply-style-name="ConditionalStyle_5f_13" style:base-cell-address="'Formular 1'.AV10"/>
    </style:style>
    <style:style style:name="ce7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1"/>
      <style:map style:condition="cell-content()=&quot;[    ]&quot;" style:apply-style-name="ConditionalStyle_5f_14" style:base-cell-address="'Formular 1'.AV11"/>
      <style:map style:condition="cell-content()=&quot;   &quot;" style:apply-style-name="ConditionalStyle_5f_13" style:base-cell-address="'Formular 1'.AV11"/>
    </style:style>
    <style:style style:name="ce7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2"/>
      <style:map style:condition="cell-content()=&quot;[    ]&quot;" style:apply-style-name="ConditionalStyle_5f_14" style:base-cell-address="'Formular 1'.AV12"/>
      <style:map style:condition="cell-content()=&quot;   &quot;" style:apply-style-name="ConditionalStyle_5f_13" style:base-cell-address="'Formular 1'.AV12"/>
    </style:style>
    <style:style style:name="ce7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3"/>
      <style:map style:condition="cell-content()=&quot;[    ]&quot;" style:apply-style-name="ConditionalStyle_5f_14" style:base-cell-address="'Formular 1'.AV13"/>
      <style:map style:condition="cell-content()=&quot;   &quot;" style:apply-style-name="ConditionalStyle_5f_13" style:base-cell-address="'Formular 1'.AV13"/>
    </style:style>
    <style:style style:name="ce7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4"/>
      <style:map style:condition="cell-content()=&quot;[    ]&quot;" style:apply-style-name="ConditionalStyle_5f_14" style:base-cell-address="'Formular 1'.AV14"/>
      <style:map style:condition="cell-content()=&quot;   &quot;" style:apply-style-name="ConditionalStyle_5f_13" style:base-cell-address="'Formular 1'.AV14"/>
    </style:style>
    <style:style style:name="ce7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5"/>
      <style:map style:condition="cell-content()=&quot;[    ]&quot;" style:apply-style-name="ConditionalStyle_5f_14" style:base-cell-address="'Formular 1'.AV15"/>
      <style:map style:condition="cell-content()=&quot;   &quot;" style:apply-style-name="ConditionalStyle_5f_13" style:base-cell-address="'Formular 1'.AV15"/>
    </style:style>
    <style:style style:name="ce7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6"/>
      <style:map style:condition="cell-content()=&quot;[    ]&quot;" style:apply-style-name="ConditionalStyle_5f_14" style:base-cell-address="'Formular 1'.AV16"/>
      <style:map style:condition="cell-content()=&quot;   &quot;" style:apply-style-name="ConditionalStyle_5f_13" style:base-cell-address="'Formular 1'.AV16"/>
    </style:style>
    <style:style style:name="ce7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7"/>
      <style:map style:condition="cell-content()=&quot;[    ]&quot;" style:apply-style-name="ConditionalStyle_5f_14" style:base-cell-address="'Formular 1'.AV17"/>
      <style:map style:condition="cell-content()=&quot;   &quot;" style:apply-style-name="ConditionalStyle_5f_13" style:base-cell-address="'Formular 1'.AV17"/>
    </style:style>
    <style:style style:name="ce7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8"/>
      <style:map style:condition="cell-content()=&quot;[    ]&quot;" style:apply-style-name="ConditionalStyle_5f_14" style:base-cell-address="'Formular 1'.AV18"/>
      <style:map style:condition="cell-content()=&quot;   &quot;" style:apply-style-name="ConditionalStyle_5f_13" style:base-cell-address="'Formular 1'.AV18"/>
    </style:style>
    <style:style style:name="ce7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19"/>
      <style:map style:condition="cell-content()=&quot;[    ]&quot;" style:apply-style-name="ConditionalStyle_5f_14" style:base-cell-address="'Formular 1'.AV19"/>
      <style:map style:condition="cell-content()=&quot;   &quot;" style:apply-style-name="ConditionalStyle_5f_13" style:base-cell-address="'Formular 1'.AV19"/>
    </style:style>
    <style:style style:name="ce7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0"/>
      <style:map style:condition="cell-content()=&quot;[    ]&quot;" style:apply-style-name="ConditionalStyle_5f_14" style:base-cell-address="'Formular 1'.AV20"/>
      <style:map style:condition="cell-content()=&quot;   &quot;" style:apply-style-name="ConditionalStyle_5f_13" style:base-cell-address="'Formular 1'.AV20"/>
    </style:style>
    <style:style style:name="ce7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1"/>
      <style:map style:condition="cell-content()=&quot;[    ]&quot;" style:apply-style-name="ConditionalStyle_5f_14" style:base-cell-address="'Formular 1'.AV21"/>
      <style:map style:condition="cell-content()=&quot;   &quot;" style:apply-style-name="ConditionalStyle_5f_13" style:base-cell-address="'Formular 1'.AV21"/>
    </style:style>
    <style:style style:name="ce7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2"/>
      <style:map style:condition="cell-content()=&quot;[    ]&quot;" style:apply-style-name="ConditionalStyle_5f_14" style:base-cell-address="'Formular 1'.AV22"/>
      <style:map style:condition="cell-content()=&quot;   &quot;" style:apply-style-name="ConditionalStyle_5f_13" style:base-cell-address="'Formular 1'.AV22"/>
    </style:style>
    <style:style style:name="ce7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3"/>
      <style:map style:condition="cell-content()=&quot;[    ]&quot;" style:apply-style-name="ConditionalStyle_5f_14" style:base-cell-address="'Formular 1'.AV23"/>
      <style:map style:condition="cell-content()=&quot;   &quot;" style:apply-style-name="ConditionalStyle_5f_13" style:base-cell-address="'Formular 1'.AV23"/>
    </style:style>
    <style:style style:name="ce7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4"/>
      <style:map style:condition="cell-content()=&quot;[    ]&quot;" style:apply-style-name="ConditionalStyle_5f_14" style:base-cell-address="'Formular 1'.AV24"/>
      <style:map style:condition="cell-content()=&quot;   &quot;" style:apply-style-name="ConditionalStyle_5f_13" style:base-cell-address="'Formular 1'.AV24"/>
    </style:style>
    <style:style style:name="ce7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5"/>
      <style:map style:condition="cell-content()=&quot;[    ]&quot;" style:apply-style-name="ConditionalStyle_5f_14" style:base-cell-address="'Formular 1'.AV25"/>
      <style:map style:condition="cell-content()=&quot;   &quot;" style:apply-style-name="ConditionalStyle_5f_13" style:base-cell-address="'Formular 1'.AV25"/>
    </style:style>
    <style:style style:name="ce7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6"/>
      <style:map style:condition="cell-content()=&quot;[    ]&quot;" style:apply-style-name="ConditionalStyle_5f_14" style:base-cell-address="'Formular 1'.AV26"/>
      <style:map style:condition="cell-content()=&quot;   &quot;" style:apply-style-name="ConditionalStyle_5f_13" style:base-cell-address="'Formular 1'.AV26"/>
    </style:style>
    <style:style style:name="ce7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7"/>
      <style:map style:condition="cell-content()=&quot;[    ]&quot;" style:apply-style-name="ConditionalStyle_5f_14" style:base-cell-address="'Formular 1'.AV27"/>
      <style:map style:condition="cell-content()=&quot;   &quot;" style:apply-style-name="ConditionalStyle_5f_13" style:base-cell-address="'Formular 1'.AV27"/>
    </style:style>
    <style:style style:name="ce7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8"/>
      <style:map style:condition="cell-content()=&quot;[    ]&quot;" style:apply-style-name="ConditionalStyle_5f_14" style:base-cell-address="'Formular 1'.AV28"/>
      <style:map style:condition="cell-content()=&quot;   &quot;" style:apply-style-name="ConditionalStyle_5f_13" style:base-cell-address="'Formular 1'.AV28"/>
    </style:style>
    <style:style style:name="ce7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29"/>
      <style:map style:condition="cell-content()=&quot;[    ]&quot;" style:apply-style-name="ConditionalStyle_5f_14" style:base-cell-address="'Formular 1'.AV29"/>
      <style:map style:condition="cell-content()=&quot;   &quot;" style:apply-style-name="ConditionalStyle_5f_13" style:base-cell-address="'Formular 1'.AV29"/>
    </style:style>
    <style:style style:name="ce7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30"/>
      <style:map style:condition="cell-content()=&quot;[    ]&quot;" style:apply-style-name="ConditionalStyle_5f_14" style:base-cell-address="'Formular 1'.AV30"/>
      <style:map style:condition="cell-content()=&quot;   &quot;" style:apply-style-name="ConditionalStyle_5f_13" style:base-cell-address="'Formular 1'.AV30"/>
    </style:style>
    <style:style style:name="ce7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V31"/>
      <style:map style:condition="cell-content()=&quot;[    ]&quot;" style:apply-style-name="ConditionalStyle_5f_14" style:base-cell-address="'Formular 1'.AV31"/>
      <style:map style:condition="cell-content()=&quot;   &quot;" style:apply-style-name="ConditionalStyle_5f_13" style:base-cell-address="'Formular 1'.AV31"/>
    </style:style>
    <style:style style:name="ce7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6"/>
      <style:map style:condition="cell-content()=&quot;[    ]&quot;" style:apply-style-name="ConditionalStyle_5f_14" style:base-cell-address="'Formular 1'.AW6"/>
      <style:map style:condition="cell-content()=&quot;   &quot;" style:apply-style-name="ConditionalStyle_5f_13" style:base-cell-address="'Formular 1'.AW6"/>
    </style:style>
    <style:style style:name="ce7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7"/>
      <style:map style:condition="cell-content()=&quot;[    ]&quot;" style:apply-style-name="ConditionalStyle_5f_14" style:base-cell-address="'Formular 1'.AW7"/>
      <style:map style:condition="cell-content()=&quot;   &quot;" style:apply-style-name="ConditionalStyle_5f_13" style:base-cell-address="'Formular 1'.AW7"/>
    </style:style>
    <style:style style:name="ce7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8"/>
      <style:map style:condition="cell-content()=&quot;[    ]&quot;" style:apply-style-name="ConditionalStyle_5f_14" style:base-cell-address="'Formular 1'.AW8"/>
      <style:map style:condition="cell-content()=&quot;   &quot;" style:apply-style-name="ConditionalStyle_5f_13" style:base-cell-address="'Formular 1'.AW8"/>
    </style:style>
    <style:style style:name="ce7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9"/>
      <style:map style:condition="cell-content()=&quot;[    ]&quot;" style:apply-style-name="ConditionalStyle_5f_14" style:base-cell-address="'Formular 1'.AW9"/>
      <style:map style:condition="cell-content()=&quot;   &quot;" style:apply-style-name="ConditionalStyle_5f_13" style:base-cell-address="'Formular 1'.AW9"/>
    </style:style>
    <style:style style:name="ce7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0"/>
      <style:map style:condition="cell-content()=&quot;[    ]&quot;" style:apply-style-name="ConditionalStyle_5f_14" style:base-cell-address="'Formular 1'.AW10"/>
      <style:map style:condition="cell-content()=&quot;   &quot;" style:apply-style-name="ConditionalStyle_5f_13" style:base-cell-address="'Formular 1'.AW10"/>
    </style:style>
    <style:style style:name="ce7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1"/>
      <style:map style:condition="cell-content()=&quot;[    ]&quot;" style:apply-style-name="ConditionalStyle_5f_14" style:base-cell-address="'Formular 1'.AW11"/>
      <style:map style:condition="cell-content()=&quot;   &quot;" style:apply-style-name="ConditionalStyle_5f_13" style:base-cell-address="'Formular 1'.AW11"/>
    </style:style>
    <style:style style:name="ce7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2"/>
      <style:map style:condition="cell-content()=&quot;[    ]&quot;" style:apply-style-name="ConditionalStyle_5f_14" style:base-cell-address="'Formular 1'.AW12"/>
      <style:map style:condition="cell-content()=&quot;   &quot;" style:apply-style-name="ConditionalStyle_5f_13" style:base-cell-address="'Formular 1'.AW12"/>
    </style:style>
    <style:style style:name="ce7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3"/>
      <style:map style:condition="cell-content()=&quot;[    ]&quot;" style:apply-style-name="ConditionalStyle_5f_14" style:base-cell-address="'Formular 1'.AW13"/>
      <style:map style:condition="cell-content()=&quot;   &quot;" style:apply-style-name="ConditionalStyle_5f_13" style:base-cell-address="'Formular 1'.AW13"/>
    </style:style>
    <style:style style:name="ce7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4"/>
      <style:map style:condition="cell-content()=&quot;[    ]&quot;" style:apply-style-name="ConditionalStyle_5f_14" style:base-cell-address="'Formular 1'.AW14"/>
      <style:map style:condition="cell-content()=&quot;   &quot;" style:apply-style-name="ConditionalStyle_5f_13" style:base-cell-address="'Formular 1'.AW14"/>
    </style:style>
    <style:style style:name="ce7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5"/>
      <style:map style:condition="cell-content()=&quot;[    ]&quot;" style:apply-style-name="ConditionalStyle_5f_14" style:base-cell-address="'Formular 1'.AW15"/>
      <style:map style:condition="cell-content()=&quot;   &quot;" style:apply-style-name="ConditionalStyle_5f_13" style:base-cell-address="'Formular 1'.AW15"/>
    </style:style>
    <style:style style:name="ce7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6"/>
      <style:map style:condition="cell-content()=&quot;[    ]&quot;" style:apply-style-name="ConditionalStyle_5f_14" style:base-cell-address="'Formular 1'.AW16"/>
      <style:map style:condition="cell-content()=&quot;   &quot;" style:apply-style-name="ConditionalStyle_5f_13" style:base-cell-address="'Formular 1'.AW16"/>
    </style:style>
    <style:style style:name="ce7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7"/>
      <style:map style:condition="cell-content()=&quot;[    ]&quot;" style:apply-style-name="ConditionalStyle_5f_14" style:base-cell-address="'Formular 1'.AW17"/>
      <style:map style:condition="cell-content()=&quot;   &quot;" style:apply-style-name="ConditionalStyle_5f_13" style:base-cell-address="'Formular 1'.AW17"/>
    </style:style>
    <style:style style:name="ce7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8"/>
      <style:map style:condition="cell-content()=&quot;[    ]&quot;" style:apply-style-name="ConditionalStyle_5f_14" style:base-cell-address="'Formular 1'.AW18"/>
      <style:map style:condition="cell-content()=&quot;   &quot;" style:apply-style-name="ConditionalStyle_5f_13" style:base-cell-address="'Formular 1'.AW18"/>
    </style:style>
    <style:style style:name="ce7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19"/>
      <style:map style:condition="cell-content()=&quot;[    ]&quot;" style:apply-style-name="ConditionalStyle_5f_14" style:base-cell-address="'Formular 1'.AW19"/>
      <style:map style:condition="cell-content()=&quot;   &quot;" style:apply-style-name="ConditionalStyle_5f_13" style:base-cell-address="'Formular 1'.AW19"/>
    </style:style>
    <style:style style:name="ce7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0"/>
      <style:map style:condition="cell-content()=&quot;[    ]&quot;" style:apply-style-name="ConditionalStyle_5f_14" style:base-cell-address="'Formular 1'.AW20"/>
      <style:map style:condition="cell-content()=&quot;   &quot;" style:apply-style-name="ConditionalStyle_5f_13" style:base-cell-address="'Formular 1'.AW20"/>
    </style:style>
    <style:style style:name="ce7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1"/>
      <style:map style:condition="cell-content()=&quot;[    ]&quot;" style:apply-style-name="ConditionalStyle_5f_14" style:base-cell-address="'Formular 1'.AW21"/>
      <style:map style:condition="cell-content()=&quot;   &quot;" style:apply-style-name="ConditionalStyle_5f_13" style:base-cell-address="'Formular 1'.AW21"/>
    </style:style>
    <style:style style:name="ce7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2"/>
      <style:map style:condition="cell-content()=&quot;[    ]&quot;" style:apply-style-name="ConditionalStyle_5f_14" style:base-cell-address="'Formular 1'.AW22"/>
      <style:map style:condition="cell-content()=&quot;   &quot;" style:apply-style-name="ConditionalStyle_5f_13" style:base-cell-address="'Formular 1'.AW22"/>
    </style:style>
    <style:style style:name="ce7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3"/>
      <style:map style:condition="cell-content()=&quot;[    ]&quot;" style:apply-style-name="ConditionalStyle_5f_14" style:base-cell-address="'Formular 1'.AW23"/>
      <style:map style:condition="cell-content()=&quot;   &quot;" style:apply-style-name="ConditionalStyle_5f_13" style:base-cell-address="'Formular 1'.AW23"/>
    </style:style>
    <style:style style:name="ce7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4"/>
      <style:map style:condition="cell-content()=&quot;[    ]&quot;" style:apply-style-name="ConditionalStyle_5f_14" style:base-cell-address="'Formular 1'.AW24"/>
      <style:map style:condition="cell-content()=&quot;   &quot;" style:apply-style-name="ConditionalStyle_5f_13" style:base-cell-address="'Formular 1'.AW24"/>
    </style:style>
    <style:style style:name="ce7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5"/>
      <style:map style:condition="cell-content()=&quot;[    ]&quot;" style:apply-style-name="ConditionalStyle_5f_14" style:base-cell-address="'Formular 1'.AW25"/>
      <style:map style:condition="cell-content()=&quot;   &quot;" style:apply-style-name="ConditionalStyle_5f_13" style:base-cell-address="'Formular 1'.AW25"/>
    </style:style>
    <style:style style:name="ce7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6"/>
      <style:map style:condition="cell-content()=&quot;[    ]&quot;" style:apply-style-name="ConditionalStyle_5f_14" style:base-cell-address="'Formular 1'.AW26"/>
      <style:map style:condition="cell-content()=&quot;   &quot;" style:apply-style-name="ConditionalStyle_5f_13" style:base-cell-address="'Formular 1'.AW26"/>
    </style:style>
    <style:style style:name="ce7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7"/>
      <style:map style:condition="cell-content()=&quot;[    ]&quot;" style:apply-style-name="ConditionalStyle_5f_14" style:base-cell-address="'Formular 1'.AW27"/>
      <style:map style:condition="cell-content()=&quot;   &quot;" style:apply-style-name="ConditionalStyle_5f_13" style:base-cell-address="'Formular 1'.AW27"/>
    </style:style>
    <style:style style:name="ce7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8"/>
      <style:map style:condition="cell-content()=&quot;[    ]&quot;" style:apply-style-name="ConditionalStyle_5f_14" style:base-cell-address="'Formular 1'.AW28"/>
      <style:map style:condition="cell-content()=&quot;   &quot;" style:apply-style-name="ConditionalStyle_5f_13" style:base-cell-address="'Formular 1'.AW28"/>
    </style:style>
    <style:style style:name="ce7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29"/>
      <style:map style:condition="cell-content()=&quot;[    ]&quot;" style:apply-style-name="ConditionalStyle_5f_14" style:base-cell-address="'Formular 1'.AW29"/>
      <style:map style:condition="cell-content()=&quot;   &quot;" style:apply-style-name="ConditionalStyle_5f_13" style:base-cell-address="'Formular 1'.AW29"/>
    </style:style>
    <style:style style:name="ce7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30"/>
      <style:map style:condition="cell-content()=&quot;[    ]&quot;" style:apply-style-name="ConditionalStyle_5f_14" style:base-cell-address="'Formular 1'.AW30"/>
      <style:map style:condition="cell-content()=&quot;   &quot;" style:apply-style-name="ConditionalStyle_5f_13" style:base-cell-address="'Formular 1'.AW30"/>
    </style:style>
    <style:style style:name="ce7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W31"/>
      <style:map style:condition="cell-content()=&quot;[    ]&quot;" style:apply-style-name="ConditionalStyle_5f_14" style:base-cell-address="'Formular 1'.AW31"/>
      <style:map style:condition="cell-content()=&quot;   &quot;" style:apply-style-name="ConditionalStyle_5f_13" style:base-cell-address="'Formular 1'.AW31"/>
    </style:style>
    <style:style style:name="ce77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7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6"/>
      <style:map style:condition="cell-content()=&quot;[    ]&quot;" style:apply-style-name="ConditionalStyle_5f_14" style:base-cell-address="'Formular 1'.AX6"/>
      <style:map style:condition="cell-content()=&quot;   &quot;" style:apply-style-name="ConditionalStyle_5f_13" style:base-cell-address="'Formular 1'.AX6"/>
    </style:style>
    <style:style style:name="ce7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7"/>
      <style:map style:condition="cell-content()=&quot;[    ]&quot;" style:apply-style-name="ConditionalStyle_5f_14" style:base-cell-address="'Formular 1'.AX7"/>
      <style:map style:condition="cell-content()=&quot;   &quot;" style:apply-style-name="ConditionalStyle_5f_13" style:base-cell-address="'Formular 1'.AX7"/>
    </style:style>
    <style:style style:name="ce7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8"/>
      <style:map style:condition="cell-content()=&quot;[    ]&quot;" style:apply-style-name="ConditionalStyle_5f_14" style:base-cell-address="'Formular 1'.AX8"/>
      <style:map style:condition="cell-content()=&quot;   &quot;" style:apply-style-name="ConditionalStyle_5f_13" style:base-cell-address="'Formular 1'.AX8"/>
    </style:style>
    <style:style style:name="ce7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9"/>
      <style:map style:condition="cell-content()=&quot;[    ]&quot;" style:apply-style-name="ConditionalStyle_5f_14" style:base-cell-address="'Formular 1'.AX9"/>
      <style:map style:condition="cell-content()=&quot;   &quot;" style:apply-style-name="ConditionalStyle_5f_13" style:base-cell-address="'Formular 1'.AX9"/>
    </style:style>
    <style:style style:name="ce7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0"/>
      <style:map style:condition="cell-content()=&quot;[    ]&quot;" style:apply-style-name="ConditionalStyle_5f_14" style:base-cell-address="'Formular 1'.AX10"/>
      <style:map style:condition="cell-content()=&quot;   &quot;" style:apply-style-name="ConditionalStyle_5f_13" style:base-cell-address="'Formular 1'.AX10"/>
    </style:style>
    <style:style style:name="ce7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1"/>
      <style:map style:condition="cell-content()=&quot;[    ]&quot;" style:apply-style-name="ConditionalStyle_5f_14" style:base-cell-address="'Formular 1'.AX11"/>
      <style:map style:condition="cell-content()=&quot;   &quot;" style:apply-style-name="ConditionalStyle_5f_13" style:base-cell-address="'Formular 1'.AX11"/>
    </style:style>
    <style:style style:name="ce7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2"/>
      <style:map style:condition="cell-content()=&quot;[    ]&quot;" style:apply-style-name="ConditionalStyle_5f_14" style:base-cell-address="'Formular 1'.AX12"/>
      <style:map style:condition="cell-content()=&quot;   &quot;" style:apply-style-name="ConditionalStyle_5f_13" style:base-cell-address="'Formular 1'.AX12"/>
    </style:style>
    <style:style style:name="ce7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3"/>
      <style:map style:condition="cell-content()=&quot;[    ]&quot;" style:apply-style-name="ConditionalStyle_5f_14" style:base-cell-address="'Formular 1'.AX13"/>
      <style:map style:condition="cell-content()=&quot;   &quot;" style:apply-style-name="ConditionalStyle_5f_13" style:base-cell-address="'Formular 1'.AX13"/>
    </style:style>
    <style:style style:name="ce7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4"/>
      <style:map style:condition="cell-content()=&quot;[    ]&quot;" style:apply-style-name="ConditionalStyle_5f_14" style:base-cell-address="'Formular 1'.AX14"/>
      <style:map style:condition="cell-content()=&quot;   &quot;" style:apply-style-name="ConditionalStyle_5f_13" style:base-cell-address="'Formular 1'.AX14"/>
    </style:style>
    <style:style style:name="ce7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5"/>
      <style:map style:condition="cell-content()=&quot;[    ]&quot;" style:apply-style-name="ConditionalStyle_5f_14" style:base-cell-address="'Formular 1'.AX15"/>
      <style:map style:condition="cell-content()=&quot;   &quot;" style:apply-style-name="ConditionalStyle_5f_13" style:base-cell-address="'Formular 1'.AX15"/>
    </style:style>
    <style:style style:name="ce7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6"/>
      <style:map style:condition="cell-content()=&quot;[    ]&quot;" style:apply-style-name="ConditionalStyle_5f_14" style:base-cell-address="'Formular 1'.AX16"/>
      <style:map style:condition="cell-content()=&quot;   &quot;" style:apply-style-name="ConditionalStyle_5f_13" style:base-cell-address="'Formular 1'.AX16"/>
    </style:style>
    <style:style style:name="ce7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7"/>
      <style:map style:condition="cell-content()=&quot;[    ]&quot;" style:apply-style-name="ConditionalStyle_5f_14" style:base-cell-address="'Formular 1'.AX17"/>
      <style:map style:condition="cell-content()=&quot;   &quot;" style:apply-style-name="ConditionalStyle_5f_13" style:base-cell-address="'Formular 1'.AX17"/>
    </style:style>
    <style:style style:name="ce7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8"/>
      <style:map style:condition="cell-content()=&quot;[    ]&quot;" style:apply-style-name="ConditionalStyle_5f_14" style:base-cell-address="'Formular 1'.AX18"/>
      <style:map style:condition="cell-content()=&quot;   &quot;" style:apply-style-name="ConditionalStyle_5f_13" style:base-cell-address="'Formular 1'.AX18"/>
    </style:style>
    <style:style style:name="ce7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19"/>
      <style:map style:condition="cell-content()=&quot;[    ]&quot;" style:apply-style-name="ConditionalStyle_5f_14" style:base-cell-address="'Formular 1'.AX19"/>
      <style:map style:condition="cell-content()=&quot;   &quot;" style:apply-style-name="ConditionalStyle_5f_13" style:base-cell-address="'Formular 1'.AX19"/>
    </style:style>
    <style:style style:name="ce7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0"/>
      <style:map style:condition="cell-content()=&quot;[    ]&quot;" style:apply-style-name="ConditionalStyle_5f_14" style:base-cell-address="'Formular 1'.AX20"/>
      <style:map style:condition="cell-content()=&quot;   &quot;" style:apply-style-name="ConditionalStyle_5f_13" style:base-cell-address="'Formular 1'.AX20"/>
    </style:style>
    <style:style style:name="ce7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1"/>
      <style:map style:condition="cell-content()=&quot;[    ]&quot;" style:apply-style-name="ConditionalStyle_5f_14" style:base-cell-address="'Formular 1'.AX21"/>
      <style:map style:condition="cell-content()=&quot;   &quot;" style:apply-style-name="ConditionalStyle_5f_13" style:base-cell-address="'Formular 1'.AX21"/>
    </style:style>
    <style:style style:name="ce7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2"/>
      <style:map style:condition="cell-content()=&quot;[    ]&quot;" style:apply-style-name="ConditionalStyle_5f_14" style:base-cell-address="'Formular 1'.AX22"/>
      <style:map style:condition="cell-content()=&quot;   &quot;" style:apply-style-name="ConditionalStyle_5f_13" style:base-cell-address="'Formular 1'.AX22"/>
    </style:style>
    <style:style style:name="ce7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3"/>
      <style:map style:condition="cell-content()=&quot;[    ]&quot;" style:apply-style-name="ConditionalStyle_5f_14" style:base-cell-address="'Formular 1'.AX23"/>
      <style:map style:condition="cell-content()=&quot;   &quot;" style:apply-style-name="ConditionalStyle_5f_13" style:base-cell-address="'Formular 1'.AX23"/>
    </style:style>
    <style:style style:name="ce7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4"/>
      <style:map style:condition="cell-content()=&quot;[    ]&quot;" style:apply-style-name="ConditionalStyle_5f_14" style:base-cell-address="'Formular 1'.AX24"/>
      <style:map style:condition="cell-content()=&quot;   &quot;" style:apply-style-name="ConditionalStyle_5f_13" style:base-cell-address="'Formular 1'.AX24"/>
    </style:style>
    <style:style style:name="ce7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5"/>
      <style:map style:condition="cell-content()=&quot;[    ]&quot;" style:apply-style-name="ConditionalStyle_5f_14" style:base-cell-address="'Formular 1'.AX25"/>
      <style:map style:condition="cell-content()=&quot;   &quot;" style:apply-style-name="ConditionalStyle_5f_13" style:base-cell-address="'Formular 1'.AX25"/>
    </style:style>
    <style:style style:name="ce8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6"/>
      <style:map style:condition="cell-content()=&quot;[    ]&quot;" style:apply-style-name="ConditionalStyle_5f_14" style:base-cell-address="'Formular 1'.AX26"/>
      <style:map style:condition="cell-content()=&quot;   &quot;" style:apply-style-name="ConditionalStyle_5f_13" style:base-cell-address="'Formular 1'.AX26"/>
    </style:style>
    <style:style style:name="ce8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7"/>
      <style:map style:condition="cell-content()=&quot;[    ]&quot;" style:apply-style-name="ConditionalStyle_5f_14" style:base-cell-address="'Formular 1'.AX27"/>
      <style:map style:condition="cell-content()=&quot;   &quot;" style:apply-style-name="ConditionalStyle_5f_13" style:base-cell-address="'Formular 1'.AX27"/>
    </style:style>
    <style:style style:name="ce8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8"/>
      <style:map style:condition="cell-content()=&quot;[    ]&quot;" style:apply-style-name="ConditionalStyle_5f_14" style:base-cell-address="'Formular 1'.AX28"/>
      <style:map style:condition="cell-content()=&quot;   &quot;" style:apply-style-name="ConditionalStyle_5f_13" style:base-cell-address="'Formular 1'.AX28"/>
    </style:style>
    <style:style style:name="ce8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29"/>
      <style:map style:condition="cell-content()=&quot;[    ]&quot;" style:apply-style-name="ConditionalStyle_5f_14" style:base-cell-address="'Formular 1'.AX29"/>
      <style:map style:condition="cell-content()=&quot;   &quot;" style:apply-style-name="ConditionalStyle_5f_13" style:base-cell-address="'Formular 1'.AX29"/>
    </style:style>
    <style:style style:name="ce8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30"/>
      <style:map style:condition="cell-content()=&quot;[    ]&quot;" style:apply-style-name="ConditionalStyle_5f_14" style:base-cell-address="'Formular 1'.AX30"/>
      <style:map style:condition="cell-content()=&quot;   &quot;" style:apply-style-name="ConditionalStyle_5f_13" style:base-cell-address="'Formular 1'.AX30"/>
    </style:style>
    <style:style style:name="ce8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AX31"/>
      <style:map style:condition="cell-content()=&quot;[    ]&quot;" style:apply-style-name="ConditionalStyle_5f_14" style:base-cell-address="'Formular 1'.AX31"/>
      <style:map style:condition="cell-content()=&quot;   &quot;" style:apply-style-name="ConditionalStyle_5f_13" style:base-cell-address="'Formular 1'.AX31"/>
    </style:style>
    <style:style style:name="ce8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2" style:base-cell-address="'Formular 2'.C6"/>
      <style:map style:condition="cell-content()=&quot;[    ]&quot;" style:apply-style-name="ConditionalStyle_5f_11" style:base-cell-address="'Formular 2'.C6"/>
      <style:map style:condition="cell-content()=&quot;   &quot;" style:apply-style-name="ConditionalStyle_5f_10" style:base-cell-address="'Formular 2'.C6"/>
    </style:style>
    <style:style style:name="ce8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9" style:base-cell-address="'Formular 2'.D6"/>
      <style:map style:condition="cell-content()=&quot;[    ]&quot;" style:apply-style-name="ConditionalStyle_5f_8" style:base-cell-address="'Formular 2'.D6"/>
      <style:map style:condition="cell-content()=&quot;   &quot;" style:apply-style-name="ConditionalStyle_5f_7" style:base-cell-address="'Formular 2'.D6"/>
    </style:style>
    <style:style style:name="ce8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6" style:base-cell-address="'Formular 3'.C6"/>
      <style:map style:condition="cell-content()=&quot;[    ]&quot;" style:apply-style-name="ConditionalStyle_5f_5" style:base-cell-address="'Formular 3'.C6"/>
      <style:map style:condition="cell-content()=&quot;   &quot;" style:apply-style-name="ConditionalStyle_5f_4" style:base-cell-address="'Formular 3'.C6"/>
    </style:style>
    <style:style style:name="ce8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3" style:base-cell-address="'Formular 3'.D6"/>
      <style:map style:condition="cell-content()=&quot;[    ]&quot;" style:apply-style-name="ConditionalStyle_5f_2" style:base-cell-address="'Formular 3'.D6"/>
      <style:map style:condition="cell-content()=&quot;   &quot;" style:apply-style-name="ConditionalStyle_5f_1" style:base-cell-address="'Formular 3'.D6"/>
    </style:style>
    <style:style style:name="ce810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ular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30" table:default-cell-style-name="Default"/>
        <table:table-row table:style-name="ro1">
          <table:table-cell table:number-columns-repeated="5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office:value-type="string" calcext:value-type="string">
            <text:p>Schritt 4</text:p>
          </table:table-cell>
          <table:table-cell table:number-columns-repeated="49"/>
        </table:table-row>
        <table:table-row table:style-name="ro1">
          <table:table-cell table:number-columns-repeated="52"/>
        </table:table-row>
        <table:table-row table:style-name="ro3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11" table:number-columns-repeated="46"/>
          <table:table-cell table:style-name="ce779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  <table:table-cell table:style-name="ce3" table:formula="of:=[.V5]+1" office:value-type="float" office:value="21" calcext:value-type="float">
            <text:p/>
          </table:table-cell>
          <table:table-cell table:style-name="ce3" table:formula="of:=[.W5]+1" office:value-type="float" office:value="22" calcext:value-type="float">
            <text:p/>
          </table:table-cell>
          <table:table-cell table:style-name="ce3" table:formula="of:=[.X5]+1" office:value-type="float" office:value="23" calcext:value-type="float">
            <text:p/>
          </table:table-cell>
          <table:table-cell table:style-name="ce3" table:formula="of:=[.Y5]+1" office:value-type="float" office:value="24" calcext:value-type="float">
            <text:p/>
          </table:table-cell>
          <table:table-cell table:style-name="ce3" table:formula="of:=[.Z5]+1" office:value-type="float" office:value="25" calcext:value-type="float">
            <text:p/>
          </table:table-cell>
          <table:table-cell table:style-name="ce3" table:formula="of:=[.AA5]+1" office:value-type="float" office:value="26" calcext:value-type="float">
            <text:p/>
          </table:table-cell>
          <table:table-cell table:style-name="ce3" table:formula="of:=[.AB5]+1" office:value-type="float" office:value="27" calcext:value-type="float">
            <text:p/>
          </table:table-cell>
          <table:table-cell table:style-name="ce3" table:formula="of:=[.AC5]+1" office:value-type="float" office:value="28" calcext:value-type="float">
            <text:p/>
          </table:table-cell>
          <table:table-cell table:style-name="ce3" table:formula="of:=[.AD5]+1" office:value-type="float" office:value="29" calcext:value-type="float">
            <text:p/>
          </table:table-cell>
          <table:table-cell table:style-name="ce3" table:formula="of:=[.AE5]+1" office:value-type="float" office:value="30" calcext:value-type="float">
            <text:p/>
          </table:table-cell>
          <table:table-cell table:style-name="ce3" table:formula="of:=[.AF5]+1" office:value-type="float" office:value="31" calcext:value-type="float">
            <text:p/>
          </table:table-cell>
          <table:table-cell table:style-name="ce3" table:formula="of:=[.AG5]+1" office:value-type="float" office:value="32" calcext:value-type="float">
            <text:p/>
          </table:table-cell>
          <table:table-cell table:style-name="ce3" table:formula="of:=[.AH5]+1" office:value-type="float" office:value="33" calcext:value-type="float">
            <text:p/>
          </table:table-cell>
          <table:table-cell table:style-name="ce3" table:formula="of:=[.AI5]+1" office:value-type="float" office:value="34" calcext:value-type="float">
            <text:p/>
          </table:table-cell>
          <table:table-cell table:style-name="ce3" table:formula="of:=[.AJ5]+1" office:value-type="float" office:value="35" calcext:value-type="float">
            <text:p/>
          </table:table-cell>
          <table:table-cell table:style-name="ce3" table:formula="of:=[.AK5]+1" office:value-type="float" office:value="36" calcext:value-type="float">
            <text:p/>
          </table:table-cell>
          <table:table-cell table:style-name="ce3" table:formula="of:=[.AL5]+1" office:value-type="float" office:value="37" calcext:value-type="float">
            <text:p/>
          </table:table-cell>
          <table:table-cell table:style-name="ce3" table:formula="of:=[.AM5]+1" office:value-type="float" office:value="38" calcext:value-type="float">
            <text:p/>
          </table:table-cell>
          <table:table-cell table:style-name="ce3" table:formula="of:=[.AN5]+1" office:value-type="float" office:value="39" calcext:value-type="float">
            <text:p/>
          </table:table-cell>
          <table:table-cell table:style-name="ce3" table:formula="of:=[.AO5]+1" office:value-type="float" office:value="40" calcext:value-type="float">
            <text:p/>
          </table:table-cell>
          <table:table-cell table:style-name="ce3" table:formula="of:=[.AP5]+1" office:value-type="float" office:value="41" calcext:value-type="float">
            <text:p/>
          </table:table-cell>
          <table:table-cell table:style-name="ce3" table:formula="of:=[.AQ5]+1" office:value-type="float" office:value="42" calcext:value-type="float">
            <text:p/>
          </table:table-cell>
          <table:table-cell table:style-name="ce3" table:formula="of:=[.AR5]+1" office:value-type="float" office:value="43" calcext:value-type="float">
            <text:p/>
          </table:table-cell>
          <table:table-cell table:style-name="ce3" table:formula="of:=[.AS5]+1" office:value-type="float" office:value="44" calcext:value-type="float">
            <text:p/>
          </table:table-cell>
          <table:table-cell table:style-name="ce3" table:formula="of:=[.AT5]+1" office:value-type="float" office:value="45" calcext:value-type="float">
            <text:p/>
          </table:table-cell>
          <table:table-cell table:style-name="ce3" table:formula="of:=[.AU5]+1" office:value-type="float" office:value="46" calcext:value-type="float">
            <text:p/>
          </table:table-cell>
          <table:table-cell table:style-name="ce3" table:formula="of:=[.AV5]+1" office:value-type="float" office:value="47" calcext:value-type="float">
            <text:p/>
          </table:table-cell>
          <table:table-cell table:style-name="ce3" table:formula="of:=[.AW5]+1" office:value-type="float" office:value="48" calcext:value-type="float">
            <text:p/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 office:value-type="string" calcext:value-type="string">
            <text:p>F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W</text:p>
          </table:table-cell>
          <table:table-cell table:style-name="ce12" table:number-columns-repeated="5"/>
          <table:table-cell table:style-name="ce13" table:number-columns-repeated="10"/>
          <table:table-cell table:style-name="ce77"/>
          <table:table-cell table:style-name="ce103"/>
          <table:table-cell table:style-name="ce129"/>
          <table:table-cell table:style-name="ce155"/>
          <table:table-cell table:style-name="ce181"/>
          <table:table-cell table:style-name="ce207"/>
          <table:table-cell table:style-name="ce233"/>
          <table:table-cell table:style-name="ce259"/>
          <table:table-cell table:style-name="ce285"/>
          <table:table-cell table:style-name="ce311"/>
          <table:table-cell table:style-name="ce337"/>
          <table:table-cell table:style-name="ce363"/>
          <table:table-cell table:style-name="ce389"/>
          <table:table-cell table:style-name="ce415"/>
          <table:table-cell table:style-name="ce441"/>
          <table:table-cell table:style-name="ce467"/>
          <table:table-cell table:style-name="ce493"/>
          <table:table-cell table:style-name="ce519"/>
          <table:table-cell table:style-name="ce545"/>
          <table:table-cell table:style-name="ce571"/>
          <table:table-cell table:style-name="ce597"/>
          <table:table-cell table:style-name="ce623"/>
          <table:table-cell table:style-name="ce649"/>
          <table:table-cell table:style-name="ce675"/>
          <table:table-cell table:style-name="ce701"/>
          <table:table-cell table:style-name="ce727"/>
          <table:table-cell table:style-name="ce753"/>
          <table:table-cell table:style-name="ce780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W</text:p>
          </table:table-cell>
          <table:table-cell table:style-name="ce12" table:number-columns-repeated="4"/>
          <table:table-cell table:style-name="ce13" table:number-columns-repeated="10"/>
          <table:table-cell table:style-name="ce78"/>
          <table:table-cell table:style-name="ce104"/>
          <table:table-cell table:style-name="ce130"/>
          <table:table-cell table:style-name="ce156"/>
          <table:table-cell table:style-name="ce182"/>
          <table:table-cell table:style-name="ce208"/>
          <table:table-cell table:style-name="ce234"/>
          <table:table-cell table:style-name="ce260"/>
          <table:table-cell table:style-name="ce286"/>
          <table:table-cell table:style-name="ce312"/>
          <table:table-cell table:style-name="ce338"/>
          <table:table-cell table:style-name="ce364"/>
          <table:table-cell table:style-name="ce390"/>
          <table:table-cell table:style-name="ce416"/>
          <table:table-cell table:style-name="ce442"/>
          <table:table-cell table:style-name="ce468"/>
          <table:table-cell table:style-name="ce494"/>
          <table:table-cell table:style-name="ce520"/>
          <table:table-cell table:style-name="ce546"/>
          <table:table-cell table:style-name="ce572"/>
          <table:table-cell table:style-name="ce598"/>
          <table:table-cell table:style-name="ce624"/>
          <table:table-cell table:style-name="ce650"/>
          <table:table-cell table:style-name="ce676"/>
          <table:table-cell table:style-name="ce702"/>
          <table:table-cell table:style-name="ce728"/>
          <table:table-cell table:style-name="ce754"/>
          <table:table-cell table:style-name="ce781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2"/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W</text:p>
          </table:table-cell>
          <table:table-cell table:style-name="ce12" table:number-columns-repeated="3"/>
          <table:table-cell table:style-name="ce13" table:number-columns-repeated="10"/>
          <table:table-cell table:style-name="ce79"/>
          <table:table-cell table:style-name="ce105"/>
          <table:table-cell table:style-name="ce131"/>
          <table:table-cell table:style-name="ce157"/>
          <table:table-cell table:style-name="ce183"/>
          <table:table-cell table:style-name="ce209"/>
          <table:table-cell table:style-name="ce235"/>
          <table:table-cell table:style-name="ce261"/>
          <table:table-cell table:style-name="ce287"/>
          <table:table-cell table:style-name="ce313"/>
          <table:table-cell table:style-name="ce339"/>
          <table:table-cell table:style-name="ce365"/>
          <table:table-cell table:style-name="ce391"/>
          <table:table-cell table:style-name="ce417"/>
          <table:table-cell table:style-name="ce443"/>
          <table:table-cell table:style-name="ce469"/>
          <table:table-cell table:style-name="ce495"/>
          <table:table-cell table:style-name="ce521"/>
          <table:table-cell table:style-name="ce547"/>
          <table:table-cell table:style-name="ce573"/>
          <table:table-cell table:style-name="ce599"/>
          <table:table-cell table:style-name="ce625"/>
          <table:table-cell table:style-name="ce651"/>
          <table:table-cell table:style-name="ce677"/>
          <table:table-cell table:style-name="ce703"/>
          <table:table-cell table:style-name="ce729"/>
          <table:table-cell table:style-name="ce755"/>
          <table:table-cell table:style-name="ce782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12" table:number-columns-repeated="2"/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W</text:p>
          </table:table-cell>
          <table:table-cell table:style-name="ce13" table:number-columns-repeated="10"/>
          <table:table-cell table:style-name="ce80"/>
          <table:table-cell table:style-name="ce106"/>
          <table:table-cell table:style-name="ce132"/>
          <table:table-cell table:style-name="ce158"/>
          <table:table-cell table:style-name="ce184"/>
          <table:table-cell table:style-name="ce210"/>
          <table:table-cell table:style-name="ce236"/>
          <table:table-cell table:style-name="ce262"/>
          <table:table-cell table:style-name="ce288"/>
          <table:table-cell table:style-name="ce314"/>
          <table:table-cell table:style-name="ce340"/>
          <table:table-cell table:style-name="ce366"/>
          <table:table-cell table:style-name="ce392"/>
          <table:table-cell table:style-name="ce418"/>
          <table:table-cell table:style-name="ce444"/>
          <table:table-cell table:style-name="ce470"/>
          <table:table-cell table:style-name="ce496"/>
          <table:table-cell table:style-name="ce522"/>
          <table:table-cell table:style-name="ce548"/>
          <table:table-cell table:style-name="ce574"/>
          <table:table-cell table:style-name="ce600"/>
          <table:table-cell table:style-name="ce626"/>
          <table:table-cell table:style-name="ce652"/>
          <table:table-cell table:style-name="ce678"/>
          <table:table-cell table:style-name="ce704"/>
          <table:table-cell table:style-name="ce730"/>
          <table:table-cell table:style-name="ce756"/>
          <table:table-cell table:style-name="ce783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9"/>
          <table:table-cell table:style-name="ce81"/>
          <table:table-cell table:style-name="ce107"/>
          <table:table-cell table:style-name="ce133"/>
          <table:table-cell table:style-name="ce159"/>
          <table:table-cell table:style-name="ce185"/>
          <table:table-cell table:style-name="ce211"/>
          <table:table-cell table:style-name="ce237"/>
          <table:table-cell table:style-name="ce263"/>
          <table:table-cell table:style-name="ce289"/>
          <table:table-cell table:style-name="ce315"/>
          <table:table-cell table:style-name="ce341"/>
          <table:table-cell table:style-name="ce367"/>
          <table:table-cell table:style-name="ce393"/>
          <table:table-cell table:style-name="ce419"/>
          <table:table-cell table:style-name="ce445"/>
          <table:table-cell table:style-name="ce471"/>
          <table:table-cell table:style-name="ce497"/>
          <table:table-cell table:style-name="ce523"/>
          <table:table-cell table:style-name="ce549"/>
          <table:table-cell table:style-name="ce575"/>
          <table:table-cell table:style-name="ce601"/>
          <table:table-cell table:style-name="ce627"/>
          <table:table-cell table:style-name="ce653"/>
          <table:table-cell table:style-name="ce679"/>
          <table:table-cell table:style-name="ce705"/>
          <table:table-cell table:style-name="ce731"/>
          <table:table-cell table:style-name="ce757"/>
          <table:table-cell table:style-name="ce784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sfgtsi</text:p>
          </table:table-cell>
          <table:table-cell table:style-name="ce6"/>
          <table:table-cell table:style-name="ce13" table:number-columns-repeated="4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8"/>
          <table:table-cell table:style-name="ce82"/>
          <table:table-cell table:style-name="ce108"/>
          <table:table-cell table:style-name="ce134"/>
          <table:table-cell table:style-name="ce160"/>
          <table:table-cell table:style-name="ce186"/>
          <table:table-cell table:style-name="ce212"/>
          <table:table-cell table:style-name="ce238"/>
          <table:table-cell table:style-name="ce264"/>
          <table:table-cell table:style-name="ce290"/>
          <table:table-cell table:style-name="ce316"/>
          <table:table-cell table:style-name="ce342"/>
          <table:table-cell table:style-name="ce368"/>
          <table:table-cell table:style-name="ce394"/>
          <table:table-cell table:style-name="ce420"/>
          <table:table-cell table:style-name="ce446"/>
          <table:table-cell table:style-name="ce472"/>
          <table:table-cell table:style-name="ce498"/>
          <table:table-cell table:style-name="ce524"/>
          <table:table-cell table:style-name="ce550"/>
          <table:table-cell table:style-name="ce576"/>
          <table:table-cell table:style-name="ce602"/>
          <table:table-cell table:style-name="ce628"/>
          <table:table-cell table:style-name="ce654"/>
          <table:table-cell table:style-name="ce680"/>
          <table:table-cell table:style-name="ce706"/>
          <table:table-cell table:style-name="ce732"/>
          <table:table-cell table:style-name="ce758"/>
          <table:table-cell table:style-name="ce785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cmov</text:p>
          </table:table-cell>
          <table:table-cell table:style-name="ce6"/>
          <table:table-cell table:style-name="ce13" table:number-columns-repeated="5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5"/>
          <table:table-cell table:style-name="ce83"/>
          <table:table-cell table:style-name="ce109"/>
          <table:table-cell table:style-name="ce135"/>
          <table:table-cell table:style-name="ce161"/>
          <table:table-cell table:style-name="ce187"/>
          <table:table-cell table:style-name="ce213"/>
          <table:table-cell table:style-name="ce239"/>
          <table:table-cell table:style-name="ce265"/>
          <table:table-cell table:style-name="ce291"/>
          <table:table-cell table:style-name="ce317"/>
          <table:table-cell table:style-name="ce343"/>
          <table:table-cell table:style-name="ce369"/>
          <table:table-cell table:style-name="ce395"/>
          <table:table-cell table:style-name="ce421"/>
          <table:table-cell table:style-name="ce447"/>
          <table:table-cell table:style-name="ce473"/>
          <table:table-cell table:style-name="ce499"/>
          <table:table-cell table:style-name="ce525"/>
          <table:table-cell table:style-name="ce551"/>
          <table:table-cell table:style-name="ce577"/>
          <table:table-cell table:style-name="ce603"/>
          <table:table-cell table:style-name="ce629"/>
          <table:table-cell table:style-name="ce655"/>
          <table:table-cell table:style-name="ce681"/>
          <table:table-cell table:style-name="ce707"/>
          <table:table-cell table:style-name="ce733"/>
          <table:table-cell table:style-name="ce759"/>
          <table:table-cell table:style-name="ce786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6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24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4"/>
          <table:table-cell table:style-name="ce84"/>
          <table:table-cell table:style-name="ce110"/>
          <table:table-cell table:style-name="ce136"/>
          <table:table-cell table:style-name="ce162"/>
          <table:table-cell table:style-name="ce188"/>
          <table:table-cell table:style-name="ce214"/>
          <table:table-cell table:style-name="ce240"/>
          <table:table-cell table:style-name="ce266"/>
          <table:table-cell table:style-name="ce292"/>
          <table:table-cell table:style-name="ce318"/>
          <table:table-cell table:style-name="ce344"/>
          <table:table-cell table:style-name="ce370"/>
          <table:table-cell table:style-name="ce396"/>
          <table:table-cell table:style-name="ce422"/>
          <table:table-cell table:style-name="ce448"/>
          <table:table-cell table:style-name="ce474"/>
          <table:table-cell table:style-name="ce500"/>
          <table:table-cell table:style-name="ce526"/>
          <table:table-cell table:style-name="ce552"/>
          <table:table-cell table:style-name="ce578"/>
          <table:table-cell table:style-name="ce604"/>
          <table:table-cell table:style-name="ce630"/>
          <table:table-cell table:style-name="ce656"/>
          <table:table-cell table:style-name="ce682"/>
          <table:table-cell table:style-name="ce708"/>
          <table:table-cell table:style-name="ce734"/>
          <table:table-cell table:style-name="ce760"/>
          <table:table-cell table:style-name="ce787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lwz</text:p>
          </table:table-cell>
          <table:table-cell table:style-name="ce6"/>
          <table:table-cell table:style-name="ce13" table:number-columns-repeated="7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W</text:p>
          </table:table-cell>
          <table:table-cell table:style-name="ce13"/>
          <table:table-cell table:style-name="ce85"/>
          <table:table-cell table:style-name="ce111"/>
          <table:table-cell table:style-name="ce137"/>
          <table:table-cell table:style-name="ce163"/>
          <table:table-cell table:style-name="ce189"/>
          <table:table-cell table:style-name="ce215"/>
          <table:table-cell table:style-name="ce241"/>
          <table:table-cell table:style-name="ce267"/>
          <table:table-cell table:style-name="ce293"/>
          <table:table-cell table:style-name="ce319"/>
          <table:table-cell table:style-name="ce345"/>
          <table:table-cell table:style-name="ce371"/>
          <table:table-cell table:style-name="ce397"/>
          <table:table-cell table:style-name="ce423"/>
          <table:table-cell table:style-name="ce449"/>
          <table:table-cell table:style-name="ce475"/>
          <table:table-cell table:style-name="ce501"/>
          <table:table-cell table:style-name="ce527"/>
          <table:table-cell table:style-name="ce553"/>
          <table:table-cell table:style-name="ce579"/>
          <table:table-cell table:style-name="ce605"/>
          <table:table-cell table:style-name="ce631"/>
          <table:table-cell table:style-name="ce657"/>
          <table:table-cell table:style-name="ce683"/>
          <table:table-cell table:style-name="ce709"/>
          <table:table-cell table:style-name="ce735"/>
          <table:table-cell table:style-name="ce761"/>
          <table:table-cell table:style-name="ce788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8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3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W</text:p>
          </table:table-cell>
          <table:table-cell table:style-name="ce86"/>
          <table:table-cell table:style-name="ce112"/>
          <table:table-cell table:style-name="ce138"/>
          <table:table-cell table:style-name="ce164"/>
          <table:table-cell table:style-name="ce190"/>
          <table:table-cell table:style-name="ce216"/>
          <table:table-cell table:style-name="ce242"/>
          <table:table-cell table:style-name="ce268"/>
          <table:table-cell table:style-name="ce294"/>
          <table:table-cell table:style-name="ce320"/>
          <table:table-cell table:style-name="ce346"/>
          <table:table-cell table:style-name="ce372"/>
          <table:table-cell table:style-name="ce398"/>
          <table:table-cell table:style-name="ce424"/>
          <table:table-cell table:style-name="ce450"/>
          <table:table-cell table:style-name="ce476"/>
          <table:table-cell table:style-name="ce502"/>
          <table:table-cell table:style-name="ce528"/>
          <table:table-cell table:style-name="ce554"/>
          <table:table-cell table:style-name="ce580"/>
          <table:table-cell table:style-name="ce606"/>
          <table:table-cell table:style-name="ce632"/>
          <table:table-cell table:style-name="ce658"/>
          <table:table-cell table:style-name="ce684"/>
          <table:table-cell table:style-name="ce710"/>
          <table:table-cell table:style-name="ce736"/>
          <table:table-cell table:style-name="ce762"/>
          <table:table-cell table:style-name="ce789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sfgtsi</text:p>
          </table:table-cell>
          <table:table-cell table:style-name="ce6"/>
          <table:table-cell table:style-name="ce13" table:number-columns-repeated="9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35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M</text:p>
          </table:table-cell>
          <table:table-cell table:style-name="ce87" office:value-type="string" calcext:value-type="string">
            <text:p>W</text:p>
          </table:table-cell>
          <table:table-cell table:style-name="ce113"/>
          <table:table-cell table:style-name="ce139"/>
          <table:table-cell table:style-name="ce165"/>
          <table:table-cell table:style-name="ce191"/>
          <table:table-cell table:style-name="ce217"/>
          <table:table-cell table:style-name="ce243"/>
          <table:table-cell table:style-name="ce269"/>
          <table:table-cell table:style-name="ce295"/>
          <table:table-cell table:style-name="ce321"/>
          <table:table-cell table:style-name="ce347"/>
          <table:table-cell table:style-name="ce373"/>
          <table:table-cell table:style-name="ce399"/>
          <table:table-cell table:style-name="ce425"/>
          <table:table-cell table:style-name="ce451"/>
          <table:table-cell table:style-name="ce477"/>
          <table:table-cell table:style-name="ce503"/>
          <table:table-cell table:style-name="ce529"/>
          <table:table-cell table:style-name="ce555"/>
          <table:table-cell table:style-name="ce581"/>
          <table:table-cell table:style-name="ce607"/>
          <table:table-cell table:style-name="ce633"/>
          <table:table-cell table:style-name="ce659"/>
          <table:table-cell table:style-name="ce685"/>
          <table:table-cell table:style-name="ce711"/>
          <table:table-cell table:style-name="ce737"/>
          <table:table-cell table:style-name="ce763"/>
          <table:table-cell table:style-name="ce790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cmov</text:p>
          </table:table-cell>
          <table:table-cell table:style-name="ce6"/>
          <table:table-cell table:style-name="ce13" table:number-columns-repeated="10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39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114" office:value-type="string" calcext:value-type="string">
            <text:p>X</text:p>
          </table:table-cell>
          <table:table-cell table:style-name="ce140" office:value-type="string" calcext:value-type="string">
            <text:p>M</text:p>
          </table:table-cell>
          <table:table-cell table:style-name="ce166" office:value-type="string" calcext:value-type="string">
            <text:p>W</text:p>
          </table:table-cell>
          <table:table-cell table:style-name="ce192"/>
          <table:table-cell table:style-name="ce218"/>
          <table:table-cell table:style-name="ce244"/>
          <table:table-cell table:style-name="ce270"/>
          <table:table-cell table:style-name="ce296"/>
          <table:table-cell table:style-name="ce322"/>
          <table:table-cell table:style-name="ce348"/>
          <table:table-cell table:style-name="ce374"/>
          <table:table-cell table:style-name="ce400"/>
          <table:table-cell table:style-name="ce426"/>
          <table:table-cell table:style-name="ce452"/>
          <table:table-cell table:style-name="ce478"/>
          <table:table-cell table:style-name="ce504"/>
          <table:table-cell table:style-name="ce530"/>
          <table:table-cell table:style-name="ce556"/>
          <table:table-cell table:style-name="ce582"/>
          <table:table-cell table:style-name="ce608"/>
          <table:table-cell table:style-name="ce634"/>
          <table:table-cell table:style-name="ce660"/>
          <table:table-cell table:style-name="ce686"/>
          <table:table-cell table:style-name="ce712"/>
          <table:table-cell table:style-name="ce738"/>
          <table:table-cell table:style-name="ce764"/>
          <table:table-cell table:style-name="ce791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11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4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141" office:value-type="string" calcext:value-type="string">
            <text:p>X</text:p>
          </table:table-cell>
          <table:table-cell table:style-name="ce167" office:value-type="string" calcext:value-type="string">
            <text:p>M</text:p>
          </table:table-cell>
          <table:table-cell table:style-name="ce193" office:value-type="string" calcext:value-type="string">
            <text:p>W</text:p>
          </table:table-cell>
          <table:table-cell table:style-name="ce219"/>
          <table:table-cell table:style-name="ce245"/>
          <table:table-cell table:style-name="ce271"/>
          <table:table-cell table:style-name="ce297"/>
          <table:table-cell table:style-name="ce323"/>
          <table:table-cell table:style-name="ce349"/>
          <table:table-cell table:style-name="ce375"/>
          <table:table-cell table:style-name="ce401"/>
          <table:table-cell table:style-name="ce427"/>
          <table:table-cell table:style-name="ce453"/>
          <table:table-cell table:style-name="ce479"/>
          <table:table-cell table:style-name="ce505"/>
          <table:table-cell table:style-name="ce531"/>
          <table:table-cell table:style-name="ce557"/>
          <table:table-cell table:style-name="ce583"/>
          <table:table-cell table:style-name="ce609"/>
          <table:table-cell table:style-name="ce635"/>
          <table:table-cell table:style-name="ce661"/>
          <table:table-cell table:style-name="ce687"/>
          <table:table-cell table:style-name="ce713"/>
          <table:table-cell table:style-name="ce739"/>
          <table:table-cell table:style-name="ce765"/>
          <table:table-cell table:style-name="ce792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lwz</text:p>
          </table:table-cell>
          <table:table-cell table:style-name="ce6"/>
          <table:table-cell table:style-name="ce13" table:number-columns-repeated="1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5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220" office:value-type="string" calcext:value-type="string">
            <text:p>X</text:p>
          </table:table-cell>
          <table:table-cell table:style-name="ce246" office:value-type="string" calcext:value-type="string">
            <text:p>M</text:p>
          </table:table-cell>
          <table:table-cell table:style-name="ce272" office:value-type="string" calcext:value-type="string">
            <text:p>W</text:p>
          </table:table-cell>
          <table:table-cell table:style-name="ce298"/>
          <table:table-cell table:style-name="ce324"/>
          <table:table-cell table:style-name="ce350"/>
          <table:table-cell table:style-name="ce376"/>
          <table:table-cell table:style-name="ce402"/>
          <table:table-cell table:style-name="ce428"/>
          <table:table-cell table:style-name="ce454"/>
          <table:table-cell table:style-name="ce480"/>
          <table:table-cell table:style-name="ce506"/>
          <table:table-cell table:style-name="ce532"/>
          <table:table-cell table:style-name="ce558"/>
          <table:table-cell table:style-name="ce584"/>
          <table:table-cell table:style-name="ce610"/>
          <table:table-cell table:style-name="ce636"/>
          <table:table-cell table:style-name="ce662"/>
          <table:table-cell table:style-name="ce688"/>
          <table:table-cell table:style-name="ce714"/>
          <table:table-cell table:style-name="ce740"/>
          <table:table-cell table:style-name="ce766"/>
          <table:table-cell table:style-name="ce793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56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47" office:value-type="string" calcext:value-type="string">
            <text:p>X</text:p>
          </table:table-cell>
          <table:table-cell table:style-name="ce273" office:value-type="string" calcext:value-type="string">
            <text:p>M</text:p>
          </table:table-cell>
          <table:table-cell table:style-name="ce299" office:value-type="string" calcext:value-type="string">
            <text:p>W</text:p>
          </table:table-cell>
          <table:table-cell table:style-name="ce325"/>
          <table:table-cell table:style-name="ce351"/>
          <table:table-cell table:style-name="ce377"/>
          <table:table-cell table:style-name="ce403"/>
          <table:table-cell table:style-name="ce429"/>
          <table:table-cell table:style-name="ce455"/>
          <table:table-cell table:style-name="ce481"/>
          <table:table-cell table:style-name="ce507"/>
          <table:table-cell table:style-name="ce533"/>
          <table:table-cell table:style-name="ce559"/>
          <table:table-cell table:style-name="ce585"/>
          <table:table-cell table:style-name="ce611"/>
          <table:table-cell table:style-name="ce637"/>
          <table:table-cell table:style-name="ce663"/>
          <table:table-cell table:style-name="ce689"/>
          <table:table-cell table:style-name="ce715"/>
          <table:table-cell table:style-name="ce741"/>
          <table:table-cell table:style-name="ce767"/>
          <table:table-cell table:style-name="ce794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sfgtsi</text:p>
          </table:table-cell>
          <table:table-cell table:style-name="ce6"/>
          <table:table-cell table:style-name="ce13" table:number-columns-repeated="14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144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9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48" office:value-type="string" calcext:value-type="string">
            <text:p>-</text:p>
          </table:table-cell>
          <table:table-cell table:style-name="ce274" office:value-type="string" calcext:value-type="string">
            <text:p>X</text:p>
          </table:table-cell>
          <table:table-cell table:style-name="ce300" office:value-type="string" calcext:value-type="string">
            <text:p>M</text:p>
          </table:table-cell>
          <table:table-cell table:style-name="ce326" office:value-type="string" calcext:value-type="string">
            <text:p>W</text:p>
          </table:table-cell>
          <table:table-cell table:style-name="ce352"/>
          <table:table-cell table:style-name="ce378"/>
          <table:table-cell table:style-name="ce404"/>
          <table:table-cell table:style-name="ce430"/>
          <table:table-cell table:style-name="ce456"/>
          <table:table-cell table:style-name="ce482"/>
          <table:table-cell table:style-name="ce508"/>
          <table:table-cell table:style-name="ce534"/>
          <table:table-cell table:style-name="ce560"/>
          <table:table-cell table:style-name="ce586"/>
          <table:table-cell table:style-name="ce612"/>
          <table:table-cell table:style-name="ce638"/>
          <table:table-cell table:style-name="ce664"/>
          <table:table-cell table:style-name="ce690"/>
          <table:table-cell table:style-name="ce716"/>
          <table:table-cell table:style-name="ce742"/>
          <table:table-cell table:style-name="ce768"/>
          <table:table-cell table:style-name="ce795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cmov</text:p>
          </table:table-cell>
          <table:table-cell table:style-name="ce6"/>
          <table:table-cell table:style-name="ce13" table:number-columns-repeated="15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69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table:style-name="ce197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49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301" office:value-type="string" calcext:value-type="string">
            <text:p>-</text:p>
          </table:table-cell>
          <table:table-cell table:style-name="ce327" office:value-type="string" calcext:value-type="string">
            <text:p>-</text:p>
          </table:table-cell>
          <table:table-cell table:style-name="ce353" office:value-type="string" calcext:value-type="string">
            <text:p>X</text:p>
          </table:table-cell>
          <table:table-cell table:style-name="ce379" office:value-type="string" calcext:value-type="string">
            <text:p>M</text:p>
          </table:table-cell>
          <table:table-cell table:style-name="ce405" office:value-type="string" calcext:value-type="string">
            <text:p>W</text:p>
          </table:table-cell>
          <table:table-cell table:style-name="ce431"/>
          <table:table-cell table:style-name="ce457"/>
          <table:table-cell table:style-name="ce483"/>
          <table:table-cell table:style-name="ce509"/>
          <table:table-cell table:style-name="ce535"/>
          <table:table-cell table:style-name="ce561"/>
          <table:table-cell table:style-name="ce587"/>
          <table:table-cell table:style-name="ce613"/>
          <table:table-cell table:style-name="ce639"/>
          <table:table-cell table:style-name="ce665"/>
          <table:table-cell table:style-name="ce691"/>
          <table:table-cell table:style-name="ce717"/>
          <table:table-cell table:style-name="ce743"/>
          <table:table-cell table:style-name="ce769"/>
          <table:table-cell table:style-name="ce796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16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76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style-name="ce198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50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302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54" office:value-type="string" calcext:value-type="string">
            <text:p>-</text:p>
          </table:table-cell>
          <table:table-cell table:style-name="ce380" office:value-type="string" calcext:value-type="string">
            <text:p>X</text:p>
          </table:table-cell>
          <table:table-cell table:style-name="ce406" office:value-type="string" calcext:value-type="string">
            <text:p>M</text:p>
          </table:table-cell>
          <table:table-cell table:style-name="ce432" office:value-type="string" calcext:value-type="string">
            <text:p>W</text:p>
          </table:table-cell>
          <table:table-cell table:style-name="ce458"/>
          <table:table-cell table:style-name="ce484"/>
          <table:table-cell table:style-name="ce510"/>
          <table:table-cell table:style-name="ce536"/>
          <table:table-cell table:style-name="ce562"/>
          <table:table-cell table:style-name="ce588"/>
          <table:table-cell table:style-name="ce614"/>
          <table:table-cell table:style-name="ce640"/>
          <table:table-cell table:style-name="ce666"/>
          <table:table-cell table:style-name="ce692"/>
          <table:table-cell table:style-name="ce718"/>
          <table:table-cell table:style-name="ce744"/>
          <table:table-cell table:style-name="ce770"/>
          <table:table-cell table:style-name="ce797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lwz</text:p>
          </table:table-cell>
          <table:table-cell table:style-name="ce6"/>
          <table:table-cell table:style-name="ce13" table:number-columns-repeated="17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D</text:p>
          </table:table-cell>
          <table:table-cell table:style-name="ce95" office:value-type="string" calcext:value-type="string">
            <text:p>-</text:p>
          </table:table-cell>
          <table:table-cell table:style-name="ce121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99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251" office:value-type="string" calcext:value-type="string">
            <text:p>-</text:p>
          </table:table-cell>
          <table:table-cell table:style-name="ce277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29" office:value-type="string" calcext:value-type="string">
            <text:p>-</text:p>
          </table:table-cell>
          <table:table-cell table:style-name="ce355" office:value-type="string" calcext:value-type="string">
            <text:p>-</text:p>
          </table:table-cell>
          <table:table-cell table:style-name="ce381" office:value-type="string" calcext:value-type="string">
            <text:p>-</text:p>
          </table:table-cell>
          <table:table-cell table:style-name="ce407" office:value-type="string" calcext:value-type="string">
            <text:p>-</text:p>
          </table:table-cell>
          <table:table-cell table:style-name="ce433" office:value-type="string" calcext:value-type="string">
            <text:p>-</text:p>
          </table:table-cell>
          <table:table-cell table:style-name="ce459" office:value-type="string" calcext:value-type="string">
            <text:p>X</text:p>
          </table:table-cell>
          <table:table-cell table:style-name="ce485" office:value-type="string" calcext:value-type="string">
            <text:p>M</text:p>
          </table:table-cell>
          <table:table-cell table:style-name="ce511" office:value-type="string" calcext:value-type="string">
            <text:p>W</text:p>
          </table:table-cell>
          <table:table-cell table:style-name="ce537"/>
          <table:table-cell table:style-name="ce563"/>
          <table:table-cell table:style-name="ce589"/>
          <table:table-cell table:style-name="ce615"/>
          <table:table-cell table:style-name="ce641"/>
          <table:table-cell table:style-name="ce667"/>
          <table:table-cell table:style-name="ce693"/>
          <table:table-cell table:style-name="ce719"/>
          <table:table-cell table:style-name="ce745"/>
          <table:table-cell table:style-name="ce771"/>
          <table:table-cell table:style-name="ce798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3" table:number-columns-repeated="18"/>
          <table:table-cell table:style-name="ce13" office:value-type="string" calcext:value-type="string">
            <text:p>F</text:p>
          </table:table-cell>
          <table:table-cell table:style-name="ce96" office:value-type="string" calcext:value-type="string">
            <text:p>D</text:p>
          </table:table-cell>
          <table:table-cell table:style-name="ce122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174" office:value-type="string" calcext:value-type="string">
            <text:p>-</text:p>
          </table:table-cell>
          <table:table-cell table:style-name="ce200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252" office:value-type="string" calcext:value-type="string">
            <text:p>-</text:p>
          </table:table-cell>
          <table:table-cell table:style-name="ce278" office:value-type="string" calcext:value-type="string">
            <text:p>-</text:p>
          </table:table-cell>
          <table:table-cell table:style-name="ce304" office:value-type="string" calcext:value-type="string">
            <text:p>-</text:p>
          </table:table-cell>
          <table:table-cell table:style-name="ce330" office:value-type="string" calcext:value-type="string">
            <text:p>-</text:p>
          </table:table-cell>
          <table:table-cell table:style-name="ce356" office:value-type="string" calcext:value-type="string">
            <text:p>-</text:p>
          </table:table-cell>
          <table:table-cell table:style-name="ce382" office:value-type="string" calcext:value-type="string">
            <text:p>-</text:p>
          </table:table-cell>
          <table:table-cell table:style-name="ce408" office:value-type="string" calcext:value-type="string">
            <text:p>-</text:p>
          </table:table-cell>
          <table:table-cell table:style-name="ce434" office:value-type="string" calcext:value-type="string">
            <text:p>-</text:p>
          </table:table-cell>
          <table:table-cell table:style-name="ce460" office:value-type="string" calcext:value-type="string">
            <text:p>-</text:p>
          </table:table-cell>
          <table:table-cell table:style-name="ce486" office:value-type="string" calcext:value-type="string">
            <text:p>X</text:p>
          </table:table-cell>
          <table:table-cell table:style-name="ce512" office:value-type="string" calcext:value-type="string">
            <text:p>M</text:p>
          </table:table-cell>
          <table:table-cell table:style-name="ce538" office:value-type="string" calcext:value-type="string">
            <text:p>W</text:p>
          </table:table-cell>
          <table:table-cell table:style-name="ce564"/>
          <table:table-cell table:style-name="ce590"/>
          <table:table-cell table:style-name="ce616"/>
          <table:table-cell table:style-name="ce642"/>
          <table:table-cell table:style-name="ce668"/>
          <table:table-cell table:style-name="ce694"/>
          <table:table-cell table:style-name="ce720"/>
          <table:table-cell table:style-name="ce746"/>
          <table:table-cell table:style-name="ce772"/>
          <table:table-cell table:style-name="ce799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sfgtsi</text:p>
          </table:table-cell>
          <table:table-cell table:style-name="ce6"/>
          <table:table-cell table:style-name="ce13" table:number-columns-repeated="19"/>
          <table:table-cell table:style-name="ce97" office:value-type="string" calcext:value-type="string">
            <text:p>F</text:p>
          </table:table-cell>
          <table:table-cell table:style-name="ce123" office:value-type="string" calcext:value-type="string">
            <text:p>D</text:p>
          </table:table-cell>
          <table:table-cell table:style-name="ce149" office:value-type="string" calcext:value-type="string">
            <text:p>-</text:p>
          </table:table-cell>
          <table:table-cell table:style-name="ce175" office:value-type="string" calcext:value-type="string">
            <text:p>-</text:p>
          </table:table-cell>
          <table:table-cell table:style-name="ce201" office:value-type="string" calcext:value-type="string">
            <text:p>-</text:p>
          </table:table-cell>
          <table:table-cell table:style-name="ce227" office:value-type="string" calcext:value-type="string">
            <text:p>-</text:p>
          </table:table-cell>
          <table:table-cell table:style-name="ce253" office:value-type="string" calcext:value-type="string">
            <text:p>-</text:p>
          </table:table-cell>
          <table:table-cell table:style-name="ce279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331" office:value-type="string" calcext:value-type="string">
            <text:p>-</text:p>
          </table:table-cell>
          <table:table-cell table:style-name="ce357" office:value-type="string" calcext:value-type="string">
            <text:p>-</text:p>
          </table:table-cell>
          <table:table-cell table:style-name="ce383" office:value-type="string" calcext:value-type="string">
            <text:p>-</text:p>
          </table:table-cell>
          <table:table-cell table:style-name="ce409" office:value-type="string" calcext:value-type="string">
            <text:p>-</text:p>
          </table:table-cell>
          <table:table-cell table:style-name="ce435" office:value-type="string" calcext:value-type="string">
            <text:p>-</text:p>
          </table:table-cell>
          <table:table-cell table:style-name="ce461" office:value-type="string" calcext:value-type="string">
            <text:p>-</text:p>
          </table:table-cell>
          <table:table-cell table:style-name="ce487" office:value-type="string" calcext:value-type="string">
            <text:p>-</text:p>
          </table:table-cell>
          <table:table-cell table:style-name="ce513" office:value-type="string" calcext:value-type="string">
            <text:p>X</text:p>
          </table:table-cell>
          <table:table-cell table:style-name="ce539" office:value-type="string" calcext:value-type="string">
            <text:p>M</text:p>
          </table:table-cell>
          <table:table-cell table:style-name="ce565" office:value-type="string" calcext:value-type="string">
            <text:p>W</text:p>
          </table:table-cell>
          <table:table-cell table:style-name="ce591"/>
          <table:table-cell table:style-name="ce617"/>
          <table:table-cell table:style-name="ce643"/>
          <table:table-cell table:style-name="ce669"/>
          <table:table-cell table:style-name="ce695"/>
          <table:table-cell table:style-name="ce721"/>
          <table:table-cell table:style-name="ce747"/>
          <table:table-cell table:style-name="ce773"/>
          <table:table-cell table:style-name="ce800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cmov</text:p>
          </table:table-cell>
          <table:table-cell table:style-name="ce6"/>
          <table:table-cell table:style-name="ce13" table:number-columns-repeated="19"/>
          <table:table-cell table:style-name="ce98"/>
          <table:table-cell table:style-name="ce124" office:value-type="string" calcext:value-type="string">
            <text:p>F</text:p>
          </table:table-cell>
          <table:table-cell table:style-name="ce150" office:value-type="string" calcext:value-type="string">
            <text:p>D</text:p>
          </table:table-cell>
          <table:table-cell table:style-name="ce176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228" office:value-type="string" calcext:value-type="string">
            <text:p>-</text:p>
          </table:table-cell>
          <table:table-cell table:style-name="ce254" office:value-type="string" calcext:value-type="string">
            <text:p>-</text:p>
          </table:table-cell>
          <table:table-cell table:style-name="ce280" office:value-type="string" calcext:value-type="string">
            <text:p>-</text:p>
          </table:table-cell>
          <table:table-cell table:style-name="ce306" office:value-type="string" calcext:value-type="string">
            <text:p>-</text:p>
          </table:table-cell>
          <table:table-cell table:style-name="ce332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384" office:value-type="string" calcext:value-type="string">
            <text:p>-</text:p>
          </table:table-cell>
          <table:table-cell table:style-name="ce410" office:value-type="string" calcext:value-type="string">
            <text:p>-</text:p>
          </table:table-cell>
          <table:table-cell table:style-name="ce436" office:value-type="string" calcext:value-type="string">
            <text:p>-</text:p>
          </table:table-cell>
          <table:table-cell table:style-name="ce462" office:value-type="string" calcext:value-type="string">
            <text:p>-</text:p>
          </table:table-cell>
          <table:table-cell table:style-name="ce488" office:value-type="string" calcext:value-type="string">
            <text:p>-</text:p>
          </table:table-cell>
          <table:table-cell table:style-name="ce514" office:value-type="string" calcext:value-type="string">
            <text:p>-</text:p>
          </table:table-cell>
          <table:table-cell table:style-name="ce540" office:value-type="string" calcext:value-type="string">
            <text:p>-</text:p>
          </table:table-cell>
          <table:table-cell table:style-name="ce566" office:value-type="string" calcext:value-type="string">
            <text:p>-</text:p>
          </table:table-cell>
          <table:table-cell table:style-name="ce592" office:value-type="string" calcext:value-type="string">
            <text:p>X</text:p>
          </table:table-cell>
          <table:table-cell table:style-name="ce618" office:value-type="string" calcext:value-type="string">
            <text:p>M</text:p>
          </table:table-cell>
          <table:table-cell table:style-name="ce644" office:value-type="string" calcext:value-type="string">
            <text:p>W</text:p>
          </table:table-cell>
          <table:table-cell table:style-name="ce670"/>
          <table:table-cell table:style-name="ce696"/>
          <table:table-cell table:style-name="ce722"/>
          <table:table-cell table:style-name="ce748"/>
          <table:table-cell table:style-name="ce774"/>
          <table:table-cell table:style-name="ce801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7"/>
          <table:table-cell table:style-name="ce14" table:number-columns-repeated="19"/>
          <table:table-cell table:style-name="ce99"/>
          <table:table-cell table:style-name="ce125"/>
          <table:table-cell table:style-name="ce151" office:value-type="string" calcext:value-type="string">
            <text:p>F</text:p>
          </table:table-cell>
          <table:table-cell table:style-name="ce177" office:value-type="string" calcext:value-type="string">
            <text:p>D</text:p>
          </table:table-cell>
          <table:table-cell table:style-name="ce203" office:value-type="string" calcext:value-type="string">
            <text:p>-</text:p>
          </table:table-cell>
          <table:table-cell table:style-name="ce229" office:value-type="string" calcext:value-type="string">
            <text:p>-</text:p>
          </table:table-cell>
          <table:table-cell table:style-name="ce255" office:value-type="string" calcext:value-type="string">
            <text:p>-</text:p>
          </table:table-cell>
          <table:table-cell table:style-name="ce281" office:value-type="string" calcext:value-type="string">
            <text:p>-</text:p>
          </table:table-cell>
          <table:table-cell table:style-name="ce307" office:value-type="string" calcext:value-type="string">
            <text:p>-</text:p>
          </table:table-cell>
          <table:table-cell table:style-name="ce333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385" office:value-type="string" calcext:value-type="string">
            <text:p>-</text:p>
          </table:table-cell>
          <table:table-cell table:style-name="ce411" office:value-type="string" calcext:value-type="string">
            <text:p>-</text:p>
          </table:table-cell>
          <table:table-cell table:style-name="ce437" office:value-type="string" calcext:value-type="string">
            <text:p>-</text:p>
          </table:table-cell>
          <table:table-cell table:style-name="ce463" office:value-type="string" calcext:value-type="string">
            <text:p>-</text:p>
          </table:table-cell>
          <table:table-cell table:style-name="ce489" office:value-type="string" calcext:value-type="string">
            <text:p>-</text:p>
          </table:table-cell>
          <table:table-cell table:style-name="ce515" office:value-type="string" calcext:value-type="string">
            <text:p>-</text:p>
          </table:table-cell>
          <table:table-cell table:style-name="ce541" office:value-type="string" calcext:value-type="string">
            <text:p>-</text:p>
          </table:table-cell>
          <table:table-cell table:style-name="ce567" office:value-type="string" calcext:value-type="string">
            <text:p>-</text:p>
          </table:table-cell>
          <table:table-cell table:style-name="ce593" office:value-type="string" calcext:value-type="string">
            <text:p>-</text:p>
          </table:table-cell>
          <table:table-cell table:style-name="ce619" office:value-type="string" calcext:value-type="string">
            <text:p>X</text:p>
          </table:table-cell>
          <table:table-cell table:style-name="ce645" office:value-type="string" calcext:value-type="string">
            <text:p>M</text:p>
          </table:table-cell>
          <table:table-cell table:style-name="ce671" office:value-type="string" calcext:value-type="string">
            <text:p>W</text:p>
          </table:table-cell>
          <table:table-cell table:style-name="ce697"/>
          <table:table-cell table:style-name="ce723"/>
          <table:table-cell table:style-name="ce749"/>
          <table:table-cell table:style-name="ce775"/>
          <table:table-cell table:style-name="ce802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sfeqi</text:p>
          </table:table-cell>
          <table:table-cell table:style-name="ce8"/>
          <table:table-cell table:style-name="ce15" table:number-columns-repeated="19"/>
          <table:table-cell table:style-name="ce100"/>
          <table:table-cell table:style-name="ce126"/>
          <table:table-cell table:style-name="ce152"/>
          <table:table-cell table:style-name="ce178" office:value-type="string" calcext:value-type="string">
            <text:p>F</text:p>
          </table:table-cell>
          <table:table-cell table:style-name="ce204" office:value-type="string" calcext:value-type="string">
            <text:p>D</text:p>
          </table:table-cell>
          <table:table-cell table:style-name="ce230" office:value-type="string" calcext:value-type="string">
            <text:p>-</text:p>
          </table:table-cell>
          <table:table-cell table:style-name="ce256" office:value-type="string" calcext:value-type="string">
            <text:p>-</text:p>
          </table:table-cell>
          <table:table-cell table:style-name="ce282" office:value-type="string" calcext:value-type="string">
            <text:p>-</text:p>
          </table:table-cell>
          <table:table-cell table:style-name="ce308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360" office:value-type="string" calcext:value-type="string">
            <text:p>-</text:p>
          </table:table-cell>
          <table:table-cell table:style-name="ce386" office:value-type="string" calcext:value-type="string">
            <text:p>-</text:p>
          </table:table-cell>
          <table:table-cell table:style-name="ce412" office:value-type="string" calcext:value-type="string">
            <text:p>-</text:p>
          </table:table-cell>
          <table:table-cell table:style-name="ce438" office:value-type="string" calcext:value-type="string">
            <text:p>-</text:p>
          </table:table-cell>
          <table:table-cell table:style-name="ce464" office:value-type="string" calcext:value-type="string">
            <text:p>-</text:p>
          </table:table-cell>
          <table:table-cell table:style-name="ce490" office:value-type="string" calcext:value-type="string">
            <text:p>-</text:p>
          </table:table-cell>
          <table:table-cell table:style-name="ce516" office:value-type="string" calcext:value-type="string">
            <text:p>-</text:p>
          </table:table-cell>
          <table:table-cell table:style-name="ce542" office:value-type="string" calcext:value-type="string">
            <text:p>-</text:p>
          </table:table-cell>
          <table:table-cell table:style-name="ce568" office:value-type="string" calcext:value-type="string">
            <text:p>-</text:p>
          </table:table-cell>
          <table:table-cell table:style-name="ce594" office:value-type="string" calcext:value-type="string">
            <text:p>-</text:p>
          </table:table-cell>
          <table:table-cell table:style-name="ce620" office:value-type="string" calcext:value-type="string">
            <text:p>-</text:p>
          </table:table-cell>
          <table:table-cell table:style-name="ce646" office:value-type="string" calcext:value-type="string">
            <text:p>X</text:p>
          </table:table-cell>
          <table:table-cell table:style-name="ce672" office:value-type="string" calcext:value-type="string">
            <text:p>M</text:p>
          </table:table-cell>
          <table:table-cell table:style-name="ce698" office:value-type="string" calcext:value-type="string">
            <text:p>W</text:p>
          </table:table-cell>
          <table:table-cell table:style-name="ce724"/>
          <table:table-cell table:style-name="ce750"/>
          <table:table-cell table:style-name="ce776"/>
          <table:table-cell table:style-name="ce803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bnf</text:p>
          </table:table-cell>
          <table:table-cell table:style-name="ce9"/>
          <table:table-cell table:style-name="ce16" table:number-columns-repeated="19"/>
          <table:table-cell table:style-name="ce101"/>
          <table:table-cell table:style-name="ce127"/>
          <table:table-cell table:style-name="ce153"/>
          <table:table-cell table:style-name="ce179"/>
          <table:table-cell table:style-name="ce205" office:value-type="string" calcext:value-type="string">
            <text:p>F</text:p>
          </table:table-cell>
          <table:table-cell table:style-name="ce231" office:value-type="string" calcext:value-type="string">
            <text:p>D</text:p>
          </table:table-cell>
          <table:table-cell table:style-name="ce257" office:value-type="string" calcext:value-type="string">
            <text:p>-</text:p>
          </table:table-cell>
          <table:table-cell table:style-name="ce283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361" office:value-type="string" calcext:value-type="string">
            <text:p>-</text:p>
          </table:table-cell>
          <table:table-cell table:style-name="ce387" office:value-type="string" calcext:value-type="string">
            <text:p>-</text:p>
          </table:table-cell>
          <table:table-cell table:style-name="ce413" office:value-type="string" calcext:value-type="string">
            <text:p>-</text:p>
          </table:table-cell>
          <table:table-cell table:style-name="ce439" office:value-type="string" calcext:value-type="string">
            <text:p>-</text:p>
          </table:table-cell>
          <table:table-cell table:style-name="ce465" office:value-type="string" calcext:value-type="string">
            <text:p>-</text:p>
          </table:table-cell>
          <table:table-cell table:style-name="ce491" office:value-type="string" calcext:value-type="string">
            <text:p>-</text:p>
          </table:table-cell>
          <table:table-cell table:style-name="ce517" office:value-type="string" calcext:value-type="string">
            <text:p>-</text:p>
          </table:table-cell>
          <table:table-cell table:style-name="ce543" office:value-type="string" calcext:value-type="string">
            <text:p>-</text:p>
          </table:table-cell>
          <table:table-cell table:style-name="ce569" office:value-type="string" calcext:value-type="string">
            <text:p>-</text:p>
          </table:table-cell>
          <table:table-cell table:style-name="ce595" office:value-type="string" calcext:value-type="string">
            <text:p>-</text:p>
          </table:table-cell>
          <table:table-cell table:style-name="ce621" office:value-type="string" calcext:value-type="string">
            <text:p>-</text:p>
          </table:table-cell>
          <table:table-cell table:style-name="ce647" office:value-type="string" calcext:value-type="string">
            <text:p>-</text:p>
          </table:table-cell>
          <table:table-cell table:style-name="ce673" office:value-type="string" calcext:value-type="string">
            <text:p>-</text:p>
          </table:table-cell>
          <table:table-cell table:style-name="ce699" office:value-type="string" calcext:value-type="string">
            <text:p>-</text:p>
          </table:table-cell>
          <table:table-cell table:style-name="ce725" office:value-type="string" calcext:value-type="string">
            <text:p>X</text:p>
          </table:table-cell>
          <table:table-cell table:style-name="ce751" office:value-type="string" calcext:value-type="string">
            <text:p>M</text:p>
          </table:table-cell>
          <table:table-cell table:style-name="ce777"/>
          <table:table-cell table:style-name="ce804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10"/>
          <table:table-cell table:style-name="ce17" table:number-columns-repeated="19"/>
          <table:table-cell table:style-name="ce102"/>
          <table:table-cell table:style-name="ce128"/>
          <table:table-cell table:style-name="ce154"/>
          <table:table-cell table:style-name="ce180"/>
          <table:table-cell table:style-name="ce206"/>
          <table:table-cell table:style-name="ce232" office:value-type="string" calcext:value-type="string">
            <text:p>F</text:p>
          </table:table-cell>
          <table:table-cell table:style-name="ce258" office:value-type="string" calcext:value-type="string">
            <text:p>D</text:p>
          </table:table-cell>
          <table:table-cell table:style-name="ce284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62" office:value-type="string" calcext:value-type="string">
            <text:p>-</text:p>
          </table:table-cell>
          <table:table-cell table:style-name="ce388" office:value-type="string" calcext:value-type="string">
            <text:p>-</text:p>
          </table:table-cell>
          <table:table-cell table:style-name="ce414" office:value-type="string" calcext:value-type="string">
            <text:p>-</text:p>
          </table:table-cell>
          <table:table-cell table:style-name="ce440" office:value-type="string" calcext:value-type="string">
            <text:p>-</text:p>
          </table:table-cell>
          <table:table-cell table:style-name="ce466" office:value-type="string" calcext:value-type="string">
            <text:p>-</text:p>
          </table:table-cell>
          <table:table-cell table:style-name="ce492" office:value-type="string" calcext:value-type="string">
            <text:p>-</text:p>
          </table:table-cell>
          <table:table-cell table:style-name="ce518" office:value-type="string" calcext:value-type="string">
            <text:p>-</text:p>
          </table:table-cell>
          <table:table-cell table:style-name="ce544" office:value-type="string" calcext:value-type="string">
            <text:p>-</text:p>
          </table:table-cell>
          <table:table-cell table:style-name="ce570" office:value-type="string" calcext:value-type="string">
            <text:p>-</text:p>
          </table:table-cell>
          <table:table-cell table:style-name="ce596" office:value-type="string" calcext:value-type="string">
            <text:p>-</text:p>
          </table:table-cell>
          <table:table-cell table:style-name="ce622" office:value-type="string" calcext:value-type="string">
            <text:p>-</text:p>
          </table:table-cell>
          <table:table-cell table:style-name="ce648" office:value-type="string" calcext:value-type="string">
            <text:p>-</text:p>
          </table:table-cell>
          <table:table-cell table:style-name="ce674" office:value-type="string" calcext:value-type="string">
            <text:p>-</text:p>
          </table:table-cell>
          <table:table-cell table:style-name="ce700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752" office:value-type="string" calcext:value-type="string">
            <text:p>X</text:p>
          </table:table-cell>
          <table:table-cell table:style-name="ce778" office:value-type="string" calcext:value-type="string">
            <text:p>M</text:p>
          </table:table-cell>
          <table:table-cell table:style-name="ce805"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1048541">
          <table:table-cell table:number-columns-repeated="52"/>
        </table:table-row>
        <table:table-row table:style-name="ro1">
          <table:table-cell table:number-columns-repeated="52"/>
        </table:table-row>
        <calcext:conditional-formats>
          <calcext:conditional-format calcext:target-range-address="'Formular 1'.C7:'Formular 1'.C27">
            <calcext:condition calcext:apply-style-name="ConditionalStyle_16" calcext:value="=&quot;[    ]&quot;" calcext:base-cell-address="'Formular 1'.C7"/>
            <calcext:condition calcext:apply-style-name="ConditionalStyle_17" calcext:value="=&quot;[    ]&quot;" calcext:base-cell-address="'Formular 1'.C7"/>
            <calcext:condition calcext:apply-style-name="ConditionalStyle_18" calcext:value="=&quot;   &quot;" calcext:base-cell-address="'Formular 1'.C7"/>
          </calcext:conditional-format>
          <calcext:conditional-format calcext:target-range-address="'Formular 1'.D21:'Formular 1'.S27 'Formular 1'.M6:'Formular 1'.V9 'Formular 1'.T10:'Formular 1'.V14 'Formular 1'.T24:'Formular 1'.V27 'Formular 1'.D10:'Formular 1'.H10 'Formular 1'.K10:'Formular 1'.S10 'Formular 1'.D11:'Formular 1'.I11 'Formular 1'.L11:'Formular 1'.S11 'Formular 1'.D12:'Formular 1'.J12 'Formular 1'.O12:'Formular 1'.S12 'Formular 1'.D13:'Formular 1'.K13 'Formular 1'.P13:'Formular 1'.S13 'Formular 1'.D14:'Formular 1'.L14 'Formular 1'.S14:'Formular 1'.S14 'Formular 1'.D15:'Formular 1'.M15 'Formular 1'.D16:'Formular 1'.N16 'Formular 1'.D17:'Formular 1'.O27 'Formular 1'.D18:'Formular 1'.P27 'Formular 1'.D19:'Formular 1'.Q27 'Formular 1'.D20:'Formular 1'.R27 'Formular 1'.T22:'Formular 1'.T27 'Formular 1'.T23:'Formular 1'.U27">
            <calcext:condition calcext:apply-style-name="ConditionalStyle_15" calcext:value="=&quot;[    ]&quot;" calcext:base-cell-address="'Formular 1'.D6"/>
            <calcext:condition calcext:apply-style-name="ConditionalStyle_14" calcext:value="=&quot;[    ]&quot;" calcext:base-cell-address="'Formular 1'.D6"/>
            <calcext:condition calcext:apply-style-name="ConditionalStyle_13" calcext:value="=&quot;   &quot;" calcext:base-cell-address="'Formular 1'.D6"/>
          </calcext:conditional-format>
          <calcext:conditional-format calcext:target-range-address="'Formular 1'.C28:'Formular 1'.C28">
            <calcext:condition calcext:apply-style-name="ConditionalStyle_16" calcext:value="=&quot;[    ]&quot;" calcext:base-cell-address="'Formular 1'.C28"/>
            <calcext:condition calcext:apply-style-name="ConditionalStyle_17" calcext:value="=&quot;[    ]&quot;" calcext:base-cell-address="'Formular 1'.C28"/>
            <calcext:condition calcext:apply-style-name="ConditionalStyle_18" calcext:value="=&quot;   &quot;" calcext:base-cell-address="'Formular 1'.C28"/>
          </calcext:conditional-format>
          <calcext:conditional-format calcext:target-range-address="'Formular 1'.D28:'Formular 1'.V28">
            <calcext:condition calcext:apply-style-name="ConditionalStyle_15" calcext:value="=&quot;[    ]&quot;" calcext:base-cell-address="'Formular 1'.D28"/>
            <calcext:condition calcext:apply-style-name="ConditionalStyle_14" calcext:value="=&quot;[    ]&quot;" calcext:base-cell-address="'Formular 1'.D28"/>
            <calcext:condition calcext:apply-style-name="ConditionalStyle_13" calcext:value="=&quot;   &quot;" calcext:base-cell-address="'Formular 1'.D28"/>
          </calcext:conditional-format>
          <calcext:conditional-format calcext:target-range-address="'Formular 1'.C29:'Formular 1'.C29">
            <calcext:condition calcext:apply-style-name="ConditionalStyle_16" calcext:value="=&quot;[    ]&quot;" calcext:base-cell-address="'Formular 1'.C29"/>
            <calcext:condition calcext:apply-style-name="ConditionalStyle_17" calcext:value="=&quot;[    ]&quot;" calcext:base-cell-address="'Formular 1'.C29"/>
            <calcext:condition calcext:apply-style-name="ConditionalStyle_18" calcext:value="=&quot;   &quot;" calcext:base-cell-address="'Formular 1'.C29"/>
          </calcext:conditional-format>
          <calcext:conditional-format calcext:target-range-address="'Formular 1'.D29:'Formular 1'.V29">
            <calcext:condition calcext:apply-style-name="ConditionalStyle_15" calcext:value="=&quot;[    ]&quot;" calcext:base-cell-address="'Formular 1'.D29"/>
            <calcext:condition calcext:apply-style-name="ConditionalStyle_14" calcext:value="=&quot;[    ]&quot;" calcext:base-cell-address="'Formular 1'.D29"/>
            <calcext:condition calcext:apply-style-name="ConditionalStyle_13" calcext:value="=&quot;   &quot;" calcext:base-cell-address="'Formular 1'.D29"/>
          </calcext:conditional-format>
          <calcext:conditional-format calcext:target-range-address="'Formular 1'.C30:'Formular 1'.C30">
            <calcext:condition calcext:apply-style-name="ConditionalStyle_16" calcext:value="=&quot;[    ]&quot;" calcext:base-cell-address="'Formular 1'.C30"/>
            <calcext:condition calcext:apply-style-name="ConditionalStyle_17" calcext:value="=&quot;[    ]&quot;" calcext:base-cell-address="'Formular 1'.C30"/>
            <calcext:condition calcext:apply-style-name="ConditionalStyle_18" calcext:value="=&quot;   &quot;" calcext:base-cell-address="'Formular 1'.C30"/>
          </calcext:conditional-format>
          <calcext:conditional-format calcext:target-range-address="'Formular 1'.D30:'Formular 1'.V30">
            <calcext:condition calcext:apply-style-name="ConditionalStyle_15" calcext:value="=&quot;[    ]&quot;" calcext:base-cell-address="'Formular 1'.D30"/>
            <calcext:condition calcext:apply-style-name="ConditionalStyle_14" calcext:value="=&quot;[    ]&quot;" calcext:base-cell-address="'Formular 1'.D30"/>
            <calcext:condition calcext:apply-style-name="ConditionalStyle_13" calcext:value="=&quot;   &quot;" calcext:base-cell-address="'Formular 1'.D30"/>
          </calcext:conditional-format>
          <calcext:conditional-format calcext:target-range-address="'Formular 1'.C31:'Formular 1'.C31">
            <calcext:condition calcext:apply-style-name="ConditionalStyle_16" calcext:value="=&quot;[    ]&quot;" calcext:base-cell-address="'Formular 1'.C31"/>
            <calcext:condition calcext:apply-style-name="ConditionalStyle_17" calcext:value="=&quot;[    ]&quot;" calcext:base-cell-address="'Formular 1'.C31"/>
            <calcext:condition calcext:apply-style-name="ConditionalStyle_18" calcext:value="=&quot;   &quot;" calcext:base-cell-address="'Formular 1'.C31"/>
          </calcext:conditional-format>
          <calcext:conditional-format calcext:target-range-address="'Formular 1'.D31:'Formular 1'.V31">
            <calcext:condition calcext:apply-style-name="ConditionalStyle_15" calcext:value="=&quot;[    ]&quot;" calcext:base-cell-address="'Formular 1'.D31"/>
            <calcext:condition calcext:apply-style-name="ConditionalStyle_14" calcext:value="=&quot;[    ]&quot;" calcext:base-cell-address="'Formular 1'.D31"/>
            <calcext:condition calcext:apply-style-name="ConditionalStyle_13" calcext:value="=&quot;   &quot;" calcext:base-cell-address="'Formular 1'.D31"/>
          </calcext:conditional-format>
          <calcext:conditional-format calcext:target-range-address="'Formular 1'.D6:'Formular 1'.L9">
            <calcext:condition calcext:apply-style-name="ConditionalStyle_15" calcext:value="=&quot;[    ]&quot;" calcext:base-cell-address="'Formular 1'.D6"/>
            <calcext:condition calcext:apply-style-name="ConditionalStyle_14" calcext:value="=&quot;[    ]&quot;" calcext:base-cell-address="'Formular 1'.D6"/>
            <calcext:condition calcext:apply-style-name="ConditionalStyle_13" calcext:value="=&quot;   &quot;" calcext:base-cell-address="'Formular 1'.D6"/>
          </calcext:conditional-format>
          <calcext:conditional-format calcext:target-range-address="'Formular 1'.T15:'Formular 1'.V15 'Formular 1'.U16:'Formular 1'.V16">
            <calcext:condition calcext:apply-style-name="ConditionalStyle_15" calcext:value="=&quot;[    ]&quot;" calcext:base-cell-address="'Formular 1'.T15"/>
            <calcext:condition calcext:apply-style-name="ConditionalStyle_14" calcext:value="=&quot;[    ]&quot;" calcext:base-cell-address="'Formular 1'.T15"/>
            <calcext:condition calcext:apply-style-name="ConditionalStyle_13" calcext:value="=&quot;   &quot;" calcext:base-cell-address="'Formular 1'.T15"/>
          </calcext:conditional-format>
          <calcext:conditional-format calcext:target-range-address="'Formular 1'.W6:'Formular 1'.W6">
            <calcext:condition calcext:apply-style-name="ConditionalStyle_15" calcext:value="=&quot;[    ]&quot;" calcext:base-cell-address="'Formular 1'.W6"/>
            <calcext:condition calcext:apply-style-name="ConditionalStyle_14" calcext:value="=&quot;[    ]&quot;" calcext:base-cell-address="'Formular 1'.W6"/>
            <calcext:condition calcext:apply-style-name="ConditionalStyle_13" calcext:value="=&quot;   &quot;" calcext:base-cell-address="'Formular 1'.W6"/>
          </calcext:conditional-format>
          <calcext:conditional-format calcext:target-range-address="'Formular 1'.X6:'Formular 1'.X6">
            <calcext:condition calcext:apply-style-name="ConditionalStyle_15" calcext:value="=&quot;[    ]&quot;" calcext:base-cell-address="'Formular 1'.X6"/>
            <calcext:condition calcext:apply-style-name="ConditionalStyle_14" calcext:value="=&quot;[    ]&quot;" calcext:base-cell-address="'Formular 1'.X6"/>
            <calcext:condition calcext:apply-style-name="ConditionalStyle_13" calcext:value="=&quot;   &quot;" calcext:base-cell-address="'Formular 1'.X6"/>
          </calcext:conditional-format>
          <calcext:conditional-format calcext:target-range-address="'Formular 1'.Y6:'Formular 1'.Y6">
            <calcext:condition calcext:apply-style-name="ConditionalStyle_15" calcext:value="=&quot;[    ]&quot;" calcext:base-cell-address="'Formular 1'.Y6"/>
            <calcext:condition calcext:apply-style-name="ConditionalStyle_14" calcext:value="=&quot;[    ]&quot;" calcext:base-cell-address="'Formular 1'.Y6"/>
            <calcext:condition calcext:apply-style-name="ConditionalStyle_13" calcext:value="=&quot;   &quot;" calcext:base-cell-address="'Formular 1'.Y6"/>
          </calcext:conditional-format>
          <calcext:conditional-format calcext:target-range-address="'Formular 1'.Z6:'Formular 1'.Z6">
            <calcext:condition calcext:apply-style-name="ConditionalStyle_15" calcext:value="=&quot;[    ]&quot;" calcext:base-cell-address="'Formular 1'.Z6"/>
            <calcext:condition calcext:apply-style-name="ConditionalStyle_14" calcext:value="=&quot;[    ]&quot;" calcext:base-cell-address="'Formular 1'.Z6"/>
            <calcext:condition calcext:apply-style-name="ConditionalStyle_13" calcext:value="=&quot;   &quot;" calcext:base-cell-address="'Formular 1'.Z6"/>
          </calcext:conditional-format>
          <calcext:conditional-format calcext:target-range-address="'Formular 1'.AA6:'Formular 1'.AA6">
            <calcext:condition calcext:apply-style-name="ConditionalStyle_15" calcext:value="=&quot;[    ]&quot;" calcext:base-cell-address="'Formular 1'.AA6"/>
            <calcext:condition calcext:apply-style-name="ConditionalStyle_14" calcext:value="=&quot;[    ]&quot;" calcext:base-cell-address="'Formular 1'.AA6"/>
            <calcext:condition calcext:apply-style-name="ConditionalStyle_13" calcext:value="=&quot;   &quot;" calcext:base-cell-address="'Formular 1'.AA6"/>
          </calcext:conditional-format>
          <calcext:conditional-format calcext:target-range-address="'Formular 1'.AB6:'Formular 1'.AB6">
            <calcext:condition calcext:apply-style-name="ConditionalStyle_15" calcext:value="=&quot;[    ]&quot;" calcext:base-cell-address="'Formular 1'.AB6"/>
            <calcext:condition calcext:apply-style-name="ConditionalStyle_14" calcext:value="=&quot;[    ]&quot;" calcext:base-cell-address="'Formular 1'.AB6"/>
            <calcext:condition calcext:apply-style-name="ConditionalStyle_13" calcext:value="=&quot;   &quot;" calcext:base-cell-address="'Formular 1'.AB6"/>
          </calcext:conditional-format>
          <calcext:conditional-format calcext:target-range-address="'Formular 1'.AC6:'Formular 1'.AC6">
            <calcext:condition calcext:apply-style-name="ConditionalStyle_15" calcext:value="=&quot;[    ]&quot;" calcext:base-cell-address="'Formular 1'.AC6"/>
            <calcext:condition calcext:apply-style-name="ConditionalStyle_14" calcext:value="=&quot;[    ]&quot;" calcext:base-cell-address="'Formular 1'.AC6"/>
            <calcext:condition calcext:apply-style-name="ConditionalStyle_13" calcext:value="=&quot;   &quot;" calcext:base-cell-address="'Formular 1'.AC6"/>
          </calcext:conditional-format>
          <calcext:conditional-format calcext:target-range-address="'Formular 1'.AD6:'Formular 1'.AD6">
            <calcext:condition calcext:apply-style-name="ConditionalStyle_15" calcext:value="=&quot;[    ]&quot;" calcext:base-cell-address="'Formular 1'.AD6"/>
            <calcext:condition calcext:apply-style-name="ConditionalStyle_14" calcext:value="=&quot;[    ]&quot;" calcext:base-cell-address="'Formular 1'.AD6"/>
            <calcext:condition calcext:apply-style-name="ConditionalStyle_13" calcext:value="=&quot;   &quot;" calcext:base-cell-address="'Formular 1'.AD6"/>
          </calcext:conditional-format>
          <calcext:conditional-format calcext:target-range-address="'Formular 1'.AE6:'Formular 1'.AE6">
            <calcext:condition calcext:apply-style-name="ConditionalStyle_15" calcext:value="=&quot;[    ]&quot;" calcext:base-cell-address="'Formular 1'.AE6"/>
            <calcext:condition calcext:apply-style-name="ConditionalStyle_14" calcext:value="=&quot;[    ]&quot;" calcext:base-cell-address="'Formular 1'.AE6"/>
            <calcext:condition calcext:apply-style-name="ConditionalStyle_13" calcext:value="=&quot;   &quot;" calcext:base-cell-address="'Formular 1'.AE6"/>
          </calcext:conditional-format>
          <calcext:conditional-format calcext:target-range-address="'Formular 1'.AF6:'Formular 1'.AF6">
            <calcext:condition calcext:apply-style-name="ConditionalStyle_15" calcext:value="=&quot;[    ]&quot;" calcext:base-cell-address="'Formular 1'.AF6"/>
            <calcext:condition calcext:apply-style-name="ConditionalStyle_14" calcext:value="=&quot;[    ]&quot;" calcext:base-cell-address="'Formular 1'.AF6"/>
            <calcext:condition calcext:apply-style-name="ConditionalStyle_13" calcext:value="=&quot;   &quot;" calcext:base-cell-address="'Formular 1'.AF6"/>
          </calcext:conditional-format>
          <calcext:conditional-format calcext:target-range-address="'Formular 1'.AG6:'Formular 1'.AG6">
            <calcext:condition calcext:apply-style-name="ConditionalStyle_15" calcext:value="=&quot;[    ]&quot;" calcext:base-cell-address="'Formular 1'.AG6"/>
            <calcext:condition calcext:apply-style-name="ConditionalStyle_14" calcext:value="=&quot;[    ]&quot;" calcext:base-cell-address="'Formular 1'.AG6"/>
            <calcext:condition calcext:apply-style-name="ConditionalStyle_13" calcext:value="=&quot;   &quot;" calcext:base-cell-address="'Formular 1'.AG6"/>
          </calcext:conditional-format>
          <calcext:conditional-format calcext:target-range-address="'Formular 1'.AH6:'Formular 1'.AH6">
            <calcext:condition calcext:apply-style-name="ConditionalStyle_15" calcext:value="=&quot;[    ]&quot;" calcext:base-cell-address="'Formular 1'.AH6"/>
            <calcext:condition calcext:apply-style-name="ConditionalStyle_14" calcext:value="=&quot;[    ]&quot;" calcext:base-cell-address="'Formular 1'.AH6"/>
            <calcext:condition calcext:apply-style-name="ConditionalStyle_13" calcext:value="=&quot;   &quot;" calcext:base-cell-address="'Formular 1'.AH6"/>
          </calcext:conditional-format>
          <calcext:conditional-format calcext:target-range-address="'Formular 1'.AI6:'Formular 1'.AI6">
            <calcext:condition calcext:apply-style-name="ConditionalStyle_15" calcext:value="=&quot;[    ]&quot;" calcext:base-cell-address="'Formular 1'.AI6"/>
            <calcext:condition calcext:apply-style-name="ConditionalStyle_14" calcext:value="=&quot;[    ]&quot;" calcext:base-cell-address="'Formular 1'.AI6"/>
            <calcext:condition calcext:apply-style-name="ConditionalStyle_13" calcext:value="=&quot;   &quot;" calcext:base-cell-address="'Formular 1'.AI6"/>
          </calcext:conditional-format>
          <calcext:conditional-format calcext:target-range-address="'Formular 1'.AJ6:'Formular 1'.AJ6">
            <calcext:condition calcext:apply-style-name="ConditionalStyle_15" calcext:value="=&quot;[    ]&quot;" calcext:base-cell-address="'Formular 1'.AJ6"/>
            <calcext:condition calcext:apply-style-name="ConditionalStyle_14" calcext:value="=&quot;[    ]&quot;" calcext:base-cell-address="'Formular 1'.AJ6"/>
            <calcext:condition calcext:apply-style-name="ConditionalStyle_13" calcext:value="=&quot;   &quot;" calcext:base-cell-address="'Formular 1'.AJ6"/>
          </calcext:conditional-format>
          <calcext:conditional-format calcext:target-range-address="'Formular 1'.AK6:'Formular 1'.AK6">
            <calcext:condition calcext:apply-style-name="ConditionalStyle_15" calcext:value="=&quot;[    ]&quot;" calcext:base-cell-address="'Formular 1'.AK6"/>
            <calcext:condition calcext:apply-style-name="ConditionalStyle_14" calcext:value="=&quot;[    ]&quot;" calcext:base-cell-address="'Formular 1'.AK6"/>
            <calcext:condition calcext:apply-style-name="ConditionalStyle_13" calcext:value="=&quot;   &quot;" calcext:base-cell-address="'Formular 1'.AK6"/>
          </calcext:conditional-format>
          <calcext:conditional-format calcext:target-range-address="'Formular 1'.AL6:'Formular 1'.AL6">
            <calcext:condition calcext:apply-style-name="ConditionalStyle_15" calcext:value="=&quot;[    ]&quot;" calcext:base-cell-address="'Formular 1'.AL6"/>
            <calcext:condition calcext:apply-style-name="ConditionalStyle_14" calcext:value="=&quot;[    ]&quot;" calcext:base-cell-address="'Formular 1'.AL6"/>
            <calcext:condition calcext:apply-style-name="ConditionalStyle_13" calcext:value="=&quot;   &quot;" calcext:base-cell-address="'Formular 1'.AL6"/>
          </calcext:conditional-format>
          <calcext:conditional-format calcext:target-range-address="'Formular 1'.AM6:'Formular 1'.AM6">
            <calcext:condition calcext:apply-style-name="ConditionalStyle_15" calcext:value="=&quot;[    ]&quot;" calcext:base-cell-address="'Formular 1'.AM6"/>
            <calcext:condition calcext:apply-style-name="ConditionalStyle_14" calcext:value="=&quot;[    ]&quot;" calcext:base-cell-address="'Formular 1'.AM6"/>
            <calcext:condition calcext:apply-style-name="ConditionalStyle_13" calcext:value="=&quot;   &quot;" calcext:base-cell-address="'Formular 1'.AM6"/>
          </calcext:conditional-format>
          <calcext:conditional-format calcext:target-range-address="'Formular 1'.AN6:'Formular 1'.AN6">
            <calcext:condition calcext:apply-style-name="ConditionalStyle_15" calcext:value="=&quot;[    ]&quot;" calcext:base-cell-address="'Formular 1'.AN6"/>
            <calcext:condition calcext:apply-style-name="ConditionalStyle_14" calcext:value="=&quot;[    ]&quot;" calcext:base-cell-address="'Formular 1'.AN6"/>
            <calcext:condition calcext:apply-style-name="ConditionalStyle_13" calcext:value="=&quot;   &quot;" calcext:base-cell-address="'Formular 1'.AN6"/>
          </calcext:conditional-format>
          <calcext:conditional-format calcext:target-range-address="'Formular 1'.AO6:'Formular 1'.AO6">
            <calcext:condition calcext:apply-style-name="ConditionalStyle_15" calcext:value="=&quot;[    ]&quot;" calcext:base-cell-address="'Formular 1'.AO6"/>
            <calcext:condition calcext:apply-style-name="ConditionalStyle_14" calcext:value="=&quot;[    ]&quot;" calcext:base-cell-address="'Formular 1'.AO6"/>
            <calcext:condition calcext:apply-style-name="ConditionalStyle_13" calcext:value="=&quot;   &quot;" calcext:base-cell-address="'Formular 1'.AO6"/>
          </calcext:conditional-format>
          <calcext:conditional-format calcext:target-range-address="'Formular 1'.AP6:'Formular 1'.AP6">
            <calcext:condition calcext:apply-style-name="ConditionalStyle_15" calcext:value="=&quot;[    ]&quot;" calcext:base-cell-address="'Formular 1'.AP6"/>
            <calcext:condition calcext:apply-style-name="ConditionalStyle_14" calcext:value="=&quot;[    ]&quot;" calcext:base-cell-address="'Formular 1'.AP6"/>
            <calcext:condition calcext:apply-style-name="ConditionalStyle_13" calcext:value="=&quot;   &quot;" calcext:base-cell-address="'Formular 1'.AP6"/>
          </calcext:conditional-format>
          <calcext:conditional-format calcext:target-range-address="'Formular 1'.AQ6:'Formular 1'.AQ6">
            <calcext:condition calcext:apply-style-name="ConditionalStyle_15" calcext:value="=&quot;[    ]&quot;" calcext:base-cell-address="'Formular 1'.AQ6"/>
            <calcext:condition calcext:apply-style-name="ConditionalStyle_14" calcext:value="=&quot;[    ]&quot;" calcext:base-cell-address="'Formular 1'.AQ6"/>
            <calcext:condition calcext:apply-style-name="ConditionalStyle_13" calcext:value="=&quot;   &quot;" calcext:base-cell-address="'Formular 1'.AQ6"/>
          </calcext:conditional-format>
          <calcext:conditional-format calcext:target-range-address="'Formular 1'.AR6:'Formular 1'.AR6">
            <calcext:condition calcext:apply-style-name="ConditionalStyle_15" calcext:value="=&quot;[    ]&quot;" calcext:base-cell-address="'Formular 1'.AR6"/>
            <calcext:condition calcext:apply-style-name="ConditionalStyle_14" calcext:value="=&quot;[    ]&quot;" calcext:base-cell-address="'Formular 1'.AR6"/>
            <calcext:condition calcext:apply-style-name="ConditionalStyle_13" calcext:value="=&quot;   &quot;" calcext:base-cell-address="'Formular 1'.AR6"/>
          </calcext:conditional-format>
          <calcext:conditional-format calcext:target-range-address="'Formular 1'.AS6:'Formular 1'.AS6">
            <calcext:condition calcext:apply-style-name="ConditionalStyle_15" calcext:value="=&quot;[    ]&quot;" calcext:base-cell-address="'Formular 1'.AS6"/>
            <calcext:condition calcext:apply-style-name="ConditionalStyle_14" calcext:value="=&quot;[    ]&quot;" calcext:base-cell-address="'Formular 1'.AS6"/>
            <calcext:condition calcext:apply-style-name="ConditionalStyle_13" calcext:value="=&quot;   &quot;" calcext:base-cell-address="'Formular 1'.AS6"/>
          </calcext:conditional-format>
          <calcext:conditional-format calcext:target-range-address="'Formular 1'.AT6:'Formular 1'.AT6">
            <calcext:condition calcext:apply-style-name="ConditionalStyle_15" calcext:value="=&quot;[    ]&quot;" calcext:base-cell-address="'Formular 1'.AT6"/>
            <calcext:condition calcext:apply-style-name="ConditionalStyle_14" calcext:value="=&quot;[    ]&quot;" calcext:base-cell-address="'Formular 1'.AT6"/>
            <calcext:condition calcext:apply-style-name="ConditionalStyle_13" calcext:value="=&quot;   &quot;" calcext:base-cell-address="'Formular 1'.AT6"/>
          </calcext:conditional-format>
          <calcext:conditional-format calcext:target-range-address="'Formular 1'.AU6:'Formular 1'.AU6">
            <calcext:condition calcext:apply-style-name="ConditionalStyle_15" calcext:value="=&quot;[    ]&quot;" calcext:base-cell-address="'Formular 1'.AU6"/>
            <calcext:condition calcext:apply-style-name="ConditionalStyle_14" calcext:value="=&quot;[    ]&quot;" calcext:base-cell-address="'Formular 1'.AU6"/>
            <calcext:condition calcext:apply-style-name="ConditionalStyle_13" calcext:value="=&quot;   &quot;" calcext:base-cell-address="'Formular 1'.AU6"/>
          </calcext:conditional-format>
          <calcext:conditional-format calcext:target-range-address="'Formular 1'.AV6:'Formular 1'.AV6">
            <calcext:condition calcext:apply-style-name="ConditionalStyle_15" calcext:value="=&quot;[    ]&quot;" calcext:base-cell-address="'Formular 1'.AV6"/>
            <calcext:condition calcext:apply-style-name="ConditionalStyle_14" calcext:value="=&quot;[    ]&quot;" calcext:base-cell-address="'Formular 1'.AV6"/>
            <calcext:condition calcext:apply-style-name="ConditionalStyle_13" calcext:value="=&quot;   &quot;" calcext:base-cell-address="'Formular 1'.AV6"/>
          </calcext:conditional-format>
          <calcext:conditional-format calcext:target-range-address="'Formular 1'.AW6:'Formular 1'.AW6">
            <calcext:condition calcext:apply-style-name="ConditionalStyle_15" calcext:value="=&quot;[    ]&quot;" calcext:base-cell-address="'Formular 1'.AW6"/>
            <calcext:condition calcext:apply-style-name="ConditionalStyle_14" calcext:value="=&quot;[    ]&quot;" calcext:base-cell-address="'Formular 1'.AW6"/>
            <calcext:condition calcext:apply-style-name="ConditionalStyle_13" calcext:value="=&quot;   &quot;" calcext:base-cell-address="'Formular 1'.AW6"/>
          </calcext:conditional-format>
          <calcext:conditional-format calcext:target-range-address="'Formular 1'.AX6:'Formular 1'.AX6">
            <calcext:condition calcext:apply-style-name="ConditionalStyle_15" calcext:value="=&quot;[    ]&quot;" calcext:base-cell-address="'Formular 1'.AX6"/>
            <calcext:condition calcext:apply-style-name="ConditionalStyle_14" calcext:value="=&quot;[    ]&quot;" calcext:base-cell-address="'Formular 1'.AX6"/>
            <calcext:condition calcext:apply-style-name="ConditionalStyle_13" calcext:value="=&quot;   &quot;" calcext:base-cell-address="'Formular 1'.AX6"/>
          </calcext:conditional-format>
          <calcext:conditional-format calcext:target-range-address="'Formular 1'.W7:'Formular 1'.W7">
            <calcext:condition calcext:apply-style-name="ConditionalStyle_15" calcext:value="=&quot;[    ]&quot;" calcext:base-cell-address="'Formular 1'.W7"/>
            <calcext:condition calcext:apply-style-name="ConditionalStyle_14" calcext:value="=&quot;[    ]&quot;" calcext:base-cell-address="'Formular 1'.W7"/>
            <calcext:condition calcext:apply-style-name="ConditionalStyle_13" calcext:value="=&quot;   &quot;" calcext:base-cell-address="'Formular 1'.W7"/>
          </calcext:conditional-format>
          <calcext:conditional-format calcext:target-range-address="'Formular 1'.X7:'Formular 1'.X7">
            <calcext:condition calcext:apply-style-name="ConditionalStyle_15" calcext:value="=&quot;[    ]&quot;" calcext:base-cell-address="'Formular 1'.X7"/>
            <calcext:condition calcext:apply-style-name="ConditionalStyle_14" calcext:value="=&quot;[    ]&quot;" calcext:base-cell-address="'Formular 1'.X7"/>
            <calcext:condition calcext:apply-style-name="ConditionalStyle_13" calcext:value="=&quot;   &quot;" calcext:base-cell-address="'Formular 1'.X7"/>
          </calcext:conditional-format>
          <calcext:conditional-format calcext:target-range-address="'Formular 1'.Y7:'Formular 1'.Y7">
            <calcext:condition calcext:apply-style-name="ConditionalStyle_15" calcext:value="=&quot;[    ]&quot;" calcext:base-cell-address="'Formular 1'.Y7"/>
            <calcext:condition calcext:apply-style-name="ConditionalStyle_14" calcext:value="=&quot;[    ]&quot;" calcext:base-cell-address="'Formular 1'.Y7"/>
            <calcext:condition calcext:apply-style-name="ConditionalStyle_13" calcext:value="=&quot;   &quot;" calcext:base-cell-address="'Formular 1'.Y7"/>
          </calcext:conditional-format>
          <calcext:conditional-format calcext:target-range-address="'Formular 1'.Z7:'Formular 1'.Z7">
            <calcext:condition calcext:apply-style-name="ConditionalStyle_15" calcext:value="=&quot;[    ]&quot;" calcext:base-cell-address="'Formular 1'.Z7"/>
            <calcext:condition calcext:apply-style-name="ConditionalStyle_14" calcext:value="=&quot;[    ]&quot;" calcext:base-cell-address="'Formular 1'.Z7"/>
            <calcext:condition calcext:apply-style-name="ConditionalStyle_13" calcext:value="=&quot;   &quot;" calcext:base-cell-address="'Formular 1'.Z7"/>
          </calcext:conditional-format>
          <calcext:conditional-format calcext:target-range-address="'Formular 1'.AA7:'Formular 1'.AA7">
            <calcext:condition calcext:apply-style-name="ConditionalStyle_15" calcext:value="=&quot;[    ]&quot;" calcext:base-cell-address="'Formular 1'.AA7"/>
            <calcext:condition calcext:apply-style-name="ConditionalStyle_14" calcext:value="=&quot;[    ]&quot;" calcext:base-cell-address="'Formular 1'.AA7"/>
            <calcext:condition calcext:apply-style-name="ConditionalStyle_13" calcext:value="=&quot;   &quot;" calcext:base-cell-address="'Formular 1'.AA7"/>
          </calcext:conditional-format>
          <calcext:conditional-format calcext:target-range-address="'Formular 1'.AB7:'Formular 1'.AB7">
            <calcext:condition calcext:apply-style-name="ConditionalStyle_15" calcext:value="=&quot;[    ]&quot;" calcext:base-cell-address="'Formular 1'.AB7"/>
            <calcext:condition calcext:apply-style-name="ConditionalStyle_14" calcext:value="=&quot;[    ]&quot;" calcext:base-cell-address="'Formular 1'.AB7"/>
            <calcext:condition calcext:apply-style-name="ConditionalStyle_13" calcext:value="=&quot;   &quot;" calcext:base-cell-address="'Formular 1'.AB7"/>
          </calcext:conditional-format>
          <calcext:conditional-format calcext:target-range-address="'Formular 1'.AC7:'Formular 1'.AC7">
            <calcext:condition calcext:apply-style-name="ConditionalStyle_15" calcext:value="=&quot;[    ]&quot;" calcext:base-cell-address="'Formular 1'.AC7"/>
            <calcext:condition calcext:apply-style-name="ConditionalStyle_14" calcext:value="=&quot;[    ]&quot;" calcext:base-cell-address="'Formular 1'.AC7"/>
            <calcext:condition calcext:apply-style-name="ConditionalStyle_13" calcext:value="=&quot;   &quot;" calcext:base-cell-address="'Formular 1'.AC7"/>
          </calcext:conditional-format>
          <calcext:conditional-format calcext:target-range-address="'Formular 1'.AD7:'Formular 1'.AD7">
            <calcext:condition calcext:apply-style-name="ConditionalStyle_15" calcext:value="=&quot;[    ]&quot;" calcext:base-cell-address="'Formular 1'.AD7"/>
            <calcext:condition calcext:apply-style-name="ConditionalStyle_14" calcext:value="=&quot;[    ]&quot;" calcext:base-cell-address="'Formular 1'.AD7"/>
            <calcext:condition calcext:apply-style-name="ConditionalStyle_13" calcext:value="=&quot;   &quot;" calcext:base-cell-address="'Formular 1'.AD7"/>
          </calcext:conditional-format>
          <calcext:conditional-format calcext:target-range-address="'Formular 1'.AE7:'Formular 1'.AE7">
            <calcext:condition calcext:apply-style-name="ConditionalStyle_15" calcext:value="=&quot;[    ]&quot;" calcext:base-cell-address="'Formular 1'.AE7"/>
            <calcext:condition calcext:apply-style-name="ConditionalStyle_14" calcext:value="=&quot;[    ]&quot;" calcext:base-cell-address="'Formular 1'.AE7"/>
            <calcext:condition calcext:apply-style-name="ConditionalStyle_13" calcext:value="=&quot;   &quot;" calcext:base-cell-address="'Formular 1'.AE7"/>
          </calcext:conditional-format>
          <calcext:conditional-format calcext:target-range-address="'Formular 1'.AF7:'Formular 1'.AF7">
            <calcext:condition calcext:apply-style-name="ConditionalStyle_15" calcext:value="=&quot;[    ]&quot;" calcext:base-cell-address="'Formular 1'.AF7"/>
            <calcext:condition calcext:apply-style-name="ConditionalStyle_14" calcext:value="=&quot;[    ]&quot;" calcext:base-cell-address="'Formular 1'.AF7"/>
            <calcext:condition calcext:apply-style-name="ConditionalStyle_13" calcext:value="=&quot;   &quot;" calcext:base-cell-address="'Formular 1'.AF7"/>
          </calcext:conditional-format>
          <calcext:conditional-format calcext:target-range-address="'Formular 1'.AG7:'Formular 1'.AG7">
            <calcext:condition calcext:apply-style-name="ConditionalStyle_15" calcext:value="=&quot;[    ]&quot;" calcext:base-cell-address="'Formular 1'.AG7"/>
            <calcext:condition calcext:apply-style-name="ConditionalStyle_14" calcext:value="=&quot;[    ]&quot;" calcext:base-cell-address="'Formular 1'.AG7"/>
            <calcext:condition calcext:apply-style-name="ConditionalStyle_13" calcext:value="=&quot;   &quot;" calcext:base-cell-address="'Formular 1'.AG7"/>
          </calcext:conditional-format>
          <calcext:conditional-format calcext:target-range-address="'Formular 1'.AH7:'Formular 1'.AH7">
            <calcext:condition calcext:apply-style-name="ConditionalStyle_15" calcext:value="=&quot;[    ]&quot;" calcext:base-cell-address="'Formular 1'.AH7"/>
            <calcext:condition calcext:apply-style-name="ConditionalStyle_14" calcext:value="=&quot;[    ]&quot;" calcext:base-cell-address="'Formular 1'.AH7"/>
            <calcext:condition calcext:apply-style-name="ConditionalStyle_13" calcext:value="=&quot;   &quot;" calcext:base-cell-address="'Formular 1'.AH7"/>
          </calcext:conditional-format>
          <calcext:conditional-format calcext:target-range-address="'Formular 1'.AI7:'Formular 1'.AI7">
            <calcext:condition calcext:apply-style-name="ConditionalStyle_15" calcext:value="=&quot;[    ]&quot;" calcext:base-cell-address="'Formular 1'.AI7"/>
            <calcext:condition calcext:apply-style-name="ConditionalStyle_14" calcext:value="=&quot;[    ]&quot;" calcext:base-cell-address="'Formular 1'.AI7"/>
            <calcext:condition calcext:apply-style-name="ConditionalStyle_13" calcext:value="=&quot;   &quot;" calcext:base-cell-address="'Formular 1'.AI7"/>
          </calcext:conditional-format>
          <calcext:conditional-format calcext:target-range-address="'Formular 1'.AJ7:'Formular 1'.AJ7">
            <calcext:condition calcext:apply-style-name="ConditionalStyle_15" calcext:value="=&quot;[    ]&quot;" calcext:base-cell-address="'Formular 1'.AJ7"/>
            <calcext:condition calcext:apply-style-name="ConditionalStyle_14" calcext:value="=&quot;[    ]&quot;" calcext:base-cell-address="'Formular 1'.AJ7"/>
            <calcext:condition calcext:apply-style-name="ConditionalStyle_13" calcext:value="=&quot;   &quot;" calcext:base-cell-address="'Formular 1'.AJ7"/>
          </calcext:conditional-format>
          <calcext:conditional-format calcext:target-range-address="'Formular 1'.AK7:'Formular 1'.AK7">
            <calcext:condition calcext:apply-style-name="ConditionalStyle_15" calcext:value="=&quot;[    ]&quot;" calcext:base-cell-address="'Formular 1'.AK7"/>
            <calcext:condition calcext:apply-style-name="ConditionalStyle_14" calcext:value="=&quot;[    ]&quot;" calcext:base-cell-address="'Formular 1'.AK7"/>
            <calcext:condition calcext:apply-style-name="ConditionalStyle_13" calcext:value="=&quot;   &quot;" calcext:base-cell-address="'Formular 1'.AK7"/>
          </calcext:conditional-format>
          <calcext:conditional-format calcext:target-range-address="'Formular 1'.AL7:'Formular 1'.AL7">
            <calcext:condition calcext:apply-style-name="ConditionalStyle_15" calcext:value="=&quot;[    ]&quot;" calcext:base-cell-address="'Formular 1'.AL7"/>
            <calcext:condition calcext:apply-style-name="ConditionalStyle_14" calcext:value="=&quot;[    ]&quot;" calcext:base-cell-address="'Formular 1'.AL7"/>
            <calcext:condition calcext:apply-style-name="ConditionalStyle_13" calcext:value="=&quot;   &quot;" calcext:base-cell-address="'Formular 1'.AL7"/>
          </calcext:conditional-format>
          <calcext:conditional-format calcext:target-range-address="'Formular 1'.AM7:'Formular 1'.AM7">
            <calcext:condition calcext:apply-style-name="ConditionalStyle_15" calcext:value="=&quot;[    ]&quot;" calcext:base-cell-address="'Formular 1'.AM7"/>
            <calcext:condition calcext:apply-style-name="ConditionalStyle_14" calcext:value="=&quot;[    ]&quot;" calcext:base-cell-address="'Formular 1'.AM7"/>
            <calcext:condition calcext:apply-style-name="ConditionalStyle_13" calcext:value="=&quot;   &quot;" calcext:base-cell-address="'Formular 1'.AM7"/>
          </calcext:conditional-format>
          <calcext:conditional-format calcext:target-range-address="'Formular 1'.AN7:'Formular 1'.AN7">
            <calcext:condition calcext:apply-style-name="ConditionalStyle_15" calcext:value="=&quot;[    ]&quot;" calcext:base-cell-address="'Formular 1'.AN7"/>
            <calcext:condition calcext:apply-style-name="ConditionalStyle_14" calcext:value="=&quot;[    ]&quot;" calcext:base-cell-address="'Formular 1'.AN7"/>
            <calcext:condition calcext:apply-style-name="ConditionalStyle_13" calcext:value="=&quot;   &quot;" calcext:base-cell-address="'Formular 1'.AN7"/>
          </calcext:conditional-format>
          <calcext:conditional-format calcext:target-range-address="'Formular 1'.AO7:'Formular 1'.AO7">
            <calcext:condition calcext:apply-style-name="ConditionalStyle_15" calcext:value="=&quot;[    ]&quot;" calcext:base-cell-address="'Formular 1'.AO7"/>
            <calcext:condition calcext:apply-style-name="ConditionalStyle_14" calcext:value="=&quot;[    ]&quot;" calcext:base-cell-address="'Formular 1'.AO7"/>
            <calcext:condition calcext:apply-style-name="ConditionalStyle_13" calcext:value="=&quot;   &quot;" calcext:base-cell-address="'Formular 1'.AO7"/>
          </calcext:conditional-format>
          <calcext:conditional-format calcext:target-range-address="'Formular 1'.AP7:'Formular 1'.AP7">
            <calcext:condition calcext:apply-style-name="ConditionalStyle_15" calcext:value="=&quot;[    ]&quot;" calcext:base-cell-address="'Formular 1'.AP7"/>
            <calcext:condition calcext:apply-style-name="ConditionalStyle_14" calcext:value="=&quot;[    ]&quot;" calcext:base-cell-address="'Formular 1'.AP7"/>
            <calcext:condition calcext:apply-style-name="ConditionalStyle_13" calcext:value="=&quot;   &quot;" calcext:base-cell-address="'Formular 1'.AP7"/>
          </calcext:conditional-format>
          <calcext:conditional-format calcext:target-range-address="'Formular 1'.AQ7:'Formular 1'.AQ7">
            <calcext:condition calcext:apply-style-name="ConditionalStyle_15" calcext:value="=&quot;[    ]&quot;" calcext:base-cell-address="'Formular 1'.AQ7"/>
            <calcext:condition calcext:apply-style-name="ConditionalStyle_14" calcext:value="=&quot;[    ]&quot;" calcext:base-cell-address="'Formular 1'.AQ7"/>
            <calcext:condition calcext:apply-style-name="ConditionalStyle_13" calcext:value="=&quot;   &quot;" calcext:base-cell-address="'Formular 1'.AQ7"/>
          </calcext:conditional-format>
          <calcext:conditional-format calcext:target-range-address="'Formular 1'.AR7:'Formular 1'.AR7">
            <calcext:condition calcext:apply-style-name="ConditionalStyle_15" calcext:value="=&quot;[    ]&quot;" calcext:base-cell-address="'Formular 1'.AR7"/>
            <calcext:condition calcext:apply-style-name="ConditionalStyle_14" calcext:value="=&quot;[    ]&quot;" calcext:base-cell-address="'Formular 1'.AR7"/>
            <calcext:condition calcext:apply-style-name="ConditionalStyle_13" calcext:value="=&quot;   &quot;" calcext:base-cell-address="'Formular 1'.AR7"/>
          </calcext:conditional-format>
          <calcext:conditional-format calcext:target-range-address="'Formular 1'.AS7:'Formular 1'.AS7">
            <calcext:condition calcext:apply-style-name="ConditionalStyle_15" calcext:value="=&quot;[    ]&quot;" calcext:base-cell-address="'Formular 1'.AS7"/>
            <calcext:condition calcext:apply-style-name="ConditionalStyle_14" calcext:value="=&quot;[    ]&quot;" calcext:base-cell-address="'Formular 1'.AS7"/>
            <calcext:condition calcext:apply-style-name="ConditionalStyle_13" calcext:value="=&quot;   &quot;" calcext:base-cell-address="'Formular 1'.AS7"/>
          </calcext:conditional-format>
          <calcext:conditional-format calcext:target-range-address="'Formular 1'.AT7:'Formular 1'.AT7">
            <calcext:condition calcext:apply-style-name="ConditionalStyle_15" calcext:value="=&quot;[    ]&quot;" calcext:base-cell-address="'Formular 1'.AT7"/>
            <calcext:condition calcext:apply-style-name="ConditionalStyle_14" calcext:value="=&quot;[    ]&quot;" calcext:base-cell-address="'Formular 1'.AT7"/>
            <calcext:condition calcext:apply-style-name="ConditionalStyle_13" calcext:value="=&quot;   &quot;" calcext:base-cell-address="'Formular 1'.AT7"/>
          </calcext:conditional-format>
          <calcext:conditional-format calcext:target-range-address="'Formular 1'.AU7:'Formular 1'.AU7">
            <calcext:condition calcext:apply-style-name="ConditionalStyle_15" calcext:value="=&quot;[    ]&quot;" calcext:base-cell-address="'Formular 1'.AU7"/>
            <calcext:condition calcext:apply-style-name="ConditionalStyle_14" calcext:value="=&quot;[    ]&quot;" calcext:base-cell-address="'Formular 1'.AU7"/>
            <calcext:condition calcext:apply-style-name="ConditionalStyle_13" calcext:value="=&quot;   &quot;" calcext:base-cell-address="'Formular 1'.AU7"/>
          </calcext:conditional-format>
          <calcext:conditional-format calcext:target-range-address="'Formular 1'.AV7:'Formular 1'.AV7">
            <calcext:condition calcext:apply-style-name="ConditionalStyle_15" calcext:value="=&quot;[    ]&quot;" calcext:base-cell-address="'Formular 1'.AV7"/>
            <calcext:condition calcext:apply-style-name="ConditionalStyle_14" calcext:value="=&quot;[    ]&quot;" calcext:base-cell-address="'Formular 1'.AV7"/>
            <calcext:condition calcext:apply-style-name="ConditionalStyle_13" calcext:value="=&quot;   &quot;" calcext:base-cell-address="'Formular 1'.AV7"/>
          </calcext:conditional-format>
          <calcext:conditional-format calcext:target-range-address="'Formular 1'.AW7:'Formular 1'.AW7">
            <calcext:condition calcext:apply-style-name="ConditionalStyle_15" calcext:value="=&quot;[    ]&quot;" calcext:base-cell-address="'Formular 1'.AW7"/>
            <calcext:condition calcext:apply-style-name="ConditionalStyle_14" calcext:value="=&quot;[    ]&quot;" calcext:base-cell-address="'Formular 1'.AW7"/>
            <calcext:condition calcext:apply-style-name="ConditionalStyle_13" calcext:value="=&quot;   &quot;" calcext:base-cell-address="'Formular 1'.AW7"/>
          </calcext:conditional-format>
          <calcext:conditional-format calcext:target-range-address="'Formular 1'.AX7:'Formular 1'.AX7">
            <calcext:condition calcext:apply-style-name="ConditionalStyle_15" calcext:value="=&quot;[    ]&quot;" calcext:base-cell-address="'Formular 1'.AX7"/>
            <calcext:condition calcext:apply-style-name="ConditionalStyle_14" calcext:value="=&quot;[    ]&quot;" calcext:base-cell-address="'Formular 1'.AX7"/>
            <calcext:condition calcext:apply-style-name="ConditionalStyle_13" calcext:value="=&quot;   &quot;" calcext:base-cell-address="'Formular 1'.AX7"/>
          </calcext:conditional-format>
          <calcext:conditional-format calcext:target-range-address="'Formular 1'.W8:'Formular 1'.W8">
            <calcext:condition calcext:apply-style-name="ConditionalStyle_15" calcext:value="=&quot;[    ]&quot;" calcext:base-cell-address="'Formular 1'.W8"/>
            <calcext:condition calcext:apply-style-name="ConditionalStyle_14" calcext:value="=&quot;[    ]&quot;" calcext:base-cell-address="'Formular 1'.W8"/>
            <calcext:condition calcext:apply-style-name="ConditionalStyle_13" calcext:value="=&quot;   &quot;" calcext:base-cell-address="'Formular 1'.W8"/>
          </calcext:conditional-format>
          <calcext:conditional-format calcext:target-range-address="'Formular 1'.X8:'Formular 1'.X8">
            <calcext:condition calcext:apply-style-name="ConditionalStyle_15" calcext:value="=&quot;[    ]&quot;" calcext:base-cell-address="'Formular 1'.X8"/>
            <calcext:condition calcext:apply-style-name="ConditionalStyle_14" calcext:value="=&quot;[    ]&quot;" calcext:base-cell-address="'Formular 1'.X8"/>
            <calcext:condition calcext:apply-style-name="ConditionalStyle_13" calcext:value="=&quot;   &quot;" calcext:base-cell-address="'Formular 1'.X8"/>
          </calcext:conditional-format>
          <calcext:conditional-format calcext:target-range-address="'Formular 1'.Y8:'Formular 1'.Y8">
            <calcext:condition calcext:apply-style-name="ConditionalStyle_15" calcext:value="=&quot;[    ]&quot;" calcext:base-cell-address="'Formular 1'.Y8"/>
            <calcext:condition calcext:apply-style-name="ConditionalStyle_14" calcext:value="=&quot;[    ]&quot;" calcext:base-cell-address="'Formular 1'.Y8"/>
            <calcext:condition calcext:apply-style-name="ConditionalStyle_13" calcext:value="=&quot;   &quot;" calcext:base-cell-address="'Formular 1'.Y8"/>
          </calcext:conditional-format>
          <calcext:conditional-format calcext:target-range-address="'Formular 1'.Z8:'Formular 1'.Z8">
            <calcext:condition calcext:apply-style-name="ConditionalStyle_15" calcext:value="=&quot;[    ]&quot;" calcext:base-cell-address="'Formular 1'.Z8"/>
            <calcext:condition calcext:apply-style-name="ConditionalStyle_14" calcext:value="=&quot;[    ]&quot;" calcext:base-cell-address="'Formular 1'.Z8"/>
            <calcext:condition calcext:apply-style-name="ConditionalStyle_13" calcext:value="=&quot;   &quot;" calcext:base-cell-address="'Formular 1'.Z8"/>
          </calcext:conditional-format>
          <calcext:conditional-format calcext:target-range-address="'Formular 1'.AA8:'Formular 1'.AA8">
            <calcext:condition calcext:apply-style-name="ConditionalStyle_15" calcext:value="=&quot;[    ]&quot;" calcext:base-cell-address="'Formular 1'.AA8"/>
            <calcext:condition calcext:apply-style-name="ConditionalStyle_14" calcext:value="=&quot;[    ]&quot;" calcext:base-cell-address="'Formular 1'.AA8"/>
            <calcext:condition calcext:apply-style-name="ConditionalStyle_13" calcext:value="=&quot;   &quot;" calcext:base-cell-address="'Formular 1'.AA8"/>
          </calcext:conditional-format>
          <calcext:conditional-format calcext:target-range-address="'Formular 1'.AB8:'Formular 1'.AB8">
            <calcext:condition calcext:apply-style-name="ConditionalStyle_15" calcext:value="=&quot;[    ]&quot;" calcext:base-cell-address="'Formular 1'.AB8"/>
            <calcext:condition calcext:apply-style-name="ConditionalStyle_14" calcext:value="=&quot;[    ]&quot;" calcext:base-cell-address="'Formular 1'.AB8"/>
            <calcext:condition calcext:apply-style-name="ConditionalStyle_13" calcext:value="=&quot;   &quot;" calcext:base-cell-address="'Formular 1'.AB8"/>
          </calcext:conditional-format>
          <calcext:conditional-format calcext:target-range-address="'Formular 1'.AC8:'Formular 1'.AC8">
            <calcext:condition calcext:apply-style-name="ConditionalStyle_15" calcext:value="=&quot;[    ]&quot;" calcext:base-cell-address="'Formular 1'.AC8"/>
            <calcext:condition calcext:apply-style-name="ConditionalStyle_14" calcext:value="=&quot;[    ]&quot;" calcext:base-cell-address="'Formular 1'.AC8"/>
            <calcext:condition calcext:apply-style-name="ConditionalStyle_13" calcext:value="=&quot;   &quot;" calcext:base-cell-address="'Formular 1'.AC8"/>
          </calcext:conditional-format>
          <calcext:conditional-format calcext:target-range-address="'Formular 1'.AD8:'Formular 1'.AD8">
            <calcext:condition calcext:apply-style-name="ConditionalStyle_15" calcext:value="=&quot;[    ]&quot;" calcext:base-cell-address="'Formular 1'.AD8"/>
            <calcext:condition calcext:apply-style-name="ConditionalStyle_14" calcext:value="=&quot;[    ]&quot;" calcext:base-cell-address="'Formular 1'.AD8"/>
            <calcext:condition calcext:apply-style-name="ConditionalStyle_13" calcext:value="=&quot;   &quot;" calcext:base-cell-address="'Formular 1'.AD8"/>
          </calcext:conditional-format>
          <calcext:conditional-format calcext:target-range-address="'Formular 1'.AE8:'Formular 1'.AE8">
            <calcext:condition calcext:apply-style-name="ConditionalStyle_15" calcext:value="=&quot;[    ]&quot;" calcext:base-cell-address="'Formular 1'.AE8"/>
            <calcext:condition calcext:apply-style-name="ConditionalStyle_14" calcext:value="=&quot;[    ]&quot;" calcext:base-cell-address="'Formular 1'.AE8"/>
            <calcext:condition calcext:apply-style-name="ConditionalStyle_13" calcext:value="=&quot;   &quot;" calcext:base-cell-address="'Formular 1'.AE8"/>
          </calcext:conditional-format>
          <calcext:conditional-format calcext:target-range-address="'Formular 1'.AF8:'Formular 1'.AF8">
            <calcext:condition calcext:apply-style-name="ConditionalStyle_15" calcext:value="=&quot;[    ]&quot;" calcext:base-cell-address="'Formular 1'.AF8"/>
            <calcext:condition calcext:apply-style-name="ConditionalStyle_14" calcext:value="=&quot;[    ]&quot;" calcext:base-cell-address="'Formular 1'.AF8"/>
            <calcext:condition calcext:apply-style-name="ConditionalStyle_13" calcext:value="=&quot;   &quot;" calcext:base-cell-address="'Formular 1'.AF8"/>
          </calcext:conditional-format>
          <calcext:conditional-format calcext:target-range-address="'Formular 1'.AG8:'Formular 1'.AG8">
            <calcext:condition calcext:apply-style-name="ConditionalStyle_15" calcext:value="=&quot;[    ]&quot;" calcext:base-cell-address="'Formular 1'.AG8"/>
            <calcext:condition calcext:apply-style-name="ConditionalStyle_14" calcext:value="=&quot;[    ]&quot;" calcext:base-cell-address="'Formular 1'.AG8"/>
            <calcext:condition calcext:apply-style-name="ConditionalStyle_13" calcext:value="=&quot;   &quot;" calcext:base-cell-address="'Formular 1'.AG8"/>
          </calcext:conditional-format>
          <calcext:conditional-format calcext:target-range-address="'Formular 1'.AH8:'Formular 1'.AH8">
            <calcext:condition calcext:apply-style-name="ConditionalStyle_15" calcext:value="=&quot;[    ]&quot;" calcext:base-cell-address="'Formular 1'.AH8"/>
            <calcext:condition calcext:apply-style-name="ConditionalStyle_14" calcext:value="=&quot;[    ]&quot;" calcext:base-cell-address="'Formular 1'.AH8"/>
            <calcext:condition calcext:apply-style-name="ConditionalStyle_13" calcext:value="=&quot;   &quot;" calcext:base-cell-address="'Formular 1'.AH8"/>
          </calcext:conditional-format>
          <calcext:conditional-format calcext:target-range-address="'Formular 1'.AI8:'Formular 1'.AI8">
            <calcext:condition calcext:apply-style-name="ConditionalStyle_15" calcext:value="=&quot;[    ]&quot;" calcext:base-cell-address="'Formular 1'.AI8"/>
            <calcext:condition calcext:apply-style-name="ConditionalStyle_14" calcext:value="=&quot;[    ]&quot;" calcext:base-cell-address="'Formular 1'.AI8"/>
            <calcext:condition calcext:apply-style-name="ConditionalStyle_13" calcext:value="=&quot;   &quot;" calcext:base-cell-address="'Formular 1'.AI8"/>
          </calcext:conditional-format>
          <calcext:conditional-format calcext:target-range-address="'Formular 1'.AJ8:'Formular 1'.AJ8">
            <calcext:condition calcext:apply-style-name="ConditionalStyle_15" calcext:value="=&quot;[    ]&quot;" calcext:base-cell-address="'Formular 1'.AJ8"/>
            <calcext:condition calcext:apply-style-name="ConditionalStyle_14" calcext:value="=&quot;[    ]&quot;" calcext:base-cell-address="'Formular 1'.AJ8"/>
            <calcext:condition calcext:apply-style-name="ConditionalStyle_13" calcext:value="=&quot;   &quot;" calcext:base-cell-address="'Formular 1'.AJ8"/>
          </calcext:conditional-format>
          <calcext:conditional-format calcext:target-range-address="'Formular 1'.AK8:'Formular 1'.AK8">
            <calcext:condition calcext:apply-style-name="ConditionalStyle_15" calcext:value="=&quot;[    ]&quot;" calcext:base-cell-address="'Formular 1'.AK8"/>
            <calcext:condition calcext:apply-style-name="ConditionalStyle_14" calcext:value="=&quot;[    ]&quot;" calcext:base-cell-address="'Formular 1'.AK8"/>
            <calcext:condition calcext:apply-style-name="ConditionalStyle_13" calcext:value="=&quot;   &quot;" calcext:base-cell-address="'Formular 1'.AK8"/>
          </calcext:conditional-format>
          <calcext:conditional-format calcext:target-range-address="'Formular 1'.AL8:'Formular 1'.AL8">
            <calcext:condition calcext:apply-style-name="ConditionalStyle_15" calcext:value="=&quot;[    ]&quot;" calcext:base-cell-address="'Formular 1'.AL8"/>
            <calcext:condition calcext:apply-style-name="ConditionalStyle_14" calcext:value="=&quot;[    ]&quot;" calcext:base-cell-address="'Formular 1'.AL8"/>
            <calcext:condition calcext:apply-style-name="ConditionalStyle_13" calcext:value="=&quot;   &quot;" calcext:base-cell-address="'Formular 1'.AL8"/>
          </calcext:conditional-format>
          <calcext:conditional-format calcext:target-range-address="'Formular 1'.AM8:'Formular 1'.AM8">
            <calcext:condition calcext:apply-style-name="ConditionalStyle_15" calcext:value="=&quot;[    ]&quot;" calcext:base-cell-address="'Formular 1'.AM8"/>
            <calcext:condition calcext:apply-style-name="ConditionalStyle_14" calcext:value="=&quot;[    ]&quot;" calcext:base-cell-address="'Formular 1'.AM8"/>
            <calcext:condition calcext:apply-style-name="ConditionalStyle_13" calcext:value="=&quot;   &quot;" calcext:base-cell-address="'Formular 1'.AM8"/>
          </calcext:conditional-format>
          <calcext:conditional-format calcext:target-range-address="'Formular 1'.AN8:'Formular 1'.AN8">
            <calcext:condition calcext:apply-style-name="ConditionalStyle_15" calcext:value="=&quot;[    ]&quot;" calcext:base-cell-address="'Formular 1'.AN8"/>
            <calcext:condition calcext:apply-style-name="ConditionalStyle_14" calcext:value="=&quot;[    ]&quot;" calcext:base-cell-address="'Formular 1'.AN8"/>
            <calcext:condition calcext:apply-style-name="ConditionalStyle_13" calcext:value="=&quot;   &quot;" calcext:base-cell-address="'Formular 1'.AN8"/>
          </calcext:conditional-format>
          <calcext:conditional-format calcext:target-range-address="'Formular 1'.AO8:'Formular 1'.AO8">
            <calcext:condition calcext:apply-style-name="ConditionalStyle_15" calcext:value="=&quot;[    ]&quot;" calcext:base-cell-address="'Formular 1'.AO8"/>
            <calcext:condition calcext:apply-style-name="ConditionalStyle_14" calcext:value="=&quot;[    ]&quot;" calcext:base-cell-address="'Formular 1'.AO8"/>
            <calcext:condition calcext:apply-style-name="ConditionalStyle_13" calcext:value="=&quot;   &quot;" calcext:base-cell-address="'Formular 1'.AO8"/>
          </calcext:conditional-format>
          <calcext:conditional-format calcext:target-range-address="'Formular 1'.AP8:'Formular 1'.AP8">
            <calcext:condition calcext:apply-style-name="ConditionalStyle_15" calcext:value="=&quot;[    ]&quot;" calcext:base-cell-address="'Formular 1'.AP8"/>
            <calcext:condition calcext:apply-style-name="ConditionalStyle_14" calcext:value="=&quot;[    ]&quot;" calcext:base-cell-address="'Formular 1'.AP8"/>
            <calcext:condition calcext:apply-style-name="ConditionalStyle_13" calcext:value="=&quot;   &quot;" calcext:base-cell-address="'Formular 1'.AP8"/>
          </calcext:conditional-format>
          <calcext:conditional-format calcext:target-range-address="'Formular 1'.AQ8:'Formular 1'.AQ8">
            <calcext:condition calcext:apply-style-name="ConditionalStyle_15" calcext:value="=&quot;[    ]&quot;" calcext:base-cell-address="'Formular 1'.AQ8"/>
            <calcext:condition calcext:apply-style-name="ConditionalStyle_14" calcext:value="=&quot;[    ]&quot;" calcext:base-cell-address="'Formular 1'.AQ8"/>
            <calcext:condition calcext:apply-style-name="ConditionalStyle_13" calcext:value="=&quot;   &quot;" calcext:base-cell-address="'Formular 1'.AQ8"/>
          </calcext:conditional-format>
          <calcext:conditional-format calcext:target-range-address="'Formular 1'.AR8:'Formular 1'.AR8">
            <calcext:condition calcext:apply-style-name="ConditionalStyle_15" calcext:value="=&quot;[    ]&quot;" calcext:base-cell-address="'Formular 1'.AR8"/>
            <calcext:condition calcext:apply-style-name="ConditionalStyle_14" calcext:value="=&quot;[    ]&quot;" calcext:base-cell-address="'Formular 1'.AR8"/>
            <calcext:condition calcext:apply-style-name="ConditionalStyle_13" calcext:value="=&quot;   &quot;" calcext:base-cell-address="'Formular 1'.AR8"/>
          </calcext:conditional-format>
          <calcext:conditional-format calcext:target-range-address="'Formular 1'.AS8:'Formular 1'.AS8">
            <calcext:condition calcext:apply-style-name="ConditionalStyle_15" calcext:value="=&quot;[    ]&quot;" calcext:base-cell-address="'Formular 1'.AS8"/>
            <calcext:condition calcext:apply-style-name="ConditionalStyle_14" calcext:value="=&quot;[    ]&quot;" calcext:base-cell-address="'Formular 1'.AS8"/>
            <calcext:condition calcext:apply-style-name="ConditionalStyle_13" calcext:value="=&quot;   &quot;" calcext:base-cell-address="'Formular 1'.AS8"/>
          </calcext:conditional-format>
          <calcext:conditional-format calcext:target-range-address="'Formular 1'.AT8:'Formular 1'.AT8">
            <calcext:condition calcext:apply-style-name="ConditionalStyle_15" calcext:value="=&quot;[    ]&quot;" calcext:base-cell-address="'Formular 1'.AT8"/>
            <calcext:condition calcext:apply-style-name="ConditionalStyle_14" calcext:value="=&quot;[    ]&quot;" calcext:base-cell-address="'Formular 1'.AT8"/>
            <calcext:condition calcext:apply-style-name="ConditionalStyle_13" calcext:value="=&quot;   &quot;" calcext:base-cell-address="'Formular 1'.AT8"/>
          </calcext:conditional-format>
          <calcext:conditional-format calcext:target-range-address="'Formular 1'.AU8:'Formular 1'.AU8">
            <calcext:condition calcext:apply-style-name="ConditionalStyle_15" calcext:value="=&quot;[    ]&quot;" calcext:base-cell-address="'Formular 1'.AU8"/>
            <calcext:condition calcext:apply-style-name="ConditionalStyle_14" calcext:value="=&quot;[    ]&quot;" calcext:base-cell-address="'Formular 1'.AU8"/>
            <calcext:condition calcext:apply-style-name="ConditionalStyle_13" calcext:value="=&quot;   &quot;" calcext:base-cell-address="'Formular 1'.AU8"/>
          </calcext:conditional-format>
          <calcext:conditional-format calcext:target-range-address="'Formular 1'.AV8:'Formular 1'.AV8">
            <calcext:condition calcext:apply-style-name="ConditionalStyle_15" calcext:value="=&quot;[    ]&quot;" calcext:base-cell-address="'Formular 1'.AV8"/>
            <calcext:condition calcext:apply-style-name="ConditionalStyle_14" calcext:value="=&quot;[    ]&quot;" calcext:base-cell-address="'Formular 1'.AV8"/>
            <calcext:condition calcext:apply-style-name="ConditionalStyle_13" calcext:value="=&quot;   &quot;" calcext:base-cell-address="'Formular 1'.AV8"/>
          </calcext:conditional-format>
          <calcext:conditional-format calcext:target-range-address="'Formular 1'.AW8:'Formular 1'.AW8">
            <calcext:condition calcext:apply-style-name="ConditionalStyle_15" calcext:value="=&quot;[    ]&quot;" calcext:base-cell-address="'Formular 1'.AW8"/>
            <calcext:condition calcext:apply-style-name="ConditionalStyle_14" calcext:value="=&quot;[    ]&quot;" calcext:base-cell-address="'Formular 1'.AW8"/>
            <calcext:condition calcext:apply-style-name="ConditionalStyle_13" calcext:value="=&quot;   &quot;" calcext:base-cell-address="'Formular 1'.AW8"/>
          </calcext:conditional-format>
          <calcext:conditional-format calcext:target-range-address="'Formular 1'.AX8:'Formular 1'.AX8">
            <calcext:condition calcext:apply-style-name="ConditionalStyle_15" calcext:value="=&quot;[    ]&quot;" calcext:base-cell-address="'Formular 1'.AX8"/>
            <calcext:condition calcext:apply-style-name="ConditionalStyle_14" calcext:value="=&quot;[    ]&quot;" calcext:base-cell-address="'Formular 1'.AX8"/>
            <calcext:condition calcext:apply-style-name="ConditionalStyle_13" calcext:value="=&quot;   &quot;" calcext:base-cell-address="'Formular 1'.AX8"/>
          </calcext:conditional-format>
          <calcext:conditional-format calcext:target-range-address="'Formular 1'.W9:'Formular 1'.W9">
            <calcext:condition calcext:apply-style-name="ConditionalStyle_15" calcext:value="=&quot;[    ]&quot;" calcext:base-cell-address="'Formular 1'.W9"/>
            <calcext:condition calcext:apply-style-name="ConditionalStyle_14" calcext:value="=&quot;[    ]&quot;" calcext:base-cell-address="'Formular 1'.W9"/>
            <calcext:condition calcext:apply-style-name="ConditionalStyle_13" calcext:value="=&quot;   &quot;" calcext:base-cell-address="'Formular 1'.W9"/>
          </calcext:conditional-format>
          <calcext:conditional-format calcext:target-range-address="'Formular 1'.X9:'Formular 1'.X9">
            <calcext:condition calcext:apply-style-name="ConditionalStyle_15" calcext:value="=&quot;[    ]&quot;" calcext:base-cell-address="'Formular 1'.X9"/>
            <calcext:condition calcext:apply-style-name="ConditionalStyle_14" calcext:value="=&quot;[    ]&quot;" calcext:base-cell-address="'Formular 1'.X9"/>
            <calcext:condition calcext:apply-style-name="ConditionalStyle_13" calcext:value="=&quot;   &quot;" calcext:base-cell-address="'Formular 1'.X9"/>
          </calcext:conditional-format>
          <calcext:conditional-format calcext:target-range-address="'Formular 1'.Y9:'Formular 1'.Y9">
            <calcext:condition calcext:apply-style-name="ConditionalStyle_15" calcext:value="=&quot;[    ]&quot;" calcext:base-cell-address="'Formular 1'.Y9"/>
            <calcext:condition calcext:apply-style-name="ConditionalStyle_14" calcext:value="=&quot;[    ]&quot;" calcext:base-cell-address="'Formular 1'.Y9"/>
            <calcext:condition calcext:apply-style-name="ConditionalStyle_13" calcext:value="=&quot;   &quot;" calcext:base-cell-address="'Formular 1'.Y9"/>
          </calcext:conditional-format>
          <calcext:conditional-format calcext:target-range-address="'Formular 1'.Z9:'Formular 1'.Z9">
            <calcext:condition calcext:apply-style-name="ConditionalStyle_15" calcext:value="=&quot;[    ]&quot;" calcext:base-cell-address="'Formular 1'.Z9"/>
            <calcext:condition calcext:apply-style-name="ConditionalStyle_14" calcext:value="=&quot;[    ]&quot;" calcext:base-cell-address="'Formular 1'.Z9"/>
            <calcext:condition calcext:apply-style-name="ConditionalStyle_13" calcext:value="=&quot;   &quot;" calcext:base-cell-address="'Formular 1'.Z9"/>
          </calcext:conditional-format>
          <calcext:conditional-format calcext:target-range-address="'Formular 1'.AA9:'Formular 1'.AA9">
            <calcext:condition calcext:apply-style-name="ConditionalStyle_15" calcext:value="=&quot;[    ]&quot;" calcext:base-cell-address="'Formular 1'.AA9"/>
            <calcext:condition calcext:apply-style-name="ConditionalStyle_14" calcext:value="=&quot;[    ]&quot;" calcext:base-cell-address="'Formular 1'.AA9"/>
            <calcext:condition calcext:apply-style-name="ConditionalStyle_13" calcext:value="=&quot;   &quot;" calcext:base-cell-address="'Formular 1'.AA9"/>
          </calcext:conditional-format>
          <calcext:conditional-format calcext:target-range-address="'Formular 1'.AB9:'Formular 1'.AB9">
            <calcext:condition calcext:apply-style-name="ConditionalStyle_15" calcext:value="=&quot;[    ]&quot;" calcext:base-cell-address="'Formular 1'.AB9"/>
            <calcext:condition calcext:apply-style-name="ConditionalStyle_14" calcext:value="=&quot;[    ]&quot;" calcext:base-cell-address="'Formular 1'.AB9"/>
            <calcext:condition calcext:apply-style-name="ConditionalStyle_13" calcext:value="=&quot;   &quot;" calcext:base-cell-address="'Formular 1'.AB9"/>
          </calcext:conditional-format>
          <calcext:conditional-format calcext:target-range-address="'Formular 1'.AC9:'Formular 1'.AC9">
            <calcext:condition calcext:apply-style-name="ConditionalStyle_15" calcext:value="=&quot;[    ]&quot;" calcext:base-cell-address="'Formular 1'.AC9"/>
            <calcext:condition calcext:apply-style-name="ConditionalStyle_14" calcext:value="=&quot;[    ]&quot;" calcext:base-cell-address="'Formular 1'.AC9"/>
            <calcext:condition calcext:apply-style-name="ConditionalStyle_13" calcext:value="=&quot;   &quot;" calcext:base-cell-address="'Formular 1'.AC9"/>
          </calcext:conditional-format>
          <calcext:conditional-format calcext:target-range-address="'Formular 1'.AD9:'Formular 1'.AD9">
            <calcext:condition calcext:apply-style-name="ConditionalStyle_15" calcext:value="=&quot;[    ]&quot;" calcext:base-cell-address="'Formular 1'.AD9"/>
            <calcext:condition calcext:apply-style-name="ConditionalStyle_14" calcext:value="=&quot;[    ]&quot;" calcext:base-cell-address="'Formular 1'.AD9"/>
            <calcext:condition calcext:apply-style-name="ConditionalStyle_13" calcext:value="=&quot;   &quot;" calcext:base-cell-address="'Formular 1'.AD9"/>
          </calcext:conditional-format>
          <calcext:conditional-format calcext:target-range-address="'Formular 1'.AE9:'Formular 1'.AE9">
            <calcext:condition calcext:apply-style-name="ConditionalStyle_15" calcext:value="=&quot;[    ]&quot;" calcext:base-cell-address="'Formular 1'.AE9"/>
            <calcext:condition calcext:apply-style-name="ConditionalStyle_14" calcext:value="=&quot;[    ]&quot;" calcext:base-cell-address="'Formular 1'.AE9"/>
            <calcext:condition calcext:apply-style-name="ConditionalStyle_13" calcext:value="=&quot;   &quot;" calcext:base-cell-address="'Formular 1'.AE9"/>
          </calcext:conditional-format>
          <calcext:conditional-format calcext:target-range-address="'Formular 1'.AF9:'Formular 1'.AF9">
            <calcext:condition calcext:apply-style-name="ConditionalStyle_15" calcext:value="=&quot;[    ]&quot;" calcext:base-cell-address="'Formular 1'.AF9"/>
            <calcext:condition calcext:apply-style-name="ConditionalStyle_14" calcext:value="=&quot;[    ]&quot;" calcext:base-cell-address="'Formular 1'.AF9"/>
            <calcext:condition calcext:apply-style-name="ConditionalStyle_13" calcext:value="=&quot;   &quot;" calcext:base-cell-address="'Formular 1'.AF9"/>
          </calcext:conditional-format>
          <calcext:conditional-format calcext:target-range-address="'Formular 1'.AG9:'Formular 1'.AG9">
            <calcext:condition calcext:apply-style-name="ConditionalStyle_15" calcext:value="=&quot;[    ]&quot;" calcext:base-cell-address="'Formular 1'.AG9"/>
            <calcext:condition calcext:apply-style-name="ConditionalStyle_14" calcext:value="=&quot;[    ]&quot;" calcext:base-cell-address="'Formular 1'.AG9"/>
            <calcext:condition calcext:apply-style-name="ConditionalStyle_13" calcext:value="=&quot;   &quot;" calcext:base-cell-address="'Formular 1'.AG9"/>
          </calcext:conditional-format>
          <calcext:conditional-format calcext:target-range-address="'Formular 1'.AH9:'Formular 1'.AH9">
            <calcext:condition calcext:apply-style-name="ConditionalStyle_15" calcext:value="=&quot;[    ]&quot;" calcext:base-cell-address="'Formular 1'.AH9"/>
            <calcext:condition calcext:apply-style-name="ConditionalStyle_14" calcext:value="=&quot;[    ]&quot;" calcext:base-cell-address="'Formular 1'.AH9"/>
            <calcext:condition calcext:apply-style-name="ConditionalStyle_13" calcext:value="=&quot;   &quot;" calcext:base-cell-address="'Formular 1'.AH9"/>
          </calcext:conditional-format>
          <calcext:conditional-format calcext:target-range-address="'Formular 1'.AI9:'Formular 1'.AI9">
            <calcext:condition calcext:apply-style-name="ConditionalStyle_15" calcext:value="=&quot;[    ]&quot;" calcext:base-cell-address="'Formular 1'.AI9"/>
            <calcext:condition calcext:apply-style-name="ConditionalStyle_14" calcext:value="=&quot;[    ]&quot;" calcext:base-cell-address="'Formular 1'.AI9"/>
            <calcext:condition calcext:apply-style-name="ConditionalStyle_13" calcext:value="=&quot;   &quot;" calcext:base-cell-address="'Formular 1'.AI9"/>
          </calcext:conditional-format>
          <calcext:conditional-format calcext:target-range-address="'Formular 1'.AJ9:'Formular 1'.AJ9">
            <calcext:condition calcext:apply-style-name="ConditionalStyle_15" calcext:value="=&quot;[    ]&quot;" calcext:base-cell-address="'Formular 1'.AJ9"/>
            <calcext:condition calcext:apply-style-name="ConditionalStyle_14" calcext:value="=&quot;[    ]&quot;" calcext:base-cell-address="'Formular 1'.AJ9"/>
            <calcext:condition calcext:apply-style-name="ConditionalStyle_13" calcext:value="=&quot;   &quot;" calcext:base-cell-address="'Formular 1'.AJ9"/>
          </calcext:conditional-format>
          <calcext:conditional-format calcext:target-range-address="'Formular 1'.AK9:'Formular 1'.AK9">
            <calcext:condition calcext:apply-style-name="ConditionalStyle_15" calcext:value="=&quot;[    ]&quot;" calcext:base-cell-address="'Formular 1'.AK9"/>
            <calcext:condition calcext:apply-style-name="ConditionalStyle_14" calcext:value="=&quot;[    ]&quot;" calcext:base-cell-address="'Formular 1'.AK9"/>
            <calcext:condition calcext:apply-style-name="ConditionalStyle_13" calcext:value="=&quot;   &quot;" calcext:base-cell-address="'Formular 1'.AK9"/>
          </calcext:conditional-format>
          <calcext:conditional-format calcext:target-range-address="'Formular 1'.AL9:'Formular 1'.AL9">
            <calcext:condition calcext:apply-style-name="ConditionalStyle_15" calcext:value="=&quot;[    ]&quot;" calcext:base-cell-address="'Formular 1'.AL9"/>
            <calcext:condition calcext:apply-style-name="ConditionalStyle_14" calcext:value="=&quot;[    ]&quot;" calcext:base-cell-address="'Formular 1'.AL9"/>
            <calcext:condition calcext:apply-style-name="ConditionalStyle_13" calcext:value="=&quot;   &quot;" calcext:base-cell-address="'Formular 1'.AL9"/>
          </calcext:conditional-format>
          <calcext:conditional-format calcext:target-range-address="'Formular 1'.AM9:'Formular 1'.AM9">
            <calcext:condition calcext:apply-style-name="ConditionalStyle_15" calcext:value="=&quot;[    ]&quot;" calcext:base-cell-address="'Formular 1'.AM9"/>
            <calcext:condition calcext:apply-style-name="ConditionalStyle_14" calcext:value="=&quot;[    ]&quot;" calcext:base-cell-address="'Formular 1'.AM9"/>
            <calcext:condition calcext:apply-style-name="ConditionalStyle_13" calcext:value="=&quot;   &quot;" calcext:base-cell-address="'Formular 1'.AM9"/>
          </calcext:conditional-format>
          <calcext:conditional-format calcext:target-range-address="'Formular 1'.AN9:'Formular 1'.AN9">
            <calcext:condition calcext:apply-style-name="ConditionalStyle_15" calcext:value="=&quot;[    ]&quot;" calcext:base-cell-address="'Formular 1'.AN9"/>
            <calcext:condition calcext:apply-style-name="ConditionalStyle_14" calcext:value="=&quot;[    ]&quot;" calcext:base-cell-address="'Formular 1'.AN9"/>
            <calcext:condition calcext:apply-style-name="ConditionalStyle_13" calcext:value="=&quot;   &quot;" calcext:base-cell-address="'Formular 1'.AN9"/>
          </calcext:conditional-format>
          <calcext:conditional-format calcext:target-range-address="'Formular 1'.AO9:'Formular 1'.AO9">
            <calcext:condition calcext:apply-style-name="ConditionalStyle_15" calcext:value="=&quot;[    ]&quot;" calcext:base-cell-address="'Formular 1'.AO9"/>
            <calcext:condition calcext:apply-style-name="ConditionalStyle_14" calcext:value="=&quot;[    ]&quot;" calcext:base-cell-address="'Formular 1'.AO9"/>
            <calcext:condition calcext:apply-style-name="ConditionalStyle_13" calcext:value="=&quot;   &quot;" calcext:base-cell-address="'Formular 1'.AO9"/>
          </calcext:conditional-format>
          <calcext:conditional-format calcext:target-range-address="'Formular 1'.AP9:'Formular 1'.AP9">
            <calcext:condition calcext:apply-style-name="ConditionalStyle_15" calcext:value="=&quot;[    ]&quot;" calcext:base-cell-address="'Formular 1'.AP9"/>
            <calcext:condition calcext:apply-style-name="ConditionalStyle_14" calcext:value="=&quot;[    ]&quot;" calcext:base-cell-address="'Formular 1'.AP9"/>
            <calcext:condition calcext:apply-style-name="ConditionalStyle_13" calcext:value="=&quot;   &quot;" calcext:base-cell-address="'Formular 1'.AP9"/>
          </calcext:conditional-format>
          <calcext:conditional-format calcext:target-range-address="'Formular 1'.AQ9:'Formular 1'.AQ9">
            <calcext:condition calcext:apply-style-name="ConditionalStyle_15" calcext:value="=&quot;[    ]&quot;" calcext:base-cell-address="'Formular 1'.AQ9"/>
            <calcext:condition calcext:apply-style-name="ConditionalStyle_14" calcext:value="=&quot;[    ]&quot;" calcext:base-cell-address="'Formular 1'.AQ9"/>
            <calcext:condition calcext:apply-style-name="ConditionalStyle_13" calcext:value="=&quot;   &quot;" calcext:base-cell-address="'Formular 1'.AQ9"/>
          </calcext:conditional-format>
          <calcext:conditional-format calcext:target-range-address="'Formular 1'.AR9:'Formular 1'.AR9">
            <calcext:condition calcext:apply-style-name="ConditionalStyle_15" calcext:value="=&quot;[    ]&quot;" calcext:base-cell-address="'Formular 1'.AR9"/>
            <calcext:condition calcext:apply-style-name="ConditionalStyle_14" calcext:value="=&quot;[    ]&quot;" calcext:base-cell-address="'Formular 1'.AR9"/>
            <calcext:condition calcext:apply-style-name="ConditionalStyle_13" calcext:value="=&quot;   &quot;" calcext:base-cell-address="'Formular 1'.AR9"/>
          </calcext:conditional-format>
          <calcext:conditional-format calcext:target-range-address="'Formular 1'.AS9:'Formular 1'.AS9">
            <calcext:condition calcext:apply-style-name="ConditionalStyle_15" calcext:value="=&quot;[    ]&quot;" calcext:base-cell-address="'Formular 1'.AS9"/>
            <calcext:condition calcext:apply-style-name="ConditionalStyle_14" calcext:value="=&quot;[    ]&quot;" calcext:base-cell-address="'Formular 1'.AS9"/>
            <calcext:condition calcext:apply-style-name="ConditionalStyle_13" calcext:value="=&quot;   &quot;" calcext:base-cell-address="'Formular 1'.AS9"/>
          </calcext:conditional-format>
          <calcext:conditional-format calcext:target-range-address="'Formular 1'.AT9:'Formular 1'.AT9">
            <calcext:condition calcext:apply-style-name="ConditionalStyle_15" calcext:value="=&quot;[    ]&quot;" calcext:base-cell-address="'Formular 1'.AT9"/>
            <calcext:condition calcext:apply-style-name="ConditionalStyle_14" calcext:value="=&quot;[    ]&quot;" calcext:base-cell-address="'Formular 1'.AT9"/>
            <calcext:condition calcext:apply-style-name="ConditionalStyle_13" calcext:value="=&quot;   &quot;" calcext:base-cell-address="'Formular 1'.AT9"/>
          </calcext:conditional-format>
          <calcext:conditional-format calcext:target-range-address="'Formular 1'.AU9:'Formular 1'.AU9">
            <calcext:condition calcext:apply-style-name="ConditionalStyle_15" calcext:value="=&quot;[    ]&quot;" calcext:base-cell-address="'Formular 1'.AU9"/>
            <calcext:condition calcext:apply-style-name="ConditionalStyle_14" calcext:value="=&quot;[    ]&quot;" calcext:base-cell-address="'Formular 1'.AU9"/>
            <calcext:condition calcext:apply-style-name="ConditionalStyle_13" calcext:value="=&quot;   &quot;" calcext:base-cell-address="'Formular 1'.AU9"/>
          </calcext:conditional-format>
          <calcext:conditional-format calcext:target-range-address="'Formular 1'.AV9:'Formular 1'.AV9">
            <calcext:condition calcext:apply-style-name="ConditionalStyle_15" calcext:value="=&quot;[    ]&quot;" calcext:base-cell-address="'Formular 1'.AV9"/>
            <calcext:condition calcext:apply-style-name="ConditionalStyle_14" calcext:value="=&quot;[    ]&quot;" calcext:base-cell-address="'Formular 1'.AV9"/>
            <calcext:condition calcext:apply-style-name="ConditionalStyle_13" calcext:value="=&quot;   &quot;" calcext:base-cell-address="'Formular 1'.AV9"/>
          </calcext:conditional-format>
          <calcext:conditional-format calcext:target-range-address="'Formular 1'.AW9:'Formular 1'.AW9">
            <calcext:condition calcext:apply-style-name="ConditionalStyle_15" calcext:value="=&quot;[    ]&quot;" calcext:base-cell-address="'Formular 1'.AW9"/>
            <calcext:condition calcext:apply-style-name="ConditionalStyle_14" calcext:value="=&quot;[    ]&quot;" calcext:base-cell-address="'Formular 1'.AW9"/>
            <calcext:condition calcext:apply-style-name="ConditionalStyle_13" calcext:value="=&quot;   &quot;" calcext:base-cell-address="'Formular 1'.AW9"/>
          </calcext:conditional-format>
          <calcext:conditional-format calcext:target-range-address="'Formular 1'.AX9:'Formular 1'.AX9">
            <calcext:condition calcext:apply-style-name="ConditionalStyle_15" calcext:value="=&quot;[    ]&quot;" calcext:base-cell-address="'Formular 1'.AX9"/>
            <calcext:condition calcext:apply-style-name="ConditionalStyle_14" calcext:value="=&quot;[    ]&quot;" calcext:base-cell-address="'Formular 1'.AX9"/>
            <calcext:condition calcext:apply-style-name="ConditionalStyle_13" calcext:value="=&quot;   &quot;" calcext:base-cell-address="'Formular 1'.AX9"/>
          </calcext:conditional-format>
          <calcext:conditional-format calcext:target-range-address="'Formular 1'.W10:'Formular 1'.W10">
            <calcext:condition calcext:apply-style-name="ConditionalStyle_15" calcext:value="=&quot;[    ]&quot;" calcext:base-cell-address="'Formular 1'.W10"/>
            <calcext:condition calcext:apply-style-name="ConditionalStyle_14" calcext:value="=&quot;[    ]&quot;" calcext:base-cell-address="'Formular 1'.W10"/>
            <calcext:condition calcext:apply-style-name="ConditionalStyle_13" calcext:value="=&quot;   &quot;" calcext:base-cell-address="'Formular 1'.W10"/>
          </calcext:conditional-format>
          <calcext:conditional-format calcext:target-range-address="'Formular 1'.X10:'Formular 1'.X10">
            <calcext:condition calcext:apply-style-name="ConditionalStyle_15" calcext:value="=&quot;[    ]&quot;" calcext:base-cell-address="'Formular 1'.X10"/>
            <calcext:condition calcext:apply-style-name="ConditionalStyle_14" calcext:value="=&quot;[    ]&quot;" calcext:base-cell-address="'Formular 1'.X10"/>
            <calcext:condition calcext:apply-style-name="ConditionalStyle_13" calcext:value="=&quot;   &quot;" calcext:base-cell-address="'Formular 1'.X10"/>
          </calcext:conditional-format>
          <calcext:conditional-format calcext:target-range-address="'Formular 1'.Y10:'Formular 1'.Y10">
            <calcext:condition calcext:apply-style-name="ConditionalStyle_15" calcext:value="=&quot;[    ]&quot;" calcext:base-cell-address="'Formular 1'.Y10"/>
            <calcext:condition calcext:apply-style-name="ConditionalStyle_14" calcext:value="=&quot;[    ]&quot;" calcext:base-cell-address="'Formular 1'.Y10"/>
            <calcext:condition calcext:apply-style-name="ConditionalStyle_13" calcext:value="=&quot;   &quot;" calcext:base-cell-address="'Formular 1'.Y10"/>
          </calcext:conditional-format>
          <calcext:conditional-format calcext:target-range-address="'Formular 1'.Z10:'Formular 1'.Z10">
            <calcext:condition calcext:apply-style-name="ConditionalStyle_15" calcext:value="=&quot;[    ]&quot;" calcext:base-cell-address="'Formular 1'.Z10"/>
            <calcext:condition calcext:apply-style-name="ConditionalStyle_14" calcext:value="=&quot;[    ]&quot;" calcext:base-cell-address="'Formular 1'.Z10"/>
            <calcext:condition calcext:apply-style-name="ConditionalStyle_13" calcext:value="=&quot;   &quot;" calcext:base-cell-address="'Formular 1'.Z10"/>
          </calcext:conditional-format>
          <calcext:conditional-format calcext:target-range-address="'Formular 1'.AA10:'Formular 1'.AA10">
            <calcext:condition calcext:apply-style-name="ConditionalStyle_15" calcext:value="=&quot;[    ]&quot;" calcext:base-cell-address="'Formular 1'.AA10"/>
            <calcext:condition calcext:apply-style-name="ConditionalStyle_14" calcext:value="=&quot;[    ]&quot;" calcext:base-cell-address="'Formular 1'.AA10"/>
            <calcext:condition calcext:apply-style-name="ConditionalStyle_13" calcext:value="=&quot;   &quot;" calcext:base-cell-address="'Formular 1'.AA10"/>
          </calcext:conditional-format>
          <calcext:conditional-format calcext:target-range-address="'Formular 1'.AB10:'Formular 1'.AB10">
            <calcext:condition calcext:apply-style-name="ConditionalStyle_15" calcext:value="=&quot;[    ]&quot;" calcext:base-cell-address="'Formular 1'.AB10"/>
            <calcext:condition calcext:apply-style-name="ConditionalStyle_14" calcext:value="=&quot;[    ]&quot;" calcext:base-cell-address="'Formular 1'.AB10"/>
            <calcext:condition calcext:apply-style-name="ConditionalStyle_13" calcext:value="=&quot;   &quot;" calcext:base-cell-address="'Formular 1'.AB10"/>
          </calcext:conditional-format>
          <calcext:conditional-format calcext:target-range-address="'Formular 1'.AC10:'Formular 1'.AC10">
            <calcext:condition calcext:apply-style-name="ConditionalStyle_15" calcext:value="=&quot;[    ]&quot;" calcext:base-cell-address="'Formular 1'.AC10"/>
            <calcext:condition calcext:apply-style-name="ConditionalStyle_14" calcext:value="=&quot;[    ]&quot;" calcext:base-cell-address="'Formular 1'.AC10"/>
            <calcext:condition calcext:apply-style-name="ConditionalStyle_13" calcext:value="=&quot;   &quot;" calcext:base-cell-address="'Formular 1'.AC10"/>
          </calcext:conditional-format>
          <calcext:conditional-format calcext:target-range-address="'Formular 1'.AD10:'Formular 1'.AD10">
            <calcext:condition calcext:apply-style-name="ConditionalStyle_15" calcext:value="=&quot;[    ]&quot;" calcext:base-cell-address="'Formular 1'.AD10"/>
            <calcext:condition calcext:apply-style-name="ConditionalStyle_14" calcext:value="=&quot;[    ]&quot;" calcext:base-cell-address="'Formular 1'.AD10"/>
            <calcext:condition calcext:apply-style-name="ConditionalStyle_13" calcext:value="=&quot;   &quot;" calcext:base-cell-address="'Formular 1'.AD10"/>
          </calcext:conditional-format>
          <calcext:conditional-format calcext:target-range-address="'Formular 1'.AE10:'Formular 1'.AE10">
            <calcext:condition calcext:apply-style-name="ConditionalStyle_15" calcext:value="=&quot;[    ]&quot;" calcext:base-cell-address="'Formular 1'.AE10"/>
            <calcext:condition calcext:apply-style-name="ConditionalStyle_14" calcext:value="=&quot;[    ]&quot;" calcext:base-cell-address="'Formular 1'.AE10"/>
            <calcext:condition calcext:apply-style-name="ConditionalStyle_13" calcext:value="=&quot;   &quot;" calcext:base-cell-address="'Formular 1'.AE10"/>
          </calcext:conditional-format>
          <calcext:conditional-format calcext:target-range-address="'Formular 1'.AF10:'Formular 1'.AF10">
            <calcext:condition calcext:apply-style-name="ConditionalStyle_15" calcext:value="=&quot;[    ]&quot;" calcext:base-cell-address="'Formular 1'.AF10"/>
            <calcext:condition calcext:apply-style-name="ConditionalStyle_14" calcext:value="=&quot;[    ]&quot;" calcext:base-cell-address="'Formular 1'.AF10"/>
            <calcext:condition calcext:apply-style-name="ConditionalStyle_13" calcext:value="=&quot;   &quot;" calcext:base-cell-address="'Formular 1'.AF10"/>
          </calcext:conditional-format>
          <calcext:conditional-format calcext:target-range-address="'Formular 1'.AG10:'Formular 1'.AG10">
            <calcext:condition calcext:apply-style-name="ConditionalStyle_15" calcext:value="=&quot;[    ]&quot;" calcext:base-cell-address="'Formular 1'.AG10"/>
            <calcext:condition calcext:apply-style-name="ConditionalStyle_14" calcext:value="=&quot;[    ]&quot;" calcext:base-cell-address="'Formular 1'.AG10"/>
            <calcext:condition calcext:apply-style-name="ConditionalStyle_13" calcext:value="=&quot;   &quot;" calcext:base-cell-address="'Formular 1'.AG10"/>
          </calcext:conditional-format>
          <calcext:conditional-format calcext:target-range-address="'Formular 1'.AH10:'Formular 1'.AH10">
            <calcext:condition calcext:apply-style-name="ConditionalStyle_15" calcext:value="=&quot;[    ]&quot;" calcext:base-cell-address="'Formular 1'.AH10"/>
            <calcext:condition calcext:apply-style-name="ConditionalStyle_14" calcext:value="=&quot;[    ]&quot;" calcext:base-cell-address="'Formular 1'.AH10"/>
            <calcext:condition calcext:apply-style-name="ConditionalStyle_13" calcext:value="=&quot;   &quot;" calcext:base-cell-address="'Formular 1'.AH10"/>
          </calcext:conditional-format>
          <calcext:conditional-format calcext:target-range-address="'Formular 1'.AI10:'Formular 1'.AI10">
            <calcext:condition calcext:apply-style-name="ConditionalStyle_15" calcext:value="=&quot;[    ]&quot;" calcext:base-cell-address="'Formular 1'.AI10"/>
            <calcext:condition calcext:apply-style-name="ConditionalStyle_14" calcext:value="=&quot;[    ]&quot;" calcext:base-cell-address="'Formular 1'.AI10"/>
            <calcext:condition calcext:apply-style-name="ConditionalStyle_13" calcext:value="=&quot;   &quot;" calcext:base-cell-address="'Formular 1'.AI10"/>
          </calcext:conditional-format>
          <calcext:conditional-format calcext:target-range-address="'Formular 1'.AJ10:'Formular 1'.AJ10">
            <calcext:condition calcext:apply-style-name="ConditionalStyle_15" calcext:value="=&quot;[    ]&quot;" calcext:base-cell-address="'Formular 1'.AJ10"/>
            <calcext:condition calcext:apply-style-name="ConditionalStyle_14" calcext:value="=&quot;[    ]&quot;" calcext:base-cell-address="'Formular 1'.AJ10"/>
            <calcext:condition calcext:apply-style-name="ConditionalStyle_13" calcext:value="=&quot;   &quot;" calcext:base-cell-address="'Formular 1'.AJ10"/>
          </calcext:conditional-format>
          <calcext:conditional-format calcext:target-range-address="'Formular 1'.AK10:'Formular 1'.AK10">
            <calcext:condition calcext:apply-style-name="ConditionalStyle_15" calcext:value="=&quot;[    ]&quot;" calcext:base-cell-address="'Formular 1'.AK10"/>
            <calcext:condition calcext:apply-style-name="ConditionalStyle_14" calcext:value="=&quot;[    ]&quot;" calcext:base-cell-address="'Formular 1'.AK10"/>
            <calcext:condition calcext:apply-style-name="ConditionalStyle_13" calcext:value="=&quot;   &quot;" calcext:base-cell-address="'Formular 1'.AK10"/>
          </calcext:conditional-format>
          <calcext:conditional-format calcext:target-range-address="'Formular 1'.AL10:'Formular 1'.AL10">
            <calcext:condition calcext:apply-style-name="ConditionalStyle_15" calcext:value="=&quot;[    ]&quot;" calcext:base-cell-address="'Formular 1'.AL10"/>
            <calcext:condition calcext:apply-style-name="ConditionalStyle_14" calcext:value="=&quot;[    ]&quot;" calcext:base-cell-address="'Formular 1'.AL10"/>
            <calcext:condition calcext:apply-style-name="ConditionalStyle_13" calcext:value="=&quot;   &quot;" calcext:base-cell-address="'Formular 1'.AL10"/>
          </calcext:conditional-format>
          <calcext:conditional-format calcext:target-range-address="'Formular 1'.AM10:'Formular 1'.AM10">
            <calcext:condition calcext:apply-style-name="ConditionalStyle_15" calcext:value="=&quot;[    ]&quot;" calcext:base-cell-address="'Formular 1'.AM10"/>
            <calcext:condition calcext:apply-style-name="ConditionalStyle_14" calcext:value="=&quot;[    ]&quot;" calcext:base-cell-address="'Formular 1'.AM10"/>
            <calcext:condition calcext:apply-style-name="ConditionalStyle_13" calcext:value="=&quot;   &quot;" calcext:base-cell-address="'Formular 1'.AM10"/>
          </calcext:conditional-format>
          <calcext:conditional-format calcext:target-range-address="'Formular 1'.AN10:'Formular 1'.AN10">
            <calcext:condition calcext:apply-style-name="ConditionalStyle_15" calcext:value="=&quot;[    ]&quot;" calcext:base-cell-address="'Formular 1'.AN10"/>
            <calcext:condition calcext:apply-style-name="ConditionalStyle_14" calcext:value="=&quot;[    ]&quot;" calcext:base-cell-address="'Formular 1'.AN10"/>
            <calcext:condition calcext:apply-style-name="ConditionalStyle_13" calcext:value="=&quot;   &quot;" calcext:base-cell-address="'Formular 1'.AN10"/>
          </calcext:conditional-format>
          <calcext:conditional-format calcext:target-range-address="'Formular 1'.AO10:'Formular 1'.AO10">
            <calcext:condition calcext:apply-style-name="ConditionalStyle_15" calcext:value="=&quot;[    ]&quot;" calcext:base-cell-address="'Formular 1'.AO10"/>
            <calcext:condition calcext:apply-style-name="ConditionalStyle_14" calcext:value="=&quot;[    ]&quot;" calcext:base-cell-address="'Formular 1'.AO10"/>
            <calcext:condition calcext:apply-style-name="ConditionalStyle_13" calcext:value="=&quot;   &quot;" calcext:base-cell-address="'Formular 1'.AO10"/>
          </calcext:conditional-format>
          <calcext:conditional-format calcext:target-range-address="'Formular 1'.AP10:'Formular 1'.AP10">
            <calcext:condition calcext:apply-style-name="ConditionalStyle_15" calcext:value="=&quot;[    ]&quot;" calcext:base-cell-address="'Formular 1'.AP10"/>
            <calcext:condition calcext:apply-style-name="ConditionalStyle_14" calcext:value="=&quot;[    ]&quot;" calcext:base-cell-address="'Formular 1'.AP10"/>
            <calcext:condition calcext:apply-style-name="ConditionalStyle_13" calcext:value="=&quot;   &quot;" calcext:base-cell-address="'Formular 1'.AP10"/>
          </calcext:conditional-format>
          <calcext:conditional-format calcext:target-range-address="'Formular 1'.AQ10:'Formular 1'.AQ10">
            <calcext:condition calcext:apply-style-name="ConditionalStyle_15" calcext:value="=&quot;[    ]&quot;" calcext:base-cell-address="'Formular 1'.AQ10"/>
            <calcext:condition calcext:apply-style-name="ConditionalStyle_14" calcext:value="=&quot;[    ]&quot;" calcext:base-cell-address="'Formular 1'.AQ10"/>
            <calcext:condition calcext:apply-style-name="ConditionalStyle_13" calcext:value="=&quot;   &quot;" calcext:base-cell-address="'Formular 1'.AQ10"/>
          </calcext:conditional-format>
          <calcext:conditional-format calcext:target-range-address="'Formular 1'.AR10:'Formular 1'.AR10">
            <calcext:condition calcext:apply-style-name="ConditionalStyle_15" calcext:value="=&quot;[    ]&quot;" calcext:base-cell-address="'Formular 1'.AR10"/>
            <calcext:condition calcext:apply-style-name="ConditionalStyle_14" calcext:value="=&quot;[    ]&quot;" calcext:base-cell-address="'Formular 1'.AR10"/>
            <calcext:condition calcext:apply-style-name="ConditionalStyle_13" calcext:value="=&quot;   &quot;" calcext:base-cell-address="'Formular 1'.AR10"/>
          </calcext:conditional-format>
          <calcext:conditional-format calcext:target-range-address="'Formular 1'.AS10:'Formular 1'.AS10">
            <calcext:condition calcext:apply-style-name="ConditionalStyle_15" calcext:value="=&quot;[    ]&quot;" calcext:base-cell-address="'Formular 1'.AS10"/>
            <calcext:condition calcext:apply-style-name="ConditionalStyle_14" calcext:value="=&quot;[    ]&quot;" calcext:base-cell-address="'Formular 1'.AS10"/>
            <calcext:condition calcext:apply-style-name="ConditionalStyle_13" calcext:value="=&quot;   &quot;" calcext:base-cell-address="'Formular 1'.AS10"/>
          </calcext:conditional-format>
          <calcext:conditional-format calcext:target-range-address="'Formular 1'.AT10:'Formular 1'.AT10">
            <calcext:condition calcext:apply-style-name="ConditionalStyle_15" calcext:value="=&quot;[    ]&quot;" calcext:base-cell-address="'Formular 1'.AT10"/>
            <calcext:condition calcext:apply-style-name="ConditionalStyle_14" calcext:value="=&quot;[    ]&quot;" calcext:base-cell-address="'Formular 1'.AT10"/>
            <calcext:condition calcext:apply-style-name="ConditionalStyle_13" calcext:value="=&quot;   &quot;" calcext:base-cell-address="'Formular 1'.AT10"/>
          </calcext:conditional-format>
          <calcext:conditional-format calcext:target-range-address="'Formular 1'.AU10:'Formular 1'.AU10">
            <calcext:condition calcext:apply-style-name="ConditionalStyle_15" calcext:value="=&quot;[    ]&quot;" calcext:base-cell-address="'Formular 1'.AU10"/>
            <calcext:condition calcext:apply-style-name="ConditionalStyle_14" calcext:value="=&quot;[    ]&quot;" calcext:base-cell-address="'Formular 1'.AU10"/>
            <calcext:condition calcext:apply-style-name="ConditionalStyle_13" calcext:value="=&quot;   &quot;" calcext:base-cell-address="'Formular 1'.AU10"/>
          </calcext:conditional-format>
          <calcext:conditional-format calcext:target-range-address="'Formular 1'.AV10:'Formular 1'.AV10">
            <calcext:condition calcext:apply-style-name="ConditionalStyle_15" calcext:value="=&quot;[    ]&quot;" calcext:base-cell-address="'Formular 1'.AV10"/>
            <calcext:condition calcext:apply-style-name="ConditionalStyle_14" calcext:value="=&quot;[    ]&quot;" calcext:base-cell-address="'Formular 1'.AV10"/>
            <calcext:condition calcext:apply-style-name="ConditionalStyle_13" calcext:value="=&quot;   &quot;" calcext:base-cell-address="'Formular 1'.AV10"/>
          </calcext:conditional-format>
          <calcext:conditional-format calcext:target-range-address="'Formular 1'.AW10:'Formular 1'.AW10">
            <calcext:condition calcext:apply-style-name="ConditionalStyle_15" calcext:value="=&quot;[    ]&quot;" calcext:base-cell-address="'Formular 1'.AW10"/>
            <calcext:condition calcext:apply-style-name="ConditionalStyle_14" calcext:value="=&quot;[    ]&quot;" calcext:base-cell-address="'Formular 1'.AW10"/>
            <calcext:condition calcext:apply-style-name="ConditionalStyle_13" calcext:value="=&quot;   &quot;" calcext:base-cell-address="'Formular 1'.AW10"/>
          </calcext:conditional-format>
          <calcext:conditional-format calcext:target-range-address="'Formular 1'.AX10:'Formular 1'.AX10">
            <calcext:condition calcext:apply-style-name="ConditionalStyle_15" calcext:value="=&quot;[    ]&quot;" calcext:base-cell-address="'Formular 1'.AX10"/>
            <calcext:condition calcext:apply-style-name="ConditionalStyle_14" calcext:value="=&quot;[    ]&quot;" calcext:base-cell-address="'Formular 1'.AX10"/>
            <calcext:condition calcext:apply-style-name="ConditionalStyle_13" calcext:value="=&quot;   &quot;" calcext:base-cell-address="'Formular 1'.AX10"/>
          </calcext:conditional-format>
          <calcext:conditional-format calcext:target-range-address="'Formular 1'.W11:'Formular 1'.W11">
            <calcext:condition calcext:apply-style-name="ConditionalStyle_15" calcext:value="=&quot;[    ]&quot;" calcext:base-cell-address="'Formular 1'.W11"/>
            <calcext:condition calcext:apply-style-name="ConditionalStyle_14" calcext:value="=&quot;[    ]&quot;" calcext:base-cell-address="'Formular 1'.W11"/>
            <calcext:condition calcext:apply-style-name="ConditionalStyle_13" calcext:value="=&quot;   &quot;" calcext:base-cell-address="'Formular 1'.W11"/>
          </calcext:conditional-format>
          <calcext:conditional-format calcext:target-range-address="'Formular 1'.X11:'Formular 1'.X11">
            <calcext:condition calcext:apply-style-name="ConditionalStyle_15" calcext:value="=&quot;[    ]&quot;" calcext:base-cell-address="'Formular 1'.X11"/>
            <calcext:condition calcext:apply-style-name="ConditionalStyle_14" calcext:value="=&quot;[    ]&quot;" calcext:base-cell-address="'Formular 1'.X11"/>
            <calcext:condition calcext:apply-style-name="ConditionalStyle_13" calcext:value="=&quot;   &quot;" calcext:base-cell-address="'Formular 1'.X11"/>
          </calcext:conditional-format>
          <calcext:conditional-format calcext:target-range-address="'Formular 1'.Y11:'Formular 1'.Y11">
            <calcext:condition calcext:apply-style-name="ConditionalStyle_15" calcext:value="=&quot;[    ]&quot;" calcext:base-cell-address="'Formular 1'.Y11"/>
            <calcext:condition calcext:apply-style-name="ConditionalStyle_14" calcext:value="=&quot;[    ]&quot;" calcext:base-cell-address="'Formular 1'.Y11"/>
            <calcext:condition calcext:apply-style-name="ConditionalStyle_13" calcext:value="=&quot;   &quot;" calcext:base-cell-address="'Formular 1'.Y11"/>
          </calcext:conditional-format>
          <calcext:conditional-format calcext:target-range-address="'Formular 1'.Z11:'Formular 1'.Z11">
            <calcext:condition calcext:apply-style-name="ConditionalStyle_15" calcext:value="=&quot;[    ]&quot;" calcext:base-cell-address="'Formular 1'.Z11"/>
            <calcext:condition calcext:apply-style-name="ConditionalStyle_14" calcext:value="=&quot;[    ]&quot;" calcext:base-cell-address="'Formular 1'.Z11"/>
            <calcext:condition calcext:apply-style-name="ConditionalStyle_13" calcext:value="=&quot;   &quot;" calcext:base-cell-address="'Formular 1'.Z11"/>
          </calcext:conditional-format>
          <calcext:conditional-format calcext:target-range-address="'Formular 1'.AA11:'Formular 1'.AA11">
            <calcext:condition calcext:apply-style-name="ConditionalStyle_15" calcext:value="=&quot;[    ]&quot;" calcext:base-cell-address="'Formular 1'.AA11"/>
            <calcext:condition calcext:apply-style-name="ConditionalStyle_14" calcext:value="=&quot;[    ]&quot;" calcext:base-cell-address="'Formular 1'.AA11"/>
            <calcext:condition calcext:apply-style-name="ConditionalStyle_13" calcext:value="=&quot;   &quot;" calcext:base-cell-address="'Formular 1'.AA11"/>
          </calcext:conditional-format>
          <calcext:conditional-format calcext:target-range-address="'Formular 1'.AB11:'Formular 1'.AB11">
            <calcext:condition calcext:apply-style-name="ConditionalStyle_15" calcext:value="=&quot;[    ]&quot;" calcext:base-cell-address="'Formular 1'.AB11"/>
            <calcext:condition calcext:apply-style-name="ConditionalStyle_14" calcext:value="=&quot;[    ]&quot;" calcext:base-cell-address="'Formular 1'.AB11"/>
            <calcext:condition calcext:apply-style-name="ConditionalStyle_13" calcext:value="=&quot;   &quot;" calcext:base-cell-address="'Formular 1'.AB11"/>
          </calcext:conditional-format>
          <calcext:conditional-format calcext:target-range-address="'Formular 1'.AC11:'Formular 1'.AC11">
            <calcext:condition calcext:apply-style-name="ConditionalStyle_15" calcext:value="=&quot;[    ]&quot;" calcext:base-cell-address="'Formular 1'.AC11"/>
            <calcext:condition calcext:apply-style-name="ConditionalStyle_14" calcext:value="=&quot;[    ]&quot;" calcext:base-cell-address="'Formular 1'.AC11"/>
            <calcext:condition calcext:apply-style-name="ConditionalStyle_13" calcext:value="=&quot;   &quot;" calcext:base-cell-address="'Formular 1'.AC11"/>
          </calcext:conditional-format>
          <calcext:conditional-format calcext:target-range-address="'Formular 1'.AD11:'Formular 1'.AD11">
            <calcext:condition calcext:apply-style-name="ConditionalStyle_15" calcext:value="=&quot;[    ]&quot;" calcext:base-cell-address="'Formular 1'.AD11"/>
            <calcext:condition calcext:apply-style-name="ConditionalStyle_14" calcext:value="=&quot;[    ]&quot;" calcext:base-cell-address="'Formular 1'.AD11"/>
            <calcext:condition calcext:apply-style-name="ConditionalStyle_13" calcext:value="=&quot;   &quot;" calcext:base-cell-address="'Formular 1'.AD11"/>
          </calcext:conditional-format>
          <calcext:conditional-format calcext:target-range-address="'Formular 1'.AE11:'Formular 1'.AE11">
            <calcext:condition calcext:apply-style-name="ConditionalStyle_15" calcext:value="=&quot;[    ]&quot;" calcext:base-cell-address="'Formular 1'.AE11"/>
            <calcext:condition calcext:apply-style-name="ConditionalStyle_14" calcext:value="=&quot;[    ]&quot;" calcext:base-cell-address="'Formular 1'.AE11"/>
            <calcext:condition calcext:apply-style-name="ConditionalStyle_13" calcext:value="=&quot;   &quot;" calcext:base-cell-address="'Formular 1'.AE11"/>
          </calcext:conditional-format>
          <calcext:conditional-format calcext:target-range-address="'Formular 1'.AF11:'Formular 1'.AF11">
            <calcext:condition calcext:apply-style-name="ConditionalStyle_15" calcext:value="=&quot;[    ]&quot;" calcext:base-cell-address="'Formular 1'.AF11"/>
            <calcext:condition calcext:apply-style-name="ConditionalStyle_14" calcext:value="=&quot;[    ]&quot;" calcext:base-cell-address="'Formular 1'.AF11"/>
            <calcext:condition calcext:apply-style-name="ConditionalStyle_13" calcext:value="=&quot;   &quot;" calcext:base-cell-address="'Formular 1'.AF11"/>
          </calcext:conditional-format>
          <calcext:conditional-format calcext:target-range-address="'Formular 1'.AG11:'Formular 1'.AG11">
            <calcext:condition calcext:apply-style-name="ConditionalStyle_15" calcext:value="=&quot;[    ]&quot;" calcext:base-cell-address="'Formular 1'.AG11"/>
            <calcext:condition calcext:apply-style-name="ConditionalStyle_14" calcext:value="=&quot;[    ]&quot;" calcext:base-cell-address="'Formular 1'.AG11"/>
            <calcext:condition calcext:apply-style-name="ConditionalStyle_13" calcext:value="=&quot;   &quot;" calcext:base-cell-address="'Formular 1'.AG11"/>
          </calcext:conditional-format>
          <calcext:conditional-format calcext:target-range-address="'Formular 1'.AH11:'Formular 1'.AH11">
            <calcext:condition calcext:apply-style-name="ConditionalStyle_15" calcext:value="=&quot;[    ]&quot;" calcext:base-cell-address="'Formular 1'.AH11"/>
            <calcext:condition calcext:apply-style-name="ConditionalStyle_14" calcext:value="=&quot;[    ]&quot;" calcext:base-cell-address="'Formular 1'.AH11"/>
            <calcext:condition calcext:apply-style-name="ConditionalStyle_13" calcext:value="=&quot;   &quot;" calcext:base-cell-address="'Formular 1'.AH11"/>
          </calcext:conditional-format>
          <calcext:conditional-format calcext:target-range-address="'Formular 1'.AI11:'Formular 1'.AI11">
            <calcext:condition calcext:apply-style-name="ConditionalStyle_15" calcext:value="=&quot;[    ]&quot;" calcext:base-cell-address="'Formular 1'.AI11"/>
            <calcext:condition calcext:apply-style-name="ConditionalStyle_14" calcext:value="=&quot;[    ]&quot;" calcext:base-cell-address="'Formular 1'.AI11"/>
            <calcext:condition calcext:apply-style-name="ConditionalStyle_13" calcext:value="=&quot;   &quot;" calcext:base-cell-address="'Formular 1'.AI11"/>
          </calcext:conditional-format>
          <calcext:conditional-format calcext:target-range-address="'Formular 1'.AJ11:'Formular 1'.AJ11">
            <calcext:condition calcext:apply-style-name="ConditionalStyle_15" calcext:value="=&quot;[    ]&quot;" calcext:base-cell-address="'Formular 1'.AJ11"/>
            <calcext:condition calcext:apply-style-name="ConditionalStyle_14" calcext:value="=&quot;[    ]&quot;" calcext:base-cell-address="'Formular 1'.AJ11"/>
            <calcext:condition calcext:apply-style-name="ConditionalStyle_13" calcext:value="=&quot;   &quot;" calcext:base-cell-address="'Formular 1'.AJ11"/>
          </calcext:conditional-format>
          <calcext:conditional-format calcext:target-range-address="'Formular 1'.AK11:'Formular 1'.AK11">
            <calcext:condition calcext:apply-style-name="ConditionalStyle_15" calcext:value="=&quot;[    ]&quot;" calcext:base-cell-address="'Formular 1'.AK11"/>
            <calcext:condition calcext:apply-style-name="ConditionalStyle_14" calcext:value="=&quot;[    ]&quot;" calcext:base-cell-address="'Formular 1'.AK11"/>
            <calcext:condition calcext:apply-style-name="ConditionalStyle_13" calcext:value="=&quot;   &quot;" calcext:base-cell-address="'Formular 1'.AK11"/>
          </calcext:conditional-format>
          <calcext:conditional-format calcext:target-range-address="'Formular 1'.AL11:'Formular 1'.AL11">
            <calcext:condition calcext:apply-style-name="ConditionalStyle_15" calcext:value="=&quot;[    ]&quot;" calcext:base-cell-address="'Formular 1'.AL11"/>
            <calcext:condition calcext:apply-style-name="ConditionalStyle_14" calcext:value="=&quot;[    ]&quot;" calcext:base-cell-address="'Formular 1'.AL11"/>
            <calcext:condition calcext:apply-style-name="ConditionalStyle_13" calcext:value="=&quot;   &quot;" calcext:base-cell-address="'Formular 1'.AL11"/>
          </calcext:conditional-format>
          <calcext:conditional-format calcext:target-range-address="'Formular 1'.AM11:'Formular 1'.AM11">
            <calcext:condition calcext:apply-style-name="ConditionalStyle_15" calcext:value="=&quot;[    ]&quot;" calcext:base-cell-address="'Formular 1'.AM11"/>
            <calcext:condition calcext:apply-style-name="ConditionalStyle_14" calcext:value="=&quot;[    ]&quot;" calcext:base-cell-address="'Formular 1'.AM11"/>
            <calcext:condition calcext:apply-style-name="ConditionalStyle_13" calcext:value="=&quot;   &quot;" calcext:base-cell-address="'Formular 1'.AM11"/>
          </calcext:conditional-format>
          <calcext:conditional-format calcext:target-range-address="'Formular 1'.AN11:'Formular 1'.AN11">
            <calcext:condition calcext:apply-style-name="ConditionalStyle_15" calcext:value="=&quot;[    ]&quot;" calcext:base-cell-address="'Formular 1'.AN11"/>
            <calcext:condition calcext:apply-style-name="ConditionalStyle_14" calcext:value="=&quot;[    ]&quot;" calcext:base-cell-address="'Formular 1'.AN11"/>
            <calcext:condition calcext:apply-style-name="ConditionalStyle_13" calcext:value="=&quot;   &quot;" calcext:base-cell-address="'Formular 1'.AN11"/>
          </calcext:conditional-format>
          <calcext:conditional-format calcext:target-range-address="'Formular 1'.AO11:'Formular 1'.AO11">
            <calcext:condition calcext:apply-style-name="ConditionalStyle_15" calcext:value="=&quot;[    ]&quot;" calcext:base-cell-address="'Formular 1'.AO11"/>
            <calcext:condition calcext:apply-style-name="ConditionalStyle_14" calcext:value="=&quot;[    ]&quot;" calcext:base-cell-address="'Formular 1'.AO11"/>
            <calcext:condition calcext:apply-style-name="ConditionalStyle_13" calcext:value="=&quot;   &quot;" calcext:base-cell-address="'Formular 1'.AO11"/>
          </calcext:conditional-format>
          <calcext:conditional-format calcext:target-range-address="'Formular 1'.AP11:'Formular 1'.AP11">
            <calcext:condition calcext:apply-style-name="ConditionalStyle_15" calcext:value="=&quot;[    ]&quot;" calcext:base-cell-address="'Formular 1'.AP11"/>
            <calcext:condition calcext:apply-style-name="ConditionalStyle_14" calcext:value="=&quot;[    ]&quot;" calcext:base-cell-address="'Formular 1'.AP11"/>
            <calcext:condition calcext:apply-style-name="ConditionalStyle_13" calcext:value="=&quot;   &quot;" calcext:base-cell-address="'Formular 1'.AP11"/>
          </calcext:conditional-format>
          <calcext:conditional-format calcext:target-range-address="'Formular 1'.AQ11:'Formular 1'.AQ11">
            <calcext:condition calcext:apply-style-name="ConditionalStyle_15" calcext:value="=&quot;[    ]&quot;" calcext:base-cell-address="'Formular 1'.AQ11"/>
            <calcext:condition calcext:apply-style-name="ConditionalStyle_14" calcext:value="=&quot;[    ]&quot;" calcext:base-cell-address="'Formular 1'.AQ11"/>
            <calcext:condition calcext:apply-style-name="ConditionalStyle_13" calcext:value="=&quot;   &quot;" calcext:base-cell-address="'Formular 1'.AQ11"/>
          </calcext:conditional-format>
          <calcext:conditional-format calcext:target-range-address="'Formular 1'.AR11:'Formular 1'.AR11">
            <calcext:condition calcext:apply-style-name="ConditionalStyle_15" calcext:value="=&quot;[    ]&quot;" calcext:base-cell-address="'Formular 1'.AR11"/>
            <calcext:condition calcext:apply-style-name="ConditionalStyle_14" calcext:value="=&quot;[    ]&quot;" calcext:base-cell-address="'Formular 1'.AR11"/>
            <calcext:condition calcext:apply-style-name="ConditionalStyle_13" calcext:value="=&quot;   &quot;" calcext:base-cell-address="'Formular 1'.AR11"/>
          </calcext:conditional-format>
          <calcext:conditional-format calcext:target-range-address="'Formular 1'.AS11:'Formular 1'.AS11">
            <calcext:condition calcext:apply-style-name="ConditionalStyle_15" calcext:value="=&quot;[    ]&quot;" calcext:base-cell-address="'Formular 1'.AS11"/>
            <calcext:condition calcext:apply-style-name="ConditionalStyle_14" calcext:value="=&quot;[    ]&quot;" calcext:base-cell-address="'Formular 1'.AS11"/>
            <calcext:condition calcext:apply-style-name="ConditionalStyle_13" calcext:value="=&quot;   &quot;" calcext:base-cell-address="'Formular 1'.AS11"/>
          </calcext:conditional-format>
          <calcext:conditional-format calcext:target-range-address="'Formular 1'.AT11:'Formular 1'.AT11">
            <calcext:condition calcext:apply-style-name="ConditionalStyle_15" calcext:value="=&quot;[    ]&quot;" calcext:base-cell-address="'Formular 1'.AT11"/>
            <calcext:condition calcext:apply-style-name="ConditionalStyle_14" calcext:value="=&quot;[    ]&quot;" calcext:base-cell-address="'Formular 1'.AT11"/>
            <calcext:condition calcext:apply-style-name="ConditionalStyle_13" calcext:value="=&quot;   &quot;" calcext:base-cell-address="'Formular 1'.AT11"/>
          </calcext:conditional-format>
          <calcext:conditional-format calcext:target-range-address="'Formular 1'.AU11:'Formular 1'.AU11">
            <calcext:condition calcext:apply-style-name="ConditionalStyle_15" calcext:value="=&quot;[    ]&quot;" calcext:base-cell-address="'Formular 1'.AU11"/>
            <calcext:condition calcext:apply-style-name="ConditionalStyle_14" calcext:value="=&quot;[    ]&quot;" calcext:base-cell-address="'Formular 1'.AU11"/>
            <calcext:condition calcext:apply-style-name="ConditionalStyle_13" calcext:value="=&quot;   &quot;" calcext:base-cell-address="'Formular 1'.AU11"/>
          </calcext:conditional-format>
          <calcext:conditional-format calcext:target-range-address="'Formular 1'.AV11:'Formular 1'.AV11">
            <calcext:condition calcext:apply-style-name="ConditionalStyle_15" calcext:value="=&quot;[    ]&quot;" calcext:base-cell-address="'Formular 1'.AV11"/>
            <calcext:condition calcext:apply-style-name="ConditionalStyle_14" calcext:value="=&quot;[    ]&quot;" calcext:base-cell-address="'Formular 1'.AV11"/>
            <calcext:condition calcext:apply-style-name="ConditionalStyle_13" calcext:value="=&quot;   &quot;" calcext:base-cell-address="'Formular 1'.AV11"/>
          </calcext:conditional-format>
          <calcext:conditional-format calcext:target-range-address="'Formular 1'.AW11:'Formular 1'.AW11">
            <calcext:condition calcext:apply-style-name="ConditionalStyle_15" calcext:value="=&quot;[    ]&quot;" calcext:base-cell-address="'Formular 1'.AW11"/>
            <calcext:condition calcext:apply-style-name="ConditionalStyle_14" calcext:value="=&quot;[    ]&quot;" calcext:base-cell-address="'Formular 1'.AW11"/>
            <calcext:condition calcext:apply-style-name="ConditionalStyle_13" calcext:value="=&quot;   &quot;" calcext:base-cell-address="'Formular 1'.AW11"/>
          </calcext:conditional-format>
          <calcext:conditional-format calcext:target-range-address="'Formular 1'.AX11:'Formular 1'.AX11">
            <calcext:condition calcext:apply-style-name="ConditionalStyle_15" calcext:value="=&quot;[    ]&quot;" calcext:base-cell-address="'Formular 1'.AX11"/>
            <calcext:condition calcext:apply-style-name="ConditionalStyle_14" calcext:value="=&quot;[    ]&quot;" calcext:base-cell-address="'Formular 1'.AX11"/>
            <calcext:condition calcext:apply-style-name="ConditionalStyle_13" calcext:value="=&quot;   &quot;" calcext:base-cell-address="'Formular 1'.AX11"/>
          </calcext:conditional-format>
          <calcext:conditional-format calcext:target-range-address="'Formular 1'.W12:'Formular 1'.W12">
            <calcext:condition calcext:apply-style-name="ConditionalStyle_15" calcext:value="=&quot;[    ]&quot;" calcext:base-cell-address="'Formular 1'.W12"/>
            <calcext:condition calcext:apply-style-name="ConditionalStyle_14" calcext:value="=&quot;[    ]&quot;" calcext:base-cell-address="'Formular 1'.W12"/>
            <calcext:condition calcext:apply-style-name="ConditionalStyle_13" calcext:value="=&quot;   &quot;" calcext:base-cell-address="'Formular 1'.W12"/>
          </calcext:conditional-format>
          <calcext:conditional-format calcext:target-range-address="'Formular 1'.X12:'Formular 1'.X12">
            <calcext:condition calcext:apply-style-name="ConditionalStyle_15" calcext:value="=&quot;[    ]&quot;" calcext:base-cell-address="'Formular 1'.X12"/>
            <calcext:condition calcext:apply-style-name="ConditionalStyle_14" calcext:value="=&quot;[    ]&quot;" calcext:base-cell-address="'Formular 1'.X12"/>
            <calcext:condition calcext:apply-style-name="ConditionalStyle_13" calcext:value="=&quot;   &quot;" calcext:base-cell-address="'Formular 1'.X12"/>
          </calcext:conditional-format>
          <calcext:conditional-format calcext:target-range-address="'Formular 1'.Y12:'Formular 1'.Y12">
            <calcext:condition calcext:apply-style-name="ConditionalStyle_15" calcext:value="=&quot;[    ]&quot;" calcext:base-cell-address="'Formular 1'.Y12"/>
            <calcext:condition calcext:apply-style-name="ConditionalStyle_14" calcext:value="=&quot;[    ]&quot;" calcext:base-cell-address="'Formular 1'.Y12"/>
            <calcext:condition calcext:apply-style-name="ConditionalStyle_13" calcext:value="=&quot;   &quot;" calcext:base-cell-address="'Formular 1'.Y12"/>
          </calcext:conditional-format>
          <calcext:conditional-format calcext:target-range-address="'Formular 1'.Z12:'Formular 1'.Z12">
            <calcext:condition calcext:apply-style-name="ConditionalStyle_15" calcext:value="=&quot;[    ]&quot;" calcext:base-cell-address="'Formular 1'.Z12"/>
            <calcext:condition calcext:apply-style-name="ConditionalStyle_14" calcext:value="=&quot;[    ]&quot;" calcext:base-cell-address="'Formular 1'.Z12"/>
            <calcext:condition calcext:apply-style-name="ConditionalStyle_13" calcext:value="=&quot;   &quot;" calcext:base-cell-address="'Formular 1'.Z12"/>
          </calcext:conditional-format>
          <calcext:conditional-format calcext:target-range-address="'Formular 1'.AA12:'Formular 1'.AA12">
            <calcext:condition calcext:apply-style-name="ConditionalStyle_15" calcext:value="=&quot;[    ]&quot;" calcext:base-cell-address="'Formular 1'.AA12"/>
            <calcext:condition calcext:apply-style-name="ConditionalStyle_14" calcext:value="=&quot;[    ]&quot;" calcext:base-cell-address="'Formular 1'.AA12"/>
            <calcext:condition calcext:apply-style-name="ConditionalStyle_13" calcext:value="=&quot;   &quot;" calcext:base-cell-address="'Formular 1'.AA12"/>
          </calcext:conditional-format>
          <calcext:conditional-format calcext:target-range-address="'Formular 1'.AB12:'Formular 1'.AB12">
            <calcext:condition calcext:apply-style-name="ConditionalStyle_15" calcext:value="=&quot;[    ]&quot;" calcext:base-cell-address="'Formular 1'.AB12"/>
            <calcext:condition calcext:apply-style-name="ConditionalStyle_14" calcext:value="=&quot;[    ]&quot;" calcext:base-cell-address="'Formular 1'.AB12"/>
            <calcext:condition calcext:apply-style-name="ConditionalStyle_13" calcext:value="=&quot;   &quot;" calcext:base-cell-address="'Formular 1'.AB12"/>
          </calcext:conditional-format>
          <calcext:conditional-format calcext:target-range-address="'Formular 1'.AC12:'Formular 1'.AC12">
            <calcext:condition calcext:apply-style-name="ConditionalStyle_15" calcext:value="=&quot;[    ]&quot;" calcext:base-cell-address="'Formular 1'.AC12"/>
            <calcext:condition calcext:apply-style-name="ConditionalStyle_14" calcext:value="=&quot;[    ]&quot;" calcext:base-cell-address="'Formular 1'.AC12"/>
            <calcext:condition calcext:apply-style-name="ConditionalStyle_13" calcext:value="=&quot;   &quot;" calcext:base-cell-address="'Formular 1'.AC12"/>
          </calcext:conditional-format>
          <calcext:conditional-format calcext:target-range-address="'Formular 1'.AD12:'Formular 1'.AD12">
            <calcext:condition calcext:apply-style-name="ConditionalStyle_15" calcext:value="=&quot;[    ]&quot;" calcext:base-cell-address="'Formular 1'.AD12"/>
            <calcext:condition calcext:apply-style-name="ConditionalStyle_14" calcext:value="=&quot;[    ]&quot;" calcext:base-cell-address="'Formular 1'.AD12"/>
            <calcext:condition calcext:apply-style-name="ConditionalStyle_13" calcext:value="=&quot;   &quot;" calcext:base-cell-address="'Formular 1'.AD12"/>
          </calcext:conditional-format>
          <calcext:conditional-format calcext:target-range-address="'Formular 1'.AE12:'Formular 1'.AE12">
            <calcext:condition calcext:apply-style-name="ConditionalStyle_15" calcext:value="=&quot;[    ]&quot;" calcext:base-cell-address="'Formular 1'.AE12"/>
            <calcext:condition calcext:apply-style-name="ConditionalStyle_14" calcext:value="=&quot;[    ]&quot;" calcext:base-cell-address="'Formular 1'.AE12"/>
            <calcext:condition calcext:apply-style-name="ConditionalStyle_13" calcext:value="=&quot;   &quot;" calcext:base-cell-address="'Formular 1'.AE12"/>
          </calcext:conditional-format>
          <calcext:conditional-format calcext:target-range-address="'Formular 1'.AF12:'Formular 1'.AF12">
            <calcext:condition calcext:apply-style-name="ConditionalStyle_15" calcext:value="=&quot;[    ]&quot;" calcext:base-cell-address="'Formular 1'.AF12"/>
            <calcext:condition calcext:apply-style-name="ConditionalStyle_14" calcext:value="=&quot;[    ]&quot;" calcext:base-cell-address="'Formular 1'.AF12"/>
            <calcext:condition calcext:apply-style-name="ConditionalStyle_13" calcext:value="=&quot;   &quot;" calcext:base-cell-address="'Formular 1'.AF12"/>
          </calcext:conditional-format>
          <calcext:conditional-format calcext:target-range-address="'Formular 1'.AG12:'Formular 1'.AG12">
            <calcext:condition calcext:apply-style-name="ConditionalStyle_15" calcext:value="=&quot;[    ]&quot;" calcext:base-cell-address="'Formular 1'.AG12"/>
            <calcext:condition calcext:apply-style-name="ConditionalStyle_14" calcext:value="=&quot;[    ]&quot;" calcext:base-cell-address="'Formular 1'.AG12"/>
            <calcext:condition calcext:apply-style-name="ConditionalStyle_13" calcext:value="=&quot;   &quot;" calcext:base-cell-address="'Formular 1'.AG12"/>
          </calcext:conditional-format>
          <calcext:conditional-format calcext:target-range-address="'Formular 1'.AH12:'Formular 1'.AH12">
            <calcext:condition calcext:apply-style-name="ConditionalStyle_15" calcext:value="=&quot;[    ]&quot;" calcext:base-cell-address="'Formular 1'.AH12"/>
            <calcext:condition calcext:apply-style-name="ConditionalStyle_14" calcext:value="=&quot;[    ]&quot;" calcext:base-cell-address="'Formular 1'.AH12"/>
            <calcext:condition calcext:apply-style-name="ConditionalStyle_13" calcext:value="=&quot;   &quot;" calcext:base-cell-address="'Formular 1'.AH12"/>
          </calcext:conditional-format>
          <calcext:conditional-format calcext:target-range-address="'Formular 1'.AI12:'Formular 1'.AI12">
            <calcext:condition calcext:apply-style-name="ConditionalStyle_15" calcext:value="=&quot;[    ]&quot;" calcext:base-cell-address="'Formular 1'.AI12"/>
            <calcext:condition calcext:apply-style-name="ConditionalStyle_14" calcext:value="=&quot;[    ]&quot;" calcext:base-cell-address="'Formular 1'.AI12"/>
            <calcext:condition calcext:apply-style-name="ConditionalStyle_13" calcext:value="=&quot;   &quot;" calcext:base-cell-address="'Formular 1'.AI12"/>
          </calcext:conditional-format>
          <calcext:conditional-format calcext:target-range-address="'Formular 1'.AJ12:'Formular 1'.AJ12">
            <calcext:condition calcext:apply-style-name="ConditionalStyle_15" calcext:value="=&quot;[    ]&quot;" calcext:base-cell-address="'Formular 1'.AJ12"/>
            <calcext:condition calcext:apply-style-name="ConditionalStyle_14" calcext:value="=&quot;[    ]&quot;" calcext:base-cell-address="'Formular 1'.AJ12"/>
            <calcext:condition calcext:apply-style-name="ConditionalStyle_13" calcext:value="=&quot;   &quot;" calcext:base-cell-address="'Formular 1'.AJ12"/>
          </calcext:conditional-format>
          <calcext:conditional-format calcext:target-range-address="'Formular 1'.AK12:'Formular 1'.AK12">
            <calcext:condition calcext:apply-style-name="ConditionalStyle_15" calcext:value="=&quot;[    ]&quot;" calcext:base-cell-address="'Formular 1'.AK12"/>
            <calcext:condition calcext:apply-style-name="ConditionalStyle_14" calcext:value="=&quot;[    ]&quot;" calcext:base-cell-address="'Formular 1'.AK12"/>
            <calcext:condition calcext:apply-style-name="ConditionalStyle_13" calcext:value="=&quot;   &quot;" calcext:base-cell-address="'Formular 1'.AK12"/>
          </calcext:conditional-format>
          <calcext:conditional-format calcext:target-range-address="'Formular 1'.AL12:'Formular 1'.AL12">
            <calcext:condition calcext:apply-style-name="ConditionalStyle_15" calcext:value="=&quot;[    ]&quot;" calcext:base-cell-address="'Formular 1'.AL12"/>
            <calcext:condition calcext:apply-style-name="ConditionalStyle_14" calcext:value="=&quot;[    ]&quot;" calcext:base-cell-address="'Formular 1'.AL12"/>
            <calcext:condition calcext:apply-style-name="ConditionalStyle_13" calcext:value="=&quot;   &quot;" calcext:base-cell-address="'Formular 1'.AL12"/>
          </calcext:conditional-format>
          <calcext:conditional-format calcext:target-range-address="'Formular 1'.AM12:'Formular 1'.AM12">
            <calcext:condition calcext:apply-style-name="ConditionalStyle_15" calcext:value="=&quot;[    ]&quot;" calcext:base-cell-address="'Formular 1'.AM12"/>
            <calcext:condition calcext:apply-style-name="ConditionalStyle_14" calcext:value="=&quot;[    ]&quot;" calcext:base-cell-address="'Formular 1'.AM12"/>
            <calcext:condition calcext:apply-style-name="ConditionalStyle_13" calcext:value="=&quot;   &quot;" calcext:base-cell-address="'Formular 1'.AM12"/>
          </calcext:conditional-format>
          <calcext:conditional-format calcext:target-range-address="'Formular 1'.AN12:'Formular 1'.AN12">
            <calcext:condition calcext:apply-style-name="ConditionalStyle_15" calcext:value="=&quot;[    ]&quot;" calcext:base-cell-address="'Formular 1'.AN12"/>
            <calcext:condition calcext:apply-style-name="ConditionalStyle_14" calcext:value="=&quot;[    ]&quot;" calcext:base-cell-address="'Formular 1'.AN12"/>
            <calcext:condition calcext:apply-style-name="ConditionalStyle_13" calcext:value="=&quot;   &quot;" calcext:base-cell-address="'Formular 1'.AN12"/>
          </calcext:conditional-format>
          <calcext:conditional-format calcext:target-range-address="'Formular 1'.AO12:'Formular 1'.AO12">
            <calcext:condition calcext:apply-style-name="ConditionalStyle_15" calcext:value="=&quot;[    ]&quot;" calcext:base-cell-address="'Formular 1'.AO12"/>
            <calcext:condition calcext:apply-style-name="ConditionalStyle_14" calcext:value="=&quot;[    ]&quot;" calcext:base-cell-address="'Formular 1'.AO12"/>
            <calcext:condition calcext:apply-style-name="ConditionalStyle_13" calcext:value="=&quot;   &quot;" calcext:base-cell-address="'Formular 1'.AO12"/>
          </calcext:conditional-format>
          <calcext:conditional-format calcext:target-range-address="'Formular 1'.AP12:'Formular 1'.AP12">
            <calcext:condition calcext:apply-style-name="ConditionalStyle_15" calcext:value="=&quot;[    ]&quot;" calcext:base-cell-address="'Formular 1'.AP12"/>
            <calcext:condition calcext:apply-style-name="ConditionalStyle_14" calcext:value="=&quot;[    ]&quot;" calcext:base-cell-address="'Formular 1'.AP12"/>
            <calcext:condition calcext:apply-style-name="ConditionalStyle_13" calcext:value="=&quot;   &quot;" calcext:base-cell-address="'Formular 1'.AP12"/>
          </calcext:conditional-format>
          <calcext:conditional-format calcext:target-range-address="'Formular 1'.AQ12:'Formular 1'.AQ12">
            <calcext:condition calcext:apply-style-name="ConditionalStyle_15" calcext:value="=&quot;[    ]&quot;" calcext:base-cell-address="'Formular 1'.AQ12"/>
            <calcext:condition calcext:apply-style-name="ConditionalStyle_14" calcext:value="=&quot;[    ]&quot;" calcext:base-cell-address="'Formular 1'.AQ12"/>
            <calcext:condition calcext:apply-style-name="ConditionalStyle_13" calcext:value="=&quot;   &quot;" calcext:base-cell-address="'Formular 1'.AQ12"/>
          </calcext:conditional-format>
          <calcext:conditional-format calcext:target-range-address="'Formular 1'.AR12:'Formular 1'.AR12">
            <calcext:condition calcext:apply-style-name="ConditionalStyle_15" calcext:value="=&quot;[    ]&quot;" calcext:base-cell-address="'Formular 1'.AR12"/>
            <calcext:condition calcext:apply-style-name="ConditionalStyle_14" calcext:value="=&quot;[    ]&quot;" calcext:base-cell-address="'Formular 1'.AR12"/>
            <calcext:condition calcext:apply-style-name="ConditionalStyle_13" calcext:value="=&quot;   &quot;" calcext:base-cell-address="'Formular 1'.AR12"/>
          </calcext:conditional-format>
          <calcext:conditional-format calcext:target-range-address="'Formular 1'.AS12:'Formular 1'.AS12">
            <calcext:condition calcext:apply-style-name="ConditionalStyle_15" calcext:value="=&quot;[    ]&quot;" calcext:base-cell-address="'Formular 1'.AS12"/>
            <calcext:condition calcext:apply-style-name="ConditionalStyle_14" calcext:value="=&quot;[    ]&quot;" calcext:base-cell-address="'Formular 1'.AS12"/>
            <calcext:condition calcext:apply-style-name="ConditionalStyle_13" calcext:value="=&quot;   &quot;" calcext:base-cell-address="'Formular 1'.AS12"/>
          </calcext:conditional-format>
          <calcext:conditional-format calcext:target-range-address="'Formular 1'.AT12:'Formular 1'.AT12">
            <calcext:condition calcext:apply-style-name="ConditionalStyle_15" calcext:value="=&quot;[    ]&quot;" calcext:base-cell-address="'Formular 1'.AT12"/>
            <calcext:condition calcext:apply-style-name="ConditionalStyle_14" calcext:value="=&quot;[    ]&quot;" calcext:base-cell-address="'Formular 1'.AT12"/>
            <calcext:condition calcext:apply-style-name="ConditionalStyle_13" calcext:value="=&quot;   &quot;" calcext:base-cell-address="'Formular 1'.AT12"/>
          </calcext:conditional-format>
          <calcext:conditional-format calcext:target-range-address="'Formular 1'.AU12:'Formular 1'.AU12">
            <calcext:condition calcext:apply-style-name="ConditionalStyle_15" calcext:value="=&quot;[    ]&quot;" calcext:base-cell-address="'Formular 1'.AU12"/>
            <calcext:condition calcext:apply-style-name="ConditionalStyle_14" calcext:value="=&quot;[    ]&quot;" calcext:base-cell-address="'Formular 1'.AU12"/>
            <calcext:condition calcext:apply-style-name="ConditionalStyle_13" calcext:value="=&quot;   &quot;" calcext:base-cell-address="'Formular 1'.AU12"/>
          </calcext:conditional-format>
          <calcext:conditional-format calcext:target-range-address="'Formular 1'.AV12:'Formular 1'.AV12">
            <calcext:condition calcext:apply-style-name="ConditionalStyle_15" calcext:value="=&quot;[    ]&quot;" calcext:base-cell-address="'Formular 1'.AV12"/>
            <calcext:condition calcext:apply-style-name="ConditionalStyle_14" calcext:value="=&quot;[    ]&quot;" calcext:base-cell-address="'Formular 1'.AV12"/>
            <calcext:condition calcext:apply-style-name="ConditionalStyle_13" calcext:value="=&quot;   &quot;" calcext:base-cell-address="'Formular 1'.AV12"/>
          </calcext:conditional-format>
          <calcext:conditional-format calcext:target-range-address="'Formular 1'.AW12:'Formular 1'.AW12">
            <calcext:condition calcext:apply-style-name="ConditionalStyle_15" calcext:value="=&quot;[    ]&quot;" calcext:base-cell-address="'Formular 1'.AW12"/>
            <calcext:condition calcext:apply-style-name="ConditionalStyle_14" calcext:value="=&quot;[    ]&quot;" calcext:base-cell-address="'Formular 1'.AW12"/>
            <calcext:condition calcext:apply-style-name="ConditionalStyle_13" calcext:value="=&quot;   &quot;" calcext:base-cell-address="'Formular 1'.AW12"/>
          </calcext:conditional-format>
          <calcext:conditional-format calcext:target-range-address="'Formular 1'.AX12:'Formular 1'.AX12">
            <calcext:condition calcext:apply-style-name="ConditionalStyle_15" calcext:value="=&quot;[    ]&quot;" calcext:base-cell-address="'Formular 1'.AX12"/>
            <calcext:condition calcext:apply-style-name="ConditionalStyle_14" calcext:value="=&quot;[    ]&quot;" calcext:base-cell-address="'Formular 1'.AX12"/>
            <calcext:condition calcext:apply-style-name="ConditionalStyle_13" calcext:value="=&quot;   &quot;" calcext:base-cell-address="'Formular 1'.AX12"/>
          </calcext:conditional-format>
          <calcext:conditional-format calcext:target-range-address="'Formular 1'.W13:'Formular 1'.W13">
            <calcext:condition calcext:apply-style-name="ConditionalStyle_15" calcext:value="=&quot;[    ]&quot;" calcext:base-cell-address="'Formular 1'.W13"/>
            <calcext:condition calcext:apply-style-name="ConditionalStyle_14" calcext:value="=&quot;[    ]&quot;" calcext:base-cell-address="'Formular 1'.W13"/>
            <calcext:condition calcext:apply-style-name="ConditionalStyle_13" calcext:value="=&quot;   &quot;" calcext:base-cell-address="'Formular 1'.W13"/>
          </calcext:conditional-format>
          <calcext:conditional-format calcext:target-range-address="'Formular 1'.X13:'Formular 1'.X13">
            <calcext:condition calcext:apply-style-name="ConditionalStyle_15" calcext:value="=&quot;[    ]&quot;" calcext:base-cell-address="'Formular 1'.X13"/>
            <calcext:condition calcext:apply-style-name="ConditionalStyle_14" calcext:value="=&quot;[    ]&quot;" calcext:base-cell-address="'Formular 1'.X13"/>
            <calcext:condition calcext:apply-style-name="ConditionalStyle_13" calcext:value="=&quot;   &quot;" calcext:base-cell-address="'Formular 1'.X13"/>
          </calcext:conditional-format>
          <calcext:conditional-format calcext:target-range-address="'Formular 1'.Y13:'Formular 1'.Y13">
            <calcext:condition calcext:apply-style-name="ConditionalStyle_15" calcext:value="=&quot;[    ]&quot;" calcext:base-cell-address="'Formular 1'.Y13"/>
            <calcext:condition calcext:apply-style-name="ConditionalStyle_14" calcext:value="=&quot;[    ]&quot;" calcext:base-cell-address="'Formular 1'.Y13"/>
            <calcext:condition calcext:apply-style-name="ConditionalStyle_13" calcext:value="=&quot;   &quot;" calcext:base-cell-address="'Formular 1'.Y13"/>
          </calcext:conditional-format>
          <calcext:conditional-format calcext:target-range-address="'Formular 1'.Z13:'Formular 1'.Z13">
            <calcext:condition calcext:apply-style-name="ConditionalStyle_15" calcext:value="=&quot;[    ]&quot;" calcext:base-cell-address="'Formular 1'.Z13"/>
            <calcext:condition calcext:apply-style-name="ConditionalStyle_14" calcext:value="=&quot;[    ]&quot;" calcext:base-cell-address="'Formular 1'.Z13"/>
            <calcext:condition calcext:apply-style-name="ConditionalStyle_13" calcext:value="=&quot;   &quot;" calcext:base-cell-address="'Formular 1'.Z13"/>
          </calcext:conditional-format>
          <calcext:conditional-format calcext:target-range-address="'Formular 1'.AA13:'Formular 1'.AA13">
            <calcext:condition calcext:apply-style-name="ConditionalStyle_15" calcext:value="=&quot;[    ]&quot;" calcext:base-cell-address="'Formular 1'.AA13"/>
            <calcext:condition calcext:apply-style-name="ConditionalStyle_14" calcext:value="=&quot;[    ]&quot;" calcext:base-cell-address="'Formular 1'.AA13"/>
            <calcext:condition calcext:apply-style-name="ConditionalStyle_13" calcext:value="=&quot;   &quot;" calcext:base-cell-address="'Formular 1'.AA13"/>
          </calcext:conditional-format>
          <calcext:conditional-format calcext:target-range-address="'Formular 1'.AB13:'Formular 1'.AB13">
            <calcext:condition calcext:apply-style-name="ConditionalStyle_15" calcext:value="=&quot;[    ]&quot;" calcext:base-cell-address="'Formular 1'.AB13"/>
            <calcext:condition calcext:apply-style-name="ConditionalStyle_14" calcext:value="=&quot;[    ]&quot;" calcext:base-cell-address="'Formular 1'.AB13"/>
            <calcext:condition calcext:apply-style-name="ConditionalStyle_13" calcext:value="=&quot;   &quot;" calcext:base-cell-address="'Formular 1'.AB13"/>
          </calcext:conditional-format>
          <calcext:conditional-format calcext:target-range-address="'Formular 1'.AC13:'Formular 1'.AC13">
            <calcext:condition calcext:apply-style-name="ConditionalStyle_15" calcext:value="=&quot;[    ]&quot;" calcext:base-cell-address="'Formular 1'.AC13"/>
            <calcext:condition calcext:apply-style-name="ConditionalStyle_14" calcext:value="=&quot;[    ]&quot;" calcext:base-cell-address="'Formular 1'.AC13"/>
            <calcext:condition calcext:apply-style-name="ConditionalStyle_13" calcext:value="=&quot;   &quot;" calcext:base-cell-address="'Formular 1'.AC13"/>
          </calcext:conditional-format>
          <calcext:conditional-format calcext:target-range-address="'Formular 1'.AD13:'Formular 1'.AD13">
            <calcext:condition calcext:apply-style-name="ConditionalStyle_15" calcext:value="=&quot;[    ]&quot;" calcext:base-cell-address="'Formular 1'.AD13"/>
            <calcext:condition calcext:apply-style-name="ConditionalStyle_14" calcext:value="=&quot;[    ]&quot;" calcext:base-cell-address="'Formular 1'.AD13"/>
            <calcext:condition calcext:apply-style-name="ConditionalStyle_13" calcext:value="=&quot;   &quot;" calcext:base-cell-address="'Formular 1'.AD13"/>
          </calcext:conditional-format>
          <calcext:conditional-format calcext:target-range-address="'Formular 1'.AE13:'Formular 1'.AE13">
            <calcext:condition calcext:apply-style-name="ConditionalStyle_15" calcext:value="=&quot;[    ]&quot;" calcext:base-cell-address="'Formular 1'.AE13"/>
            <calcext:condition calcext:apply-style-name="ConditionalStyle_14" calcext:value="=&quot;[    ]&quot;" calcext:base-cell-address="'Formular 1'.AE13"/>
            <calcext:condition calcext:apply-style-name="ConditionalStyle_13" calcext:value="=&quot;   &quot;" calcext:base-cell-address="'Formular 1'.AE13"/>
          </calcext:conditional-format>
          <calcext:conditional-format calcext:target-range-address="'Formular 1'.AF13:'Formular 1'.AF13">
            <calcext:condition calcext:apply-style-name="ConditionalStyle_15" calcext:value="=&quot;[    ]&quot;" calcext:base-cell-address="'Formular 1'.AF13"/>
            <calcext:condition calcext:apply-style-name="ConditionalStyle_14" calcext:value="=&quot;[    ]&quot;" calcext:base-cell-address="'Formular 1'.AF13"/>
            <calcext:condition calcext:apply-style-name="ConditionalStyle_13" calcext:value="=&quot;   &quot;" calcext:base-cell-address="'Formular 1'.AF13"/>
          </calcext:conditional-format>
          <calcext:conditional-format calcext:target-range-address="'Formular 1'.AG13:'Formular 1'.AG13">
            <calcext:condition calcext:apply-style-name="ConditionalStyle_15" calcext:value="=&quot;[    ]&quot;" calcext:base-cell-address="'Formular 1'.AG13"/>
            <calcext:condition calcext:apply-style-name="ConditionalStyle_14" calcext:value="=&quot;[    ]&quot;" calcext:base-cell-address="'Formular 1'.AG13"/>
            <calcext:condition calcext:apply-style-name="ConditionalStyle_13" calcext:value="=&quot;   &quot;" calcext:base-cell-address="'Formular 1'.AG13"/>
          </calcext:conditional-format>
          <calcext:conditional-format calcext:target-range-address="'Formular 1'.AH13:'Formular 1'.AH13">
            <calcext:condition calcext:apply-style-name="ConditionalStyle_15" calcext:value="=&quot;[    ]&quot;" calcext:base-cell-address="'Formular 1'.AH13"/>
            <calcext:condition calcext:apply-style-name="ConditionalStyle_14" calcext:value="=&quot;[    ]&quot;" calcext:base-cell-address="'Formular 1'.AH13"/>
            <calcext:condition calcext:apply-style-name="ConditionalStyle_13" calcext:value="=&quot;   &quot;" calcext:base-cell-address="'Formular 1'.AH13"/>
          </calcext:conditional-format>
          <calcext:conditional-format calcext:target-range-address="'Formular 1'.AI13:'Formular 1'.AI13">
            <calcext:condition calcext:apply-style-name="ConditionalStyle_15" calcext:value="=&quot;[    ]&quot;" calcext:base-cell-address="'Formular 1'.AI13"/>
            <calcext:condition calcext:apply-style-name="ConditionalStyle_14" calcext:value="=&quot;[    ]&quot;" calcext:base-cell-address="'Formular 1'.AI13"/>
            <calcext:condition calcext:apply-style-name="ConditionalStyle_13" calcext:value="=&quot;   &quot;" calcext:base-cell-address="'Formular 1'.AI13"/>
          </calcext:conditional-format>
          <calcext:conditional-format calcext:target-range-address="'Formular 1'.AJ13:'Formular 1'.AJ13">
            <calcext:condition calcext:apply-style-name="ConditionalStyle_15" calcext:value="=&quot;[    ]&quot;" calcext:base-cell-address="'Formular 1'.AJ13"/>
            <calcext:condition calcext:apply-style-name="ConditionalStyle_14" calcext:value="=&quot;[    ]&quot;" calcext:base-cell-address="'Formular 1'.AJ13"/>
            <calcext:condition calcext:apply-style-name="ConditionalStyle_13" calcext:value="=&quot;   &quot;" calcext:base-cell-address="'Formular 1'.AJ13"/>
          </calcext:conditional-format>
          <calcext:conditional-format calcext:target-range-address="'Formular 1'.AK13:'Formular 1'.AK13">
            <calcext:condition calcext:apply-style-name="ConditionalStyle_15" calcext:value="=&quot;[    ]&quot;" calcext:base-cell-address="'Formular 1'.AK13"/>
            <calcext:condition calcext:apply-style-name="ConditionalStyle_14" calcext:value="=&quot;[    ]&quot;" calcext:base-cell-address="'Formular 1'.AK13"/>
            <calcext:condition calcext:apply-style-name="ConditionalStyle_13" calcext:value="=&quot;   &quot;" calcext:base-cell-address="'Formular 1'.AK13"/>
          </calcext:conditional-format>
          <calcext:conditional-format calcext:target-range-address="'Formular 1'.AL13:'Formular 1'.AL13">
            <calcext:condition calcext:apply-style-name="ConditionalStyle_15" calcext:value="=&quot;[    ]&quot;" calcext:base-cell-address="'Formular 1'.AL13"/>
            <calcext:condition calcext:apply-style-name="ConditionalStyle_14" calcext:value="=&quot;[    ]&quot;" calcext:base-cell-address="'Formular 1'.AL13"/>
            <calcext:condition calcext:apply-style-name="ConditionalStyle_13" calcext:value="=&quot;   &quot;" calcext:base-cell-address="'Formular 1'.AL13"/>
          </calcext:conditional-format>
          <calcext:conditional-format calcext:target-range-address="'Formular 1'.AM13:'Formular 1'.AM13">
            <calcext:condition calcext:apply-style-name="ConditionalStyle_15" calcext:value="=&quot;[    ]&quot;" calcext:base-cell-address="'Formular 1'.AM13"/>
            <calcext:condition calcext:apply-style-name="ConditionalStyle_14" calcext:value="=&quot;[    ]&quot;" calcext:base-cell-address="'Formular 1'.AM13"/>
            <calcext:condition calcext:apply-style-name="ConditionalStyle_13" calcext:value="=&quot;   &quot;" calcext:base-cell-address="'Formular 1'.AM13"/>
          </calcext:conditional-format>
          <calcext:conditional-format calcext:target-range-address="'Formular 1'.AN13:'Formular 1'.AN13">
            <calcext:condition calcext:apply-style-name="ConditionalStyle_15" calcext:value="=&quot;[    ]&quot;" calcext:base-cell-address="'Formular 1'.AN13"/>
            <calcext:condition calcext:apply-style-name="ConditionalStyle_14" calcext:value="=&quot;[    ]&quot;" calcext:base-cell-address="'Formular 1'.AN13"/>
            <calcext:condition calcext:apply-style-name="ConditionalStyle_13" calcext:value="=&quot;   &quot;" calcext:base-cell-address="'Formular 1'.AN13"/>
          </calcext:conditional-format>
          <calcext:conditional-format calcext:target-range-address="'Formular 1'.AO13:'Formular 1'.AO13">
            <calcext:condition calcext:apply-style-name="ConditionalStyle_15" calcext:value="=&quot;[    ]&quot;" calcext:base-cell-address="'Formular 1'.AO13"/>
            <calcext:condition calcext:apply-style-name="ConditionalStyle_14" calcext:value="=&quot;[    ]&quot;" calcext:base-cell-address="'Formular 1'.AO13"/>
            <calcext:condition calcext:apply-style-name="ConditionalStyle_13" calcext:value="=&quot;   &quot;" calcext:base-cell-address="'Formular 1'.AO13"/>
          </calcext:conditional-format>
          <calcext:conditional-format calcext:target-range-address="'Formular 1'.AP13:'Formular 1'.AP13">
            <calcext:condition calcext:apply-style-name="ConditionalStyle_15" calcext:value="=&quot;[    ]&quot;" calcext:base-cell-address="'Formular 1'.AP13"/>
            <calcext:condition calcext:apply-style-name="ConditionalStyle_14" calcext:value="=&quot;[    ]&quot;" calcext:base-cell-address="'Formular 1'.AP13"/>
            <calcext:condition calcext:apply-style-name="ConditionalStyle_13" calcext:value="=&quot;   &quot;" calcext:base-cell-address="'Formular 1'.AP13"/>
          </calcext:conditional-format>
          <calcext:conditional-format calcext:target-range-address="'Formular 1'.AQ13:'Formular 1'.AQ13">
            <calcext:condition calcext:apply-style-name="ConditionalStyle_15" calcext:value="=&quot;[    ]&quot;" calcext:base-cell-address="'Formular 1'.AQ13"/>
            <calcext:condition calcext:apply-style-name="ConditionalStyle_14" calcext:value="=&quot;[    ]&quot;" calcext:base-cell-address="'Formular 1'.AQ13"/>
            <calcext:condition calcext:apply-style-name="ConditionalStyle_13" calcext:value="=&quot;   &quot;" calcext:base-cell-address="'Formular 1'.AQ13"/>
          </calcext:conditional-format>
          <calcext:conditional-format calcext:target-range-address="'Formular 1'.AR13:'Formular 1'.AR13">
            <calcext:condition calcext:apply-style-name="ConditionalStyle_15" calcext:value="=&quot;[    ]&quot;" calcext:base-cell-address="'Formular 1'.AR13"/>
            <calcext:condition calcext:apply-style-name="ConditionalStyle_14" calcext:value="=&quot;[    ]&quot;" calcext:base-cell-address="'Formular 1'.AR13"/>
            <calcext:condition calcext:apply-style-name="ConditionalStyle_13" calcext:value="=&quot;   &quot;" calcext:base-cell-address="'Formular 1'.AR13"/>
          </calcext:conditional-format>
          <calcext:conditional-format calcext:target-range-address="'Formular 1'.AS13:'Formular 1'.AS13">
            <calcext:condition calcext:apply-style-name="ConditionalStyle_15" calcext:value="=&quot;[    ]&quot;" calcext:base-cell-address="'Formular 1'.AS13"/>
            <calcext:condition calcext:apply-style-name="ConditionalStyle_14" calcext:value="=&quot;[    ]&quot;" calcext:base-cell-address="'Formular 1'.AS13"/>
            <calcext:condition calcext:apply-style-name="ConditionalStyle_13" calcext:value="=&quot;   &quot;" calcext:base-cell-address="'Formular 1'.AS13"/>
          </calcext:conditional-format>
          <calcext:conditional-format calcext:target-range-address="'Formular 1'.AT13:'Formular 1'.AT13">
            <calcext:condition calcext:apply-style-name="ConditionalStyle_15" calcext:value="=&quot;[    ]&quot;" calcext:base-cell-address="'Formular 1'.AT13"/>
            <calcext:condition calcext:apply-style-name="ConditionalStyle_14" calcext:value="=&quot;[    ]&quot;" calcext:base-cell-address="'Formular 1'.AT13"/>
            <calcext:condition calcext:apply-style-name="ConditionalStyle_13" calcext:value="=&quot;   &quot;" calcext:base-cell-address="'Formular 1'.AT13"/>
          </calcext:conditional-format>
          <calcext:conditional-format calcext:target-range-address="'Formular 1'.AU13:'Formular 1'.AU13">
            <calcext:condition calcext:apply-style-name="ConditionalStyle_15" calcext:value="=&quot;[    ]&quot;" calcext:base-cell-address="'Formular 1'.AU13"/>
            <calcext:condition calcext:apply-style-name="ConditionalStyle_14" calcext:value="=&quot;[    ]&quot;" calcext:base-cell-address="'Formular 1'.AU13"/>
            <calcext:condition calcext:apply-style-name="ConditionalStyle_13" calcext:value="=&quot;   &quot;" calcext:base-cell-address="'Formular 1'.AU13"/>
          </calcext:conditional-format>
          <calcext:conditional-format calcext:target-range-address="'Formular 1'.AV13:'Formular 1'.AV13">
            <calcext:condition calcext:apply-style-name="ConditionalStyle_15" calcext:value="=&quot;[    ]&quot;" calcext:base-cell-address="'Formular 1'.AV13"/>
            <calcext:condition calcext:apply-style-name="ConditionalStyle_14" calcext:value="=&quot;[    ]&quot;" calcext:base-cell-address="'Formular 1'.AV13"/>
            <calcext:condition calcext:apply-style-name="ConditionalStyle_13" calcext:value="=&quot;   &quot;" calcext:base-cell-address="'Formular 1'.AV13"/>
          </calcext:conditional-format>
          <calcext:conditional-format calcext:target-range-address="'Formular 1'.AW13:'Formular 1'.AW13">
            <calcext:condition calcext:apply-style-name="ConditionalStyle_15" calcext:value="=&quot;[    ]&quot;" calcext:base-cell-address="'Formular 1'.AW13"/>
            <calcext:condition calcext:apply-style-name="ConditionalStyle_14" calcext:value="=&quot;[    ]&quot;" calcext:base-cell-address="'Formular 1'.AW13"/>
            <calcext:condition calcext:apply-style-name="ConditionalStyle_13" calcext:value="=&quot;   &quot;" calcext:base-cell-address="'Formular 1'.AW13"/>
          </calcext:conditional-format>
          <calcext:conditional-format calcext:target-range-address="'Formular 1'.AX13:'Formular 1'.AX13">
            <calcext:condition calcext:apply-style-name="ConditionalStyle_15" calcext:value="=&quot;[    ]&quot;" calcext:base-cell-address="'Formular 1'.AX13"/>
            <calcext:condition calcext:apply-style-name="ConditionalStyle_14" calcext:value="=&quot;[    ]&quot;" calcext:base-cell-address="'Formular 1'.AX13"/>
            <calcext:condition calcext:apply-style-name="ConditionalStyle_13" calcext:value="=&quot;   &quot;" calcext:base-cell-address="'Formular 1'.AX13"/>
          </calcext:conditional-format>
          <calcext:conditional-format calcext:target-range-address="'Formular 1'.W14:'Formular 1'.W14">
            <calcext:condition calcext:apply-style-name="ConditionalStyle_15" calcext:value="=&quot;[    ]&quot;" calcext:base-cell-address="'Formular 1'.W14"/>
            <calcext:condition calcext:apply-style-name="ConditionalStyle_14" calcext:value="=&quot;[    ]&quot;" calcext:base-cell-address="'Formular 1'.W14"/>
            <calcext:condition calcext:apply-style-name="ConditionalStyle_13" calcext:value="=&quot;   &quot;" calcext:base-cell-address="'Formular 1'.W14"/>
          </calcext:conditional-format>
          <calcext:conditional-format calcext:target-range-address="'Formular 1'.X14:'Formular 1'.X14">
            <calcext:condition calcext:apply-style-name="ConditionalStyle_15" calcext:value="=&quot;[    ]&quot;" calcext:base-cell-address="'Formular 1'.X14"/>
            <calcext:condition calcext:apply-style-name="ConditionalStyle_14" calcext:value="=&quot;[    ]&quot;" calcext:base-cell-address="'Formular 1'.X14"/>
            <calcext:condition calcext:apply-style-name="ConditionalStyle_13" calcext:value="=&quot;   &quot;" calcext:base-cell-address="'Formular 1'.X14"/>
          </calcext:conditional-format>
          <calcext:conditional-format calcext:target-range-address="'Formular 1'.Y14:'Formular 1'.Y14">
            <calcext:condition calcext:apply-style-name="ConditionalStyle_15" calcext:value="=&quot;[    ]&quot;" calcext:base-cell-address="'Formular 1'.Y14"/>
            <calcext:condition calcext:apply-style-name="ConditionalStyle_14" calcext:value="=&quot;[    ]&quot;" calcext:base-cell-address="'Formular 1'.Y14"/>
            <calcext:condition calcext:apply-style-name="ConditionalStyle_13" calcext:value="=&quot;   &quot;" calcext:base-cell-address="'Formular 1'.Y14"/>
          </calcext:conditional-format>
          <calcext:conditional-format calcext:target-range-address="'Formular 1'.Z14:'Formular 1'.Z14">
            <calcext:condition calcext:apply-style-name="ConditionalStyle_15" calcext:value="=&quot;[    ]&quot;" calcext:base-cell-address="'Formular 1'.Z14"/>
            <calcext:condition calcext:apply-style-name="ConditionalStyle_14" calcext:value="=&quot;[    ]&quot;" calcext:base-cell-address="'Formular 1'.Z14"/>
            <calcext:condition calcext:apply-style-name="ConditionalStyle_13" calcext:value="=&quot;   &quot;" calcext:base-cell-address="'Formular 1'.Z14"/>
          </calcext:conditional-format>
          <calcext:conditional-format calcext:target-range-address="'Formular 1'.AA14:'Formular 1'.AA14">
            <calcext:condition calcext:apply-style-name="ConditionalStyle_15" calcext:value="=&quot;[    ]&quot;" calcext:base-cell-address="'Formular 1'.AA14"/>
            <calcext:condition calcext:apply-style-name="ConditionalStyle_14" calcext:value="=&quot;[    ]&quot;" calcext:base-cell-address="'Formular 1'.AA14"/>
            <calcext:condition calcext:apply-style-name="ConditionalStyle_13" calcext:value="=&quot;   &quot;" calcext:base-cell-address="'Formular 1'.AA14"/>
          </calcext:conditional-format>
          <calcext:conditional-format calcext:target-range-address="'Formular 1'.AB14:'Formular 1'.AB14">
            <calcext:condition calcext:apply-style-name="ConditionalStyle_15" calcext:value="=&quot;[    ]&quot;" calcext:base-cell-address="'Formular 1'.AB14"/>
            <calcext:condition calcext:apply-style-name="ConditionalStyle_14" calcext:value="=&quot;[    ]&quot;" calcext:base-cell-address="'Formular 1'.AB14"/>
            <calcext:condition calcext:apply-style-name="ConditionalStyle_13" calcext:value="=&quot;   &quot;" calcext:base-cell-address="'Formular 1'.AB14"/>
          </calcext:conditional-format>
          <calcext:conditional-format calcext:target-range-address="'Formular 1'.AC14:'Formular 1'.AC14">
            <calcext:condition calcext:apply-style-name="ConditionalStyle_15" calcext:value="=&quot;[    ]&quot;" calcext:base-cell-address="'Formular 1'.AC14"/>
            <calcext:condition calcext:apply-style-name="ConditionalStyle_14" calcext:value="=&quot;[    ]&quot;" calcext:base-cell-address="'Formular 1'.AC14"/>
            <calcext:condition calcext:apply-style-name="ConditionalStyle_13" calcext:value="=&quot;   &quot;" calcext:base-cell-address="'Formular 1'.AC14"/>
          </calcext:conditional-format>
          <calcext:conditional-format calcext:target-range-address="'Formular 1'.AD14:'Formular 1'.AD14">
            <calcext:condition calcext:apply-style-name="ConditionalStyle_15" calcext:value="=&quot;[    ]&quot;" calcext:base-cell-address="'Formular 1'.AD14"/>
            <calcext:condition calcext:apply-style-name="ConditionalStyle_14" calcext:value="=&quot;[    ]&quot;" calcext:base-cell-address="'Formular 1'.AD14"/>
            <calcext:condition calcext:apply-style-name="ConditionalStyle_13" calcext:value="=&quot;   &quot;" calcext:base-cell-address="'Formular 1'.AD14"/>
          </calcext:conditional-format>
          <calcext:conditional-format calcext:target-range-address="'Formular 1'.AE14:'Formular 1'.AE14">
            <calcext:condition calcext:apply-style-name="ConditionalStyle_15" calcext:value="=&quot;[    ]&quot;" calcext:base-cell-address="'Formular 1'.AE14"/>
            <calcext:condition calcext:apply-style-name="ConditionalStyle_14" calcext:value="=&quot;[    ]&quot;" calcext:base-cell-address="'Formular 1'.AE14"/>
            <calcext:condition calcext:apply-style-name="ConditionalStyle_13" calcext:value="=&quot;   &quot;" calcext:base-cell-address="'Formular 1'.AE14"/>
          </calcext:conditional-format>
          <calcext:conditional-format calcext:target-range-address="'Formular 1'.AF14:'Formular 1'.AF14">
            <calcext:condition calcext:apply-style-name="ConditionalStyle_15" calcext:value="=&quot;[    ]&quot;" calcext:base-cell-address="'Formular 1'.AF14"/>
            <calcext:condition calcext:apply-style-name="ConditionalStyle_14" calcext:value="=&quot;[    ]&quot;" calcext:base-cell-address="'Formular 1'.AF14"/>
            <calcext:condition calcext:apply-style-name="ConditionalStyle_13" calcext:value="=&quot;   &quot;" calcext:base-cell-address="'Formular 1'.AF14"/>
          </calcext:conditional-format>
          <calcext:conditional-format calcext:target-range-address="'Formular 1'.AG14:'Formular 1'.AG14">
            <calcext:condition calcext:apply-style-name="ConditionalStyle_15" calcext:value="=&quot;[    ]&quot;" calcext:base-cell-address="'Formular 1'.AG14"/>
            <calcext:condition calcext:apply-style-name="ConditionalStyle_14" calcext:value="=&quot;[    ]&quot;" calcext:base-cell-address="'Formular 1'.AG14"/>
            <calcext:condition calcext:apply-style-name="ConditionalStyle_13" calcext:value="=&quot;   &quot;" calcext:base-cell-address="'Formular 1'.AG14"/>
          </calcext:conditional-format>
          <calcext:conditional-format calcext:target-range-address="'Formular 1'.AH14:'Formular 1'.AH14">
            <calcext:condition calcext:apply-style-name="ConditionalStyle_15" calcext:value="=&quot;[    ]&quot;" calcext:base-cell-address="'Formular 1'.AH14"/>
            <calcext:condition calcext:apply-style-name="ConditionalStyle_14" calcext:value="=&quot;[    ]&quot;" calcext:base-cell-address="'Formular 1'.AH14"/>
            <calcext:condition calcext:apply-style-name="ConditionalStyle_13" calcext:value="=&quot;   &quot;" calcext:base-cell-address="'Formular 1'.AH14"/>
          </calcext:conditional-format>
          <calcext:conditional-format calcext:target-range-address="'Formular 1'.AI14:'Formular 1'.AI14">
            <calcext:condition calcext:apply-style-name="ConditionalStyle_15" calcext:value="=&quot;[    ]&quot;" calcext:base-cell-address="'Formular 1'.AI14"/>
            <calcext:condition calcext:apply-style-name="ConditionalStyle_14" calcext:value="=&quot;[    ]&quot;" calcext:base-cell-address="'Formular 1'.AI14"/>
            <calcext:condition calcext:apply-style-name="ConditionalStyle_13" calcext:value="=&quot;   &quot;" calcext:base-cell-address="'Formular 1'.AI14"/>
          </calcext:conditional-format>
          <calcext:conditional-format calcext:target-range-address="'Formular 1'.AJ14:'Formular 1'.AJ14">
            <calcext:condition calcext:apply-style-name="ConditionalStyle_15" calcext:value="=&quot;[    ]&quot;" calcext:base-cell-address="'Formular 1'.AJ14"/>
            <calcext:condition calcext:apply-style-name="ConditionalStyle_14" calcext:value="=&quot;[    ]&quot;" calcext:base-cell-address="'Formular 1'.AJ14"/>
            <calcext:condition calcext:apply-style-name="ConditionalStyle_13" calcext:value="=&quot;   &quot;" calcext:base-cell-address="'Formular 1'.AJ14"/>
          </calcext:conditional-format>
          <calcext:conditional-format calcext:target-range-address="'Formular 1'.AK14:'Formular 1'.AK14">
            <calcext:condition calcext:apply-style-name="ConditionalStyle_15" calcext:value="=&quot;[    ]&quot;" calcext:base-cell-address="'Formular 1'.AK14"/>
            <calcext:condition calcext:apply-style-name="ConditionalStyle_14" calcext:value="=&quot;[    ]&quot;" calcext:base-cell-address="'Formular 1'.AK14"/>
            <calcext:condition calcext:apply-style-name="ConditionalStyle_13" calcext:value="=&quot;   &quot;" calcext:base-cell-address="'Formular 1'.AK14"/>
          </calcext:conditional-format>
          <calcext:conditional-format calcext:target-range-address="'Formular 1'.AL14:'Formular 1'.AL14">
            <calcext:condition calcext:apply-style-name="ConditionalStyle_15" calcext:value="=&quot;[    ]&quot;" calcext:base-cell-address="'Formular 1'.AL14"/>
            <calcext:condition calcext:apply-style-name="ConditionalStyle_14" calcext:value="=&quot;[    ]&quot;" calcext:base-cell-address="'Formular 1'.AL14"/>
            <calcext:condition calcext:apply-style-name="ConditionalStyle_13" calcext:value="=&quot;   &quot;" calcext:base-cell-address="'Formular 1'.AL14"/>
          </calcext:conditional-format>
          <calcext:conditional-format calcext:target-range-address="'Formular 1'.AM14:'Formular 1'.AM14">
            <calcext:condition calcext:apply-style-name="ConditionalStyle_15" calcext:value="=&quot;[    ]&quot;" calcext:base-cell-address="'Formular 1'.AM14"/>
            <calcext:condition calcext:apply-style-name="ConditionalStyle_14" calcext:value="=&quot;[    ]&quot;" calcext:base-cell-address="'Formular 1'.AM14"/>
            <calcext:condition calcext:apply-style-name="ConditionalStyle_13" calcext:value="=&quot;   &quot;" calcext:base-cell-address="'Formular 1'.AM14"/>
          </calcext:conditional-format>
          <calcext:conditional-format calcext:target-range-address="'Formular 1'.AN14:'Formular 1'.AN14">
            <calcext:condition calcext:apply-style-name="ConditionalStyle_15" calcext:value="=&quot;[    ]&quot;" calcext:base-cell-address="'Formular 1'.AN14"/>
            <calcext:condition calcext:apply-style-name="ConditionalStyle_14" calcext:value="=&quot;[    ]&quot;" calcext:base-cell-address="'Formular 1'.AN14"/>
            <calcext:condition calcext:apply-style-name="ConditionalStyle_13" calcext:value="=&quot;   &quot;" calcext:base-cell-address="'Formular 1'.AN14"/>
          </calcext:conditional-format>
          <calcext:conditional-format calcext:target-range-address="'Formular 1'.AO14:'Formular 1'.AO14">
            <calcext:condition calcext:apply-style-name="ConditionalStyle_15" calcext:value="=&quot;[    ]&quot;" calcext:base-cell-address="'Formular 1'.AO14"/>
            <calcext:condition calcext:apply-style-name="ConditionalStyle_14" calcext:value="=&quot;[    ]&quot;" calcext:base-cell-address="'Formular 1'.AO14"/>
            <calcext:condition calcext:apply-style-name="ConditionalStyle_13" calcext:value="=&quot;   &quot;" calcext:base-cell-address="'Formular 1'.AO14"/>
          </calcext:conditional-format>
          <calcext:conditional-format calcext:target-range-address="'Formular 1'.AP14:'Formular 1'.AP14">
            <calcext:condition calcext:apply-style-name="ConditionalStyle_15" calcext:value="=&quot;[    ]&quot;" calcext:base-cell-address="'Formular 1'.AP14"/>
            <calcext:condition calcext:apply-style-name="ConditionalStyle_14" calcext:value="=&quot;[    ]&quot;" calcext:base-cell-address="'Formular 1'.AP14"/>
            <calcext:condition calcext:apply-style-name="ConditionalStyle_13" calcext:value="=&quot;   &quot;" calcext:base-cell-address="'Formular 1'.AP14"/>
          </calcext:conditional-format>
          <calcext:conditional-format calcext:target-range-address="'Formular 1'.AQ14:'Formular 1'.AQ14">
            <calcext:condition calcext:apply-style-name="ConditionalStyle_15" calcext:value="=&quot;[    ]&quot;" calcext:base-cell-address="'Formular 1'.AQ14"/>
            <calcext:condition calcext:apply-style-name="ConditionalStyle_14" calcext:value="=&quot;[    ]&quot;" calcext:base-cell-address="'Formular 1'.AQ14"/>
            <calcext:condition calcext:apply-style-name="ConditionalStyle_13" calcext:value="=&quot;   &quot;" calcext:base-cell-address="'Formular 1'.AQ14"/>
          </calcext:conditional-format>
          <calcext:conditional-format calcext:target-range-address="'Formular 1'.AR14:'Formular 1'.AR14">
            <calcext:condition calcext:apply-style-name="ConditionalStyle_15" calcext:value="=&quot;[    ]&quot;" calcext:base-cell-address="'Formular 1'.AR14"/>
            <calcext:condition calcext:apply-style-name="ConditionalStyle_14" calcext:value="=&quot;[    ]&quot;" calcext:base-cell-address="'Formular 1'.AR14"/>
            <calcext:condition calcext:apply-style-name="ConditionalStyle_13" calcext:value="=&quot;   &quot;" calcext:base-cell-address="'Formular 1'.AR14"/>
          </calcext:conditional-format>
          <calcext:conditional-format calcext:target-range-address="'Formular 1'.AS14:'Formular 1'.AS14">
            <calcext:condition calcext:apply-style-name="ConditionalStyle_15" calcext:value="=&quot;[    ]&quot;" calcext:base-cell-address="'Formular 1'.AS14"/>
            <calcext:condition calcext:apply-style-name="ConditionalStyle_14" calcext:value="=&quot;[    ]&quot;" calcext:base-cell-address="'Formular 1'.AS14"/>
            <calcext:condition calcext:apply-style-name="ConditionalStyle_13" calcext:value="=&quot;   &quot;" calcext:base-cell-address="'Formular 1'.AS14"/>
          </calcext:conditional-format>
          <calcext:conditional-format calcext:target-range-address="'Formular 1'.AT14:'Formular 1'.AT14">
            <calcext:condition calcext:apply-style-name="ConditionalStyle_15" calcext:value="=&quot;[    ]&quot;" calcext:base-cell-address="'Formular 1'.AT14"/>
            <calcext:condition calcext:apply-style-name="ConditionalStyle_14" calcext:value="=&quot;[    ]&quot;" calcext:base-cell-address="'Formular 1'.AT14"/>
            <calcext:condition calcext:apply-style-name="ConditionalStyle_13" calcext:value="=&quot;   &quot;" calcext:base-cell-address="'Formular 1'.AT14"/>
          </calcext:conditional-format>
          <calcext:conditional-format calcext:target-range-address="'Formular 1'.AU14:'Formular 1'.AU14">
            <calcext:condition calcext:apply-style-name="ConditionalStyle_15" calcext:value="=&quot;[    ]&quot;" calcext:base-cell-address="'Formular 1'.AU14"/>
            <calcext:condition calcext:apply-style-name="ConditionalStyle_14" calcext:value="=&quot;[    ]&quot;" calcext:base-cell-address="'Formular 1'.AU14"/>
            <calcext:condition calcext:apply-style-name="ConditionalStyle_13" calcext:value="=&quot;   &quot;" calcext:base-cell-address="'Formular 1'.AU14"/>
          </calcext:conditional-format>
          <calcext:conditional-format calcext:target-range-address="'Formular 1'.AV14:'Formular 1'.AV14">
            <calcext:condition calcext:apply-style-name="ConditionalStyle_15" calcext:value="=&quot;[    ]&quot;" calcext:base-cell-address="'Formular 1'.AV14"/>
            <calcext:condition calcext:apply-style-name="ConditionalStyle_14" calcext:value="=&quot;[    ]&quot;" calcext:base-cell-address="'Formular 1'.AV14"/>
            <calcext:condition calcext:apply-style-name="ConditionalStyle_13" calcext:value="=&quot;   &quot;" calcext:base-cell-address="'Formular 1'.AV14"/>
          </calcext:conditional-format>
          <calcext:conditional-format calcext:target-range-address="'Formular 1'.AW14:'Formular 1'.AW14">
            <calcext:condition calcext:apply-style-name="ConditionalStyle_15" calcext:value="=&quot;[    ]&quot;" calcext:base-cell-address="'Formular 1'.AW14"/>
            <calcext:condition calcext:apply-style-name="ConditionalStyle_14" calcext:value="=&quot;[    ]&quot;" calcext:base-cell-address="'Formular 1'.AW14"/>
            <calcext:condition calcext:apply-style-name="ConditionalStyle_13" calcext:value="=&quot;   &quot;" calcext:base-cell-address="'Formular 1'.AW14"/>
          </calcext:conditional-format>
          <calcext:conditional-format calcext:target-range-address="'Formular 1'.AX14:'Formular 1'.AX14">
            <calcext:condition calcext:apply-style-name="ConditionalStyle_15" calcext:value="=&quot;[    ]&quot;" calcext:base-cell-address="'Formular 1'.AX14"/>
            <calcext:condition calcext:apply-style-name="ConditionalStyle_14" calcext:value="=&quot;[    ]&quot;" calcext:base-cell-address="'Formular 1'.AX14"/>
            <calcext:condition calcext:apply-style-name="ConditionalStyle_13" calcext:value="=&quot;   &quot;" calcext:base-cell-address="'Formular 1'.AX14"/>
          </calcext:conditional-format>
          <calcext:conditional-format calcext:target-range-address="'Formular 1'.W15:'Formular 1'.W15">
            <calcext:condition calcext:apply-style-name="ConditionalStyle_15" calcext:value="=&quot;[    ]&quot;" calcext:base-cell-address="'Formular 1'.W15"/>
            <calcext:condition calcext:apply-style-name="ConditionalStyle_14" calcext:value="=&quot;[    ]&quot;" calcext:base-cell-address="'Formular 1'.W15"/>
            <calcext:condition calcext:apply-style-name="ConditionalStyle_13" calcext:value="=&quot;   &quot;" calcext:base-cell-address="'Formular 1'.W15"/>
          </calcext:conditional-format>
          <calcext:conditional-format calcext:target-range-address="'Formular 1'.X15:'Formular 1'.X15">
            <calcext:condition calcext:apply-style-name="ConditionalStyle_15" calcext:value="=&quot;[    ]&quot;" calcext:base-cell-address="'Formular 1'.X15"/>
            <calcext:condition calcext:apply-style-name="ConditionalStyle_14" calcext:value="=&quot;[    ]&quot;" calcext:base-cell-address="'Formular 1'.X15"/>
            <calcext:condition calcext:apply-style-name="ConditionalStyle_13" calcext:value="=&quot;   &quot;" calcext:base-cell-address="'Formular 1'.X15"/>
          </calcext:conditional-format>
          <calcext:conditional-format calcext:target-range-address="'Formular 1'.Y15:'Formular 1'.Y15">
            <calcext:condition calcext:apply-style-name="ConditionalStyle_15" calcext:value="=&quot;[    ]&quot;" calcext:base-cell-address="'Formular 1'.Y15"/>
            <calcext:condition calcext:apply-style-name="ConditionalStyle_14" calcext:value="=&quot;[    ]&quot;" calcext:base-cell-address="'Formular 1'.Y15"/>
            <calcext:condition calcext:apply-style-name="ConditionalStyle_13" calcext:value="=&quot;   &quot;" calcext:base-cell-address="'Formular 1'.Y15"/>
          </calcext:conditional-format>
          <calcext:conditional-format calcext:target-range-address="'Formular 1'.Z15:'Formular 1'.Z15">
            <calcext:condition calcext:apply-style-name="ConditionalStyle_15" calcext:value="=&quot;[    ]&quot;" calcext:base-cell-address="'Formular 1'.Z15"/>
            <calcext:condition calcext:apply-style-name="ConditionalStyle_14" calcext:value="=&quot;[    ]&quot;" calcext:base-cell-address="'Formular 1'.Z15"/>
            <calcext:condition calcext:apply-style-name="ConditionalStyle_13" calcext:value="=&quot;   &quot;" calcext:base-cell-address="'Formular 1'.Z15"/>
          </calcext:conditional-format>
          <calcext:conditional-format calcext:target-range-address="'Formular 1'.AA15:'Formular 1'.AA15">
            <calcext:condition calcext:apply-style-name="ConditionalStyle_15" calcext:value="=&quot;[    ]&quot;" calcext:base-cell-address="'Formular 1'.AA15"/>
            <calcext:condition calcext:apply-style-name="ConditionalStyle_14" calcext:value="=&quot;[    ]&quot;" calcext:base-cell-address="'Formular 1'.AA15"/>
            <calcext:condition calcext:apply-style-name="ConditionalStyle_13" calcext:value="=&quot;   &quot;" calcext:base-cell-address="'Formular 1'.AA15"/>
          </calcext:conditional-format>
          <calcext:conditional-format calcext:target-range-address="'Formular 1'.AB15:'Formular 1'.AB15">
            <calcext:condition calcext:apply-style-name="ConditionalStyle_15" calcext:value="=&quot;[    ]&quot;" calcext:base-cell-address="'Formular 1'.AB15"/>
            <calcext:condition calcext:apply-style-name="ConditionalStyle_14" calcext:value="=&quot;[    ]&quot;" calcext:base-cell-address="'Formular 1'.AB15"/>
            <calcext:condition calcext:apply-style-name="ConditionalStyle_13" calcext:value="=&quot;   &quot;" calcext:base-cell-address="'Formular 1'.AB15"/>
          </calcext:conditional-format>
          <calcext:conditional-format calcext:target-range-address="'Formular 1'.AC15:'Formular 1'.AC15">
            <calcext:condition calcext:apply-style-name="ConditionalStyle_15" calcext:value="=&quot;[    ]&quot;" calcext:base-cell-address="'Formular 1'.AC15"/>
            <calcext:condition calcext:apply-style-name="ConditionalStyle_14" calcext:value="=&quot;[    ]&quot;" calcext:base-cell-address="'Formular 1'.AC15"/>
            <calcext:condition calcext:apply-style-name="ConditionalStyle_13" calcext:value="=&quot;   &quot;" calcext:base-cell-address="'Formular 1'.AC15"/>
          </calcext:conditional-format>
          <calcext:conditional-format calcext:target-range-address="'Formular 1'.AD15:'Formular 1'.AD15">
            <calcext:condition calcext:apply-style-name="ConditionalStyle_15" calcext:value="=&quot;[    ]&quot;" calcext:base-cell-address="'Formular 1'.AD15"/>
            <calcext:condition calcext:apply-style-name="ConditionalStyle_14" calcext:value="=&quot;[    ]&quot;" calcext:base-cell-address="'Formular 1'.AD15"/>
            <calcext:condition calcext:apply-style-name="ConditionalStyle_13" calcext:value="=&quot;   &quot;" calcext:base-cell-address="'Formular 1'.AD15"/>
          </calcext:conditional-format>
          <calcext:conditional-format calcext:target-range-address="'Formular 1'.AE15:'Formular 1'.AE15">
            <calcext:condition calcext:apply-style-name="ConditionalStyle_15" calcext:value="=&quot;[    ]&quot;" calcext:base-cell-address="'Formular 1'.AE15"/>
            <calcext:condition calcext:apply-style-name="ConditionalStyle_14" calcext:value="=&quot;[    ]&quot;" calcext:base-cell-address="'Formular 1'.AE15"/>
            <calcext:condition calcext:apply-style-name="ConditionalStyle_13" calcext:value="=&quot;   &quot;" calcext:base-cell-address="'Formular 1'.AE15"/>
          </calcext:conditional-format>
          <calcext:conditional-format calcext:target-range-address="'Formular 1'.AF15:'Formular 1'.AF15">
            <calcext:condition calcext:apply-style-name="ConditionalStyle_15" calcext:value="=&quot;[    ]&quot;" calcext:base-cell-address="'Formular 1'.AF15"/>
            <calcext:condition calcext:apply-style-name="ConditionalStyle_14" calcext:value="=&quot;[    ]&quot;" calcext:base-cell-address="'Formular 1'.AF15"/>
            <calcext:condition calcext:apply-style-name="ConditionalStyle_13" calcext:value="=&quot;   &quot;" calcext:base-cell-address="'Formular 1'.AF15"/>
          </calcext:conditional-format>
          <calcext:conditional-format calcext:target-range-address="'Formular 1'.AG15:'Formular 1'.AG15">
            <calcext:condition calcext:apply-style-name="ConditionalStyle_15" calcext:value="=&quot;[    ]&quot;" calcext:base-cell-address="'Formular 1'.AG15"/>
            <calcext:condition calcext:apply-style-name="ConditionalStyle_14" calcext:value="=&quot;[    ]&quot;" calcext:base-cell-address="'Formular 1'.AG15"/>
            <calcext:condition calcext:apply-style-name="ConditionalStyle_13" calcext:value="=&quot;   &quot;" calcext:base-cell-address="'Formular 1'.AG15"/>
          </calcext:conditional-format>
          <calcext:conditional-format calcext:target-range-address="'Formular 1'.AH15:'Formular 1'.AH15">
            <calcext:condition calcext:apply-style-name="ConditionalStyle_15" calcext:value="=&quot;[    ]&quot;" calcext:base-cell-address="'Formular 1'.AH15"/>
            <calcext:condition calcext:apply-style-name="ConditionalStyle_14" calcext:value="=&quot;[    ]&quot;" calcext:base-cell-address="'Formular 1'.AH15"/>
            <calcext:condition calcext:apply-style-name="ConditionalStyle_13" calcext:value="=&quot;   &quot;" calcext:base-cell-address="'Formular 1'.AH15"/>
          </calcext:conditional-format>
          <calcext:conditional-format calcext:target-range-address="'Formular 1'.AI15:'Formular 1'.AI15">
            <calcext:condition calcext:apply-style-name="ConditionalStyle_15" calcext:value="=&quot;[    ]&quot;" calcext:base-cell-address="'Formular 1'.AI15"/>
            <calcext:condition calcext:apply-style-name="ConditionalStyle_14" calcext:value="=&quot;[    ]&quot;" calcext:base-cell-address="'Formular 1'.AI15"/>
            <calcext:condition calcext:apply-style-name="ConditionalStyle_13" calcext:value="=&quot;   &quot;" calcext:base-cell-address="'Formular 1'.AI15"/>
          </calcext:conditional-format>
          <calcext:conditional-format calcext:target-range-address="'Formular 1'.AJ15:'Formular 1'.AJ15">
            <calcext:condition calcext:apply-style-name="ConditionalStyle_15" calcext:value="=&quot;[    ]&quot;" calcext:base-cell-address="'Formular 1'.AJ15"/>
            <calcext:condition calcext:apply-style-name="ConditionalStyle_14" calcext:value="=&quot;[    ]&quot;" calcext:base-cell-address="'Formular 1'.AJ15"/>
            <calcext:condition calcext:apply-style-name="ConditionalStyle_13" calcext:value="=&quot;   &quot;" calcext:base-cell-address="'Formular 1'.AJ15"/>
          </calcext:conditional-format>
          <calcext:conditional-format calcext:target-range-address="'Formular 1'.AK15:'Formular 1'.AK15">
            <calcext:condition calcext:apply-style-name="ConditionalStyle_15" calcext:value="=&quot;[    ]&quot;" calcext:base-cell-address="'Formular 1'.AK15"/>
            <calcext:condition calcext:apply-style-name="ConditionalStyle_14" calcext:value="=&quot;[    ]&quot;" calcext:base-cell-address="'Formular 1'.AK15"/>
            <calcext:condition calcext:apply-style-name="ConditionalStyle_13" calcext:value="=&quot;   &quot;" calcext:base-cell-address="'Formular 1'.AK15"/>
          </calcext:conditional-format>
          <calcext:conditional-format calcext:target-range-address="'Formular 1'.AL15:'Formular 1'.AL15">
            <calcext:condition calcext:apply-style-name="ConditionalStyle_15" calcext:value="=&quot;[    ]&quot;" calcext:base-cell-address="'Formular 1'.AL15"/>
            <calcext:condition calcext:apply-style-name="ConditionalStyle_14" calcext:value="=&quot;[    ]&quot;" calcext:base-cell-address="'Formular 1'.AL15"/>
            <calcext:condition calcext:apply-style-name="ConditionalStyle_13" calcext:value="=&quot;   &quot;" calcext:base-cell-address="'Formular 1'.AL15"/>
          </calcext:conditional-format>
          <calcext:conditional-format calcext:target-range-address="'Formular 1'.AM15:'Formular 1'.AM15">
            <calcext:condition calcext:apply-style-name="ConditionalStyle_15" calcext:value="=&quot;[    ]&quot;" calcext:base-cell-address="'Formular 1'.AM15"/>
            <calcext:condition calcext:apply-style-name="ConditionalStyle_14" calcext:value="=&quot;[    ]&quot;" calcext:base-cell-address="'Formular 1'.AM15"/>
            <calcext:condition calcext:apply-style-name="ConditionalStyle_13" calcext:value="=&quot;   &quot;" calcext:base-cell-address="'Formular 1'.AM15"/>
          </calcext:conditional-format>
          <calcext:conditional-format calcext:target-range-address="'Formular 1'.AN15:'Formular 1'.AN15">
            <calcext:condition calcext:apply-style-name="ConditionalStyle_15" calcext:value="=&quot;[    ]&quot;" calcext:base-cell-address="'Formular 1'.AN15"/>
            <calcext:condition calcext:apply-style-name="ConditionalStyle_14" calcext:value="=&quot;[    ]&quot;" calcext:base-cell-address="'Formular 1'.AN15"/>
            <calcext:condition calcext:apply-style-name="ConditionalStyle_13" calcext:value="=&quot;   &quot;" calcext:base-cell-address="'Formular 1'.AN15"/>
          </calcext:conditional-format>
          <calcext:conditional-format calcext:target-range-address="'Formular 1'.AO15:'Formular 1'.AO15">
            <calcext:condition calcext:apply-style-name="ConditionalStyle_15" calcext:value="=&quot;[    ]&quot;" calcext:base-cell-address="'Formular 1'.AO15"/>
            <calcext:condition calcext:apply-style-name="ConditionalStyle_14" calcext:value="=&quot;[    ]&quot;" calcext:base-cell-address="'Formular 1'.AO15"/>
            <calcext:condition calcext:apply-style-name="ConditionalStyle_13" calcext:value="=&quot;   &quot;" calcext:base-cell-address="'Formular 1'.AO15"/>
          </calcext:conditional-format>
          <calcext:conditional-format calcext:target-range-address="'Formular 1'.AP15:'Formular 1'.AP15">
            <calcext:condition calcext:apply-style-name="ConditionalStyle_15" calcext:value="=&quot;[    ]&quot;" calcext:base-cell-address="'Formular 1'.AP15"/>
            <calcext:condition calcext:apply-style-name="ConditionalStyle_14" calcext:value="=&quot;[    ]&quot;" calcext:base-cell-address="'Formular 1'.AP15"/>
            <calcext:condition calcext:apply-style-name="ConditionalStyle_13" calcext:value="=&quot;   &quot;" calcext:base-cell-address="'Formular 1'.AP15"/>
          </calcext:conditional-format>
          <calcext:conditional-format calcext:target-range-address="'Formular 1'.AQ15:'Formular 1'.AQ15">
            <calcext:condition calcext:apply-style-name="ConditionalStyle_15" calcext:value="=&quot;[    ]&quot;" calcext:base-cell-address="'Formular 1'.AQ15"/>
            <calcext:condition calcext:apply-style-name="ConditionalStyle_14" calcext:value="=&quot;[    ]&quot;" calcext:base-cell-address="'Formular 1'.AQ15"/>
            <calcext:condition calcext:apply-style-name="ConditionalStyle_13" calcext:value="=&quot;   &quot;" calcext:base-cell-address="'Formular 1'.AQ15"/>
          </calcext:conditional-format>
          <calcext:conditional-format calcext:target-range-address="'Formular 1'.AR15:'Formular 1'.AR15">
            <calcext:condition calcext:apply-style-name="ConditionalStyle_15" calcext:value="=&quot;[    ]&quot;" calcext:base-cell-address="'Formular 1'.AR15"/>
            <calcext:condition calcext:apply-style-name="ConditionalStyle_14" calcext:value="=&quot;[    ]&quot;" calcext:base-cell-address="'Formular 1'.AR15"/>
            <calcext:condition calcext:apply-style-name="ConditionalStyle_13" calcext:value="=&quot;   &quot;" calcext:base-cell-address="'Formular 1'.AR15"/>
          </calcext:conditional-format>
          <calcext:conditional-format calcext:target-range-address="'Formular 1'.AS15:'Formular 1'.AS15">
            <calcext:condition calcext:apply-style-name="ConditionalStyle_15" calcext:value="=&quot;[    ]&quot;" calcext:base-cell-address="'Formular 1'.AS15"/>
            <calcext:condition calcext:apply-style-name="ConditionalStyle_14" calcext:value="=&quot;[    ]&quot;" calcext:base-cell-address="'Formular 1'.AS15"/>
            <calcext:condition calcext:apply-style-name="ConditionalStyle_13" calcext:value="=&quot;   &quot;" calcext:base-cell-address="'Formular 1'.AS15"/>
          </calcext:conditional-format>
          <calcext:conditional-format calcext:target-range-address="'Formular 1'.AT15:'Formular 1'.AT15">
            <calcext:condition calcext:apply-style-name="ConditionalStyle_15" calcext:value="=&quot;[    ]&quot;" calcext:base-cell-address="'Formular 1'.AT15"/>
            <calcext:condition calcext:apply-style-name="ConditionalStyle_14" calcext:value="=&quot;[    ]&quot;" calcext:base-cell-address="'Formular 1'.AT15"/>
            <calcext:condition calcext:apply-style-name="ConditionalStyle_13" calcext:value="=&quot;   &quot;" calcext:base-cell-address="'Formular 1'.AT15"/>
          </calcext:conditional-format>
          <calcext:conditional-format calcext:target-range-address="'Formular 1'.AU15:'Formular 1'.AU15">
            <calcext:condition calcext:apply-style-name="ConditionalStyle_15" calcext:value="=&quot;[    ]&quot;" calcext:base-cell-address="'Formular 1'.AU15"/>
            <calcext:condition calcext:apply-style-name="ConditionalStyle_14" calcext:value="=&quot;[    ]&quot;" calcext:base-cell-address="'Formular 1'.AU15"/>
            <calcext:condition calcext:apply-style-name="ConditionalStyle_13" calcext:value="=&quot;   &quot;" calcext:base-cell-address="'Formular 1'.AU15"/>
          </calcext:conditional-format>
          <calcext:conditional-format calcext:target-range-address="'Formular 1'.AV15:'Formular 1'.AV15">
            <calcext:condition calcext:apply-style-name="ConditionalStyle_15" calcext:value="=&quot;[    ]&quot;" calcext:base-cell-address="'Formular 1'.AV15"/>
            <calcext:condition calcext:apply-style-name="ConditionalStyle_14" calcext:value="=&quot;[    ]&quot;" calcext:base-cell-address="'Formular 1'.AV15"/>
            <calcext:condition calcext:apply-style-name="ConditionalStyle_13" calcext:value="=&quot;   &quot;" calcext:base-cell-address="'Formular 1'.AV15"/>
          </calcext:conditional-format>
          <calcext:conditional-format calcext:target-range-address="'Formular 1'.AW15:'Formular 1'.AW15">
            <calcext:condition calcext:apply-style-name="ConditionalStyle_15" calcext:value="=&quot;[    ]&quot;" calcext:base-cell-address="'Formular 1'.AW15"/>
            <calcext:condition calcext:apply-style-name="ConditionalStyle_14" calcext:value="=&quot;[    ]&quot;" calcext:base-cell-address="'Formular 1'.AW15"/>
            <calcext:condition calcext:apply-style-name="ConditionalStyle_13" calcext:value="=&quot;   &quot;" calcext:base-cell-address="'Formular 1'.AW15"/>
          </calcext:conditional-format>
          <calcext:conditional-format calcext:target-range-address="'Formular 1'.AX15:'Formular 1'.AX15">
            <calcext:condition calcext:apply-style-name="ConditionalStyle_15" calcext:value="=&quot;[    ]&quot;" calcext:base-cell-address="'Formular 1'.AX15"/>
            <calcext:condition calcext:apply-style-name="ConditionalStyle_14" calcext:value="=&quot;[    ]&quot;" calcext:base-cell-address="'Formular 1'.AX15"/>
            <calcext:condition calcext:apply-style-name="ConditionalStyle_13" calcext:value="=&quot;   &quot;" calcext:base-cell-address="'Formular 1'.AX15"/>
          </calcext:conditional-format>
          <calcext:conditional-format calcext:target-range-address="'Formular 1'.W16:'Formular 1'.W16">
            <calcext:condition calcext:apply-style-name="ConditionalStyle_15" calcext:value="=&quot;[    ]&quot;" calcext:base-cell-address="'Formular 1'.W16"/>
            <calcext:condition calcext:apply-style-name="ConditionalStyle_14" calcext:value="=&quot;[    ]&quot;" calcext:base-cell-address="'Formular 1'.W16"/>
            <calcext:condition calcext:apply-style-name="ConditionalStyle_13" calcext:value="=&quot;   &quot;" calcext:base-cell-address="'Formular 1'.W16"/>
          </calcext:conditional-format>
          <calcext:conditional-format calcext:target-range-address="'Formular 1'.X16:'Formular 1'.X16">
            <calcext:condition calcext:apply-style-name="ConditionalStyle_15" calcext:value="=&quot;[    ]&quot;" calcext:base-cell-address="'Formular 1'.X16"/>
            <calcext:condition calcext:apply-style-name="ConditionalStyle_14" calcext:value="=&quot;[    ]&quot;" calcext:base-cell-address="'Formular 1'.X16"/>
            <calcext:condition calcext:apply-style-name="ConditionalStyle_13" calcext:value="=&quot;   &quot;" calcext:base-cell-address="'Formular 1'.X16"/>
          </calcext:conditional-format>
          <calcext:conditional-format calcext:target-range-address="'Formular 1'.Y16:'Formular 1'.Y16">
            <calcext:condition calcext:apply-style-name="ConditionalStyle_15" calcext:value="=&quot;[    ]&quot;" calcext:base-cell-address="'Formular 1'.Y16"/>
            <calcext:condition calcext:apply-style-name="ConditionalStyle_14" calcext:value="=&quot;[    ]&quot;" calcext:base-cell-address="'Formular 1'.Y16"/>
            <calcext:condition calcext:apply-style-name="ConditionalStyle_13" calcext:value="=&quot;   &quot;" calcext:base-cell-address="'Formular 1'.Y16"/>
          </calcext:conditional-format>
          <calcext:conditional-format calcext:target-range-address="'Formular 1'.Z16:'Formular 1'.Z16">
            <calcext:condition calcext:apply-style-name="ConditionalStyle_15" calcext:value="=&quot;[    ]&quot;" calcext:base-cell-address="'Formular 1'.Z16"/>
            <calcext:condition calcext:apply-style-name="ConditionalStyle_14" calcext:value="=&quot;[    ]&quot;" calcext:base-cell-address="'Formular 1'.Z16"/>
            <calcext:condition calcext:apply-style-name="ConditionalStyle_13" calcext:value="=&quot;   &quot;" calcext:base-cell-address="'Formular 1'.Z16"/>
          </calcext:conditional-format>
          <calcext:conditional-format calcext:target-range-address="'Formular 1'.AA16:'Formular 1'.AA16">
            <calcext:condition calcext:apply-style-name="ConditionalStyle_15" calcext:value="=&quot;[    ]&quot;" calcext:base-cell-address="'Formular 1'.AA16"/>
            <calcext:condition calcext:apply-style-name="ConditionalStyle_14" calcext:value="=&quot;[    ]&quot;" calcext:base-cell-address="'Formular 1'.AA16"/>
            <calcext:condition calcext:apply-style-name="ConditionalStyle_13" calcext:value="=&quot;   &quot;" calcext:base-cell-address="'Formular 1'.AA16"/>
          </calcext:conditional-format>
          <calcext:conditional-format calcext:target-range-address="'Formular 1'.AB16:'Formular 1'.AB16">
            <calcext:condition calcext:apply-style-name="ConditionalStyle_15" calcext:value="=&quot;[    ]&quot;" calcext:base-cell-address="'Formular 1'.AB16"/>
            <calcext:condition calcext:apply-style-name="ConditionalStyle_14" calcext:value="=&quot;[    ]&quot;" calcext:base-cell-address="'Formular 1'.AB16"/>
            <calcext:condition calcext:apply-style-name="ConditionalStyle_13" calcext:value="=&quot;   &quot;" calcext:base-cell-address="'Formular 1'.AB16"/>
          </calcext:conditional-format>
          <calcext:conditional-format calcext:target-range-address="'Formular 1'.AC16:'Formular 1'.AC16">
            <calcext:condition calcext:apply-style-name="ConditionalStyle_15" calcext:value="=&quot;[    ]&quot;" calcext:base-cell-address="'Formular 1'.AC16"/>
            <calcext:condition calcext:apply-style-name="ConditionalStyle_14" calcext:value="=&quot;[    ]&quot;" calcext:base-cell-address="'Formular 1'.AC16"/>
            <calcext:condition calcext:apply-style-name="ConditionalStyle_13" calcext:value="=&quot;   &quot;" calcext:base-cell-address="'Formular 1'.AC16"/>
          </calcext:conditional-format>
          <calcext:conditional-format calcext:target-range-address="'Formular 1'.AD16:'Formular 1'.AD16">
            <calcext:condition calcext:apply-style-name="ConditionalStyle_15" calcext:value="=&quot;[    ]&quot;" calcext:base-cell-address="'Formular 1'.AD16"/>
            <calcext:condition calcext:apply-style-name="ConditionalStyle_14" calcext:value="=&quot;[    ]&quot;" calcext:base-cell-address="'Formular 1'.AD16"/>
            <calcext:condition calcext:apply-style-name="ConditionalStyle_13" calcext:value="=&quot;   &quot;" calcext:base-cell-address="'Formular 1'.AD16"/>
          </calcext:conditional-format>
          <calcext:conditional-format calcext:target-range-address="'Formular 1'.AE16:'Formular 1'.AE16">
            <calcext:condition calcext:apply-style-name="ConditionalStyle_15" calcext:value="=&quot;[    ]&quot;" calcext:base-cell-address="'Formular 1'.AE16"/>
            <calcext:condition calcext:apply-style-name="ConditionalStyle_14" calcext:value="=&quot;[    ]&quot;" calcext:base-cell-address="'Formular 1'.AE16"/>
            <calcext:condition calcext:apply-style-name="ConditionalStyle_13" calcext:value="=&quot;   &quot;" calcext:base-cell-address="'Formular 1'.AE16"/>
          </calcext:conditional-format>
          <calcext:conditional-format calcext:target-range-address="'Formular 1'.AF16:'Formular 1'.AF16">
            <calcext:condition calcext:apply-style-name="ConditionalStyle_15" calcext:value="=&quot;[    ]&quot;" calcext:base-cell-address="'Formular 1'.AF16"/>
            <calcext:condition calcext:apply-style-name="ConditionalStyle_14" calcext:value="=&quot;[    ]&quot;" calcext:base-cell-address="'Formular 1'.AF16"/>
            <calcext:condition calcext:apply-style-name="ConditionalStyle_13" calcext:value="=&quot;   &quot;" calcext:base-cell-address="'Formular 1'.AF16"/>
          </calcext:conditional-format>
          <calcext:conditional-format calcext:target-range-address="'Formular 1'.AG16:'Formular 1'.AG16">
            <calcext:condition calcext:apply-style-name="ConditionalStyle_15" calcext:value="=&quot;[    ]&quot;" calcext:base-cell-address="'Formular 1'.AG16"/>
            <calcext:condition calcext:apply-style-name="ConditionalStyle_14" calcext:value="=&quot;[    ]&quot;" calcext:base-cell-address="'Formular 1'.AG16"/>
            <calcext:condition calcext:apply-style-name="ConditionalStyle_13" calcext:value="=&quot;   &quot;" calcext:base-cell-address="'Formular 1'.AG16"/>
          </calcext:conditional-format>
          <calcext:conditional-format calcext:target-range-address="'Formular 1'.AH16:'Formular 1'.AH16">
            <calcext:condition calcext:apply-style-name="ConditionalStyle_15" calcext:value="=&quot;[    ]&quot;" calcext:base-cell-address="'Formular 1'.AH16"/>
            <calcext:condition calcext:apply-style-name="ConditionalStyle_14" calcext:value="=&quot;[    ]&quot;" calcext:base-cell-address="'Formular 1'.AH16"/>
            <calcext:condition calcext:apply-style-name="ConditionalStyle_13" calcext:value="=&quot;   &quot;" calcext:base-cell-address="'Formular 1'.AH16"/>
          </calcext:conditional-format>
          <calcext:conditional-format calcext:target-range-address="'Formular 1'.AI16:'Formular 1'.AI16">
            <calcext:condition calcext:apply-style-name="ConditionalStyle_15" calcext:value="=&quot;[    ]&quot;" calcext:base-cell-address="'Formular 1'.AI16"/>
            <calcext:condition calcext:apply-style-name="ConditionalStyle_14" calcext:value="=&quot;[    ]&quot;" calcext:base-cell-address="'Formular 1'.AI16"/>
            <calcext:condition calcext:apply-style-name="ConditionalStyle_13" calcext:value="=&quot;   &quot;" calcext:base-cell-address="'Formular 1'.AI16"/>
          </calcext:conditional-format>
          <calcext:conditional-format calcext:target-range-address="'Formular 1'.AJ16:'Formular 1'.AJ16">
            <calcext:condition calcext:apply-style-name="ConditionalStyle_15" calcext:value="=&quot;[    ]&quot;" calcext:base-cell-address="'Formular 1'.AJ16"/>
            <calcext:condition calcext:apply-style-name="ConditionalStyle_14" calcext:value="=&quot;[    ]&quot;" calcext:base-cell-address="'Formular 1'.AJ16"/>
            <calcext:condition calcext:apply-style-name="ConditionalStyle_13" calcext:value="=&quot;   &quot;" calcext:base-cell-address="'Formular 1'.AJ16"/>
          </calcext:conditional-format>
          <calcext:conditional-format calcext:target-range-address="'Formular 1'.AK16:'Formular 1'.AK16">
            <calcext:condition calcext:apply-style-name="ConditionalStyle_15" calcext:value="=&quot;[    ]&quot;" calcext:base-cell-address="'Formular 1'.AK16"/>
            <calcext:condition calcext:apply-style-name="ConditionalStyle_14" calcext:value="=&quot;[    ]&quot;" calcext:base-cell-address="'Formular 1'.AK16"/>
            <calcext:condition calcext:apply-style-name="ConditionalStyle_13" calcext:value="=&quot;   &quot;" calcext:base-cell-address="'Formular 1'.AK16"/>
          </calcext:conditional-format>
          <calcext:conditional-format calcext:target-range-address="'Formular 1'.AL16:'Formular 1'.AL16">
            <calcext:condition calcext:apply-style-name="ConditionalStyle_15" calcext:value="=&quot;[    ]&quot;" calcext:base-cell-address="'Formular 1'.AL16"/>
            <calcext:condition calcext:apply-style-name="ConditionalStyle_14" calcext:value="=&quot;[    ]&quot;" calcext:base-cell-address="'Formular 1'.AL16"/>
            <calcext:condition calcext:apply-style-name="ConditionalStyle_13" calcext:value="=&quot;   &quot;" calcext:base-cell-address="'Formular 1'.AL16"/>
          </calcext:conditional-format>
          <calcext:conditional-format calcext:target-range-address="'Formular 1'.AM16:'Formular 1'.AM16">
            <calcext:condition calcext:apply-style-name="ConditionalStyle_15" calcext:value="=&quot;[    ]&quot;" calcext:base-cell-address="'Formular 1'.AM16"/>
            <calcext:condition calcext:apply-style-name="ConditionalStyle_14" calcext:value="=&quot;[    ]&quot;" calcext:base-cell-address="'Formular 1'.AM16"/>
            <calcext:condition calcext:apply-style-name="ConditionalStyle_13" calcext:value="=&quot;   &quot;" calcext:base-cell-address="'Formular 1'.AM16"/>
          </calcext:conditional-format>
          <calcext:conditional-format calcext:target-range-address="'Formular 1'.AN16:'Formular 1'.AN16">
            <calcext:condition calcext:apply-style-name="ConditionalStyle_15" calcext:value="=&quot;[    ]&quot;" calcext:base-cell-address="'Formular 1'.AN16"/>
            <calcext:condition calcext:apply-style-name="ConditionalStyle_14" calcext:value="=&quot;[    ]&quot;" calcext:base-cell-address="'Formular 1'.AN16"/>
            <calcext:condition calcext:apply-style-name="ConditionalStyle_13" calcext:value="=&quot;   &quot;" calcext:base-cell-address="'Formular 1'.AN16"/>
          </calcext:conditional-format>
          <calcext:conditional-format calcext:target-range-address="'Formular 1'.AO16:'Formular 1'.AO16">
            <calcext:condition calcext:apply-style-name="ConditionalStyle_15" calcext:value="=&quot;[    ]&quot;" calcext:base-cell-address="'Formular 1'.AO16"/>
            <calcext:condition calcext:apply-style-name="ConditionalStyle_14" calcext:value="=&quot;[    ]&quot;" calcext:base-cell-address="'Formular 1'.AO16"/>
            <calcext:condition calcext:apply-style-name="ConditionalStyle_13" calcext:value="=&quot;   &quot;" calcext:base-cell-address="'Formular 1'.AO16"/>
          </calcext:conditional-format>
          <calcext:conditional-format calcext:target-range-address="'Formular 1'.AP16:'Formular 1'.AP16">
            <calcext:condition calcext:apply-style-name="ConditionalStyle_15" calcext:value="=&quot;[    ]&quot;" calcext:base-cell-address="'Formular 1'.AP16"/>
            <calcext:condition calcext:apply-style-name="ConditionalStyle_14" calcext:value="=&quot;[    ]&quot;" calcext:base-cell-address="'Formular 1'.AP16"/>
            <calcext:condition calcext:apply-style-name="ConditionalStyle_13" calcext:value="=&quot;   &quot;" calcext:base-cell-address="'Formular 1'.AP16"/>
          </calcext:conditional-format>
          <calcext:conditional-format calcext:target-range-address="'Formular 1'.AQ16:'Formular 1'.AQ16">
            <calcext:condition calcext:apply-style-name="ConditionalStyle_15" calcext:value="=&quot;[    ]&quot;" calcext:base-cell-address="'Formular 1'.AQ16"/>
            <calcext:condition calcext:apply-style-name="ConditionalStyle_14" calcext:value="=&quot;[    ]&quot;" calcext:base-cell-address="'Formular 1'.AQ16"/>
            <calcext:condition calcext:apply-style-name="ConditionalStyle_13" calcext:value="=&quot;   &quot;" calcext:base-cell-address="'Formular 1'.AQ16"/>
          </calcext:conditional-format>
          <calcext:conditional-format calcext:target-range-address="'Formular 1'.AR16:'Formular 1'.AR16">
            <calcext:condition calcext:apply-style-name="ConditionalStyle_15" calcext:value="=&quot;[    ]&quot;" calcext:base-cell-address="'Formular 1'.AR16"/>
            <calcext:condition calcext:apply-style-name="ConditionalStyle_14" calcext:value="=&quot;[    ]&quot;" calcext:base-cell-address="'Formular 1'.AR16"/>
            <calcext:condition calcext:apply-style-name="ConditionalStyle_13" calcext:value="=&quot;   &quot;" calcext:base-cell-address="'Formular 1'.AR16"/>
          </calcext:conditional-format>
          <calcext:conditional-format calcext:target-range-address="'Formular 1'.AS16:'Formular 1'.AS16">
            <calcext:condition calcext:apply-style-name="ConditionalStyle_15" calcext:value="=&quot;[    ]&quot;" calcext:base-cell-address="'Formular 1'.AS16"/>
            <calcext:condition calcext:apply-style-name="ConditionalStyle_14" calcext:value="=&quot;[    ]&quot;" calcext:base-cell-address="'Formular 1'.AS16"/>
            <calcext:condition calcext:apply-style-name="ConditionalStyle_13" calcext:value="=&quot;   &quot;" calcext:base-cell-address="'Formular 1'.AS16"/>
          </calcext:conditional-format>
          <calcext:conditional-format calcext:target-range-address="'Formular 1'.AT16:'Formular 1'.AT16">
            <calcext:condition calcext:apply-style-name="ConditionalStyle_15" calcext:value="=&quot;[    ]&quot;" calcext:base-cell-address="'Formular 1'.AT16"/>
            <calcext:condition calcext:apply-style-name="ConditionalStyle_14" calcext:value="=&quot;[    ]&quot;" calcext:base-cell-address="'Formular 1'.AT16"/>
            <calcext:condition calcext:apply-style-name="ConditionalStyle_13" calcext:value="=&quot;   &quot;" calcext:base-cell-address="'Formular 1'.AT16"/>
          </calcext:conditional-format>
          <calcext:conditional-format calcext:target-range-address="'Formular 1'.AU16:'Formular 1'.AU16">
            <calcext:condition calcext:apply-style-name="ConditionalStyle_15" calcext:value="=&quot;[    ]&quot;" calcext:base-cell-address="'Formular 1'.AU16"/>
            <calcext:condition calcext:apply-style-name="ConditionalStyle_14" calcext:value="=&quot;[    ]&quot;" calcext:base-cell-address="'Formular 1'.AU16"/>
            <calcext:condition calcext:apply-style-name="ConditionalStyle_13" calcext:value="=&quot;   &quot;" calcext:base-cell-address="'Formular 1'.AU16"/>
          </calcext:conditional-format>
          <calcext:conditional-format calcext:target-range-address="'Formular 1'.AV16:'Formular 1'.AV16">
            <calcext:condition calcext:apply-style-name="ConditionalStyle_15" calcext:value="=&quot;[    ]&quot;" calcext:base-cell-address="'Formular 1'.AV16"/>
            <calcext:condition calcext:apply-style-name="ConditionalStyle_14" calcext:value="=&quot;[    ]&quot;" calcext:base-cell-address="'Formular 1'.AV16"/>
            <calcext:condition calcext:apply-style-name="ConditionalStyle_13" calcext:value="=&quot;   &quot;" calcext:base-cell-address="'Formular 1'.AV16"/>
          </calcext:conditional-format>
          <calcext:conditional-format calcext:target-range-address="'Formular 1'.AW16:'Formular 1'.AW16">
            <calcext:condition calcext:apply-style-name="ConditionalStyle_15" calcext:value="=&quot;[    ]&quot;" calcext:base-cell-address="'Formular 1'.AW16"/>
            <calcext:condition calcext:apply-style-name="ConditionalStyle_14" calcext:value="=&quot;[    ]&quot;" calcext:base-cell-address="'Formular 1'.AW16"/>
            <calcext:condition calcext:apply-style-name="ConditionalStyle_13" calcext:value="=&quot;   &quot;" calcext:base-cell-address="'Formular 1'.AW16"/>
          </calcext:conditional-format>
          <calcext:conditional-format calcext:target-range-address="'Formular 1'.AX16:'Formular 1'.AX16">
            <calcext:condition calcext:apply-style-name="ConditionalStyle_15" calcext:value="=&quot;[    ]&quot;" calcext:base-cell-address="'Formular 1'.AX16"/>
            <calcext:condition calcext:apply-style-name="ConditionalStyle_14" calcext:value="=&quot;[    ]&quot;" calcext:base-cell-address="'Formular 1'.AX16"/>
            <calcext:condition calcext:apply-style-name="ConditionalStyle_13" calcext:value="=&quot;   &quot;" calcext:base-cell-address="'Formular 1'.AX16"/>
          </calcext:conditional-format>
          <calcext:conditional-format calcext:target-range-address="'Formular 1'.X17:'Formular 1'.X17">
            <calcext:condition calcext:apply-style-name="ConditionalStyle_15" calcext:value="=&quot;[    ]&quot;" calcext:base-cell-address="'Formular 1'.X17"/>
            <calcext:condition calcext:apply-style-name="ConditionalStyle_14" calcext:value="=&quot;[    ]&quot;" calcext:base-cell-address="'Formular 1'.X17"/>
            <calcext:condition calcext:apply-style-name="ConditionalStyle_13" calcext:value="=&quot;   &quot;" calcext:base-cell-address="'Formular 1'.X17"/>
          </calcext:conditional-format>
          <calcext:conditional-format calcext:target-range-address="'Formular 1'.Y17:'Formular 1'.Y17">
            <calcext:condition calcext:apply-style-name="ConditionalStyle_15" calcext:value="=&quot;[    ]&quot;" calcext:base-cell-address="'Formular 1'.Y17"/>
            <calcext:condition calcext:apply-style-name="ConditionalStyle_14" calcext:value="=&quot;[    ]&quot;" calcext:base-cell-address="'Formular 1'.Y17"/>
            <calcext:condition calcext:apply-style-name="ConditionalStyle_13" calcext:value="=&quot;   &quot;" calcext:base-cell-address="'Formular 1'.Y17"/>
          </calcext:conditional-format>
          <calcext:conditional-format calcext:target-range-address="'Formular 1'.Z17:'Formular 1'.Z17">
            <calcext:condition calcext:apply-style-name="ConditionalStyle_15" calcext:value="=&quot;[    ]&quot;" calcext:base-cell-address="'Formular 1'.Z17"/>
            <calcext:condition calcext:apply-style-name="ConditionalStyle_14" calcext:value="=&quot;[    ]&quot;" calcext:base-cell-address="'Formular 1'.Z17"/>
            <calcext:condition calcext:apply-style-name="ConditionalStyle_13" calcext:value="=&quot;   &quot;" calcext:base-cell-address="'Formular 1'.Z17"/>
          </calcext:conditional-format>
          <calcext:conditional-format calcext:target-range-address="'Formular 1'.AA17:'Formular 1'.AA17">
            <calcext:condition calcext:apply-style-name="ConditionalStyle_15" calcext:value="=&quot;[    ]&quot;" calcext:base-cell-address="'Formular 1'.AA17"/>
            <calcext:condition calcext:apply-style-name="ConditionalStyle_14" calcext:value="=&quot;[    ]&quot;" calcext:base-cell-address="'Formular 1'.AA17"/>
            <calcext:condition calcext:apply-style-name="ConditionalStyle_13" calcext:value="=&quot;   &quot;" calcext:base-cell-address="'Formular 1'.AA17"/>
          </calcext:conditional-format>
          <calcext:conditional-format calcext:target-range-address="'Formular 1'.AB17:'Formular 1'.AB17">
            <calcext:condition calcext:apply-style-name="ConditionalStyle_15" calcext:value="=&quot;[    ]&quot;" calcext:base-cell-address="'Formular 1'.AB17"/>
            <calcext:condition calcext:apply-style-name="ConditionalStyle_14" calcext:value="=&quot;[    ]&quot;" calcext:base-cell-address="'Formular 1'.AB17"/>
            <calcext:condition calcext:apply-style-name="ConditionalStyle_13" calcext:value="=&quot;   &quot;" calcext:base-cell-address="'Formular 1'.AB17"/>
          </calcext:conditional-format>
          <calcext:conditional-format calcext:target-range-address="'Formular 1'.AC17:'Formular 1'.AC17">
            <calcext:condition calcext:apply-style-name="ConditionalStyle_15" calcext:value="=&quot;[    ]&quot;" calcext:base-cell-address="'Formular 1'.AC17"/>
            <calcext:condition calcext:apply-style-name="ConditionalStyle_14" calcext:value="=&quot;[    ]&quot;" calcext:base-cell-address="'Formular 1'.AC17"/>
            <calcext:condition calcext:apply-style-name="ConditionalStyle_13" calcext:value="=&quot;   &quot;" calcext:base-cell-address="'Formular 1'.AC17"/>
          </calcext:conditional-format>
          <calcext:conditional-format calcext:target-range-address="'Formular 1'.AD17:'Formular 1'.AD17">
            <calcext:condition calcext:apply-style-name="ConditionalStyle_15" calcext:value="=&quot;[    ]&quot;" calcext:base-cell-address="'Formular 1'.AD17"/>
            <calcext:condition calcext:apply-style-name="ConditionalStyle_14" calcext:value="=&quot;[    ]&quot;" calcext:base-cell-address="'Formular 1'.AD17"/>
            <calcext:condition calcext:apply-style-name="ConditionalStyle_13" calcext:value="=&quot;   &quot;" calcext:base-cell-address="'Formular 1'.AD17"/>
          </calcext:conditional-format>
          <calcext:conditional-format calcext:target-range-address="'Formular 1'.AE17:'Formular 1'.AE17">
            <calcext:condition calcext:apply-style-name="ConditionalStyle_15" calcext:value="=&quot;[    ]&quot;" calcext:base-cell-address="'Formular 1'.AE17"/>
            <calcext:condition calcext:apply-style-name="ConditionalStyle_14" calcext:value="=&quot;[    ]&quot;" calcext:base-cell-address="'Formular 1'.AE17"/>
            <calcext:condition calcext:apply-style-name="ConditionalStyle_13" calcext:value="=&quot;   &quot;" calcext:base-cell-address="'Formular 1'.AE17"/>
          </calcext:conditional-format>
          <calcext:conditional-format calcext:target-range-address="'Formular 1'.AF17:'Formular 1'.AF17">
            <calcext:condition calcext:apply-style-name="ConditionalStyle_15" calcext:value="=&quot;[    ]&quot;" calcext:base-cell-address="'Formular 1'.AF17"/>
            <calcext:condition calcext:apply-style-name="ConditionalStyle_14" calcext:value="=&quot;[    ]&quot;" calcext:base-cell-address="'Formular 1'.AF17"/>
            <calcext:condition calcext:apply-style-name="ConditionalStyle_13" calcext:value="=&quot;   &quot;" calcext:base-cell-address="'Formular 1'.AF17"/>
          </calcext:conditional-format>
          <calcext:conditional-format calcext:target-range-address="'Formular 1'.AG17:'Formular 1'.AG17">
            <calcext:condition calcext:apply-style-name="ConditionalStyle_15" calcext:value="=&quot;[    ]&quot;" calcext:base-cell-address="'Formular 1'.AG17"/>
            <calcext:condition calcext:apply-style-name="ConditionalStyle_14" calcext:value="=&quot;[    ]&quot;" calcext:base-cell-address="'Formular 1'.AG17"/>
            <calcext:condition calcext:apply-style-name="ConditionalStyle_13" calcext:value="=&quot;   &quot;" calcext:base-cell-address="'Formular 1'.AG17"/>
          </calcext:conditional-format>
          <calcext:conditional-format calcext:target-range-address="'Formular 1'.AH17:'Formular 1'.AH17">
            <calcext:condition calcext:apply-style-name="ConditionalStyle_15" calcext:value="=&quot;[    ]&quot;" calcext:base-cell-address="'Formular 1'.AH17"/>
            <calcext:condition calcext:apply-style-name="ConditionalStyle_14" calcext:value="=&quot;[    ]&quot;" calcext:base-cell-address="'Formular 1'.AH17"/>
            <calcext:condition calcext:apply-style-name="ConditionalStyle_13" calcext:value="=&quot;   &quot;" calcext:base-cell-address="'Formular 1'.AH17"/>
          </calcext:conditional-format>
          <calcext:conditional-format calcext:target-range-address="'Formular 1'.AI17:'Formular 1'.AI17">
            <calcext:condition calcext:apply-style-name="ConditionalStyle_15" calcext:value="=&quot;[    ]&quot;" calcext:base-cell-address="'Formular 1'.AI17"/>
            <calcext:condition calcext:apply-style-name="ConditionalStyle_14" calcext:value="=&quot;[    ]&quot;" calcext:base-cell-address="'Formular 1'.AI17"/>
            <calcext:condition calcext:apply-style-name="ConditionalStyle_13" calcext:value="=&quot;   &quot;" calcext:base-cell-address="'Formular 1'.AI17"/>
          </calcext:conditional-format>
          <calcext:conditional-format calcext:target-range-address="'Formular 1'.AJ17:'Formular 1'.AJ17">
            <calcext:condition calcext:apply-style-name="ConditionalStyle_15" calcext:value="=&quot;[    ]&quot;" calcext:base-cell-address="'Formular 1'.AJ17"/>
            <calcext:condition calcext:apply-style-name="ConditionalStyle_14" calcext:value="=&quot;[    ]&quot;" calcext:base-cell-address="'Formular 1'.AJ17"/>
            <calcext:condition calcext:apply-style-name="ConditionalStyle_13" calcext:value="=&quot;   &quot;" calcext:base-cell-address="'Formular 1'.AJ17"/>
          </calcext:conditional-format>
          <calcext:conditional-format calcext:target-range-address="'Formular 1'.AK17:'Formular 1'.AK17">
            <calcext:condition calcext:apply-style-name="ConditionalStyle_15" calcext:value="=&quot;[    ]&quot;" calcext:base-cell-address="'Formular 1'.AK17"/>
            <calcext:condition calcext:apply-style-name="ConditionalStyle_14" calcext:value="=&quot;[    ]&quot;" calcext:base-cell-address="'Formular 1'.AK17"/>
            <calcext:condition calcext:apply-style-name="ConditionalStyle_13" calcext:value="=&quot;   &quot;" calcext:base-cell-address="'Formular 1'.AK17"/>
          </calcext:conditional-format>
          <calcext:conditional-format calcext:target-range-address="'Formular 1'.AL17:'Formular 1'.AL17">
            <calcext:condition calcext:apply-style-name="ConditionalStyle_15" calcext:value="=&quot;[    ]&quot;" calcext:base-cell-address="'Formular 1'.AL17"/>
            <calcext:condition calcext:apply-style-name="ConditionalStyle_14" calcext:value="=&quot;[    ]&quot;" calcext:base-cell-address="'Formular 1'.AL17"/>
            <calcext:condition calcext:apply-style-name="ConditionalStyle_13" calcext:value="=&quot;   &quot;" calcext:base-cell-address="'Formular 1'.AL17"/>
          </calcext:conditional-format>
          <calcext:conditional-format calcext:target-range-address="'Formular 1'.AM17:'Formular 1'.AM17">
            <calcext:condition calcext:apply-style-name="ConditionalStyle_15" calcext:value="=&quot;[    ]&quot;" calcext:base-cell-address="'Formular 1'.AM17"/>
            <calcext:condition calcext:apply-style-name="ConditionalStyle_14" calcext:value="=&quot;[    ]&quot;" calcext:base-cell-address="'Formular 1'.AM17"/>
            <calcext:condition calcext:apply-style-name="ConditionalStyle_13" calcext:value="=&quot;   &quot;" calcext:base-cell-address="'Formular 1'.AM17"/>
          </calcext:conditional-format>
          <calcext:conditional-format calcext:target-range-address="'Formular 1'.AN17:'Formular 1'.AN17">
            <calcext:condition calcext:apply-style-name="ConditionalStyle_15" calcext:value="=&quot;[    ]&quot;" calcext:base-cell-address="'Formular 1'.AN17"/>
            <calcext:condition calcext:apply-style-name="ConditionalStyle_14" calcext:value="=&quot;[    ]&quot;" calcext:base-cell-address="'Formular 1'.AN17"/>
            <calcext:condition calcext:apply-style-name="ConditionalStyle_13" calcext:value="=&quot;   &quot;" calcext:base-cell-address="'Formular 1'.AN17"/>
          </calcext:conditional-format>
          <calcext:conditional-format calcext:target-range-address="'Formular 1'.AO17:'Formular 1'.AO17">
            <calcext:condition calcext:apply-style-name="ConditionalStyle_15" calcext:value="=&quot;[    ]&quot;" calcext:base-cell-address="'Formular 1'.AO17"/>
            <calcext:condition calcext:apply-style-name="ConditionalStyle_14" calcext:value="=&quot;[    ]&quot;" calcext:base-cell-address="'Formular 1'.AO17"/>
            <calcext:condition calcext:apply-style-name="ConditionalStyle_13" calcext:value="=&quot;   &quot;" calcext:base-cell-address="'Formular 1'.AO17"/>
          </calcext:conditional-format>
          <calcext:conditional-format calcext:target-range-address="'Formular 1'.AP17:'Formular 1'.AP17">
            <calcext:condition calcext:apply-style-name="ConditionalStyle_15" calcext:value="=&quot;[    ]&quot;" calcext:base-cell-address="'Formular 1'.AP17"/>
            <calcext:condition calcext:apply-style-name="ConditionalStyle_14" calcext:value="=&quot;[    ]&quot;" calcext:base-cell-address="'Formular 1'.AP17"/>
            <calcext:condition calcext:apply-style-name="ConditionalStyle_13" calcext:value="=&quot;   &quot;" calcext:base-cell-address="'Formular 1'.AP17"/>
          </calcext:conditional-format>
          <calcext:conditional-format calcext:target-range-address="'Formular 1'.AQ17:'Formular 1'.AQ17">
            <calcext:condition calcext:apply-style-name="ConditionalStyle_15" calcext:value="=&quot;[    ]&quot;" calcext:base-cell-address="'Formular 1'.AQ17"/>
            <calcext:condition calcext:apply-style-name="ConditionalStyle_14" calcext:value="=&quot;[    ]&quot;" calcext:base-cell-address="'Formular 1'.AQ17"/>
            <calcext:condition calcext:apply-style-name="ConditionalStyle_13" calcext:value="=&quot;   &quot;" calcext:base-cell-address="'Formular 1'.AQ17"/>
          </calcext:conditional-format>
          <calcext:conditional-format calcext:target-range-address="'Formular 1'.AR17:'Formular 1'.AR17">
            <calcext:condition calcext:apply-style-name="ConditionalStyle_15" calcext:value="=&quot;[    ]&quot;" calcext:base-cell-address="'Formular 1'.AR17"/>
            <calcext:condition calcext:apply-style-name="ConditionalStyle_14" calcext:value="=&quot;[    ]&quot;" calcext:base-cell-address="'Formular 1'.AR17"/>
            <calcext:condition calcext:apply-style-name="ConditionalStyle_13" calcext:value="=&quot;   &quot;" calcext:base-cell-address="'Formular 1'.AR17"/>
          </calcext:conditional-format>
          <calcext:conditional-format calcext:target-range-address="'Formular 1'.AS17:'Formular 1'.AS17">
            <calcext:condition calcext:apply-style-name="ConditionalStyle_15" calcext:value="=&quot;[    ]&quot;" calcext:base-cell-address="'Formular 1'.AS17"/>
            <calcext:condition calcext:apply-style-name="ConditionalStyle_14" calcext:value="=&quot;[    ]&quot;" calcext:base-cell-address="'Formular 1'.AS17"/>
            <calcext:condition calcext:apply-style-name="ConditionalStyle_13" calcext:value="=&quot;   &quot;" calcext:base-cell-address="'Formular 1'.AS17"/>
          </calcext:conditional-format>
          <calcext:conditional-format calcext:target-range-address="'Formular 1'.AT17:'Formular 1'.AT17">
            <calcext:condition calcext:apply-style-name="ConditionalStyle_15" calcext:value="=&quot;[    ]&quot;" calcext:base-cell-address="'Formular 1'.AT17"/>
            <calcext:condition calcext:apply-style-name="ConditionalStyle_14" calcext:value="=&quot;[    ]&quot;" calcext:base-cell-address="'Formular 1'.AT17"/>
            <calcext:condition calcext:apply-style-name="ConditionalStyle_13" calcext:value="=&quot;   &quot;" calcext:base-cell-address="'Formular 1'.AT17"/>
          </calcext:conditional-format>
          <calcext:conditional-format calcext:target-range-address="'Formular 1'.AU17:'Formular 1'.AU17">
            <calcext:condition calcext:apply-style-name="ConditionalStyle_15" calcext:value="=&quot;[    ]&quot;" calcext:base-cell-address="'Formular 1'.AU17"/>
            <calcext:condition calcext:apply-style-name="ConditionalStyle_14" calcext:value="=&quot;[    ]&quot;" calcext:base-cell-address="'Formular 1'.AU17"/>
            <calcext:condition calcext:apply-style-name="ConditionalStyle_13" calcext:value="=&quot;   &quot;" calcext:base-cell-address="'Formular 1'.AU17"/>
          </calcext:conditional-format>
          <calcext:conditional-format calcext:target-range-address="'Formular 1'.AV17:'Formular 1'.AV17">
            <calcext:condition calcext:apply-style-name="ConditionalStyle_15" calcext:value="=&quot;[    ]&quot;" calcext:base-cell-address="'Formular 1'.AV17"/>
            <calcext:condition calcext:apply-style-name="ConditionalStyle_14" calcext:value="=&quot;[    ]&quot;" calcext:base-cell-address="'Formular 1'.AV17"/>
            <calcext:condition calcext:apply-style-name="ConditionalStyle_13" calcext:value="=&quot;   &quot;" calcext:base-cell-address="'Formular 1'.AV17"/>
          </calcext:conditional-format>
          <calcext:conditional-format calcext:target-range-address="'Formular 1'.AW17:'Formular 1'.AW17">
            <calcext:condition calcext:apply-style-name="ConditionalStyle_15" calcext:value="=&quot;[    ]&quot;" calcext:base-cell-address="'Formular 1'.AW17"/>
            <calcext:condition calcext:apply-style-name="ConditionalStyle_14" calcext:value="=&quot;[    ]&quot;" calcext:base-cell-address="'Formular 1'.AW17"/>
            <calcext:condition calcext:apply-style-name="ConditionalStyle_13" calcext:value="=&quot;   &quot;" calcext:base-cell-address="'Formular 1'.AW17"/>
          </calcext:conditional-format>
          <calcext:conditional-format calcext:target-range-address="'Formular 1'.AX17:'Formular 1'.AX17">
            <calcext:condition calcext:apply-style-name="ConditionalStyle_15" calcext:value="=&quot;[    ]&quot;" calcext:base-cell-address="'Formular 1'.AX17"/>
            <calcext:condition calcext:apply-style-name="ConditionalStyle_14" calcext:value="=&quot;[    ]&quot;" calcext:base-cell-address="'Formular 1'.AX17"/>
            <calcext:condition calcext:apply-style-name="ConditionalStyle_13" calcext:value="=&quot;   &quot;" calcext:base-cell-address="'Formular 1'.AX17"/>
          </calcext:conditional-format>
          <calcext:conditional-format calcext:target-range-address="'Formular 1'.Y18:'Formular 1'.Y18">
            <calcext:condition calcext:apply-style-name="ConditionalStyle_15" calcext:value="=&quot;[    ]&quot;" calcext:base-cell-address="'Formular 1'.Y18"/>
            <calcext:condition calcext:apply-style-name="ConditionalStyle_14" calcext:value="=&quot;[    ]&quot;" calcext:base-cell-address="'Formular 1'.Y18"/>
            <calcext:condition calcext:apply-style-name="ConditionalStyle_13" calcext:value="=&quot;   &quot;" calcext:base-cell-address="'Formular 1'.Y18"/>
          </calcext:conditional-format>
          <calcext:conditional-format calcext:target-range-address="'Formular 1'.Z18:'Formular 1'.Z18">
            <calcext:condition calcext:apply-style-name="ConditionalStyle_15" calcext:value="=&quot;[    ]&quot;" calcext:base-cell-address="'Formular 1'.Z18"/>
            <calcext:condition calcext:apply-style-name="ConditionalStyle_14" calcext:value="=&quot;[    ]&quot;" calcext:base-cell-address="'Formular 1'.Z18"/>
            <calcext:condition calcext:apply-style-name="ConditionalStyle_13" calcext:value="=&quot;   &quot;" calcext:base-cell-address="'Formular 1'.Z18"/>
          </calcext:conditional-format>
          <calcext:conditional-format calcext:target-range-address="'Formular 1'.AA18:'Formular 1'.AA18">
            <calcext:condition calcext:apply-style-name="ConditionalStyle_15" calcext:value="=&quot;[    ]&quot;" calcext:base-cell-address="'Formular 1'.AA18"/>
            <calcext:condition calcext:apply-style-name="ConditionalStyle_14" calcext:value="=&quot;[    ]&quot;" calcext:base-cell-address="'Formular 1'.AA18"/>
            <calcext:condition calcext:apply-style-name="ConditionalStyle_13" calcext:value="=&quot;   &quot;" calcext:base-cell-address="'Formular 1'.AA18"/>
          </calcext:conditional-format>
          <calcext:conditional-format calcext:target-range-address="'Formular 1'.AB18:'Formular 1'.AB18">
            <calcext:condition calcext:apply-style-name="ConditionalStyle_15" calcext:value="=&quot;[    ]&quot;" calcext:base-cell-address="'Formular 1'.AB18"/>
            <calcext:condition calcext:apply-style-name="ConditionalStyle_14" calcext:value="=&quot;[    ]&quot;" calcext:base-cell-address="'Formular 1'.AB18"/>
            <calcext:condition calcext:apply-style-name="ConditionalStyle_13" calcext:value="=&quot;   &quot;" calcext:base-cell-address="'Formular 1'.AB18"/>
          </calcext:conditional-format>
          <calcext:conditional-format calcext:target-range-address="'Formular 1'.AC18:'Formular 1'.AC18">
            <calcext:condition calcext:apply-style-name="ConditionalStyle_15" calcext:value="=&quot;[    ]&quot;" calcext:base-cell-address="'Formular 1'.AC18"/>
            <calcext:condition calcext:apply-style-name="ConditionalStyle_14" calcext:value="=&quot;[    ]&quot;" calcext:base-cell-address="'Formular 1'.AC18"/>
            <calcext:condition calcext:apply-style-name="ConditionalStyle_13" calcext:value="=&quot;   &quot;" calcext:base-cell-address="'Formular 1'.AC18"/>
          </calcext:conditional-format>
          <calcext:conditional-format calcext:target-range-address="'Formular 1'.AD18:'Formular 1'.AD18">
            <calcext:condition calcext:apply-style-name="ConditionalStyle_15" calcext:value="=&quot;[    ]&quot;" calcext:base-cell-address="'Formular 1'.AD18"/>
            <calcext:condition calcext:apply-style-name="ConditionalStyle_14" calcext:value="=&quot;[    ]&quot;" calcext:base-cell-address="'Formular 1'.AD18"/>
            <calcext:condition calcext:apply-style-name="ConditionalStyle_13" calcext:value="=&quot;   &quot;" calcext:base-cell-address="'Formular 1'.AD18"/>
          </calcext:conditional-format>
          <calcext:conditional-format calcext:target-range-address="'Formular 1'.AE18:'Formular 1'.AE18">
            <calcext:condition calcext:apply-style-name="ConditionalStyle_15" calcext:value="=&quot;[    ]&quot;" calcext:base-cell-address="'Formular 1'.AE18"/>
            <calcext:condition calcext:apply-style-name="ConditionalStyle_14" calcext:value="=&quot;[    ]&quot;" calcext:base-cell-address="'Formular 1'.AE18"/>
            <calcext:condition calcext:apply-style-name="ConditionalStyle_13" calcext:value="=&quot;   &quot;" calcext:base-cell-address="'Formular 1'.AE18"/>
          </calcext:conditional-format>
          <calcext:conditional-format calcext:target-range-address="'Formular 1'.AF18:'Formular 1'.AF18">
            <calcext:condition calcext:apply-style-name="ConditionalStyle_15" calcext:value="=&quot;[    ]&quot;" calcext:base-cell-address="'Formular 1'.AF18"/>
            <calcext:condition calcext:apply-style-name="ConditionalStyle_14" calcext:value="=&quot;[    ]&quot;" calcext:base-cell-address="'Formular 1'.AF18"/>
            <calcext:condition calcext:apply-style-name="ConditionalStyle_13" calcext:value="=&quot;   &quot;" calcext:base-cell-address="'Formular 1'.AF18"/>
          </calcext:conditional-format>
          <calcext:conditional-format calcext:target-range-address="'Formular 1'.AG18:'Formular 1'.AG18">
            <calcext:condition calcext:apply-style-name="ConditionalStyle_15" calcext:value="=&quot;[    ]&quot;" calcext:base-cell-address="'Formular 1'.AG18"/>
            <calcext:condition calcext:apply-style-name="ConditionalStyle_14" calcext:value="=&quot;[    ]&quot;" calcext:base-cell-address="'Formular 1'.AG18"/>
            <calcext:condition calcext:apply-style-name="ConditionalStyle_13" calcext:value="=&quot;   &quot;" calcext:base-cell-address="'Formular 1'.AG18"/>
          </calcext:conditional-format>
          <calcext:conditional-format calcext:target-range-address="'Formular 1'.AH18:'Formular 1'.AH18">
            <calcext:condition calcext:apply-style-name="ConditionalStyle_15" calcext:value="=&quot;[    ]&quot;" calcext:base-cell-address="'Formular 1'.AH18"/>
            <calcext:condition calcext:apply-style-name="ConditionalStyle_14" calcext:value="=&quot;[    ]&quot;" calcext:base-cell-address="'Formular 1'.AH18"/>
            <calcext:condition calcext:apply-style-name="ConditionalStyle_13" calcext:value="=&quot;   &quot;" calcext:base-cell-address="'Formular 1'.AH18"/>
          </calcext:conditional-format>
          <calcext:conditional-format calcext:target-range-address="'Formular 1'.AI18:'Formular 1'.AI18">
            <calcext:condition calcext:apply-style-name="ConditionalStyle_15" calcext:value="=&quot;[    ]&quot;" calcext:base-cell-address="'Formular 1'.AI18"/>
            <calcext:condition calcext:apply-style-name="ConditionalStyle_14" calcext:value="=&quot;[    ]&quot;" calcext:base-cell-address="'Formular 1'.AI18"/>
            <calcext:condition calcext:apply-style-name="ConditionalStyle_13" calcext:value="=&quot;   &quot;" calcext:base-cell-address="'Formular 1'.AI18"/>
          </calcext:conditional-format>
          <calcext:conditional-format calcext:target-range-address="'Formular 1'.AJ18:'Formular 1'.AJ18">
            <calcext:condition calcext:apply-style-name="ConditionalStyle_15" calcext:value="=&quot;[    ]&quot;" calcext:base-cell-address="'Formular 1'.AJ18"/>
            <calcext:condition calcext:apply-style-name="ConditionalStyle_14" calcext:value="=&quot;[    ]&quot;" calcext:base-cell-address="'Formular 1'.AJ18"/>
            <calcext:condition calcext:apply-style-name="ConditionalStyle_13" calcext:value="=&quot;   &quot;" calcext:base-cell-address="'Formular 1'.AJ18"/>
          </calcext:conditional-format>
          <calcext:conditional-format calcext:target-range-address="'Formular 1'.AK18:'Formular 1'.AK18">
            <calcext:condition calcext:apply-style-name="ConditionalStyle_15" calcext:value="=&quot;[    ]&quot;" calcext:base-cell-address="'Formular 1'.AK18"/>
            <calcext:condition calcext:apply-style-name="ConditionalStyle_14" calcext:value="=&quot;[    ]&quot;" calcext:base-cell-address="'Formular 1'.AK18"/>
            <calcext:condition calcext:apply-style-name="ConditionalStyle_13" calcext:value="=&quot;   &quot;" calcext:base-cell-address="'Formular 1'.AK18"/>
          </calcext:conditional-format>
          <calcext:conditional-format calcext:target-range-address="'Formular 1'.AL18:'Formular 1'.AL18">
            <calcext:condition calcext:apply-style-name="ConditionalStyle_15" calcext:value="=&quot;[    ]&quot;" calcext:base-cell-address="'Formular 1'.AL18"/>
            <calcext:condition calcext:apply-style-name="ConditionalStyle_14" calcext:value="=&quot;[    ]&quot;" calcext:base-cell-address="'Formular 1'.AL18"/>
            <calcext:condition calcext:apply-style-name="ConditionalStyle_13" calcext:value="=&quot;   &quot;" calcext:base-cell-address="'Formular 1'.AL18"/>
          </calcext:conditional-format>
          <calcext:conditional-format calcext:target-range-address="'Formular 1'.AM18:'Formular 1'.AM18">
            <calcext:condition calcext:apply-style-name="ConditionalStyle_15" calcext:value="=&quot;[    ]&quot;" calcext:base-cell-address="'Formular 1'.AM18"/>
            <calcext:condition calcext:apply-style-name="ConditionalStyle_14" calcext:value="=&quot;[    ]&quot;" calcext:base-cell-address="'Formular 1'.AM18"/>
            <calcext:condition calcext:apply-style-name="ConditionalStyle_13" calcext:value="=&quot;   &quot;" calcext:base-cell-address="'Formular 1'.AM18"/>
          </calcext:conditional-format>
          <calcext:conditional-format calcext:target-range-address="'Formular 1'.AN18:'Formular 1'.AN18">
            <calcext:condition calcext:apply-style-name="ConditionalStyle_15" calcext:value="=&quot;[    ]&quot;" calcext:base-cell-address="'Formular 1'.AN18"/>
            <calcext:condition calcext:apply-style-name="ConditionalStyle_14" calcext:value="=&quot;[    ]&quot;" calcext:base-cell-address="'Formular 1'.AN18"/>
            <calcext:condition calcext:apply-style-name="ConditionalStyle_13" calcext:value="=&quot;   &quot;" calcext:base-cell-address="'Formular 1'.AN18"/>
          </calcext:conditional-format>
          <calcext:conditional-format calcext:target-range-address="'Formular 1'.AO18:'Formular 1'.AO18">
            <calcext:condition calcext:apply-style-name="ConditionalStyle_15" calcext:value="=&quot;[    ]&quot;" calcext:base-cell-address="'Formular 1'.AO18"/>
            <calcext:condition calcext:apply-style-name="ConditionalStyle_14" calcext:value="=&quot;[    ]&quot;" calcext:base-cell-address="'Formular 1'.AO18"/>
            <calcext:condition calcext:apply-style-name="ConditionalStyle_13" calcext:value="=&quot;   &quot;" calcext:base-cell-address="'Formular 1'.AO18"/>
          </calcext:conditional-format>
          <calcext:conditional-format calcext:target-range-address="'Formular 1'.AP18:'Formular 1'.AP18">
            <calcext:condition calcext:apply-style-name="ConditionalStyle_15" calcext:value="=&quot;[    ]&quot;" calcext:base-cell-address="'Formular 1'.AP18"/>
            <calcext:condition calcext:apply-style-name="ConditionalStyle_14" calcext:value="=&quot;[    ]&quot;" calcext:base-cell-address="'Formular 1'.AP18"/>
            <calcext:condition calcext:apply-style-name="ConditionalStyle_13" calcext:value="=&quot;   &quot;" calcext:base-cell-address="'Formular 1'.AP18"/>
          </calcext:conditional-format>
          <calcext:conditional-format calcext:target-range-address="'Formular 1'.AQ18:'Formular 1'.AQ18">
            <calcext:condition calcext:apply-style-name="ConditionalStyle_15" calcext:value="=&quot;[    ]&quot;" calcext:base-cell-address="'Formular 1'.AQ18"/>
            <calcext:condition calcext:apply-style-name="ConditionalStyle_14" calcext:value="=&quot;[    ]&quot;" calcext:base-cell-address="'Formular 1'.AQ18"/>
            <calcext:condition calcext:apply-style-name="ConditionalStyle_13" calcext:value="=&quot;   &quot;" calcext:base-cell-address="'Formular 1'.AQ18"/>
          </calcext:conditional-format>
          <calcext:conditional-format calcext:target-range-address="'Formular 1'.AR18:'Formular 1'.AR18">
            <calcext:condition calcext:apply-style-name="ConditionalStyle_15" calcext:value="=&quot;[    ]&quot;" calcext:base-cell-address="'Formular 1'.AR18"/>
            <calcext:condition calcext:apply-style-name="ConditionalStyle_14" calcext:value="=&quot;[    ]&quot;" calcext:base-cell-address="'Formular 1'.AR18"/>
            <calcext:condition calcext:apply-style-name="ConditionalStyle_13" calcext:value="=&quot;   &quot;" calcext:base-cell-address="'Formular 1'.AR18"/>
          </calcext:conditional-format>
          <calcext:conditional-format calcext:target-range-address="'Formular 1'.AS18:'Formular 1'.AS18">
            <calcext:condition calcext:apply-style-name="ConditionalStyle_15" calcext:value="=&quot;[    ]&quot;" calcext:base-cell-address="'Formular 1'.AS18"/>
            <calcext:condition calcext:apply-style-name="ConditionalStyle_14" calcext:value="=&quot;[    ]&quot;" calcext:base-cell-address="'Formular 1'.AS18"/>
            <calcext:condition calcext:apply-style-name="ConditionalStyle_13" calcext:value="=&quot;   &quot;" calcext:base-cell-address="'Formular 1'.AS18"/>
          </calcext:conditional-format>
          <calcext:conditional-format calcext:target-range-address="'Formular 1'.AT18:'Formular 1'.AT18">
            <calcext:condition calcext:apply-style-name="ConditionalStyle_15" calcext:value="=&quot;[    ]&quot;" calcext:base-cell-address="'Formular 1'.AT18"/>
            <calcext:condition calcext:apply-style-name="ConditionalStyle_14" calcext:value="=&quot;[    ]&quot;" calcext:base-cell-address="'Formular 1'.AT18"/>
            <calcext:condition calcext:apply-style-name="ConditionalStyle_13" calcext:value="=&quot;   &quot;" calcext:base-cell-address="'Formular 1'.AT18"/>
          </calcext:conditional-format>
          <calcext:conditional-format calcext:target-range-address="'Formular 1'.AU18:'Formular 1'.AU18">
            <calcext:condition calcext:apply-style-name="ConditionalStyle_15" calcext:value="=&quot;[    ]&quot;" calcext:base-cell-address="'Formular 1'.AU18"/>
            <calcext:condition calcext:apply-style-name="ConditionalStyle_14" calcext:value="=&quot;[    ]&quot;" calcext:base-cell-address="'Formular 1'.AU18"/>
            <calcext:condition calcext:apply-style-name="ConditionalStyle_13" calcext:value="=&quot;   &quot;" calcext:base-cell-address="'Formular 1'.AU18"/>
          </calcext:conditional-format>
          <calcext:conditional-format calcext:target-range-address="'Formular 1'.AV18:'Formular 1'.AV18">
            <calcext:condition calcext:apply-style-name="ConditionalStyle_15" calcext:value="=&quot;[    ]&quot;" calcext:base-cell-address="'Formular 1'.AV18"/>
            <calcext:condition calcext:apply-style-name="ConditionalStyle_14" calcext:value="=&quot;[    ]&quot;" calcext:base-cell-address="'Formular 1'.AV18"/>
            <calcext:condition calcext:apply-style-name="ConditionalStyle_13" calcext:value="=&quot;   &quot;" calcext:base-cell-address="'Formular 1'.AV18"/>
          </calcext:conditional-format>
          <calcext:conditional-format calcext:target-range-address="'Formular 1'.AW18:'Formular 1'.AW18">
            <calcext:condition calcext:apply-style-name="ConditionalStyle_15" calcext:value="=&quot;[    ]&quot;" calcext:base-cell-address="'Formular 1'.AW18"/>
            <calcext:condition calcext:apply-style-name="ConditionalStyle_14" calcext:value="=&quot;[    ]&quot;" calcext:base-cell-address="'Formular 1'.AW18"/>
            <calcext:condition calcext:apply-style-name="ConditionalStyle_13" calcext:value="=&quot;   &quot;" calcext:base-cell-address="'Formular 1'.AW18"/>
          </calcext:conditional-format>
          <calcext:conditional-format calcext:target-range-address="'Formular 1'.AX18:'Formular 1'.AX18">
            <calcext:condition calcext:apply-style-name="ConditionalStyle_15" calcext:value="=&quot;[    ]&quot;" calcext:base-cell-address="'Formular 1'.AX18"/>
            <calcext:condition calcext:apply-style-name="ConditionalStyle_14" calcext:value="=&quot;[    ]&quot;" calcext:base-cell-address="'Formular 1'.AX18"/>
            <calcext:condition calcext:apply-style-name="ConditionalStyle_13" calcext:value="=&quot;   &quot;" calcext:base-cell-address="'Formular 1'.AX18"/>
          </calcext:conditional-format>
          <calcext:conditional-format calcext:target-range-address="'Formular 1'.AB19:'Formular 1'.AB19">
            <calcext:condition calcext:apply-style-name="ConditionalStyle_15" calcext:value="=&quot;[    ]&quot;" calcext:base-cell-address="'Formular 1'.AB19"/>
            <calcext:condition calcext:apply-style-name="ConditionalStyle_14" calcext:value="=&quot;[    ]&quot;" calcext:base-cell-address="'Formular 1'.AB19"/>
            <calcext:condition calcext:apply-style-name="ConditionalStyle_13" calcext:value="=&quot;   &quot;" calcext:base-cell-address="'Formular 1'.AB19"/>
          </calcext:conditional-format>
          <calcext:conditional-format calcext:target-range-address="'Formular 1'.AC19:'Formular 1'.AC19">
            <calcext:condition calcext:apply-style-name="ConditionalStyle_15" calcext:value="=&quot;[    ]&quot;" calcext:base-cell-address="'Formular 1'.AC19"/>
            <calcext:condition calcext:apply-style-name="ConditionalStyle_14" calcext:value="=&quot;[    ]&quot;" calcext:base-cell-address="'Formular 1'.AC19"/>
            <calcext:condition calcext:apply-style-name="ConditionalStyle_13" calcext:value="=&quot;   &quot;" calcext:base-cell-address="'Formular 1'.AC19"/>
          </calcext:conditional-format>
          <calcext:conditional-format calcext:target-range-address="'Formular 1'.AD19:'Formular 1'.AD19">
            <calcext:condition calcext:apply-style-name="ConditionalStyle_15" calcext:value="=&quot;[    ]&quot;" calcext:base-cell-address="'Formular 1'.AD19"/>
            <calcext:condition calcext:apply-style-name="ConditionalStyle_14" calcext:value="=&quot;[    ]&quot;" calcext:base-cell-address="'Formular 1'.AD19"/>
            <calcext:condition calcext:apply-style-name="ConditionalStyle_13" calcext:value="=&quot;   &quot;" calcext:base-cell-address="'Formular 1'.AD19"/>
          </calcext:conditional-format>
          <calcext:conditional-format calcext:target-range-address="'Formular 1'.AE19:'Formular 1'.AE19">
            <calcext:condition calcext:apply-style-name="ConditionalStyle_15" calcext:value="=&quot;[    ]&quot;" calcext:base-cell-address="'Formular 1'.AE19"/>
            <calcext:condition calcext:apply-style-name="ConditionalStyle_14" calcext:value="=&quot;[    ]&quot;" calcext:base-cell-address="'Formular 1'.AE19"/>
            <calcext:condition calcext:apply-style-name="ConditionalStyle_13" calcext:value="=&quot;   &quot;" calcext:base-cell-address="'Formular 1'.AE19"/>
          </calcext:conditional-format>
          <calcext:conditional-format calcext:target-range-address="'Formular 1'.AF19:'Formular 1'.AF19">
            <calcext:condition calcext:apply-style-name="ConditionalStyle_15" calcext:value="=&quot;[    ]&quot;" calcext:base-cell-address="'Formular 1'.AF19"/>
            <calcext:condition calcext:apply-style-name="ConditionalStyle_14" calcext:value="=&quot;[    ]&quot;" calcext:base-cell-address="'Formular 1'.AF19"/>
            <calcext:condition calcext:apply-style-name="ConditionalStyle_13" calcext:value="=&quot;   &quot;" calcext:base-cell-address="'Formular 1'.AF19"/>
          </calcext:conditional-format>
          <calcext:conditional-format calcext:target-range-address="'Formular 1'.AG19:'Formular 1'.AG19">
            <calcext:condition calcext:apply-style-name="ConditionalStyle_15" calcext:value="=&quot;[    ]&quot;" calcext:base-cell-address="'Formular 1'.AG19"/>
            <calcext:condition calcext:apply-style-name="ConditionalStyle_14" calcext:value="=&quot;[    ]&quot;" calcext:base-cell-address="'Formular 1'.AG19"/>
            <calcext:condition calcext:apply-style-name="ConditionalStyle_13" calcext:value="=&quot;   &quot;" calcext:base-cell-address="'Formular 1'.AG19"/>
          </calcext:conditional-format>
          <calcext:conditional-format calcext:target-range-address="'Formular 1'.AH19:'Formular 1'.AH19">
            <calcext:condition calcext:apply-style-name="ConditionalStyle_15" calcext:value="=&quot;[    ]&quot;" calcext:base-cell-address="'Formular 1'.AH19"/>
            <calcext:condition calcext:apply-style-name="ConditionalStyle_14" calcext:value="=&quot;[    ]&quot;" calcext:base-cell-address="'Formular 1'.AH19"/>
            <calcext:condition calcext:apply-style-name="ConditionalStyle_13" calcext:value="=&quot;   &quot;" calcext:base-cell-address="'Formular 1'.AH19"/>
          </calcext:conditional-format>
          <calcext:conditional-format calcext:target-range-address="'Formular 1'.AI19:'Formular 1'.AI19">
            <calcext:condition calcext:apply-style-name="ConditionalStyle_15" calcext:value="=&quot;[    ]&quot;" calcext:base-cell-address="'Formular 1'.AI19"/>
            <calcext:condition calcext:apply-style-name="ConditionalStyle_14" calcext:value="=&quot;[    ]&quot;" calcext:base-cell-address="'Formular 1'.AI19"/>
            <calcext:condition calcext:apply-style-name="ConditionalStyle_13" calcext:value="=&quot;   &quot;" calcext:base-cell-address="'Formular 1'.AI19"/>
          </calcext:conditional-format>
          <calcext:conditional-format calcext:target-range-address="'Formular 1'.AJ19:'Formular 1'.AJ19">
            <calcext:condition calcext:apply-style-name="ConditionalStyle_15" calcext:value="=&quot;[    ]&quot;" calcext:base-cell-address="'Formular 1'.AJ19"/>
            <calcext:condition calcext:apply-style-name="ConditionalStyle_14" calcext:value="=&quot;[    ]&quot;" calcext:base-cell-address="'Formular 1'.AJ19"/>
            <calcext:condition calcext:apply-style-name="ConditionalStyle_13" calcext:value="=&quot;   &quot;" calcext:base-cell-address="'Formular 1'.AJ19"/>
          </calcext:conditional-format>
          <calcext:conditional-format calcext:target-range-address="'Formular 1'.AK19:'Formular 1'.AK19">
            <calcext:condition calcext:apply-style-name="ConditionalStyle_15" calcext:value="=&quot;[    ]&quot;" calcext:base-cell-address="'Formular 1'.AK19"/>
            <calcext:condition calcext:apply-style-name="ConditionalStyle_14" calcext:value="=&quot;[    ]&quot;" calcext:base-cell-address="'Formular 1'.AK19"/>
            <calcext:condition calcext:apply-style-name="ConditionalStyle_13" calcext:value="=&quot;   &quot;" calcext:base-cell-address="'Formular 1'.AK19"/>
          </calcext:conditional-format>
          <calcext:conditional-format calcext:target-range-address="'Formular 1'.AL19:'Formular 1'.AL19">
            <calcext:condition calcext:apply-style-name="ConditionalStyle_15" calcext:value="=&quot;[    ]&quot;" calcext:base-cell-address="'Formular 1'.AL19"/>
            <calcext:condition calcext:apply-style-name="ConditionalStyle_14" calcext:value="=&quot;[    ]&quot;" calcext:base-cell-address="'Formular 1'.AL19"/>
            <calcext:condition calcext:apply-style-name="ConditionalStyle_13" calcext:value="=&quot;   &quot;" calcext:base-cell-address="'Formular 1'.AL19"/>
          </calcext:conditional-format>
          <calcext:conditional-format calcext:target-range-address="'Formular 1'.AM19:'Formular 1'.AM19">
            <calcext:condition calcext:apply-style-name="ConditionalStyle_15" calcext:value="=&quot;[    ]&quot;" calcext:base-cell-address="'Formular 1'.AM19"/>
            <calcext:condition calcext:apply-style-name="ConditionalStyle_14" calcext:value="=&quot;[    ]&quot;" calcext:base-cell-address="'Formular 1'.AM19"/>
            <calcext:condition calcext:apply-style-name="ConditionalStyle_13" calcext:value="=&quot;   &quot;" calcext:base-cell-address="'Formular 1'.AM19"/>
          </calcext:conditional-format>
          <calcext:conditional-format calcext:target-range-address="'Formular 1'.AN19:'Formular 1'.AN19">
            <calcext:condition calcext:apply-style-name="ConditionalStyle_15" calcext:value="=&quot;[    ]&quot;" calcext:base-cell-address="'Formular 1'.AN19"/>
            <calcext:condition calcext:apply-style-name="ConditionalStyle_14" calcext:value="=&quot;[    ]&quot;" calcext:base-cell-address="'Formular 1'.AN19"/>
            <calcext:condition calcext:apply-style-name="ConditionalStyle_13" calcext:value="=&quot;   &quot;" calcext:base-cell-address="'Formular 1'.AN19"/>
          </calcext:conditional-format>
          <calcext:conditional-format calcext:target-range-address="'Formular 1'.AO19:'Formular 1'.AO19">
            <calcext:condition calcext:apply-style-name="ConditionalStyle_15" calcext:value="=&quot;[    ]&quot;" calcext:base-cell-address="'Formular 1'.AO19"/>
            <calcext:condition calcext:apply-style-name="ConditionalStyle_14" calcext:value="=&quot;[    ]&quot;" calcext:base-cell-address="'Formular 1'.AO19"/>
            <calcext:condition calcext:apply-style-name="ConditionalStyle_13" calcext:value="=&quot;   &quot;" calcext:base-cell-address="'Formular 1'.AO19"/>
          </calcext:conditional-format>
          <calcext:conditional-format calcext:target-range-address="'Formular 1'.AP19:'Formular 1'.AP19">
            <calcext:condition calcext:apply-style-name="ConditionalStyle_15" calcext:value="=&quot;[    ]&quot;" calcext:base-cell-address="'Formular 1'.AP19"/>
            <calcext:condition calcext:apply-style-name="ConditionalStyle_14" calcext:value="=&quot;[    ]&quot;" calcext:base-cell-address="'Formular 1'.AP19"/>
            <calcext:condition calcext:apply-style-name="ConditionalStyle_13" calcext:value="=&quot;   &quot;" calcext:base-cell-address="'Formular 1'.AP19"/>
          </calcext:conditional-format>
          <calcext:conditional-format calcext:target-range-address="'Formular 1'.AQ19:'Formular 1'.AQ19">
            <calcext:condition calcext:apply-style-name="ConditionalStyle_15" calcext:value="=&quot;[    ]&quot;" calcext:base-cell-address="'Formular 1'.AQ19"/>
            <calcext:condition calcext:apply-style-name="ConditionalStyle_14" calcext:value="=&quot;[    ]&quot;" calcext:base-cell-address="'Formular 1'.AQ19"/>
            <calcext:condition calcext:apply-style-name="ConditionalStyle_13" calcext:value="=&quot;   &quot;" calcext:base-cell-address="'Formular 1'.AQ19"/>
          </calcext:conditional-format>
          <calcext:conditional-format calcext:target-range-address="'Formular 1'.AR19:'Formular 1'.AR19">
            <calcext:condition calcext:apply-style-name="ConditionalStyle_15" calcext:value="=&quot;[    ]&quot;" calcext:base-cell-address="'Formular 1'.AR19"/>
            <calcext:condition calcext:apply-style-name="ConditionalStyle_14" calcext:value="=&quot;[    ]&quot;" calcext:base-cell-address="'Formular 1'.AR19"/>
            <calcext:condition calcext:apply-style-name="ConditionalStyle_13" calcext:value="=&quot;   &quot;" calcext:base-cell-address="'Formular 1'.AR19"/>
          </calcext:conditional-format>
          <calcext:conditional-format calcext:target-range-address="'Formular 1'.AS19:'Formular 1'.AS19">
            <calcext:condition calcext:apply-style-name="ConditionalStyle_15" calcext:value="=&quot;[    ]&quot;" calcext:base-cell-address="'Formular 1'.AS19"/>
            <calcext:condition calcext:apply-style-name="ConditionalStyle_14" calcext:value="=&quot;[    ]&quot;" calcext:base-cell-address="'Formular 1'.AS19"/>
            <calcext:condition calcext:apply-style-name="ConditionalStyle_13" calcext:value="=&quot;   &quot;" calcext:base-cell-address="'Formular 1'.AS19"/>
          </calcext:conditional-format>
          <calcext:conditional-format calcext:target-range-address="'Formular 1'.AT19:'Formular 1'.AT19">
            <calcext:condition calcext:apply-style-name="ConditionalStyle_15" calcext:value="=&quot;[    ]&quot;" calcext:base-cell-address="'Formular 1'.AT19"/>
            <calcext:condition calcext:apply-style-name="ConditionalStyle_14" calcext:value="=&quot;[    ]&quot;" calcext:base-cell-address="'Formular 1'.AT19"/>
            <calcext:condition calcext:apply-style-name="ConditionalStyle_13" calcext:value="=&quot;   &quot;" calcext:base-cell-address="'Formular 1'.AT19"/>
          </calcext:conditional-format>
          <calcext:conditional-format calcext:target-range-address="'Formular 1'.AU19:'Formular 1'.AU19">
            <calcext:condition calcext:apply-style-name="ConditionalStyle_15" calcext:value="=&quot;[    ]&quot;" calcext:base-cell-address="'Formular 1'.AU19"/>
            <calcext:condition calcext:apply-style-name="ConditionalStyle_14" calcext:value="=&quot;[    ]&quot;" calcext:base-cell-address="'Formular 1'.AU19"/>
            <calcext:condition calcext:apply-style-name="ConditionalStyle_13" calcext:value="=&quot;   &quot;" calcext:base-cell-address="'Formular 1'.AU19"/>
          </calcext:conditional-format>
          <calcext:conditional-format calcext:target-range-address="'Formular 1'.AV19:'Formular 1'.AV19">
            <calcext:condition calcext:apply-style-name="ConditionalStyle_15" calcext:value="=&quot;[    ]&quot;" calcext:base-cell-address="'Formular 1'.AV19"/>
            <calcext:condition calcext:apply-style-name="ConditionalStyle_14" calcext:value="=&quot;[    ]&quot;" calcext:base-cell-address="'Formular 1'.AV19"/>
            <calcext:condition calcext:apply-style-name="ConditionalStyle_13" calcext:value="=&quot;   &quot;" calcext:base-cell-address="'Formular 1'.AV19"/>
          </calcext:conditional-format>
          <calcext:conditional-format calcext:target-range-address="'Formular 1'.AW19:'Formular 1'.AW19">
            <calcext:condition calcext:apply-style-name="ConditionalStyle_15" calcext:value="=&quot;[    ]&quot;" calcext:base-cell-address="'Formular 1'.AW19"/>
            <calcext:condition calcext:apply-style-name="ConditionalStyle_14" calcext:value="=&quot;[    ]&quot;" calcext:base-cell-address="'Formular 1'.AW19"/>
            <calcext:condition calcext:apply-style-name="ConditionalStyle_13" calcext:value="=&quot;   &quot;" calcext:base-cell-address="'Formular 1'.AW19"/>
          </calcext:conditional-format>
          <calcext:conditional-format calcext:target-range-address="'Formular 1'.AX19:'Formular 1'.AX19">
            <calcext:condition calcext:apply-style-name="ConditionalStyle_15" calcext:value="=&quot;[    ]&quot;" calcext:base-cell-address="'Formular 1'.AX19"/>
            <calcext:condition calcext:apply-style-name="ConditionalStyle_14" calcext:value="=&quot;[    ]&quot;" calcext:base-cell-address="'Formular 1'.AX19"/>
            <calcext:condition calcext:apply-style-name="ConditionalStyle_13" calcext:value="=&quot;   &quot;" calcext:base-cell-address="'Formular 1'.AX19"/>
          </calcext:conditional-format>
          <calcext:conditional-format calcext:target-range-address="'Formular 1'.AC20:'Formular 1'.AC20">
            <calcext:condition calcext:apply-style-name="ConditionalStyle_15" calcext:value="=&quot;[    ]&quot;" calcext:base-cell-address="'Formular 1'.AC20"/>
            <calcext:condition calcext:apply-style-name="ConditionalStyle_14" calcext:value="=&quot;[    ]&quot;" calcext:base-cell-address="'Formular 1'.AC20"/>
            <calcext:condition calcext:apply-style-name="ConditionalStyle_13" calcext:value="=&quot;   &quot;" calcext:base-cell-address="'Formular 1'.AC20"/>
          </calcext:conditional-format>
          <calcext:conditional-format calcext:target-range-address="'Formular 1'.AD20:'Formular 1'.AD20">
            <calcext:condition calcext:apply-style-name="ConditionalStyle_15" calcext:value="=&quot;[    ]&quot;" calcext:base-cell-address="'Formular 1'.AD20"/>
            <calcext:condition calcext:apply-style-name="ConditionalStyle_14" calcext:value="=&quot;[    ]&quot;" calcext:base-cell-address="'Formular 1'.AD20"/>
            <calcext:condition calcext:apply-style-name="ConditionalStyle_13" calcext:value="=&quot;   &quot;" calcext:base-cell-address="'Formular 1'.AD20"/>
          </calcext:conditional-format>
          <calcext:conditional-format calcext:target-range-address="'Formular 1'.AE20:'Formular 1'.AE20">
            <calcext:condition calcext:apply-style-name="ConditionalStyle_15" calcext:value="=&quot;[    ]&quot;" calcext:base-cell-address="'Formular 1'.AE20"/>
            <calcext:condition calcext:apply-style-name="ConditionalStyle_14" calcext:value="=&quot;[    ]&quot;" calcext:base-cell-address="'Formular 1'.AE20"/>
            <calcext:condition calcext:apply-style-name="ConditionalStyle_13" calcext:value="=&quot;   &quot;" calcext:base-cell-address="'Formular 1'.AE20"/>
          </calcext:conditional-format>
          <calcext:conditional-format calcext:target-range-address="'Formular 1'.AF20:'Formular 1'.AF20">
            <calcext:condition calcext:apply-style-name="ConditionalStyle_15" calcext:value="=&quot;[    ]&quot;" calcext:base-cell-address="'Formular 1'.AF20"/>
            <calcext:condition calcext:apply-style-name="ConditionalStyle_14" calcext:value="=&quot;[    ]&quot;" calcext:base-cell-address="'Formular 1'.AF20"/>
            <calcext:condition calcext:apply-style-name="ConditionalStyle_13" calcext:value="=&quot;   &quot;" calcext:base-cell-address="'Formular 1'.AF20"/>
          </calcext:conditional-format>
          <calcext:conditional-format calcext:target-range-address="'Formular 1'.AG20:'Formular 1'.AG20">
            <calcext:condition calcext:apply-style-name="ConditionalStyle_15" calcext:value="=&quot;[    ]&quot;" calcext:base-cell-address="'Formular 1'.AG20"/>
            <calcext:condition calcext:apply-style-name="ConditionalStyle_14" calcext:value="=&quot;[    ]&quot;" calcext:base-cell-address="'Formular 1'.AG20"/>
            <calcext:condition calcext:apply-style-name="ConditionalStyle_13" calcext:value="=&quot;   &quot;" calcext:base-cell-address="'Formular 1'.AG20"/>
          </calcext:conditional-format>
          <calcext:conditional-format calcext:target-range-address="'Formular 1'.AH20:'Formular 1'.AH20">
            <calcext:condition calcext:apply-style-name="ConditionalStyle_15" calcext:value="=&quot;[    ]&quot;" calcext:base-cell-address="'Formular 1'.AH20"/>
            <calcext:condition calcext:apply-style-name="ConditionalStyle_14" calcext:value="=&quot;[    ]&quot;" calcext:base-cell-address="'Formular 1'.AH20"/>
            <calcext:condition calcext:apply-style-name="ConditionalStyle_13" calcext:value="=&quot;   &quot;" calcext:base-cell-address="'Formular 1'.AH20"/>
          </calcext:conditional-format>
          <calcext:conditional-format calcext:target-range-address="'Formular 1'.AI20:'Formular 1'.AI20">
            <calcext:condition calcext:apply-style-name="ConditionalStyle_15" calcext:value="=&quot;[    ]&quot;" calcext:base-cell-address="'Formular 1'.AI20"/>
            <calcext:condition calcext:apply-style-name="ConditionalStyle_14" calcext:value="=&quot;[    ]&quot;" calcext:base-cell-address="'Formular 1'.AI20"/>
            <calcext:condition calcext:apply-style-name="ConditionalStyle_13" calcext:value="=&quot;   &quot;" calcext:base-cell-address="'Formular 1'.AI20"/>
          </calcext:conditional-format>
          <calcext:conditional-format calcext:target-range-address="'Formular 1'.AJ20:'Formular 1'.AJ20">
            <calcext:condition calcext:apply-style-name="ConditionalStyle_15" calcext:value="=&quot;[    ]&quot;" calcext:base-cell-address="'Formular 1'.AJ20"/>
            <calcext:condition calcext:apply-style-name="ConditionalStyle_14" calcext:value="=&quot;[    ]&quot;" calcext:base-cell-address="'Formular 1'.AJ20"/>
            <calcext:condition calcext:apply-style-name="ConditionalStyle_13" calcext:value="=&quot;   &quot;" calcext:base-cell-address="'Formular 1'.AJ20"/>
          </calcext:conditional-format>
          <calcext:conditional-format calcext:target-range-address="'Formular 1'.AK20:'Formular 1'.AK20">
            <calcext:condition calcext:apply-style-name="ConditionalStyle_15" calcext:value="=&quot;[    ]&quot;" calcext:base-cell-address="'Formular 1'.AK20"/>
            <calcext:condition calcext:apply-style-name="ConditionalStyle_14" calcext:value="=&quot;[    ]&quot;" calcext:base-cell-address="'Formular 1'.AK20"/>
            <calcext:condition calcext:apply-style-name="ConditionalStyle_13" calcext:value="=&quot;   &quot;" calcext:base-cell-address="'Formular 1'.AK20"/>
          </calcext:conditional-format>
          <calcext:conditional-format calcext:target-range-address="'Formular 1'.AL20:'Formular 1'.AL20">
            <calcext:condition calcext:apply-style-name="ConditionalStyle_15" calcext:value="=&quot;[    ]&quot;" calcext:base-cell-address="'Formular 1'.AL20"/>
            <calcext:condition calcext:apply-style-name="ConditionalStyle_14" calcext:value="=&quot;[    ]&quot;" calcext:base-cell-address="'Formular 1'.AL20"/>
            <calcext:condition calcext:apply-style-name="ConditionalStyle_13" calcext:value="=&quot;   &quot;" calcext:base-cell-address="'Formular 1'.AL20"/>
          </calcext:conditional-format>
          <calcext:conditional-format calcext:target-range-address="'Formular 1'.AM20:'Formular 1'.AM20">
            <calcext:condition calcext:apply-style-name="ConditionalStyle_15" calcext:value="=&quot;[    ]&quot;" calcext:base-cell-address="'Formular 1'.AM20"/>
            <calcext:condition calcext:apply-style-name="ConditionalStyle_14" calcext:value="=&quot;[    ]&quot;" calcext:base-cell-address="'Formular 1'.AM20"/>
            <calcext:condition calcext:apply-style-name="ConditionalStyle_13" calcext:value="=&quot;   &quot;" calcext:base-cell-address="'Formular 1'.AM20"/>
          </calcext:conditional-format>
          <calcext:conditional-format calcext:target-range-address="'Formular 1'.AN20:'Formular 1'.AN20">
            <calcext:condition calcext:apply-style-name="ConditionalStyle_15" calcext:value="=&quot;[    ]&quot;" calcext:base-cell-address="'Formular 1'.AN20"/>
            <calcext:condition calcext:apply-style-name="ConditionalStyle_14" calcext:value="=&quot;[    ]&quot;" calcext:base-cell-address="'Formular 1'.AN20"/>
            <calcext:condition calcext:apply-style-name="ConditionalStyle_13" calcext:value="=&quot;   &quot;" calcext:base-cell-address="'Formular 1'.AN20"/>
          </calcext:conditional-format>
          <calcext:conditional-format calcext:target-range-address="'Formular 1'.AO20:'Formular 1'.AO20">
            <calcext:condition calcext:apply-style-name="ConditionalStyle_15" calcext:value="=&quot;[    ]&quot;" calcext:base-cell-address="'Formular 1'.AO20"/>
            <calcext:condition calcext:apply-style-name="ConditionalStyle_14" calcext:value="=&quot;[    ]&quot;" calcext:base-cell-address="'Formular 1'.AO20"/>
            <calcext:condition calcext:apply-style-name="ConditionalStyle_13" calcext:value="=&quot;   &quot;" calcext:base-cell-address="'Formular 1'.AO20"/>
          </calcext:conditional-format>
          <calcext:conditional-format calcext:target-range-address="'Formular 1'.AP20:'Formular 1'.AP20">
            <calcext:condition calcext:apply-style-name="ConditionalStyle_15" calcext:value="=&quot;[    ]&quot;" calcext:base-cell-address="'Formular 1'.AP20"/>
            <calcext:condition calcext:apply-style-name="ConditionalStyle_14" calcext:value="=&quot;[    ]&quot;" calcext:base-cell-address="'Formular 1'.AP20"/>
            <calcext:condition calcext:apply-style-name="ConditionalStyle_13" calcext:value="=&quot;   &quot;" calcext:base-cell-address="'Formular 1'.AP20"/>
          </calcext:conditional-format>
          <calcext:conditional-format calcext:target-range-address="'Formular 1'.AQ20:'Formular 1'.AQ20">
            <calcext:condition calcext:apply-style-name="ConditionalStyle_15" calcext:value="=&quot;[    ]&quot;" calcext:base-cell-address="'Formular 1'.AQ20"/>
            <calcext:condition calcext:apply-style-name="ConditionalStyle_14" calcext:value="=&quot;[    ]&quot;" calcext:base-cell-address="'Formular 1'.AQ20"/>
            <calcext:condition calcext:apply-style-name="ConditionalStyle_13" calcext:value="=&quot;   &quot;" calcext:base-cell-address="'Formular 1'.AQ20"/>
          </calcext:conditional-format>
          <calcext:conditional-format calcext:target-range-address="'Formular 1'.AR20:'Formular 1'.AR20">
            <calcext:condition calcext:apply-style-name="ConditionalStyle_15" calcext:value="=&quot;[    ]&quot;" calcext:base-cell-address="'Formular 1'.AR20"/>
            <calcext:condition calcext:apply-style-name="ConditionalStyle_14" calcext:value="=&quot;[    ]&quot;" calcext:base-cell-address="'Formular 1'.AR20"/>
            <calcext:condition calcext:apply-style-name="ConditionalStyle_13" calcext:value="=&quot;   &quot;" calcext:base-cell-address="'Formular 1'.AR20"/>
          </calcext:conditional-format>
          <calcext:conditional-format calcext:target-range-address="'Formular 1'.AS20:'Formular 1'.AS20">
            <calcext:condition calcext:apply-style-name="ConditionalStyle_15" calcext:value="=&quot;[    ]&quot;" calcext:base-cell-address="'Formular 1'.AS20"/>
            <calcext:condition calcext:apply-style-name="ConditionalStyle_14" calcext:value="=&quot;[    ]&quot;" calcext:base-cell-address="'Formular 1'.AS20"/>
            <calcext:condition calcext:apply-style-name="ConditionalStyle_13" calcext:value="=&quot;   &quot;" calcext:base-cell-address="'Formular 1'.AS20"/>
          </calcext:conditional-format>
          <calcext:conditional-format calcext:target-range-address="'Formular 1'.AT20:'Formular 1'.AT20">
            <calcext:condition calcext:apply-style-name="ConditionalStyle_15" calcext:value="=&quot;[    ]&quot;" calcext:base-cell-address="'Formular 1'.AT20"/>
            <calcext:condition calcext:apply-style-name="ConditionalStyle_14" calcext:value="=&quot;[    ]&quot;" calcext:base-cell-address="'Formular 1'.AT20"/>
            <calcext:condition calcext:apply-style-name="ConditionalStyle_13" calcext:value="=&quot;   &quot;" calcext:base-cell-address="'Formular 1'.AT20"/>
          </calcext:conditional-format>
          <calcext:conditional-format calcext:target-range-address="'Formular 1'.AU20:'Formular 1'.AU20">
            <calcext:condition calcext:apply-style-name="ConditionalStyle_15" calcext:value="=&quot;[    ]&quot;" calcext:base-cell-address="'Formular 1'.AU20"/>
            <calcext:condition calcext:apply-style-name="ConditionalStyle_14" calcext:value="=&quot;[    ]&quot;" calcext:base-cell-address="'Formular 1'.AU20"/>
            <calcext:condition calcext:apply-style-name="ConditionalStyle_13" calcext:value="=&quot;   &quot;" calcext:base-cell-address="'Formular 1'.AU20"/>
          </calcext:conditional-format>
          <calcext:conditional-format calcext:target-range-address="'Formular 1'.AV20:'Formular 1'.AV20">
            <calcext:condition calcext:apply-style-name="ConditionalStyle_15" calcext:value="=&quot;[    ]&quot;" calcext:base-cell-address="'Formular 1'.AV20"/>
            <calcext:condition calcext:apply-style-name="ConditionalStyle_14" calcext:value="=&quot;[    ]&quot;" calcext:base-cell-address="'Formular 1'.AV20"/>
            <calcext:condition calcext:apply-style-name="ConditionalStyle_13" calcext:value="=&quot;   &quot;" calcext:base-cell-address="'Formular 1'.AV20"/>
          </calcext:conditional-format>
          <calcext:conditional-format calcext:target-range-address="'Formular 1'.AW20:'Formular 1'.AW20">
            <calcext:condition calcext:apply-style-name="ConditionalStyle_15" calcext:value="=&quot;[    ]&quot;" calcext:base-cell-address="'Formular 1'.AW20"/>
            <calcext:condition calcext:apply-style-name="ConditionalStyle_14" calcext:value="=&quot;[    ]&quot;" calcext:base-cell-address="'Formular 1'.AW20"/>
            <calcext:condition calcext:apply-style-name="ConditionalStyle_13" calcext:value="=&quot;   &quot;" calcext:base-cell-address="'Formular 1'.AW20"/>
          </calcext:conditional-format>
          <calcext:conditional-format calcext:target-range-address="'Formular 1'.AX20:'Formular 1'.AX20">
            <calcext:condition calcext:apply-style-name="ConditionalStyle_15" calcext:value="=&quot;[    ]&quot;" calcext:base-cell-address="'Formular 1'.AX20"/>
            <calcext:condition calcext:apply-style-name="ConditionalStyle_14" calcext:value="=&quot;[    ]&quot;" calcext:base-cell-address="'Formular 1'.AX20"/>
            <calcext:condition calcext:apply-style-name="ConditionalStyle_13" calcext:value="=&quot;   &quot;" calcext:base-cell-address="'Formular 1'.AX20"/>
          </calcext:conditional-format>
          <calcext:conditional-format calcext:target-range-address="'Formular 1'.AD21:'Formular 1'.AD21">
            <calcext:condition calcext:apply-style-name="ConditionalStyle_15" calcext:value="=&quot;[    ]&quot;" calcext:base-cell-address="'Formular 1'.AD21"/>
            <calcext:condition calcext:apply-style-name="ConditionalStyle_14" calcext:value="=&quot;[    ]&quot;" calcext:base-cell-address="'Formular 1'.AD21"/>
            <calcext:condition calcext:apply-style-name="ConditionalStyle_13" calcext:value="=&quot;   &quot;" calcext:base-cell-address="'Formular 1'.AD21"/>
          </calcext:conditional-format>
          <calcext:conditional-format calcext:target-range-address="'Formular 1'.AE21:'Formular 1'.AE21">
            <calcext:condition calcext:apply-style-name="ConditionalStyle_15" calcext:value="=&quot;[    ]&quot;" calcext:base-cell-address="'Formular 1'.AE21"/>
            <calcext:condition calcext:apply-style-name="ConditionalStyle_14" calcext:value="=&quot;[    ]&quot;" calcext:base-cell-address="'Formular 1'.AE21"/>
            <calcext:condition calcext:apply-style-name="ConditionalStyle_13" calcext:value="=&quot;   &quot;" calcext:base-cell-address="'Formular 1'.AE21"/>
          </calcext:conditional-format>
          <calcext:conditional-format calcext:target-range-address="'Formular 1'.AF21:'Formular 1'.AF21">
            <calcext:condition calcext:apply-style-name="ConditionalStyle_15" calcext:value="=&quot;[    ]&quot;" calcext:base-cell-address="'Formular 1'.AF21"/>
            <calcext:condition calcext:apply-style-name="ConditionalStyle_14" calcext:value="=&quot;[    ]&quot;" calcext:base-cell-address="'Formular 1'.AF21"/>
            <calcext:condition calcext:apply-style-name="ConditionalStyle_13" calcext:value="=&quot;   &quot;" calcext:base-cell-address="'Formular 1'.AF21"/>
          </calcext:conditional-format>
          <calcext:conditional-format calcext:target-range-address="'Formular 1'.AG21:'Formular 1'.AG21">
            <calcext:condition calcext:apply-style-name="ConditionalStyle_15" calcext:value="=&quot;[    ]&quot;" calcext:base-cell-address="'Formular 1'.AG21"/>
            <calcext:condition calcext:apply-style-name="ConditionalStyle_14" calcext:value="=&quot;[    ]&quot;" calcext:base-cell-address="'Formular 1'.AG21"/>
            <calcext:condition calcext:apply-style-name="ConditionalStyle_13" calcext:value="=&quot;   &quot;" calcext:base-cell-address="'Formular 1'.AG21"/>
          </calcext:conditional-format>
          <calcext:conditional-format calcext:target-range-address="'Formular 1'.AH21:'Formular 1'.AH21">
            <calcext:condition calcext:apply-style-name="ConditionalStyle_15" calcext:value="=&quot;[    ]&quot;" calcext:base-cell-address="'Formular 1'.AH21"/>
            <calcext:condition calcext:apply-style-name="ConditionalStyle_14" calcext:value="=&quot;[    ]&quot;" calcext:base-cell-address="'Formular 1'.AH21"/>
            <calcext:condition calcext:apply-style-name="ConditionalStyle_13" calcext:value="=&quot;   &quot;" calcext:base-cell-address="'Formular 1'.AH21"/>
          </calcext:conditional-format>
          <calcext:conditional-format calcext:target-range-address="'Formular 1'.AI21:'Formular 1'.AI21">
            <calcext:condition calcext:apply-style-name="ConditionalStyle_15" calcext:value="=&quot;[    ]&quot;" calcext:base-cell-address="'Formular 1'.AI21"/>
            <calcext:condition calcext:apply-style-name="ConditionalStyle_14" calcext:value="=&quot;[    ]&quot;" calcext:base-cell-address="'Formular 1'.AI21"/>
            <calcext:condition calcext:apply-style-name="ConditionalStyle_13" calcext:value="=&quot;   &quot;" calcext:base-cell-address="'Formular 1'.AI21"/>
          </calcext:conditional-format>
          <calcext:conditional-format calcext:target-range-address="'Formular 1'.AJ21:'Formular 1'.AJ21">
            <calcext:condition calcext:apply-style-name="ConditionalStyle_15" calcext:value="=&quot;[    ]&quot;" calcext:base-cell-address="'Formular 1'.AJ21"/>
            <calcext:condition calcext:apply-style-name="ConditionalStyle_14" calcext:value="=&quot;[    ]&quot;" calcext:base-cell-address="'Formular 1'.AJ21"/>
            <calcext:condition calcext:apply-style-name="ConditionalStyle_13" calcext:value="=&quot;   &quot;" calcext:base-cell-address="'Formular 1'.AJ21"/>
          </calcext:conditional-format>
          <calcext:conditional-format calcext:target-range-address="'Formular 1'.AK21:'Formular 1'.AK21">
            <calcext:condition calcext:apply-style-name="ConditionalStyle_15" calcext:value="=&quot;[    ]&quot;" calcext:base-cell-address="'Formular 1'.AK21"/>
            <calcext:condition calcext:apply-style-name="ConditionalStyle_14" calcext:value="=&quot;[    ]&quot;" calcext:base-cell-address="'Formular 1'.AK21"/>
            <calcext:condition calcext:apply-style-name="ConditionalStyle_13" calcext:value="=&quot;   &quot;" calcext:base-cell-address="'Formular 1'.AK21"/>
          </calcext:conditional-format>
          <calcext:conditional-format calcext:target-range-address="'Formular 1'.AL21:'Formular 1'.AL21">
            <calcext:condition calcext:apply-style-name="ConditionalStyle_15" calcext:value="=&quot;[    ]&quot;" calcext:base-cell-address="'Formular 1'.AL21"/>
            <calcext:condition calcext:apply-style-name="ConditionalStyle_14" calcext:value="=&quot;[    ]&quot;" calcext:base-cell-address="'Formular 1'.AL21"/>
            <calcext:condition calcext:apply-style-name="ConditionalStyle_13" calcext:value="=&quot;   &quot;" calcext:base-cell-address="'Formular 1'.AL21"/>
          </calcext:conditional-format>
          <calcext:conditional-format calcext:target-range-address="'Formular 1'.AM21:'Formular 1'.AM21">
            <calcext:condition calcext:apply-style-name="ConditionalStyle_15" calcext:value="=&quot;[    ]&quot;" calcext:base-cell-address="'Formular 1'.AM21"/>
            <calcext:condition calcext:apply-style-name="ConditionalStyle_14" calcext:value="=&quot;[    ]&quot;" calcext:base-cell-address="'Formular 1'.AM21"/>
            <calcext:condition calcext:apply-style-name="ConditionalStyle_13" calcext:value="=&quot;   &quot;" calcext:base-cell-address="'Formular 1'.AM21"/>
          </calcext:conditional-format>
          <calcext:conditional-format calcext:target-range-address="'Formular 1'.AN21:'Formular 1'.AN21">
            <calcext:condition calcext:apply-style-name="ConditionalStyle_15" calcext:value="=&quot;[    ]&quot;" calcext:base-cell-address="'Formular 1'.AN21"/>
            <calcext:condition calcext:apply-style-name="ConditionalStyle_14" calcext:value="=&quot;[    ]&quot;" calcext:base-cell-address="'Formular 1'.AN21"/>
            <calcext:condition calcext:apply-style-name="ConditionalStyle_13" calcext:value="=&quot;   &quot;" calcext:base-cell-address="'Formular 1'.AN21"/>
          </calcext:conditional-format>
          <calcext:conditional-format calcext:target-range-address="'Formular 1'.AO21:'Formular 1'.AO21">
            <calcext:condition calcext:apply-style-name="ConditionalStyle_15" calcext:value="=&quot;[    ]&quot;" calcext:base-cell-address="'Formular 1'.AO21"/>
            <calcext:condition calcext:apply-style-name="ConditionalStyle_14" calcext:value="=&quot;[    ]&quot;" calcext:base-cell-address="'Formular 1'.AO21"/>
            <calcext:condition calcext:apply-style-name="ConditionalStyle_13" calcext:value="=&quot;   &quot;" calcext:base-cell-address="'Formular 1'.AO21"/>
          </calcext:conditional-format>
          <calcext:conditional-format calcext:target-range-address="'Formular 1'.AP21:'Formular 1'.AP21">
            <calcext:condition calcext:apply-style-name="ConditionalStyle_15" calcext:value="=&quot;[    ]&quot;" calcext:base-cell-address="'Formular 1'.AP21"/>
            <calcext:condition calcext:apply-style-name="ConditionalStyle_14" calcext:value="=&quot;[    ]&quot;" calcext:base-cell-address="'Formular 1'.AP21"/>
            <calcext:condition calcext:apply-style-name="ConditionalStyle_13" calcext:value="=&quot;   &quot;" calcext:base-cell-address="'Formular 1'.AP21"/>
          </calcext:conditional-format>
          <calcext:conditional-format calcext:target-range-address="'Formular 1'.AQ21:'Formular 1'.AQ21">
            <calcext:condition calcext:apply-style-name="ConditionalStyle_15" calcext:value="=&quot;[    ]&quot;" calcext:base-cell-address="'Formular 1'.AQ21"/>
            <calcext:condition calcext:apply-style-name="ConditionalStyle_14" calcext:value="=&quot;[    ]&quot;" calcext:base-cell-address="'Formular 1'.AQ21"/>
            <calcext:condition calcext:apply-style-name="ConditionalStyle_13" calcext:value="=&quot;   &quot;" calcext:base-cell-address="'Formular 1'.AQ21"/>
          </calcext:conditional-format>
          <calcext:conditional-format calcext:target-range-address="'Formular 1'.AR21:'Formular 1'.AR21">
            <calcext:condition calcext:apply-style-name="ConditionalStyle_15" calcext:value="=&quot;[    ]&quot;" calcext:base-cell-address="'Formular 1'.AR21"/>
            <calcext:condition calcext:apply-style-name="ConditionalStyle_14" calcext:value="=&quot;[    ]&quot;" calcext:base-cell-address="'Formular 1'.AR21"/>
            <calcext:condition calcext:apply-style-name="ConditionalStyle_13" calcext:value="=&quot;   &quot;" calcext:base-cell-address="'Formular 1'.AR21"/>
          </calcext:conditional-format>
          <calcext:conditional-format calcext:target-range-address="'Formular 1'.AS21:'Formular 1'.AS21">
            <calcext:condition calcext:apply-style-name="ConditionalStyle_15" calcext:value="=&quot;[    ]&quot;" calcext:base-cell-address="'Formular 1'.AS21"/>
            <calcext:condition calcext:apply-style-name="ConditionalStyle_14" calcext:value="=&quot;[    ]&quot;" calcext:base-cell-address="'Formular 1'.AS21"/>
            <calcext:condition calcext:apply-style-name="ConditionalStyle_13" calcext:value="=&quot;   &quot;" calcext:base-cell-address="'Formular 1'.AS21"/>
          </calcext:conditional-format>
          <calcext:conditional-format calcext:target-range-address="'Formular 1'.AT21:'Formular 1'.AT21">
            <calcext:condition calcext:apply-style-name="ConditionalStyle_15" calcext:value="=&quot;[    ]&quot;" calcext:base-cell-address="'Formular 1'.AT21"/>
            <calcext:condition calcext:apply-style-name="ConditionalStyle_14" calcext:value="=&quot;[    ]&quot;" calcext:base-cell-address="'Formular 1'.AT21"/>
            <calcext:condition calcext:apply-style-name="ConditionalStyle_13" calcext:value="=&quot;   &quot;" calcext:base-cell-address="'Formular 1'.AT21"/>
          </calcext:conditional-format>
          <calcext:conditional-format calcext:target-range-address="'Formular 1'.AU21:'Formular 1'.AU21">
            <calcext:condition calcext:apply-style-name="ConditionalStyle_15" calcext:value="=&quot;[    ]&quot;" calcext:base-cell-address="'Formular 1'.AU21"/>
            <calcext:condition calcext:apply-style-name="ConditionalStyle_14" calcext:value="=&quot;[    ]&quot;" calcext:base-cell-address="'Formular 1'.AU21"/>
            <calcext:condition calcext:apply-style-name="ConditionalStyle_13" calcext:value="=&quot;   &quot;" calcext:base-cell-address="'Formular 1'.AU21"/>
          </calcext:conditional-format>
          <calcext:conditional-format calcext:target-range-address="'Formular 1'.AV21:'Formular 1'.AV21">
            <calcext:condition calcext:apply-style-name="ConditionalStyle_15" calcext:value="=&quot;[    ]&quot;" calcext:base-cell-address="'Formular 1'.AV21"/>
            <calcext:condition calcext:apply-style-name="ConditionalStyle_14" calcext:value="=&quot;[    ]&quot;" calcext:base-cell-address="'Formular 1'.AV21"/>
            <calcext:condition calcext:apply-style-name="ConditionalStyle_13" calcext:value="=&quot;   &quot;" calcext:base-cell-address="'Formular 1'.AV21"/>
          </calcext:conditional-format>
          <calcext:conditional-format calcext:target-range-address="'Formular 1'.AW21:'Formular 1'.AW21">
            <calcext:condition calcext:apply-style-name="ConditionalStyle_15" calcext:value="=&quot;[    ]&quot;" calcext:base-cell-address="'Formular 1'.AW21"/>
            <calcext:condition calcext:apply-style-name="ConditionalStyle_14" calcext:value="=&quot;[    ]&quot;" calcext:base-cell-address="'Formular 1'.AW21"/>
            <calcext:condition calcext:apply-style-name="ConditionalStyle_13" calcext:value="=&quot;   &quot;" calcext:base-cell-address="'Formular 1'.AW21"/>
          </calcext:conditional-format>
          <calcext:conditional-format calcext:target-range-address="'Formular 1'.AX21:'Formular 1'.AX21">
            <calcext:condition calcext:apply-style-name="ConditionalStyle_15" calcext:value="=&quot;[    ]&quot;" calcext:base-cell-address="'Formular 1'.AX21"/>
            <calcext:condition calcext:apply-style-name="ConditionalStyle_14" calcext:value="=&quot;[    ]&quot;" calcext:base-cell-address="'Formular 1'.AX21"/>
            <calcext:condition calcext:apply-style-name="ConditionalStyle_13" calcext:value="=&quot;   &quot;" calcext:base-cell-address="'Formular 1'.AX21"/>
          </calcext:conditional-format>
          <calcext:conditional-format calcext:target-range-address="'Formular 1'.AG22:'Formular 1'.AG22">
            <calcext:condition calcext:apply-style-name="ConditionalStyle_15" calcext:value="=&quot;[    ]&quot;" calcext:base-cell-address="'Formular 1'.AG22"/>
            <calcext:condition calcext:apply-style-name="ConditionalStyle_14" calcext:value="=&quot;[    ]&quot;" calcext:base-cell-address="'Formular 1'.AG22"/>
            <calcext:condition calcext:apply-style-name="ConditionalStyle_13" calcext:value="=&quot;   &quot;" calcext:base-cell-address="'Formular 1'.AG22"/>
          </calcext:conditional-format>
          <calcext:conditional-format calcext:target-range-address="'Formular 1'.AH22:'Formular 1'.AH22">
            <calcext:condition calcext:apply-style-name="ConditionalStyle_15" calcext:value="=&quot;[    ]&quot;" calcext:base-cell-address="'Formular 1'.AH22"/>
            <calcext:condition calcext:apply-style-name="ConditionalStyle_14" calcext:value="=&quot;[    ]&quot;" calcext:base-cell-address="'Formular 1'.AH22"/>
            <calcext:condition calcext:apply-style-name="ConditionalStyle_13" calcext:value="=&quot;   &quot;" calcext:base-cell-address="'Formular 1'.AH22"/>
          </calcext:conditional-format>
          <calcext:conditional-format calcext:target-range-address="'Formular 1'.AI22:'Formular 1'.AI22">
            <calcext:condition calcext:apply-style-name="ConditionalStyle_15" calcext:value="=&quot;[    ]&quot;" calcext:base-cell-address="'Formular 1'.AI22"/>
            <calcext:condition calcext:apply-style-name="ConditionalStyle_14" calcext:value="=&quot;[    ]&quot;" calcext:base-cell-address="'Formular 1'.AI22"/>
            <calcext:condition calcext:apply-style-name="ConditionalStyle_13" calcext:value="=&quot;   &quot;" calcext:base-cell-address="'Formular 1'.AI22"/>
          </calcext:conditional-format>
          <calcext:conditional-format calcext:target-range-address="'Formular 1'.AJ22:'Formular 1'.AJ22">
            <calcext:condition calcext:apply-style-name="ConditionalStyle_15" calcext:value="=&quot;[    ]&quot;" calcext:base-cell-address="'Formular 1'.AJ22"/>
            <calcext:condition calcext:apply-style-name="ConditionalStyle_14" calcext:value="=&quot;[    ]&quot;" calcext:base-cell-address="'Formular 1'.AJ22"/>
            <calcext:condition calcext:apply-style-name="ConditionalStyle_13" calcext:value="=&quot;   &quot;" calcext:base-cell-address="'Formular 1'.AJ22"/>
          </calcext:conditional-format>
          <calcext:conditional-format calcext:target-range-address="'Formular 1'.AK22:'Formular 1'.AK22">
            <calcext:condition calcext:apply-style-name="ConditionalStyle_15" calcext:value="=&quot;[    ]&quot;" calcext:base-cell-address="'Formular 1'.AK22"/>
            <calcext:condition calcext:apply-style-name="ConditionalStyle_14" calcext:value="=&quot;[    ]&quot;" calcext:base-cell-address="'Formular 1'.AK22"/>
            <calcext:condition calcext:apply-style-name="ConditionalStyle_13" calcext:value="=&quot;   &quot;" calcext:base-cell-address="'Formular 1'.AK22"/>
          </calcext:conditional-format>
          <calcext:conditional-format calcext:target-range-address="'Formular 1'.AL22:'Formular 1'.AL22">
            <calcext:condition calcext:apply-style-name="ConditionalStyle_15" calcext:value="=&quot;[    ]&quot;" calcext:base-cell-address="'Formular 1'.AL22"/>
            <calcext:condition calcext:apply-style-name="ConditionalStyle_14" calcext:value="=&quot;[    ]&quot;" calcext:base-cell-address="'Formular 1'.AL22"/>
            <calcext:condition calcext:apply-style-name="ConditionalStyle_13" calcext:value="=&quot;   &quot;" calcext:base-cell-address="'Formular 1'.AL22"/>
          </calcext:conditional-format>
          <calcext:conditional-format calcext:target-range-address="'Formular 1'.AM22:'Formular 1'.AM22">
            <calcext:condition calcext:apply-style-name="ConditionalStyle_15" calcext:value="=&quot;[    ]&quot;" calcext:base-cell-address="'Formular 1'.AM22"/>
            <calcext:condition calcext:apply-style-name="ConditionalStyle_14" calcext:value="=&quot;[    ]&quot;" calcext:base-cell-address="'Formular 1'.AM22"/>
            <calcext:condition calcext:apply-style-name="ConditionalStyle_13" calcext:value="=&quot;   &quot;" calcext:base-cell-address="'Formular 1'.AM22"/>
          </calcext:conditional-format>
          <calcext:conditional-format calcext:target-range-address="'Formular 1'.AN22:'Formular 1'.AN22">
            <calcext:condition calcext:apply-style-name="ConditionalStyle_15" calcext:value="=&quot;[    ]&quot;" calcext:base-cell-address="'Formular 1'.AN22"/>
            <calcext:condition calcext:apply-style-name="ConditionalStyle_14" calcext:value="=&quot;[    ]&quot;" calcext:base-cell-address="'Formular 1'.AN22"/>
            <calcext:condition calcext:apply-style-name="ConditionalStyle_13" calcext:value="=&quot;   &quot;" calcext:base-cell-address="'Formular 1'.AN22"/>
          </calcext:conditional-format>
          <calcext:conditional-format calcext:target-range-address="'Formular 1'.AO22:'Formular 1'.AO22">
            <calcext:condition calcext:apply-style-name="ConditionalStyle_15" calcext:value="=&quot;[    ]&quot;" calcext:base-cell-address="'Formular 1'.AO22"/>
            <calcext:condition calcext:apply-style-name="ConditionalStyle_14" calcext:value="=&quot;[    ]&quot;" calcext:base-cell-address="'Formular 1'.AO22"/>
            <calcext:condition calcext:apply-style-name="ConditionalStyle_13" calcext:value="=&quot;   &quot;" calcext:base-cell-address="'Formular 1'.AO22"/>
          </calcext:conditional-format>
          <calcext:conditional-format calcext:target-range-address="'Formular 1'.AP22:'Formular 1'.AP22">
            <calcext:condition calcext:apply-style-name="ConditionalStyle_15" calcext:value="=&quot;[    ]&quot;" calcext:base-cell-address="'Formular 1'.AP22"/>
            <calcext:condition calcext:apply-style-name="ConditionalStyle_14" calcext:value="=&quot;[    ]&quot;" calcext:base-cell-address="'Formular 1'.AP22"/>
            <calcext:condition calcext:apply-style-name="ConditionalStyle_13" calcext:value="=&quot;   &quot;" calcext:base-cell-address="'Formular 1'.AP22"/>
          </calcext:conditional-format>
          <calcext:conditional-format calcext:target-range-address="'Formular 1'.AQ22:'Formular 1'.AQ22">
            <calcext:condition calcext:apply-style-name="ConditionalStyle_15" calcext:value="=&quot;[    ]&quot;" calcext:base-cell-address="'Formular 1'.AQ22"/>
            <calcext:condition calcext:apply-style-name="ConditionalStyle_14" calcext:value="=&quot;[    ]&quot;" calcext:base-cell-address="'Formular 1'.AQ22"/>
            <calcext:condition calcext:apply-style-name="ConditionalStyle_13" calcext:value="=&quot;   &quot;" calcext:base-cell-address="'Formular 1'.AQ22"/>
          </calcext:conditional-format>
          <calcext:conditional-format calcext:target-range-address="'Formular 1'.AR22:'Formular 1'.AR22">
            <calcext:condition calcext:apply-style-name="ConditionalStyle_15" calcext:value="=&quot;[    ]&quot;" calcext:base-cell-address="'Formular 1'.AR22"/>
            <calcext:condition calcext:apply-style-name="ConditionalStyle_14" calcext:value="=&quot;[    ]&quot;" calcext:base-cell-address="'Formular 1'.AR22"/>
            <calcext:condition calcext:apply-style-name="ConditionalStyle_13" calcext:value="=&quot;   &quot;" calcext:base-cell-address="'Formular 1'.AR22"/>
          </calcext:conditional-format>
          <calcext:conditional-format calcext:target-range-address="'Formular 1'.AS22:'Formular 1'.AS22">
            <calcext:condition calcext:apply-style-name="ConditionalStyle_15" calcext:value="=&quot;[    ]&quot;" calcext:base-cell-address="'Formular 1'.AS22"/>
            <calcext:condition calcext:apply-style-name="ConditionalStyle_14" calcext:value="=&quot;[    ]&quot;" calcext:base-cell-address="'Formular 1'.AS22"/>
            <calcext:condition calcext:apply-style-name="ConditionalStyle_13" calcext:value="=&quot;   &quot;" calcext:base-cell-address="'Formular 1'.AS22"/>
          </calcext:conditional-format>
          <calcext:conditional-format calcext:target-range-address="'Formular 1'.AT22:'Formular 1'.AT22">
            <calcext:condition calcext:apply-style-name="ConditionalStyle_15" calcext:value="=&quot;[    ]&quot;" calcext:base-cell-address="'Formular 1'.AT22"/>
            <calcext:condition calcext:apply-style-name="ConditionalStyle_14" calcext:value="=&quot;[    ]&quot;" calcext:base-cell-address="'Formular 1'.AT22"/>
            <calcext:condition calcext:apply-style-name="ConditionalStyle_13" calcext:value="=&quot;   &quot;" calcext:base-cell-address="'Formular 1'.AT22"/>
          </calcext:conditional-format>
          <calcext:conditional-format calcext:target-range-address="'Formular 1'.AU22:'Formular 1'.AU22">
            <calcext:condition calcext:apply-style-name="ConditionalStyle_15" calcext:value="=&quot;[    ]&quot;" calcext:base-cell-address="'Formular 1'.AU22"/>
            <calcext:condition calcext:apply-style-name="ConditionalStyle_14" calcext:value="=&quot;[    ]&quot;" calcext:base-cell-address="'Formular 1'.AU22"/>
            <calcext:condition calcext:apply-style-name="ConditionalStyle_13" calcext:value="=&quot;   &quot;" calcext:base-cell-address="'Formular 1'.AU22"/>
          </calcext:conditional-format>
          <calcext:conditional-format calcext:target-range-address="'Formular 1'.AV22:'Formular 1'.AV22">
            <calcext:condition calcext:apply-style-name="ConditionalStyle_15" calcext:value="=&quot;[    ]&quot;" calcext:base-cell-address="'Formular 1'.AV22"/>
            <calcext:condition calcext:apply-style-name="ConditionalStyle_14" calcext:value="=&quot;[    ]&quot;" calcext:base-cell-address="'Formular 1'.AV22"/>
            <calcext:condition calcext:apply-style-name="ConditionalStyle_13" calcext:value="=&quot;   &quot;" calcext:base-cell-address="'Formular 1'.AV22"/>
          </calcext:conditional-format>
          <calcext:conditional-format calcext:target-range-address="'Formular 1'.AW22:'Formular 1'.AW22">
            <calcext:condition calcext:apply-style-name="ConditionalStyle_15" calcext:value="=&quot;[    ]&quot;" calcext:base-cell-address="'Formular 1'.AW22"/>
            <calcext:condition calcext:apply-style-name="ConditionalStyle_14" calcext:value="=&quot;[    ]&quot;" calcext:base-cell-address="'Formular 1'.AW22"/>
            <calcext:condition calcext:apply-style-name="ConditionalStyle_13" calcext:value="=&quot;   &quot;" calcext:base-cell-address="'Formular 1'.AW22"/>
          </calcext:conditional-format>
          <calcext:conditional-format calcext:target-range-address="'Formular 1'.AX22:'Formular 1'.AX22">
            <calcext:condition calcext:apply-style-name="ConditionalStyle_15" calcext:value="=&quot;[    ]&quot;" calcext:base-cell-address="'Formular 1'.AX22"/>
            <calcext:condition calcext:apply-style-name="ConditionalStyle_14" calcext:value="=&quot;[    ]&quot;" calcext:base-cell-address="'Formular 1'.AX22"/>
            <calcext:condition calcext:apply-style-name="ConditionalStyle_13" calcext:value="=&quot;   &quot;" calcext:base-cell-address="'Formular 1'.AX22"/>
          </calcext:conditional-format>
          <calcext:conditional-format calcext:target-range-address="'Formular 1'.AH23:'Formular 1'.AH23">
            <calcext:condition calcext:apply-style-name="ConditionalStyle_15" calcext:value="=&quot;[    ]&quot;" calcext:base-cell-address="'Formular 1'.AH23"/>
            <calcext:condition calcext:apply-style-name="ConditionalStyle_14" calcext:value="=&quot;[    ]&quot;" calcext:base-cell-address="'Formular 1'.AH23"/>
            <calcext:condition calcext:apply-style-name="ConditionalStyle_13" calcext:value="=&quot;   &quot;" calcext:base-cell-address="'Formular 1'.AH23"/>
          </calcext:conditional-format>
          <calcext:conditional-format calcext:target-range-address="'Formular 1'.AI23:'Formular 1'.AI23">
            <calcext:condition calcext:apply-style-name="ConditionalStyle_15" calcext:value="=&quot;[    ]&quot;" calcext:base-cell-address="'Formular 1'.AI23"/>
            <calcext:condition calcext:apply-style-name="ConditionalStyle_14" calcext:value="=&quot;[    ]&quot;" calcext:base-cell-address="'Formular 1'.AI23"/>
            <calcext:condition calcext:apply-style-name="ConditionalStyle_13" calcext:value="=&quot;   &quot;" calcext:base-cell-address="'Formular 1'.AI23"/>
          </calcext:conditional-format>
          <calcext:conditional-format calcext:target-range-address="'Formular 1'.AJ23:'Formular 1'.AJ23">
            <calcext:condition calcext:apply-style-name="ConditionalStyle_15" calcext:value="=&quot;[    ]&quot;" calcext:base-cell-address="'Formular 1'.AJ23"/>
            <calcext:condition calcext:apply-style-name="ConditionalStyle_14" calcext:value="=&quot;[    ]&quot;" calcext:base-cell-address="'Formular 1'.AJ23"/>
            <calcext:condition calcext:apply-style-name="ConditionalStyle_13" calcext:value="=&quot;   &quot;" calcext:base-cell-address="'Formular 1'.AJ23"/>
          </calcext:conditional-format>
          <calcext:conditional-format calcext:target-range-address="'Formular 1'.AK23:'Formular 1'.AK23">
            <calcext:condition calcext:apply-style-name="ConditionalStyle_15" calcext:value="=&quot;[    ]&quot;" calcext:base-cell-address="'Formular 1'.AK23"/>
            <calcext:condition calcext:apply-style-name="ConditionalStyle_14" calcext:value="=&quot;[    ]&quot;" calcext:base-cell-address="'Formular 1'.AK23"/>
            <calcext:condition calcext:apply-style-name="ConditionalStyle_13" calcext:value="=&quot;   &quot;" calcext:base-cell-address="'Formular 1'.AK23"/>
          </calcext:conditional-format>
          <calcext:conditional-format calcext:target-range-address="'Formular 1'.AL23:'Formular 1'.AL23">
            <calcext:condition calcext:apply-style-name="ConditionalStyle_15" calcext:value="=&quot;[    ]&quot;" calcext:base-cell-address="'Formular 1'.AL23"/>
            <calcext:condition calcext:apply-style-name="ConditionalStyle_14" calcext:value="=&quot;[    ]&quot;" calcext:base-cell-address="'Formular 1'.AL23"/>
            <calcext:condition calcext:apply-style-name="ConditionalStyle_13" calcext:value="=&quot;   &quot;" calcext:base-cell-address="'Formular 1'.AL23"/>
          </calcext:conditional-format>
          <calcext:conditional-format calcext:target-range-address="'Formular 1'.AM23:'Formular 1'.AM23">
            <calcext:condition calcext:apply-style-name="ConditionalStyle_15" calcext:value="=&quot;[    ]&quot;" calcext:base-cell-address="'Formular 1'.AM23"/>
            <calcext:condition calcext:apply-style-name="ConditionalStyle_14" calcext:value="=&quot;[    ]&quot;" calcext:base-cell-address="'Formular 1'.AM23"/>
            <calcext:condition calcext:apply-style-name="ConditionalStyle_13" calcext:value="=&quot;   &quot;" calcext:base-cell-address="'Formular 1'.AM23"/>
          </calcext:conditional-format>
          <calcext:conditional-format calcext:target-range-address="'Formular 1'.AN23:'Formular 1'.AN23">
            <calcext:condition calcext:apply-style-name="ConditionalStyle_15" calcext:value="=&quot;[    ]&quot;" calcext:base-cell-address="'Formular 1'.AN23"/>
            <calcext:condition calcext:apply-style-name="ConditionalStyle_14" calcext:value="=&quot;[    ]&quot;" calcext:base-cell-address="'Formular 1'.AN23"/>
            <calcext:condition calcext:apply-style-name="ConditionalStyle_13" calcext:value="=&quot;   &quot;" calcext:base-cell-address="'Formular 1'.AN23"/>
          </calcext:conditional-format>
          <calcext:conditional-format calcext:target-range-address="'Formular 1'.AO23:'Formular 1'.AO23">
            <calcext:condition calcext:apply-style-name="ConditionalStyle_15" calcext:value="=&quot;[    ]&quot;" calcext:base-cell-address="'Formular 1'.AO23"/>
            <calcext:condition calcext:apply-style-name="ConditionalStyle_14" calcext:value="=&quot;[    ]&quot;" calcext:base-cell-address="'Formular 1'.AO23"/>
            <calcext:condition calcext:apply-style-name="ConditionalStyle_13" calcext:value="=&quot;   &quot;" calcext:base-cell-address="'Formular 1'.AO23"/>
          </calcext:conditional-format>
          <calcext:conditional-format calcext:target-range-address="'Formular 1'.AP23:'Formular 1'.AP23">
            <calcext:condition calcext:apply-style-name="ConditionalStyle_15" calcext:value="=&quot;[    ]&quot;" calcext:base-cell-address="'Formular 1'.AP23"/>
            <calcext:condition calcext:apply-style-name="ConditionalStyle_14" calcext:value="=&quot;[    ]&quot;" calcext:base-cell-address="'Formular 1'.AP23"/>
            <calcext:condition calcext:apply-style-name="ConditionalStyle_13" calcext:value="=&quot;   &quot;" calcext:base-cell-address="'Formular 1'.AP23"/>
          </calcext:conditional-format>
          <calcext:conditional-format calcext:target-range-address="'Formular 1'.AQ23:'Formular 1'.AQ23">
            <calcext:condition calcext:apply-style-name="ConditionalStyle_15" calcext:value="=&quot;[    ]&quot;" calcext:base-cell-address="'Formular 1'.AQ23"/>
            <calcext:condition calcext:apply-style-name="ConditionalStyle_14" calcext:value="=&quot;[    ]&quot;" calcext:base-cell-address="'Formular 1'.AQ23"/>
            <calcext:condition calcext:apply-style-name="ConditionalStyle_13" calcext:value="=&quot;   &quot;" calcext:base-cell-address="'Formular 1'.AQ23"/>
          </calcext:conditional-format>
          <calcext:conditional-format calcext:target-range-address="'Formular 1'.AR23:'Formular 1'.AR23">
            <calcext:condition calcext:apply-style-name="ConditionalStyle_15" calcext:value="=&quot;[    ]&quot;" calcext:base-cell-address="'Formular 1'.AR23"/>
            <calcext:condition calcext:apply-style-name="ConditionalStyle_14" calcext:value="=&quot;[    ]&quot;" calcext:base-cell-address="'Formular 1'.AR23"/>
            <calcext:condition calcext:apply-style-name="ConditionalStyle_13" calcext:value="=&quot;   &quot;" calcext:base-cell-address="'Formular 1'.AR23"/>
          </calcext:conditional-format>
          <calcext:conditional-format calcext:target-range-address="'Formular 1'.AS23:'Formular 1'.AS23">
            <calcext:condition calcext:apply-style-name="ConditionalStyle_15" calcext:value="=&quot;[    ]&quot;" calcext:base-cell-address="'Formular 1'.AS23"/>
            <calcext:condition calcext:apply-style-name="ConditionalStyle_14" calcext:value="=&quot;[    ]&quot;" calcext:base-cell-address="'Formular 1'.AS23"/>
            <calcext:condition calcext:apply-style-name="ConditionalStyle_13" calcext:value="=&quot;   &quot;" calcext:base-cell-address="'Formular 1'.AS23"/>
          </calcext:conditional-format>
          <calcext:conditional-format calcext:target-range-address="'Formular 1'.AT23:'Formular 1'.AT23">
            <calcext:condition calcext:apply-style-name="ConditionalStyle_15" calcext:value="=&quot;[    ]&quot;" calcext:base-cell-address="'Formular 1'.AT23"/>
            <calcext:condition calcext:apply-style-name="ConditionalStyle_14" calcext:value="=&quot;[    ]&quot;" calcext:base-cell-address="'Formular 1'.AT23"/>
            <calcext:condition calcext:apply-style-name="ConditionalStyle_13" calcext:value="=&quot;   &quot;" calcext:base-cell-address="'Formular 1'.AT23"/>
          </calcext:conditional-format>
          <calcext:conditional-format calcext:target-range-address="'Formular 1'.AU23:'Formular 1'.AU23">
            <calcext:condition calcext:apply-style-name="ConditionalStyle_15" calcext:value="=&quot;[    ]&quot;" calcext:base-cell-address="'Formular 1'.AU23"/>
            <calcext:condition calcext:apply-style-name="ConditionalStyle_14" calcext:value="=&quot;[    ]&quot;" calcext:base-cell-address="'Formular 1'.AU23"/>
            <calcext:condition calcext:apply-style-name="ConditionalStyle_13" calcext:value="=&quot;   &quot;" calcext:base-cell-address="'Formular 1'.AU23"/>
          </calcext:conditional-format>
          <calcext:conditional-format calcext:target-range-address="'Formular 1'.AV23:'Formular 1'.AV23">
            <calcext:condition calcext:apply-style-name="ConditionalStyle_15" calcext:value="=&quot;[    ]&quot;" calcext:base-cell-address="'Formular 1'.AV23"/>
            <calcext:condition calcext:apply-style-name="ConditionalStyle_14" calcext:value="=&quot;[    ]&quot;" calcext:base-cell-address="'Formular 1'.AV23"/>
            <calcext:condition calcext:apply-style-name="ConditionalStyle_13" calcext:value="=&quot;   &quot;" calcext:base-cell-address="'Formular 1'.AV23"/>
          </calcext:conditional-format>
          <calcext:conditional-format calcext:target-range-address="'Formular 1'.AW23:'Formular 1'.AW23">
            <calcext:condition calcext:apply-style-name="ConditionalStyle_15" calcext:value="=&quot;[    ]&quot;" calcext:base-cell-address="'Formular 1'.AW23"/>
            <calcext:condition calcext:apply-style-name="ConditionalStyle_14" calcext:value="=&quot;[    ]&quot;" calcext:base-cell-address="'Formular 1'.AW23"/>
            <calcext:condition calcext:apply-style-name="ConditionalStyle_13" calcext:value="=&quot;   &quot;" calcext:base-cell-address="'Formular 1'.AW23"/>
          </calcext:conditional-format>
          <calcext:conditional-format calcext:target-range-address="'Formular 1'.AX23:'Formular 1'.AX23">
            <calcext:condition calcext:apply-style-name="ConditionalStyle_15" calcext:value="=&quot;[    ]&quot;" calcext:base-cell-address="'Formular 1'.AX23"/>
            <calcext:condition calcext:apply-style-name="ConditionalStyle_14" calcext:value="=&quot;[    ]&quot;" calcext:base-cell-address="'Formular 1'.AX23"/>
            <calcext:condition calcext:apply-style-name="ConditionalStyle_13" calcext:value="=&quot;   &quot;" calcext:base-cell-address="'Formular 1'.AX23"/>
          </calcext:conditional-format>
          <calcext:conditional-format calcext:target-range-address="'Formular 1'.AK24:'Formular 1'.AK24">
            <calcext:condition calcext:apply-style-name="ConditionalStyle_15" calcext:value="=&quot;[    ]&quot;" calcext:base-cell-address="'Formular 1'.AK24"/>
            <calcext:condition calcext:apply-style-name="ConditionalStyle_14" calcext:value="=&quot;[    ]&quot;" calcext:base-cell-address="'Formular 1'.AK24"/>
            <calcext:condition calcext:apply-style-name="ConditionalStyle_13" calcext:value="=&quot;   &quot;" calcext:base-cell-address="'Formular 1'.AK24"/>
          </calcext:conditional-format>
          <calcext:conditional-format calcext:target-range-address="'Formular 1'.AL24:'Formular 1'.AL24">
            <calcext:condition calcext:apply-style-name="ConditionalStyle_15" calcext:value="=&quot;[    ]&quot;" calcext:base-cell-address="'Formular 1'.AL24"/>
            <calcext:condition calcext:apply-style-name="ConditionalStyle_14" calcext:value="=&quot;[    ]&quot;" calcext:base-cell-address="'Formular 1'.AL24"/>
            <calcext:condition calcext:apply-style-name="ConditionalStyle_13" calcext:value="=&quot;   &quot;" calcext:base-cell-address="'Formular 1'.AL24"/>
          </calcext:conditional-format>
          <calcext:conditional-format calcext:target-range-address="'Formular 1'.AM24:'Formular 1'.AM24">
            <calcext:condition calcext:apply-style-name="ConditionalStyle_15" calcext:value="=&quot;[    ]&quot;" calcext:base-cell-address="'Formular 1'.AM24"/>
            <calcext:condition calcext:apply-style-name="ConditionalStyle_14" calcext:value="=&quot;[    ]&quot;" calcext:base-cell-address="'Formular 1'.AM24"/>
            <calcext:condition calcext:apply-style-name="ConditionalStyle_13" calcext:value="=&quot;   &quot;" calcext:base-cell-address="'Formular 1'.AM24"/>
          </calcext:conditional-format>
          <calcext:conditional-format calcext:target-range-address="'Formular 1'.AN24:'Formular 1'.AN24">
            <calcext:condition calcext:apply-style-name="ConditionalStyle_15" calcext:value="=&quot;[    ]&quot;" calcext:base-cell-address="'Formular 1'.AN24"/>
            <calcext:condition calcext:apply-style-name="ConditionalStyle_14" calcext:value="=&quot;[    ]&quot;" calcext:base-cell-address="'Formular 1'.AN24"/>
            <calcext:condition calcext:apply-style-name="ConditionalStyle_13" calcext:value="=&quot;   &quot;" calcext:base-cell-address="'Formular 1'.AN24"/>
          </calcext:conditional-format>
          <calcext:conditional-format calcext:target-range-address="'Formular 1'.AO24:'Formular 1'.AO24">
            <calcext:condition calcext:apply-style-name="ConditionalStyle_15" calcext:value="=&quot;[    ]&quot;" calcext:base-cell-address="'Formular 1'.AO24"/>
            <calcext:condition calcext:apply-style-name="ConditionalStyle_14" calcext:value="=&quot;[    ]&quot;" calcext:base-cell-address="'Formular 1'.AO24"/>
            <calcext:condition calcext:apply-style-name="ConditionalStyle_13" calcext:value="=&quot;   &quot;" calcext:base-cell-address="'Formular 1'.AO24"/>
          </calcext:conditional-format>
          <calcext:conditional-format calcext:target-range-address="'Formular 1'.AP24:'Formular 1'.AP24">
            <calcext:condition calcext:apply-style-name="ConditionalStyle_15" calcext:value="=&quot;[    ]&quot;" calcext:base-cell-address="'Formular 1'.AP24"/>
            <calcext:condition calcext:apply-style-name="ConditionalStyle_14" calcext:value="=&quot;[    ]&quot;" calcext:base-cell-address="'Formular 1'.AP24"/>
            <calcext:condition calcext:apply-style-name="ConditionalStyle_13" calcext:value="=&quot;   &quot;" calcext:base-cell-address="'Formular 1'.AP24"/>
          </calcext:conditional-format>
          <calcext:conditional-format calcext:target-range-address="'Formular 1'.AQ24:'Formular 1'.AQ24">
            <calcext:condition calcext:apply-style-name="ConditionalStyle_15" calcext:value="=&quot;[    ]&quot;" calcext:base-cell-address="'Formular 1'.AQ24"/>
            <calcext:condition calcext:apply-style-name="ConditionalStyle_14" calcext:value="=&quot;[    ]&quot;" calcext:base-cell-address="'Formular 1'.AQ24"/>
            <calcext:condition calcext:apply-style-name="ConditionalStyle_13" calcext:value="=&quot;   &quot;" calcext:base-cell-address="'Formular 1'.AQ24"/>
          </calcext:conditional-format>
          <calcext:conditional-format calcext:target-range-address="'Formular 1'.AR24:'Formular 1'.AR24">
            <calcext:condition calcext:apply-style-name="ConditionalStyle_15" calcext:value="=&quot;[    ]&quot;" calcext:base-cell-address="'Formular 1'.AR24"/>
            <calcext:condition calcext:apply-style-name="ConditionalStyle_14" calcext:value="=&quot;[    ]&quot;" calcext:base-cell-address="'Formular 1'.AR24"/>
            <calcext:condition calcext:apply-style-name="ConditionalStyle_13" calcext:value="=&quot;   &quot;" calcext:base-cell-address="'Formular 1'.AR24"/>
          </calcext:conditional-format>
          <calcext:conditional-format calcext:target-range-address="'Formular 1'.AS24:'Formular 1'.AS24">
            <calcext:condition calcext:apply-style-name="ConditionalStyle_15" calcext:value="=&quot;[    ]&quot;" calcext:base-cell-address="'Formular 1'.AS24"/>
            <calcext:condition calcext:apply-style-name="ConditionalStyle_14" calcext:value="=&quot;[    ]&quot;" calcext:base-cell-address="'Formular 1'.AS24"/>
            <calcext:condition calcext:apply-style-name="ConditionalStyle_13" calcext:value="=&quot;   &quot;" calcext:base-cell-address="'Formular 1'.AS24"/>
          </calcext:conditional-format>
          <calcext:conditional-format calcext:target-range-address="'Formular 1'.AT24:'Formular 1'.AT24">
            <calcext:condition calcext:apply-style-name="ConditionalStyle_15" calcext:value="=&quot;[    ]&quot;" calcext:base-cell-address="'Formular 1'.AT24"/>
            <calcext:condition calcext:apply-style-name="ConditionalStyle_14" calcext:value="=&quot;[    ]&quot;" calcext:base-cell-address="'Formular 1'.AT24"/>
            <calcext:condition calcext:apply-style-name="ConditionalStyle_13" calcext:value="=&quot;   &quot;" calcext:base-cell-address="'Formular 1'.AT24"/>
          </calcext:conditional-format>
          <calcext:conditional-format calcext:target-range-address="'Formular 1'.AU24:'Formular 1'.AU24">
            <calcext:condition calcext:apply-style-name="ConditionalStyle_15" calcext:value="=&quot;[    ]&quot;" calcext:base-cell-address="'Formular 1'.AU24"/>
            <calcext:condition calcext:apply-style-name="ConditionalStyle_14" calcext:value="=&quot;[    ]&quot;" calcext:base-cell-address="'Formular 1'.AU24"/>
            <calcext:condition calcext:apply-style-name="ConditionalStyle_13" calcext:value="=&quot;   &quot;" calcext:base-cell-address="'Formular 1'.AU24"/>
          </calcext:conditional-format>
          <calcext:conditional-format calcext:target-range-address="'Formular 1'.AV24:'Formular 1'.AV24">
            <calcext:condition calcext:apply-style-name="ConditionalStyle_15" calcext:value="=&quot;[    ]&quot;" calcext:base-cell-address="'Formular 1'.AV24"/>
            <calcext:condition calcext:apply-style-name="ConditionalStyle_14" calcext:value="=&quot;[    ]&quot;" calcext:base-cell-address="'Formular 1'.AV24"/>
            <calcext:condition calcext:apply-style-name="ConditionalStyle_13" calcext:value="=&quot;   &quot;" calcext:base-cell-address="'Formular 1'.AV24"/>
          </calcext:conditional-format>
          <calcext:conditional-format calcext:target-range-address="'Formular 1'.AW24:'Formular 1'.AW24">
            <calcext:condition calcext:apply-style-name="ConditionalStyle_15" calcext:value="=&quot;[    ]&quot;" calcext:base-cell-address="'Formular 1'.AW24"/>
            <calcext:condition calcext:apply-style-name="ConditionalStyle_14" calcext:value="=&quot;[    ]&quot;" calcext:base-cell-address="'Formular 1'.AW24"/>
            <calcext:condition calcext:apply-style-name="ConditionalStyle_13" calcext:value="=&quot;   &quot;" calcext:base-cell-address="'Formular 1'.AW24"/>
          </calcext:conditional-format>
          <calcext:conditional-format calcext:target-range-address="'Formular 1'.AX24:'Formular 1'.AX24">
            <calcext:condition calcext:apply-style-name="ConditionalStyle_15" calcext:value="=&quot;[    ]&quot;" calcext:base-cell-address="'Formular 1'.AX24"/>
            <calcext:condition calcext:apply-style-name="ConditionalStyle_14" calcext:value="=&quot;[    ]&quot;" calcext:base-cell-address="'Formular 1'.AX24"/>
            <calcext:condition calcext:apply-style-name="ConditionalStyle_13" calcext:value="=&quot;   &quot;" calcext:base-cell-address="'Formular 1'.AX24"/>
          </calcext:conditional-format>
          <calcext:conditional-format calcext:target-range-address="'Formular 1'.W25:'Formular 1'.W25">
            <calcext:condition calcext:apply-style-name="ConditionalStyle_15" calcext:value="=&quot;[    ]&quot;" calcext:base-cell-address="'Formular 1'.W25"/>
            <calcext:condition calcext:apply-style-name="ConditionalStyle_14" calcext:value="=&quot;[    ]&quot;" calcext:base-cell-address="'Formular 1'.W25"/>
            <calcext:condition calcext:apply-style-name="ConditionalStyle_13" calcext:value="=&quot;   &quot;" calcext:base-cell-address="'Formular 1'.W25"/>
          </calcext:conditional-format>
          <calcext:conditional-format calcext:target-range-address="'Formular 1'.AL25:'Formular 1'.AL25">
            <calcext:condition calcext:apply-style-name="ConditionalStyle_15" calcext:value="=&quot;[    ]&quot;" calcext:base-cell-address="'Formular 1'.AL25"/>
            <calcext:condition calcext:apply-style-name="ConditionalStyle_14" calcext:value="=&quot;[    ]&quot;" calcext:base-cell-address="'Formular 1'.AL25"/>
            <calcext:condition calcext:apply-style-name="ConditionalStyle_13" calcext:value="=&quot;   &quot;" calcext:base-cell-address="'Formular 1'.AL25"/>
          </calcext:conditional-format>
          <calcext:conditional-format calcext:target-range-address="'Formular 1'.AM25:'Formular 1'.AM25">
            <calcext:condition calcext:apply-style-name="ConditionalStyle_15" calcext:value="=&quot;[    ]&quot;" calcext:base-cell-address="'Formular 1'.AM25"/>
            <calcext:condition calcext:apply-style-name="ConditionalStyle_14" calcext:value="=&quot;[    ]&quot;" calcext:base-cell-address="'Formular 1'.AM25"/>
            <calcext:condition calcext:apply-style-name="ConditionalStyle_13" calcext:value="=&quot;   &quot;" calcext:base-cell-address="'Formular 1'.AM25"/>
          </calcext:conditional-format>
          <calcext:conditional-format calcext:target-range-address="'Formular 1'.AN25:'Formular 1'.AN25">
            <calcext:condition calcext:apply-style-name="ConditionalStyle_15" calcext:value="=&quot;[    ]&quot;" calcext:base-cell-address="'Formular 1'.AN25"/>
            <calcext:condition calcext:apply-style-name="ConditionalStyle_14" calcext:value="=&quot;[    ]&quot;" calcext:base-cell-address="'Formular 1'.AN25"/>
            <calcext:condition calcext:apply-style-name="ConditionalStyle_13" calcext:value="=&quot;   &quot;" calcext:base-cell-address="'Formular 1'.AN25"/>
          </calcext:conditional-format>
          <calcext:conditional-format calcext:target-range-address="'Formular 1'.AO25:'Formular 1'.AO25">
            <calcext:condition calcext:apply-style-name="ConditionalStyle_15" calcext:value="=&quot;[    ]&quot;" calcext:base-cell-address="'Formular 1'.AO25"/>
            <calcext:condition calcext:apply-style-name="ConditionalStyle_14" calcext:value="=&quot;[    ]&quot;" calcext:base-cell-address="'Formular 1'.AO25"/>
            <calcext:condition calcext:apply-style-name="ConditionalStyle_13" calcext:value="=&quot;   &quot;" calcext:base-cell-address="'Formular 1'.AO25"/>
          </calcext:conditional-format>
          <calcext:conditional-format calcext:target-range-address="'Formular 1'.AP25:'Formular 1'.AP25">
            <calcext:condition calcext:apply-style-name="ConditionalStyle_15" calcext:value="=&quot;[    ]&quot;" calcext:base-cell-address="'Formular 1'.AP25"/>
            <calcext:condition calcext:apply-style-name="ConditionalStyle_14" calcext:value="=&quot;[    ]&quot;" calcext:base-cell-address="'Formular 1'.AP25"/>
            <calcext:condition calcext:apply-style-name="ConditionalStyle_13" calcext:value="=&quot;   &quot;" calcext:base-cell-address="'Formular 1'.AP25"/>
          </calcext:conditional-format>
          <calcext:conditional-format calcext:target-range-address="'Formular 1'.AQ25:'Formular 1'.AQ25">
            <calcext:condition calcext:apply-style-name="ConditionalStyle_15" calcext:value="=&quot;[    ]&quot;" calcext:base-cell-address="'Formular 1'.AQ25"/>
            <calcext:condition calcext:apply-style-name="ConditionalStyle_14" calcext:value="=&quot;[    ]&quot;" calcext:base-cell-address="'Formular 1'.AQ25"/>
            <calcext:condition calcext:apply-style-name="ConditionalStyle_13" calcext:value="=&quot;   &quot;" calcext:base-cell-address="'Formular 1'.AQ25"/>
          </calcext:conditional-format>
          <calcext:conditional-format calcext:target-range-address="'Formular 1'.AR25:'Formular 1'.AR25">
            <calcext:condition calcext:apply-style-name="ConditionalStyle_15" calcext:value="=&quot;[    ]&quot;" calcext:base-cell-address="'Formular 1'.AR25"/>
            <calcext:condition calcext:apply-style-name="ConditionalStyle_14" calcext:value="=&quot;[    ]&quot;" calcext:base-cell-address="'Formular 1'.AR25"/>
            <calcext:condition calcext:apply-style-name="ConditionalStyle_13" calcext:value="=&quot;   &quot;" calcext:base-cell-address="'Formular 1'.AR25"/>
          </calcext:conditional-format>
          <calcext:conditional-format calcext:target-range-address="'Formular 1'.AS25:'Formular 1'.AS25">
            <calcext:condition calcext:apply-style-name="ConditionalStyle_15" calcext:value="=&quot;[    ]&quot;" calcext:base-cell-address="'Formular 1'.AS25"/>
            <calcext:condition calcext:apply-style-name="ConditionalStyle_14" calcext:value="=&quot;[    ]&quot;" calcext:base-cell-address="'Formular 1'.AS25"/>
            <calcext:condition calcext:apply-style-name="ConditionalStyle_13" calcext:value="=&quot;   &quot;" calcext:base-cell-address="'Formular 1'.AS25"/>
          </calcext:conditional-format>
          <calcext:conditional-format calcext:target-range-address="'Formular 1'.AT25:'Formular 1'.AT25">
            <calcext:condition calcext:apply-style-name="ConditionalStyle_15" calcext:value="=&quot;[    ]&quot;" calcext:base-cell-address="'Formular 1'.AT25"/>
            <calcext:condition calcext:apply-style-name="ConditionalStyle_14" calcext:value="=&quot;[    ]&quot;" calcext:base-cell-address="'Formular 1'.AT25"/>
            <calcext:condition calcext:apply-style-name="ConditionalStyle_13" calcext:value="=&quot;   &quot;" calcext:base-cell-address="'Formular 1'.AT25"/>
          </calcext:conditional-format>
          <calcext:conditional-format calcext:target-range-address="'Formular 1'.AU25:'Formular 1'.AU25">
            <calcext:condition calcext:apply-style-name="ConditionalStyle_15" calcext:value="=&quot;[    ]&quot;" calcext:base-cell-address="'Formular 1'.AU25"/>
            <calcext:condition calcext:apply-style-name="ConditionalStyle_14" calcext:value="=&quot;[    ]&quot;" calcext:base-cell-address="'Formular 1'.AU25"/>
            <calcext:condition calcext:apply-style-name="ConditionalStyle_13" calcext:value="=&quot;   &quot;" calcext:base-cell-address="'Formular 1'.AU25"/>
          </calcext:conditional-format>
          <calcext:conditional-format calcext:target-range-address="'Formular 1'.AV25:'Formular 1'.AV25">
            <calcext:condition calcext:apply-style-name="ConditionalStyle_15" calcext:value="=&quot;[    ]&quot;" calcext:base-cell-address="'Formular 1'.AV25"/>
            <calcext:condition calcext:apply-style-name="ConditionalStyle_14" calcext:value="=&quot;[    ]&quot;" calcext:base-cell-address="'Formular 1'.AV25"/>
            <calcext:condition calcext:apply-style-name="ConditionalStyle_13" calcext:value="=&quot;   &quot;" calcext:base-cell-address="'Formular 1'.AV25"/>
          </calcext:conditional-format>
          <calcext:conditional-format calcext:target-range-address="'Formular 1'.AW25:'Formular 1'.AW25">
            <calcext:condition calcext:apply-style-name="ConditionalStyle_15" calcext:value="=&quot;[    ]&quot;" calcext:base-cell-address="'Formular 1'.AW25"/>
            <calcext:condition calcext:apply-style-name="ConditionalStyle_14" calcext:value="=&quot;[    ]&quot;" calcext:base-cell-address="'Formular 1'.AW25"/>
            <calcext:condition calcext:apply-style-name="ConditionalStyle_13" calcext:value="=&quot;   &quot;" calcext:base-cell-address="'Formular 1'.AW25"/>
          </calcext:conditional-format>
          <calcext:conditional-format calcext:target-range-address="'Formular 1'.AX25:'Formular 1'.AX25">
            <calcext:condition calcext:apply-style-name="ConditionalStyle_15" calcext:value="=&quot;[    ]&quot;" calcext:base-cell-address="'Formular 1'.AX25"/>
            <calcext:condition calcext:apply-style-name="ConditionalStyle_14" calcext:value="=&quot;[    ]&quot;" calcext:base-cell-address="'Formular 1'.AX25"/>
            <calcext:condition calcext:apply-style-name="ConditionalStyle_13" calcext:value="=&quot;   &quot;" calcext:base-cell-address="'Formular 1'.AX25"/>
          </calcext:conditional-format>
          <calcext:conditional-format calcext:target-range-address="'Formular 1'.W26:'Formular 1'.W26">
            <calcext:condition calcext:apply-style-name="ConditionalStyle_15" calcext:value="=&quot;[    ]&quot;" calcext:base-cell-address="'Formular 1'.W26"/>
            <calcext:condition calcext:apply-style-name="ConditionalStyle_14" calcext:value="=&quot;[    ]&quot;" calcext:base-cell-address="'Formular 1'.W26"/>
            <calcext:condition calcext:apply-style-name="ConditionalStyle_13" calcext:value="=&quot;   &quot;" calcext:base-cell-address="'Formular 1'.W26"/>
          </calcext:conditional-format>
          <calcext:conditional-format calcext:target-range-address="'Formular 1'.X26:'Formular 1'.X26">
            <calcext:condition calcext:apply-style-name="ConditionalStyle_15" calcext:value="=&quot;[    ]&quot;" calcext:base-cell-address="'Formular 1'.X26"/>
            <calcext:condition calcext:apply-style-name="ConditionalStyle_14" calcext:value="=&quot;[    ]&quot;" calcext:base-cell-address="'Formular 1'.X26"/>
            <calcext:condition calcext:apply-style-name="ConditionalStyle_13" calcext:value="=&quot;   &quot;" calcext:base-cell-address="'Formular 1'.X26"/>
          </calcext:conditional-format>
          <calcext:conditional-format calcext:target-range-address="'Formular 1'.AM26:'Formular 1'.AM26">
            <calcext:condition calcext:apply-style-name="ConditionalStyle_15" calcext:value="=&quot;[    ]&quot;" calcext:base-cell-address="'Formular 1'.AM26"/>
            <calcext:condition calcext:apply-style-name="ConditionalStyle_14" calcext:value="=&quot;[    ]&quot;" calcext:base-cell-address="'Formular 1'.AM26"/>
            <calcext:condition calcext:apply-style-name="ConditionalStyle_13" calcext:value="=&quot;   &quot;" calcext:base-cell-address="'Formular 1'.AM26"/>
          </calcext:conditional-format>
          <calcext:conditional-format calcext:target-range-address="'Formular 1'.AN26:'Formular 1'.AN26">
            <calcext:condition calcext:apply-style-name="ConditionalStyle_15" calcext:value="=&quot;[    ]&quot;" calcext:base-cell-address="'Formular 1'.AN26"/>
            <calcext:condition calcext:apply-style-name="ConditionalStyle_14" calcext:value="=&quot;[    ]&quot;" calcext:base-cell-address="'Formular 1'.AN26"/>
            <calcext:condition calcext:apply-style-name="ConditionalStyle_13" calcext:value="=&quot;   &quot;" calcext:base-cell-address="'Formular 1'.AN26"/>
          </calcext:conditional-format>
          <calcext:conditional-format calcext:target-range-address="'Formular 1'.AO26:'Formular 1'.AO26">
            <calcext:condition calcext:apply-style-name="ConditionalStyle_15" calcext:value="=&quot;[    ]&quot;" calcext:base-cell-address="'Formular 1'.AO26"/>
            <calcext:condition calcext:apply-style-name="ConditionalStyle_14" calcext:value="=&quot;[    ]&quot;" calcext:base-cell-address="'Formular 1'.AO26"/>
            <calcext:condition calcext:apply-style-name="ConditionalStyle_13" calcext:value="=&quot;   &quot;" calcext:base-cell-address="'Formular 1'.AO26"/>
          </calcext:conditional-format>
          <calcext:conditional-format calcext:target-range-address="'Formular 1'.AP26:'Formular 1'.AP26">
            <calcext:condition calcext:apply-style-name="ConditionalStyle_15" calcext:value="=&quot;[    ]&quot;" calcext:base-cell-address="'Formular 1'.AP26"/>
            <calcext:condition calcext:apply-style-name="ConditionalStyle_14" calcext:value="=&quot;[    ]&quot;" calcext:base-cell-address="'Formular 1'.AP26"/>
            <calcext:condition calcext:apply-style-name="ConditionalStyle_13" calcext:value="=&quot;   &quot;" calcext:base-cell-address="'Formular 1'.AP26"/>
          </calcext:conditional-format>
          <calcext:conditional-format calcext:target-range-address="'Formular 1'.AQ26:'Formular 1'.AQ26">
            <calcext:condition calcext:apply-style-name="ConditionalStyle_15" calcext:value="=&quot;[    ]&quot;" calcext:base-cell-address="'Formular 1'.AQ26"/>
            <calcext:condition calcext:apply-style-name="ConditionalStyle_14" calcext:value="=&quot;[    ]&quot;" calcext:base-cell-address="'Formular 1'.AQ26"/>
            <calcext:condition calcext:apply-style-name="ConditionalStyle_13" calcext:value="=&quot;   &quot;" calcext:base-cell-address="'Formular 1'.AQ26"/>
          </calcext:conditional-format>
          <calcext:conditional-format calcext:target-range-address="'Formular 1'.AR26:'Formular 1'.AR26">
            <calcext:condition calcext:apply-style-name="ConditionalStyle_15" calcext:value="=&quot;[    ]&quot;" calcext:base-cell-address="'Formular 1'.AR26"/>
            <calcext:condition calcext:apply-style-name="ConditionalStyle_14" calcext:value="=&quot;[    ]&quot;" calcext:base-cell-address="'Formular 1'.AR26"/>
            <calcext:condition calcext:apply-style-name="ConditionalStyle_13" calcext:value="=&quot;   &quot;" calcext:base-cell-address="'Formular 1'.AR26"/>
          </calcext:conditional-format>
          <calcext:conditional-format calcext:target-range-address="'Formular 1'.AS26:'Formular 1'.AS26">
            <calcext:condition calcext:apply-style-name="ConditionalStyle_15" calcext:value="=&quot;[    ]&quot;" calcext:base-cell-address="'Formular 1'.AS26"/>
            <calcext:condition calcext:apply-style-name="ConditionalStyle_14" calcext:value="=&quot;[    ]&quot;" calcext:base-cell-address="'Formular 1'.AS26"/>
            <calcext:condition calcext:apply-style-name="ConditionalStyle_13" calcext:value="=&quot;   &quot;" calcext:base-cell-address="'Formular 1'.AS26"/>
          </calcext:conditional-format>
          <calcext:conditional-format calcext:target-range-address="'Formular 1'.AT26:'Formular 1'.AT26">
            <calcext:condition calcext:apply-style-name="ConditionalStyle_15" calcext:value="=&quot;[    ]&quot;" calcext:base-cell-address="'Formular 1'.AT26"/>
            <calcext:condition calcext:apply-style-name="ConditionalStyle_14" calcext:value="=&quot;[    ]&quot;" calcext:base-cell-address="'Formular 1'.AT26"/>
            <calcext:condition calcext:apply-style-name="ConditionalStyle_13" calcext:value="=&quot;   &quot;" calcext:base-cell-address="'Formular 1'.AT26"/>
          </calcext:conditional-format>
          <calcext:conditional-format calcext:target-range-address="'Formular 1'.AU26:'Formular 1'.AU26">
            <calcext:condition calcext:apply-style-name="ConditionalStyle_15" calcext:value="=&quot;[    ]&quot;" calcext:base-cell-address="'Formular 1'.AU26"/>
            <calcext:condition calcext:apply-style-name="ConditionalStyle_14" calcext:value="=&quot;[    ]&quot;" calcext:base-cell-address="'Formular 1'.AU26"/>
            <calcext:condition calcext:apply-style-name="ConditionalStyle_13" calcext:value="=&quot;   &quot;" calcext:base-cell-address="'Formular 1'.AU26"/>
          </calcext:conditional-format>
          <calcext:conditional-format calcext:target-range-address="'Formular 1'.AV26:'Formular 1'.AV26">
            <calcext:condition calcext:apply-style-name="ConditionalStyle_15" calcext:value="=&quot;[    ]&quot;" calcext:base-cell-address="'Formular 1'.AV26"/>
            <calcext:condition calcext:apply-style-name="ConditionalStyle_14" calcext:value="=&quot;[    ]&quot;" calcext:base-cell-address="'Formular 1'.AV26"/>
            <calcext:condition calcext:apply-style-name="ConditionalStyle_13" calcext:value="=&quot;   &quot;" calcext:base-cell-address="'Formular 1'.AV26"/>
          </calcext:conditional-format>
          <calcext:conditional-format calcext:target-range-address="'Formular 1'.AW26:'Formular 1'.AW26">
            <calcext:condition calcext:apply-style-name="ConditionalStyle_15" calcext:value="=&quot;[    ]&quot;" calcext:base-cell-address="'Formular 1'.AW26"/>
            <calcext:condition calcext:apply-style-name="ConditionalStyle_14" calcext:value="=&quot;[    ]&quot;" calcext:base-cell-address="'Formular 1'.AW26"/>
            <calcext:condition calcext:apply-style-name="ConditionalStyle_13" calcext:value="=&quot;   &quot;" calcext:base-cell-address="'Formular 1'.AW26"/>
          </calcext:conditional-format>
          <calcext:conditional-format calcext:target-range-address="'Formular 1'.AX26:'Formular 1'.AX26">
            <calcext:condition calcext:apply-style-name="ConditionalStyle_15" calcext:value="=&quot;[    ]&quot;" calcext:base-cell-address="'Formular 1'.AX26"/>
            <calcext:condition calcext:apply-style-name="ConditionalStyle_14" calcext:value="=&quot;[    ]&quot;" calcext:base-cell-address="'Formular 1'.AX26"/>
            <calcext:condition calcext:apply-style-name="ConditionalStyle_13" calcext:value="=&quot;   &quot;" calcext:base-cell-address="'Formular 1'.AX26"/>
          </calcext:conditional-format>
          <calcext:conditional-format calcext:target-range-address="'Formular 1'.W27:'Formular 1'.W27">
            <calcext:condition calcext:apply-style-name="ConditionalStyle_15" calcext:value="=&quot;[    ]&quot;" calcext:base-cell-address="'Formular 1'.W27"/>
            <calcext:condition calcext:apply-style-name="ConditionalStyle_14" calcext:value="=&quot;[    ]&quot;" calcext:base-cell-address="'Formular 1'.W27"/>
            <calcext:condition calcext:apply-style-name="ConditionalStyle_13" calcext:value="=&quot;   &quot;" calcext:base-cell-address="'Formular 1'.W27"/>
          </calcext:conditional-format>
          <calcext:conditional-format calcext:target-range-address="'Formular 1'.X27:'Formular 1'.X27">
            <calcext:condition calcext:apply-style-name="ConditionalStyle_15" calcext:value="=&quot;[    ]&quot;" calcext:base-cell-address="'Formular 1'.X27"/>
            <calcext:condition calcext:apply-style-name="ConditionalStyle_14" calcext:value="=&quot;[    ]&quot;" calcext:base-cell-address="'Formular 1'.X27"/>
            <calcext:condition calcext:apply-style-name="ConditionalStyle_13" calcext:value="=&quot;   &quot;" calcext:base-cell-address="'Formular 1'.X27"/>
          </calcext:conditional-format>
          <calcext:conditional-format calcext:target-range-address="'Formular 1'.Y27:'Formular 1'.Y27">
            <calcext:condition calcext:apply-style-name="ConditionalStyle_15" calcext:value="=&quot;[    ]&quot;" calcext:base-cell-address="'Formular 1'.Y27"/>
            <calcext:condition calcext:apply-style-name="ConditionalStyle_14" calcext:value="=&quot;[    ]&quot;" calcext:base-cell-address="'Formular 1'.Y27"/>
            <calcext:condition calcext:apply-style-name="ConditionalStyle_13" calcext:value="=&quot;   &quot;" calcext:base-cell-address="'Formular 1'.Y27"/>
          </calcext:conditional-format>
          <calcext:conditional-format calcext:target-range-address="'Formular 1'.AP27:'Formular 1'.AP27">
            <calcext:condition calcext:apply-style-name="ConditionalStyle_15" calcext:value="=&quot;[    ]&quot;" calcext:base-cell-address="'Formular 1'.AP27"/>
            <calcext:condition calcext:apply-style-name="ConditionalStyle_14" calcext:value="=&quot;[    ]&quot;" calcext:base-cell-address="'Formular 1'.AP27"/>
            <calcext:condition calcext:apply-style-name="ConditionalStyle_13" calcext:value="=&quot;   &quot;" calcext:base-cell-address="'Formular 1'.AP27"/>
          </calcext:conditional-format>
          <calcext:conditional-format calcext:target-range-address="'Formular 1'.AQ27:'Formular 1'.AQ27">
            <calcext:condition calcext:apply-style-name="ConditionalStyle_15" calcext:value="=&quot;[    ]&quot;" calcext:base-cell-address="'Formular 1'.AQ27"/>
            <calcext:condition calcext:apply-style-name="ConditionalStyle_14" calcext:value="=&quot;[    ]&quot;" calcext:base-cell-address="'Formular 1'.AQ27"/>
            <calcext:condition calcext:apply-style-name="ConditionalStyle_13" calcext:value="=&quot;   &quot;" calcext:base-cell-address="'Formular 1'.AQ27"/>
          </calcext:conditional-format>
          <calcext:conditional-format calcext:target-range-address="'Formular 1'.AR27:'Formular 1'.AR27">
            <calcext:condition calcext:apply-style-name="ConditionalStyle_15" calcext:value="=&quot;[    ]&quot;" calcext:base-cell-address="'Formular 1'.AR27"/>
            <calcext:condition calcext:apply-style-name="ConditionalStyle_14" calcext:value="=&quot;[    ]&quot;" calcext:base-cell-address="'Formular 1'.AR27"/>
            <calcext:condition calcext:apply-style-name="ConditionalStyle_13" calcext:value="=&quot;   &quot;" calcext:base-cell-address="'Formular 1'.AR27"/>
          </calcext:conditional-format>
          <calcext:conditional-format calcext:target-range-address="'Formular 1'.AS27:'Formular 1'.AS27">
            <calcext:condition calcext:apply-style-name="ConditionalStyle_15" calcext:value="=&quot;[    ]&quot;" calcext:base-cell-address="'Formular 1'.AS27"/>
            <calcext:condition calcext:apply-style-name="ConditionalStyle_14" calcext:value="=&quot;[    ]&quot;" calcext:base-cell-address="'Formular 1'.AS27"/>
            <calcext:condition calcext:apply-style-name="ConditionalStyle_13" calcext:value="=&quot;   &quot;" calcext:base-cell-address="'Formular 1'.AS27"/>
          </calcext:conditional-format>
          <calcext:conditional-format calcext:target-range-address="'Formular 1'.AT27:'Formular 1'.AT27">
            <calcext:condition calcext:apply-style-name="ConditionalStyle_15" calcext:value="=&quot;[    ]&quot;" calcext:base-cell-address="'Formular 1'.AT27"/>
            <calcext:condition calcext:apply-style-name="ConditionalStyle_14" calcext:value="=&quot;[    ]&quot;" calcext:base-cell-address="'Formular 1'.AT27"/>
            <calcext:condition calcext:apply-style-name="ConditionalStyle_13" calcext:value="=&quot;   &quot;" calcext:base-cell-address="'Formular 1'.AT27"/>
          </calcext:conditional-format>
          <calcext:conditional-format calcext:target-range-address="'Formular 1'.AU27:'Formular 1'.AU27">
            <calcext:condition calcext:apply-style-name="ConditionalStyle_15" calcext:value="=&quot;[    ]&quot;" calcext:base-cell-address="'Formular 1'.AU27"/>
            <calcext:condition calcext:apply-style-name="ConditionalStyle_14" calcext:value="=&quot;[    ]&quot;" calcext:base-cell-address="'Formular 1'.AU27"/>
            <calcext:condition calcext:apply-style-name="ConditionalStyle_13" calcext:value="=&quot;   &quot;" calcext:base-cell-address="'Formular 1'.AU27"/>
          </calcext:conditional-format>
          <calcext:conditional-format calcext:target-range-address="'Formular 1'.AV27:'Formular 1'.AV27">
            <calcext:condition calcext:apply-style-name="ConditionalStyle_15" calcext:value="=&quot;[    ]&quot;" calcext:base-cell-address="'Formular 1'.AV27"/>
            <calcext:condition calcext:apply-style-name="ConditionalStyle_14" calcext:value="=&quot;[    ]&quot;" calcext:base-cell-address="'Formular 1'.AV27"/>
            <calcext:condition calcext:apply-style-name="ConditionalStyle_13" calcext:value="=&quot;   &quot;" calcext:base-cell-address="'Formular 1'.AV27"/>
          </calcext:conditional-format>
          <calcext:conditional-format calcext:target-range-address="'Formular 1'.AW27:'Formular 1'.AW27">
            <calcext:condition calcext:apply-style-name="ConditionalStyle_15" calcext:value="=&quot;[    ]&quot;" calcext:base-cell-address="'Formular 1'.AW27"/>
            <calcext:condition calcext:apply-style-name="ConditionalStyle_14" calcext:value="=&quot;[    ]&quot;" calcext:base-cell-address="'Formular 1'.AW27"/>
            <calcext:condition calcext:apply-style-name="ConditionalStyle_13" calcext:value="=&quot;   &quot;" calcext:base-cell-address="'Formular 1'.AW27"/>
          </calcext:conditional-format>
          <calcext:conditional-format calcext:target-range-address="'Formular 1'.AX27:'Formular 1'.AX27">
            <calcext:condition calcext:apply-style-name="ConditionalStyle_15" calcext:value="=&quot;[    ]&quot;" calcext:base-cell-address="'Formular 1'.AX27"/>
            <calcext:condition calcext:apply-style-name="ConditionalStyle_14" calcext:value="=&quot;[    ]&quot;" calcext:base-cell-address="'Formular 1'.AX27"/>
            <calcext:condition calcext:apply-style-name="ConditionalStyle_13" calcext:value="=&quot;   &quot;" calcext:base-cell-address="'Formular 1'.AX27"/>
          </calcext:conditional-format>
          <calcext:conditional-format calcext:target-range-address="'Formular 1'.W28:'Formular 1'.W28">
            <calcext:condition calcext:apply-style-name="ConditionalStyle_15" calcext:value="=&quot;[    ]&quot;" calcext:base-cell-address="'Formular 1'.W28"/>
            <calcext:condition calcext:apply-style-name="ConditionalStyle_14" calcext:value="=&quot;[    ]&quot;" calcext:base-cell-address="'Formular 1'.W28"/>
            <calcext:condition calcext:apply-style-name="ConditionalStyle_13" calcext:value="=&quot;   &quot;" calcext:base-cell-address="'Formular 1'.W28"/>
          </calcext:conditional-format>
          <calcext:conditional-format calcext:target-range-address="'Formular 1'.X28:'Formular 1'.X28">
            <calcext:condition calcext:apply-style-name="ConditionalStyle_15" calcext:value="=&quot;[    ]&quot;" calcext:base-cell-address="'Formular 1'.X28"/>
            <calcext:condition calcext:apply-style-name="ConditionalStyle_14" calcext:value="=&quot;[    ]&quot;" calcext:base-cell-address="'Formular 1'.X28"/>
            <calcext:condition calcext:apply-style-name="ConditionalStyle_13" calcext:value="=&quot;   &quot;" calcext:base-cell-address="'Formular 1'.X28"/>
          </calcext:conditional-format>
          <calcext:conditional-format calcext:target-range-address="'Formular 1'.Y28:'Formular 1'.Y28">
            <calcext:condition calcext:apply-style-name="ConditionalStyle_15" calcext:value="=&quot;[    ]&quot;" calcext:base-cell-address="'Formular 1'.Y28"/>
            <calcext:condition calcext:apply-style-name="ConditionalStyle_14" calcext:value="=&quot;[    ]&quot;" calcext:base-cell-address="'Formular 1'.Y28"/>
            <calcext:condition calcext:apply-style-name="ConditionalStyle_13" calcext:value="=&quot;   &quot;" calcext:base-cell-address="'Formular 1'.Y28"/>
          </calcext:conditional-format>
          <calcext:conditional-format calcext:target-range-address="'Formular 1'.Z28:'Formular 1'.Z28">
            <calcext:condition calcext:apply-style-name="ConditionalStyle_15" calcext:value="=&quot;[    ]&quot;" calcext:base-cell-address="'Formular 1'.Z28"/>
            <calcext:condition calcext:apply-style-name="ConditionalStyle_14" calcext:value="=&quot;[    ]&quot;" calcext:base-cell-address="'Formular 1'.Z28"/>
            <calcext:condition calcext:apply-style-name="ConditionalStyle_13" calcext:value="=&quot;   &quot;" calcext:base-cell-address="'Formular 1'.Z28"/>
          </calcext:conditional-format>
          <calcext:conditional-format calcext:target-range-address="'Formular 1'.AQ28:'Formular 1'.AQ28">
            <calcext:condition calcext:apply-style-name="ConditionalStyle_15" calcext:value="=&quot;[    ]&quot;" calcext:base-cell-address="'Formular 1'.AQ28"/>
            <calcext:condition calcext:apply-style-name="ConditionalStyle_14" calcext:value="=&quot;[    ]&quot;" calcext:base-cell-address="'Formular 1'.AQ28"/>
            <calcext:condition calcext:apply-style-name="ConditionalStyle_13" calcext:value="=&quot;   &quot;" calcext:base-cell-address="'Formular 1'.AQ28"/>
          </calcext:conditional-format>
          <calcext:conditional-format calcext:target-range-address="'Formular 1'.AR28:'Formular 1'.AR28">
            <calcext:condition calcext:apply-style-name="ConditionalStyle_15" calcext:value="=&quot;[    ]&quot;" calcext:base-cell-address="'Formular 1'.AR28"/>
            <calcext:condition calcext:apply-style-name="ConditionalStyle_14" calcext:value="=&quot;[    ]&quot;" calcext:base-cell-address="'Formular 1'.AR28"/>
            <calcext:condition calcext:apply-style-name="ConditionalStyle_13" calcext:value="=&quot;   &quot;" calcext:base-cell-address="'Formular 1'.AR28"/>
          </calcext:conditional-format>
          <calcext:conditional-format calcext:target-range-address="'Formular 1'.AS28:'Formular 1'.AS28">
            <calcext:condition calcext:apply-style-name="ConditionalStyle_15" calcext:value="=&quot;[    ]&quot;" calcext:base-cell-address="'Formular 1'.AS28"/>
            <calcext:condition calcext:apply-style-name="ConditionalStyle_14" calcext:value="=&quot;[    ]&quot;" calcext:base-cell-address="'Formular 1'.AS28"/>
            <calcext:condition calcext:apply-style-name="ConditionalStyle_13" calcext:value="=&quot;   &quot;" calcext:base-cell-address="'Formular 1'.AS28"/>
          </calcext:conditional-format>
          <calcext:conditional-format calcext:target-range-address="'Formular 1'.AT28:'Formular 1'.AT28">
            <calcext:condition calcext:apply-style-name="ConditionalStyle_15" calcext:value="=&quot;[    ]&quot;" calcext:base-cell-address="'Formular 1'.AT28"/>
            <calcext:condition calcext:apply-style-name="ConditionalStyle_14" calcext:value="=&quot;[    ]&quot;" calcext:base-cell-address="'Formular 1'.AT28"/>
            <calcext:condition calcext:apply-style-name="ConditionalStyle_13" calcext:value="=&quot;   &quot;" calcext:base-cell-address="'Formular 1'.AT28"/>
          </calcext:conditional-format>
          <calcext:conditional-format calcext:target-range-address="'Formular 1'.AU28:'Formular 1'.AU28">
            <calcext:condition calcext:apply-style-name="ConditionalStyle_15" calcext:value="=&quot;[    ]&quot;" calcext:base-cell-address="'Formular 1'.AU28"/>
            <calcext:condition calcext:apply-style-name="ConditionalStyle_14" calcext:value="=&quot;[    ]&quot;" calcext:base-cell-address="'Formular 1'.AU28"/>
            <calcext:condition calcext:apply-style-name="ConditionalStyle_13" calcext:value="=&quot;   &quot;" calcext:base-cell-address="'Formular 1'.AU28"/>
          </calcext:conditional-format>
          <calcext:conditional-format calcext:target-range-address="'Formular 1'.AV28:'Formular 1'.AV28">
            <calcext:condition calcext:apply-style-name="ConditionalStyle_15" calcext:value="=&quot;[    ]&quot;" calcext:base-cell-address="'Formular 1'.AV28"/>
            <calcext:condition calcext:apply-style-name="ConditionalStyle_14" calcext:value="=&quot;[    ]&quot;" calcext:base-cell-address="'Formular 1'.AV28"/>
            <calcext:condition calcext:apply-style-name="ConditionalStyle_13" calcext:value="=&quot;   &quot;" calcext:base-cell-address="'Formular 1'.AV28"/>
          </calcext:conditional-format>
          <calcext:conditional-format calcext:target-range-address="'Formular 1'.AW28:'Formular 1'.AW28">
            <calcext:condition calcext:apply-style-name="ConditionalStyle_15" calcext:value="=&quot;[    ]&quot;" calcext:base-cell-address="'Formular 1'.AW28"/>
            <calcext:condition calcext:apply-style-name="ConditionalStyle_14" calcext:value="=&quot;[    ]&quot;" calcext:base-cell-address="'Formular 1'.AW28"/>
            <calcext:condition calcext:apply-style-name="ConditionalStyle_13" calcext:value="=&quot;   &quot;" calcext:base-cell-address="'Formular 1'.AW28"/>
          </calcext:conditional-format>
          <calcext:conditional-format calcext:target-range-address="'Formular 1'.AX28:'Formular 1'.AX28">
            <calcext:condition calcext:apply-style-name="ConditionalStyle_15" calcext:value="=&quot;[    ]&quot;" calcext:base-cell-address="'Formular 1'.AX28"/>
            <calcext:condition calcext:apply-style-name="ConditionalStyle_14" calcext:value="=&quot;[    ]&quot;" calcext:base-cell-address="'Formular 1'.AX28"/>
            <calcext:condition calcext:apply-style-name="ConditionalStyle_13" calcext:value="=&quot;   &quot;" calcext:base-cell-address="'Formular 1'.AX28"/>
          </calcext:conditional-format>
          <calcext:conditional-format calcext:target-range-address="'Formular 1'.W29:'Formular 1'.W29">
            <calcext:condition calcext:apply-style-name="ConditionalStyle_15" calcext:value="=&quot;[    ]&quot;" calcext:base-cell-address="'Formular 1'.W29"/>
            <calcext:condition calcext:apply-style-name="ConditionalStyle_14" calcext:value="=&quot;[    ]&quot;" calcext:base-cell-address="'Formular 1'.W29"/>
            <calcext:condition calcext:apply-style-name="ConditionalStyle_13" calcext:value="=&quot;   &quot;" calcext:base-cell-address="'Formular 1'.W29"/>
          </calcext:conditional-format>
          <calcext:conditional-format calcext:target-range-address="'Formular 1'.X29:'Formular 1'.X29">
            <calcext:condition calcext:apply-style-name="ConditionalStyle_15" calcext:value="=&quot;[    ]&quot;" calcext:base-cell-address="'Formular 1'.X29"/>
            <calcext:condition calcext:apply-style-name="ConditionalStyle_14" calcext:value="=&quot;[    ]&quot;" calcext:base-cell-address="'Formular 1'.X29"/>
            <calcext:condition calcext:apply-style-name="ConditionalStyle_13" calcext:value="=&quot;   &quot;" calcext:base-cell-address="'Formular 1'.X29"/>
          </calcext:conditional-format>
          <calcext:conditional-format calcext:target-range-address="'Formular 1'.Y29:'Formular 1'.Y29">
            <calcext:condition calcext:apply-style-name="ConditionalStyle_15" calcext:value="=&quot;[    ]&quot;" calcext:base-cell-address="'Formular 1'.Y29"/>
            <calcext:condition calcext:apply-style-name="ConditionalStyle_14" calcext:value="=&quot;[    ]&quot;" calcext:base-cell-address="'Formular 1'.Y29"/>
            <calcext:condition calcext:apply-style-name="ConditionalStyle_13" calcext:value="=&quot;   &quot;" calcext:base-cell-address="'Formular 1'.Y29"/>
          </calcext:conditional-format>
          <calcext:conditional-format calcext:target-range-address="'Formular 1'.Z29:'Formular 1'.Z29">
            <calcext:condition calcext:apply-style-name="ConditionalStyle_15" calcext:value="=&quot;[    ]&quot;" calcext:base-cell-address="'Formular 1'.Z29"/>
            <calcext:condition calcext:apply-style-name="ConditionalStyle_14" calcext:value="=&quot;[    ]&quot;" calcext:base-cell-address="'Formular 1'.Z29"/>
            <calcext:condition calcext:apply-style-name="ConditionalStyle_13" calcext:value="=&quot;   &quot;" calcext:base-cell-address="'Formular 1'.Z29"/>
          </calcext:conditional-format>
          <calcext:conditional-format calcext:target-range-address="'Formular 1'.AA29:'Formular 1'.AA29">
            <calcext:condition calcext:apply-style-name="ConditionalStyle_15" calcext:value="=&quot;[    ]&quot;" calcext:base-cell-address="'Formular 1'.AA29"/>
            <calcext:condition calcext:apply-style-name="ConditionalStyle_14" calcext:value="=&quot;[    ]&quot;" calcext:base-cell-address="'Formular 1'.AA29"/>
            <calcext:condition calcext:apply-style-name="ConditionalStyle_13" calcext:value="=&quot;   &quot;" calcext:base-cell-address="'Formular 1'.AA29"/>
          </calcext:conditional-format>
          <calcext:conditional-format calcext:target-range-address="'Formular 1'.AR29:'Formular 1'.AR29">
            <calcext:condition calcext:apply-style-name="ConditionalStyle_15" calcext:value="=&quot;[    ]&quot;" calcext:base-cell-address="'Formular 1'.AR29"/>
            <calcext:condition calcext:apply-style-name="ConditionalStyle_14" calcext:value="=&quot;[    ]&quot;" calcext:base-cell-address="'Formular 1'.AR29"/>
            <calcext:condition calcext:apply-style-name="ConditionalStyle_13" calcext:value="=&quot;   &quot;" calcext:base-cell-address="'Formular 1'.AR29"/>
          </calcext:conditional-format>
          <calcext:conditional-format calcext:target-range-address="'Formular 1'.AS29:'Formular 1'.AS29">
            <calcext:condition calcext:apply-style-name="ConditionalStyle_15" calcext:value="=&quot;[    ]&quot;" calcext:base-cell-address="'Formular 1'.AS29"/>
            <calcext:condition calcext:apply-style-name="ConditionalStyle_14" calcext:value="=&quot;[    ]&quot;" calcext:base-cell-address="'Formular 1'.AS29"/>
            <calcext:condition calcext:apply-style-name="ConditionalStyle_13" calcext:value="=&quot;   &quot;" calcext:base-cell-address="'Formular 1'.AS29"/>
          </calcext:conditional-format>
          <calcext:conditional-format calcext:target-range-address="'Formular 1'.AT29:'Formular 1'.AT29">
            <calcext:condition calcext:apply-style-name="ConditionalStyle_15" calcext:value="=&quot;[    ]&quot;" calcext:base-cell-address="'Formular 1'.AT29"/>
            <calcext:condition calcext:apply-style-name="ConditionalStyle_14" calcext:value="=&quot;[    ]&quot;" calcext:base-cell-address="'Formular 1'.AT29"/>
            <calcext:condition calcext:apply-style-name="ConditionalStyle_13" calcext:value="=&quot;   &quot;" calcext:base-cell-address="'Formular 1'.AT29"/>
          </calcext:conditional-format>
          <calcext:conditional-format calcext:target-range-address="'Formular 1'.AU29:'Formular 1'.AU29">
            <calcext:condition calcext:apply-style-name="ConditionalStyle_15" calcext:value="=&quot;[    ]&quot;" calcext:base-cell-address="'Formular 1'.AU29"/>
            <calcext:condition calcext:apply-style-name="ConditionalStyle_14" calcext:value="=&quot;[    ]&quot;" calcext:base-cell-address="'Formular 1'.AU29"/>
            <calcext:condition calcext:apply-style-name="ConditionalStyle_13" calcext:value="=&quot;   &quot;" calcext:base-cell-address="'Formular 1'.AU29"/>
          </calcext:conditional-format>
          <calcext:conditional-format calcext:target-range-address="'Formular 1'.AV29:'Formular 1'.AV29">
            <calcext:condition calcext:apply-style-name="ConditionalStyle_15" calcext:value="=&quot;[    ]&quot;" calcext:base-cell-address="'Formular 1'.AV29"/>
            <calcext:condition calcext:apply-style-name="ConditionalStyle_14" calcext:value="=&quot;[    ]&quot;" calcext:base-cell-address="'Formular 1'.AV29"/>
            <calcext:condition calcext:apply-style-name="ConditionalStyle_13" calcext:value="=&quot;   &quot;" calcext:base-cell-address="'Formular 1'.AV29"/>
          </calcext:conditional-format>
          <calcext:conditional-format calcext:target-range-address="'Formular 1'.AW29:'Formular 1'.AW29">
            <calcext:condition calcext:apply-style-name="ConditionalStyle_15" calcext:value="=&quot;[    ]&quot;" calcext:base-cell-address="'Formular 1'.AW29"/>
            <calcext:condition calcext:apply-style-name="ConditionalStyle_14" calcext:value="=&quot;[    ]&quot;" calcext:base-cell-address="'Formular 1'.AW29"/>
            <calcext:condition calcext:apply-style-name="ConditionalStyle_13" calcext:value="=&quot;   &quot;" calcext:base-cell-address="'Formular 1'.AW29"/>
          </calcext:conditional-format>
          <calcext:conditional-format calcext:target-range-address="'Formular 1'.AX29:'Formular 1'.AX29">
            <calcext:condition calcext:apply-style-name="ConditionalStyle_15" calcext:value="=&quot;[    ]&quot;" calcext:base-cell-address="'Formular 1'.AX29"/>
            <calcext:condition calcext:apply-style-name="ConditionalStyle_14" calcext:value="=&quot;[    ]&quot;" calcext:base-cell-address="'Formular 1'.AX29"/>
            <calcext:condition calcext:apply-style-name="ConditionalStyle_13" calcext:value="=&quot;   &quot;" calcext:base-cell-address="'Formular 1'.AX29"/>
          </calcext:conditional-format>
          <calcext:conditional-format calcext:target-range-address="'Formular 1'.W30:'Formular 1'.W30">
            <calcext:condition calcext:apply-style-name="ConditionalStyle_15" calcext:value="=&quot;[    ]&quot;" calcext:base-cell-address="'Formular 1'.W30"/>
            <calcext:condition calcext:apply-style-name="ConditionalStyle_14" calcext:value="=&quot;[    ]&quot;" calcext:base-cell-address="'Formular 1'.W30"/>
            <calcext:condition calcext:apply-style-name="ConditionalStyle_13" calcext:value="=&quot;   &quot;" calcext:base-cell-address="'Formular 1'.W30"/>
          </calcext:conditional-format>
          <calcext:conditional-format calcext:target-range-address="'Formular 1'.X30:'Formular 1'.X30">
            <calcext:condition calcext:apply-style-name="ConditionalStyle_15" calcext:value="=&quot;[    ]&quot;" calcext:base-cell-address="'Formular 1'.X30"/>
            <calcext:condition calcext:apply-style-name="ConditionalStyle_14" calcext:value="=&quot;[    ]&quot;" calcext:base-cell-address="'Formular 1'.X30"/>
            <calcext:condition calcext:apply-style-name="ConditionalStyle_13" calcext:value="=&quot;   &quot;" calcext:base-cell-address="'Formular 1'.X30"/>
          </calcext:conditional-format>
          <calcext:conditional-format calcext:target-range-address="'Formular 1'.Y30:'Formular 1'.Y30">
            <calcext:condition calcext:apply-style-name="ConditionalStyle_15" calcext:value="=&quot;[    ]&quot;" calcext:base-cell-address="'Formular 1'.Y30"/>
            <calcext:condition calcext:apply-style-name="ConditionalStyle_14" calcext:value="=&quot;[    ]&quot;" calcext:base-cell-address="'Formular 1'.Y30"/>
            <calcext:condition calcext:apply-style-name="ConditionalStyle_13" calcext:value="=&quot;   &quot;" calcext:base-cell-address="'Formular 1'.Y30"/>
          </calcext:conditional-format>
          <calcext:conditional-format calcext:target-range-address="'Formular 1'.Z30:'Formular 1'.Z30">
            <calcext:condition calcext:apply-style-name="ConditionalStyle_15" calcext:value="=&quot;[    ]&quot;" calcext:base-cell-address="'Formular 1'.Z30"/>
            <calcext:condition calcext:apply-style-name="ConditionalStyle_14" calcext:value="=&quot;[    ]&quot;" calcext:base-cell-address="'Formular 1'.Z30"/>
            <calcext:condition calcext:apply-style-name="ConditionalStyle_13" calcext:value="=&quot;   &quot;" calcext:base-cell-address="'Formular 1'.Z30"/>
          </calcext:conditional-format>
          <calcext:conditional-format calcext:target-range-address="'Formular 1'.AA30:'Formular 1'.AA30">
            <calcext:condition calcext:apply-style-name="ConditionalStyle_15" calcext:value="=&quot;[    ]&quot;" calcext:base-cell-address="'Formular 1'.AA30"/>
            <calcext:condition calcext:apply-style-name="ConditionalStyle_14" calcext:value="=&quot;[    ]&quot;" calcext:base-cell-address="'Formular 1'.AA30"/>
            <calcext:condition calcext:apply-style-name="ConditionalStyle_13" calcext:value="=&quot;   &quot;" calcext:base-cell-address="'Formular 1'.AA30"/>
          </calcext:conditional-format>
          <calcext:conditional-format calcext:target-range-address="'Formular 1'.AB30:'Formular 1'.AB30">
            <calcext:condition calcext:apply-style-name="ConditionalStyle_15" calcext:value="=&quot;[    ]&quot;" calcext:base-cell-address="'Formular 1'.AB30"/>
            <calcext:condition calcext:apply-style-name="ConditionalStyle_14" calcext:value="=&quot;[    ]&quot;" calcext:base-cell-address="'Formular 1'.AB30"/>
            <calcext:condition calcext:apply-style-name="ConditionalStyle_13" calcext:value="=&quot;   &quot;" calcext:base-cell-address="'Formular 1'.AB30"/>
          </calcext:conditional-format>
          <calcext:conditional-format calcext:target-range-address="'Formular 1'.AU30:'Formular 1'.AU30">
            <calcext:condition calcext:apply-style-name="ConditionalStyle_15" calcext:value="=&quot;[    ]&quot;" calcext:base-cell-address="'Formular 1'.AU30"/>
            <calcext:condition calcext:apply-style-name="ConditionalStyle_14" calcext:value="=&quot;[    ]&quot;" calcext:base-cell-address="'Formular 1'.AU30"/>
            <calcext:condition calcext:apply-style-name="ConditionalStyle_13" calcext:value="=&quot;   &quot;" calcext:base-cell-address="'Formular 1'.AU30"/>
          </calcext:conditional-format>
          <calcext:conditional-format calcext:target-range-address="'Formular 1'.AV30:'Formular 1'.AV30">
            <calcext:condition calcext:apply-style-name="ConditionalStyle_15" calcext:value="=&quot;[    ]&quot;" calcext:base-cell-address="'Formular 1'.AV30"/>
            <calcext:condition calcext:apply-style-name="ConditionalStyle_14" calcext:value="=&quot;[    ]&quot;" calcext:base-cell-address="'Formular 1'.AV30"/>
            <calcext:condition calcext:apply-style-name="ConditionalStyle_13" calcext:value="=&quot;   &quot;" calcext:base-cell-address="'Formular 1'.AV30"/>
          </calcext:conditional-format>
          <calcext:conditional-format calcext:target-range-address="'Formular 1'.AW30:'Formular 1'.AW30">
            <calcext:condition calcext:apply-style-name="ConditionalStyle_15" calcext:value="=&quot;[    ]&quot;" calcext:base-cell-address="'Formular 1'.AW30"/>
            <calcext:condition calcext:apply-style-name="ConditionalStyle_14" calcext:value="=&quot;[    ]&quot;" calcext:base-cell-address="'Formular 1'.AW30"/>
            <calcext:condition calcext:apply-style-name="ConditionalStyle_13" calcext:value="=&quot;   &quot;" calcext:base-cell-address="'Formular 1'.AW30"/>
          </calcext:conditional-format>
          <calcext:conditional-format calcext:target-range-address="'Formular 1'.AX30:'Formular 1'.AX30">
            <calcext:condition calcext:apply-style-name="ConditionalStyle_15" calcext:value="=&quot;[    ]&quot;" calcext:base-cell-address="'Formular 1'.AX30"/>
            <calcext:condition calcext:apply-style-name="ConditionalStyle_14" calcext:value="=&quot;[    ]&quot;" calcext:base-cell-address="'Formular 1'.AX30"/>
            <calcext:condition calcext:apply-style-name="ConditionalStyle_13" calcext:value="=&quot;   &quot;" calcext:base-cell-address="'Formular 1'.AX30"/>
          </calcext:conditional-format>
          <calcext:conditional-format calcext:target-range-address="'Formular 1'.W31:'Formular 1'.W31">
            <calcext:condition calcext:apply-style-name="ConditionalStyle_15" calcext:value="=&quot;[    ]&quot;" calcext:base-cell-address="'Formular 1'.W31"/>
            <calcext:condition calcext:apply-style-name="ConditionalStyle_14" calcext:value="=&quot;[    ]&quot;" calcext:base-cell-address="'Formular 1'.W31"/>
            <calcext:condition calcext:apply-style-name="ConditionalStyle_13" calcext:value="=&quot;   &quot;" calcext:base-cell-address="'Formular 1'.W31"/>
          </calcext:conditional-format>
          <calcext:conditional-format calcext:target-range-address="'Formular 1'.X31:'Formular 1'.X31">
            <calcext:condition calcext:apply-style-name="ConditionalStyle_15" calcext:value="=&quot;[    ]&quot;" calcext:base-cell-address="'Formular 1'.X31"/>
            <calcext:condition calcext:apply-style-name="ConditionalStyle_14" calcext:value="=&quot;[    ]&quot;" calcext:base-cell-address="'Formular 1'.X31"/>
            <calcext:condition calcext:apply-style-name="ConditionalStyle_13" calcext:value="=&quot;   &quot;" calcext:base-cell-address="'Formular 1'.X31"/>
          </calcext:conditional-format>
          <calcext:conditional-format calcext:target-range-address="'Formular 1'.Y31:'Formular 1'.Y31">
            <calcext:condition calcext:apply-style-name="ConditionalStyle_15" calcext:value="=&quot;[    ]&quot;" calcext:base-cell-address="'Formular 1'.Y31"/>
            <calcext:condition calcext:apply-style-name="ConditionalStyle_14" calcext:value="=&quot;[    ]&quot;" calcext:base-cell-address="'Formular 1'.Y31"/>
            <calcext:condition calcext:apply-style-name="ConditionalStyle_13" calcext:value="=&quot;   &quot;" calcext:base-cell-address="'Formular 1'.Y31"/>
          </calcext:conditional-format>
          <calcext:conditional-format calcext:target-range-address="'Formular 1'.Z31:'Formular 1'.Z31">
            <calcext:condition calcext:apply-style-name="ConditionalStyle_15" calcext:value="=&quot;[    ]&quot;" calcext:base-cell-address="'Formular 1'.Z31"/>
            <calcext:condition calcext:apply-style-name="ConditionalStyle_14" calcext:value="=&quot;[    ]&quot;" calcext:base-cell-address="'Formular 1'.Z31"/>
            <calcext:condition calcext:apply-style-name="ConditionalStyle_13" calcext:value="=&quot;   &quot;" calcext:base-cell-address="'Formular 1'.Z31"/>
          </calcext:conditional-format>
          <calcext:conditional-format calcext:target-range-address="'Formular 1'.AA31:'Formular 1'.AA31">
            <calcext:condition calcext:apply-style-name="ConditionalStyle_15" calcext:value="=&quot;[    ]&quot;" calcext:base-cell-address="'Formular 1'.AA31"/>
            <calcext:condition calcext:apply-style-name="ConditionalStyle_14" calcext:value="=&quot;[    ]&quot;" calcext:base-cell-address="'Formular 1'.AA31"/>
            <calcext:condition calcext:apply-style-name="ConditionalStyle_13" calcext:value="=&quot;   &quot;" calcext:base-cell-address="'Formular 1'.AA31"/>
          </calcext:conditional-format>
          <calcext:conditional-format calcext:target-range-address="'Formular 1'.AB31:'Formular 1'.AB31">
            <calcext:condition calcext:apply-style-name="ConditionalStyle_15" calcext:value="=&quot;[    ]&quot;" calcext:base-cell-address="'Formular 1'.AB31"/>
            <calcext:condition calcext:apply-style-name="ConditionalStyle_14" calcext:value="=&quot;[    ]&quot;" calcext:base-cell-address="'Formular 1'.AB31"/>
            <calcext:condition calcext:apply-style-name="ConditionalStyle_13" calcext:value="=&quot;   &quot;" calcext:base-cell-address="'Formular 1'.AB31"/>
          </calcext:conditional-format>
          <calcext:conditional-format calcext:target-range-address="'Formular 1'.AC31:'Formular 1'.AC31">
            <calcext:condition calcext:apply-style-name="ConditionalStyle_15" calcext:value="=&quot;[    ]&quot;" calcext:base-cell-address="'Formular 1'.AC31"/>
            <calcext:condition calcext:apply-style-name="ConditionalStyle_14" calcext:value="=&quot;[    ]&quot;" calcext:base-cell-address="'Formular 1'.AC31"/>
            <calcext:condition calcext:apply-style-name="ConditionalStyle_13" calcext:value="=&quot;   &quot;" calcext:base-cell-address="'Formular 1'.AC31"/>
          </calcext:conditional-format>
          <calcext:conditional-format calcext:target-range-address="'Formular 1'.AV31:'Formular 1'.AV31">
            <calcext:condition calcext:apply-style-name="ConditionalStyle_15" calcext:value="=&quot;[    ]&quot;" calcext:base-cell-address="'Formular 1'.AV31"/>
            <calcext:condition calcext:apply-style-name="ConditionalStyle_14" calcext:value="=&quot;[    ]&quot;" calcext:base-cell-address="'Formular 1'.AV31"/>
            <calcext:condition calcext:apply-style-name="ConditionalStyle_13" calcext:value="=&quot;   &quot;" calcext:base-cell-address="'Formular 1'.AV31"/>
          </calcext:conditional-format>
          <calcext:conditional-format calcext:target-range-address="'Formular 1'.AW31:'Formular 1'.AW31">
            <calcext:condition calcext:apply-style-name="ConditionalStyle_15" calcext:value="=&quot;[    ]&quot;" calcext:base-cell-address="'Formular 1'.AW31"/>
            <calcext:condition calcext:apply-style-name="ConditionalStyle_14" calcext:value="=&quot;[    ]&quot;" calcext:base-cell-address="'Formular 1'.AW31"/>
            <calcext:condition calcext:apply-style-name="ConditionalStyle_13" calcext:value="=&quot;   &quot;" calcext:base-cell-address="'Formular 1'.AW31"/>
          </calcext:conditional-format>
          <calcext:conditional-format calcext:target-range-address="'Formular 1'.AX31:'Formular 1'.AX31">
            <calcext:condition calcext:apply-style-name="ConditionalStyle_15" calcext:value="=&quot;[    ]&quot;" calcext:base-cell-address="'Formular 1'.AX31"/>
            <calcext:condition calcext:apply-style-name="ConditionalStyle_14" calcext:value="=&quot;[    ]&quot;" calcext:base-cell-address="'Formular 1'.AX31"/>
            <calcext:condition calcext:apply-style-name="ConditionalStyle_13" calcext:value="=&quot;   &quot;" calcext:base-cell-address="'Formular 1'.AX31"/>
          </calcext:conditional-format>
          <calcext:conditional-format calcext:target-range-address="'Formular 1'.I10:'Formular 1'.I10">
            <calcext:condition calcext:apply-style-name="ConditionalStyle_15" calcext:value="=&quot;[    ]&quot;" calcext:base-cell-address="'Formular 1'.I10"/>
            <calcext:condition calcext:apply-style-name="ConditionalStyle_14" calcext:value="=&quot;[    ]&quot;" calcext:base-cell-address="'Formular 1'.I10"/>
            <calcext:condition calcext:apply-style-name="ConditionalStyle_13" calcext:value="=&quot;   &quot;" calcext:base-cell-address="'Formular 1'.I10"/>
          </calcext:conditional-format>
          <calcext:conditional-format calcext:target-range-address="'Formular 1'.J10:'Formular 1'.J10">
            <calcext:condition calcext:apply-style-name="ConditionalStyle_15" calcext:value="=&quot;[    ]&quot;" calcext:base-cell-address="'Formular 1'.J10"/>
            <calcext:condition calcext:apply-style-name="ConditionalStyle_14" calcext:value="=&quot;[    ]&quot;" calcext:base-cell-address="'Formular 1'.J10"/>
            <calcext:condition calcext:apply-style-name="ConditionalStyle_13" calcext:value="=&quot;   &quot;" calcext:base-cell-address="'Formular 1'.J10"/>
          </calcext:conditional-format>
          <calcext:conditional-format calcext:target-range-address="'Formular 1'.J11:'Formular 1'.J11">
            <calcext:condition calcext:apply-style-name="ConditionalStyle_15" calcext:value="=&quot;[    ]&quot;" calcext:base-cell-address="'Formular 1'.J11"/>
            <calcext:condition calcext:apply-style-name="ConditionalStyle_14" calcext:value="=&quot;[    ]&quot;" calcext:base-cell-address="'Formular 1'.J11"/>
            <calcext:condition calcext:apply-style-name="ConditionalStyle_13" calcext:value="=&quot;   &quot;" calcext:base-cell-address="'Formular 1'.J11"/>
          </calcext:conditional-format>
          <calcext:conditional-format calcext:target-range-address="'Formular 1'.K11:'Formular 1'.K11">
            <calcext:condition calcext:apply-style-name="ConditionalStyle_15" calcext:value="=&quot;[    ]&quot;" calcext:base-cell-address="'Formular 1'.K11"/>
            <calcext:condition calcext:apply-style-name="ConditionalStyle_14" calcext:value="=&quot;[    ]&quot;" calcext:base-cell-address="'Formular 1'.K11"/>
            <calcext:condition calcext:apply-style-name="ConditionalStyle_13" calcext:value="=&quot;   &quot;" calcext:base-cell-address="'Formular 1'.K11"/>
          </calcext:conditional-format>
          <calcext:conditional-format calcext:target-range-address="'Formular 1'.K12:'Formular 1'.K12">
            <calcext:condition calcext:apply-style-name="ConditionalStyle_15" calcext:value="=&quot;[    ]&quot;" calcext:base-cell-address="'Formular 1'.K12"/>
            <calcext:condition calcext:apply-style-name="ConditionalStyle_14" calcext:value="=&quot;[    ]&quot;" calcext:base-cell-address="'Formular 1'.K12"/>
            <calcext:condition calcext:apply-style-name="ConditionalStyle_13" calcext:value="=&quot;   &quot;" calcext:base-cell-address="'Formular 1'.K12"/>
          </calcext:conditional-format>
          <calcext:conditional-format calcext:target-range-address="'Formular 1'.L12:'Formular 1'.L12">
            <calcext:condition calcext:apply-style-name="ConditionalStyle_15" calcext:value="=&quot;[    ]&quot;" calcext:base-cell-address="'Formular 1'.L12"/>
            <calcext:condition calcext:apply-style-name="ConditionalStyle_14" calcext:value="=&quot;[    ]&quot;" calcext:base-cell-address="'Formular 1'.L12"/>
            <calcext:condition calcext:apply-style-name="ConditionalStyle_13" calcext:value="=&quot;   &quot;" calcext:base-cell-address="'Formular 1'.L12"/>
          </calcext:conditional-format>
          <calcext:conditional-format calcext:target-range-address="'Formular 1'.M12:'Formular 1'.M12">
            <calcext:condition calcext:apply-style-name="ConditionalStyle_15" calcext:value="=&quot;[    ]&quot;" calcext:base-cell-address="'Formular 1'.M12"/>
            <calcext:condition calcext:apply-style-name="ConditionalStyle_14" calcext:value="=&quot;[    ]&quot;" calcext:base-cell-address="'Formular 1'.M12"/>
            <calcext:condition calcext:apply-style-name="ConditionalStyle_13" calcext:value="=&quot;   &quot;" calcext:base-cell-address="'Formular 1'.M12"/>
          </calcext:conditional-format>
          <calcext:conditional-format calcext:target-range-address="'Formular 1'.N12:'Formular 1'.N12">
            <calcext:condition calcext:apply-style-name="ConditionalStyle_15" calcext:value="=&quot;[    ]&quot;" calcext:base-cell-address="'Formular 1'.N12"/>
            <calcext:condition calcext:apply-style-name="ConditionalStyle_14" calcext:value="=&quot;[    ]&quot;" calcext:base-cell-address="'Formular 1'.N12"/>
            <calcext:condition calcext:apply-style-name="ConditionalStyle_13" calcext:value="=&quot;   &quot;" calcext:base-cell-address="'Formular 1'.N12"/>
          </calcext:conditional-format>
          <calcext:conditional-format calcext:target-range-address="'Formular 1'.L13:'Formular 1'.L13">
            <calcext:condition calcext:apply-style-name="ConditionalStyle_15" calcext:value="=&quot;[    ]&quot;" calcext:base-cell-address="'Formular 1'.L13"/>
            <calcext:condition calcext:apply-style-name="ConditionalStyle_14" calcext:value="=&quot;[    ]&quot;" calcext:base-cell-address="'Formular 1'.L13"/>
            <calcext:condition calcext:apply-style-name="ConditionalStyle_13" calcext:value="=&quot;   &quot;" calcext:base-cell-address="'Formular 1'.L13"/>
          </calcext:conditional-format>
          <calcext:conditional-format calcext:target-range-address="'Formular 1'.M13:'Formular 1'.M13">
            <calcext:condition calcext:apply-style-name="ConditionalStyle_15" calcext:value="=&quot;[    ]&quot;" calcext:base-cell-address="'Formular 1'.M13"/>
            <calcext:condition calcext:apply-style-name="ConditionalStyle_14" calcext:value="=&quot;[    ]&quot;" calcext:base-cell-address="'Formular 1'.M13"/>
            <calcext:condition calcext:apply-style-name="ConditionalStyle_13" calcext:value="=&quot;   &quot;" calcext:base-cell-address="'Formular 1'.M13"/>
          </calcext:conditional-format>
          <calcext:conditional-format calcext:target-range-address="'Formular 1'.N13:'Formular 1'.N13">
            <calcext:condition calcext:apply-style-name="ConditionalStyle_15" calcext:value="=&quot;[    ]&quot;" calcext:base-cell-address="'Formular 1'.N13"/>
            <calcext:condition calcext:apply-style-name="ConditionalStyle_14" calcext:value="=&quot;[    ]&quot;" calcext:base-cell-address="'Formular 1'.N13"/>
            <calcext:condition calcext:apply-style-name="ConditionalStyle_13" calcext:value="=&quot;   &quot;" calcext:base-cell-address="'Formular 1'.N13"/>
          </calcext:conditional-format>
          <calcext:conditional-format calcext:target-range-address="'Formular 1'.O13:'Formular 1'.O13">
            <calcext:condition calcext:apply-style-name="ConditionalStyle_15" calcext:value="=&quot;[    ]&quot;" calcext:base-cell-address="'Formular 1'.O13"/>
            <calcext:condition calcext:apply-style-name="ConditionalStyle_14" calcext:value="=&quot;[    ]&quot;" calcext:base-cell-address="'Formular 1'.O13"/>
            <calcext:condition calcext:apply-style-name="ConditionalStyle_13" calcext:value="=&quot;   &quot;" calcext:base-cell-address="'Formular 1'.O13"/>
          </calcext:conditional-format>
          <calcext:conditional-format calcext:target-range-address="'Formular 1'.M14:'Formular 1'.M14">
            <calcext:condition calcext:apply-style-name="ConditionalStyle_15" calcext:value="=&quot;[    ]&quot;" calcext:base-cell-address="'Formular 1'.M14"/>
            <calcext:condition calcext:apply-style-name="ConditionalStyle_14" calcext:value="=&quot;[    ]&quot;" calcext:base-cell-address="'Formular 1'.M14"/>
            <calcext:condition calcext:apply-style-name="ConditionalStyle_13" calcext:value="=&quot;   &quot;" calcext:base-cell-address="'Formular 1'.M14"/>
          </calcext:conditional-format>
          <calcext:conditional-format calcext:target-range-address="'Formular 1'.N14:'Formular 1'.N14">
            <calcext:condition calcext:apply-style-name="ConditionalStyle_15" calcext:value="=&quot;[    ]&quot;" calcext:base-cell-address="'Formular 1'.N14"/>
            <calcext:condition calcext:apply-style-name="ConditionalStyle_14" calcext:value="=&quot;[    ]&quot;" calcext:base-cell-address="'Formular 1'.N14"/>
            <calcext:condition calcext:apply-style-name="ConditionalStyle_13" calcext:value="=&quot;   &quot;" calcext:base-cell-address="'Formular 1'.N14"/>
          </calcext:conditional-format>
          <calcext:conditional-format calcext:target-range-address="'Formular 1'.O14:'Formular 1'.O14">
            <calcext:condition calcext:apply-style-name="ConditionalStyle_15" calcext:value="=&quot;[    ]&quot;" calcext:base-cell-address="'Formular 1'.O14"/>
            <calcext:condition calcext:apply-style-name="ConditionalStyle_14" calcext:value="=&quot;[    ]&quot;" calcext:base-cell-address="'Formular 1'.O14"/>
            <calcext:condition calcext:apply-style-name="ConditionalStyle_13" calcext:value="=&quot;   &quot;" calcext:base-cell-address="'Formular 1'.O14"/>
          </calcext:conditional-format>
          <calcext:conditional-format calcext:target-range-address="'Formular 1'.P14:'Formular 1'.P14">
            <calcext:condition calcext:apply-style-name="ConditionalStyle_15" calcext:value="=&quot;[    ]&quot;" calcext:base-cell-address="'Formular 1'.P14"/>
            <calcext:condition calcext:apply-style-name="ConditionalStyle_14" calcext:value="=&quot;[    ]&quot;" calcext:base-cell-address="'Formular 1'.P14"/>
            <calcext:condition calcext:apply-style-name="ConditionalStyle_13" calcext:value="=&quot;   &quot;" calcext:base-cell-address="'Formular 1'.P14"/>
          </calcext:conditional-format>
          <calcext:conditional-format calcext:target-range-address="'Formular 1'.N15:'Formular 1'.N15">
            <calcext:condition calcext:apply-style-name="ConditionalStyle_15" calcext:value="=&quot;[    ]&quot;" calcext:base-cell-address="'Formular 1'.N15"/>
            <calcext:condition calcext:apply-style-name="ConditionalStyle_14" calcext:value="=&quot;[    ]&quot;" calcext:base-cell-address="'Formular 1'.N15"/>
            <calcext:condition calcext:apply-style-name="ConditionalStyle_13" calcext:value="=&quot;   &quot;" calcext:base-cell-address="'Formular 1'.N15"/>
          </calcext:conditional-format>
          <calcext:conditional-format calcext:target-range-address="'Formular 1'.O15:'Formular 1'.O15">
            <calcext:condition calcext:apply-style-name="ConditionalStyle_15" calcext:value="=&quot;[    ]&quot;" calcext:base-cell-address="'Formular 1'.O15"/>
            <calcext:condition calcext:apply-style-name="ConditionalStyle_14" calcext:value="=&quot;[    ]&quot;" calcext:base-cell-address="'Formular 1'.O15"/>
            <calcext:condition calcext:apply-style-name="ConditionalStyle_13" calcext:value="=&quot;   &quot;" calcext:base-cell-address="'Formular 1'.O15"/>
          </calcext:conditional-format>
          <calcext:conditional-format calcext:target-range-address="'Formular 1'.P15:'Formular 1'.P15">
            <calcext:condition calcext:apply-style-name="ConditionalStyle_15" calcext:value="=&quot;[    ]&quot;" calcext:base-cell-address="'Formular 1'.P15"/>
            <calcext:condition calcext:apply-style-name="ConditionalStyle_14" calcext:value="=&quot;[    ]&quot;" calcext:base-cell-address="'Formular 1'.P15"/>
            <calcext:condition calcext:apply-style-name="ConditionalStyle_13" calcext:value="=&quot;   &quot;" calcext:base-cell-address="'Formular 1'.P15"/>
          </calcext:conditional-format>
          <calcext:conditional-format calcext:target-range-address="'Formular 1'.Q15:'Formular 1'.Q15">
            <calcext:condition calcext:apply-style-name="ConditionalStyle_15" calcext:value="=&quot;[    ]&quot;" calcext:base-cell-address="'Formular 1'.Q15"/>
            <calcext:condition calcext:apply-style-name="ConditionalStyle_14" calcext:value="=&quot;[    ]&quot;" calcext:base-cell-address="'Formular 1'.Q15"/>
            <calcext:condition calcext:apply-style-name="ConditionalStyle_13" calcext:value="=&quot;   &quot;" calcext:base-cell-address="'Formular 1'.Q15"/>
          </calcext:conditional-format>
          <calcext:conditional-format calcext:target-range-address="'Formular 1'.O16:'Formular 1'.O16">
            <calcext:condition calcext:apply-style-name="ConditionalStyle_15" calcext:value="=&quot;[    ]&quot;" calcext:base-cell-address="'Formular 1'.O16"/>
            <calcext:condition calcext:apply-style-name="ConditionalStyle_14" calcext:value="=&quot;[    ]&quot;" calcext:base-cell-address="'Formular 1'.O16"/>
            <calcext:condition calcext:apply-style-name="ConditionalStyle_13" calcext:value="=&quot;   &quot;" calcext:base-cell-address="'Formular 1'.O16"/>
          </calcext:conditional-format>
          <calcext:conditional-format calcext:target-range-address="'Formular 1'.P16:'Formular 1'.P16">
            <calcext:condition calcext:apply-style-name="ConditionalStyle_15" calcext:value="=&quot;[    ]&quot;" calcext:base-cell-address="'Formular 1'.P16"/>
            <calcext:condition calcext:apply-style-name="ConditionalStyle_14" calcext:value="=&quot;[    ]&quot;" calcext:base-cell-address="'Formular 1'.P16"/>
            <calcext:condition calcext:apply-style-name="ConditionalStyle_13" calcext:value="=&quot;   &quot;" calcext:base-cell-address="'Formular 1'.P16"/>
          </calcext:conditional-format>
          <calcext:conditional-format calcext:target-range-address="'Formular 1'.Q16:'Formular 1'.Q16">
            <calcext:condition calcext:apply-style-name="ConditionalStyle_15" calcext:value="=&quot;[    ]&quot;" calcext:base-cell-address="'Formular 1'.Q16"/>
            <calcext:condition calcext:apply-style-name="ConditionalStyle_14" calcext:value="=&quot;[    ]&quot;" calcext:base-cell-address="'Formular 1'.Q16"/>
            <calcext:condition calcext:apply-style-name="ConditionalStyle_13" calcext:value="=&quot;   &quot;" calcext:base-cell-address="'Formular 1'.Q16"/>
          </calcext:conditional-format>
          <calcext:conditional-format calcext:target-range-address="'Formular 1'.R16:'Formular 1'.R16">
            <calcext:condition calcext:apply-style-name="ConditionalStyle_15" calcext:value="=&quot;[    ]&quot;" calcext:base-cell-address="'Formular 1'.R16"/>
            <calcext:condition calcext:apply-style-name="ConditionalStyle_14" calcext:value="=&quot;[    ]&quot;" calcext:base-cell-address="'Formular 1'.R16"/>
            <calcext:condition calcext:apply-style-name="ConditionalStyle_13" calcext:value="=&quot;   &quot;" calcext:base-cell-address="'Formular 1'.R16"/>
          </calcext:conditional-format>
          <calcext:conditional-format calcext:target-range-address="'Formular 1'.P17:'Formular 1'.P17">
            <calcext:condition calcext:apply-style-name="ConditionalStyle_15" calcext:value="=&quot;[    ]&quot;" calcext:base-cell-address="'Formular 1'.P17"/>
            <calcext:condition calcext:apply-style-name="ConditionalStyle_14" calcext:value="=&quot;[    ]&quot;" calcext:base-cell-address="'Formular 1'.P17"/>
            <calcext:condition calcext:apply-style-name="ConditionalStyle_13" calcext:value="=&quot;   &quot;" calcext:base-cell-address="'Formular 1'.P17"/>
          </calcext:conditional-format>
          <calcext:conditional-format calcext:target-range-address="'Formular 1'.Q17:'Formular 1'.Q17">
            <calcext:condition calcext:apply-style-name="ConditionalStyle_15" calcext:value="=&quot;[    ]&quot;" calcext:base-cell-address="'Formular 1'.Q17"/>
            <calcext:condition calcext:apply-style-name="ConditionalStyle_14" calcext:value="=&quot;[    ]&quot;" calcext:base-cell-address="'Formular 1'.Q17"/>
            <calcext:condition calcext:apply-style-name="ConditionalStyle_13" calcext:value="=&quot;   &quot;" calcext:base-cell-address="'Formular 1'.Q17"/>
          </calcext:conditional-format>
          <calcext:conditional-format calcext:target-range-address="'Formular 1'.R17:'Formular 1'.R17">
            <calcext:condition calcext:apply-style-name="ConditionalStyle_15" calcext:value="=&quot;[    ]&quot;" calcext:base-cell-address="'Formular 1'.R17"/>
            <calcext:condition calcext:apply-style-name="ConditionalStyle_14" calcext:value="=&quot;[    ]&quot;" calcext:base-cell-address="'Formular 1'.R17"/>
            <calcext:condition calcext:apply-style-name="ConditionalStyle_13" calcext:value="=&quot;   &quot;" calcext:base-cell-address="'Formular 1'.R17"/>
          </calcext:conditional-format>
          <calcext:conditional-format calcext:target-range-address="'Formular 1'.S17:'Formular 1'.S17">
            <calcext:condition calcext:apply-style-name="ConditionalStyle_15" calcext:value="=&quot;[    ]&quot;" calcext:base-cell-address="'Formular 1'.S17"/>
            <calcext:condition calcext:apply-style-name="ConditionalStyle_14" calcext:value="=&quot;[    ]&quot;" calcext:base-cell-address="'Formular 1'.S17"/>
            <calcext:condition calcext:apply-style-name="ConditionalStyle_13" calcext:value="=&quot;   &quot;" calcext:base-cell-address="'Formular 1'.S17"/>
          </calcext:conditional-format>
          <calcext:conditional-format calcext:target-range-address="'Formular 1'.Q18:'Formular 1'.Q18">
            <calcext:condition calcext:apply-style-name="ConditionalStyle_15" calcext:value="=&quot;[    ]&quot;" calcext:base-cell-address="'Formular 1'.Q18"/>
            <calcext:condition calcext:apply-style-name="ConditionalStyle_14" calcext:value="=&quot;[    ]&quot;" calcext:base-cell-address="'Formular 1'.Q18"/>
            <calcext:condition calcext:apply-style-name="ConditionalStyle_13" calcext:value="=&quot;   &quot;" calcext:base-cell-address="'Formular 1'.Q18"/>
          </calcext:conditional-format>
          <calcext:conditional-format calcext:target-range-address="'Formular 1'.R18:'Formular 1'.R18">
            <calcext:condition calcext:apply-style-name="ConditionalStyle_15" calcext:value="=&quot;[    ]&quot;" calcext:base-cell-address="'Formular 1'.R18"/>
            <calcext:condition calcext:apply-style-name="ConditionalStyle_14" calcext:value="=&quot;[    ]&quot;" calcext:base-cell-address="'Formular 1'.R18"/>
            <calcext:condition calcext:apply-style-name="ConditionalStyle_13" calcext:value="=&quot;   &quot;" calcext:base-cell-address="'Formular 1'.R18"/>
          </calcext:conditional-format>
          <calcext:conditional-format calcext:target-range-address="'Formular 1'.S18:'Formular 1'.S18">
            <calcext:condition calcext:apply-style-name="ConditionalStyle_15" calcext:value="=&quot;[    ]&quot;" calcext:base-cell-address="'Formular 1'.S18"/>
            <calcext:condition calcext:apply-style-name="ConditionalStyle_14" calcext:value="=&quot;[    ]&quot;" calcext:base-cell-address="'Formular 1'.S18"/>
            <calcext:condition calcext:apply-style-name="ConditionalStyle_13" calcext:value="=&quot;   &quot;" calcext:base-cell-address="'Formular 1'.S18"/>
          </calcext:conditional-format>
          <calcext:conditional-format calcext:target-range-address="'Formular 1'.T18:'Formular 1'.T18">
            <calcext:condition calcext:apply-style-name="ConditionalStyle_15" calcext:value="=&quot;[    ]&quot;" calcext:base-cell-address="'Formular 1'.T18"/>
            <calcext:condition calcext:apply-style-name="ConditionalStyle_14" calcext:value="=&quot;[    ]&quot;" calcext:base-cell-address="'Formular 1'.T18"/>
            <calcext:condition calcext:apply-style-name="ConditionalStyle_13" calcext:value="=&quot;   &quot;" calcext:base-cell-address="'Formular 1'.T18"/>
          </calcext:conditional-format>
          <calcext:conditional-format calcext:target-range-address="'Formular 1'.T17:'Formular 1'.T17">
            <calcext:condition calcext:apply-style-name="ConditionalStyle_15" calcext:value="=&quot;[    ]&quot;" calcext:base-cell-address="'Formular 1'.T17"/>
            <calcext:condition calcext:apply-style-name="ConditionalStyle_14" calcext:value="=&quot;[    ]&quot;" calcext:base-cell-address="'Formular 1'.T17"/>
            <calcext:condition calcext:apply-style-name="ConditionalStyle_13" calcext:value="=&quot;   &quot;" calcext:base-cell-address="'Formular 1'.T17"/>
          </calcext:conditional-format>
          <calcext:conditional-format calcext:target-range-address="'Formular 1'.U17:'Formular 1'.U17">
            <calcext:condition calcext:apply-style-name="ConditionalStyle_15" calcext:value="=&quot;[    ]&quot;" calcext:base-cell-address="'Formular 1'.U17"/>
            <calcext:condition calcext:apply-style-name="ConditionalStyle_14" calcext:value="=&quot;[    ]&quot;" calcext:base-cell-address="'Formular 1'.U17"/>
            <calcext:condition calcext:apply-style-name="ConditionalStyle_13" calcext:value="=&quot;   &quot;" calcext:base-cell-address="'Formular 1'.U17"/>
          </calcext:conditional-format>
          <calcext:conditional-format calcext:target-range-address="'Formular 1'.V17:'Formular 1'.V17">
            <calcext:condition calcext:apply-style-name="ConditionalStyle_15" calcext:value="=&quot;[    ]&quot;" calcext:base-cell-address="'Formular 1'.V17"/>
            <calcext:condition calcext:apply-style-name="ConditionalStyle_14" calcext:value="=&quot;[    ]&quot;" calcext:base-cell-address="'Formular 1'.V17"/>
            <calcext:condition calcext:apply-style-name="ConditionalStyle_13" calcext:value="=&quot;   &quot;" calcext:base-cell-address="'Formular 1'.V17"/>
          </calcext:conditional-format>
          <calcext:conditional-format calcext:target-range-address="'Formular 1'.W17:'Formular 1'.W17">
            <calcext:condition calcext:apply-style-name="ConditionalStyle_15" calcext:value="=&quot;[    ]&quot;" calcext:base-cell-address="'Formular 1'.W17"/>
            <calcext:condition calcext:apply-style-name="ConditionalStyle_14" calcext:value="=&quot;[    ]&quot;" calcext:base-cell-address="'Formular 1'.W17"/>
            <calcext:condition calcext:apply-style-name="ConditionalStyle_13" calcext:value="=&quot;   &quot;" calcext:base-cell-address="'Formular 1'.W17"/>
          </calcext:conditional-format>
          <calcext:conditional-format calcext:target-range-address="'Formular 1'.U18:'Formular 1'.U18">
            <calcext:condition calcext:apply-style-name="ConditionalStyle_15" calcext:value="=&quot;[    ]&quot;" calcext:base-cell-address="'Formular 1'.U18"/>
            <calcext:condition calcext:apply-style-name="ConditionalStyle_14" calcext:value="=&quot;[    ]&quot;" calcext:base-cell-address="'Formular 1'.U18"/>
            <calcext:condition calcext:apply-style-name="ConditionalStyle_13" calcext:value="=&quot;   &quot;" calcext:base-cell-address="'Formular 1'.U18"/>
          </calcext:conditional-format>
          <calcext:conditional-format calcext:target-range-address="'Formular 1'.V18:'Formular 1'.V18">
            <calcext:condition calcext:apply-style-name="ConditionalStyle_15" calcext:value="=&quot;[    ]&quot;" calcext:base-cell-address="'Formular 1'.V18"/>
            <calcext:condition calcext:apply-style-name="ConditionalStyle_14" calcext:value="=&quot;[    ]&quot;" calcext:base-cell-address="'Formular 1'.V18"/>
            <calcext:condition calcext:apply-style-name="ConditionalStyle_13" calcext:value="=&quot;   &quot;" calcext:base-cell-address="'Formular 1'.V18"/>
          </calcext:conditional-format>
          <calcext:conditional-format calcext:target-range-address="'Formular 1'.W18:'Formular 1'.W18">
            <calcext:condition calcext:apply-style-name="ConditionalStyle_15" calcext:value="=&quot;[    ]&quot;" calcext:base-cell-address="'Formular 1'.W18"/>
            <calcext:condition calcext:apply-style-name="ConditionalStyle_14" calcext:value="=&quot;[    ]&quot;" calcext:base-cell-address="'Formular 1'.W18"/>
            <calcext:condition calcext:apply-style-name="ConditionalStyle_13" calcext:value="=&quot;   &quot;" calcext:base-cell-address="'Formular 1'.W18"/>
          </calcext:conditional-format>
          <calcext:conditional-format calcext:target-range-address="'Formular 1'.X18:'Formular 1'.X18">
            <calcext:condition calcext:apply-style-name="ConditionalStyle_15" calcext:value="=&quot;[    ]&quot;" calcext:base-cell-address="'Formular 1'.X18"/>
            <calcext:condition calcext:apply-style-name="ConditionalStyle_14" calcext:value="=&quot;[    ]&quot;" calcext:base-cell-address="'Formular 1'.X18"/>
            <calcext:condition calcext:apply-style-name="ConditionalStyle_13" calcext:value="=&quot;   &quot;" calcext:base-cell-address="'Formular 1'.X18"/>
          </calcext:conditional-format>
          <calcext:conditional-format calcext:target-range-address="'Formular 1'.R19:'Formular 1'.R19">
            <calcext:condition calcext:apply-style-name="ConditionalStyle_15" calcext:value="=&quot;[    ]&quot;" calcext:base-cell-address="'Formular 1'.R19"/>
            <calcext:condition calcext:apply-style-name="ConditionalStyle_14" calcext:value="=&quot;[    ]&quot;" calcext:base-cell-address="'Formular 1'.R19"/>
            <calcext:condition calcext:apply-style-name="ConditionalStyle_13" calcext:value="=&quot;   &quot;" calcext:base-cell-address="'Formular 1'.R19"/>
          </calcext:conditional-format>
          <calcext:conditional-format calcext:target-range-address="'Formular 1'.S19:'Formular 1'.S19">
            <calcext:condition calcext:apply-style-name="ConditionalStyle_15" calcext:value="=&quot;[    ]&quot;" calcext:base-cell-address="'Formular 1'.S19"/>
            <calcext:condition calcext:apply-style-name="ConditionalStyle_14" calcext:value="=&quot;[    ]&quot;" calcext:base-cell-address="'Formular 1'.S19"/>
            <calcext:condition calcext:apply-style-name="ConditionalStyle_13" calcext:value="=&quot;   &quot;" calcext:base-cell-address="'Formular 1'.S19"/>
          </calcext:conditional-format>
          <calcext:conditional-format calcext:target-range-address="'Formular 1'.T19:'Formular 1'.T19">
            <calcext:condition calcext:apply-style-name="ConditionalStyle_15" calcext:value="=&quot;[    ]&quot;" calcext:base-cell-address="'Formular 1'.T19"/>
            <calcext:condition calcext:apply-style-name="ConditionalStyle_14" calcext:value="=&quot;[    ]&quot;" calcext:base-cell-address="'Formular 1'.T19"/>
            <calcext:condition calcext:apply-style-name="ConditionalStyle_13" calcext:value="=&quot;   &quot;" calcext:base-cell-address="'Formular 1'.T19"/>
          </calcext:conditional-format>
          <calcext:conditional-format calcext:target-range-address="'Formular 1'.U19:'Formular 1'.U19">
            <calcext:condition calcext:apply-style-name="ConditionalStyle_15" calcext:value="=&quot;[    ]&quot;" calcext:base-cell-address="'Formular 1'.U19"/>
            <calcext:condition calcext:apply-style-name="ConditionalStyle_14" calcext:value="=&quot;[    ]&quot;" calcext:base-cell-address="'Formular 1'.U19"/>
            <calcext:condition calcext:apply-style-name="ConditionalStyle_13" calcext:value="=&quot;   &quot;" calcext:base-cell-address="'Formular 1'.U19"/>
          </calcext:conditional-format>
          <calcext:conditional-format calcext:target-range-address="'Formular 1'.V19:'Formular 1'.V19">
            <calcext:condition calcext:apply-style-name="ConditionalStyle_15" calcext:value="=&quot;[    ]&quot;" calcext:base-cell-address="'Formular 1'.V19"/>
            <calcext:condition calcext:apply-style-name="ConditionalStyle_14" calcext:value="=&quot;[    ]&quot;" calcext:base-cell-address="'Formular 1'.V19"/>
            <calcext:condition calcext:apply-style-name="ConditionalStyle_13" calcext:value="=&quot;   &quot;" calcext:base-cell-address="'Formular 1'.V19"/>
          </calcext:conditional-format>
          <calcext:conditional-format calcext:target-range-address="'Formular 1'.W19:'Formular 1'.W19">
            <calcext:condition calcext:apply-style-name="ConditionalStyle_15" calcext:value="=&quot;[    ]&quot;" calcext:base-cell-address="'Formular 1'.W19"/>
            <calcext:condition calcext:apply-style-name="ConditionalStyle_14" calcext:value="=&quot;[    ]&quot;" calcext:base-cell-address="'Formular 1'.W19"/>
            <calcext:condition calcext:apply-style-name="ConditionalStyle_13" calcext:value="=&quot;   &quot;" calcext:base-cell-address="'Formular 1'.W19"/>
          </calcext:conditional-format>
          <calcext:conditional-format calcext:target-range-address="'Formular 1'.X19:'Formular 1'.X19">
            <calcext:condition calcext:apply-style-name="ConditionalStyle_15" calcext:value="=&quot;[    ]&quot;" calcext:base-cell-address="'Formular 1'.X19"/>
            <calcext:condition calcext:apply-style-name="ConditionalStyle_14" calcext:value="=&quot;[    ]&quot;" calcext:base-cell-address="'Formular 1'.X19"/>
            <calcext:condition calcext:apply-style-name="ConditionalStyle_13" calcext:value="=&quot;   &quot;" calcext:base-cell-address="'Formular 1'.X19"/>
          </calcext:conditional-format>
          <calcext:conditional-format calcext:target-range-address="'Formular 1'.Y19:'Formular 1'.Y19">
            <calcext:condition calcext:apply-style-name="ConditionalStyle_15" calcext:value="=&quot;[    ]&quot;" calcext:base-cell-address="'Formular 1'.Y19"/>
            <calcext:condition calcext:apply-style-name="ConditionalStyle_14" calcext:value="=&quot;[    ]&quot;" calcext:base-cell-address="'Formular 1'.Y19"/>
            <calcext:condition calcext:apply-style-name="ConditionalStyle_13" calcext:value="=&quot;   &quot;" calcext:base-cell-address="'Formular 1'.Y19"/>
          </calcext:conditional-format>
          <calcext:conditional-format calcext:target-range-address="'Formular 1'.S20:'Formular 1'.S20">
            <calcext:condition calcext:apply-style-name="ConditionalStyle_15" calcext:value="=&quot;[    ]&quot;" calcext:base-cell-address="'Formular 1'.S20"/>
            <calcext:condition calcext:apply-style-name="ConditionalStyle_14" calcext:value="=&quot;[    ]&quot;" calcext:base-cell-address="'Formular 1'.S20"/>
            <calcext:condition calcext:apply-style-name="ConditionalStyle_13" calcext:value="=&quot;   &quot;" calcext:base-cell-address="'Formular 1'.S20"/>
          </calcext:conditional-format>
          <calcext:conditional-format calcext:target-range-address="'Formular 1'.T20:'Formular 1'.T20">
            <calcext:condition calcext:apply-style-name="ConditionalStyle_15" calcext:value="=&quot;[    ]&quot;" calcext:base-cell-address="'Formular 1'.T20"/>
            <calcext:condition calcext:apply-style-name="ConditionalStyle_14" calcext:value="=&quot;[    ]&quot;" calcext:base-cell-address="'Formular 1'.T20"/>
            <calcext:condition calcext:apply-style-name="ConditionalStyle_13" calcext:value="=&quot;   &quot;" calcext:base-cell-address="'Formular 1'.T20"/>
          </calcext:conditional-format>
          <calcext:conditional-format calcext:target-range-address="'Formular 1'.U20:'Formular 1'.U20">
            <calcext:condition calcext:apply-style-name="ConditionalStyle_15" calcext:value="=&quot;[    ]&quot;" calcext:base-cell-address="'Formular 1'.U20"/>
            <calcext:condition calcext:apply-style-name="ConditionalStyle_14" calcext:value="=&quot;[    ]&quot;" calcext:base-cell-address="'Formular 1'.U20"/>
            <calcext:condition calcext:apply-style-name="ConditionalStyle_13" calcext:value="=&quot;   &quot;" calcext:base-cell-address="'Formular 1'.U20"/>
          </calcext:conditional-format>
          <calcext:conditional-format calcext:target-range-address="'Formular 1'.V20:'Formular 1'.V20">
            <calcext:condition calcext:apply-style-name="ConditionalStyle_15" calcext:value="=&quot;[    ]&quot;" calcext:base-cell-address="'Formular 1'.V20"/>
            <calcext:condition calcext:apply-style-name="ConditionalStyle_14" calcext:value="=&quot;[    ]&quot;" calcext:base-cell-address="'Formular 1'.V20"/>
            <calcext:condition calcext:apply-style-name="ConditionalStyle_13" calcext:value="=&quot;   &quot;" calcext:base-cell-address="'Formular 1'.V20"/>
          </calcext:conditional-format>
          <calcext:conditional-format calcext:target-range-address="'Formular 1'.W20:'Formular 1'.W20">
            <calcext:condition calcext:apply-style-name="ConditionalStyle_15" calcext:value="=&quot;[    ]&quot;" calcext:base-cell-address="'Formular 1'.W20"/>
            <calcext:condition calcext:apply-style-name="ConditionalStyle_14" calcext:value="=&quot;[    ]&quot;" calcext:base-cell-address="'Formular 1'.W20"/>
            <calcext:condition calcext:apply-style-name="ConditionalStyle_13" calcext:value="=&quot;   &quot;" calcext:base-cell-address="'Formular 1'.W20"/>
          </calcext:conditional-format>
          <calcext:conditional-format calcext:target-range-address="'Formular 1'.X20:'Formular 1'.X20">
            <calcext:condition calcext:apply-style-name="ConditionalStyle_15" calcext:value="=&quot;[    ]&quot;" calcext:base-cell-address="'Formular 1'.X20"/>
            <calcext:condition calcext:apply-style-name="ConditionalStyle_14" calcext:value="=&quot;[    ]&quot;" calcext:base-cell-address="'Formular 1'.X20"/>
            <calcext:condition calcext:apply-style-name="ConditionalStyle_13" calcext:value="=&quot;   &quot;" calcext:base-cell-address="'Formular 1'.X20"/>
          </calcext:conditional-format>
          <calcext:conditional-format calcext:target-range-address="'Formular 1'.Y20:'Formular 1'.Y20">
            <calcext:condition calcext:apply-style-name="ConditionalStyle_15" calcext:value="=&quot;[    ]&quot;" calcext:base-cell-address="'Formular 1'.Y20"/>
            <calcext:condition calcext:apply-style-name="ConditionalStyle_14" calcext:value="=&quot;[    ]&quot;" calcext:base-cell-address="'Formular 1'.Y20"/>
            <calcext:condition calcext:apply-style-name="ConditionalStyle_13" calcext:value="=&quot;   &quot;" calcext:base-cell-address="'Formular 1'.Y20"/>
          </calcext:conditional-format>
          <calcext:conditional-format calcext:target-range-address="'Formular 1'.Z20:'Formular 1'.Z20">
            <calcext:condition calcext:apply-style-name="ConditionalStyle_15" calcext:value="=&quot;[    ]&quot;" calcext:base-cell-address="'Formular 1'.Z20"/>
            <calcext:condition calcext:apply-style-name="ConditionalStyle_14" calcext:value="=&quot;[    ]&quot;" calcext:base-cell-address="'Formular 1'.Z20"/>
            <calcext:condition calcext:apply-style-name="ConditionalStyle_13" calcext:value="=&quot;   &quot;" calcext:base-cell-address="'Formular 1'.Z20"/>
          </calcext:conditional-format>
          <calcext:conditional-format calcext:target-range-address="'Formular 1'.T21:'Formular 1'.T21">
            <calcext:condition calcext:apply-style-name="ConditionalStyle_15" calcext:value="=&quot;[    ]&quot;" calcext:base-cell-address="'Formular 1'.T21"/>
            <calcext:condition calcext:apply-style-name="ConditionalStyle_14" calcext:value="=&quot;[    ]&quot;" calcext:base-cell-address="'Formular 1'.T21"/>
            <calcext:condition calcext:apply-style-name="ConditionalStyle_13" calcext:value="=&quot;   &quot;" calcext:base-cell-address="'Formular 1'.T21"/>
          </calcext:conditional-format>
          <calcext:conditional-format calcext:target-range-address="'Formular 1'.U21:'Formular 1'.U21">
            <calcext:condition calcext:apply-style-name="ConditionalStyle_15" calcext:value="=&quot;[    ]&quot;" calcext:base-cell-address="'Formular 1'.U21"/>
            <calcext:condition calcext:apply-style-name="ConditionalStyle_14" calcext:value="=&quot;[    ]&quot;" calcext:base-cell-address="'Formular 1'.U21"/>
            <calcext:condition calcext:apply-style-name="ConditionalStyle_13" calcext:value="=&quot;   &quot;" calcext:base-cell-address="'Formular 1'.U21"/>
          </calcext:conditional-format>
          <calcext:conditional-format calcext:target-range-address="'Formular 1'.V21:'Formular 1'.V21">
            <calcext:condition calcext:apply-style-name="ConditionalStyle_15" calcext:value="=&quot;[    ]&quot;" calcext:base-cell-address="'Formular 1'.V21"/>
            <calcext:condition calcext:apply-style-name="ConditionalStyle_14" calcext:value="=&quot;[    ]&quot;" calcext:base-cell-address="'Formular 1'.V21"/>
            <calcext:condition calcext:apply-style-name="ConditionalStyle_13" calcext:value="=&quot;   &quot;" calcext:base-cell-address="'Formular 1'.V21"/>
          </calcext:conditional-format>
          <calcext:conditional-format calcext:target-range-address="'Formular 1'.W21:'Formular 1'.W21">
            <calcext:condition calcext:apply-style-name="ConditionalStyle_15" calcext:value="=&quot;[    ]&quot;" calcext:base-cell-address="'Formular 1'.W21"/>
            <calcext:condition calcext:apply-style-name="ConditionalStyle_14" calcext:value="=&quot;[    ]&quot;" calcext:base-cell-address="'Formular 1'.W21"/>
            <calcext:condition calcext:apply-style-name="ConditionalStyle_13" calcext:value="=&quot;   &quot;" calcext:base-cell-address="'Formular 1'.W21"/>
          </calcext:conditional-format>
          <calcext:conditional-format calcext:target-range-address="'Formular 1'.X21:'Formular 1'.X21">
            <calcext:condition calcext:apply-style-name="ConditionalStyle_15" calcext:value="=&quot;[    ]&quot;" calcext:base-cell-address="'Formular 1'.X21"/>
            <calcext:condition calcext:apply-style-name="ConditionalStyle_14" calcext:value="=&quot;[    ]&quot;" calcext:base-cell-address="'Formular 1'.X21"/>
            <calcext:condition calcext:apply-style-name="ConditionalStyle_13" calcext:value="=&quot;   &quot;" calcext:base-cell-address="'Formular 1'.X21"/>
          </calcext:conditional-format>
          <calcext:conditional-format calcext:target-range-address="'Formular 1'.Y21:'Formular 1'.Y21">
            <calcext:condition calcext:apply-style-name="ConditionalStyle_15" calcext:value="=&quot;[    ]&quot;" calcext:base-cell-address="'Formular 1'.Y21"/>
            <calcext:condition calcext:apply-style-name="ConditionalStyle_14" calcext:value="=&quot;[    ]&quot;" calcext:base-cell-address="'Formular 1'.Y21"/>
            <calcext:condition calcext:apply-style-name="ConditionalStyle_13" calcext:value="=&quot;   &quot;" calcext:base-cell-address="'Formular 1'.Y21"/>
          </calcext:conditional-format>
          <calcext:conditional-format calcext:target-range-address="'Formular 1'.Z21:'Formular 1'.Z21">
            <calcext:condition calcext:apply-style-name="ConditionalStyle_15" calcext:value="=&quot;[    ]&quot;" calcext:base-cell-address="'Formular 1'.Z21"/>
            <calcext:condition calcext:apply-style-name="ConditionalStyle_14" calcext:value="=&quot;[    ]&quot;" calcext:base-cell-address="'Formular 1'.Z21"/>
            <calcext:condition calcext:apply-style-name="ConditionalStyle_13" calcext:value="=&quot;   &quot;" calcext:base-cell-address="'Formular 1'.Z21"/>
          </calcext:conditional-format>
          <calcext:conditional-format calcext:target-range-address="'Formular 1'.AA21:'Formular 1'.AA21">
            <calcext:condition calcext:apply-style-name="ConditionalStyle_15" calcext:value="=&quot;[    ]&quot;" calcext:base-cell-address="'Formular 1'.AA21"/>
            <calcext:condition calcext:apply-style-name="ConditionalStyle_14" calcext:value="=&quot;[    ]&quot;" calcext:base-cell-address="'Formular 1'.AA21"/>
            <calcext:condition calcext:apply-style-name="ConditionalStyle_13" calcext:value="=&quot;   &quot;" calcext:base-cell-address="'Formular 1'.AA21"/>
          </calcext:conditional-format>
          <calcext:conditional-format calcext:target-range-address="'Formular 1'.U22:'Formular 1'.U22">
            <calcext:condition calcext:apply-style-name="ConditionalStyle_15" calcext:value="=&quot;[    ]&quot;" calcext:base-cell-address="'Formular 1'.U22"/>
            <calcext:condition calcext:apply-style-name="ConditionalStyle_14" calcext:value="=&quot;[    ]&quot;" calcext:base-cell-address="'Formular 1'.U22"/>
            <calcext:condition calcext:apply-style-name="ConditionalStyle_13" calcext:value="=&quot;   &quot;" calcext:base-cell-address="'Formular 1'.U22"/>
          </calcext:conditional-format>
          <calcext:conditional-format calcext:target-range-address="'Formular 1'.V22:'Formular 1'.V22">
            <calcext:condition calcext:apply-style-name="ConditionalStyle_15" calcext:value="=&quot;[    ]&quot;" calcext:base-cell-address="'Formular 1'.V22"/>
            <calcext:condition calcext:apply-style-name="ConditionalStyle_14" calcext:value="=&quot;[    ]&quot;" calcext:base-cell-address="'Formular 1'.V22"/>
            <calcext:condition calcext:apply-style-name="ConditionalStyle_13" calcext:value="=&quot;   &quot;" calcext:base-cell-address="'Formular 1'.V22"/>
          </calcext:conditional-format>
          <calcext:conditional-format calcext:target-range-address="'Formular 1'.W22:'Formular 1'.W22">
            <calcext:condition calcext:apply-style-name="ConditionalStyle_15" calcext:value="=&quot;[    ]&quot;" calcext:base-cell-address="'Formular 1'.W22"/>
            <calcext:condition calcext:apply-style-name="ConditionalStyle_14" calcext:value="=&quot;[    ]&quot;" calcext:base-cell-address="'Formular 1'.W22"/>
            <calcext:condition calcext:apply-style-name="ConditionalStyle_13" calcext:value="=&quot;   &quot;" calcext:base-cell-address="'Formular 1'.W22"/>
          </calcext:conditional-format>
          <calcext:conditional-format calcext:target-range-address="'Formular 1'.X22:'Formular 1'.X22">
            <calcext:condition calcext:apply-style-name="ConditionalStyle_15" calcext:value="=&quot;[    ]&quot;" calcext:base-cell-address="'Formular 1'.X22"/>
            <calcext:condition calcext:apply-style-name="ConditionalStyle_14" calcext:value="=&quot;[    ]&quot;" calcext:base-cell-address="'Formular 1'.X22"/>
            <calcext:condition calcext:apply-style-name="ConditionalStyle_13" calcext:value="=&quot;   &quot;" calcext:base-cell-address="'Formular 1'.X22"/>
          </calcext:conditional-format>
          <calcext:conditional-format calcext:target-range-address="'Formular 1'.Y22:'Formular 1'.Y22">
            <calcext:condition calcext:apply-style-name="ConditionalStyle_15" calcext:value="=&quot;[    ]&quot;" calcext:base-cell-address="'Formular 1'.Y22"/>
            <calcext:condition calcext:apply-style-name="ConditionalStyle_14" calcext:value="=&quot;[    ]&quot;" calcext:base-cell-address="'Formular 1'.Y22"/>
            <calcext:condition calcext:apply-style-name="ConditionalStyle_13" calcext:value="=&quot;   &quot;" calcext:base-cell-address="'Formular 1'.Y22"/>
          </calcext:conditional-format>
          <calcext:conditional-format calcext:target-range-address="'Formular 1'.Z22:'Formular 1'.Z22">
            <calcext:condition calcext:apply-style-name="ConditionalStyle_15" calcext:value="=&quot;[    ]&quot;" calcext:base-cell-address="'Formular 1'.Z22"/>
            <calcext:condition calcext:apply-style-name="ConditionalStyle_14" calcext:value="=&quot;[    ]&quot;" calcext:base-cell-address="'Formular 1'.Z22"/>
            <calcext:condition calcext:apply-style-name="ConditionalStyle_13" calcext:value="=&quot;   &quot;" calcext:base-cell-address="'Formular 1'.Z22"/>
          </calcext:conditional-format>
          <calcext:conditional-format calcext:target-range-address="'Formular 1'.AA22:'Formular 1'.AA22">
            <calcext:condition calcext:apply-style-name="ConditionalStyle_15" calcext:value="=&quot;[    ]&quot;" calcext:base-cell-address="'Formular 1'.AA22"/>
            <calcext:condition calcext:apply-style-name="ConditionalStyle_14" calcext:value="=&quot;[    ]&quot;" calcext:base-cell-address="'Formular 1'.AA22"/>
            <calcext:condition calcext:apply-style-name="ConditionalStyle_13" calcext:value="=&quot;   &quot;" calcext:base-cell-address="'Formular 1'.AA22"/>
          </calcext:conditional-format>
          <calcext:conditional-format calcext:target-range-address="'Formular 1'.AB22:'Formular 1'.AB22">
            <calcext:condition calcext:apply-style-name="ConditionalStyle_15" calcext:value="=&quot;[    ]&quot;" calcext:base-cell-address="'Formular 1'.AB22"/>
            <calcext:condition calcext:apply-style-name="ConditionalStyle_14" calcext:value="=&quot;[    ]&quot;" calcext:base-cell-address="'Formular 1'.AB22"/>
            <calcext:condition calcext:apply-style-name="ConditionalStyle_13" calcext:value="=&quot;   &quot;" calcext:base-cell-address="'Formular 1'.AB22"/>
          </calcext:conditional-format>
          <calcext:conditional-format calcext:target-range-address="'Formular 1'.AC22:'Formular 1'.AC22">
            <calcext:condition calcext:apply-style-name="ConditionalStyle_15" calcext:value="=&quot;[    ]&quot;" calcext:base-cell-address="'Formular 1'.AC22"/>
            <calcext:condition calcext:apply-style-name="ConditionalStyle_14" calcext:value="=&quot;[    ]&quot;" calcext:base-cell-address="'Formular 1'.AC22"/>
            <calcext:condition calcext:apply-style-name="ConditionalStyle_13" calcext:value="=&quot;   &quot;" calcext:base-cell-address="'Formular 1'.AC22"/>
          </calcext:conditional-format>
          <calcext:conditional-format calcext:target-range-address="'Formular 1'.AD22:'Formular 1'.AD22">
            <calcext:condition calcext:apply-style-name="ConditionalStyle_15" calcext:value="=&quot;[    ]&quot;" calcext:base-cell-address="'Formular 1'.AD22"/>
            <calcext:condition calcext:apply-style-name="ConditionalStyle_14" calcext:value="=&quot;[    ]&quot;" calcext:base-cell-address="'Formular 1'.AD22"/>
            <calcext:condition calcext:apply-style-name="ConditionalStyle_13" calcext:value="=&quot;   &quot;" calcext:base-cell-address="'Formular 1'.AD22"/>
          </calcext:conditional-format>
          <calcext:conditional-format calcext:target-range-address="'Formular 1'.AE22:'Formular 1'.AE22">
            <calcext:condition calcext:apply-style-name="ConditionalStyle_15" calcext:value="=&quot;[    ]&quot;" calcext:base-cell-address="'Formular 1'.AE22"/>
            <calcext:condition calcext:apply-style-name="ConditionalStyle_14" calcext:value="=&quot;[    ]&quot;" calcext:base-cell-address="'Formular 1'.AE22"/>
            <calcext:condition calcext:apply-style-name="ConditionalStyle_13" calcext:value="=&quot;   &quot;" calcext:base-cell-address="'Formular 1'.AE22"/>
          </calcext:conditional-format>
          <calcext:conditional-format calcext:target-range-address="'Formular 1'.AF22:'Formular 1'.AF22">
            <calcext:condition calcext:apply-style-name="ConditionalStyle_15" calcext:value="=&quot;[    ]&quot;" calcext:base-cell-address="'Formular 1'.AF22"/>
            <calcext:condition calcext:apply-style-name="ConditionalStyle_14" calcext:value="=&quot;[    ]&quot;" calcext:base-cell-address="'Formular 1'.AF22"/>
            <calcext:condition calcext:apply-style-name="ConditionalStyle_13" calcext:value="=&quot;   &quot;" calcext:base-cell-address="'Formular 1'.AF22"/>
          </calcext:conditional-format>
          <calcext:conditional-format calcext:target-range-address="'Formular 1'.V23:'Formular 1'.V23">
            <calcext:condition calcext:apply-style-name="ConditionalStyle_15" calcext:value="=&quot;[    ]&quot;" calcext:base-cell-address="'Formular 1'.V23"/>
            <calcext:condition calcext:apply-style-name="ConditionalStyle_14" calcext:value="=&quot;[    ]&quot;" calcext:base-cell-address="'Formular 1'.V23"/>
            <calcext:condition calcext:apply-style-name="ConditionalStyle_13" calcext:value="=&quot;   &quot;" calcext:base-cell-address="'Formular 1'.V23"/>
          </calcext:conditional-format>
          <calcext:conditional-format calcext:target-range-address="'Formular 1'.W23:'Formular 1'.W23">
            <calcext:condition calcext:apply-style-name="ConditionalStyle_15" calcext:value="=&quot;[    ]&quot;" calcext:base-cell-address="'Formular 1'.W23"/>
            <calcext:condition calcext:apply-style-name="ConditionalStyle_14" calcext:value="=&quot;[    ]&quot;" calcext:base-cell-address="'Formular 1'.W23"/>
            <calcext:condition calcext:apply-style-name="ConditionalStyle_13" calcext:value="=&quot;   &quot;" calcext:base-cell-address="'Formular 1'.W23"/>
          </calcext:conditional-format>
          <calcext:conditional-format calcext:target-range-address="'Formular 1'.X23:'Formular 1'.X23">
            <calcext:condition calcext:apply-style-name="ConditionalStyle_15" calcext:value="=&quot;[    ]&quot;" calcext:base-cell-address="'Formular 1'.X23"/>
            <calcext:condition calcext:apply-style-name="ConditionalStyle_14" calcext:value="=&quot;[    ]&quot;" calcext:base-cell-address="'Formular 1'.X23"/>
            <calcext:condition calcext:apply-style-name="ConditionalStyle_13" calcext:value="=&quot;   &quot;" calcext:base-cell-address="'Formular 1'.X23"/>
          </calcext:conditional-format>
          <calcext:conditional-format calcext:target-range-address="'Formular 1'.Y23:'Formular 1'.Y23">
            <calcext:condition calcext:apply-style-name="ConditionalStyle_15" calcext:value="=&quot;[    ]&quot;" calcext:base-cell-address="'Formular 1'.Y23"/>
            <calcext:condition calcext:apply-style-name="ConditionalStyle_14" calcext:value="=&quot;[    ]&quot;" calcext:base-cell-address="'Formular 1'.Y23"/>
            <calcext:condition calcext:apply-style-name="ConditionalStyle_13" calcext:value="=&quot;   &quot;" calcext:base-cell-address="'Formular 1'.Y23"/>
          </calcext:conditional-format>
          <calcext:conditional-format calcext:target-range-address="'Formular 1'.Z23:'Formular 1'.Z23">
            <calcext:condition calcext:apply-style-name="ConditionalStyle_15" calcext:value="=&quot;[    ]&quot;" calcext:base-cell-address="'Formular 1'.Z23"/>
            <calcext:condition calcext:apply-style-name="ConditionalStyle_14" calcext:value="=&quot;[    ]&quot;" calcext:base-cell-address="'Formular 1'.Z23"/>
            <calcext:condition calcext:apply-style-name="ConditionalStyle_13" calcext:value="=&quot;   &quot;" calcext:base-cell-address="'Formular 1'.Z23"/>
          </calcext:conditional-format>
          <calcext:conditional-format calcext:target-range-address="'Formular 1'.AA23:'Formular 1'.AA23">
            <calcext:condition calcext:apply-style-name="ConditionalStyle_15" calcext:value="=&quot;[    ]&quot;" calcext:base-cell-address="'Formular 1'.AA23"/>
            <calcext:condition calcext:apply-style-name="ConditionalStyle_14" calcext:value="=&quot;[    ]&quot;" calcext:base-cell-address="'Formular 1'.AA23"/>
            <calcext:condition calcext:apply-style-name="ConditionalStyle_13" calcext:value="=&quot;   &quot;" calcext:base-cell-address="'Formular 1'.AA23"/>
          </calcext:conditional-format>
          <calcext:conditional-format calcext:target-range-address="'Formular 1'.AB23:'Formular 1'.AB23">
            <calcext:condition calcext:apply-style-name="ConditionalStyle_15" calcext:value="=&quot;[    ]&quot;" calcext:base-cell-address="'Formular 1'.AB23"/>
            <calcext:condition calcext:apply-style-name="ConditionalStyle_14" calcext:value="=&quot;[    ]&quot;" calcext:base-cell-address="'Formular 1'.AB23"/>
            <calcext:condition calcext:apply-style-name="ConditionalStyle_13" calcext:value="=&quot;   &quot;" calcext:base-cell-address="'Formular 1'.AB23"/>
          </calcext:conditional-format>
          <calcext:conditional-format calcext:target-range-address="'Formular 1'.AC23:'Formular 1'.AC23">
            <calcext:condition calcext:apply-style-name="ConditionalStyle_15" calcext:value="=&quot;[    ]&quot;" calcext:base-cell-address="'Formular 1'.AC23"/>
            <calcext:condition calcext:apply-style-name="ConditionalStyle_14" calcext:value="=&quot;[    ]&quot;" calcext:base-cell-address="'Formular 1'.AC23"/>
            <calcext:condition calcext:apply-style-name="ConditionalStyle_13" calcext:value="=&quot;   &quot;" calcext:base-cell-address="'Formular 1'.AC23"/>
          </calcext:conditional-format>
          <calcext:conditional-format calcext:target-range-address="'Formular 1'.AD23:'Formular 1'.AD23">
            <calcext:condition calcext:apply-style-name="ConditionalStyle_15" calcext:value="=&quot;[    ]&quot;" calcext:base-cell-address="'Formular 1'.AD23"/>
            <calcext:condition calcext:apply-style-name="ConditionalStyle_14" calcext:value="=&quot;[    ]&quot;" calcext:base-cell-address="'Formular 1'.AD23"/>
            <calcext:condition calcext:apply-style-name="ConditionalStyle_13" calcext:value="=&quot;   &quot;" calcext:base-cell-address="'Formular 1'.AD23"/>
          </calcext:conditional-format>
          <calcext:conditional-format calcext:target-range-address="'Formular 1'.AE23:'Formular 1'.AE23">
            <calcext:condition calcext:apply-style-name="ConditionalStyle_15" calcext:value="=&quot;[    ]&quot;" calcext:base-cell-address="'Formular 1'.AE23"/>
            <calcext:condition calcext:apply-style-name="ConditionalStyle_14" calcext:value="=&quot;[    ]&quot;" calcext:base-cell-address="'Formular 1'.AE23"/>
            <calcext:condition calcext:apply-style-name="ConditionalStyle_13" calcext:value="=&quot;   &quot;" calcext:base-cell-address="'Formular 1'.AE23"/>
          </calcext:conditional-format>
          <calcext:conditional-format calcext:target-range-address="'Formular 1'.AF23:'Formular 1'.AF23">
            <calcext:condition calcext:apply-style-name="ConditionalStyle_15" calcext:value="=&quot;[    ]&quot;" calcext:base-cell-address="'Formular 1'.AF23"/>
            <calcext:condition calcext:apply-style-name="ConditionalStyle_14" calcext:value="=&quot;[    ]&quot;" calcext:base-cell-address="'Formular 1'.AF23"/>
            <calcext:condition calcext:apply-style-name="ConditionalStyle_13" calcext:value="=&quot;   &quot;" calcext:base-cell-address="'Formular 1'.AF23"/>
          </calcext:conditional-format>
          <calcext:conditional-format calcext:target-range-address="'Formular 1'.AG23:'Formular 1'.AG23">
            <calcext:condition calcext:apply-style-name="ConditionalStyle_15" calcext:value="=&quot;[    ]&quot;" calcext:base-cell-address="'Formular 1'.AG23"/>
            <calcext:condition calcext:apply-style-name="ConditionalStyle_14" calcext:value="=&quot;[    ]&quot;" calcext:base-cell-address="'Formular 1'.AG23"/>
            <calcext:condition calcext:apply-style-name="ConditionalStyle_13" calcext:value="=&quot;   &quot;" calcext:base-cell-address="'Formular 1'.AG23"/>
          </calcext:conditional-format>
          <calcext:conditional-format calcext:target-range-address="'Formular 1'.W24:'Formular 1'.W24">
            <calcext:condition calcext:apply-style-name="ConditionalStyle_15" calcext:value="=&quot;[    ]&quot;" calcext:base-cell-address="'Formular 1'.W24"/>
            <calcext:condition calcext:apply-style-name="ConditionalStyle_14" calcext:value="=&quot;[    ]&quot;" calcext:base-cell-address="'Formular 1'.W24"/>
            <calcext:condition calcext:apply-style-name="ConditionalStyle_13" calcext:value="=&quot;   &quot;" calcext:base-cell-address="'Formular 1'.W24"/>
          </calcext:conditional-format>
          <calcext:conditional-format calcext:target-range-address="'Formular 1'.X24:'Formular 1'.X24">
            <calcext:condition calcext:apply-style-name="ConditionalStyle_15" calcext:value="=&quot;[    ]&quot;" calcext:base-cell-address="'Formular 1'.X24"/>
            <calcext:condition calcext:apply-style-name="ConditionalStyle_14" calcext:value="=&quot;[    ]&quot;" calcext:base-cell-address="'Formular 1'.X24"/>
            <calcext:condition calcext:apply-style-name="ConditionalStyle_13" calcext:value="=&quot;   &quot;" calcext:base-cell-address="'Formular 1'.X24"/>
          </calcext:conditional-format>
          <calcext:conditional-format calcext:target-range-address="'Formular 1'.Y24:'Formular 1'.Y24">
            <calcext:condition calcext:apply-style-name="ConditionalStyle_15" calcext:value="=&quot;[    ]&quot;" calcext:base-cell-address="'Formular 1'.Y24"/>
            <calcext:condition calcext:apply-style-name="ConditionalStyle_14" calcext:value="=&quot;[    ]&quot;" calcext:base-cell-address="'Formular 1'.Y24"/>
            <calcext:condition calcext:apply-style-name="ConditionalStyle_13" calcext:value="=&quot;   &quot;" calcext:base-cell-address="'Formular 1'.Y24"/>
          </calcext:conditional-format>
          <calcext:conditional-format calcext:target-range-address="'Formular 1'.Z24:'Formular 1'.Z24">
            <calcext:condition calcext:apply-style-name="ConditionalStyle_15" calcext:value="=&quot;[    ]&quot;" calcext:base-cell-address="'Formular 1'.Z24"/>
            <calcext:condition calcext:apply-style-name="ConditionalStyle_14" calcext:value="=&quot;[    ]&quot;" calcext:base-cell-address="'Formular 1'.Z24"/>
            <calcext:condition calcext:apply-style-name="ConditionalStyle_13" calcext:value="=&quot;   &quot;" calcext:base-cell-address="'Formular 1'.Z24"/>
          </calcext:conditional-format>
          <calcext:conditional-format calcext:target-range-address="'Formular 1'.AA24:'Formular 1'.AA24">
            <calcext:condition calcext:apply-style-name="ConditionalStyle_15" calcext:value="=&quot;[    ]&quot;" calcext:base-cell-address="'Formular 1'.AA24"/>
            <calcext:condition calcext:apply-style-name="ConditionalStyle_14" calcext:value="=&quot;[    ]&quot;" calcext:base-cell-address="'Formular 1'.AA24"/>
            <calcext:condition calcext:apply-style-name="ConditionalStyle_13" calcext:value="=&quot;   &quot;" calcext:base-cell-address="'Formular 1'.AA24"/>
          </calcext:conditional-format>
          <calcext:conditional-format calcext:target-range-address="'Formular 1'.AB24:'Formular 1'.AB24">
            <calcext:condition calcext:apply-style-name="ConditionalStyle_15" calcext:value="=&quot;[    ]&quot;" calcext:base-cell-address="'Formular 1'.AB24"/>
            <calcext:condition calcext:apply-style-name="ConditionalStyle_14" calcext:value="=&quot;[    ]&quot;" calcext:base-cell-address="'Formular 1'.AB24"/>
            <calcext:condition calcext:apply-style-name="ConditionalStyle_13" calcext:value="=&quot;   &quot;" calcext:base-cell-address="'Formular 1'.AB24"/>
          </calcext:conditional-format>
          <calcext:conditional-format calcext:target-range-address="'Formular 1'.AC24:'Formular 1'.AC24">
            <calcext:condition calcext:apply-style-name="ConditionalStyle_15" calcext:value="=&quot;[    ]&quot;" calcext:base-cell-address="'Formular 1'.AC24"/>
            <calcext:condition calcext:apply-style-name="ConditionalStyle_14" calcext:value="=&quot;[    ]&quot;" calcext:base-cell-address="'Formular 1'.AC24"/>
            <calcext:condition calcext:apply-style-name="ConditionalStyle_13" calcext:value="=&quot;   &quot;" calcext:base-cell-address="'Formular 1'.AC24"/>
          </calcext:conditional-format>
          <calcext:conditional-format calcext:target-range-address="'Formular 1'.AD24:'Formular 1'.AD24">
            <calcext:condition calcext:apply-style-name="ConditionalStyle_15" calcext:value="=&quot;[    ]&quot;" calcext:base-cell-address="'Formular 1'.AD24"/>
            <calcext:condition calcext:apply-style-name="ConditionalStyle_14" calcext:value="=&quot;[    ]&quot;" calcext:base-cell-address="'Formular 1'.AD24"/>
            <calcext:condition calcext:apply-style-name="ConditionalStyle_13" calcext:value="=&quot;   &quot;" calcext:base-cell-address="'Formular 1'.AD24"/>
          </calcext:conditional-format>
          <calcext:conditional-format calcext:target-range-address="'Formular 1'.AE24:'Formular 1'.AE24">
            <calcext:condition calcext:apply-style-name="ConditionalStyle_15" calcext:value="=&quot;[    ]&quot;" calcext:base-cell-address="'Formular 1'.AE24"/>
            <calcext:condition calcext:apply-style-name="ConditionalStyle_14" calcext:value="=&quot;[    ]&quot;" calcext:base-cell-address="'Formular 1'.AE24"/>
            <calcext:condition calcext:apply-style-name="ConditionalStyle_13" calcext:value="=&quot;   &quot;" calcext:base-cell-address="'Formular 1'.AE24"/>
          </calcext:conditional-format>
          <calcext:conditional-format calcext:target-range-address="'Formular 1'.AF24:'Formular 1'.AF24">
            <calcext:condition calcext:apply-style-name="ConditionalStyle_15" calcext:value="=&quot;[    ]&quot;" calcext:base-cell-address="'Formular 1'.AF24"/>
            <calcext:condition calcext:apply-style-name="ConditionalStyle_14" calcext:value="=&quot;[    ]&quot;" calcext:base-cell-address="'Formular 1'.AF24"/>
            <calcext:condition calcext:apply-style-name="ConditionalStyle_13" calcext:value="=&quot;   &quot;" calcext:base-cell-address="'Formular 1'.AF24"/>
          </calcext:conditional-format>
          <calcext:conditional-format calcext:target-range-address="'Formular 1'.AG24:'Formular 1'.AG24">
            <calcext:condition calcext:apply-style-name="ConditionalStyle_15" calcext:value="=&quot;[    ]&quot;" calcext:base-cell-address="'Formular 1'.AG24"/>
            <calcext:condition calcext:apply-style-name="ConditionalStyle_14" calcext:value="=&quot;[    ]&quot;" calcext:base-cell-address="'Formular 1'.AG24"/>
            <calcext:condition calcext:apply-style-name="ConditionalStyle_13" calcext:value="=&quot;   &quot;" calcext:base-cell-address="'Formular 1'.AG24"/>
          </calcext:conditional-format>
          <calcext:conditional-format calcext:target-range-address="'Formular 1'.AH24:'Formular 1'.AH24">
            <calcext:condition calcext:apply-style-name="ConditionalStyle_15" calcext:value="=&quot;[    ]&quot;" calcext:base-cell-address="'Formular 1'.AH24"/>
            <calcext:condition calcext:apply-style-name="ConditionalStyle_14" calcext:value="=&quot;[    ]&quot;" calcext:base-cell-address="'Formular 1'.AH24"/>
            <calcext:condition calcext:apply-style-name="ConditionalStyle_13" calcext:value="=&quot;   &quot;" calcext:base-cell-address="'Formular 1'.AH24"/>
          </calcext:conditional-format>
          <calcext:conditional-format calcext:target-range-address="'Formular 1'.X25:'Formular 1'.X25">
            <calcext:condition calcext:apply-style-name="ConditionalStyle_15" calcext:value="=&quot;[    ]&quot;" calcext:base-cell-address="'Formular 1'.X25"/>
            <calcext:condition calcext:apply-style-name="ConditionalStyle_14" calcext:value="=&quot;[    ]&quot;" calcext:base-cell-address="'Formular 1'.X25"/>
            <calcext:condition calcext:apply-style-name="ConditionalStyle_13" calcext:value="=&quot;   &quot;" calcext:base-cell-address="'Formular 1'.X25"/>
          </calcext:conditional-format>
          <calcext:conditional-format calcext:target-range-address="'Formular 1'.Y25:'Formular 1'.Y25">
            <calcext:condition calcext:apply-style-name="ConditionalStyle_15" calcext:value="=&quot;[    ]&quot;" calcext:base-cell-address="'Formular 1'.Y25"/>
            <calcext:condition calcext:apply-style-name="ConditionalStyle_14" calcext:value="=&quot;[    ]&quot;" calcext:base-cell-address="'Formular 1'.Y25"/>
            <calcext:condition calcext:apply-style-name="ConditionalStyle_13" calcext:value="=&quot;   &quot;" calcext:base-cell-address="'Formular 1'.Y25"/>
          </calcext:conditional-format>
          <calcext:conditional-format calcext:target-range-address="'Formular 1'.Z25:'Formular 1'.Z25">
            <calcext:condition calcext:apply-style-name="ConditionalStyle_15" calcext:value="=&quot;[    ]&quot;" calcext:base-cell-address="'Formular 1'.Z25"/>
            <calcext:condition calcext:apply-style-name="ConditionalStyle_14" calcext:value="=&quot;[    ]&quot;" calcext:base-cell-address="'Formular 1'.Z25"/>
            <calcext:condition calcext:apply-style-name="ConditionalStyle_13" calcext:value="=&quot;   &quot;" calcext:base-cell-address="'Formular 1'.Z25"/>
          </calcext:conditional-format>
          <calcext:conditional-format calcext:target-range-address="'Formular 1'.AA25:'Formular 1'.AA25">
            <calcext:condition calcext:apply-style-name="ConditionalStyle_15" calcext:value="=&quot;[    ]&quot;" calcext:base-cell-address="'Formular 1'.AA25"/>
            <calcext:condition calcext:apply-style-name="ConditionalStyle_14" calcext:value="=&quot;[    ]&quot;" calcext:base-cell-address="'Formular 1'.AA25"/>
            <calcext:condition calcext:apply-style-name="ConditionalStyle_13" calcext:value="=&quot;   &quot;" calcext:base-cell-address="'Formular 1'.AA25"/>
          </calcext:conditional-format>
          <calcext:conditional-format calcext:target-range-address="'Formular 1'.AB25:'Formular 1'.AB25">
            <calcext:condition calcext:apply-style-name="ConditionalStyle_15" calcext:value="=&quot;[    ]&quot;" calcext:base-cell-address="'Formular 1'.AB25"/>
            <calcext:condition calcext:apply-style-name="ConditionalStyle_14" calcext:value="=&quot;[    ]&quot;" calcext:base-cell-address="'Formular 1'.AB25"/>
            <calcext:condition calcext:apply-style-name="ConditionalStyle_13" calcext:value="=&quot;   &quot;" calcext:base-cell-address="'Formular 1'.AB25"/>
          </calcext:conditional-format>
          <calcext:conditional-format calcext:target-range-address="'Formular 1'.AC25:'Formular 1'.AC25">
            <calcext:condition calcext:apply-style-name="ConditionalStyle_15" calcext:value="=&quot;[    ]&quot;" calcext:base-cell-address="'Formular 1'.AC25"/>
            <calcext:condition calcext:apply-style-name="ConditionalStyle_14" calcext:value="=&quot;[    ]&quot;" calcext:base-cell-address="'Formular 1'.AC25"/>
            <calcext:condition calcext:apply-style-name="ConditionalStyle_13" calcext:value="=&quot;   &quot;" calcext:base-cell-address="'Formular 1'.AC25"/>
          </calcext:conditional-format>
          <calcext:conditional-format calcext:target-range-address="'Formular 1'.AD25:'Formular 1'.AD25">
            <calcext:condition calcext:apply-style-name="ConditionalStyle_15" calcext:value="=&quot;[    ]&quot;" calcext:base-cell-address="'Formular 1'.AD25"/>
            <calcext:condition calcext:apply-style-name="ConditionalStyle_14" calcext:value="=&quot;[    ]&quot;" calcext:base-cell-address="'Formular 1'.AD25"/>
            <calcext:condition calcext:apply-style-name="ConditionalStyle_13" calcext:value="=&quot;   &quot;" calcext:base-cell-address="'Formular 1'.AD25"/>
          </calcext:conditional-format>
          <calcext:conditional-format calcext:target-range-address="'Formular 1'.AE25:'Formular 1'.AE25">
            <calcext:condition calcext:apply-style-name="ConditionalStyle_15" calcext:value="=&quot;[    ]&quot;" calcext:base-cell-address="'Formular 1'.AE25"/>
            <calcext:condition calcext:apply-style-name="ConditionalStyle_14" calcext:value="=&quot;[    ]&quot;" calcext:base-cell-address="'Formular 1'.AE25"/>
            <calcext:condition calcext:apply-style-name="ConditionalStyle_13" calcext:value="=&quot;   &quot;" calcext:base-cell-address="'Formular 1'.AE25"/>
          </calcext:conditional-format>
          <calcext:conditional-format calcext:target-range-address="'Formular 1'.AF25:'Formular 1'.AF25">
            <calcext:condition calcext:apply-style-name="ConditionalStyle_15" calcext:value="=&quot;[    ]&quot;" calcext:base-cell-address="'Formular 1'.AF25"/>
            <calcext:condition calcext:apply-style-name="ConditionalStyle_14" calcext:value="=&quot;[    ]&quot;" calcext:base-cell-address="'Formular 1'.AF25"/>
            <calcext:condition calcext:apply-style-name="ConditionalStyle_13" calcext:value="=&quot;   &quot;" calcext:base-cell-address="'Formular 1'.AF25"/>
          </calcext:conditional-format>
          <calcext:conditional-format calcext:target-range-address="'Formular 1'.AG25:'Formular 1'.AG25">
            <calcext:condition calcext:apply-style-name="ConditionalStyle_15" calcext:value="=&quot;[    ]&quot;" calcext:base-cell-address="'Formular 1'.AG25"/>
            <calcext:condition calcext:apply-style-name="ConditionalStyle_14" calcext:value="=&quot;[    ]&quot;" calcext:base-cell-address="'Formular 1'.AG25"/>
            <calcext:condition calcext:apply-style-name="ConditionalStyle_13" calcext:value="=&quot;   &quot;" calcext:base-cell-address="'Formular 1'.AG25"/>
          </calcext:conditional-format>
          <calcext:conditional-format calcext:target-range-address="'Formular 1'.AH25:'Formular 1'.AH25">
            <calcext:condition calcext:apply-style-name="ConditionalStyle_15" calcext:value="=&quot;[    ]&quot;" calcext:base-cell-address="'Formular 1'.AH25"/>
            <calcext:condition calcext:apply-style-name="ConditionalStyle_14" calcext:value="=&quot;[    ]&quot;" calcext:base-cell-address="'Formular 1'.AH25"/>
            <calcext:condition calcext:apply-style-name="ConditionalStyle_13" calcext:value="=&quot;   &quot;" calcext:base-cell-address="'Formular 1'.AH25"/>
          </calcext:conditional-format>
          <calcext:conditional-format calcext:target-range-address="'Formular 1'.AI25:'Formular 1'.AI25">
            <calcext:condition calcext:apply-style-name="ConditionalStyle_15" calcext:value="=&quot;[    ]&quot;" calcext:base-cell-address="'Formular 1'.AI25"/>
            <calcext:condition calcext:apply-style-name="ConditionalStyle_14" calcext:value="=&quot;[    ]&quot;" calcext:base-cell-address="'Formular 1'.AI25"/>
            <calcext:condition calcext:apply-style-name="ConditionalStyle_13" calcext:value="=&quot;   &quot;" calcext:base-cell-address="'Formular 1'.AI25"/>
          </calcext:conditional-format>
          <calcext:conditional-format calcext:target-range-address="'Formular 1'.Y26:'Formular 1'.Y26">
            <calcext:condition calcext:apply-style-name="ConditionalStyle_15" calcext:value="=&quot;[    ]&quot;" calcext:base-cell-address="'Formular 1'.Y26"/>
            <calcext:condition calcext:apply-style-name="ConditionalStyle_14" calcext:value="=&quot;[    ]&quot;" calcext:base-cell-address="'Formular 1'.Y26"/>
            <calcext:condition calcext:apply-style-name="ConditionalStyle_13" calcext:value="=&quot;   &quot;" calcext:base-cell-address="'Formular 1'.Y26"/>
          </calcext:conditional-format>
          <calcext:conditional-format calcext:target-range-address="'Formular 1'.Z26:'Formular 1'.Z26">
            <calcext:condition calcext:apply-style-name="ConditionalStyle_15" calcext:value="=&quot;[    ]&quot;" calcext:base-cell-address="'Formular 1'.Z26"/>
            <calcext:condition calcext:apply-style-name="ConditionalStyle_14" calcext:value="=&quot;[    ]&quot;" calcext:base-cell-address="'Formular 1'.Z26"/>
            <calcext:condition calcext:apply-style-name="ConditionalStyle_13" calcext:value="=&quot;   &quot;" calcext:base-cell-address="'Formular 1'.Z26"/>
          </calcext:conditional-format>
          <calcext:conditional-format calcext:target-range-address="'Formular 1'.AA26:'Formular 1'.AA26">
            <calcext:condition calcext:apply-style-name="ConditionalStyle_15" calcext:value="=&quot;[    ]&quot;" calcext:base-cell-address="'Formular 1'.AA26"/>
            <calcext:condition calcext:apply-style-name="ConditionalStyle_14" calcext:value="=&quot;[    ]&quot;" calcext:base-cell-address="'Formular 1'.AA26"/>
            <calcext:condition calcext:apply-style-name="ConditionalStyle_13" calcext:value="=&quot;   &quot;" calcext:base-cell-address="'Formular 1'.AA26"/>
          </calcext:conditional-format>
          <calcext:conditional-format calcext:target-range-address="'Formular 1'.AB26:'Formular 1'.AB26">
            <calcext:condition calcext:apply-style-name="ConditionalStyle_15" calcext:value="=&quot;[    ]&quot;" calcext:base-cell-address="'Formular 1'.AB26"/>
            <calcext:condition calcext:apply-style-name="ConditionalStyle_14" calcext:value="=&quot;[    ]&quot;" calcext:base-cell-address="'Formular 1'.AB26"/>
            <calcext:condition calcext:apply-style-name="ConditionalStyle_13" calcext:value="=&quot;   &quot;" calcext:base-cell-address="'Formular 1'.AB26"/>
          </calcext:conditional-format>
          <calcext:conditional-format calcext:target-range-address="'Formular 1'.AC26:'Formular 1'.AC26">
            <calcext:condition calcext:apply-style-name="ConditionalStyle_15" calcext:value="=&quot;[    ]&quot;" calcext:base-cell-address="'Formular 1'.AC26"/>
            <calcext:condition calcext:apply-style-name="ConditionalStyle_14" calcext:value="=&quot;[    ]&quot;" calcext:base-cell-address="'Formular 1'.AC26"/>
            <calcext:condition calcext:apply-style-name="ConditionalStyle_13" calcext:value="=&quot;   &quot;" calcext:base-cell-address="'Formular 1'.AC26"/>
          </calcext:conditional-format>
          <calcext:conditional-format calcext:target-range-address="'Formular 1'.AD26:'Formular 1'.AD26">
            <calcext:condition calcext:apply-style-name="ConditionalStyle_15" calcext:value="=&quot;[    ]&quot;" calcext:base-cell-address="'Formular 1'.AD26"/>
            <calcext:condition calcext:apply-style-name="ConditionalStyle_14" calcext:value="=&quot;[    ]&quot;" calcext:base-cell-address="'Formular 1'.AD26"/>
            <calcext:condition calcext:apply-style-name="ConditionalStyle_13" calcext:value="=&quot;   &quot;" calcext:base-cell-address="'Formular 1'.AD26"/>
          </calcext:conditional-format>
          <calcext:conditional-format calcext:target-range-address="'Formular 1'.AE26:'Formular 1'.AE26">
            <calcext:condition calcext:apply-style-name="ConditionalStyle_15" calcext:value="=&quot;[    ]&quot;" calcext:base-cell-address="'Formular 1'.AE26"/>
            <calcext:condition calcext:apply-style-name="ConditionalStyle_14" calcext:value="=&quot;[    ]&quot;" calcext:base-cell-address="'Formular 1'.AE26"/>
            <calcext:condition calcext:apply-style-name="ConditionalStyle_13" calcext:value="=&quot;   &quot;" calcext:base-cell-address="'Formular 1'.AE26"/>
          </calcext:conditional-format>
          <calcext:conditional-format calcext:target-range-address="'Formular 1'.AF26:'Formular 1'.AF26">
            <calcext:condition calcext:apply-style-name="ConditionalStyle_15" calcext:value="=&quot;[    ]&quot;" calcext:base-cell-address="'Formular 1'.AF26"/>
            <calcext:condition calcext:apply-style-name="ConditionalStyle_14" calcext:value="=&quot;[    ]&quot;" calcext:base-cell-address="'Formular 1'.AF26"/>
            <calcext:condition calcext:apply-style-name="ConditionalStyle_13" calcext:value="=&quot;   &quot;" calcext:base-cell-address="'Formular 1'.AF26"/>
          </calcext:conditional-format>
          <calcext:conditional-format calcext:target-range-address="'Formular 1'.AG26:'Formular 1'.AG26">
            <calcext:condition calcext:apply-style-name="ConditionalStyle_15" calcext:value="=&quot;[    ]&quot;" calcext:base-cell-address="'Formular 1'.AG26"/>
            <calcext:condition calcext:apply-style-name="ConditionalStyle_14" calcext:value="=&quot;[    ]&quot;" calcext:base-cell-address="'Formular 1'.AG26"/>
            <calcext:condition calcext:apply-style-name="ConditionalStyle_13" calcext:value="=&quot;   &quot;" calcext:base-cell-address="'Formular 1'.AG26"/>
          </calcext:conditional-format>
          <calcext:conditional-format calcext:target-range-address="'Formular 1'.AH26:'Formular 1'.AH26">
            <calcext:condition calcext:apply-style-name="ConditionalStyle_15" calcext:value="=&quot;[    ]&quot;" calcext:base-cell-address="'Formular 1'.AH26"/>
            <calcext:condition calcext:apply-style-name="ConditionalStyle_14" calcext:value="=&quot;[    ]&quot;" calcext:base-cell-address="'Formular 1'.AH26"/>
            <calcext:condition calcext:apply-style-name="ConditionalStyle_13" calcext:value="=&quot;   &quot;" calcext:base-cell-address="'Formular 1'.AH26"/>
          </calcext:conditional-format>
          <calcext:conditional-format calcext:target-range-address="'Formular 1'.AI26:'Formular 1'.AI26">
            <calcext:condition calcext:apply-style-name="ConditionalStyle_15" calcext:value="=&quot;[    ]&quot;" calcext:base-cell-address="'Formular 1'.AI26"/>
            <calcext:condition calcext:apply-style-name="ConditionalStyle_14" calcext:value="=&quot;[    ]&quot;" calcext:base-cell-address="'Formular 1'.AI26"/>
            <calcext:condition calcext:apply-style-name="ConditionalStyle_13" calcext:value="=&quot;   &quot;" calcext:base-cell-address="'Formular 1'.AI26"/>
          </calcext:conditional-format>
          <calcext:conditional-format calcext:target-range-address="'Formular 1'.AJ26:'Formular 1'.AJ26">
            <calcext:condition calcext:apply-style-name="ConditionalStyle_15" calcext:value="=&quot;[    ]&quot;" calcext:base-cell-address="'Formular 1'.AJ26"/>
            <calcext:condition calcext:apply-style-name="ConditionalStyle_14" calcext:value="=&quot;[    ]&quot;" calcext:base-cell-address="'Formular 1'.AJ26"/>
            <calcext:condition calcext:apply-style-name="ConditionalStyle_13" calcext:value="=&quot;   &quot;" calcext:base-cell-address="'Formular 1'.AJ26"/>
          </calcext:conditional-format>
          <calcext:conditional-format calcext:target-range-address="'Formular 1'.Z27:'Formular 1'.Z27">
            <calcext:condition calcext:apply-style-name="ConditionalStyle_15" calcext:value="=&quot;[    ]&quot;" calcext:base-cell-address="'Formular 1'.Z27"/>
            <calcext:condition calcext:apply-style-name="ConditionalStyle_14" calcext:value="=&quot;[    ]&quot;" calcext:base-cell-address="'Formular 1'.Z27"/>
            <calcext:condition calcext:apply-style-name="ConditionalStyle_13" calcext:value="=&quot;   &quot;" calcext:base-cell-address="'Formular 1'.Z27"/>
          </calcext:conditional-format>
          <calcext:conditional-format calcext:target-range-address="'Formular 1'.AA27:'Formular 1'.AA27">
            <calcext:condition calcext:apply-style-name="ConditionalStyle_15" calcext:value="=&quot;[    ]&quot;" calcext:base-cell-address="'Formular 1'.AA27"/>
            <calcext:condition calcext:apply-style-name="ConditionalStyle_14" calcext:value="=&quot;[    ]&quot;" calcext:base-cell-address="'Formular 1'.AA27"/>
            <calcext:condition calcext:apply-style-name="ConditionalStyle_13" calcext:value="=&quot;   &quot;" calcext:base-cell-address="'Formular 1'.AA27"/>
          </calcext:conditional-format>
          <calcext:conditional-format calcext:target-range-address="'Formular 1'.AB27:'Formular 1'.AB27">
            <calcext:condition calcext:apply-style-name="ConditionalStyle_15" calcext:value="=&quot;[    ]&quot;" calcext:base-cell-address="'Formular 1'.AB27"/>
            <calcext:condition calcext:apply-style-name="ConditionalStyle_14" calcext:value="=&quot;[    ]&quot;" calcext:base-cell-address="'Formular 1'.AB27"/>
            <calcext:condition calcext:apply-style-name="ConditionalStyle_13" calcext:value="=&quot;   &quot;" calcext:base-cell-address="'Formular 1'.AB27"/>
          </calcext:conditional-format>
          <calcext:conditional-format calcext:target-range-address="'Formular 1'.AC27:'Formular 1'.AC27">
            <calcext:condition calcext:apply-style-name="ConditionalStyle_15" calcext:value="=&quot;[    ]&quot;" calcext:base-cell-address="'Formular 1'.AC27"/>
            <calcext:condition calcext:apply-style-name="ConditionalStyle_14" calcext:value="=&quot;[    ]&quot;" calcext:base-cell-address="'Formular 1'.AC27"/>
            <calcext:condition calcext:apply-style-name="ConditionalStyle_13" calcext:value="=&quot;   &quot;" calcext:base-cell-address="'Formular 1'.AC27"/>
          </calcext:conditional-format>
          <calcext:conditional-format calcext:target-range-address="'Formular 1'.AD27:'Formular 1'.AD27">
            <calcext:condition calcext:apply-style-name="ConditionalStyle_15" calcext:value="=&quot;[    ]&quot;" calcext:base-cell-address="'Formular 1'.AD27"/>
            <calcext:condition calcext:apply-style-name="ConditionalStyle_14" calcext:value="=&quot;[    ]&quot;" calcext:base-cell-address="'Formular 1'.AD27"/>
            <calcext:condition calcext:apply-style-name="ConditionalStyle_13" calcext:value="=&quot;   &quot;" calcext:base-cell-address="'Formular 1'.AD27"/>
          </calcext:conditional-format>
          <calcext:conditional-format calcext:target-range-address="'Formular 1'.AE27:'Formular 1'.AE27">
            <calcext:condition calcext:apply-style-name="ConditionalStyle_15" calcext:value="=&quot;[    ]&quot;" calcext:base-cell-address="'Formular 1'.AE27"/>
            <calcext:condition calcext:apply-style-name="ConditionalStyle_14" calcext:value="=&quot;[    ]&quot;" calcext:base-cell-address="'Formular 1'.AE27"/>
            <calcext:condition calcext:apply-style-name="ConditionalStyle_13" calcext:value="=&quot;   &quot;" calcext:base-cell-address="'Formular 1'.AE27"/>
          </calcext:conditional-format>
          <calcext:conditional-format calcext:target-range-address="'Formular 1'.AF27:'Formular 1'.AF27">
            <calcext:condition calcext:apply-style-name="ConditionalStyle_15" calcext:value="=&quot;[    ]&quot;" calcext:base-cell-address="'Formular 1'.AF27"/>
            <calcext:condition calcext:apply-style-name="ConditionalStyle_14" calcext:value="=&quot;[    ]&quot;" calcext:base-cell-address="'Formular 1'.AF27"/>
            <calcext:condition calcext:apply-style-name="ConditionalStyle_13" calcext:value="=&quot;   &quot;" calcext:base-cell-address="'Formular 1'.AF27"/>
          </calcext:conditional-format>
          <calcext:conditional-format calcext:target-range-address="'Formular 1'.AG27:'Formular 1'.AG27">
            <calcext:condition calcext:apply-style-name="ConditionalStyle_15" calcext:value="=&quot;[    ]&quot;" calcext:base-cell-address="'Formular 1'.AG27"/>
            <calcext:condition calcext:apply-style-name="ConditionalStyle_14" calcext:value="=&quot;[    ]&quot;" calcext:base-cell-address="'Formular 1'.AG27"/>
            <calcext:condition calcext:apply-style-name="ConditionalStyle_13" calcext:value="=&quot;   &quot;" calcext:base-cell-address="'Formular 1'.AG27"/>
          </calcext:conditional-format>
          <calcext:conditional-format calcext:target-range-address="'Formular 1'.AH27:'Formular 1'.AH27">
            <calcext:condition calcext:apply-style-name="ConditionalStyle_15" calcext:value="=&quot;[    ]&quot;" calcext:base-cell-address="'Formular 1'.AH27"/>
            <calcext:condition calcext:apply-style-name="ConditionalStyle_14" calcext:value="=&quot;[    ]&quot;" calcext:base-cell-address="'Formular 1'.AH27"/>
            <calcext:condition calcext:apply-style-name="ConditionalStyle_13" calcext:value="=&quot;   &quot;" calcext:base-cell-address="'Formular 1'.AH27"/>
          </calcext:conditional-format>
          <calcext:conditional-format calcext:target-range-address="'Formular 1'.AI27:'Formular 1'.AI27">
            <calcext:condition calcext:apply-style-name="ConditionalStyle_15" calcext:value="=&quot;[    ]&quot;" calcext:base-cell-address="'Formular 1'.AI27"/>
            <calcext:condition calcext:apply-style-name="ConditionalStyle_14" calcext:value="=&quot;[    ]&quot;" calcext:base-cell-address="'Formular 1'.AI27"/>
            <calcext:condition calcext:apply-style-name="ConditionalStyle_13" calcext:value="=&quot;   &quot;" calcext:base-cell-address="'Formular 1'.AI27"/>
          </calcext:conditional-format>
          <calcext:conditional-format calcext:target-range-address="'Formular 1'.AJ27:'Formular 1'.AJ27">
            <calcext:condition calcext:apply-style-name="ConditionalStyle_15" calcext:value="=&quot;[    ]&quot;" calcext:base-cell-address="'Formular 1'.AJ27"/>
            <calcext:condition calcext:apply-style-name="ConditionalStyle_14" calcext:value="=&quot;[    ]&quot;" calcext:base-cell-address="'Formular 1'.AJ27"/>
            <calcext:condition calcext:apply-style-name="ConditionalStyle_13" calcext:value="=&quot;   &quot;" calcext:base-cell-address="'Formular 1'.AJ27"/>
          </calcext:conditional-format>
          <calcext:conditional-format calcext:target-range-address="'Formular 1'.AK27:'Formular 1'.AK27">
            <calcext:condition calcext:apply-style-name="ConditionalStyle_15" calcext:value="=&quot;[    ]&quot;" calcext:base-cell-address="'Formular 1'.AK27"/>
            <calcext:condition calcext:apply-style-name="ConditionalStyle_14" calcext:value="=&quot;[    ]&quot;" calcext:base-cell-address="'Formular 1'.AK27"/>
            <calcext:condition calcext:apply-style-name="ConditionalStyle_13" calcext:value="=&quot;   &quot;" calcext:base-cell-address="'Formular 1'.AK27"/>
          </calcext:conditional-format>
          <calcext:conditional-format calcext:target-range-address="'Formular 1'.AL27:'Formular 1'.AL27">
            <calcext:condition calcext:apply-style-name="ConditionalStyle_15" calcext:value="=&quot;[    ]&quot;" calcext:base-cell-address="'Formular 1'.AL27"/>
            <calcext:condition calcext:apply-style-name="ConditionalStyle_14" calcext:value="=&quot;[    ]&quot;" calcext:base-cell-address="'Formular 1'.AL27"/>
            <calcext:condition calcext:apply-style-name="ConditionalStyle_13" calcext:value="=&quot;   &quot;" calcext:base-cell-address="'Formular 1'.AL27"/>
          </calcext:conditional-format>
          <calcext:conditional-format calcext:target-range-address="'Formular 1'.AM27:'Formular 1'.AM27">
            <calcext:condition calcext:apply-style-name="ConditionalStyle_15" calcext:value="=&quot;[    ]&quot;" calcext:base-cell-address="'Formular 1'.AM27"/>
            <calcext:condition calcext:apply-style-name="ConditionalStyle_14" calcext:value="=&quot;[    ]&quot;" calcext:base-cell-address="'Formular 1'.AM27"/>
            <calcext:condition calcext:apply-style-name="ConditionalStyle_13" calcext:value="=&quot;   &quot;" calcext:base-cell-address="'Formular 1'.AM27"/>
          </calcext:conditional-format>
          <calcext:conditional-format calcext:target-range-address="'Formular 1'.AN27:'Formular 1'.AN27">
            <calcext:condition calcext:apply-style-name="ConditionalStyle_15" calcext:value="=&quot;[    ]&quot;" calcext:base-cell-address="'Formular 1'.AN27"/>
            <calcext:condition calcext:apply-style-name="ConditionalStyle_14" calcext:value="=&quot;[    ]&quot;" calcext:base-cell-address="'Formular 1'.AN27"/>
            <calcext:condition calcext:apply-style-name="ConditionalStyle_13" calcext:value="=&quot;   &quot;" calcext:base-cell-address="'Formular 1'.AN27"/>
          </calcext:conditional-format>
          <calcext:conditional-format calcext:target-range-address="'Formular 1'.AO27:'Formular 1'.AO27">
            <calcext:condition calcext:apply-style-name="ConditionalStyle_15" calcext:value="=&quot;[    ]&quot;" calcext:base-cell-address="'Formular 1'.AO27"/>
            <calcext:condition calcext:apply-style-name="ConditionalStyle_14" calcext:value="=&quot;[    ]&quot;" calcext:base-cell-address="'Formular 1'.AO27"/>
            <calcext:condition calcext:apply-style-name="ConditionalStyle_13" calcext:value="=&quot;   &quot;" calcext:base-cell-address="'Formular 1'.AO27"/>
          </calcext:conditional-format>
          <calcext:conditional-format calcext:target-range-address="'Formular 1'.AA28:'Formular 1'.AA28">
            <calcext:condition calcext:apply-style-name="ConditionalStyle_15" calcext:value="=&quot;[    ]&quot;" calcext:base-cell-address="'Formular 1'.AA28"/>
            <calcext:condition calcext:apply-style-name="ConditionalStyle_14" calcext:value="=&quot;[    ]&quot;" calcext:base-cell-address="'Formular 1'.AA28"/>
            <calcext:condition calcext:apply-style-name="ConditionalStyle_13" calcext:value="=&quot;   &quot;" calcext:base-cell-address="'Formular 1'.AA28"/>
          </calcext:conditional-format>
          <calcext:conditional-format calcext:target-range-address="'Formular 1'.AB28:'Formular 1'.AB28">
            <calcext:condition calcext:apply-style-name="ConditionalStyle_15" calcext:value="=&quot;[    ]&quot;" calcext:base-cell-address="'Formular 1'.AB28"/>
            <calcext:condition calcext:apply-style-name="ConditionalStyle_14" calcext:value="=&quot;[    ]&quot;" calcext:base-cell-address="'Formular 1'.AB28"/>
            <calcext:condition calcext:apply-style-name="ConditionalStyle_13" calcext:value="=&quot;   &quot;" calcext:base-cell-address="'Formular 1'.AB28"/>
          </calcext:conditional-format>
          <calcext:conditional-format calcext:target-range-address="'Formular 1'.AC28:'Formular 1'.AC28">
            <calcext:condition calcext:apply-style-name="ConditionalStyle_15" calcext:value="=&quot;[    ]&quot;" calcext:base-cell-address="'Formular 1'.AC28"/>
            <calcext:condition calcext:apply-style-name="ConditionalStyle_14" calcext:value="=&quot;[    ]&quot;" calcext:base-cell-address="'Formular 1'.AC28"/>
            <calcext:condition calcext:apply-style-name="ConditionalStyle_13" calcext:value="=&quot;   &quot;" calcext:base-cell-address="'Formular 1'.AC28"/>
          </calcext:conditional-format>
          <calcext:conditional-format calcext:target-range-address="'Formular 1'.AD28:'Formular 1'.AD28">
            <calcext:condition calcext:apply-style-name="ConditionalStyle_15" calcext:value="=&quot;[    ]&quot;" calcext:base-cell-address="'Formular 1'.AD28"/>
            <calcext:condition calcext:apply-style-name="ConditionalStyle_14" calcext:value="=&quot;[    ]&quot;" calcext:base-cell-address="'Formular 1'.AD28"/>
            <calcext:condition calcext:apply-style-name="ConditionalStyle_13" calcext:value="=&quot;   &quot;" calcext:base-cell-address="'Formular 1'.AD28"/>
          </calcext:conditional-format>
          <calcext:conditional-format calcext:target-range-address="'Formular 1'.AE28:'Formular 1'.AE28">
            <calcext:condition calcext:apply-style-name="ConditionalStyle_15" calcext:value="=&quot;[    ]&quot;" calcext:base-cell-address="'Formular 1'.AE28"/>
            <calcext:condition calcext:apply-style-name="ConditionalStyle_14" calcext:value="=&quot;[    ]&quot;" calcext:base-cell-address="'Formular 1'.AE28"/>
            <calcext:condition calcext:apply-style-name="ConditionalStyle_13" calcext:value="=&quot;   &quot;" calcext:base-cell-address="'Formular 1'.AE28"/>
          </calcext:conditional-format>
          <calcext:conditional-format calcext:target-range-address="'Formular 1'.AF28:'Formular 1'.AF28">
            <calcext:condition calcext:apply-style-name="ConditionalStyle_15" calcext:value="=&quot;[    ]&quot;" calcext:base-cell-address="'Formular 1'.AF28"/>
            <calcext:condition calcext:apply-style-name="ConditionalStyle_14" calcext:value="=&quot;[    ]&quot;" calcext:base-cell-address="'Formular 1'.AF28"/>
            <calcext:condition calcext:apply-style-name="ConditionalStyle_13" calcext:value="=&quot;   &quot;" calcext:base-cell-address="'Formular 1'.AF28"/>
          </calcext:conditional-format>
          <calcext:conditional-format calcext:target-range-address="'Formular 1'.AG28:'Formular 1'.AG28">
            <calcext:condition calcext:apply-style-name="ConditionalStyle_15" calcext:value="=&quot;[    ]&quot;" calcext:base-cell-address="'Formular 1'.AG28"/>
            <calcext:condition calcext:apply-style-name="ConditionalStyle_14" calcext:value="=&quot;[    ]&quot;" calcext:base-cell-address="'Formular 1'.AG28"/>
            <calcext:condition calcext:apply-style-name="ConditionalStyle_13" calcext:value="=&quot;   &quot;" calcext:base-cell-address="'Formular 1'.AG28"/>
          </calcext:conditional-format>
          <calcext:conditional-format calcext:target-range-address="'Formular 1'.AH28:'Formular 1'.AH28">
            <calcext:condition calcext:apply-style-name="ConditionalStyle_15" calcext:value="=&quot;[    ]&quot;" calcext:base-cell-address="'Formular 1'.AH28"/>
            <calcext:condition calcext:apply-style-name="ConditionalStyle_14" calcext:value="=&quot;[    ]&quot;" calcext:base-cell-address="'Formular 1'.AH28"/>
            <calcext:condition calcext:apply-style-name="ConditionalStyle_13" calcext:value="=&quot;   &quot;" calcext:base-cell-address="'Formular 1'.AH28"/>
          </calcext:conditional-format>
          <calcext:conditional-format calcext:target-range-address="'Formular 1'.AI28:'Formular 1'.AI28">
            <calcext:condition calcext:apply-style-name="ConditionalStyle_15" calcext:value="=&quot;[    ]&quot;" calcext:base-cell-address="'Formular 1'.AI28"/>
            <calcext:condition calcext:apply-style-name="ConditionalStyle_14" calcext:value="=&quot;[    ]&quot;" calcext:base-cell-address="'Formular 1'.AI28"/>
            <calcext:condition calcext:apply-style-name="ConditionalStyle_13" calcext:value="=&quot;   &quot;" calcext:base-cell-address="'Formular 1'.AI28"/>
          </calcext:conditional-format>
          <calcext:conditional-format calcext:target-range-address="'Formular 1'.AJ28:'Formular 1'.AJ28">
            <calcext:condition calcext:apply-style-name="ConditionalStyle_15" calcext:value="=&quot;[    ]&quot;" calcext:base-cell-address="'Formular 1'.AJ28"/>
            <calcext:condition calcext:apply-style-name="ConditionalStyle_14" calcext:value="=&quot;[    ]&quot;" calcext:base-cell-address="'Formular 1'.AJ28"/>
            <calcext:condition calcext:apply-style-name="ConditionalStyle_13" calcext:value="=&quot;   &quot;" calcext:base-cell-address="'Formular 1'.AJ28"/>
          </calcext:conditional-format>
          <calcext:conditional-format calcext:target-range-address="'Formular 1'.AK28:'Formular 1'.AK28">
            <calcext:condition calcext:apply-style-name="ConditionalStyle_15" calcext:value="=&quot;[    ]&quot;" calcext:base-cell-address="'Formular 1'.AK28"/>
            <calcext:condition calcext:apply-style-name="ConditionalStyle_14" calcext:value="=&quot;[    ]&quot;" calcext:base-cell-address="'Formular 1'.AK28"/>
            <calcext:condition calcext:apply-style-name="ConditionalStyle_13" calcext:value="=&quot;   &quot;" calcext:base-cell-address="'Formular 1'.AK28"/>
          </calcext:conditional-format>
          <calcext:conditional-format calcext:target-range-address="'Formular 1'.AL28:'Formular 1'.AL28">
            <calcext:condition calcext:apply-style-name="ConditionalStyle_15" calcext:value="=&quot;[    ]&quot;" calcext:base-cell-address="'Formular 1'.AL28"/>
            <calcext:condition calcext:apply-style-name="ConditionalStyle_14" calcext:value="=&quot;[    ]&quot;" calcext:base-cell-address="'Formular 1'.AL28"/>
            <calcext:condition calcext:apply-style-name="ConditionalStyle_13" calcext:value="=&quot;   &quot;" calcext:base-cell-address="'Formular 1'.AL28"/>
          </calcext:conditional-format>
          <calcext:conditional-format calcext:target-range-address="'Formular 1'.AM28:'Formular 1'.AM28">
            <calcext:condition calcext:apply-style-name="ConditionalStyle_15" calcext:value="=&quot;[    ]&quot;" calcext:base-cell-address="'Formular 1'.AM28"/>
            <calcext:condition calcext:apply-style-name="ConditionalStyle_14" calcext:value="=&quot;[    ]&quot;" calcext:base-cell-address="'Formular 1'.AM28"/>
            <calcext:condition calcext:apply-style-name="ConditionalStyle_13" calcext:value="=&quot;   &quot;" calcext:base-cell-address="'Formular 1'.AM28"/>
          </calcext:conditional-format>
          <calcext:conditional-format calcext:target-range-address="'Formular 1'.AN28:'Formular 1'.AN28">
            <calcext:condition calcext:apply-style-name="ConditionalStyle_15" calcext:value="=&quot;[    ]&quot;" calcext:base-cell-address="'Formular 1'.AN28"/>
            <calcext:condition calcext:apply-style-name="ConditionalStyle_14" calcext:value="=&quot;[    ]&quot;" calcext:base-cell-address="'Formular 1'.AN28"/>
            <calcext:condition calcext:apply-style-name="ConditionalStyle_13" calcext:value="=&quot;   &quot;" calcext:base-cell-address="'Formular 1'.AN28"/>
          </calcext:conditional-format>
          <calcext:conditional-format calcext:target-range-address="'Formular 1'.AO28:'Formular 1'.AO28">
            <calcext:condition calcext:apply-style-name="ConditionalStyle_15" calcext:value="=&quot;[    ]&quot;" calcext:base-cell-address="'Formular 1'.AO28"/>
            <calcext:condition calcext:apply-style-name="ConditionalStyle_14" calcext:value="=&quot;[    ]&quot;" calcext:base-cell-address="'Formular 1'.AO28"/>
            <calcext:condition calcext:apply-style-name="ConditionalStyle_13" calcext:value="=&quot;   &quot;" calcext:base-cell-address="'Formular 1'.AO28"/>
          </calcext:conditional-format>
          <calcext:conditional-format calcext:target-range-address="'Formular 1'.AP28:'Formular 1'.AP28">
            <calcext:condition calcext:apply-style-name="ConditionalStyle_15" calcext:value="=&quot;[    ]&quot;" calcext:base-cell-address="'Formular 1'.AP28"/>
            <calcext:condition calcext:apply-style-name="ConditionalStyle_14" calcext:value="=&quot;[    ]&quot;" calcext:base-cell-address="'Formular 1'.AP28"/>
            <calcext:condition calcext:apply-style-name="ConditionalStyle_13" calcext:value="=&quot;   &quot;" calcext:base-cell-address="'Formular 1'.AP28"/>
          </calcext:conditional-format>
          <calcext:conditional-format calcext:target-range-address="'Formular 1'.AB29:'Formular 1'.AB29">
            <calcext:condition calcext:apply-style-name="ConditionalStyle_15" calcext:value="=&quot;[    ]&quot;" calcext:base-cell-address="'Formular 1'.AB29"/>
            <calcext:condition calcext:apply-style-name="ConditionalStyle_14" calcext:value="=&quot;[    ]&quot;" calcext:base-cell-address="'Formular 1'.AB29"/>
            <calcext:condition calcext:apply-style-name="ConditionalStyle_13" calcext:value="=&quot;   &quot;" calcext:base-cell-address="'Formular 1'.AB29"/>
          </calcext:conditional-format>
          <calcext:conditional-format calcext:target-range-address="'Formular 1'.AC29:'Formular 1'.AC29">
            <calcext:condition calcext:apply-style-name="ConditionalStyle_15" calcext:value="=&quot;[    ]&quot;" calcext:base-cell-address="'Formular 1'.AC29"/>
            <calcext:condition calcext:apply-style-name="ConditionalStyle_14" calcext:value="=&quot;[    ]&quot;" calcext:base-cell-address="'Formular 1'.AC29"/>
            <calcext:condition calcext:apply-style-name="ConditionalStyle_13" calcext:value="=&quot;   &quot;" calcext:base-cell-address="'Formular 1'.AC29"/>
          </calcext:conditional-format>
          <calcext:conditional-format calcext:target-range-address="'Formular 1'.AD29:'Formular 1'.AD29">
            <calcext:condition calcext:apply-style-name="ConditionalStyle_15" calcext:value="=&quot;[    ]&quot;" calcext:base-cell-address="'Formular 1'.AD29"/>
            <calcext:condition calcext:apply-style-name="ConditionalStyle_14" calcext:value="=&quot;[    ]&quot;" calcext:base-cell-address="'Formular 1'.AD29"/>
            <calcext:condition calcext:apply-style-name="ConditionalStyle_13" calcext:value="=&quot;   &quot;" calcext:base-cell-address="'Formular 1'.AD29"/>
          </calcext:conditional-format>
          <calcext:conditional-format calcext:target-range-address="'Formular 1'.AE29:'Formular 1'.AE29">
            <calcext:condition calcext:apply-style-name="ConditionalStyle_15" calcext:value="=&quot;[    ]&quot;" calcext:base-cell-address="'Formular 1'.AE29"/>
            <calcext:condition calcext:apply-style-name="ConditionalStyle_14" calcext:value="=&quot;[    ]&quot;" calcext:base-cell-address="'Formular 1'.AE29"/>
            <calcext:condition calcext:apply-style-name="ConditionalStyle_13" calcext:value="=&quot;   &quot;" calcext:base-cell-address="'Formular 1'.AE29"/>
          </calcext:conditional-format>
          <calcext:conditional-format calcext:target-range-address="'Formular 1'.AF29:'Formular 1'.AF29">
            <calcext:condition calcext:apply-style-name="ConditionalStyle_15" calcext:value="=&quot;[    ]&quot;" calcext:base-cell-address="'Formular 1'.AF29"/>
            <calcext:condition calcext:apply-style-name="ConditionalStyle_14" calcext:value="=&quot;[    ]&quot;" calcext:base-cell-address="'Formular 1'.AF29"/>
            <calcext:condition calcext:apply-style-name="ConditionalStyle_13" calcext:value="=&quot;   &quot;" calcext:base-cell-address="'Formular 1'.AF29"/>
          </calcext:conditional-format>
          <calcext:conditional-format calcext:target-range-address="'Formular 1'.AG29:'Formular 1'.AG29">
            <calcext:condition calcext:apply-style-name="ConditionalStyle_15" calcext:value="=&quot;[    ]&quot;" calcext:base-cell-address="'Formular 1'.AG29"/>
            <calcext:condition calcext:apply-style-name="ConditionalStyle_14" calcext:value="=&quot;[    ]&quot;" calcext:base-cell-address="'Formular 1'.AG29"/>
            <calcext:condition calcext:apply-style-name="ConditionalStyle_13" calcext:value="=&quot;   &quot;" calcext:base-cell-address="'Formular 1'.AG29"/>
          </calcext:conditional-format>
          <calcext:conditional-format calcext:target-range-address="'Formular 1'.AH29:'Formular 1'.AH29">
            <calcext:condition calcext:apply-style-name="ConditionalStyle_15" calcext:value="=&quot;[    ]&quot;" calcext:base-cell-address="'Formular 1'.AH29"/>
            <calcext:condition calcext:apply-style-name="ConditionalStyle_14" calcext:value="=&quot;[    ]&quot;" calcext:base-cell-address="'Formular 1'.AH29"/>
            <calcext:condition calcext:apply-style-name="ConditionalStyle_13" calcext:value="=&quot;   &quot;" calcext:base-cell-address="'Formular 1'.AH29"/>
          </calcext:conditional-format>
          <calcext:conditional-format calcext:target-range-address="'Formular 1'.AI29:'Formular 1'.AI29">
            <calcext:condition calcext:apply-style-name="ConditionalStyle_15" calcext:value="=&quot;[    ]&quot;" calcext:base-cell-address="'Formular 1'.AI29"/>
            <calcext:condition calcext:apply-style-name="ConditionalStyle_14" calcext:value="=&quot;[    ]&quot;" calcext:base-cell-address="'Formular 1'.AI29"/>
            <calcext:condition calcext:apply-style-name="ConditionalStyle_13" calcext:value="=&quot;   &quot;" calcext:base-cell-address="'Formular 1'.AI29"/>
          </calcext:conditional-format>
          <calcext:conditional-format calcext:target-range-address="'Formular 1'.AJ29:'Formular 1'.AJ29">
            <calcext:condition calcext:apply-style-name="ConditionalStyle_15" calcext:value="=&quot;[    ]&quot;" calcext:base-cell-address="'Formular 1'.AJ29"/>
            <calcext:condition calcext:apply-style-name="ConditionalStyle_14" calcext:value="=&quot;[    ]&quot;" calcext:base-cell-address="'Formular 1'.AJ29"/>
            <calcext:condition calcext:apply-style-name="ConditionalStyle_13" calcext:value="=&quot;   &quot;" calcext:base-cell-address="'Formular 1'.AJ29"/>
          </calcext:conditional-format>
          <calcext:conditional-format calcext:target-range-address="'Formular 1'.AK29:'Formular 1'.AK29">
            <calcext:condition calcext:apply-style-name="ConditionalStyle_15" calcext:value="=&quot;[    ]&quot;" calcext:base-cell-address="'Formular 1'.AK29"/>
            <calcext:condition calcext:apply-style-name="ConditionalStyle_14" calcext:value="=&quot;[    ]&quot;" calcext:base-cell-address="'Formular 1'.AK29"/>
            <calcext:condition calcext:apply-style-name="ConditionalStyle_13" calcext:value="=&quot;   &quot;" calcext:base-cell-address="'Formular 1'.AK29"/>
          </calcext:conditional-format>
          <calcext:conditional-format calcext:target-range-address="'Formular 1'.AL29:'Formular 1'.AL29">
            <calcext:condition calcext:apply-style-name="ConditionalStyle_15" calcext:value="=&quot;[    ]&quot;" calcext:base-cell-address="'Formular 1'.AL29"/>
            <calcext:condition calcext:apply-style-name="ConditionalStyle_14" calcext:value="=&quot;[    ]&quot;" calcext:base-cell-address="'Formular 1'.AL29"/>
            <calcext:condition calcext:apply-style-name="ConditionalStyle_13" calcext:value="=&quot;   &quot;" calcext:base-cell-address="'Formular 1'.AL29"/>
          </calcext:conditional-format>
          <calcext:conditional-format calcext:target-range-address="'Formular 1'.AM29:'Formular 1'.AM29">
            <calcext:condition calcext:apply-style-name="ConditionalStyle_15" calcext:value="=&quot;[    ]&quot;" calcext:base-cell-address="'Formular 1'.AM29"/>
            <calcext:condition calcext:apply-style-name="ConditionalStyle_14" calcext:value="=&quot;[    ]&quot;" calcext:base-cell-address="'Formular 1'.AM29"/>
            <calcext:condition calcext:apply-style-name="ConditionalStyle_13" calcext:value="=&quot;   &quot;" calcext:base-cell-address="'Formular 1'.AM29"/>
          </calcext:conditional-format>
          <calcext:conditional-format calcext:target-range-address="'Formular 1'.AN29:'Formular 1'.AN29">
            <calcext:condition calcext:apply-style-name="ConditionalStyle_15" calcext:value="=&quot;[    ]&quot;" calcext:base-cell-address="'Formular 1'.AN29"/>
            <calcext:condition calcext:apply-style-name="ConditionalStyle_14" calcext:value="=&quot;[    ]&quot;" calcext:base-cell-address="'Formular 1'.AN29"/>
            <calcext:condition calcext:apply-style-name="ConditionalStyle_13" calcext:value="=&quot;   &quot;" calcext:base-cell-address="'Formular 1'.AN29"/>
          </calcext:conditional-format>
          <calcext:conditional-format calcext:target-range-address="'Formular 1'.AO29:'Formular 1'.AO29">
            <calcext:condition calcext:apply-style-name="ConditionalStyle_15" calcext:value="=&quot;[    ]&quot;" calcext:base-cell-address="'Formular 1'.AO29"/>
            <calcext:condition calcext:apply-style-name="ConditionalStyle_14" calcext:value="=&quot;[    ]&quot;" calcext:base-cell-address="'Formular 1'.AO29"/>
            <calcext:condition calcext:apply-style-name="ConditionalStyle_13" calcext:value="=&quot;   &quot;" calcext:base-cell-address="'Formular 1'.AO29"/>
          </calcext:conditional-format>
          <calcext:conditional-format calcext:target-range-address="'Formular 1'.AP29:'Formular 1'.AP29">
            <calcext:condition calcext:apply-style-name="ConditionalStyle_15" calcext:value="=&quot;[    ]&quot;" calcext:base-cell-address="'Formular 1'.AP29"/>
            <calcext:condition calcext:apply-style-name="ConditionalStyle_14" calcext:value="=&quot;[    ]&quot;" calcext:base-cell-address="'Formular 1'.AP29"/>
            <calcext:condition calcext:apply-style-name="ConditionalStyle_13" calcext:value="=&quot;   &quot;" calcext:base-cell-address="'Formular 1'.AP29"/>
          </calcext:conditional-format>
          <calcext:conditional-format calcext:target-range-address="'Formular 1'.AQ29:'Formular 1'.AQ29">
            <calcext:condition calcext:apply-style-name="ConditionalStyle_15" calcext:value="=&quot;[    ]&quot;" calcext:base-cell-address="'Formular 1'.AQ29"/>
            <calcext:condition calcext:apply-style-name="ConditionalStyle_14" calcext:value="=&quot;[    ]&quot;" calcext:base-cell-address="'Formular 1'.AQ29"/>
            <calcext:condition calcext:apply-style-name="ConditionalStyle_13" calcext:value="=&quot;   &quot;" calcext:base-cell-address="'Formular 1'.AQ29"/>
          </calcext:conditional-format>
          <calcext:conditional-format calcext:target-range-address="'Formular 1'.AC30:'Formular 1'.AC30">
            <calcext:condition calcext:apply-style-name="ConditionalStyle_15" calcext:value="=&quot;[    ]&quot;" calcext:base-cell-address="'Formular 1'.AC30"/>
            <calcext:condition calcext:apply-style-name="ConditionalStyle_14" calcext:value="=&quot;[    ]&quot;" calcext:base-cell-address="'Formular 1'.AC30"/>
            <calcext:condition calcext:apply-style-name="ConditionalStyle_13" calcext:value="=&quot;   &quot;" calcext:base-cell-address="'Formular 1'.AC30"/>
          </calcext:conditional-format>
          <calcext:conditional-format calcext:target-range-address="'Formular 1'.AD30:'Formular 1'.AD30">
            <calcext:condition calcext:apply-style-name="ConditionalStyle_15" calcext:value="=&quot;[    ]&quot;" calcext:base-cell-address="'Formular 1'.AD30"/>
            <calcext:condition calcext:apply-style-name="ConditionalStyle_14" calcext:value="=&quot;[    ]&quot;" calcext:base-cell-address="'Formular 1'.AD30"/>
            <calcext:condition calcext:apply-style-name="ConditionalStyle_13" calcext:value="=&quot;   &quot;" calcext:base-cell-address="'Formular 1'.AD30"/>
          </calcext:conditional-format>
          <calcext:conditional-format calcext:target-range-address="'Formular 1'.AE30:'Formular 1'.AE30">
            <calcext:condition calcext:apply-style-name="ConditionalStyle_15" calcext:value="=&quot;[    ]&quot;" calcext:base-cell-address="'Formular 1'.AE30"/>
            <calcext:condition calcext:apply-style-name="ConditionalStyle_14" calcext:value="=&quot;[    ]&quot;" calcext:base-cell-address="'Formular 1'.AE30"/>
            <calcext:condition calcext:apply-style-name="ConditionalStyle_13" calcext:value="=&quot;   &quot;" calcext:base-cell-address="'Formular 1'.AE30"/>
          </calcext:conditional-format>
          <calcext:conditional-format calcext:target-range-address="'Formular 1'.AF30:'Formular 1'.AF30">
            <calcext:condition calcext:apply-style-name="ConditionalStyle_15" calcext:value="=&quot;[    ]&quot;" calcext:base-cell-address="'Formular 1'.AF30"/>
            <calcext:condition calcext:apply-style-name="ConditionalStyle_14" calcext:value="=&quot;[    ]&quot;" calcext:base-cell-address="'Formular 1'.AF30"/>
            <calcext:condition calcext:apply-style-name="ConditionalStyle_13" calcext:value="=&quot;   &quot;" calcext:base-cell-address="'Formular 1'.AF30"/>
          </calcext:conditional-format>
          <calcext:conditional-format calcext:target-range-address="'Formular 1'.AG30:'Formular 1'.AG30">
            <calcext:condition calcext:apply-style-name="ConditionalStyle_15" calcext:value="=&quot;[    ]&quot;" calcext:base-cell-address="'Formular 1'.AG30"/>
            <calcext:condition calcext:apply-style-name="ConditionalStyle_14" calcext:value="=&quot;[    ]&quot;" calcext:base-cell-address="'Formular 1'.AG30"/>
            <calcext:condition calcext:apply-style-name="ConditionalStyle_13" calcext:value="=&quot;   &quot;" calcext:base-cell-address="'Formular 1'.AG30"/>
          </calcext:conditional-format>
          <calcext:conditional-format calcext:target-range-address="'Formular 1'.AH30:'Formular 1'.AH30">
            <calcext:condition calcext:apply-style-name="ConditionalStyle_15" calcext:value="=&quot;[    ]&quot;" calcext:base-cell-address="'Formular 1'.AH30"/>
            <calcext:condition calcext:apply-style-name="ConditionalStyle_14" calcext:value="=&quot;[    ]&quot;" calcext:base-cell-address="'Formular 1'.AH30"/>
            <calcext:condition calcext:apply-style-name="ConditionalStyle_13" calcext:value="=&quot;   &quot;" calcext:base-cell-address="'Formular 1'.AH30"/>
          </calcext:conditional-format>
          <calcext:conditional-format calcext:target-range-address="'Formular 1'.AI30:'Formular 1'.AI30">
            <calcext:condition calcext:apply-style-name="ConditionalStyle_15" calcext:value="=&quot;[    ]&quot;" calcext:base-cell-address="'Formular 1'.AI30"/>
            <calcext:condition calcext:apply-style-name="ConditionalStyle_14" calcext:value="=&quot;[    ]&quot;" calcext:base-cell-address="'Formular 1'.AI30"/>
            <calcext:condition calcext:apply-style-name="ConditionalStyle_13" calcext:value="=&quot;   &quot;" calcext:base-cell-address="'Formular 1'.AI30"/>
          </calcext:conditional-format>
          <calcext:conditional-format calcext:target-range-address="'Formular 1'.AJ30:'Formular 1'.AJ30">
            <calcext:condition calcext:apply-style-name="ConditionalStyle_15" calcext:value="=&quot;[    ]&quot;" calcext:base-cell-address="'Formular 1'.AJ30"/>
            <calcext:condition calcext:apply-style-name="ConditionalStyle_14" calcext:value="=&quot;[    ]&quot;" calcext:base-cell-address="'Formular 1'.AJ30"/>
            <calcext:condition calcext:apply-style-name="ConditionalStyle_13" calcext:value="=&quot;   &quot;" calcext:base-cell-address="'Formular 1'.AJ30"/>
          </calcext:conditional-format>
          <calcext:conditional-format calcext:target-range-address="'Formular 1'.AK30:'Formular 1'.AK30">
            <calcext:condition calcext:apply-style-name="ConditionalStyle_15" calcext:value="=&quot;[    ]&quot;" calcext:base-cell-address="'Formular 1'.AK30"/>
            <calcext:condition calcext:apply-style-name="ConditionalStyle_14" calcext:value="=&quot;[    ]&quot;" calcext:base-cell-address="'Formular 1'.AK30"/>
            <calcext:condition calcext:apply-style-name="ConditionalStyle_13" calcext:value="=&quot;   &quot;" calcext:base-cell-address="'Formular 1'.AK30"/>
          </calcext:conditional-format>
          <calcext:conditional-format calcext:target-range-address="'Formular 1'.AL30:'Formular 1'.AL30">
            <calcext:condition calcext:apply-style-name="ConditionalStyle_15" calcext:value="=&quot;[    ]&quot;" calcext:base-cell-address="'Formular 1'.AL30"/>
            <calcext:condition calcext:apply-style-name="ConditionalStyle_14" calcext:value="=&quot;[    ]&quot;" calcext:base-cell-address="'Formular 1'.AL30"/>
            <calcext:condition calcext:apply-style-name="ConditionalStyle_13" calcext:value="=&quot;   &quot;" calcext:base-cell-address="'Formular 1'.AL30"/>
          </calcext:conditional-format>
          <calcext:conditional-format calcext:target-range-address="'Formular 1'.AM30:'Formular 1'.AM30">
            <calcext:condition calcext:apply-style-name="ConditionalStyle_15" calcext:value="=&quot;[    ]&quot;" calcext:base-cell-address="'Formular 1'.AM30"/>
            <calcext:condition calcext:apply-style-name="ConditionalStyle_14" calcext:value="=&quot;[    ]&quot;" calcext:base-cell-address="'Formular 1'.AM30"/>
            <calcext:condition calcext:apply-style-name="ConditionalStyle_13" calcext:value="=&quot;   &quot;" calcext:base-cell-address="'Formular 1'.AM30"/>
          </calcext:conditional-format>
          <calcext:conditional-format calcext:target-range-address="'Formular 1'.AN30:'Formular 1'.AN30">
            <calcext:condition calcext:apply-style-name="ConditionalStyle_15" calcext:value="=&quot;[    ]&quot;" calcext:base-cell-address="'Formular 1'.AN30"/>
            <calcext:condition calcext:apply-style-name="ConditionalStyle_14" calcext:value="=&quot;[    ]&quot;" calcext:base-cell-address="'Formular 1'.AN30"/>
            <calcext:condition calcext:apply-style-name="ConditionalStyle_13" calcext:value="=&quot;   &quot;" calcext:base-cell-address="'Formular 1'.AN30"/>
          </calcext:conditional-format>
          <calcext:conditional-format calcext:target-range-address="'Formular 1'.AO30:'Formular 1'.AO30">
            <calcext:condition calcext:apply-style-name="ConditionalStyle_15" calcext:value="=&quot;[    ]&quot;" calcext:base-cell-address="'Formular 1'.AO30"/>
            <calcext:condition calcext:apply-style-name="ConditionalStyle_14" calcext:value="=&quot;[    ]&quot;" calcext:base-cell-address="'Formular 1'.AO30"/>
            <calcext:condition calcext:apply-style-name="ConditionalStyle_13" calcext:value="=&quot;   &quot;" calcext:base-cell-address="'Formular 1'.AO30"/>
          </calcext:conditional-format>
          <calcext:conditional-format calcext:target-range-address="'Formular 1'.AP30:'Formular 1'.AP30">
            <calcext:condition calcext:apply-style-name="ConditionalStyle_15" calcext:value="=&quot;[    ]&quot;" calcext:base-cell-address="'Formular 1'.AP30"/>
            <calcext:condition calcext:apply-style-name="ConditionalStyle_14" calcext:value="=&quot;[    ]&quot;" calcext:base-cell-address="'Formular 1'.AP30"/>
            <calcext:condition calcext:apply-style-name="ConditionalStyle_13" calcext:value="=&quot;   &quot;" calcext:base-cell-address="'Formular 1'.AP30"/>
          </calcext:conditional-format>
          <calcext:conditional-format calcext:target-range-address="'Formular 1'.AQ30:'Formular 1'.AQ30">
            <calcext:condition calcext:apply-style-name="ConditionalStyle_15" calcext:value="=&quot;[    ]&quot;" calcext:base-cell-address="'Formular 1'.AQ30"/>
            <calcext:condition calcext:apply-style-name="ConditionalStyle_14" calcext:value="=&quot;[    ]&quot;" calcext:base-cell-address="'Formular 1'.AQ30"/>
            <calcext:condition calcext:apply-style-name="ConditionalStyle_13" calcext:value="=&quot;   &quot;" calcext:base-cell-address="'Formular 1'.AQ30"/>
          </calcext:conditional-format>
          <calcext:conditional-format calcext:target-range-address="'Formular 1'.AR30:'Formular 1'.AR30">
            <calcext:condition calcext:apply-style-name="ConditionalStyle_15" calcext:value="=&quot;[    ]&quot;" calcext:base-cell-address="'Formular 1'.AR30"/>
            <calcext:condition calcext:apply-style-name="ConditionalStyle_14" calcext:value="=&quot;[    ]&quot;" calcext:base-cell-address="'Formular 1'.AR30"/>
            <calcext:condition calcext:apply-style-name="ConditionalStyle_13" calcext:value="=&quot;   &quot;" calcext:base-cell-address="'Formular 1'.AR30"/>
          </calcext:conditional-format>
          <calcext:conditional-format calcext:target-range-address="'Formular 1'.AD31:'Formular 1'.AD31">
            <calcext:condition calcext:apply-style-name="ConditionalStyle_15" calcext:value="=&quot;[    ]&quot;" calcext:base-cell-address="'Formular 1'.AD31"/>
            <calcext:condition calcext:apply-style-name="ConditionalStyle_14" calcext:value="=&quot;[    ]&quot;" calcext:base-cell-address="'Formular 1'.AD31"/>
            <calcext:condition calcext:apply-style-name="ConditionalStyle_13" calcext:value="=&quot;   &quot;" calcext:base-cell-address="'Formular 1'.AD31"/>
          </calcext:conditional-format>
          <calcext:conditional-format calcext:target-range-address="'Formular 1'.AE31:'Formular 1'.AE31">
            <calcext:condition calcext:apply-style-name="ConditionalStyle_15" calcext:value="=&quot;[    ]&quot;" calcext:base-cell-address="'Formular 1'.AE31"/>
            <calcext:condition calcext:apply-style-name="ConditionalStyle_14" calcext:value="=&quot;[    ]&quot;" calcext:base-cell-address="'Formular 1'.AE31"/>
            <calcext:condition calcext:apply-style-name="ConditionalStyle_13" calcext:value="=&quot;   &quot;" calcext:base-cell-address="'Formular 1'.AE31"/>
          </calcext:conditional-format>
          <calcext:conditional-format calcext:target-range-address="'Formular 1'.AF31:'Formular 1'.AF31">
            <calcext:condition calcext:apply-style-name="ConditionalStyle_15" calcext:value="=&quot;[    ]&quot;" calcext:base-cell-address="'Formular 1'.AF31"/>
            <calcext:condition calcext:apply-style-name="ConditionalStyle_14" calcext:value="=&quot;[    ]&quot;" calcext:base-cell-address="'Formular 1'.AF31"/>
            <calcext:condition calcext:apply-style-name="ConditionalStyle_13" calcext:value="=&quot;   &quot;" calcext:base-cell-address="'Formular 1'.AF31"/>
          </calcext:conditional-format>
          <calcext:conditional-format calcext:target-range-address="'Formular 1'.AG31:'Formular 1'.AG31">
            <calcext:condition calcext:apply-style-name="ConditionalStyle_15" calcext:value="=&quot;[    ]&quot;" calcext:base-cell-address="'Formular 1'.AG31"/>
            <calcext:condition calcext:apply-style-name="ConditionalStyle_14" calcext:value="=&quot;[    ]&quot;" calcext:base-cell-address="'Formular 1'.AG31"/>
            <calcext:condition calcext:apply-style-name="ConditionalStyle_13" calcext:value="=&quot;   &quot;" calcext:base-cell-address="'Formular 1'.AG31"/>
          </calcext:conditional-format>
          <calcext:conditional-format calcext:target-range-address="'Formular 1'.AH31:'Formular 1'.AH31">
            <calcext:condition calcext:apply-style-name="ConditionalStyle_15" calcext:value="=&quot;[    ]&quot;" calcext:base-cell-address="'Formular 1'.AH31"/>
            <calcext:condition calcext:apply-style-name="ConditionalStyle_14" calcext:value="=&quot;[    ]&quot;" calcext:base-cell-address="'Formular 1'.AH31"/>
            <calcext:condition calcext:apply-style-name="ConditionalStyle_13" calcext:value="=&quot;   &quot;" calcext:base-cell-address="'Formular 1'.AH31"/>
          </calcext:conditional-format>
          <calcext:conditional-format calcext:target-range-address="'Formular 1'.AI31:'Formular 1'.AI31">
            <calcext:condition calcext:apply-style-name="ConditionalStyle_15" calcext:value="=&quot;[    ]&quot;" calcext:base-cell-address="'Formular 1'.AI31"/>
            <calcext:condition calcext:apply-style-name="ConditionalStyle_14" calcext:value="=&quot;[    ]&quot;" calcext:base-cell-address="'Formular 1'.AI31"/>
            <calcext:condition calcext:apply-style-name="ConditionalStyle_13" calcext:value="=&quot;   &quot;" calcext:base-cell-address="'Formular 1'.AI31"/>
          </calcext:conditional-format>
          <calcext:conditional-format calcext:target-range-address="'Formular 1'.AJ31:'Formular 1'.AJ31">
            <calcext:condition calcext:apply-style-name="ConditionalStyle_15" calcext:value="=&quot;[    ]&quot;" calcext:base-cell-address="'Formular 1'.AJ31"/>
            <calcext:condition calcext:apply-style-name="ConditionalStyle_14" calcext:value="=&quot;[    ]&quot;" calcext:base-cell-address="'Formular 1'.AJ31"/>
            <calcext:condition calcext:apply-style-name="ConditionalStyle_13" calcext:value="=&quot;   &quot;" calcext:base-cell-address="'Formular 1'.AJ31"/>
          </calcext:conditional-format>
          <calcext:conditional-format calcext:target-range-address="'Formular 1'.AK31:'Formular 1'.AK31">
            <calcext:condition calcext:apply-style-name="ConditionalStyle_15" calcext:value="=&quot;[    ]&quot;" calcext:base-cell-address="'Formular 1'.AK31"/>
            <calcext:condition calcext:apply-style-name="ConditionalStyle_14" calcext:value="=&quot;[    ]&quot;" calcext:base-cell-address="'Formular 1'.AK31"/>
            <calcext:condition calcext:apply-style-name="ConditionalStyle_13" calcext:value="=&quot;   &quot;" calcext:base-cell-address="'Formular 1'.AK31"/>
          </calcext:conditional-format>
          <calcext:conditional-format calcext:target-range-address="'Formular 1'.AL31:'Formular 1'.AL31">
            <calcext:condition calcext:apply-style-name="ConditionalStyle_15" calcext:value="=&quot;[    ]&quot;" calcext:base-cell-address="'Formular 1'.AL31"/>
            <calcext:condition calcext:apply-style-name="ConditionalStyle_14" calcext:value="=&quot;[    ]&quot;" calcext:base-cell-address="'Formular 1'.AL31"/>
            <calcext:condition calcext:apply-style-name="ConditionalStyle_13" calcext:value="=&quot;   &quot;" calcext:base-cell-address="'Formular 1'.AL31"/>
          </calcext:conditional-format>
          <calcext:conditional-format calcext:target-range-address="'Formular 1'.AM31:'Formular 1'.AM31">
            <calcext:condition calcext:apply-style-name="ConditionalStyle_15" calcext:value="=&quot;[    ]&quot;" calcext:base-cell-address="'Formular 1'.AM31"/>
            <calcext:condition calcext:apply-style-name="ConditionalStyle_14" calcext:value="=&quot;[    ]&quot;" calcext:base-cell-address="'Formular 1'.AM31"/>
            <calcext:condition calcext:apply-style-name="ConditionalStyle_13" calcext:value="=&quot;   &quot;" calcext:base-cell-address="'Formular 1'.AM31"/>
          </calcext:conditional-format>
          <calcext:conditional-format calcext:target-range-address="'Formular 1'.AN31:'Formular 1'.AN31">
            <calcext:condition calcext:apply-style-name="ConditionalStyle_15" calcext:value="=&quot;[    ]&quot;" calcext:base-cell-address="'Formular 1'.AN31"/>
            <calcext:condition calcext:apply-style-name="ConditionalStyle_14" calcext:value="=&quot;[    ]&quot;" calcext:base-cell-address="'Formular 1'.AN31"/>
            <calcext:condition calcext:apply-style-name="ConditionalStyle_13" calcext:value="=&quot;   &quot;" calcext:base-cell-address="'Formular 1'.AN31"/>
          </calcext:conditional-format>
          <calcext:conditional-format calcext:target-range-address="'Formular 1'.AO31:'Formular 1'.AO31">
            <calcext:condition calcext:apply-style-name="ConditionalStyle_15" calcext:value="=&quot;[    ]&quot;" calcext:base-cell-address="'Formular 1'.AO31"/>
            <calcext:condition calcext:apply-style-name="ConditionalStyle_14" calcext:value="=&quot;[    ]&quot;" calcext:base-cell-address="'Formular 1'.AO31"/>
            <calcext:condition calcext:apply-style-name="ConditionalStyle_13" calcext:value="=&quot;   &quot;" calcext:base-cell-address="'Formular 1'.AO31"/>
          </calcext:conditional-format>
          <calcext:conditional-format calcext:target-range-address="'Formular 1'.AP31:'Formular 1'.AP31">
            <calcext:condition calcext:apply-style-name="ConditionalStyle_15" calcext:value="=&quot;[    ]&quot;" calcext:base-cell-address="'Formular 1'.AP31"/>
            <calcext:condition calcext:apply-style-name="ConditionalStyle_14" calcext:value="=&quot;[    ]&quot;" calcext:base-cell-address="'Formular 1'.AP31"/>
            <calcext:condition calcext:apply-style-name="ConditionalStyle_13" calcext:value="=&quot;   &quot;" calcext:base-cell-address="'Formular 1'.AP31"/>
          </calcext:conditional-format>
          <calcext:conditional-format calcext:target-range-address="'Formular 1'.AQ31:'Formular 1'.AQ31">
            <calcext:condition calcext:apply-style-name="ConditionalStyle_15" calcext:value="=&quot;[    ]&quot;" calcext:base-cell-address="'Formular 1'.AQ31"/>
            <calcext:condition calcext:apply-style-name="ConditionalStyle_14" calcext:value="=&quot;[    ]&quot;" calcext:base-cell-address="'Formular 1'.AQ31"/>
            <calcext:condition calcext:apply-style-name="ConditionalStyle_13" calcext:value="=&quot;   &quot;" calcext:base-cell-address="'Formular 1'.AQ31"/>
          </calcext:conditional-format>
          <calcext:conditional-format calcext:target-range-address="'Formular 1'.AR31:'Formular 1'.AR31">
            <calcext:condition calcext:apply-style-name="ConditionalStyle_15" calcext:value="=&quot;[    ]&quot;" calcext:base-cell-address="'Formular 1'.AR31"/>
            <calcext:condition calcext:apply-style-name="ConditionalStyle_14" calcext:value="=&quot;[    ]&quot;" calcext:base-cell-address="'Formular 1'.AR31"/>
            <calcext:condition calcext:apply-style-name="ConditionalStyle_13" calcext:value="=&quot;   &quot;" calcext:base-cell-address="'Formular 1'.AR31"/>
          </calcext:conditional-format>
          <calcext:conditional-format calcext:target-range-address="'Formular 1'.AS31:'Formular 1'.AS31">
            <calcext:condition calcext:apply-style-name="ConditionalStyle_15" calcext:value="=&quot;[    ]&quot;" calcext:base-cell-address="'Formular 1'.AS31"/>
            <calcext:condition calcext:apply-style-name="ConditionalStyle_14" calcext:value="=&quot;[    ]&quot;" calcext:base-cell-address="'Formular 1'.AS31"/>
            <calcext:condition calcext:apply-style-name="ConditionalStyle_13" calcext:value="=&quot;   &quot;" calcext:base-cell-address="'Formular 1'.AS31"/>
          </calcext:conditional-format>
          <calcext:conditional-format calcext:target-range-address="'Formular 1'.Z19:'Formular 1'.Z19">
            <calcext:condition calcext:apply-style-name="ConditionalStyle_15" calcext:value="=&quot;[    ]&quot;" calcext:base-cell-address="'Formular 1'.Z19"/>
            <calcext:condition calcext:apply-style-name="ConditionalStyle_14" calcext:value="=&quot;[    ]&quot;" calcext:base-cell-address="'Formular 1'.Z19"/>
            <calcext:condition calcext:apply-style-name="ConditionalStyle_13" calcext:value="=&quot;   &quot;" calcext:base-cell-address="'Formular 1'.Z19"/>
          </calcext:conditional-format>
          <calcext:conditional-format calcext:target-range-address="'Formular 1'.AA19:'Formular 1'.AA19">
            <calcext:condition calcext:apply-style-name="ConditionalStyle_15" calcext:value="=&quot;[    ]&quot;" calcext:base-cell-address="'Formular 1'.AA19"/>
            <calcext:condition calcext:apply-style-name="ConditionalStyle_14" calcext:value="=&quot;[    ]&quot;" calcext:base-cell-address="'Formular 1'.AA19"/>
            <calcext:condition calcext:apply-style-name="ConditionalStyle_13" calcext:value="=&quot;   &quot;" calcext:base-cell-address="'Formular 1'.AA19"/>
          </calcext:conditional-format>
          <calcext:conditional-format calcext:target-range-address="'Formular 1'.AA20:'Formular 1'.AA20">
            <calcext:condition calcext:apply-style-name="ConditionalStyle_15" calcext:value="=&quot;[    ]&quot;" calcext:base-cell-address="'Formular 1'.AA20"/>
            <calcext:condition calcext:apply-style-name="ConditionalStyle_14" calcext:value="=&quot;[    ]&quot;" calcext:base-cell-address="'Formular 1'.AA20"/>
            <calcext:condition calcext:apply-style-name="ConditionalStyle_13" calcext:value="=&quot;   &quot;" calcext:base-cell-address="'Formular 1'.AA20"/>
          </calcext:conditional-format>
          <calcext:conditional-format calcext:target-range-address="'Formular 1'.AB20:'Formular 1'.AB20">
            <calcext:condition calcext:apply-style-name="ConditionalStyle_15" calcext:value="=&quot;[    ]&quot;" calcext:base-cell-address="'Formular 1'.AB20"/>
            <calcext:condition calcext:apply-style-name="ConditionalStyle_14" calcext:value="=&quot;[    ]&quot;" calcext:base-cell-address="'Formular 1'.AB20"/>
            <calcext:condition calcext:apply-style-name="ConditionalStyle_13" calcext:value="=&quot;   &quot;" calcext:base-cell-address="'Formular 1'.AB20"/>
          </calcext:conditional-format>
          <calcext:conditional-format calcext:target-range-address="'Formular 1'.AB21:'Formular 1'.AB21">
            <calcext:condition calcext:apply-style-name="ConditionalStyle_15" calcext:value="=&quot;[    ]&quot;" calcext:base-cell-address="'Formular 1'.AB21"/>
            <calcext:condition calcext:apply-style-name="ConditionalStyle_14" calcext:value="=&quot;[    ]&quot;" calcext:base-cell-address="'Formular 1'.AB21"/>
            <calcext:condition calcext:apply-style-name="ConditionalStyle_13" calcext:value="=&quot;   &quot;" calcext:base-cell-address="'Formular 1'.AB21"/>
          </calcext:conditional-format>
          <calcext:conditional-format calcext:target-range-address="'Formular 1'.AC21:'Formular 1'.AC21">
            <calcext:condition calcext:apply-style-name="ConditionalStyle_15" calcext:value="=&quot;[    ]&quot;" calcext:base-cell-address="'Formular 1'.AC21"/>
            <calcext:condition calcext:apply-style-name="ConditionalStyle_14" calcext:value="=&quot;[    ]&quot;" calcext:base-cell-address="'Formular 1'.AC21"/>
            <calcext:condition calcext:apply-style-name="ConditionalStyle_13" calcext:value="=&quot;   &quot;" calcext:base-cell-address="'Formular 1'.AC21"/>
          </calcext:conditional-format>
          <calcext:conditional-format calcext:target-range-address="'Formular 1'.S16:'Formular 1'.S16">
            <calcext:condition calcext:apply-style-name="ConditionalStyle_15" calcext:value="=&quot;[    ]&quot;" calcext:base-cell-address="'Formular 1'.S16"/>
            <calcext:condition calcext:apply-style-name="ConditionalStyle_14" calcext:value="=&quot;[    ]&quot;" calcext:base-cell-address="'Formular 1'.S16"/>
            <calcext:condition calcext:apply-style-name="ConditionalStyle_13" calcext:value="=&quot;   &quot;" calcext:base-cell-address="'Formular 1'.S16"/>
          </calcext:conditional-format>
          <calcext:conditional-format calcext:target-range-address="'Formular 1'.T16:'Formular 1'.T16">
            <calcext:condition calcext:apply-style-name="ConditionalStyle_15" calcext:value="=&quot;[    ]&quot;" calcext:base-cell-address="'Formular 1'.T16"/>
            <calcext:condition calcext:apply-style-name="ConditionalStyle_14" calcext:value="=&quot;[    ]&quot;" calcext:base-cell-address="'Formular 1'.T16"/>
            <calcext:condition calcext:apply-style-name="ConditionalStyle_13" calcext:value="=&quot;   &quot;" calcext:base-cell-address="'Formular 1'.T16"/>
          </calcext:conditional-format>
          <calcext:conditional-format calcext:target-range-address="'Formular 1'.R15:'Formular 1'.R15">
            <calcext:condition calcext:apply-style-name="ConditionalStyle_15" calcext:value="=&quot;[    ]&quot;" calcext:base-cell-address="'Formular 1'.R15"/>
            <calcext:condition calcext:apply-style-name="ConditionalStyle_14" calcext:value="=&quot;[    ]&quot;" calcext:base-cell-address="'Formular 1'.R15"/>
            <calcext:condition calcext:apply-style-name="ConditionalStyle_13" calcext:value="=&quot;   &quot;" calcext:base-cell-address="'Formular 1'.R15"/>
          </calcext:conditional-format>
          <calcext:conditional-format calcext:target-range-address="'Formular 1'.S15:'Formular 1'.S15">
            <calcext:condition calcext:apply-style-name="ConditionalStyle_15" calcext:value="=&quot;[    ]&quot;" calcext:base-cell-address="'Formular 1'.S15"/>
            <calcext:condition calcext:apply-style-name="ConditionalStyle_14" calcext:value="=&quot;[    ]&quot;" calcext:base-cell-address="'Formular 1'.S15"/>
            <calcext:condition calcext:apply-style-name="ConditionalStyle_13" calcext:value="=&quot;   &quot;" calcext:base-cell-address="'Formular 1'.S15"/>
          </calcext:conditional-format>
          <calcext:conditional-format calcext:target-range-address="'Formular 1'.Q14:'Formular 1'.Q14">
            <calcext:condition calcext:apply-style-name="ConditionalStyle_15" calcext:value="=&quot;[    ]&quot;" calcext:base-cell-address="'Formular 1'.Q14"/>
            <calcext:condition calcext:apply-style-name="ConditionalStyle_14" calcext:value="=&quot;[    ]&quot;" calcext:base-cell-address="'Formular 1'.Q14"/>
            <calcext:condition calcext:apply-style-name="ConditionalStyle_13" calcext:value="=&quot;   &quot;" calcext:base-cell-address="'Formular 1'.Q14"/>
          </calcext:conditional-format>
          <calcext:conditional-format calcext:target-range-address="'Formular 1'.R14:'Formular 1'.R14">
            <calcext:condition calcext:apply-style-name="ConditionalStyle_15" calcext:value="=&quot;[    ]&quot;" calcext:base-cell-address="'Formular 1'.R14"/>
            <calcext:condition calcext:apply-style-name="ConditionalStyle_14" calcext:value="=&quot;[    ]&quot;" calcext:base-cell-address="'Formular 1'.R14"/>
            <calcext:condition calcext:apply-style-name="ConditionalStyle_13" calcext:value="=&quot;   &quot;" calcext:base-cell-address="'Formular 1'.R14"/>
          </calcext:conditional-format>
          <calcext:conditional-format calcext:target-range-address="'Formular 1'.AI24:'Formular 1'.AI24">
            <calcext:condition calcext:apply-style-name="ConditionalStyle_15" calcext:value="=&quot;[    ]&quot;" calcext:base-cell-address="'Formular 1'.AI24"/>
            <calcext:condition calcext:apply-style-name="ConditionalStyle_14" calcext:value="=&quot;[    ]&quot;" calcext:base-cell-address="'Formular 1'.AI24"/>
            <calcext:condition calcext:apply-style-name="ConditionalStyle_13" calcext:value="=&quot;   &quot;" calcext:base-cell-address="'Formular 1'.AI24"/>
          </calcext:conditional-format>
          <calcext:conditional-format calcext:target-range-address="'Formular 1'.AJ24:'Formular 1'.AJ24">
            <calcext:condition calcext:apply-style-name="ConditionalStyle_15" calcext:value="=&quot;[    ]&quot;" calcext:base-cell-address="'Formular 1'.AJ24"/>
            <calcext:condition calcext:apply-style-name="ConditionalStyle_14" calcext:value="=&quot;[    ]&quot;" calcext:base-cell-address="'Formular 1'.AJ24"/>
            <calcext:condition calcext:apply-style-name="ConditionalStyle_13" calcext:value="=&quot;   &quot;" calcext:base-cell-address="'Formular 1'.AJ24"/>
          </calcext:conditional-format>
          <calcext:conditional-format calcext:target-range-address="'Formular 1'.AJ25:'Formular 1'.AJ25">
            <calcext:condition calcext:apply-style-name="ConditionalStyle_15" calcext:value="=&quot;[    ]&quot;" calcext:base-cell-address="'Formular 1'.AJ25"/>
            <calcext:condition calcext:apply-style-name="ConditionalStyle_14" calcext:value="=&quot;[    ]&quot;" calcext:base-cell-address="'Formular 1'.AJ25"/>
            <calcext:condition calcext:apply-style-name="ConditionalStyle_13" calcext:value="=&quot;   &quot;" calcext:base-cell-address="'Formular 1'.AJ25"/>
          </calcext:conditional-format>
          <calcext:conditional-format calcext:target-range-address="'Formular 1'.AK25:'Formular 1'.AK25">
            <calcext:condition calcext:apply-style-name="ConditionalStyle_15" calcext:value="=&quot;[    ]&quot;" calcext:base-cell-address="'Formular 1'.AK25"/>
            <calcext:condition calcext:apply-style-name="ConditionalStyle_14" calcext:value="=&quot;[    ]&quot;" calcext:base-cell-address="'Formular 1'.AK25"/>
            <calcext:condition calcext:apply-style-name="ConditionalStyle_13" calcext:value="=&quot;   &quot;" calcext:base-cell-address="'Formular 1'.AK25"/>
          </calcext:conditional-format>
          <calcext:conditional-format calcext:target-range-address="'Formular 1'.AK26:'Formular 1'.AK26">
            <calcext:condition calcext:apply-style-name="ConditionalStyle_15" calcext:value="=&quot;[    ]&quot;" calcext:base-cell-address="'Formular 1'.AK26"/>
            <calcext:condition calcext:apply-style-name="ConditionalStyle_14" calcext:value="=&quot;[    ]&quot;" calcext:base-cell-address="'Formular 1'.AK26"/>
            <calcext:condition calcext:apply-style-name="ConditionalStyle_13" calcext:value="=&quot;   &quot;" calcext:base-cell-address="'Formular 1'.AK26"/>
          </calcext:conditional-format>
          <calcext:conditional-format calcext:target-range-address="'Formular 1'.AL26:'Formular 1'.AL26">
            <calcext:condition calcext:apply-style-name="ConditionalStyle_15" calcext:value="=&quot;[    ]&quot;" calcext:base-cell-address="'Formular 1'.AL26"/>
            <calcext:condition calcext:apply-style-name="ConditionalStyle_14" calcext:value="=&quot;[    ]&quot;" calcext:base-cell-address="'Formular 1'.AL26"/>
            <calcext:condition calcext:apply-style-name="ConditionalStyle_13" calcext:value="=&quot;   &quot;" calcext:base-cell-address="'Formular 1'.AL26"/>
          </calcext:conditional-format>
          <calcext:conditional-format calcext:target-range-address="'Formular 1'.AS30:'Formular 1'.AS30">
            <calcext:condition calcext:apply-style-name="ConditionalStyle_15" calcext:value="=&quot;[    ]&quot;" calcext:base-cell-address="'Formular 1'.AS30"/>
            <calcext:condition calcext:apply-style-name="ConditionalStyle_14" calcext:value="=&quot;[    ]&quot;" calcext:base-cell-address="'Formular 1'.AS30"/>
            <calcext:condition calcext:apply-style-name="ConditionalStyle_13" calcext:value="=&quot;   &quot;" calcext:base-cell-address="'Formular 1'.AS30"/>
          </calcext:conditional-format>
          <calcext:conditional-format calcext:target-range-address="'Formular 1'.AT30:'Formular 1'.AT30">
            <calcext:condition calcext:apply-style-name="ConditionalStyle_15" calcext:value="=&quot;[    ]&quot;" calcext:base-cell-address="'Formular 1'.AT30"/>
            <calcext:condition calcext:apply-style-name="ConditionalStyle_14" calcext:value="=&quot;[    ]&quot;" calcext:base-cell-address="'Formular 1'.AT30"/>
            <calcext:condition calcext:apply-style-name="ConditionalStyle_13" calcext:value="=&quot;   &quot;" calcext:base-cell-address="'Formular 1'.AT30"/>
          </calcext:conditional-format>
          <calcext:conditional-format calcext:target-range-address="'Formular 1'.AT31:'Formular 1'.AT31">
            <calcext:condition calcext:apply-style-name="ConditionalStyle_15" calcext:value="=&quot;[    ]&quot;" calcext:base-cell-address="'Formular 1'.AT31"/>
            <calcext:condition calcext:apply-style-name="ConditionalStyle_14" calcext:value="=&quot;[    ]&quot;" calcext:base-cell-address="'Formular 1'.AT31"/>
            <calcext:condition calcext:apply-style-name="ConditionalStyle_13" calcext:value="=&quot;   &quot;" calcext:base-cell-address="'Formular 1'.AT31"/>
          </calcext:conditional-format>
          <calcext:conditional-format calcext:target-range-address="'Formular 1'.AU31:'Formular 1'.AU31">
            <calcext:condition calcext:apply-style-name="ConditionalStyle_15" calcext:value="=&quot;[    ]&quot;" calcext:base-cell-address="'Formular 1'.AU31"/>
            <calcext:condition calcext:apply-style-name="ConditionalStyle_14" calcext:value="=&quot;[    ]&quot;" calcext:base-cell-address="'Formular 1'.AU31"/>
            <calcext:condition calcext:apply-style-name="ConditionalStyle_13" calcext:value="=&quot;   &quot;" calcext:base-cell-address="'Formular 1'.AU31"/>
          </calcext:conditional-format>
          <calcext:conditional-format calcext:target-range-address="'Formular 1'.C6:'Formular 1'.C9">
            <calcext:condition calcext:apply-style-name="Untitled1" calcext:value="=-" calcext:base-cell-address="'Formular 1'.C6"/>
            <calcext:condition calcext:apply-style-name="ConditionalStyle_17" calcext:value="=&quot;[    ]&quot;" calcext:base-cell-address="'Formular 1'.C6"/>
            <calcext:condition calcext:apply-style-name="ConditionalStyle_18" calcext:value="=&quot;   &quot;" calcext:base-cell-address="'Formular 1'.C6"/>
          </calcext:conditional-format>
        </calcext:conditional-formats>
      </table:table>
      <table:table table:name="Formular 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11" table:number-columns-repeated="18"/>
          <table:table-cell table:style-name="ce779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806"/>
          <table:table-cell table:style-name="ce807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2'.C6:'Formular 2'.C27">
            <calcext:condition calcext:apply-style-name="ConditionalStyle_12" calcext:value="=&quot;[    ]&quot;" calcext:base-cell-address="'Formular 2'.C6"/>
            <calcext:condition calcext:apply-style-name="ConditionalStyle_11" calcext:value="=&quot;[    ]&quot;" calcext:base-cell-address="'Formular 2'.C6"/>
            <calcext:condition calcext:apply-style-name="ConditionalStyle_10" calcext:value="=&quot;   &quot;" calcext:base-cell-address="'Formular 2'.C6"/>
          </calcext:conditional-format>
          <calcext:conditional-format calcext:target-range-address="'Formular 2'.D6:'Formular 2'.V27">
            <calcext:condition calcext:apply-style-name="ConditionalStyle_9" calcext:value="=&quot;[    ]&quot;" calcext:base-cell-address="'Formular 2'.D6"/>
            <calcext:condition calcext:apply-style-name="ConditionalStyle_8" calcext:value="=&quot;[    ]&quot;" calcext:base-cell-address="'Formular 2'.D6"/>
            <calcext:condition calcext:apply-style-name="ConditionalStyle_7" calcext:value="=&quot;   &quot;" calcext:base-cell-address="'Formular 2'.D6"/>
          </calcext:conditional-format>
        </calcext:conditional-formats>
      </table:table>
      <table:table table:name="Formular 3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11" table:number-columns-repeated="18"/>
          <table:table-cell table:style-name="ce779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808"/>
          <table:table-cell table:style-name="ce809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3'.C6:'Formular 3'.C27">
            <calcext:condition calcext:apply-style-name="ConditionalStyle_6" calcext:value="=&quot;[    ]&quot;" calcext:base-cell-address="'Formular 3'.C6"/>
            <calcext:condition calcext:apply-style-name="ConditionalStyle_5" calcext:value="=&quot;[    ]&quot;" calcext:base-cell-address="'Formular 3'.C6"/>
            <calcext:condition calcext:apply-style-name="ConditionalStyle_4" calcext:value="=&quot;   &quot;" calcext:base-cell-address="'Formular 3'.C6"/>
          </calcext:conditional-format>
          <calcext:conditional-format calcext:target-range-address="'Formular 3'.D6:'Formular 3'.V27">
            <calcext:condition calcext:apply-style-name="ConditionalStyle_3" calcext:value="=&quot;[    ]&quot;" calcext:base-cell-address="'Formular 3'.D6"/>
            <calcext:condition calcext:apply-style-name="ConditionalStyle_2" calcext:value="=&quot;[    ]&quot;" calcext:base-cell-address="'Formular 3'.D6"/>
            <calcext:condition calcext:apply-style-name="ConditionalStyle_1" calcext:value="=&quot;   &quot;" calcext:base-cell-address="'Formular 3'.D6"/>
          </calcext:conditional-format>
        </calcext:conditional-formats>
      </table:table>
      <table:table table:name="Parameter" table:style-name="ta4"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rgabe der Pipeline-Stufen: Klassische 5-Stufen RISC Pipel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810" office:value-type="string" calcext:value-type="string">
            <text:p>[ <text:s text:c="3"/>]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6" style:display-name="ConditionalStyle_16" style:family="table-cell" style:parent-style-name="Default">
      <style:table-cell-properties fo:background-color="#ff0000"/>
      <style:text-properties fo:color="#ff000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ff0000"/>
      <style:text-properties fo:color="#ff0000"/>
    </style:style>
    <style:style style:name="ConditionalStyle_5f_14" style:display-name="ConditionalStyle_14" style:family="table-cell" style:parent-style-name="Default">
      <style:table-cell-properties fo:background-color="#ff000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ff0000"/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ff0000"/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7:37:30.113651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ar_20_1" style:display-name="PageStyle_Formul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2" style:display-name="PageStyle_Formul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3" style:display-name="PageStyle_Formul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" style:display-name="PageStyle_Parame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5-20T09:15:00.916095435</dc:date>
    <meta:editing-duration>PT1H33M6S</meta:editing-duration>
    <meta:generator>LibreOffice/4.2.3.3$Linux_X86_64 LibreOffice_project/420m0$Build-3</meta:generator>
    <meta:editing-cycles>8</meta:editing-cycles>
    <meta:document-statistic meta:table-count="4" meta:cell-count="4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